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6929in"/>
    </style:style>
    <style:style style:name="co20" style:family="table-column">
      <style:table-column-properties fo:break-before="auto" style:column-width="0.6646in"/>
    </style:style>
    <style:style style:name="co21" style:family="table-column">
      <style:table-column-properties fo:break-before="auto" style:column-width="0.7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5217in"/>
    </style:style>
    <style:style style:name="co24" style:family="table-column">
      <style:table-column-properties fo:break-before="auto" style:column-width="0.4354in"/>
    </style:style>
    <style:style style:name="co25" style:family="table-column">
      <style:table-column-properties fo:break-before="auto" style:column-width="1.05in"/>
    </style:style>
    <style:style style:name="co26" style:family="table-column">
      <style:table-column-properties fo:break-before="auto" style:column-width="0.4925in"/>
    </style:style>
    <style:style style:name="co27" style:family="table-column">
      <style:table-column-properties fo:break-before="auto" style:column-width="0.65in"/>
    </style:style>
    <style:style style:name="co28" style:family="table-column">
      <style:table-column-properties fo:break-before="auto" style:column-width="0.5071in"/>
    </style:style>
    <style:style style:name="co29" style:family="table-column">
      <style:table-column-properties fo:break-before="auto" style:column-width="0.2783in"/>
    </style:style>
    <style:style style:name="co30" style:family="table-column">
      <style:table-column-properties fo:break-before="auto" style:column-width="0.1925in"/>
    </style:style>
    <style:style style:name="co31" style:family="table-column">
      <style:table-column-properties fo:break-before="auto" style:column-width="0.7146in"/>
    </style:style>
    <style:style style:name="co32" style:family="table-column">
      <style:table-column-properties fo:break-before="auto" style:column-width="0.6862in"/>
    </style:style>
    <style:style style:name="co33" style:family="table-column">
      <style:table-column-properties fo:break-before="auto" style:column-width="0.6264in"/>
    </style:style>
    <style:style style:name="co34" style:family="table-column">
      <style:table-column-properties fo:break-before="auto" style:column-width="0.7in"/>
    </style:style>
    <style:style style:name="co35" style:family="table-column">
      <style:table-column-properties fo:break-before="auto" style:column-width="0.6098in"/>
    </style:style>
    <style:style style:name="co36" style:family="table-column">
      <style:table-column-properties fo:break-before="auto" style:column-width="0.7575in"/>
    </style:style>
    <style:style style:name="co37" style:family="table-column">
      <style:table-column-properties fo:break-before="auto" style:column-width="0.5772in"/>
    </style:style>
    <style:style style:name="co38" style:family="table-column">
      <style:table-column-properties fo:break-before="auto" style:column-width="0.6807in"/>
    </style:style>
    <style:style style:name="co39" style:family="table-column">
      <style:table-column-properties fo:break-before="auto" style:column-width="0.6555in"/>
    </style:style>
    <style:style style:name="co40" style:family="table-column">
      <style:table-column-properties fo:break-before="auto" style:column-width="0.4693in"/>
    </style:style>
    <style:style style:name="co41" style:family="table-column">
      <style:table-column-properties fo:break-before="auto" style:column-width="0.5043in"/>
    </style:style>
    <style:style style:name="co42" style:family="table-column">
      <style:table-column-properties fo:break-before="auto" style:column-width="0.7693in"/>
    </style:style>
    <style:style style:name="co43" style:family="table-column">
      <style:table-column-properties fo:break-before="auto" style:column-width="0.5165in"/>
    </style:style>
    <style:style style:name="co44" style:family="table-column">
      <style:table-column-properties fo:break-before="auto" style:column-width="0.2799in"/>
    </style:style>
    <style:style style:name="co45" style:family="table-column">
      <style:table-column-properties fo:break-before="auto" style:column-width="0.2425in"/>
    </style:style>
    <style:style style:name="co46" style:family="table-column">
      <style:table-column-properties fo:break-before="auto" style:column-width="0.4311in"/>
    </style:style>
    <style:style style:name="co47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 tableooo:tab-color="#808080"/>
    </style:style>
    <style:style style:name="ta6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22" style:family="table-cell" style:parent-style-name="Default" style:data-style-name="N99"/>
    <style:style style:name="ce3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6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67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7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order-left="none" fo:border-right="none" fo:border-top="0.06pt solid #000000"/>
    </style:style>
    <style:style style:name="ce8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1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7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wrap-option="wrap"/>
    </style:style>
    <style:style style:name="ce10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1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default-cell-style-name="ce6"/>
        <table:table-column table:style-name="co10" table:number-columns-repeated="4" table:default-cell-style-name="Default"/>
        <table:table-row table:style-name="ro1">
          <table:table-cell table:style-name="ce2" office:value-type="string" calcext:value-type="string">
            <text:p>Instance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20" office:value-type="string" calcext:value-type="string">
            <text:p>Sol Val</text:p>
          </table:table-cell>
          <table:table-cell table:style-name="ce18" office:value-type="string" calcext:value-type="string">
            <text:p>sol Stat</text:p>
          </table:table-cell>
          <table:table-cell table:style-name="ce18" office:value-type="string" calcext:value-type="string">
            <text:p>LB</text:p>
          </table:table-cell>
          <table:table-cell table:style-name="ce18" office:value-type="string" calcext:value-type="string">
            <text:p>UB</text:p>
          </table:table-cell>
          <table:table-cell table:style-name="ce1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.8848" calcext:value-type="float">
            <text:p>30.8848</text:p>
          </table:table-cell>
          <table:table-cell table:style-name="ce3" office:value-type="float" office:value="32.4998" calcext:value-type="float">
            <text:p>32.4998</text:p>
          </table:table-cell>
          <table:table-cell table:style-name="ce3" office:value-type="float" office:value="19.8214" calcext:value-type="float">
            <text:p>19.82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office:value-type="float" office:value="43.5632" calcext:value-type="float">
            <text:p>43.5632</text:p>
          </table:table-cell>
          <table:table-cell table:style-name="ce3" office:value-type="string" calcext:value-type="string">
            <text:p>Optimal</text:p>
          </table:table-cell>
          <table:table-cell table:number-columns-repeated="2" table:style-name="ce3" office:value-type="float" office:value="43.5632" calcext:value-type="float">
            <text:p>43.563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.2235" calcext:value-type="float">
            <text:p>18.2235</text:p>
          </table:table-cell>
          <table:table-cell table:style-name="ce3" office:value-type="float" office:value="39.914" calcext:value-type="float">
            <text:p>39.914</text:p>
          </table:table-cell>
          <table:table-cell table:style-name="ce3" office:value-type="float" office:value="26.5421" calcext:value-type="float">
            <text:p>26.54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31.5955" calcext:value-type="float">
            <text:p>31.5955</text:p>
          </table:table-cell>
          <table:table-cell table:style-name="ce3" office:value-type="string" calcext:value-type="string">
            <text:p>Optimal</text:p>
          </table:table-cell>
          <table:table-cell table:number-columns-repeated="2" table:style-name="ce3" office:value-type="float" office:value="31.5955" calcext:value-type="float">
            <text:p>31.5955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.8395" calcext:value-type="float">
            <text:p>18.8395</text:p>
          </table:table-cell>
          <table:table-cell table:style-name="ce3" office:value-type="float" office:value="18.0337" calcext:value-type="float">
            <text:p>18.0337</text:p>
          </table:table-cell>
          <table:table-cell table:style-name="ce3" office:value-type="float" office:value="16.0866" calcext:value-type="float">
            <text:p>16.08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20.7865" calcext:value-type="float">
            <text:p>20.7865</text:p>
          </table:table-cell>
          <table:table-cell table:style-name="ce3" office:value-type="string" calcext:value-type="string">
            <text:p>Optimal</text:p>
          </table:table-cell>
          <table:table-cell table:number-columns-repeated="2" table:style-name="ce3" office:value-type="float" office:value="20.7865" calcext:value-type="float">
            <text:p>20.7865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.2416" calcext:value-type="float">
            <text:p>30.2416</text:p>
          </table:table-cell>
          <table:table-cell table:style-name="ce3" office:value-type="float" office:value="45.7034" calcext:value-type="float">
            <text:p>45.7034</text:p>
          </table:table-cell>
          <table:table-cell table:style-name="ce3" office:value-type="float" office:value="40.0959" calcext:value-type="float">
            <text:p>40.09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.62" calcext:value-type="float">
            <text:p>6.62</text:p>
          </table:table-cell>
          <table:table-cell table:style-name="ce3" office:value-type="float" office:value="35.8491" calcext:value-type="float">
            <text:p>35.8491</text:p>
          </table:table-cell>
          <table:table-cell table:style-name="ce3" office:value-type="string" calcext:value-type="string">
            <text:p>Optimal</text:p>
          </table:table-cell>
          <table:table-cell table:number-columns-repeated="2" table:style-name="ce3" office:value-type="float" office:value="35.8491" calcext:value-type="float">
            <text:p>35.849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.7444" calcext:value-type="float">
            <text:p>21.7444</text:p>
          </table:table-cell>
          <table:table-cell table:style-name="ce3" office:value-type="float" office:value="27.1518" calcext:value-type="float">
            <text:p>27.1518</text:p>
          </table:table-cell>
          <table:table-cell table:style-name="ce3" office:value-type="float" office:value="15.4322" calcext:value-type="float">
            <text:p>15.4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33.464" calcext:value-type="float">
            <text:p>33.464</text:p>
          </table:table-cell>
          <table:table-cell table:style-name="ce3" office:value-type="string" calcext:value-type="string">
            <text:p>Optimal</text:p>
          </table:table-cell>
          <table:table-cell table:number-columns-repeated="2" table:style-name="ce3" office:value-type="float" office:value="33.464" calcext:value-type="float">
            <text:p>33.46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46.6573" calcext:value-type="float">
            <text:p>46.6573</text:p>
          </table:table-cell>
          <table:table-cell table:style-name="ce3" office:value-type="float" office:value="51.9031" calcext:value-type="float">
            <text:p>51.9031</text:p>
          </table:table-cell>
          <table:table-cell table:style-name="ce3" office:value-type="float" office:value="42.4708" calcext:value-type="float">
            <text:p>42.47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97.5" calcext:value-type="float">
            <text:p>7197.5</text:p>
          </table:table-cell>
          <table:table-cell table:style-name="ce3" office:value-type="float" office:value="56.0896" calcext:value-type="float">
            <text:p>56.0896</text:p>
          </table:table-cell>
          <table:table-cell table:style-name="ce3" office:value-type="string" calcext:value-type="string">
            <text:p>Feasible</text:p>
          </table:table-cell>
          <table:table-cell table:style-name="ce3" office:value-type="float" office:value="56.0896" calcext:value-type="float">
            <text:p>56.0896</text:p>
          </table:table-cell>
          <table:table-cell table:style-name="ce3" office:value-type="float" office:value="64.6587" calcext:value-type="float">
            <text:p>64.6587</text:p>
          </table:table-cell>
          <table:table-cell table:style-name="ce3" office:value-type="float" office:value="13.2528" calcext:value-type="float">
            <text:p>13.252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.1983" calcext:value-type="float">
            <text:p>57.1983</text:p>
          </table:table-cell>
          <table:table-cell table:style-name="ce3" office:value-type="float" office:value="54.3689" calcext:value-type="float">
            <text:p>54.3689</text:p>
          </table:table-cell>
          <table:table-cell table:style-name="ce3" office:value-type="float" office:value="45.7169" calcext:value-type="float">
            <text:p>45.71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99.76" calcext:value-type="float">
            <text:p>7199.76</text:p>
          </table:table-cell>
          <table:table-cell table:style-name="ce3" office:value-type="float" office:value="65.8503" calcext:value-type="float">
            <text:p>65.8503</text:p>
          </table:table-cell>
          <table:table-cell table:style-name="ce3" office:value-type="string" calcext:value-type="string">
            <text:p>Feasible</text:p>
          </table:table-cell>
          <table:table-cell table:style-name="ce3" office:value-type="float" office:value="65.8503" calcext:value-type="float">
            <text:p>65.8503</text:p>
          </table:table-cell>
          <table:table-cell table:style-name="ce3" office:value-type="float" office:value="68.0716" calcext:value-type="float">
            <text:p>68.0716</text:p>
          </table:table-cell>
          <table:table-cell table:style-name="ce3" office:value-type="float" office:value="3.26318" calcext:value-type="float">
            <text:p>3.26318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.1618" calcext:value-type="float">
            <text:p>50.1618</text:p>
          </table:table-cell>
          <table:table-cell table:style-name="ce3" office:value-type="float" office:value="43.0929" calcext:value-type="float">
            <text:p>43.0929</text:p>
          </table:table-cell>
          <table:table-cell table:style-name="ce3" office:value-type="float" office:value="36.5289" calcext:value-type="float">
            <text:p>36.52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97.22" calcext:value-type="float">
            <text:p>7197.22</text:p>
          </table:table-cell>
          <table:table-cell table:style-name="ce3" office:value-type="float" office:value="56.7257" calcext:value-type="float">
            <text:p>56.7257</text:p>
          </table:table-cell>
          <table:table-cell table:style-name="ce3" office:value-type="string" calcext:value-type="string">
            <text:p>Feasible</text:p>
          </table:table-cell>
          <table:table-cell table:style-name="ce3" office:value-type="float" office:value="56.7257" calcext:value-type="float">
            <text:p>56.7257</text:p>
          </table:table-cell>
          <table:table-cell table:style-name="ce3" office:value-type="float" office:value="60.2598" calcext:value-type="float">
            <text:p>60.2598</text:p>
          </table:table-cell>
          <table:table-cell table:style-name="ce3" office:value-type="float" office:value="5.86477" calcext:value-type="float">
            <text:p>5.86477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.9062" calcext:value-type="float">
            <text:p>50.9062</text:p>
          </table:table-cell>
          <table:table-cell table:style-name="ce3" office:value-type="float" office:value="67.0337" calcext:value-type="float">
            <text:p>67.0337</text:p>
          </table:table-cell>
          <table:table-cell table:style-name="ce3" office:value-type="float" office:value="49.7059" calcext:value-type="float">
            <text:p>49.70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96.62" calcext:value-type="float">
            <text:p>7196.62</text:p>
          </table:table-cell>
          <table:table-cell table:style-name="ce3" office:value-type="float" office:value="68.234" calcext:value-type="float">
            <text:p>68.234</text:p>
          </table:table-cell>
          <table:table-cell table:style-name="ce3" office:value-type="string" calcext:value-type="string">
            <text:p>Feasible</text:p>
          </table:table-cell>
          <table:table-cell table:style-name="ce3" office:value-type="float" office:value="68.234" calcext:value-type="float">
            <text:p>68.234</text:p>
          </table:table-cell>
          <table:table-cell table:style-name="ce3" office:value-type="float" office:value="71.1143" calcext:value-type="float">
            <text:p>71.1143</text:p>
          </table:table-cell>
          <table:table-cell table:style-name="ce3" office:value-type="float" office:value="4.05024" calcext:value-type="float">
            <text:p>4.0502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.6195" calcext:value-type="float">
            <text:p>63.6195</text:p>
          </table:table-cell>
          <table:table-cell table:style-name="ce3" office:value-type="float" office:value="36.106" calcext:value-type="float">
            <text:p>36.106</text:p>
          </table:table-cell>
          <table:table-cell table:style-name="ce3" office:value-type="float" office:value="36.1103" calcext:value-type="float">
            <text:p>36.11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96.89" calcext:value-type="float">
            <text:p>7196.89</text:p>
          </table:table-cell>
          <table:table-cell table:style-name="ce3" office:value-type="float" office:value="63.6152" calcext:value-type="float">
            <text:p>63.6152</text:p>
          </table:table-cell>
          <table:table-cell table:style-name="ce3" office:value-type="string" calcext:value-type="string">
            <text:p>Feasible</text:p>
          </table:table-cell>
          <table:table-cell table:style-name="ce3" office:value-type="float" office:value="63.6152" calcext:value-type="float">
            <text:p>63.6152</text:p>
          </table:table-cell>
          <table:table-cell table:style-name="ce3" office:value-type="float" office:value="68.0484" calcext:value-type="float">
            <text:p>68.0484</text:p>
          </table:table-cell>
          <table:table-cell table:style-name="ce3" office:value-type="float" office:value="6.51477" calcext:value-type="float">
            <text:p>6.51477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8.7383" calcext:value-type="float">
            <text:p>58.7383</text:p>
          </table:table-cell>
          <table:table-cell table:style-name="ce18" office:value-type="float" office:value="37.7137" calcext:value-type="float">
            <text:p>37.7137</text:p>
          </table:table-cell>
          <table:table-cell table:style-name="ce18" office:value-type="float" office:value="34.2095" calcext:value-type="float">
            <text:p>34.209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8.44" calcext:value-type="float">
            <text:p>7198.44</text:p>
          </table:table-cell>
          <table:table-cell table:style-name="ce18" office:value-type="float" office:value="62.2425" calcext:value-type="float">
            <text:p>62.242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2.2425" calcext:value-type="float">
            <text:p>62.2425</text:p>
          </table:table-cell>
          <table:table-cell table:style-name="ce18" office:value-type="float" office:value="66.3513" calcext:value-type="float">
            <text:p>66.3513</text:p>
          </table:table-cell>
          <table:table-cell table:style-name="ce18" office:value-type="float" office:value="6.19249" calcext:value-type="float">
            <text:p>6.19249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9.8947" calcext:value-type="float">
            <text:p>39.8947</text:p>
          </table:table-cell>
          <table:table-cell table:style-name="ce18" office:value-type="float" office:value="43.7826" calcext:value-type="float">
            <text:p>43.7826</text:p>
          </table:table-cell>
          <table:table-cell table:style-name="ce18" office:value-type="float" office:value="22.98" calcext:value-type="float">
            <text:p>22.9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798.8" calcext:value-type="float">
            <text:p>6798.8</text:p>
          </table:table-cell>
          <table:table-cell table:style-name="ce18" office:value-type="float" office:value="60.6974" calcext:value-type="float">
            <text:p>60.6974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60.6974" calcext:value-type="float">
            <text:p>60.6974</text:p>
          </table:table-cell>
          <table:table-cell table:style-name="ce18" office:value-type="float" office:value="60.7035" calcext:value-type="float">
            <text:p>60.7035</text:p>
          </table:table-cell>
          <table:table-cell table:style-name="ce18" office:value-type="float" office:value="0.0100488" calcext:value-type="float">
            <text:p>0.0100488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8.5608" calcext:value-type="float">
            <text:p>38.5608</text:p>
          </table:table-cell>
          <table:table-cell table:style-name="ce18" office:value-type="float" office:value="53.321" calcext:value-type="float">
            <text:p>53.321</text:p>
          </table:table-cell>
          <table:table-cell table:style-name="ce18" office:value-type="float" office:value="35.6047" calcext:value-type="float">
            <text:p>35.604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96" calcext:value-type="float">
            <text:p>7194.96</text:p>
          </table:table-cell>
          <table:table-cell table:style-name="ce18" office:value-type="float" office:value="56.2771" calcext:value-type="float">
            <text:p>56.277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6.2771" calcext:value-type="float">
            <text:p>56.2771</text:p>
          </table:table-cell>
          <table:table-cell table:style-name="ce18" office:value-type="float" office:value="60.3515" calcext:value-type="float">
            <text:p>60.3515</text:p>
          </table:table-cell>
          <table:table-cell table:style-name="ce18" office:value-type="float" office:value="6.75112" calcext:value-type="float">
            <text:p>6.75112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6.5876" calcext:value-type="float">
            <text:p>36.5876</text:p>
          </table:table-cell>
          <table:table-cell table:style-name="ce18" office:value-type="float" office:value="47.5366" calcext:value-type="float">
            <text:p>47.5366</text:p>
          </table:table-cell>
          <table:table-cell table:style-name="ce18" office:value-type="float" office:value="36.6189" calcext:value-type="float">
            <text:p>36.618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72" calcext:value-type="float">
            <text:p>7194.72</text:p>
          </table:table-cell>
          <table:table-cell table:style-name="ce18" office:value-type="float" office:value="47.5053" calcext:value-type="float">
            <text:p>47.505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47.5053" calcext:value-type="float">
            <text:p>47.5053</text:p>
          </table:table-cell>
          <table:table-cell table:style-name="ce18" office:value-type="float" office:value="55.8716" calcext:value-type="float">
            <text:p>55.8716</text:p>
          </table:table-cell>
          <table:table-cell table:style-name="ce18" office:value-type="float" office:value="14.9742" calcext:value-type="float">
            <text:p>14.974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1.6933" calcext:value-type="float">
            <text:p>51.6933</text:p>
          </table:table-cell>
          <table:table-cell table:style-name="ce18" office:value-type="float" office:value="63.7145" calcext:value-type="float">
            <text:p>63.7145</text:p>
          </table:table-cell>
          <table:table-cell table:style-name="ce18" office:value-type="float" office:value="44.7122" calcext:value-type="float">
            <text:p>44.712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47.78" calcext:value-type="float">
            <text:p>847.78</text:p>
          </table:table-cell>
          <table:table-cell table:style-name="ce18" office:value-type="float" office:value="70.6956" calcext:value-type="float">
            <text:p>70.6956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70.6956" calcext:value-type="float">
            <text:p>70.6956</text:p>
          </table:table-cell>
          <table:table-cell table:style-name="ce18" office:value-type="float" office:value="70.7026" calcext:value-type="float">
            <text:p>70.7026</text:p>
          </table:table-cell>
          <table:table-cell table:style-name="ce18" office:value-type="float" office:value="0.00990063" calcext:value-type="float">
            <text:p>0.0099006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77.9479" calcext:value-type="float">
            <text:p>77.9479</text:p>
          </table:table-cell>
          <table:table-cell table:style-name="ce18" office:value-type="float" office:value="19.4008" calcext:value-type="float">
            <text:p>19.4008</text:p>
          </table:table-cell>
          <table:table-cell table:style-name="ce18" office:value-type="float" office:value="24.133" calcext:value-type="float">
            <text:p>24.13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78" calcext:value-type="float">
            <text:p>7197.78</text:p>
          </table:table-cell>
          <table:table-cell table:style-name="ce18" office:value-type="float" office:value="73.2157" calcext:value-type="float">
            <text:p>73.215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3.2157" calcext:value-type="float">
            <text:p>73.2157</text:p>
          </table:table-cell>
          <table:table-cell table:style-name="ce18" office:value-type="float" office:value="82.5455" calcext:value-type="float">
            <text:p>82.5455</text:p>
          </table:table-cell>
          <table:table-cell table:style-name="ce18" office:value-type="float" office:value="11.3026" calcext:value-type="float">
            <text:p>11.3026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74.5825" calcext:value-type="float">
            <text:p>74.5825</text:p>
          </table:table-cell>
          <table:table-cell table:style-name="ce18" office:value-type="float" office:value="17.0468" calcext:value-type="float">
            <text:p>17.0468</text:p>
          </table:table-cell>
          <table:table-cell table:style-name="ce18" office:value-type="float" office:value="15.8299" calcext:value-type="float">
            <text:p>15.829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29.37" calcext:value-type="float">
            <text:p>229.37</text:p>
          </table:table-cell>
          <table:table-cell table:style-name="ce18" office:value-type="float" office:value="75.7994" calcext:value-type="float">
            <text:p>75.7994</text:p>
          </table:table-cell>
          <table:table-cell table:style-name="ce18" office:value-type="string" calcext:value-type="string">
            <text:p>Optimal</text:p>
          </table:table-cell>
          <table:table-cell table:number-columns-repeated="2" table:style-name="ce18" office:value-type="float" office:value="75.7994" calcext:value-type="float">
            <text:p>75.7994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76.7516" calcext:value-type="float">
            <text:p>76.7516</text:p>
          </table:table-cell>
          <table:table-cell table:style-name="ce18" office:value-type="float" office:value="32.4177" calcext:value-type="float">
            <text:p>32.4177</text:p>
          </table:table-cell>
          <table:table-cell table:style-name="ce18" office:value-type="float" office:value="39.4298" calcext:value-type="float">
            <text:p>39.429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8.12" calcext:value-type="float">
            <text:p>7198.12</text:p>
          </table:table-cell>
          <table:table-cell table:style-name="ce18" office:value-type="float" office:value="69.7394" calcext:value-type="float">
            <text:p>69.7394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9.7394" calcext:value-type="float">
            <text:p>69.7394</text:p>
          </table:table-cell>
          <table:table-cell table:style-name="ce18" office:value-type="float" office:value="75.3194" calcext:value-type="float">
            <text:p>75.3194</text:p>
          </table:table-cell>
          <table:table-cell table:style-name="ce18" office:value-type="float" office:value="7.40845" calcext:value-type="float">
            <text:p>7.40845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88.03" calcext:value-type="float">
            <text:p>88.03</text:p>
          </table:table-cell>
          <table:table-cell table:style-name="ce18" office:value-type="float" office:value="17.007" calcext:value-type="float">
            <text:p>17.007</text:p>
          </table:table-cell>
          <table:table-cell table:style-name="ce18" office:value-type="float" office:value="25.9766" calcext:value-type="float">
            <text:p>25.976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197.17" calcext:value-type="float">
            <text:p>7197.17</text:p>
          </table:table-cell>
          <table:table-cell table:style-name="ce18" office:value-type="float" office:value="79.0603" calcext:value-type="float">
            <text:p>79.060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9.0603" calcext:value-type="float">
            <text:p>79.0603</text:p>
          </table:table-cell>
          <table:table-cell table:style-name="ce18" office:value-type="float" office:value="86.8202" calcext:value-type="float">
            <text:p>86.8202</text:p>
          </table:table-cell>
          <table:table-cell table:style-name="ce18" office:value-type="float" office:value="8.9379" calcext:value-type="float">
            <text:p>8.9379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8.6155" calcext:value-type="float">
            <text:p>68.6155</text:p>
          </table:table-cell>
          <table:table-cell table:style-name="ce18" office:value-type="float" office:value="11.3332" calcext:value-type="float">
            <text:p>11.3332</text:p>
          </table:table-cell>
          <table:table-cell table:style-name="ce18" office:value-type="float" office:value="24.8818" calcext:value-type="float">
            <text:p>24.881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561.97" calcext:value-type="float">
            <text:p>3561.97</text:p>
          </table:table-cell>
          <table:table-cell table:style-name="ce18" office:value-type="float" office:value="55.0669" calcext:value-type="float">
            <text:p>55.0669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55.0669" calcext:value-type="float">
            <text:p>55.0669</text:p>
          </table:table-cell>
          <table:table-cell table:style-name="ce18" office:value-type="float" office:value="55.0724" calcext:value-type="float">
            <text:p>55.0724</text:p>
          </table:table-cell>
          <table:table-cell table:style-name="ce18" office:value-type="float" office:value="0.00998685" calcext:value-type="float">
            <text:p>0.00998685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9.9977" calcext:value-type="float">
            <text:p>89.9977</text:p>
          </table:table-cell>
          <table:table-cell table:style-name="ce18" office:value-type="float" office:value="34.6893" calcext:value-type="float">
            <text:p>34.6893</text:p>
          </table:table-cell>
          <table:table-cell table:style-name="ce18" office:value-type="float" office:value="46.3332" calcext:value-type="float">
            <text:p>46.333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9" calcext:value-type="float">
            <text:p>7197.9</text:p>
          </table:table-cell>
          <table:table-cell table:style-name="ce18" office:value-type="float" office:value="78.3538" calcext:value-type="float">
            <text:p>78.3538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8.3538" calcext:value-type="float">
            <text:p>78.3538</text:p>
          </table:table-cell>
          <table:table-cell table:style-name="ce18" office:value-type="float" office:value="90.5291" calcext:value-type="float">
            <text:p>90.5291</text:p>
          </table:table-cell>
          <table:table-cell table:style-name="ce18" office:value-type="float" office:value="13.449" calcext:value-type="float">
            <text:p>13.449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69.9994" calcext:value-type="float">
            <text:p>69.9994</text:p>
          </table:table-cell>
          <table:table-cell table:style-name="ce18" office:value-type="float" office:value="45.5751" calcext:value-type="float">
            <text:p>45.5751</text:p>
          </table:table-cell>
          <table:table-cell table:style-name="ce18" office:value-type="float" office:value="38.2108" calcext:value-type="float">
            <text:p>38.210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7.87" calcext:value-type="float">
            <text:p>7197.87</text:p>
          </table:table-cell>
          <table:table-cell table:style-name="ce18" office:value-type="float" office:value="77.3636" calcext:value-type="float">
            <text:p>77.3636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7.3636" calcext:value-type="float">
            <text:p>77.3636</text:p>
          </table:table-cell>
          <table:table-cell table:style-name="ce18" office:value-type="float" office:value="84.2007" calcext:value-type="float">
            <text:p>84.2007</text:p>
          </table:table-cell>
          <table:table-cell table:style-name="ce18" office:value-type="float" office:value="8.12" calcext:value-type="float">
            <text:p>8.12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79.8797" calcext:value-type="float">
            <text:p>79.8797</text:p>
          </table:table-cell>
          <table:table-cell table:style-name="ce18" office:value-type="float" office:value="35.8729" calcext:value-type="float">
            <text:p>35.8729</text:p>
          </table:table-cell>
          <table:table-cell table:style-name="ce18" office:value-type="float" office:value="59.2701" calcext:value-type="float">
            <text:p>59.270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8" calcext:value-type="float">
            <text:p>7197.8</text:p>
          </table:table-cell>
          <table:table-cell table:style-name="ce18" office:value-type="float" office:value="56.4825" calcext:value-type="float">
            <text:p>56.482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6.4825" calcext:value-type="float">
            <text:p>56.4825</text:p>
          </table:table-cell>
          <table:table-cell table:style-name="ce18" office:value-type="float" office:value="71.6018" calcext:value-type="float">
            <text:p>71.6018</text:p>
          </table:table-cell>
          <table:table-cell table:style-name="ce18" office:value-type="float" office:value="21.1158" calcext:value-type="float">
            <text:p>21.1158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84.3664" calcext:value-type="float">
            <text:p>84.3664</text:p>
          </table:table-cell>
          <table:table-cell table:style-name="ce18" office:value-type="float" office:value="42.7539" calcext:value-type="float">
            <text:p>42.7539</text:p>
          </table:table-cell>
          <table:table-cell table:style-name="ce18" office:value-type="float" office:value="42.7841" calcext:value-type="float">
            <text:p>42.784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5.92" calcext:value-type="float">
            <text:p>7195.92</text:p>
          </table:table-cell>
          <table:table-cell table:style-name="ce18" office:value-type="float" office:value="84.3362" calcext:value-type="float">
            <text:p>84.336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4.3362" calcext:value-type="float">
            <text:p>84.3362</text:p>
          </table:table-cell>
          <table:table-cell table:style-name="ce18" office:value-type="float" office:value="98.3208" calcext:value-type="float">
            <text:p>98.3208</text:p>
          </table:table-cell>
          <table:table-cell table:style-name="ce18" office:value-type="float" office:value="14.2234" calcext:value-type="float">
            <text:p>14.2234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6.3017" calcext:value-type="float">
            <text:p>66.3017</text:p>
          </table:table-cell>
          <table:table-cell table:style-name="ce18" office:value-type="float" office:value="70.3303" calcext:value-type="float">
            <text:p>70.3303</text:p>
          </table:table-cell>
          <table:table-cell table:style-name="ce18" office:value-type="float" office:value="53.4628" calcext:value-type="float">
            <text:p>53.462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62" calcext:value-type="float">
            <text:p>7197.62</text:p>
          </table:table-cell>
          <table:table-cell table:style-name="ce18" office:value-type="float" office:value="83.1693" calcext:value-type="float">
            <text:p>83.169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3.1693" calcext:value-type="float">
            <text:p>83.1693</text:p>
          </table:table-cell>
          <table:table-cell table:style-name="ce18" office:value-type="float" office:value="85.6591" calcext:value-type="float">
            <text:p>85.6591</text:p>
          </table:table-cell>
          <table:table-cell table:style-name="ce18" office:value-type="float" office:value="2.90664" calcext:value-type="float">
            <text:p>2.9066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73.1685" calcext:value-type="float">
            <text:p>73.1685</text:p>
          </table:table-cell>
          <table:table-cell table:style-name="ce18" office:value-type="float" office:value="42.394" calcext:value-type="float">
            <text:p>42.394</text:p>
          </table:table-cell>
          <table:table-cell table:style-name="ce18" office:value-type="float" office:value="39.2135" calcext:value-type="float">
            <text:p>39.213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12" calcext:value-type="float">
            <text:p>7196.12</text:p>
          </table:table-cell>
          <table:table-cell table:style-name="ce18" office:value-type="float" office:value="76.3489" calcext:value-type="float">
            <text:p>76.348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6.3489" calcext:value-type="float">
            <text:p>76.3489</text:p>
          </table:table-cell>
          <table:table-cell table:style-name="ce18" office:value-type="float" office:value="85.7024" calcext:value-type="float">
            <text:p>85.7024</text:p>
          </table:table-cell>
          <table:table-cell table:style-name="ce18" office:value-type="float" office:value="10.9139" calcext:value-type="float">
            <text:p>10.9139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76.6253" calcext:value-type="float">
            <text:p>76.6253</text:p>
          </table:table-cell>
          <table:table-cell table:style-name="ce18" office:value-type="float" office:value="74.2202" calcext:value-type="float">
            <text:p>74.2202</text:p>
          </table:table-cell>
          <table:table-cell table:style-name="ce18" office:value-type="float" office:value="55.8402" calcext:value-type="float">
            <text:p>55.840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5" calcext:value-type="float">
            <text:p>7194.5</text:p>
          </table:table-cell>
          <table:table-cell table:style-name="ce18" office:value-type="float" office:value="95.0052" calcext:value-type="float">
            <text:p>95.005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5.0052" calcext:value-type="float">
            <text:p>95.0052</text:p>
          </table:table-cell>
          <table:table-cell table:style-name="ce18" office:value-type="float" office:value="114.018" calcext:value-type="float">
            <text:p>114.018</text:p>
          </table:table-cell>
          <table:table-cell table:style-name="ce18" office:value-type="float" office:value="16.6753" calcext:value-type="float">
            <text:p>16.6753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71.1637" calcext:value-type="float">
            <text:p>71.1637</text:p>
          </table:table-cell>
          <table:table-cell table:style-name="ce18" office:value-type="float" office:value="50.7022" calcext:value-type="float">
            <text:p>50.7022</text:p>
          </table:table-cell>
          <table:table-cell table:style-name="ce18" office:value-type="float" office:value="37.5715" calcext:value-type="float">
            <text:p>37.571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7.35" calcext:value-type="float">
            <text:p>7197.35</text:p>
          </table:table-cell>
          <table:table-cell table:style-name="ce18" office:value-type="float" office:value="84.2944" calcext:value-type="float">
            <text:p>84.2944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4.2944" calcext:value-type="float">
            <text:p>84.2944</text:p>
          </table:table-cell>
          <table:table-cell table:style-name="ce18" office:value-type="float" office:value="93.5277" calcext:value-type="float">
            <text:p>93.5277</text:p>
          </table:table-cell>
          <table:table-cell table:style-name="ce18" office:value-type="float" office:value="9.87226" calcext:value-type="float">
            <text:p>9.87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61.3986" calcext:value-type="float">
            <text:p>61.3986</text:p>
          </table:table-cell>
          <table:table-cell table:style-name="ce18" office:value-type="float" office:value="60.3229" calcext:value-type="float">
            <text:p>60.3229</text:p>
          </table:table-cell>
          <table:table-cell table:style-name="ce18" office:value-type="float" office:value="46.1171" calcext:value-type="float">
            <text:p>46.117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3.75" calcext:value-type="float">
            <text:p>7193.75</text:p>
          </table:table-cell>
          <table:table-cell table:style-name="ce18" office:value-type="float" office:value="75.6045" calcext:value-type="float">
            <text:p>75.604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5.6045" calcext:value-type="float">
            <text:p>75.6045</text:p>
          </table:table-cell>
          <table:table-cell table:style-name="ce18" office:value-type="float" office:value="86.3068" calcext:value-type="float">
            <text:p>86.3068</text:p>
          </table:table-cell>
          <table:table-cell table:style-name="ce18" office:value-type="float" office:value="12.4003" calcext:value-type="float">
            <text:p>12.4003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86.8091" calcext:value-type="float">
            <text:p>86.8091</text:p>
          </table:table-cell>
          <table:table-cell table:style-name="ce18" office:value-type="float" office:value="51.1843" calcext:value-type="float">
            <text:p>51.1843</text:p>
          </table:table-cell>
          <table:table-cell table:style-name="ce18" office:value-type="float" office:value="47.4895" calcext:value-type="float">
            <text:p>47.489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6.16" calcext:value-type="float">
            <text:p>7196.16</text:p>
          </table:table-cell>
          <table:table-cell table:style-name="ce18" office:value-type="float" office:value="90.5038" calcext:value-type="float">
            <text:p>90.5038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0.5038" calcext:value-type="float">
            <text:p>90.5038</text:p>
          </table:table-cell>
          <table:table-cell table:style-name="ce18" office:value-type="float" office:value="100.164" calcext:value-type="float">
            <text:p>100.164</text:p>
          </table:table-cell>
          <table:table-cell table:style-name="ce18" office:value-type="float" office:value="9.64438" calcext:value-type="float">
            <text:p>9.644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8.084" calcext:value-type="float">
            <text:p>108.084</text:p>
          </table:table-cell>
          <table:table-cell table:style-name="ce18" office:value-type="float" office:value="18.344" calcext:value-type="float">
            <text:p>18.344</text:p>
          </table:table-cell>
          <table:table-cell table:style-name="ce18" office:value-type="float" office:value="23.1781" calcext:value-type="float">
            <text:p>23.178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822.93" calcext:value-type="float">
            <text:p>1822.93</text:p>
          </table:table-cell>
          <table:table-cell table:style-name="ce18" office:value-type="float" office:value="103.25" calcext:value-type="float">
            <text:p>103.25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103.25" calcext:value-type="float">
            <text:p>103.25</text:p>
          </table:table-cell>
          <table:table-cell table:style-name="ce18" office:value-type="float" office:value="103.26" calcext:value-type="float">
            <text:p>103.26</text:p>
          </table:table-cell>
          <table:table-cell table:style-name="ce18" office:value-type="float" office:value="0.00968429" calcext:value-type="float">
            <text:p>0.00968429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98.1202" calcext:value-type="float">
            <text:p>98.1202</text:p>
          </table:table-cell>
          <table:table-cell table:style-name="ce18" office:value-type="float" office:value="19.2243" calcext:value-type="float">
            <text:p>19.2243</text:p>
          </table:table-cell>
          <table:table-cell table:style-name="ce18" office:value-type="float" office:value="41.2283" calcext:value-type="float">
            <text:p>41.228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104.64" calcext:value-type="float">
            <text:p>5104.64</text:p>
          </table:table-cell>
          <table:table-cell table:style-name="ce18" office:value-type="float" office:value="76.1161" calcext:value-type="float">
            <text:p>76.1161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76.1161" calcext:value-type="float">
            <text:p>76.1161</text:p>
          </table:table-cell>
          <table:table-cell table:style-name="ce18" office:value-type="float" office:value="76.1237" calcext:value-type="float">
            <text:p>76.1237</text:p>
          </table:table-cell>
          <table:table-cell table:style-name="ce18" office:value-type="float" office:value="0.00998375" calcext:value-type="float">
            <text:p>0.00998375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30.422" calcext:value-type="float">
            <text:p>130.422</text:p>
          </table:table-cell>
          <table:table-cell table:style-name="ce18" office:value-type="float" office:value="19.2158" calcext:value-type="float">
            <text:p>19.2158</text:p>
          </table:table-cell>
          <table:table-cell table:style-name="ce18" office:value-type="float" office:value="39.3049" calcext:value-type="float">
            <text:p>39.304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41.04" calcext:value-type="float">
            <text:p>841.04</text:p>
          </table:table-cell>
          <table:table-cell table:style-name="ce18" office:value-type="float" office:value="110.333" calcext:value-type="float">
            <text:p>110.333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110.333" calcext:value-type="float">
            <text:p>110.333</text:p>
          </table:table-cell>
          <table:table-cell table:style-name="ce18" office:value-type="float" office:value="110.34" calcext:value-type="float">
            <text:p>110.34</text:p>
          </table:table-cell>
          <table:table-cell table:style-name="ce18" office:value-type="float" office:value="0.00634403" calcext:value-type="float">
            <text:p>0.00634403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0.407" calcext:value-type="float">
            <text:p>100.407</text:p>
          </table:table-cell>
          <table:table-cell table:style-name="ce18" office:value-type="float" office:value="18.1824" calcext:value-type="float">
            <text:p>18.1824</text:p>
          </table:table-cell>
          <table:table-cell table:style-name="ce18" office:value-type="float" office:value="39.2156" calcext:value-type="float">
            <text:p>39.215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58" calcext:value-type="float">
            <text:p>7197.58</text:p>
          </table:table-cell>
          <table:table-cell table:style-name="ce18" office:value-type="float" office:value="79.3737" calcext:value-type="float">
            <text:p>79.373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9.3737" calcext:value-type="float">
            <text:p>79.3737</text:p>
          </table:table-cell>
          <table:table-cell table:style-name="ce18" office:value-type="float" office:value="84.1981" calcext:value-type="float">
            <text:p>84.1981</text:p>
          </table:table-cell>
          <table:table-cell table:style-name="ce18" office:value-type="float" office:value="5.72982" calcext:value-type="float">
            <text:p>5.72982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80.5784" calcext:value-type="float">
            <text:p>80.5784</text:p>
          </table:table-cell>
          <table:table-cell table:style-name="ce18" office:value-type="float" office:value="18.1445" calcext:value-type="float">
            <text:p>18.1445</text:p>
          </table:table-cell>
          <table:table-cell table:style-name="ce18" office:value-type="float" office:value="42.2623" calcext:value-type="float">
            <text:p>42.262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5.99" calcext:value-type="float">
            <text:p>7195.99</text:p>
          </table:table-cell>
          <table:table-cell table:style-name="ce18" office:value-type="float" office:value="56.4607" calcext:value-type="float">
            <text:p>56.460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6.4607" calcext:value-type="float">
            <text:p>56.4607</text:p>
          </table:table-cell>
          <table:table-cell table:style-name="ce18" office:value-type="float" office:value="69.8859" calcext:value-type="float">
            <text:p>69.8859</text:p>
          </table:table-cell>
          <table:table-cell table:style-name="ce18" office:value-type="float" office:value="19.2102" calcext:value-type="float">
            <text:p>19.210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6.6816" calcext:value-type="float">
            <text:p>96.6816</text:p>
          </table:table-cell>
          <table:table-cell table:style-name="ce18" office:value-type="float" office:value="43.22" calcext:value-type="float">
            <text:p>43.22</text:p>
          </table:table-cell>
          <table:table-cell table:style-name="ce18" office:value-type="float" office:value="33.2528" calcext:value-type="float">
            <text:p>33.252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6.89" calcext:value-type="float">
            <text:p>7196.89</text:p>
          </table:table-cell>
          <table:table-cell table:style-name="ce18" office:value-type="float" office:value="106.649" calcext:value-type="float">
            <text:p>106.64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06.649" calcext:value-type="float">
            <text:p>106.649</text:p>
          </table:table-cell>
          <table:table-cell table:style-name="ce18" office:value-type="float" office:value="117.192" calcext:value-type="float">
            <text:p>117.192</text:p>
          </table:table-cell>
          <table:table-cell table:style-name="ce18" office:value-type="float" office:value="8.99635" calcext:value-type="float">
            <text:p>8.9963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87.6824" calcext:value-type="float">
            <text:p>87.6824</text:p>
          </table:table-cell>
          <table:table-cell table:style-name="ce18" office:value-type="float" office:value="36.9099" calcext:value-type="float">
            <text:p>36.9099</text:p>
          </table:table-cell>
          <table:table-cell table:style-name="ce18" office:value-type="float" office:value="39.2749" calcext:value-type="float">
            <text:p>39.274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56" calcext:value-type="float">
            <text:p>7196.56</text:p>
          </table:table-cell>
          <table:table-cell table:style-name="ce18" office:value-type="float" office:value="85.3173" calcext:value-type="float">
            <text:p>85.317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5.3173" calcext:value-type="float">
            <text:p>85.3173</text:p>
          </table:table-cell>
          <table:table-cell table:style-name="ce18" office:value-type="float" office:value="102.236" calcext:value-type="float">
            <text:p>102.236</text:p>
          </table:table-cell>
          <table:table-cell table:style-name="ce18" office:value-type="float" office:value="16.5487" calcext:value-type="float">
            <text:p>16.5487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4.298" calcext:value-type="float">
            <text:p>104.298</text:p>
          </table:table-cell>
          <table:table-cell table:style-name="ce18" office:value-type="float" office:value="35.7867" calcext:value-type="float">
            <text:p>35.7867</text:p>
          </table:table-cell>
          <table:table-cell table:style-name="ce18" office:value-type="float" office:value="37.9348" calcext:value-type="float">
            <text:p>37.934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9.91" calcext:value-type="float">
            <text:p>7199.91</text:p>
          </table:table-cell>
          <table:table-cell table:style-name="ce18" office:value-type="float" office:value="102.149" calcext:value-type="float">
            <text:p>102.14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02.149" calcext:value-type="float">
            <text:p>102.149</text:p>
          </table:table-cell>
          <table:table-cell table:style-name="ce18" office:value-type="float" office:value="110.949" calcext:value-type="float">
            <text:p>110.949</text:p>
          </table:table-cell>
          <table:table-cell table:style-name="ce18" office:value-type="float" office:value="7.93157" calcext:value-type="float">
            <text:p>7.93157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96.8683" calcext:value-type="float">
            <text:p>96.8683</text:p>
          </table:table-cell>
          <table:table-cell table:style-name="ce18" office:value-type="float" office:value="72.9371" calcext:value-type="float">
            <text:p>72.9371</text:p>
          </table:table-cell>
          <table:table-cell table:style-name="ce18" office:value-type="float" office:value="67.0098" calcext:value-type="float">
            <text:p>67.009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8.28" calcext:value-type="float">
            <text:p>7198.28</text:p>
          </table:table-cell>
          <table:table-cell table:style-name="ce18" office:value-type="float" office:value="102.796" calcext:value-type="float">
            <text:p>102.796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02.796" calcext:value-type="float">
            <text:p>102.796</text:p>
          </table:table-cell>
          <table:table-cell table:style-name="ce18" office:value-type="float" office:value="114.679" calcext:value-type="float">
            <text:p>114.679</text:p>
          </table:table-cell>
          <table:table-cell table:style-name="ce18" office:value-type="float" office:value="10.362" calcext:value-type="float">
            <text:p>10.362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113.532" calcext:value-type="float">
            <text:p>113.532</text:p>
          </table:table-cell>
          <table:table-cell table:style-name="ce18" office:value-type="float" office:value="41.44" calcext:value-type="float">
            <text:p>41.44</text:p>
          </table:table-cell>
          <table:table-cell table:style-name="ce18" office:value-type="float" office:value="59.2512" calcext:value-type="float">
            <text:p>59.251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53" calcext:value-type="float">
            <text:p>7196.53</text:p>
          </table:table-cell>
          <table:table-cell table:style-name="ce18" office:value-type="float" office:value="95.7213" calcext:value-type="float">
            <text:p>95.721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5.7213" calcext:value-type="float">
            <text:p>95.7213</text:p>
          </table:table-cell>
          <table:table-cell table:style-name="ce18" office:value-type="float" office:value="111.375" calcext:value-type="float">
            <text:p>111.375</text:p>
          </table:table-cell>
          <table:table-cell table:style-name="ce18" office:value-type="float" office:value="14.0549" calcext:value-type="float">
            <text:p>14.0549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3"/>
          <table:table-cell table:style-name="ce22"/>
        </table:table-row>
        <table:table-row table:style-name="ro1" table:number-rows-repeated="63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6"/>
        <table:table-column table:style-name="co12" table:number-columns-repeated="4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number-columns-repeated="2" table:default-cell-style-name="ce6"/>
        <table:table-column table:style-name="co14" table:default-cell-style-name="ce6"/>
        <table:table-column table:style-name="co9" table:number-columns-repeated="2" table:default-cell-style-name="ce6"/>
        <table:table-row table:style-name="ro1">
          <table:table-cell table:style-name="ce32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32" office:value-type="string" calcext:value-type="string">
            <text:p>p(h)</text:p>
          </table:table-cell>
          <table:table-cell table:style-name="ce32" office:value-type="string" calcext:value-type="string">
            <text:p>b(h)</text:p>
          </table:table-cell>
          <table:table-cell table:style-name="ce32" office:value-type="string" calcext:value-type="string">
            <text:p>e(h)</text:p>
          </table:table-cell>
          <table:table-cell table:style-name="ce32" office:value-type="string" calcext:value-type="string">
            <text:p>waitc(h)</text:p>
          </table:table-cell>
          <table:table-cell table:style-name="ce32" office:value-type="string" calcext:value-type="string">
            <text:p>waitp(h)</text:p>
          </table:table-cell>
          <table:table-cell table:style-name="ce32" office:value-type="string" calcext:value-type="string">
            <text:p>Total</text:p>
          </table:table-cell>
          <table:table-cell table:style-name="ce32" office:value-type="string" calcext:value-type="string">
            <text:p>c(%)</text:p>
          </table:table-cell>
          <table:table-cell table:style-name="ce32" office:value-type="string" calcext:value-type="string">
            <text:p>p(%)</text:p>
          </table:table-cell>
          <table:table-cell table:style-name="ce32" office:value-type="string" calcext:value-type="string">
            <text:p>b(%)</text:p>
          </table:table-cell>
          <table:table-cell table:style-name="ce32" office:value-type="string" calcext:value-type="string">
            <text:p>e(%)</text:p>
          </table:table-cell>
          <table:table-cell table:style-name="ce32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3608" calcext:value-type="float">
            <text:p>1.23608</text:p>
          </table:table-cell>
          <table:table-cell table:style-name="Default" office:value-type="float" office:value="1.46169" calcext:value-type="float">
            <text:p>1.46169</text:p>
          </table:table-cell>
          <table:table-cell table:style-name="Default" office:value-type="float" office:value="0.648226" calcext:value-type="float">
            <text:p>0.648226</text:p>
          </table:table-cell>
          <table:table-cell table:style-name="Default" office:value-type="float" office:value="1.50231" calcext:value-type="float">
            <text:p>1.50231</text:p>
          </table:table-cell>
          <table:table-cell table:style-name="Default" office:value-type="float" office:value="14.0838" calcext:value-type="float">
            <text:p>14.0838</text:p>
          </table:table-cell>
          <table:table-cell table:style-name="Default" office:value-type="float" office:value="18.9321" calcext:value-type="float">
            <text:p>18.93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903" calcext:value-type="float">
            <text:p>6.52903</text:p>
          </table:table-cell>
          <table:table-cell table:style-name="Default" office:value-type="float" office:value="7.72072" calcext:value-type="float">
            <text:p>7.72072</text:p>
          </table:table-cell>
          <table:table-cell table:style-name="Default" office:value-type="float" office:value="3.42395" calcext:value-type="float">
            <text:p>3.42395</text:p>
          </table:table-cell>
          <table:table-cell table:style-name="Default" office:value-type="float" office:value="7.93525" calcext:value-type="float">
            <text:p>7.93525</text:p>
          </table:table-cell>
          <table:table-cell table:style-name="Default" office:value-type="float" office:value="74.3911" calcext:value-type="float">
            <text:p>74.3911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458" calcext:value-type="float">
            <text:p>1.6458</text:p>
          </table:table-cell>
          <table:table-cell table:style-name="Default" office:value-type="float" office:value="0.919919" calcext:value-type="float">
            <text:p>0.919919</text:p>
          </table:table-cell>
          <table:table-cell table:style-name="Default" office:value-type="float" office:value="0.594849" calcext:value-type="float">
            <text:p>0.594849</text:p>
          </table:table-cell>
          <table:table-cell table:style-name="Default" office:value-type="float" office:value="15.0064" calcext:value-type="float">
            <text:p>15.0064</text:p>
          </table:table-cell>
          <table:table-cell table:style-name="Default" office:value-type="float" office:value="5.91183" calcext:value-type="float">
            <text:p>5.91183</text:p>
          </table:table-cell>
          <table:table-cell table:style-name="Default" office:value-type="float" office:value="24.0788" calcext:value-type="float">
            <text:p>24.07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83508" calcext:value-type="float">
            <text:p>6.83508</text:p>
          </table:table-cell>
          <table:table-cell table:style-name="Default" office:value-type="float" office:value="3.82045" calcext:value-type="float">
            <text:p>3.82045</text:p>
          </table:table-cell>
          <table:table-cell table:style-name="Default" office:value-type="float" office:value="2.47043" calcext:value-type="float">
            <text:p>2.47043</text:p>
          </table:table-cell>
          <table:table-cell table:style-name="Default" office:value-type="float" office:value="62.322" calcext:value-type="float">
            <text:p>62.322</text:p>
          </table:table-cell>
          <table:table-cell table:style-name="Default" office:value-type="float" office:value="24.552" calcext:value-type="float">
            <text:p>24.552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0977" calcext:value-type="float">
            <text:p>0.170977</text:p>
          </table:table-cell>
          <table:table-cell table:style-name="Default" office:value-type="float" office:value="0.923598" calcext:value-type="float">
            <text:p>0.923598</text:p>
          </table:table-cell>
          <table:table-cell table:style-name="Default" office:value-type="float" office:value="0.7753" calcext:value-type="float">
            <text:p>0.7753</text:p>
          </table:table-cell>
          <table:table-cell table:style-name="Default" office:value-type="float" office:value="0.596019" calcext:value-type="float">
            <text:p>0.596019</text:p>
          </table:table-cell>
          <table:table-cell table:style-name="Default" office:value-type="float" office:value="0.0000000000000204281" calcext:value-type="float">
            <text:p>2.04281E-14</text:p>
          </table:table-cell>
          <table:table-cell table:style-name="Default" office:value-type="float" office:value="14.1007" calcext:value-type="float">
            <text:p>14.1007</text:p>
          </table:table-cell>
          <table:table-cell table:style-name="Default" office:value-type="float" office:value="16.5666" calcext:value-type="float">
            <text:p>16.5666</text:p>
          </table:table-cell>
          <table:table-cell table:style-name="Default" office:value-type="float" office:value="1.03206" calcext:value-type="float">
            <text:p>1.03206</text:p>
          </table:table-cell>
          <table:table-cell table:style-name="Default" office:value-type="float" office:value="5.57507" calcext:value-type="float">
            <text:p>5.57507</text:p>
          </table:table-cell>
          <table:table-cell table:style-name="Default" office:value-type="float" office:value="4.67991" calcext:value-type="float">
            <text:p>4.67991</text:p>
          </table:table-cell>
          <table:table-cell table:style-name="Default" office:value-type="float" office:value="3.59772" calcext:value-type="float">
            <text:p>3.59772</text:p>
          </table:table-cell>
          <table:table-cell table:style-name="Default" office:value-type="float" office:value="0.000000000000123309" calcext:value-type="float">
            <text:p>1.23309E-13</text:p>
          </table:table-cell>
          <table:table-cell table:style-name="Default" office:value-type="float" office:value="85.1152" calcext:value-type="float">
            <text:p>85.1152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0.672713" calcext:value-type="float">
            <text:p>0.672713</text:p>
          </table:table-cell>
          <table:table-cell table:style-name="Default" office:value-type="float" office:value="1.77376" calcext:value-type="float">
            <text:p>1.77376</text:p>
          </table:table-cell>
          <table:table-cell table:style-name="Default" office:value-type="float" office:value="0.761457" calcext:value-type="float">
            <text:p>0.761457</text:p>
          </table:table-cell>
          <table:table-cell table:style-name="Default" office:value-type="float" office:value="1.01888" calcext:value-type="float">
            <text:p>1.01888</text:p>
          </table:table-cell>
          <table:table-cell table:style-name="Default" office:value-type="float" office:value="7.46175" calcext:value-type="float">
            <text:p>7.46175</text:p>
          </table:table-cell>
          <table:table-cell table:style-name="Default" office:value-type="float" office:value="6.61446" calcext:value-type="float">
            <text:p>6.61446</text:p>
          </table:table-cell>
          <table:table-cell table:style-name="Default" office:value-type="float" office:value="18.303" calcext:value-type="float">
            <text:p>18.303</text:p>
          </table:table-cell>
          <table:table-cell table:style-name="Default" office:value-type="float" office:value="3.67542" calcext:value-type="float">
            <text:p>3.67542</text:p>
          </table:table-cell>
          <table:table-cell table:style-name="Default" office:value-type="float" office:value="9.69109" calcext:value-type="float">
            <text:p>9.69109</text:p>
          </table:table-cell>
          <table:table-cell table:style-name="Default" office:value-type="float" office:value="4.16028" calcext:value-type="float">
            <text:p>4.16028</text:p>
          </table:table-cell>
          <table:table-cell table:style-name="Default" office:value-type="float" office:value="5.56672" calcext:value-type="float">
            <text:p>5.56672</text:p>
          </table:table-cell>
          <table:table-cell table:style-name="Default" office:value-type="float" office:value="40.7679" calcext:value-type="float">
            <text:p>40.7679</text:p>
          </table:table-cell>
          <table:table-cell table:style-name="Default" office:value-type="float" office:value="36.1386" calcext:value-type="float">
            <text:p>36.1386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109" calcext:value-type="float">
            <text:p>1.4109</text:p>
          </table:table-cell>
          <table:table-cell table:style-name="Default" office:value-type="float" office:value="1.07058" calcext:value-type="float">
            <text:p>1.07058</text:p>
          </table:table-cell>
          <table:table-cell table:style-name="Default" office:value-type="float" office:value="0.240686" calcext:value-type="float">
            <text:p>0.240686</text:p>
          </table:table-cell>
          <table:table-cell table:style-name="Default" office:value-type="float" office:value="16.9202" calcext:value-type="float">
            <text:p>16.9202</text:p>
          </table:table-cell>
          <table:table-cell table:style-name="Default" office:value-type="float" office:value="2.85297" calcext:value-type="float">
            <text:p>2.85297</text:p>
          </table:table-cell>
          <table:table-cell table:style-name="Default" office:value-type="float" office:value="22.4954" calcext:value-type="float">
            <text:p>22.49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27195" calcext:value-type="float">
            <text:p>6.27195</text:p>
          </table:table-cell>
          <table:table-cell table:style-name="Default" office:value-type="float" office:value="4.75911" calcext:value-type="float">
            <text:p>4.75911</text:p>
          </table:table-cell>
          <table:table-cell table:style-name="Default" office:value-type="float" office:value="1.06994" calcext:value-type="float">
            <text:p>1.06994</text:p>
          </table:table-cell>
          <table:table-cell table:style-name="Default" office:value-type="float" office:value="75.2165" calcext:value-type="float">
            <text:p>75.2165</text:p>
          </table:table-cell>
          <table:table-cell table:style-name="Default" office:value-type="float" office:value="12.6825" calcext:value-type="float">
            <text:p>12.6825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0175" calcext:value-type="float">
            <text:p>3.20175</text:p>
          </table:table-cell>
          <table:table-cell table:style-name="Default" office:value-type="float" office:value="2.27673" calcext:value-type="float">
            <text:p>2.27673</text:p>
          </table:table-cell>
          <table:table-cell table:style-name="Default" office:value-type="float" office:value="0.716815" calcext:value-type="float">
            <text:p>0.716815</text:p>
          </table:table-cell>
          <table:table-cell table:number-columns-repeated="2" table:style-name="ce63" office:value-type="string" calcext:value-type="string">
            <text:p>6.91004e-310</text:p>
          </table:table-cell>
          <table:table-cell table:style-name="Default" office:value-type="float" office:value="6.1953" calcext:value-type="float">
            <text:p>6.19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6803" calcext:value-type="float">
            <text:p>51.6803</text:p>
          </table:table-cell>
          <table:table-cell table:style-name="Default" office:value-type="float" office:value="36.7494" calcext:value-type="float">
            <text:p>36.7494</text:p>
          </table:table-cell>
          <table:table-cell table:style-name="Default" office:value-type="float" office:value="11.5703" calcext:value-type="float">
            <text:p>11.5703</text:p>
          </table:table-cell>
          <table:table-cell table:number-columns-repeated="2" table:style-name="ce63" office:value-type="string" calcext:value-type="string">
            <text:p>1.11537e-30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1.45529" calcext:value-type="float">
            <text:p>1.45529</text:p>
          </table:table-cell>
          <table:table-cell table:style-name="Default" office:value-type="float" office:value="2.48926" calcext:value-type="float">
            <text:p>2.48926</text:p>
          </table:table-cell>
          <table:table-cell table:style-name="Default" office:value-type="float" office:value="1.2725" calcext:value-type="float">
            <text:p>1.2725</text:p>
          </table:table-cell>
          <table:table-cell table:style-name="Default" office:value-type="float" office:value="1.10143" calcext:value-type="float">
            <text:p>1.10143</text:p>
          </table:table-cell>
          <table:table-cell table:style-name="Default" office:value-type="float" office:value="1.47821" calcext:value-type="float">
            <text:p>1.47821</text:p>
          </table:table-cell>
          <table:table-cell table:style-name="Default" office:value-type="float" office:value="16.0147" calcext:value-type="float">
            <text:p>16.0147</text:p>
          </table:table-cell>
          <table:table-cell table:style-name="Default" office:value-type="float" office:value="23.8114" calcext:value-type="float">
            <text:p>23.8114</text:p>
          </table:table-cell>
          <table:table-cell table:style-name="Default" office:value-type="float" office:value="6.11172" calcext:value-type="float">
            <text:p>6.11172</text:p>
          </table:table-cell>
          <table:table-cell table:style-name="Default" office:value-type="float" office:value="10.4541" calcext:value-type="float">
            <text:p>10.4541</text:p>
          </table:table-cell>
          <table:table-cell table:style-name="Default" office:value-type="float" office:value="5.34407" calcext:value-type="float">
            <text:p>5.34407</text:p>
          </table:table-cell>
          <table:table-cell table:style-name="Default" office:value-type="float" office:value="4.62563" calcext:value-type="float">
            <text:p>4.62563</text:p>
          </table:table-cell>
          <table:table-cell table:style-name="Default" office:value-type="float" office:value="6.208" calcext:value-type="float">
            <text:p>6.208</text:p>
          </table:table-cell>
          <table:table-cell table:style-name="Default" office:value-type="float" office:value="67.2565" calcext:value-type="float">
            <text:p>67.2565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0.235082" calcext:value-type="float">
            <text:p>0.235082</text:p>
          </table:table-cell>
          <table:table-cell table:style-name="Default" office:value-type="float" office:value="2.54852" calcext:value-type="float">
            <text:p>2.54852</text:p>
          </table:table-cell>
          <table:table-cell table:style-name="Default" office:value-type="float" office:value="2.19161" calcext:value-type="float">
            <text:p>2.19161</text:p>
          </table:table-cell>
          <table:table-cell table:style-name="Default" office:value-type="float" office:value="0.888326" calcext:value-type="float">
            <text:p>0.888326</text:p>
          </table:table-cell>
          <table:table-cell table:style-name="Default" office:value-type="float" office:value="7.50658" calcext:value-type="float">
            <text:p>7.50658</text:p>
          </table:table-cell>
          <table:table-cell table:style-name="Default" office:value-type="float" office:value="7.18885" calcext:value-type="float">
            <text:p>7.18885</text:p>
          </table:table-cell>
          <table:table-cell table:style-name="Default" office:value-type="float" office:value="20.559" calcext:value-type="float">
            <text:p>20.559</text:p>
          </table:table-cell>
          <table:table-cell table:style-name="Default" office:value-type="float" office:value="1.14345" calcext:value-type="float">
            <text:p>1.14345</text:p>
          </table:table-cell>
          <table:table-cell table:style-name="Default" office:value-type="float" office:value="12.3962" calcext:value-type="float">
            <text:p>12.3962</text:p>
          </table:table-cell>
          <table:table-cell table:style-name="Default" office:value-type="float" office:value="10.6601" calcext:value-type="float">
            <text:p>10.6601</text:p>
          </table:table-cell>
          <table:table-cell table:style-name="Default" office:value-type="float" office:value="4.32087" calcext:value-type="float">
            <text:p>4.32087</text:p>
          </table:table-cell>
          <table:table-cell table:style-name="Default" office:value-type="float" office:value="36.5124" calcext:value-type="float">
            <text:p>36.5124</text:p>
          </table:table-cell>
          <table:table-cell table:style-name="Default" office:value-type="float" office:value="34.967" calcext:value-type="float">
            <text:p>34.967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199901" calcext:value-type="float">
            <text:p>0.199901</text:p>
          </table:table-cell>
          <table:table-cell table:style-name="Default" office:value-type="float" office:value="3.06674" calcext:value-type="float">
            <text:p>3.06674</text:p>
          </table:table-cell>
          <table:table-cell table:style-name="Default" office:value-type="float" office:value="2.25864" calcext:value-type="float">
            <text:p>2.25864</text:p>
          </table:table-cell>
          <table:table-cell table:style-name="Default" office:value-type="float" office:value="1.06878" calcext:value-type="float">
            <text:p>1.06878</text:p>
          </table:table-cell>
          <table:table-cell table:style-name="Default" office:value-type="float" office:value="1.47565" calcext:value-type="float">
            <text:p>1.47565</text:p>
          </table:table-cell>
          <table:table-cell table:style-name="Default" office:value-type="float" office:value="17.8577" calcext:value-type="float">
            <text:p>17.8577</text:p>
          </table:table-cell>
          <table:table-cell table:style-name="Default" office:value-type="float" office:value="25.9274" calcext:value-type="float">
            <text:p>25.9274</text:p>
          </table:table-cell>
          <table:table-cell table:style-name="Default" office:value-type="float" office:value="0.771003" calcext:value-type="float">
            <text:p>0.771003</text:p>
          </table:table-cell>
          <table:table-cell table:style-name="Default" office:value-type="float" office:value="11.8282" calcext:value-type="float">
            <text:p>11.8282</text:p>
          </table:table-cell>
          <table:table-cell table:style-name="Default" office:value-type="float" office:value="8.71141" calcext:value-type="float">
            <text:p>8.71141</text:p>
          </table:table-cell>
          <table:table-cell table:style-name="Default" office:value-type="float" office:value="4.12222" calcext:value-type="float">
            <text:p>4.12222</text:p>
          </table:table-cell>
          <table:table-cell table:style-name="Default" office:value-type="float" office:value="5.69149" calcext:value-type="float">
            <text:p>5.69149</text:p>
          </table:table-cell>
          <table:table-cell table:style-name="Default" office:value-type="float" office:value="68.8757" calcext:value-type="float">
            <text:p>68.8757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0.418346" calcext:value-type="float">
            <text:p>0.418346</text:p>
          </table:table-cell>
          <table:table-cell table:style-name="Default" office:value-type="float" office:value="2.74894" calcext:value-type="float">
            <text:p>2.74894</text:p>
          </table:table-cell>
          <table:table-cell table:style-name="Default" office:value-type="float" office:value="2.5842" calcext:value-type="float">
            <text:p>2.5842</text:p>
          </table:table-cell>
          <table:table-cell table:style-name="Default" office:value-type="float" office:value="0.499042" calcext:value-type="float">
            <text:p>0.499042</text:p>
          </table:table-cell>
          <table:table-cell table:style-name="Default" office:value-type="float" office:value="0.0289044" calcext:value-type="float">
            <text:p>0.0289044</text:p>
          </table:table-cell>
          <table:table-cell table:style-name="Default" office:value-type="float" office:value="8.31895" calcext:value-type="float">
            <text:p>8.31895</text:p>
          </table:table-cell>
          <table:table-cell table:style-name="Default" office:value-type="float" office:value="14.5984" calcext:value-type="float">
            <text:p>14.5984</text:p>
          </table:table-cell>
          <table:table-cell table:style-name="Default" office:value-type="float" office:value="2.8657" calcext:value-type="float">
            <text:p>2.8657</text:p>
          </table:table-cell>
          <table:table-cell table:style-name="Default" office:value-type="float" office:value="18.8304" calcext:value-type="float">
            <text:p>18.8304</text:p>
          </table:table-cell>
          <table:table-cell table:style-name="Default" office:value-type="float" office:value="17.702" calcext:value-type="float">
            <text:p>17.702</text:p>
          </table:table-cell>
          <table:table-cell table:style-name="Default" office:value-type="float" office:value="3.41847" calcext:value-type="float">
            <text:p>3.41847</text:p>
          </table:table-cell>
          <table:table-cell table:style-name="Default" office:value-type="float" office:value="0.197997" calcext:value-type="float">
            <text:p>0.197997</text:p>
          </table:table-cell>
          <table:table-cell table:style-name="Default" office:value-type="float" office:value="56.9854" calcext:value-type="float">
            <text:p>56.9854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.16721" calcext:value-type="float">
            <text:p>0.16721</text:p>
          </table:table-cell>
          <table:table-cell table:style-name="Default" office:value-type="float" office:value="2.8707" calcext:value-type="float">
            <text:p>2.8707</text:p>
          </table:table-cell>
          <table:table-cell table:style-name="Default" office:value-type="float" office:value="2.62647" calcext:value-type="float">
            <text:p>2.62647</text:p>
          </table:table-cell>
          <table:table-cell table:style-name="Default" office:value-type="float" office:value="0.443163" calcext:value-type="float">
            <text:p>0.443163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string" calcext:value-type="string">
            <text:p>6.89944e-310</text:p>
          </table:table-cell>
          <table:table-cell table:style-name="Default" office:value-type="float" office:value="6.10754" calcext:value-type="float">
            <text:p>6.10754</text:p>
          </table:table-cell>
          <table:table-cell table:style-name="Default" office:value-type="float" office:value="2.73776" calcext:value-type="float">
            <text:p>2.73776</text:p>
          </table:table-cell>
          <table:table-cell table:style-name="Default" office:value-type="float" office:value="47.0025" calcext:value-type="float">
            <text:p>47.0025</text:p>
          </table:table-cell>
          <table:table-cell table:style-name="Default" office:value-type="float" office:value="43.0037" calcext:value-type="float">
            <text:p>43.0037</text:p>
          </table:table-cell>
          <table:table-cell table:style-name="Default" office:value-type="float" office:value="7.25599" calcext:value-type="float">
            <text:p>7.25599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string" calcext:value-type="string">
            <text:p>1.12966e-308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868" calcext:value-type="float">
            <text:p>2.3868</text:p>
          </table:table-cell>
          <table:table-cell table:style-name="Default" office:value-type="float" office:value="1.98737" calcext:value-type="float">
            <text:p>1.98737</text:p>
          </table:table-cell>
          <table:table-cell table:style-name="Default" office:value-type="float" office:value="0.498322" calcext:value-type="float">
            <text:p>0.498322</text:p>
          </table:table-cell>
          <table:table-cell table:style-name="Default" office:value-type="float" office:value="0.749551" calcext:value-type="float">
            <text:p>0.749551</text:p>
          </table:table-cell>
          <table:table-cell table:style-name="Default" office:value-type="float" office:value="11.6421" calcext:value-type="float">
            <text:p>11.6421</text:p>
          </table:table-cell>
          <table:table-cell table:style-name="Default" office:value-type="float" office:value="17.2642" calcext:value-type="float">
            <text:p>17.26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8252" calcext:value-type="float">
            <text:p>13.8252</text:p>
          </table:table-cell>
          <table:table-cell table:style-name="Default" office:value-type="float" office:value="11.5115" calcext:value-type="float">
            <text:p>11.5115</text:p>
          </table:table-cell>
          <table:table-cell table:style-name="Default" office:value-type="float" office:value="2.88646" calcext:value-type="float">
            <text:p>2.88646</text:p>
          </table:table-cell>
          <table:table-cell table:style-name="Default" office:value-type="float" office:value="4.34166" calcext:value-type="float">
            <text:p>4.34166</text:p>
          </table:table-cell>
          <table:table-cell table:style-name="Default" office:value-type="float" office:value="67.4352" calcext:value-type="float">
            <text:p>67.4352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898" calcext:value-type="float">
            <text:p>2.65898</text:p>
          </table:table-cell>
          <table:table-cell table:style-name="Default" office:value-type="float" office:value="1.93029" calcext:value-type="float">
            <text:p>1.93029</text:p>
          </table:table-cell>
          <table:table-cell table:style-name="Default" office:value-type="float" office:value="0.895533" calcext:value-type="float">
            <text:p>0.895533</text:p>
          </table:table-cell>
          <table:table-cell table:style-name="Default" office:value-type="float" office:value="1.60956" calcext:value-type="float">
            <text:p>1.60956</text:p>
          </table:table-cell>
          <table:table-cell table:style-name="Default" office:value-type="float" office:value="7.71511" calcext:value-type="float">
            <text:p>7.71511</text:p>
          </table:table-cell>
          <table:table-cell table:style-name="Default" office:value-type="float" office:value="14.8095" calcext:value-type="float">
            <text:p>14.80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9546" calcext:value-type="float">
            <text:p>17.9546</text:p>
          </table:table-cell>
          <table:table-cell table:style-name="Default" office:value-type="float" office:value="13.0341" calcext:value-type="float">
            <text:p>13.0341</text:p>
          </table:table-cell>
          <table:table-cell table:style-name="Default" office:value-type="float" office:value="6.04703" calcext:value-type="float">
            <text:p>6.04703</text:p>
          </table:table-cell>
          <table:table-cell table:style-name="Default" office:value-type="float" office:value="10.8684" calcext:value-type="float">
            <text:p>10.8684</text:p>
          </table:table-cell>
          <table:table-cell table:style-name="Default" office:value-type="float" office:value="52.0958" calcext:value-type="float">
            <text:p>52.0958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.342962" calcext:value-type="float">
            <text:p>0.342962</text:p>
          </table:table-cell>
          <table:table-cell table:style-name="Default" office:value-type="float" office:value="2.34689" calcext:value-type="float">
            <text:p>2.34689</text:p>
          </table:table-cell>
          <table:table-cell table:style-name="Default" office:value-type="float" office:value="1.50289" calcext:value-type="float">
            <text:p>1.50289</text:p>
          </table:table-cell>
          <table:table-cell table:style-name="Default" office:value-type="float" office:value="0.92806" calcext:value-type="float">
            <text:p>0.92806</text:p>
          </table:table-cell>
          <table:table-cell table:style-name="Default" office:value-type="float" office:value="4.17556" calcext:value-type="float">
            <text:p>4.17556</text:p>
          </table:table-cell>
          <table:table-cell table:style-name="Default" office:value-type="float" office:value="14.3396" calcext:value-type="float">
            <text:p>14.3396</text:p>
          </table:table-cell>
          <table:table-cell table:style-name="Default" office:value-type="float" office:value="23.636" calcext:value-type="float">
            <text:p>23.636</text:p>
          </table:table-cell>
          <table:table-cell table:style-name="Default" office:value-type="float" office:value="1.45101" calcext:value-type="float">
            <text:p>1.45101</text:p>
          </table:table-cell>
          <table:table-cell table:style-name="Default" office:value-type="float" office:value="9.9293" calcext:value-type="float">
            <text:p>9.9293</text:p>
          </table:table-cell>
          <table:table-cell table:style-name="Default" office:value-type="float" office:value="6.35849" calcext:value-type="float">
            <text:p>6.35849</text:p>
          </table:table-cell>
          <table:table-cell table:style-name="Default" office:value-type="float" office:value="3.92647" calcext:value-type="float">
            <text:p>3.92647</text:p>
          </table:table-cell>
          <table:table-cell table:style-name="Default" office:value-type="float" office:value="17.6661" calcext:value-type="float">
            <text:p>17.6661</text:p>
          </table:table-cell>
          <table:table-cell table:style-name="Default" office:value-type="float" office:value="60.6686" calcext:value-type="float">
            <text:p>60.6686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0.604223" calcext:value-type="float">
            <text:p>0.604223</text:p>
          </table:table-cell>
          <table:table-cell table:style-name="Default" office:value-type="float" office:value="2.99586" calcext:value-type="float">
            <text:p>2.99586</text:p>
          </table:table-cell>
          <table:table-cell table:style-name="Default" office:value-type="float" office:value="1.888" calcext:value-type="float">
            <text:p>1.888</text:p>
          </table:table-cell>
          <table:table-cell table:style-name="Default" office:value-type="float" office:value="0.874883" calcext:value-type="float">
            <text:p>0.874883</text:p>
          </table:table-cell>
          <table:table-cell table:style-name="Default" office:value-type="float" office:value="10.3966" calcext:value-type="float">
            <text:p>10.3966</text:p>
          </table:table-cell>
          <table:table-cell table:style-name="Default" office:value-type="float" office:value="8.48256" calcext:value-type="float">
            <text:p>8.48256</text:p>
          </table:table-cell>
          <table:table-cell table:style-name="Default" office:value-type="float" office:value="25.2422" calcext:value-type="float">
            <text:p>25.2422</text:p>
          </table:table-cell>
          <table:table-cell table:style-name="Default" office:value-type="float" office:value="2.3937" calcext:value-type="float">
            <text:p>2.3937</text:p>
          </table:table-cell>
          <table:table-cell table:style-name="Default" office:value-type="float" office:value="11.8685" calcext:value-type="float">
            <text:p>11.8685</text:p>
          </table:table-cell>
          <table:table-cell table:style-name="Default" office:value-type="float" office:value="7.47956" calcext:value-type="float">
            <text:p>7.47956</text:p>
          </table:table-cell>
          <table:table-cell table:style-name="Default" office:value-type="float" office:value="3.46596" calcext:value-type="float">
            <text:p>3.46596</text:p>
          </table:table-cell>
          <table:table-cell table:style-name="Default" office:value-type="float" office:value="41.1876" calcext:value-type="float">
            <text:p>41.1876</text:p>
          </table:table-cell>
          <table:table-cell table:style-name="Default" office:value-type="float" office:value="33.6047" calcext:value-type="float">
            <text:p>33.6047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2.85746" calcext:value-type="float">
            <text:p>2.85746</text:p>
          </table:table-cell>
          <table:table-cell table:style-name="Default" office:value-type="float" office:value="1.07202" calcext:value-type="float">
            <text:p>1.07202</text:p>
          </table:table-cell>
          <table:table-cell table:style-name="Default" office:value-type="float" office:value="0.898339" calcext:value-type="float">
            <text:p>0.898339</text:p>
          </table:table-cell>
          <table:table-cell table:style-name="Default" office:value-type="float" office:value="1.04089" calcext:value-type="float">
            <text:p>1.04089</text:p>
          </table:table-cell>
          <table:table-cell table:style-name="ce63" office:value-type="string" calcext:value-type="string">
            <text:p>6.9481e-310</text:p>
          </table:table-cell>
          <table:table-cell table:style-name="ce63" office:value-type="string" calcext:value-type="string">
            <text:p>6.95279e-310</text:p>
          </table:table-cell>
          <table:table-cell table:style-name="Default" office:value-type="float" office:value="5.86871" calcext:value-type="float">
            <text:p>5.86871</text:p>
          </table:table-cell>
          <table:table-cell table:style-name="Default" office:value-type="float" office:value="48.6897" calcext:value-type="float">
            <text:p>48.6897</text:p>
          </table:table-cell>
          <table:table-cell table:style-name="Default" office:value-type="float" office:value="18.2668" calcext:value-type="float">
            <text:p>18.2668</text:p>
          </table:table-cell>
          <table:table-cell table:style-name="Default" office:value-type="float" office:value="15.3073" calcext:value-type="float">
            <text:p>15.3073</text:p>
          </table:table-cell>
          <table:table-cell table:style-name="Default" office:value-type="float" office:value="17.7363" calcext:value-type="float">
            <text:p>17.7363</text:p>
          </table:table-cell>
          <table:table-cell table:style-name="ce63" office:value-type="string" calcext:value-type="string">
            <text:p>1.18392e-308</text:p>
          </table:table-cell>
          <table:table-cell table:style-name="ce63" office:value-type="string" calcext:value-type="string">
            <text:p>1.18472e-308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2.65909" calcext:value-type="float">
            <text:p>2.65909</text:p>
          </table:table-cell>
          <table:table-cell table:style-name="Default" office:value-type="float" office:value="1.10787" calcext:value-type="float">
            <text:p>1.10787</text:p>
          </table:table-cell>
          <table:table-cell table:style-name="Default" office:value-type="float" office:value="0.952693" calcext:value-type="float">
            <text:p>0.952693</text:p>
          </table:table-cell>
          <table:table-cell table:style-name="Default" office:value-type="float" office:value="0.564804" calcext:value-type="float">
            <text:p>0.564804</text:p>
          </table:table-cell>
          <table:table-cell table:style-name="Default" office:value-type="float" office:value="13.7553" calcext:value-type="float">
            <text:p>13.7553</text:p>
          </table:table-cell>
          <table:table-cell table:style-name="Default" office:value-type="float" office:value="4.37597" calcext:value-type="float">
            <text:p>4.37597</text:p>
          </table:table-cell>
          <table:table-cell table:style-name="Default" office:value-type="float" office:value="23.4157" calcext:value-type="float">
            <text:p>23.4157</text:p>
          </table:table-cell>
          <table:table-cell table:style-name="Default" office:value-type="float" office:value="11.356" calcext:value-type="float">
            <text:p>11.356</text:p>
          </table:table-cell>
          <table:table-cell table:style-name="Default" office:value-type="float" office:value="4.73128" calcext:value-type="float">
            <text:p>4.73128</text:p>
          </table:table-cell>
          <table:table-cell table:style-name="Default" office:value-type="float" office:value="4.0686" calcext:value-type="float">
            <text:p>4.0686</text:p>
          </table:table-cell>
          <table:table-cell table:style-name="Default" office:value-type="float" office:value="2.41207" calcext:value-type="float">
            <text:p>2.41207</text:p>
          </table:table-cell>
          <table:table-cell table:style-name="Default" office:value-type="float" office:value="58.7439" calcext:value-type="float">
            <text:p>58.7439</text:p>
          </table:table-cell>
          <table:table-cell table:style-name="Default" office:value-type="float" office:value="18.6882" calcext:value-type="float">
            <text:p>18.6882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2.46933" calcext:value-type="float">
            <text:p>2.46933</text:p>
          </table:table-cell>
          <table:table-cell table:style-name="Default" office:value-type="float" office:value="1.4357" calcext:value-type="float">
            <text:p>1.4357</text:p>
          </table:table-cell>
          <table:table-cell table:style-name="Default" office:value-type="float" office:value="1.23527" calcext:value-type="float">
            <text:p>1.23527</text:p>
          </table:table-cell>
          <table:table-cell table:style-name="Default" office:value-type="float" office:value="1.48829" calcext:value-type="float">
            <text:p>1.48829</text:p>
          </table:table-cell>
          <table:table-cell table:style-name="Default" office:value-type="float" office:value="6.04714" calcext:value-type="float">
            <text:p>6.04714</text:p>
          </table:table-cell>
          <table:table-cell table:style-name="Default" office:value-type="float" office:value="11.344" calcext:value-type="float">
            <text:p>11.344</text:p>
          </table:table-cell>
          <table:table-cell table:style-name="Default" office:value-type="float" office:value="24.0197" calcext:value-type="float">
            <text:p>24.0197</text:p>
          </table:table-cell>
          <table:table-cell table:style-name="Default" office:value-type="float" office:value="10.2804" calcext:value-type="float">
            <text:p>10.2804</text:p>
          </table:table-cell>
          <table:table-cell table:style-name="Default" office:value-type="float" office:value="5.97717" calcext:value-type="float">
            <text:p>5.97717</text:p>
          </table:table-cell>
          <table:table-cell table:style-name="Default" office:value-type="float" office:value="5.14273" calcext:value-type="float">
            <text:p>5.14273</text:p>
          </table:table-cell>
          <table:table-cell table:style-name="Default" office:value-type="float" office:value="6.19612" calcext:value-type="float">
            <text:p>6.19612</text:p>
          </table:table-cell>
          <table:table-cell table:style-name="Default" office:value-type="float" office:value="25.1757" calcext:value-type="float">
            <text:p>25.1757</text:p>
          </table:table-cell>
          <table:table-cell table:style-name="Default" office:value-type="float" office:value="47.2278" calcext:value-type="float">
            <text:p>47.2278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3.29569" calcext:value-type="float">
            <text:p>3.29569</text:p>
          </table:table-cell>
          <table:table-cell table:style-name="Default" office:value-type="float" office:value="1.05029" calcext:value-type="float">
            <text:p>1.05029</text:p>
          </table:table-cell>
          <table:table-cell table:style-name="Default" office:value-type="float" office:value="0.891515" calcext:value-type="float">
            <text:p>0.891515</text:p>
          </table:table-cell>
          <table:table-cell table:style-name="Default" office:value-type="float" office:value="1.16038" calcext:value-type="float">
            <text:p>1.16038</text:p>
          </table:table-cell>
          <table:table-cell table:style-name="Default" office:value-type="float" office:value="11.6403" calcext:value-type="float">
            <text:p>11.6403</text:p>
          </table:table-cell>
          <table:table-cell table:style-name="Default" office:value-type="float" office:value="5.66584" calcext:value-type="float">
            <text:p>5.66584</text:p>
          </table:table-cell>
          <table:table-cell table:style-name="Default" office:value-type="float" office:value="23.704" calcext:value-type="float">
            <text:p>23.704</text:p>
          </table:table-cell>
          <table:table-cell table:style-name="Default" office:value-type="float" office:value="13.9035" calcext:value-type="float">
            <text:p>13.9035</text:p>
          </table:table-cell>
          <table:table-cell table:style-name="Default" office:value-type="float" office:value="4.43087" calcext:value-type="float">
            <text:p>4.43087</text:p>
          </table:table-cell>
          <table:table-cell table:style-name="Default" office:value-type="float" office:value="3.76104" calcext:value-type="float">
            <text:p>3.76104</text:p>
          </table:table-cell>
          <table:table-cell table:style-name="Default" office:value-type="float" office:value="4.8953" calcext:value-type="float">
            <text:p>4.8953</text:p>
          </table:table-cell>
          <table:table-cell table:style-name="Default" office:value-type="float" office:value="49.1068" calcext:value-type="float">
            <text:p>49.1068</text:p>
          </table:table-cell>
          <table:table-cell table:style-name="Default" office:value-type="float" office:value="23.9025" calcext:value-type="float">
            <text:p>23.9025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2.60644" calcext:value-type="float">
            <text:p>2.60644</text:p>
          </table:table-cell>
          <table:table-cell table:style-name="Default" office:value-type="float" office:value="0.906728" calcext:value-type="float">
            <text:p>0.906728</text:p>
          </table:table-cell>
          <table:table-cell table:style-name="Default" office:value-type="float" office:value="0.75002" calcext:value-type="float">
            <text:p>0.75002</text:p>
          </table:table-cell>
          <table:table-cell table:style-name="Default" office:value-type="float" office:value="1.07923" calcext:value-type="float">
            <text:p>1.07923</text:p>
          </table:table-cell>
          <table:table-cell table:style-name="Default" office:value-type="float" office:value="20.0829" calcext:value-type="float">
            <text:p>20.0829</text:p>
          </table:table-cell>
          <table:table-cell table:style-name="Default" office:value-type="float" office:value="11.1997" calcext:value-type="float">
            <text:p>11.1997</text:p>
          </table:table-cell>
          <table:table-cell table:style-name="Default" office:value-type="float" office:value="36.6251" calcext:value-type="float">
            <text:p>36.6251</text:p>
          </table:table-cell>
          <table:table-cell table:style-name="Default" office:value-type="float" office:value="7.11656" calcext:value-type="float">
            <text:p>7.11656</text:p>
          </table:table-cell>
          <table:table-cell table:style-name="Default" office:value-type="float" office:value="2.47571" calcext:value-type="float">
            <text:p>2.47571</text:p>
          </table:table-cell>
          <table:table-cell table:style-name="Default" office:value-type="float" office:value="2.04783" calcext:value-type="float">
            <text:p>2.04783</text:p>
          </table:table-cell>
          <table:table-cell table:style-name="Default" office:value-type="float" office:value="2.94669" calcext:value-type="float">
            <text:p>2.94669</text:p>
          </table:table-cell>
          <table:table-cell table:style-name="Default" office:value-type="float" office:value="54.8339" calcext:value-type="float">
            <text:p>54.8339</text:p>
          </table:table-cell>
          <table:table-cell table:style-name="Default" office:value-type="float" office:value="30.5794" calcext:value-type="float">
            <text:p>30.5794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2.08488" calcext:value-type="float">
            <text:p>2.08488</text:p>
          </table:table-cell>
          <table:table-cell table:style-name="Default" office:value-type="float" office:value="2.58563" calcext:value-type="float">
            <text:p>2.58563</text:p>
          </table:table-cell>
          <table:table-cell table:style-name="Default" office:value-type="float" office:value="2.18652" calcext:value-type="float">
            <text:p>2.18652</text:p>
          </table:table-cell>
          <table:table-cell table:style-name="Default" office:value-type="float" office:value="1.37106" calcext:value-type="float">
            <text:p>1.37106</text:p>
          </table:table-cell>
          <table:table-cell table:style-name="ce63" office:value-type="string" calcext:value-type="string">
            <text:p>6.95011e-310</text:p>
          </table:table-cell>
          <table:table-cell table:style-name="ce63" office:value-type="string" calcext:value-type="string">
            <text:p>6.95323e-310</text:p>
          </table:table-cell>
          <table:table-cell table:style-name="Default" office:value-type="float" office:value="8.2281" calcext:value-type="float">
            <text:p>8.2281</text:p>
          </table:table-cell>
          <table:table-cell table:style-name="Default" office:value-type="float" office:value="25.3385" calcext:value-type="float">
            <text:p>25.3385</text:p>
          </table:table-cell>
          <table:table-cell table:style-name="Default" office:value-type="float" office:value="31.4244" calcext:value-type="float">
            <text:p>31.4244</text:p>
          </table:table-cell>
          <table:table-cell table:style-name="Default" office:value-type="float" office:value="26.5739" calcext:value-type="float">
            <text:p>26.5739</text:p>
          </table:table-cell>
          <table:table-cell table:style-name="Default" office:value-type="float" office:value="16.6632" calcext:value-type="float">
            <text:p>16.6632</text:p>
          </table:table-cell>
          <table:table-cell table:style-name="ce63" office:value-type="string" calcext:value-type="string">
            <text:p>8.44681e-309</text:p>
          </table:table-cell>
          <table:table-cell table:style-name="ce63" office:value-type="string" calcext:value-type="string">
            <text:p>8.4506e-309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.07834" calcext:value-type="float">
            <text:p>1.07834</text:p>
          </table:table-cell>
          <table:table-cell table:style-name="Default" office:value-type="float" office:value="2.66124" calcext:value-type="float">
            <text:p>2.66124</text:p>
          </table:table-cell>
          <table:table-cell table:style-name="Default" office:value-type="float" office:value="2.33733" calcext:value-type="float">
            <text:p>2.33733</text:p>
          </table:table-cell>
          <table:table-cell table:style-name="Default" office:value-type="float" office:value="1.03145" calcext:value-type="float">
            <text:p>1.03145</text:p>
          </table:table-cell>
          <table:table-cell table:style-name="Default" office:value-type="float" office:value="5.34198" calcext:value-type="float">
            <text:p>5.34198</text:p>
          </table:table-cell>
          <table:table-cell table:style-name="Default" office:value-type="float" office:value="10.4299" calcext:value-type="float">
            <text:p>10.4299</text:p>
          </table:table-cell>
          <table:table-cell table:style-name="Default" office:value-type="float" office:value="22.8803" calcext:value-type="float">
            <text:p>22.8803</text:p>
          </table:table-cell>
          <table:table-cell table:style-name="Default" office:value-type="float" office:value="4.71298" calcext:value-type="float">
            <text:p>4.71298</text:p>
          </table:table-cell>
          <table:table-cell table:style-name="Default" office:value-type="float" office:value="11.6312" calcext:value-type="float">
            <text:p>11.6312</text:p>
          </table:table-cell>
          <table:table-cell table:style-name="Default" office:value-type="float" office:value="10.2155" calcext:value-type="float">
            <text:p>10.2155</text:p>
          </table:table-cell>
          <table:table-cell table:style-name="Default" office:value-type="float" office:value="4.50802" calcext:value-type="float">
            <text:p>4.50802</text:p>
          </table:table-cell>
          <table:table-cell table:style-name="Default" office:value-type="float" office:value="23.3476" calcext:value-type="float">
            <text:p>23.3476</text:p>
          </table:table-cell>
          <table:table-cell table:style-name="Default" office:value-type="float" office:value="45.5848" calcext:value-type="float">
            <text:p>45.5848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.39619" calcext:value-type="float">
            <text:p>1.39619</text:p>
          </table:table-cell>
          <table:table-cell table:style-name="Default" office:value-type="float" office:value="3.30159" calcext:value-type="float">
            <text:p>3.30159</text:p>
          </table:table-cell>
          <table:table-cell table:style-name="Default" office:value-type="float" office:value="2.44226" calcext:value-type="float">
            <text:p>2.44226</text:p>
          </table:table-cell>
          <table:table-cell table:style-name="Default" office:value-type="float" office:value="1.34104" calcext:value-type="float">
            <text:p>1.34104</text:p>
          </table:table-cell>
          <table:table-cell table:style-name="Default" office:value-type="float" office:value="2.60997" calcext:value-type="float">
            <text:p>2.60997</text:p>
          </table:table-cell>
          <table:table-cell table:style-name="Default" office:value-type="float" office:value="11.6849" calcext:value-type="float">
            <text:p>11.6849</text:p>
          </table:table-cell>
          <table:table-cell table:style-name="Default" office:value-type="float" office:value="22.7759" calcext:value-type="float">
            <text:p>22.7759</text:p>
          </table:table-cell>
          <table:table-cell table:style-name="Default" office:value-type="float" office:value="6.13012" calcext:value-type="float">
            <text:p>6.13012</text:p>
          </table:table-cell>
          <table:table-cell table:style-name="Default" office:value-type="float" office:value="14.496" calcext:value-type="float">
            <text:p>14.496</text:p>
          </table:table-cell>
          <table:table-cell table:style-name="Default" office:value-type="float" office:value="10.723" calcext:value-type="float">
            <text:p>10.723</text:p>
          </table:table-cell>
          <table:table-cell table:style-name="Default" office:value-type="float" office:value="5.88797" calcext:value-type="float">
            <text:p>5.88797</text:p>
          </table:table-cell>
          <table:table-cell table:style-name="Default" office:value-type="float" office:value="11.4593" calcext:value-type="float">
            <text:p>11.4593</text:p>
          </table:table-cell>
          <table:table-cell table:style-name="Default" office:value-type="float" office:value="51.3036" calcext:value-type="float">
            <text:p>51.303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2.22652" calcext:value-type="float">
            <text:p>2.22652</text:p>
          </table:table-cell>
          <table:table-cell table:style-name="Default" office:value-type="float" office:value="2.65338" calcext:value-type="float">
            <text:p>2.65338</text:p>
          </table:table-cell>
          <table:table-cell table:style-name="Default" office:value-type="float" office:value="1.80392" calcext:value-type="float">
            <text:p>1.80392</text:p>
          </table:table-cell>
          <table:table-cell table:style-name="Default" office:value-type="float" office:value="0.948465" calcext:value-type="float">
            <text:p>0.948465</text:p>
          </table:table-cell>
          <table:table-cell table:style-name="Default" office:value-type="float" office:value="3.92224" calcext:value-type="float">
            <text:p>3.92224</text:p>
          </table:table-cell>
          <table:table-cell table:style-name="Default" office:value-type="float" office:value="8.17494" calcext:value-type="float">
            <text:p>8.17494</text:p>
          </table:table-cell>
          <table:table-cell table:style-name="Default" office:value-type="float" office:value="19.7295" calcext:value-type="float">
            <text:p>19.7295</text:p>
          </table:table-cell>
          <table:table-cell table:style-name="Default" office:value-type="float" office:value="11.2852" calcext:value-type="float">
            <text:p>11.2852</text:p>
          </table:table-cell>
          <table:table-cell table:style-name="Default" office:value-type="float" office:value="13.4488" calcext:value-type="float">
            <text:p>13.4488</text:p>
          </table:table-cell>
          <table:table-cell table:style-name="Default" office:value-type="float" office:value="9.14329" calcext:value-type="float">
            <text:p>9.14329</text:p>
          </table:table-cell>
          <table:table-cell table:style-name="Default" office:value-type="float" office:value="4.80735" calcext:value-type="float">
            <text:p>4.80735</text:p>
          </table:table-cell>
          <table:table-cell table:style-name="Default" office:value-type="float" office:value="19.8801" calcext:value-type="float">
            <text:p>19.8801</text:p>
          </table:table-cell>
          <table:table-cell table:style-name="Default" office:value-type="float" office:value="41.4352" calcext:value-type="float">
            <text:p>41.4352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1.74132" calcext:value-type="float">
            <text:p>1.74132</text:p>
          </table:table-cell>
          <table:table-cell table:style-name="Default" office:value-type="float" office:value="2.85642" calcext:value-type="float">
            <text:p>2.85642</text:p>
          </table:table-cell>
          <table:table-cell table:style-name="Default" office:value-type="float" office:value="1.51614" calcext:value-type="float">
            <text:p>1.51614</text:p>
          </table:table-cell>
          <table:table-cell table:style-name="Default" office:value-type="float" office:value="1.31163" calcext:value-type="float">
            <text:p>1.31163</text:p>
          </table:table-cell>
          <table:table-cell table:style-name="Default" office:value-type="float" office:value="7.8702" calcext:value-type="float">
            <text:p>7.8702</text:p>
          </table:table-cell>
          <table:table-cell table:style-name="Default" office:value-type="float" office:value="8.49752" calcext:value-type="float">
            <text:p>8.49752</text:p>
          </table:table-cell>
          <table:table-cell table:style-name="Default" office:value-type="float" office:value="23.7932" calcext:value-type="float">
            <text:p>23.7932</text:p>
          </table:table-cell>
          <table:table-cell table:style-name="Default" office:value-type="float" office:value="7.31855" calcext:value-type="float">
            <text:p>7.31855</text:p>
          </table:table-cell>
          <table:table-cell table:style-name="Default" office:value-type="float" office:value="12.0052" calcext:value-type="float">
            <text:p>12.0052</text:p>
          </table:table-cell>
          <table:table-cell table:style-name="Default" office:value-type="float" office:value="6.37213" calcext:value-type="float">
            <text:p>6.37213</text:p>
          </table:table-cell>
          <table:table-cell table:style-name="Default" office:value-type="float" office:value="5.51261" calcext:value-type="float">
            <text:p>5.51261</text:p>
          </table:table-cell>
          <table:table-cell table:style-name="Default" office:value-type="float" office:value="33.0775" calcext:value-type="float">
            <text:p>33.0775</text:p>
          </table:table-cell>
          <table:table-cell table:style-name="Default" office:value-type="float" office:value="35.714" calcext:value-type="float">
            <text:p>35.71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1.32925" calcext:value-type="float">
            <text:p>1.32925</text:p>
          </table:table-cell>
          <table:table-cell table:style-name="Default" office:value-type="float" office:value="2.96699" calcext:value-type="float">
            <text:p>2.96699</text:p>
          </table:table-cell>
          <table:table-cell table:style-name="Default" office:value-type="float" office:value="2.22203" calcext:value-type="float">
            <text:p>2.22203</text:p>
          </table:table-cell>
          <table:table-cell table:style-name="Default" office:value-type="float" office:value="1.1122" calcext:value-type="float">
            <text:p>1.1122</text:p>
          </table:table-cell>
          <table:table-cell table:number-columns-repeated="2" table:style-name="ce63" office:value-type="string" calcext:value-type="string">
            <text:p>6.92301e-310</text:p>
          </table:table-cell>
          <table:table-cell table:style-name="Default" office:value-type="float" office:value="7.63047" calcext:value-type="float">
            <text:p>7.63047</text:p>
          </table:table-cell>
          <table:table-cell table:style-name="Default" office:value-type="float" office:value="17.4203" calcext:value-type="float">
            <text:p>17.4203</text:p>
          </table:table-cell>
          <table:table-cell table:style-name="Default" office:value-type="float" office:value="38.8834" calcext:value-type="float">
            <text:p>38.8834</text:p>
          </table:table-cell>
          <table:table-cell table:style-name="Default" office:value-type="float" office:value="29.1205" calcext:value-type="float">
            <text:p>29.1205</text:p>
          </table:table-cell>
          <table:table-cell table:style-name="Default" office:value-type="float" office:value="14.5758" calcext:value-type="float">
            <text:p>14.5758</text:p>
          </table:table-cell>
          <table:table-cell table:number-columns-repeated="2" table:style-name="ce63" office:value-type="string" calcext:value-type="string">
            <text:p>9.07285e-309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0.971086" calcext:value-type="float">
            <text:p>0.971086</text:p>
          </table:table-cell>
          <table:table-cell table:style-name="Default" office:value-type="float" office:value="3.00799" calcext:value-type="float">
            <text:p>3.00799</text:p>
          </table:table-cell>
          <table:table-cell table:style-name="Default" office:value-type="float" office:value="2.72811" calcext:value-type="float">
            <text:p>2.72811</text:p>
          </table:table-cell>
          <table:table-cell table:style-name="Default" office:value-type="float" office:value="1.95278" calcext:value-type="float">
            <text:p>1.95278</text:p>
          </table:table-cell>
          <table:table-cell table:style-name="Default" office:value-type="float" office:value="1.3369" calcext:value-type="float">
            <text:p>1.3369</text:p>
          </table:table-cell>
          <table:table-cell table:style-name="Default" office:value-type="float" office:value="13.8641" calcext:value-type="float">
            <text:p>13.8641</text:p>
          </table:table-cell>
          <table:table-cell table:style-name="Default" office:value-type="float" office:value="23.861" calcext:value-type="float">
            <text:p>23.861</text:p>
          </table:table-cell>
          <table:table-cell table:style-name="Default" office:value-type="float" office:value="4.06977" calcext:value-type="float">
            <text:p>4.06977</text:p>
          </table:table-cell>
          <table:table-cell table:style-name="Default" office:value-type="float" office:value="12.6063" calcext:value-type="float">
            <text:p>12.6063</text:p>
          </table:table-cell>
          <table:table-cell table:style-name="Default" office:value-type="float" office:value="11.4334" calcext:value-type="float">
            <text:p>11.4334</text:p>
          </table:table-cell>
          <table:table-cell table:style-name="Default" office:value-type="float" office:value="8.184" calcext:value-type="float">
            <text:p>8.184</text:p>
          </table:table-cell>
          <table:table-cell table:style-name="Default" office:value-type="float" office:value="5.60286" calcext:value-type="float">
            <text:p>5.60286</text:p>
          </table:table-cell>
          <table:table-cell table:style-name="Default" office:value-type="float" office:value="58.1037" calcext:value-type="float">
            <text:p>58.1037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0.686009" calcext:value-type="float">
            <text:p>0.686009</text:p>
          </table:table-cell>
          <table:table-cell table:style-name="Default" office:value-type="float" office:value="3.51805" calcext:value-type="float">
            <text:p>3.51805</text:p>
          </table:table-cell>
          <table:table-cell table:style-name="Default" office:value-type="float" office:value="2.77949" calcext:value-type="float">
            <text:p>2.77949</text:p>
          </table:table-cell>
          <table:table-cell table:style-name="Default" office:value-type="float" office:value="0.640743" calcext:value-type="float">
            <text:p>0.640743</text:p>
          </table:table-cell>
          <table:table-cell table:style-name="Default" office:value-type="float" office:value="0.109001" calcext:value-type="float">
            <text:p>0.109001</text:p>
          </table:table-cell>
          <table:table-cell table:style-name="Default" office:value-type="float" office:value="9.96143" calcext:value-type="float">
            <text:p>9.96143</text:p>
          </table:table-cell>
          <table:table-cell table:style-name="Default" office:value-type="float" office:value="17.6947" calcext:value-type="float">
            <text:p>17.6947</text:p>
          </table:table-cell>
          <table:table-cell table:style-name="Default" office:value-type="float" office:value="3.87691" calcext:value-type="float">
            <text:p>3.87691</text:p>
          </table:table-cell>
          <table:table-cell table:style-name="Default" office:value-type="float" office:value="19.8819" calcext:value-type="float">
            <text:p>19.8819</text:p>
          </table:table-cell>
          <table:table-cell table:style-name="Default" office:value-type="float" office:value="15.708" calcext:value-type="float">
            <text:p>15.708</text:p>
          </table:table-cell>
          <table:table-cell table:style-name="Default" office:value-type="float" office:value="3.6211" calcext:value-type="float">
            <text:p>3.6211</text:p>
          </table:table-cell>
          <table:table-cell table:style-name="Default" office:value-type="float" office:value="0.616009" calcext:value-type="float">
            <text:p>0.616009</text:p>
          </table:table-cell>
          <table:table-cell table:style-name="Default" office:value-type="float" office:value="56.2961" calcext:value-type="float">
            <text:p>56.2961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0.415503" calcext:value-type="float">
            <text:p>0.415503</text:p>
          </table:table-cell>
          <table:table-cell table:style-name="Default" office:value-type="float" office:value="3.36253" calcext:value-type="float">
            <text:p>3.36253</text:p>
          </table:table-cell>
          <table:table-cell table:style-name="Default" office:value-type="float" office:value="2.63215" calcext:value-type="float">
            <text:p>2.63215</text:p>
          </table:table-cell>
          <table:table-cell table:style-name="Default" office:value-type="float" office:value="1.24937" calcext:value-type="float">
            <text:p>1.24937</text:p>
          </table:table-cell>
          <table:table-cell table:style-name="Default" office:value-type="float" office:value="8.28321" calcext:value-type="float">
            <text:p>8.28321</text:p>
          </table:table-cell>
          <table:table-cell table:style-name="Default" office:value-type="float" office:value="12.0175" calcext:value-type="float">
            <text:p>12.0175</text:p>
          </table:table-cell>
          <table:table-cell table:style-name="Default" office:value-type="float" office:value="27.9603" calcext:value-type="float">
            <text:p>27.9603</text:p>
          </table:table-cell>
          <table:table-cell table:style-name="Default" office:value-type="float" office:value="1.48604" calcext:value-type="float">
            <text:p>1.48604</text:p>
          </table:table-cell>
          <table:table-cell table:style-name="Default" office:value-type="float" office:value="12.0261" calcext:value-type="float">
            <text:p>12.0261</text:p>
          </table:table-cell>
          <table:table-cell table:style-name="Default" office:value-type="float" office:value="9.41388" calcext:value-type="float">
            <text:p>9.41388</text:p>
          </table:table-cell>
          <table:table-cell table:style-name="Default" office:value-type="float" office:value="4.46838" calcext:value-type="float">
            <text:p>4.46838</text:p>
          </table:table-cell>
          <table:table-cell table:style-name="Default" office:value-type="float" office:value="29.6249" calcext:value-type="float">
            <text:p>29.6249</text:p>
          </table:table-cell>
          <table:table-cell table:style-name="Default" office:value-type="float" office:value="42.9807" calcext:value-type="float">
            <text:p>42.9807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0.800565" calcext:value-type="float">
            <text:p>0.800565</text:p>
          </table:table-cell>
          <table:table-cell table:style-name="Default" office:value-type="float" office:value="3.72162" calcext:value-type="float">
            <text:p>3.72162</text:p>
          </table:table-cell>
          <table:table-cell table:style-name="Default" office:value-type="float" office:value="3.3344" calcext:value-type="float">
            <text:p>3.3344</text:p>
          </table:table-cell>
          <table:table-cell table:style-name="Default" office:value-type="float" office:value="0.963044" calcext:value-type="float">
            <text:p>0.963044</text:p>
          </table:table-cell>
          <table:table-cell table:style-name="Default" office:value-type="float" office:value="5.61622" calcext:value-type="float">
            <text:p>5.61622</text:p>
          </table:table-cell>
          <table:table-cell table:style-name="Default" office:value-type="float" office:value="10.7242" calcext:value-type="float">
            <text:p>10.7242</text:p>
          </table:table-cell>
          <table:table-cell table:style-name="Default" office:value-type="float" office:value="25.1601" calcext:value-type="float">
            <text:p>25.1601</text:p>
          </table:table-cell>
          <table:table-cell table:style-name="Default" office:value-type="float" office:value="3.18189" calcext:value-type="float">
            <text:p>3.18189</text:p>
          </table:table-cell>
          <table:table-cell table:style-name="Default" office:value-type="float" office:value="14.7918" calcext:value-type="float">
            <text:p>14.7918</text:p>
          </table:table-cell>
          <table:table-cell table:style-name="Default" office:value-type="float" office:value="13.2527" calcext:value-type="float">
            <text:p>13.2527</text:p>
          </table:table-cell>
          <table:table-cell table:style-name="Default" office:value-type="float" office:value="3.82767" calcext:value-type="float">
            <text:p>3.82767</text:p>
          </table:table-cell>
          <table:table-cell table:style-name="Default" office:value-type="float" office:value="22.3219" calcext:value-type="float">
            <text:p>22.3219</text:p>
          </table:table-cell>
          <table:table-cell table:style-name="Default" office:value-type="float" office:value="42.624" calcext:value-type="float">
            <text:p>42.624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4.24729" calcext:value-type="float">
            <text:p>4.24729</text:p>
          </table:table-cell>
          <table:table-cell table:style-name="Default" office:value-type="float" office:value="1.05253" calcext:value-type="float">
            <text:p>1.05253</text:p>
          </table:table-cell>
          <table:table-cell table:style-name="Default" office:value-type="float" office:value="0.938162" calcext:value-type="float">
            <text:p>0.938162</text:p>
          </table:table-cell>
          <table:table-cell table:style-name="Default" office:value-type="float" office:value="1.00976" calcext:value-type="float">
            <text:p>1.00976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string" calcext:value-type="string">
            <text:p>6.94036e-310</text:p>
          </table:table-cell>
          <table:table-cell table:style-name="Default" office:value-type="float" office:value="7.24774" calcext:value-type="float">
            <text:p>7.24774</text:p>
          </table:table-cell>
          <table:table-cell table:style-name="Default" office:value-type="float" office:value="58.6016" calcext:value-type="float">
            <text:p>58.6016</text:p>
          </table:table-cell>
          <table:table-cell table:style-name="Default" office:value-type="float" office:value="14.5222" calcext:value-type="float">
            <text:p>14.5222</text:p>
          </table:table-cell>
          <table:table-cell table:style-name="Default" office:value-type="float" office:value="12.9442" calcext:value-type="float">
            <text:p>12.9442</text:p>
          </table:table-cell>
          <table:table-cell table:style-name="Default" office:value-type="float" office:value="13.9321" calcext:value-type="float">
            <text:p>13.9321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string" calcext:value-type="string">
            <text:p>9.5759e-309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3.81261" calcext:value-type="float">
            <text:p>3.81261</text:p>
          </table:table-cell>
          <table:table-cell table:style-name="Default" office:value-type="float" office:value="1.16075" calcext:value-type="float">
            <text:p>1.16075</text:p>
          </table:table-cell>
          <table:table-cell table:style-name="Default" office:value-type="float" office:value="0.94649" calcext:value-type="float">
            <text:p>0.94649</text:p>
          </table:table-cell>
          <table:table-cell table:style-name="Default" office:value-type="float" office:value="1.8586" calcext:value-type="float">
            <text:p>1.8586</text:p>
          </table:table-cell>
          <table:table-cell table:style-name="Default" office:value-type="float" office:value="20.6026" calcext:value-type="float">
            <text:p>20.6026</text:p>
          </table:table-cell>
          <table:table-cell table:style-name="Default" office:value-type="float" office:value="4.04936" calcext:value-type="float">
            <text:p>4.04936</text:p>
          </table:table-cell>
          <table:table-cell table:style-name="Default" office:value-type="float" office:value="32.4305" calcext:value-type="float">
            <text:p>32.4305</text:p>
          </table:table-cell>
          <table:table-cell table:style-name="Default" office:value-type="float" office:value="11.7563" calcext:value-type="float">
            <text:p>11.7563</text:p>
          </table:table-cell>
          <table:table-cell table:style-name="Default" office:value-type="float" office:value="3.57921" calcext:value-type="float">
            <text:p>3.57921</text:p>
          </table:table-cell>
          <table:table-cell table:style-name="Default" office:value-type="float" office:value="2.91852" calcext:value-type="float">
            <text:p>2.91852</text:p>
          </table:table-cell>
          <table:table-cell table:style-name="Default" office:value-type="float" office:value="5.73103" calcext:value-type="float">
            <text:p>5.73103</text:p>
          </table:table-cell>
          <table:table-cell table:style-name="Default" office:value-type="float" office:value="63.5287" calcext:value-type="float">
            <text:p>63.5287</text:p>
          </table:table-cell>
          <table:table-cell table:style-name="Default" office:value-type="float" office:value="12.4863" calcext:value-type="float">
            <text:p>12.4863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4.96541" calcext:value-type="float">
            <text:p>4.96541</text:p>
          </table:table-cell>
          <table:table-cell table:style-name="Default" office:value-type="float" office:value="1.23535" calcext:value-type="float">
            <text:p>1.23535</text:p>
          </table:table-cell>
          <table:table-cell table:style-name="Default" office:value-type="float" office:value="1.17589" calcext:value-type="float">
            <text:p>1.17589</text:p>
          </table:table-cell>
          <table:table-cell table:style-name="Default" office:value-type="float" office:value="1.68201" calcext:value-type="float">
            <text:p>1.68201</text:p>
          </table:table-cell>
          <table:table-cell table:style-name="Default" office:value-type="float" office:value="20.8776" calcext:value-type="float">
            <text:p>20.8776</text:p>
          </table:table-cell>
          <table:table-cell table:style-name="Default" office:value-type="float" office:value="3.28274" calcext:value-type="float">
            <text:p>3.28274</text:p>
          </table:table-cell>
          <table:table-cell table:style-name="Default" office:value-type="float" office:value="33.219" calcext:value-type="float">
            <text:p>33.219</text:p>
          </table:table-cell>
          <table:table-cell table:style-name="Default" office:value-type="float" office:value="14.9475" calcext:value-type="float">
            <text:p>14.9475</text:p>
          </table:table-cell>
          <table:table-cell table:style-name="Default" office:value-type="float" office:value="3.71881" calcext:value-type="float">
            <text:p>3.71881</text:p>
          </table:table-cell>
          <table:table-cell table:style-name="Default" office:value-type="float" office:value="3.5398" calcext:value-type="float">
            <text:p>3.5398</text:p>
          </table:table-cell>
          <table:table-cell table:style-name="Default" office:value-type="float" office:value="5.0634" calcext:value-type="float">
            <text:p>5.0634</text:p>
          </table:table-cell>
          <table:table-cell table:style-name="Default" office:value-type="float" office:value="62.8484" calcext:value-type="float">
            <text:p>62.8484</text:p>
          </table:table-cell>
          <table:table-cell table:style-name="Default" office:value-type="float" office:value="9.88212" calcext:value-type="float">
            <text:p>9.88212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3.32798" calcext:value-type="float">
            <text:p>3.32798</text:p>
          </table:table-cell>
          <table:table-cell table:style-name="Default" office:value-type="float" office:value="1.62621" calcext:value-type="float">
            <text:p>1.62621</text:p>
          </table:table-cell>
          <table:table-cell table:style-name="Default" office:value-type="float" office:value="1.52897" calcext:value-type="float">
            <text:p>1.52897</text:p>
          </table:table-cell>
          <table:table-cell table:style-name="Default" office:value-type="float" office:value="1.28642" calcext:value-type="float">
            <text:p>1.28642</text:p>
          </table:table-cell>
          <table:table-cell table:style-name="Default" office:value-type="float" office:value="30.7162" calcext:value-type="float">
            <text:p>30.7162</text:p>
          </table:table-cell>
          <table:table-cell table:style-name="Default" office:value-type="float" office:value="7.04261" calcext:value-type="float">
            <text:p>7.04261</text:p>
          </table:table-cell>
          <table:table-cell table:style-name="Default" office:value-type="float" office:value="45.5284" calcext:value-type="float">
            <text:p>45.5284</text:p>
          </table:table-cell>
          <table:table-cell table:style-name="Default" office:value-type="float" office:value="7.30967" calcext:value-type="float">
            <text:p>7.30967</text:p>
          </table:table-cell>
          <table:table-cell table:style-name="Default" office:value-type="float" office:value="3.57186" calcext:value-type="float">
            <text:p>3.57186</text:p>
          </table:table-cell>
          <table:table-cell table:style-name="Default" office:value-type="float" office:value="3.35828" calcext:value-type="float">
            <text:p>3.35828</text:p>
          </table:table-cell>
          <table:table-cell table:style-name="Default" office:value-type="float" office:value="2.82554" calcext:value-type="float">
            <text:p>2.82554</text:p>
          </table:table-cell>
          <table:table-cell table:style-name="Default" office:value-type="float" office:value="67.4661" calcext:value-type="float">
            <text:p>67.4661</text:p>
          </table:table-cell>
          <table:table-cell table:style-name="Default" office:value-type="float" office:value="15.4686" calcext:value-type="float">
            <text:p>15.4686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3.13325" calcext:value-type="float">
            <text:p>3.13325</text:p>
          </table:table-cell>
          <table:table-cell table:style-name="Default" office:value-type="float" office:value="1.06124" calcext:value-type="float">
            <text:p>1.06124</text:p>
          </table:table-cell>
          <table:table-cell table:style-name="Default" office:value-type="float" office:value="0.875238" calcext:value-type="float">
            <text:p>0.875238</text:p>
          </table:table-cell>
          <table:table-cell table:style-name="Default" office:value-type="float" office:value="2.01294" calcext:value-type="float">
            <text:p>2.01294</text:p>
          </table:table-cell>
          <table:table-cell table:style-name="Default" office:value-type="float" office:value="11.1817" calcext:value-type="float">
            <text:p>11.1817</text:p>
          </table:table-cell>
          <table:table-cell table:style-name="Default" office:value-type="float" office:value="2.38191" calcext:value-type="float">
            <text:p>2.38191</text:p>
          </table:table-cell>
          <table:table-cell table:style-name="Default" office:value-type="float" office:value="20.6463" calcext:value-type="float">
            <text:p>20.6463</text:p>
          </table:table-cell>
          <table:table-cell table:style-name="Default" office:value-type="float" office:value="15.1758" calcext:value-type="float">
            <text:p>15.1758</text:p>
          </table:table-cell>
          <table:table-cell table:style-name="Default" office:value-type="float" office:value="5.14008" calcext:value-type="float">
            <text:p>5.14008</text:p>
          </table:table-cell>
          <table:table-cell table:style-name="Default" office:value-type="float" office:value="4.2392" calcext:value-type="float">
            <text:p>4.2392</text:p>
          </table:table-cell>
          <table:table-cell table:style-name="Default" office:value-type="float" office:value="9.74963" calcext:value-type="float">
            <text:p>9.74963</text:p>
          </table:table-cell>
          <table:table-cell table:style-name="Default" office:value-type="float" office:value="54.1585" calcext:value-type="float">
            <text:p>54.1585</text:p>
          </table:table-cell>
          <table:table-cell table:style-name="Default" office:value-type="float" office:value="11.5367" calcext:value-type="float">
            <text:p>11.5367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2.69198" calcext:value-type="float">
            <text:p>2.69198</text:p>
          </table:table-cell>
          <table:table-cell table:style-name="Default" office:value-type="float" office:value="2.6073" calcext:value-type="float">
            <text:p>2.6073</text:p>
          </table:table-cell>
          <table:table-cell table:style-name="Default" office:value-type="float" office:value="2.00556" calcext:value-type="float">
            <text:p>2.00556</text:p>
          </table:table-cell>
          <table:table-cell table:style-name="Default" office:value-type="float" office:value="0.822503" calcext:value-type="float">
            <text:p>0.822503</text:p>
          </table:table-cell>
          <table:table-cell table:number-columns-repeated="2" table:style-name="ce63" office:value-type="string" calcext:value-type="string">
            <text:p>6.94987e-310</text:p>
          </table:table-cell>
          <table:table-cell table:style-name="Default" office:value-type="float" office:value="8.12735" calcext:value-type="float">
            <text:p>8.12735</text:p>
          </table:table-cell>
          <table:table-cell table:style-name="Default" office:value-type="float" office:value="33.1225" calcext:value-type="float">
            <text:p>33.1225</text:p>
          </table:table-cell>
          <table:table-cell table:style-name="Default" office:value-type="float" office:value="32.0806" calcext:value-type="float">
            <text:p>32.0806</text:p>
          </table:table-cell>
          <table:table-cell table:style-name="Default" office:value-type="float" office:value="24.6767" calcext:value-type="float">
            <text:p>24.6767</text:p>
          </table:table-cell>
          <table:table-cell table:style-name="Default" office:value-type="float" office:value="10.1202" calcext:value-type="float">
            <text:p>10.1202</text:p>
          </table:table-cell>
          <table:table-cell table:number-columns-repeated="2" table:style-name="ce63" office:value-type="string" calcext:value-type="string">
            <text:p>8.55121e-309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2.77848" calcext:value-type="float">
            <text:p>2.77848</text:p>
          </table:table-cell>
          <table:table-cell table:style-name="Default" office:value-type="float" office:value="2.19488" calcext:value-type="float">
            <text:p>2.19488</text:p>
          </table:table-cell>
          <table:table-cell table:style-name="Default" office:value-type="float" office:value="1.53399" calcext:value-type="float">
            <text:p>1.53399</text:p>
          </table:table-cell>
          <table:table-cell table:style-name="Default" office:value-type="float" office:value="1.2209" calcext:value-type="float">
            <text:p>1.2209</text:p>
          </table:table-cell>
          <table:table-cell table:style-name="Default" office:value-type="float" office:value="15.3757" calcext:value-type="float">
            <text:p>15.3757</text:p>
          </table:table-cell>
          <table:table-cell table:style-name="Default" office:value-type="float" office:value="8.497" calcext:value-type="float">
            <text:p>8.497</text:p>
          </table:table-cell>
          <table:table-cell table:style-name="Default" office:value-type="float" office:value="31.6009" calcext:value-type="float">
            <text:p>31.6009</text:p>
          </table:table-cell>
          <table:table-cell table:style-name="Default" office:value-type="float" office:value="8.79242" calcext:value-type="float">
            <text:p>8.79242</text:p>
          </table:table-cell>
          <table:table-cell table:style-name="Default" office:value-type="float" office:value="6.94563" calcext:value-type="float">
            <text:p>6.94563</text:p>
          </table:table-cell>
          <table:table-cell table:style-name="Default" office:value-type="float" office:value="4.85425" calcext:value-type="float">
            <text:p>4.85425</text:p>
          </table:table-cell>
          <table:table-cell table:style-name="Default" office:value-type="float" office:value="3.86349" calcext:value-type="float">
            <text:p>3.86349</text:p>
          </table:table-cell>
          <table:table-cell table:style-name="Default" office:value-type="float" office:value="48.6558" calcext:value-type="float">
            <text:p>48.6558</text:p>
          </table:table-cell>
          <table:table-cell table:style-name="Default" office:value-type="float" office:value="26.8885" calcext:value-type="float">
            <text:p>26.8885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3.21807" calcext:value-type="float">
            <text:p>3.21807</text:p>
          </table:table-cell>
          <table:table-cell table:style-name="Default" office:value-type="float" office:value="2.22157" calcext:value-type="float">
            <text:p>2.22157</text:p>
          </table:table-cell>
          <table:table-cell table:style-name="Default" office:value-type="float" office:value="1.80536" calcext:value-type="float">
            <text:p>1.80536</text:p>
          </table:table-cell>
          <table:table-cell table:style-name="Default" office:value-type="float" office:value="1.12316" calcext:value-type="float">
            <text:p>1.12316</text:p>
          </table:table-cell>
          <table:table-cell table:style-name="Default" office:value-type="float" office:value="11.8528" calcext:value-type="float">
            <text:p>11.8528</text:p>
          </table:table-cell>
          <table:table-cell table:style-name="Default" office:value-type="float" office:value="4.41892" calcext:value-type="float">
            <text:p>4.41892</text:p>
          </table:table-cell>
          <table:table-cell table:style-name="Default" office:value-type="float" office:value="24.6399" calcext:value-type="float">
            <text:p>24.6399</text:p>
          </table:table-cell>
          <table:table-cell table:style-name="Default" office:value-type="float" office:value="13.0604" calcext:value-type="float">
            <text:p>13.0604</text:p>
          </table:table-cell>
          <table:table-cell table:style-name="Default" office:value-type="float" office:value="9.01613" calcext:value-type="float">
            <text:p>9.01613</text:p>
          </table:table-cell>
          <table:table-cell table:style-name="Default" office:value-type="float" office:value="7.32697" calcext:value-type="float">
            <text:p>7.32697</text:p>
          </table:table-cell>
          <table:table-cell table:style-name="Default" office:value-type="float" office:value="4.55828" calcext:value-type="float">
            <text:p>4.55828</text:p>
          </table:table-cell>
          <table:table-cell table:style-name="Default" office:value-type="float" office:value="48.1042" calcext:value-type="float">
            <text:p>48.1042</text:p>
          </table:table-cell>
          <table:table-cell table:style-name="Default" office:value-type="float" office:value="17.934" calcext:value-type="float">
            <text:p>17.934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2.23453" calcext:value-type="float">
            <text:p>2.23453</text:p>
          </table:table-cell>
          <table:table-cell table:style-name="Default" office:value-type="float" office:value="2.73968" calcext:value-type="float">
            <text:p>2.73968</text:p>
          </table:table-cell>
          <table:table-cell table:style-name="Default" office:value-type="float" office:value="2.47101" calcext:value-type="float">
            <text:p>2.47101</text:p>
          </table:table-cell>
          <table:table-cell table:style-name="Default" office:value-type="float" office:value="2.31333" calcext:value-type="float">
            <text:p>2.31333</text:p>
          </table:table-cell>
          <table:table-cell table:style-name="Default" office:value-type="float" office:value="17.0114" calcext:value-type="float">
            <text:p>17.0114</text:p>
          </table:table-cell>
          <table:table-cell table:style-name="Default" office:value-type="float" office:value="6.62041" calcext:value-type="float">
            <text:p>6.62041</text:p>
          </table:table-cell>
          <table:table-cell table:style-name="Default" office:value-type="float" office:value="33.3904" calcext:value-type="float">
            <text:p>33.3904</text:p>
          </table:table-cell>
          <table:table-cell table:style-name="Default" office:value-type="float" office:value="6.69212" calcext:value-type="float">
            <text:p>6.69212</text:p>
          </table:table-cell>
          <table:table-cell table:style-name="Default" office:value-type="float" office:value="8.20501" calcext:value-type="float">
            <text:p>8.20501</text:p>
          </table:table-cell>
          <table:table-cell table:style-name="Default" office:value-type="float" office:value="7.40035" calcext:value-type="float">
            <text:p>7.40035</text:p>
          </table:table-cell>
          <table:table-cell table:style-name="Default" office:value-type="float" office:value="6.92812" calcext:value-type="float">
            <text:p>6.92812</text:p>
          </table:table-cell>
          <table:table-cell table:style-name="Default" office:value-type="float" office:value="50.9471" calcext:value-type="float">
            <text:p>50.9471</text:p>
          </table:table-cell>
          <table:table-cell table:style-name="Default" office:value-type="float" office:value="19.8273" calcext:value-type="float">
            <text:p>19.8273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2.59657" calcext:value-type="float">
            <text:p>2.59657</text:p>
          </table:table-cell>
          <table:table-cell table:style-name="Default" office:value-type="float" office:value="3.23968" calcext:value-type="float">
            <text:p>3.23968</text:p>
          </table:table-cell>
          <table:table-cell table:style-name="Default" office:value-type="float" office:value="2.82202" calcext:value-type="float">
            <text:p>2.82202</text:p>
          </table:table-cell>
          <table:table-cell table:style-name="Default" office:value-type="float" office:value="1.56862" calcext:value-type="float">
            <text:p>1.56862</text:p>
          </table:table-cell>
          <table:table-cell table:style-name="Default" office:value-type="float" office:value="14.397" calcext:value-type="float">
            <text:p>14.397</text:p>
          </table:table-cell>
          <table:table-cell table:style-name="Default" office:value-type="float" office:value="5.62257" calcext:value-type="float">
            <text:p>5.62257</text:p>
          </table:table-cell>
          <table:table-cell table:style-name="Default" office:value-type="float" office:value="30.2465" calcext:value-type="float">
            <text:p>30.2465</text:p>
          </table:table-cell>
          <table:table-cell table:style-name="Default" office:value-type="float" office:value="8.58469" calcext:value-type="float">
            <text:p>8.58469</text:p>
          </table:table-cell>
          <table:table-cell table:style-name="Default" office:value-type="float" office:value="10.7109" calcext:value-type="float">
            <text:p>10.7109</text:p>
          </table:table-cell>
          <table:table-cell table:style-name="Default" office:value-type="float" office:value="9.33009" calcext:value-type="float">
            <text:p>9.33009</text:p>
          </table:table-cell>
          <table:table-cell table:style-name="Default" office:value-type="float" office:value="5.18612" calcext:value-type="float">
            <text:p>5.18612</text:p>
          </table:table-cell>
          <table:table-cell table:style-name="Default" office:value-type="float" office:value="47.599" calcext:value-type="float">
            <text:p>47.599</text:p>
          </table:table-cell>
          <table:table-cell table:style-name="Default" office:value-type="float" office:value="18.5892" calcext:value-type="float">
            <text:p>18.5892</text:p>
          </table:table-cell>
        </table:table-row>
        <table:table-row table:style-name="ro1">
          <table:table-cell table:style-name="ce32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32"/>
          <table:table-cell table:style-name="Default" table:number-columns-repeated="13"/>
        </table:table-row>
        <table:table-row table:style-name="ro1">
          <table:table-cell table:style-name="ce32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32"/>
          <table:table-cell table:style-name="Default" table:number-columns-repeated="13"/>
        </table:table-row>
        <table:table-row table:style-name="ro1">
          <table:table-cell table:style-name="ce32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32"/>
          <table:table-cell table:style-name="Default" table:number-columns-repeated="13"/>
        </table:table-row>
        <table:table-row table:style-name="ro1">
          <table:table-cell table:style-name="ce32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32"/>
          <table:table-cell table:style-name="Default" table:number-columns-repeated="13"/>
        </table:table-row>
        <table:table-row table:style-name="ro1" table:number-rows-repeated="12">
          <table:table-cell table:style-name="ce32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 table:number-rows-repeated="75">
          <table:table-cell/>
          <table:table-cell table:style-name="Default" table:number-columns-repeated="13"/>
        </table:table-row>
        <table:table-row table:style-name="ro1" table:number-rows-repeated="10484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Dist" table:style-name="ta1">
        <office:forms form:automatic-focus="false" form:apply-design-mode="false"/>
        <table:table-column table:style-name="co11" table:default-cell-style-name="ce6"/>
        <table:table-column table:style-name="co16" table:number-columns-repeated="4" table:default-cell-style-name="ce6"/>
        <table:table-column table:style-name="co14" table:number-columns-repeated="5" table:default-cell-style-name="ce6"/>
        <table:table-row table:style-name="ro1">
          <table:table-cell table:style-name="ce2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126" calcext:value-type="float">
            <text:p>16.5126</text:p>
          </table:table-cell>
          <table:table-cell table:style-name="Default" office:value-type="float" office:value="25.7627" calcext:value-type="float">
            <text:p>25.7627</text:p>
          </table:table-cell>
          <table:table-cell table:style-name="Default" office:value-type="float" office:value="26.5773" calcext:value-type="float">
            <text:p>26.5773</text:p>
          </table:table-cell>
          <table:table-cell table:style-name="Default" office:value-type="float" office:value="68.8526" calcext:value-type="float">
            <text:p>68.8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9826" calcext:value-type="float">
            <text:p>23.9826</text:p>
          </table:table-cell>
          <table:table-cell table:style-name="Default" office:value-type="float" office:value="37.4172" calcext:value-type="float">
            <text:p>37.4172</text:p>
          </table:table-cell>
          <table:table-cell table:style-name="Default" office:value-type="float" office:value="38.6002" calcext:value-type="float">
            <text:p>38.6002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3113" calcext:value-type="float">
            <text:p>33.3113</text:p>
          </table:table-cell>
          <table:table-cell table:style-name="Default" office:value-type="float" office:value="3.55001" calcext:value-type="float">
            <text:p>3.55001</text:p>
          </table:table-cell>
          <table:table-cell table:style-name="Default" office:value-type="float" office:value="24.3888" calcext:value-type="float">
            <text:p>24.3888</text:p>
          </table:table-cell>
          <table:table-cell table:style-name="Default" office:value-type="float" office:value="61.2502" calcext:value-type="float">
            <text:p>61.25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857" calcext:value-type="float">
            <text:p>54.3857</text:p>
          </table:table-cell>
          <table:table-cell table:style-name="Default" office:value-type="float" office:value="5.79591" calcext:value-type="float">
            <text:p>5.79591</text:p>
          </table:table-cell>
          <table:table-cell table:style-name="Default" office:value-type="float" office:value="39.8184" calcext:value-type="float">
            <text:p>39.8184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6714" calcext:value-type="float">
            <text:p>0.176714</text:p>
          </table:table-cell>
          <table:table-cell table:style-name="Default" office:value-type="float" office:value="10.5342" calcext:value-type="float">
            <text:p>10.5342</text:p>
          </table:table-cell>
          <table:table-cell table:style-name="Default" office:value-type="float" office:value="4.45395" calcext:value-type="float">
            <text:p>4.45395</text:p>
          </table:table-cell>
          <table:table-cell table:style-name="Default" office:value-type="float" office:value="24.4368" calcext:value-type="float">
            <text:p>24.4368</text:p>
          </table:table-cell>
          <table:table-cell table:style-name="Default" office:value-type="float" office:value="39.6016" calcext:value-type="float">
            <text:p>39.6016</text:p>
          </table:table-cell>
          <table:table-cell table:style-name="Default" office:value-type="float" office:value="0.446229" calcext:value-type="float">
            <text:p>0.446229</text:p>
          </table:table-cell>
          <table:table-cell table:style-name="Default" office:value-type="float" office:value="26.6004" calcext:value-type="float">
            <text:p>26.6004</text:p>
          </table:table-cell>
          <table:table-cell table:style-name="Default" office:value-type="float" office:value="11.2469" calcext:value-type="float">
            <text:p>11.2469</text:p>
          </table:table-cell>
          <table:table-cell table:style-name="Default" office:value-type="float" office:value="61.7065" calcext:value-type="float">
            <text:p>61.7065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20.7479" calcext:value-type="float">
            <text:p>20.7479</text:p>
          </table:table-cell>
          <table:table-cell table:style-name="Default" office:value-type="float" office:value="45.391" calcext:value-type="float">
            <text:p>45.391</text:p>
          </table:table-cell>
          <table:table-cell table:style-name="Default" office:value-type="float" office:value="3.88641" calcext:value-type="float">
            <text:p>3.88641</text:p>
          </table:table-cell>
          <table:table-cell table:style-name="Default" office:value-type="float" office:value="41.774" calcext:value-type="float">
            <text:p>41.774</text:p>
          </table:table-cell>
          <table:table-cell table:style-name="Default" office:value-type="float" office:value="111.799" calcext:value-type="float">
            <text:p>111.799</text:p>
          </table:table-cell>
          <table:table-cell table:style-name="Default" office:value-type="float" office:value="18.5582" calcext:value-type="float">
            <text:p>18.5582</text:p>
          </table:table-cell>
          <table:table-cell table:style-name="Default" office:value-type="float" office:value="40.6004" calcext:value-type="float">
            <text:p>40.6004</text:p>
          </table:table-cell>
          <table:table-cell table:style-name="Default" office:value-type="float" office:value="3.47624" calcext:value-type="float">
            <text:p>3.47624</text:p>
          </table:table-cell>
          <table:table-cell table:style-name="Default" office:value-type="float" office:value="37.3652" calcext:value-type="float">
            <text:p>37.3652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802" calcext:value-type="float">
            <text:p>23.6802</text:p>
          </table:table-cell>
          <table:table-cell table:style-name="Default" office:value-type="float" office:value="9.72704" calcext:value-type="float">
            <text:p>9.72704</text:p>
          </table:table-cell>
          <table:table-cell table:style-name="Default" office:value-type="float" office:value="9.86815" calcext:value-type="float">
            <text:p>9.86815</text:p>
          </table:table-cell>
          <table:table-cell table:style-name="Default" office:value-type="float" office:value="43.2753" calcext:value-type="float">
            <text:p>43.27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7197" calcext:value-type="float">
            <text:p>54.7197</text:p>
          </table:table-cell>
          <table:table-cell table:style-name="Default" office:value-type="float" office:value="22.4771" calcext:value-type="float">
            <text:p>22.4771</text:p>
          </table:table-cell>
          <table:table-cell table:style-name="Default" office:value-type="float" office:value="22.8032" calcext:value-type="float">
            <text:p>22.803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9385" calcext:value-type="float">
            <text:p>62.9385</text:p>
          </table:table-cell>
          <table:table-cell table:style-name="Default" office:value-type="float" office:value="25.0128" calcext:value-type="float">
            <text:p>25.0128</text:p>
          </table:table-cell>
          <table:table-cell table:style-name="Default" office:value-type="float" office:value="29.3894" calcext:value-type="float">
            <text:p>29.3894</text:p>
          </table:table-cell>
          <table:table-cell table:style-name="Default" office:value-type="float" office:value="117.341" calcext:value-type="float">
            <text:p>117.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6374" calcext:value-type="float">
            <text:p>53.6374</text:p>
          </table:table-cell>
          <table:table-cell table:style-name="Default" office:value-type="float" office:value="21.3164" calcext:value-type="float">
            <text:p>21.3164</text:p>
          </table:table-cell>
          <table:table-cell table:style-name="Default" office:value-type="float" office:value="25.0462" calcext:value-type="float">
            <text:p>25.0462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39.1667" calcext:value-type="float">
            <text:p>39.1667</text:p>
          </table:table-cell>
          <table:table-cell table:style-name="Default" office:value-type="float" office:value="54.2262" calcext:value-type="float">
            <text:p>54.2262</text:p>
          </table:table-cell>
          <table:table-cell table:style-name="Default" office:value-type="float" office:value="4.33907" calcext:value-type="float">
            <text:p>4.33907</text:p>
          </table:table-cell>
          <table:table-cell table:style-name="Default" office:value-type="float" office:value="45.1585" calcext:value-type="float">
            <text:p>45.1585</text:p>
          </table:table-cell>
          <table:table-cell table:style-name="Default" office:value-type="float" office:value="142.89" calcext:value-type="float">
            <text:p>142.89</text:p>
          </table:table-cell>
          <table:table-cell table:style-name="Default" office:value-type="float" office:value="27.4103" calcext:value-type="float">
            <text:p>27.4103</text:p>
          </table:table-cell>
          <table:table-cell table:style-name="Default" office:value-type="float" office:value="37.9495" calcext:value-type="float">
            <text:p>37.9495</text:p>
          </table:table-cell>
          <table:table-cell table:style-name="Default" office:value-type="float" office:value="3.03664" calcext:value-type="float">
            <text:p>3.03664</text:p>
          </table:table-cell>
          <table:table-cell table:style-name="Default" office:value-type="float" office:value="31.6036" calcext:value-type="float">
            <text:p>31.6036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2.80502" calcext:value-type="float">
            <text:p>2.80502</text:p>
          </table:table-cell>
          <table:table-cell table:style-name="Default" office:value-type="float" office:value="42.9894" calcext:value-type="float">
            <text:p>42.9894</text:p>
          </table:table-cell>
          <table:table-cell table:style-name="Default" office:value-type="float" office:value="28.356" calcext:value-type="float">
            <text:p>28.356</text:p>
          </table:table-cell>
          <table:table-cell table:style-name="Default" office:value-type="float" office:value="36.4214" calcext:value-type="float">
            <text:p>36.4214</text:p>
          </table:table-cell>
          <table:table-cell table:style-name="Default" office:value-type="float" office:value="110.572" calcext:value-type="float">
            <text:p>110.572</text:p>
          </table:table-cell>
          <table:table-cell table:style-name="Default" office:value-type="float" office:value="2.53684" calcext:value-type="float">
            <text:p>2.53684</text:p>
          </table:table-cell>
          <table:table-cell table:style-name="Default" office:value-type="float" office:value="38.8792" calcext:value-type="float">
            <text:p>38.8792</text:p>
          </table:table-cell>
          <table:table-cell table:style-name="Default" office:value-type="float" office:value="25.6449" calcext:value-type="float">
            <text:p>25.6449</text:p>
          </table:table-cell>
          <table:table-cell table:style-name="Default" office:value-type="float" office:value="32.9391" calcext:value-type="float">
            <text:p>32.9391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1.36261" calcext:value-type="float">
            <text:p>1.36261</text:p>
          </table:table-cell>
          <table:table-cell table:style-name="Default" office:value-type="float" office:value="64.2362" calcext:value-type="float">
            <text:p>64.2362</text:p>
          </table:table-cell>
          <table:table-cell table:style-name="Default" office:value-type="float" office:value="31.1043" calcext:value-type="float">
            <text:p>31.1043</text:p>
          </table:table-cell>
          <table:table-cell table:style-name="Default" office:value-type="float" office:value="43.8201" calcext:value-type="float">
            <text:p>43.8201</text:p>
          </table:table-cell>
          <table:table-cell table:style-name="Default" office:value-type="float" office:value="140.523" calcext:value-type="float">
            <text:p>140.523</text:p>
          </table:table-cell>
          <table:table-cell table:style-name="Default" office:value-type="float" office:value="0.96967" calcext:value-type="float">
            <text:p>0.96967</text:p>
          </table:table-cell>
          <table:table-cell table:style-name="Default" office:value-type="float" office:value="45.7121" calcext:value-type="float">
            <text:p>45.7121</text:p>
          </table:table-cell>
          <table:table-cell table:style-name="Default" office:value-type="float" office:value="22.1347" calcext:value-type="float">
            <text:p>22.1347</text:p>
          </table:table-cell>
          <table:table-cell table:style-name="Default" office:value-type="float" office:value="31.1835" calcext:value-type="float">
            <text:p>31.1835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3.48553" calcext:value-type="float">
            <text:p>3.48553</text:p>
          </table:table-cell>
          <table:table-cell table:style-name="Default" office:value-type="float" office:value="58.0399" calcext:value-type="float">
            <text:p>58.0399</text:p>
          </table:table-cell>
          <table:table-cell table:style-name="Default" office:value-type="float" office:value="51.2855" calcext:value-type="float">
            <text:p>51.2855</text:p>
          </table:table-cell>
          <table:table-cell table:style-name="Default" office:value-type="float" office:value="20.4607" calcext:value-type="float">
            <text:p>20.4607</text:p>
          </table:table-cell>
          <table:table-cell table:style-name="Default" office:value-type="float" office:value="133.272" calcext:value-type="float">
            <text:p>133.272</text:p>
          </table:table-cell>
          <table:table-cell table:style-name="Default" office:value-type="float" office:value="2.61535" calcext:value-type="float">
            <text:p>2.61535</text:p>
          </table:table-cell>
          <table:table-cell table:style-name="Default" office:value-type="float" office:value="43.5501" calcext:value-type="float">
            <text:p>43.5501</text:p>
          </table:table-cell>
          <table:table-cell table:style-name="Default" office:value-type="float" office:value="38.4819" calcext:value-type="float">
            <text:p>38.4819</text:p>
          </table:table-cell>
          <table:table-cell table:style-name="Default" office:value-type="float" office:value="15.3526" calcext:value-type="float">
            <text:p>15.3526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.0222648" calcext:value-type="float">
            <text:p>0.0222648</text:p>
          </table:table-cell>
          <table:table-cell table:style-name="Default" office:value-type="float" office:value="56.1987" calcext:value-type="float">
            <text:p>56.1987</text:p>
          </table:table-cell>
          <table:table-cell table:style-name="Default" office:value-type="float" office:value="46.1853" calcext:value-type="float">
            <text:p>46.1853</text:p>
          </table:table-cell>
          <table:table-cell table:style-name="Default" office:value-type="float" office:value="18.1697" calcext:value-type="float">
            <text:p>18.1697</text:p>
          </table:table-cell>
          <table:table-cell table:style-name="Default" office:value-type="float" office:value="120.576" calcext:value-type="float">
            <text:p>120.576</text:p>
          </table:table-cell>
          <table:table-cell table:style-name="Default" office:value-type="float" office:value="0.0184654" calcext:value-type="float">
            <text:p>0.0184654</text:p>
          </table:table-cell>
          <table:table-cell table:style-name="Default" office:value-type="float" office:value="46.6086" calcext:value-type="float">
            <text:p>46.6086</text:p>
          </table:table-cell>
          <table:table-cell table:style-name="Default" office:value-type="float" office:value="38.3039" calcext:value-type="float">
            <text:p>38.3039</text:p>
          </table:table-cell>
          <table:table-cell table:style-name="Default" office:value-type="float" office:value="15.0691" calcext:value-type="float">
            <text:p>15.0691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253" calcext:value-type="float">
            <text:p>29.5253</text:p>
          </table:table-cell>
          <table:table-cell table:style-name="Default" office:value-type="float" office:value="13.1487" calcext:value-type="float">
            <text:p>13.1487</text:p>
          </table:table-cell>
          <table:table-cell table:style-name="Default" office:value-type="float" office:value="20.4312" calcext:value-type="float">
            <text:p>20.4312</text:p>
          </table:table-cell>
          <table:table-cell table:style-name="Default" office:value-type="float" office:value="63.1052" calcext:value-type="float">
            <text:p>63.1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7874" calcext:value-type="float">
            <text:p>46.7874</text:p>
          </table:table-cell>
          <table:table-cell table:style-name="Default" office:value-type="float" office:value="20.8361" calcext:value-type="float">
            <text:p>20.8361</text:p>
          </table:table-cell>
          <table:table-cell table:style-name="Default" office:value-type="float" office:value="32.3764" calcext:value-type="float">
            <text:p>32.376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6847" calcext:value-type="float">
            <text:p>40.6847</text:p>
          </table:table-cell>
          <table:table-cell table:style-name="Default" office:value-type="float" office:value="10.8084" calcext:value-type="float">
            <text:p>10.8084</text:p>
          </table:table-cell>
          <table:table-cell table:style-name="Default" office:value-type="float" office:value="36.7169" calcext:value-type="float">
            <text:p>36.7169</text:p>
          </table:table-cell>
          <table:table-cell table:style-name="Default" office:value-type="float" office:value="88.21" calcext:value-type="float">
            <text:p>88.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226" calcext:value-type="float">
            <text:p>46.1226</text:p>
          </table:table-cell>
          <table:table-cell table:style-name="Default" office:value-type="float" office:value="12.2531" calcext:value-type="float">
            <text:p>12.2531</text:p>
          </table:table-cell>
          <table:table-cell table:style-name="Default" office:value-type="float" office:value="41.6244" calcext:value-type="float">
            <text:p>41.6244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.394762" calcext:value-type="float">
            <text:p>0.394762</text:p>
          </table:table-cell>
          <table:table-cell table:style-name="Default" office:value-type="float" office:value="41.5558" calcext:value-type="float">
            <text:p>41.5558</text:p>
          </table:table-cell>
          <table:table-cell table:style-name="Default" office:value-type="float" office:value="6.95199" calcext:value-type="float">
            <text:p>6.95199</text:p>
          </table:table-cell>
          <table:table-cell table:style-name="Default" office:value-type="float" office:value="38.0505" calcext:value-type="float">
            <text:p>38.0505</text:p>
          </table:table-cell>
          <table:table-cell table:style-name="Default" office:value-type="float" office:value="86.9531" calcext:value-type="float">
            <text:p>86.9531</text:p>
          </table:table-cell>
          <table:table-cell table:style-name="Default" office:value-type="float" office:value="0.453994" calcext:value-type="float">
            <text:p>0.453994</text:p>
          </table:table-cell>
          <table:table-cell table:style-name="Default" office:value-type="float" office:value="47.7911" calcext:value-type="float">
            <text:p>47.7911</text:p>
          </table:table-cell>
          <table:table-cell table:style-name="Default" office:value-type="float" office:value="7.9951" calcext:value-type="float">
            <text:p>7.9951</text:p>
          </table:table-cell>
          <table:table-cell table:style-name="Default" office:value-type="float" office:value="43.7598" calcext:value-type="float">
            <text:p>43.7598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17.9398" calcext:value-type="float">
            <text:p>17.9398</text:p>
          </table:table-cell>
          <table:table-cell table:style-name="Default" office:value-type="float" office:value="61.3301" calcext:value-type="float">
            <text:p>61.3301</text:p>
          </table:table-cell>
          <table:table-cell table:style-name="Default" office:value-type="float" office:value="15.9081" calcext:value-type="float">
            <text:p>15.9081</text:p>
          </table:table-cell>
          <table:table-cell table:style-name="Default" office:value-type="float" office:value="35.8702" calcext:value-type="float">
            <text:p>35.8702</text:p>
          </table:table-cell>
          <table:table-cell table:style-name="Default" office:value-type="float" office:value="131.048" calcext:value-type="float">
            <text:p>131.048</text:p>
          </table:table-cell>
          <table:table-cell table:style-name="Default" office:value-type="float" office:value="13.6895" calcext:value-type="float">
            <text:p>13.6895</text:p>
          </table:table-cell>
          <table:table-cell table:style-name="Default" office:value-type="float" office:value="46.7997" calcext:value-type="float">
            <text:p>46.7997</text:p>
          </table:table-cell>
          <table:table-cell table:style-name="Default" office:value-type="float" office:value="12.1391" calcext:value-type="float">
            <text:p>12.1391</text:p>
          </table:table-cell>
          <table:table-cell table:style-name="Default" office:value-type="float" office:value="27.3718" calcext:value-type="float">
            <text:p>27.3718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48.8224" calcext:value-type="float">
            <text:p>48.8224</text:p>
          </table:table-cell>
          <table:table-cell table:style-name="Default" office:value-type="float" office:value="9.78634" calcext:value-type="float">
            <text:p>9.78634</text:p>
          </table:table-cell>
          <table:table-cell table:style-name="Default" office:value-type="float" office:value="2.66522" calcext:value-type="float">
            <text:p>2.66522</text:p>
          </table:table-cell>
          <table:table-cell table:style-name="Default" office:value-type="float" office:value="42.6766" calcext:value-type="float">
            <text:p>42.6766</text:p>
          </table:table-cell>
          <table:table-cell table:style-name="Default" office:value-type="float" office:value="103.951" calcext:value-type="float">
            <text:p>103.951</text:p>
          </table:table-cell>
          <table:table-cell table:style-name="Default" office:value-type="float" office:value="46.9669" calcext:value-type="float">
            <text:p>46.9669</text:p>
          </table:table-cell>
          <table:table-cell table:style-name="Default" office:value-type="float" office:value="9.41442" calcext:value-type="float">
            <text:p>9.41442</text:p>
          </table:table-cell>
          <table:table-cell table:style-name="Default" office:value-type="float" office:value="2.56393" calcext:value-type="float">
            <text:p>2.56393</text:p>
          </table:table-cell>
          <table:table-cell table:style-name="Default" office:value-type="float" office:value="41.0547" calcext:value-type="float">
            <text:p>41.0547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40.6895" calcext:value-type="float">
            <text:p>40.6895</text:p>
          </table:table-cell>
          <table:table-cell table:style-name="Default" office:value-type="float" office:value="11.2558" calcext:value-type="float">
            <text:p>11.2558</text:p>
          </table:table-cell>
          <table:table-cell table:style-name="Default" office:value-type="float" office:value="4.89375" calcext:value-type="float">
            <text:p>4.89375</text:p>
          </table:table-cell>
          <table:table-cell table:style-name="Default" office:value-type="float" office:value="23.157" calcext:value-type="float">
            <text:p>23.157</text:p>
          </table:table-cell>
          <table:table-cell table:style-name="Default" office:value-type="float" office:value="79.9961" calcext:value-type="float">
            <text:p>79.9961</text:p>
          </table:table-cell>
          <table:table-cell table:style-name="Default" office:value-type="float" office:value="50.8644" calcext:value-type="float">
            <text:p>50.8644</text:p>
          </table:table-cell>
          <table:table-cell table:style-name="Default" office:value-type="float" office:value="14.0704" calcext:value-type="float">
            <text:p>14.0704</text:p>
          </table:table-cell>
          <table:table-cell table:style-name="Default" office:value-type="float" office:value="6.11749" calcext:value-type="float">
            <text:p>6.11749</text:p>
          </table:table-cell>
          <table:table-cell table:style-name="Default" office:value-type="float" office:value="28.9477" calcext:value-type="float">
            <text:p>28.9477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32.9093" calcext:value-type="float">
            <text:p>32.9093</text:p>
          </table:table-cell>
          <table:table-cell table:style-name="Default" office:value-type="float" office:value="24.6971" calcext:value-type="float">
            <text:p>24.6971</text:p>
          </table:table-cell>
          <table:table-cell table:style-name="Default" office:value-type="float" office:value="16.4795" calcext:value-type="float">
            <text:p>16.4795</text:p>
          </table:table-cell>
          <table:table-cell table:style-name="Default" office:value-type="float" office:value="61.0199" calcext:value-type="float">
            <text:p>61.0199</text:p>
          </table:table-cell>
          <table:table-cell table:style-name="Default" office:value-type="float" office:value="135.106" calcext:value-type="float">
            <text:p>135.106</text:p>
          </table:table-cell>
          <table:table-cell table:style-name="Default" office:value-type="float" office:value="24.3582" calcext:value-type="float">
            <text:p>24.3582</text:p>
          </table:table-cell>
          <table:table-cell table:style-name="Default" office:value-type="float" office:value="18.2798" calcext:value-type="float">
            <text:p>18.2798</text:p>
          </table:table-cell>
          <table:table-cell table:style-name="Default" office:value-type="float" office:value="12.1975" calcext:value-type="float">
            <text:p>12.1975</text:p>
          </table:table-cell>
          <table:table-cell table:style-name="Default" office:value-type="float" office:value="45.1646" calcext:value-type="float">
            <text:p>45.1646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66.7899" calcext:value-type="float">
            <text:p>66.7899</text:p>
          </table:table-cell>
          <table:table-cell table:style-name="Default" office:value-type="float" office:value="8.89531" calcext:value-type="float">
            <text:p>8.89531</text:p>
          </table:table-cell>
          <table:table-cell table:style-name="Default" office:value-type="float" office:value="2.38547" calcext:value-type="float">
            <text:p>2.38547</text:p>
          </table:table-cell>
          <table:table-cell table:style-name="Default" office:value-type="float" office:value="47.5756" calcext:value-type="float">
            <text:p>47.5756</text:p>
          </table:table-cell>
          <table:table-cell table:style-name="Default" office:value-type="float" office:value="125.646" calcext:value-type="float">
            <text:p>125.646</text:p>
          </table:table-cell>
          <table:table-cell table:style-name="Default" office:value-type="float" office:value="53.1571" calcext:value-type="float">
            <text:p>53.1571</text:p>
          </table:table-cell>
          <table:table-cell table:style-name="Default" office:value-type="float" office:value="7.07964" calcext:value-type="float">
            <text:p>7.07964</text:p>
          </table:table-cell>
          <table:table-cell table:style-name="Default" office:value-type="float" office:value="1.89856" calcext:value-type="float">
            <text:p>1.89856</text:p>
          </table:table-cell>
          <table:table-cell table:style-name="Default" office:value-type="float" office:value="37.8647" calcext:value-type="float">
            <text:p>37.8647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31.6975" calcext:value-type="float">
            <text:p>31.6975</text:p>
          </table:table-cell>
          <table:table-cell table:style-name="Default" office:value-type="float" office:value="9.84253" calcext:value-type="float">
            <text:p>9.84253</text:p>
          </table:table-cell>
          <table:table-cell table:style-name="Default" office:value-type="float" office:value="3.41749" calcext:value-type="float">
            <text:p>3.41749</text:p>
          </table:table-cell>
          <table:table-cell table:style-name="Default" office:value-type="float" office:value="44.2484" calcext:value-type="float">
            <text:p>44.2484</text:p>
          </table:table-cell>
          <table:table-cell table:style-name="Default" office:value-type="float" office:value="89.2059" calcext:value-type="float">
            <text:p>89.2059</text:p>
          </table:table-cell>
          <table:table-cell table:style-name="Default" office:value-type="float" office:value="35.533" calcext:value-type="float">
            <text:p>35.533</text:p>
          </table:table-cell>
          <table:table-cell table:style-name="Default" office:value-type="float" office:value="11.0335" calcext:value-type="float">
            <text:p>11.0335</text:p>
          </table:table-cell>
          <table:table-cell table:style-name="Default" office:value-type="float" office:value="3.83102" calcext:value-type="float">
            <text:p>3.83102</text:p>
          </table:table-cell>
          <table:table-cell table:style-name="Default" office:value-type="float" office:value="49.6025" calcext:value-type="float">
            <text:p>49.6025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44.4801" calcext:value-type="float">
            <text:p>44.4801</text:p>
          </table:table-cell>
          <table:table-cell table:style-name="Default" office:value-type="float" office:value="44.5108" calcext:value-type="float">
            <text:p>44.5108</text:p>
          </table:table-cell>
          <table:table-cell table:style-name="Default" office:value-type="float" office:value="28.1475" calcext:value-type="float">
            <text:p>28.1475</text:p>
          </table:table-cell>
          <table:table-cell table:style-name="Default" office:value-type="float" office:value="56.2136" calcext:value-type="float">
            <text:p>56.2136</text:p>
          </table:table-cell>
          <table:table-cell table:style-name="Default" office:value-type="float" office:value="173.352" calcext:value-type="float">
            <text:p>173.352</text:p>
          </table:table-cell>
          <table:table-cell table:style-name="Default" office:value-type="float" office:value="25.6588" calcext:value-type="float">
            <text:p>25.6588</text:p>
          </table:table-cell>
          <table:table-cell table:style-name="Default" office:value-type="float" office:value="25.6766" calcext:value-type="float">
            <text:p>25.6766</text:p>
          </table:table-cell>
          <table:table-cell table:style-name="Default" office:value-type="float" office:value="16.2372" calcext:value-type="float">
            <text:p>16.2372</text:p>
          </table:table-cell>
          <table:table-cell table:style-name="Default" office:value-type="float" office:value="32.4274" calcext:value-type="float">
            <text:p>32.4274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0.0454" calcext:value-type="float">
            <text:p>10.0454</text:p>
          </table:table-cell>
          <table:table-cell table:style-name="Default" office:value-type="float" office:value="40.7776" calcext:value-type="float">
            <text:p>40.7776</text:p>
          </table:table-cell>
          <table:table-cell table:style-name="Default" office:value-type="float" office:value="27.4974" calcext:value-type="float">
            <text:p>27.4974</text:p>
          </table:table-cell>
          <table:table-cell table:style-name="Default" office:value-type="float" office:value="42.2894" calcext:value-type="float">
            <text:p>42.2894</text:p>
          </table:table-cell>
          <table:table-cell table:style-name="Default" office:value-type="float" office:value="120.61" calcext:value-type="float">
            <text:p>120.61</text:p>
          </table:table-cell>
          <table:table-cell table:style-name="Default" office:value-type="float" office:value="8.32882" calcext:value-type="float">
            <text:p>8.32882</text:p>
          </table:table-cell>
          <table:table-cell table:style-name="Default" office:value-type="float" office:value="33.8095" calcext:value-type="float">
            <text:p>33.8095</text:p>
          </table:table-cell>
          <table:table-cell table:style-name="Default" office:value-type="float" office:value="22.7986" calcext:value-type="float">
            <text:p>22.7986</text:p>
          </table:table-cell>
          <table:table-cell table:style-name="Default" office:value-type="float" office:value="35.063" calcext:value-type="float">
            <text:p>35.063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6.2439" calcext:value-type="float">
            <text:p>16.2439</text:p>
          </table:table-cell>
          <table:table-cell table:style-name="Default" office:value-type="float" office:value="73.8654" calcext:value-type="float">
            <text:p>73.8654</text:p>
          </table:table-cell>
          <table:table-cell table:style-name="Default" office:value-type="float" office:value="38.6328" calcext:value-type="float">
            <text:p>38.6328</text:p>
          </table:table-cell>
          <table:table-cell table:style-name="Default" office:value-type="float" office:value="54.9827" calcext:value-type="float">
            <text:p>54.9827</text:p>
          </table:table-cell>
          <table:table-cell table:style-name="Default" office:value-type="float" office:value="183.725" calcext:value-type="float">
            <text:p>183.725</text:p>
          </table:table-cell>
          <table:table-cell table:style-name="Default" office:value-type="float" office:value="8.84143" calcext:value-type="float">
            <text:p>8.84143</text:p>
          </table:table-cell>
          <table:table-cell table:style-name="Default" office:value-type="float" office:value="40.2044" calcext:value-type="float">
            <text:p>40.2044</text:p>
          </table:table-cell>
          <table:table-cell table:style-name="Default" office:value-type="float" office:value="21.0275" calcext:value-type="float">
            <text:p>21.0275</text:p>
          </table:table-cell>
          <table:table-cell table:style-name="Default" office:value-type="float" office:value="29.9267" calcext:value-type="float">
            <text:p>29.9267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43.4539" calcext:value-type="float">
            <text:p>43.4539</text:p>
          </table:table-cell>
          <table:table-cell table:style-name="Default" office:value-type="float" office:value="54.1218" calcext:value-type="float">
            <text:p>54.1218</text:p>
          </table:table-cell>
          <table:table-cell table:style-name="Default" office:value-type="float" office:value="19.2942" calcext:value-type="float">
            <text:p>19.2942</text:p>
          </table:table-cell>
          <table:table-cell table:style-name="Default" office:value-type="float" office:value="38.8871" calcext:value-type="float">
            <text:p>38.8871</text:p>
          </table:table-cell>
          <table:table-cell table:style-name="Default" office:value-type="float" office:value="155.757" calcext:value-type="float">
            <text:p>155.757</text:p>
          </table:table-cell>
          <table:table-cell table:style-name="Default" office:value-type="float" office:value="27.8985" calcext:value-type="float">
            <text:p>27.8985</text:p>
          </table:table-cell>
          <table:table-cell table:style-name="Default" office:value-type="float" office:value="34.7476" calcext:value-type="float">
            <text:p>34.7476</text:p>
          </table:table-cell>
          <table:table-cell table:style-name="Default" office:value-type="float" office:value="12.3874" calcext:value-type="float">
            <text:p>12.3874</text:p>
          </table:table-cell>
          <table:table-cell table:style-name="Default" office:value-type="float" office:value="24.9665" calcext:value-type="float">
            <text:p>24.9665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23.5607" calcext:value-type="float">
            <text:p>23.5607</text:p>
          </table:table-cell>
          <table:table-cell table:style-name="Default" office:value-type="float" office:value="62.4467" calcext:value-type="float">
            <text:p>62.4467</text:p>
          </table:table-cell>
          <table:table-cell table:style-name="Default" office:value-type="float" office:value="7.4949" calcext:value-type="float">
            <text:p>7.4949</text:p>
          </table:table-cell>
          <table:table-cell table:style-name="Default" office:value-type="float" office:value="53.7767" calcext:value-type="float">
            <text:p>53.7767</text:p>
          </table:table-cell>
          <table:table-cell table:style-name="Default" office:value-type="float" office:value="147.279" calcext:value-type="float">
            <text:p>147.279</text:p>
          </table:table-cell>
          <table:table-cell table:style-name="Default" office:value-type="float" office:value="15.9973" calcext:value-type="float">
            <text:p>15.9973</text:p>
          </table:table-cell>
          <table:table-cell table:style-name="Default" office:value-type="float" office:value="42.4002" calcext:value-type="float">
            <text:p>42.4002</text:p>
          </table:table-cell>
          <table:table-cell table:style-name="Default" office:value-type="float" office:value="5.08891" calcext:value-type="float">
            <text:p>5.08891</text:p>
          </table:table-cell>
          <table:table-cell table:style-name="Default" office:value-type="float" office:value="36.5135" calcext:value-type="float">
            <text:p>36.5135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33.9994" calcext:value-type="float">
            <text:p>33.9994</text:p>
          </table:table-cell>
          <table:table-cell table:style-name="Default" office:value-type="float" office:value="39.6466" calcext:value-type="float">
            <text:p>39.6466</text:p>
          </table:table-cell>
          <table:table-cell table:style-name="Default" office:value-type="float" office:value="9.10326" calcext:value-type="float">
            <text:p>9.10326</text:p>
          </table:table-cell>
          <table:table-cell table:style-name="Default" office:value-type="float" office:value="45.6002" calcext:value-type="float">
            <text:p>45.6002</text:p>
          </table:table-cell>
          <table:table-cell table:style-name="Default" office:value-type="float" office:value="128.349" calcext:value-type="float">
            <text:p>128.349</text:p>
          </table:table-cell>
          <table:table-cell table:style-name="Default" office:value-type="float" office:value="26.4897" calcext:value-type="float">
            <text:p>26.4897</text:p>
          </table:table-cell>
          <table:table-cell table:style-name="Default" office:value-type="float" office:value="30.8896" calcext:value-type="float">
            <text:p>30.8896</text:p>
          </table:table-cell>
          <table:table-cell table:style-name="Default" office:value-type="float" office:value="7.09256" calcext:value-type="float">
            <text:p>7.09256</text:p>
          </table:table-cell>
          <table:table-cell table:style-name="Default" office:value-type="float" office:value="35.5282" calcext:value-type="float">
            <text:p>35.528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19.3145" calcext:value-type="float">
            <text:p>19.3145</text:p>
          </table:table-cell>
          <table:table-cell table:style-name="Default" office:value-type="float" office:value="41.3278" calcext:value-type="float">
            <text:p>41.3278</text:p>
          </table:table-cell>
          <table:table-cell table:style-name="Default" office:value-type="float" office:value="29.8526" calcext:value-type="float">
            <text:p>29.8526</text:p>
          </table:table-cell>
          <table:table-cell table:style-name="Default" office:value-type="float" office:value="80.0641" calcext:value-type="float">
            <text:p>80.0641</text:p>
          </table:table-cell>
          <table:table-cell table:style-name="Default" office:value-type="float" office:value="170.559" calcext:value-type="float">
            <text:p>170.559</text:p>
          </table:table-cell>
          <table:table-cell table:style-name="Default" office:value-type="float" office:value="11.3243" calcext:value-type="float">
            <text:p>11.3243</text:p>
          </table:table-cell>
          <table:table-cell table:style-name="Default" office:value-type="float" office:value="24.2308" calcext:value-type="float">
            <text:p>24.2308</text:p>
          </table:table-cell>
          <table:table-cell table:style-name="Default" office:value-type="float" office:value="17.5028" calcext:value-type="float">
            <text:p>17.5028</text:p>
          </table:table-cell>
          <table:table-cell table:style-name="Default" office:value-type="float" office:value="46.9422" calcext:value-type="float">
            <text:p>46.9422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14.4597" calcext:value-type="float">
            <text:p>14.4597</text:p>
          </table:table-cell>
          <table:table-cell table:style-name="Default" office:value-type="float" office:value="55.4067" calcext:value-type="float">
            <text:p>55.4067</text:p>
          </table:table-cell>
          <table:table-cell table:style-name="Default" office:value-type="float" office:value="25.1257" calcext:value-type="float">
            <text:p>25.1257</text:p>
          </table:table-cell>
          <table:table-cell table:style-name="Default" office:value-type="float" office:value="26.2705" calcext:value-type="float">
            <text:p>26.2705</text:p>
          </table:table-cell>
          <table:table-cell table:style-name="Default" office:value-type="float" office:value="121.263" calcext:value-type="float">
            <text:p>121.263</text:p>
          </table:table-cell>
          <table:table-cell table:style-name="Default" office:value-type="float" office:value="11.9243" calcext:value-type="float">
            <text:p>11.9243</text:p>
          </table:table-cell>
          <table:table-cell table:style-name="Default" office:value-type="float" office:value="45.6915" calcext:value-type="float">
            <text:p>45.6915</text:p>
          </table:table-cell>
          <table:table-cell table:style-name="Default" office:value-type="float" office:value="20.7201" calcext:value-type="float">
            <text:p>20.7201</text:p>
          </table:table-cell>
          <table:table-cell table:style-name="Default" office:value-type="float" office:value="21.6641" calcext:value-type="float">
            <text:p>21.6641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3.36895" calcext:value-type="float">
            <text:p>3.36895</text:p>
          </table:table-cell>
          <table:table-cell table:style-name="Default" office:value-type="float" office:value="49.0303" calcext:value-type="float">
            <text:p>49.0303</text:p>
          </table:table-cell>
          <table:table-cell table:style-name="Default" office:value-type="float" office:value="19.0848" calcext:value-type="float">
            <text:p>19.0848</text:p>
          </table:table-cell>
          <table:table-cell table:style-name="Default" office:value-type="float" office:value="51.2243" calcext:value-type="float">
            <text:p>51.2243</text:p>
          </table:table-cell>
          <table:table-cell table:style-name="Default" office:value-type="float" office:value="122.708" calcext:value-type="float">
            <text:p>122.708</text:p>
          </table:table-cell>
          <table:table-cell table:style-name="Default" office:value-type="float" office:value="2.74549" calcext:value-type="float">
            <text:p>2.74549</text:p>
          </table:table-cell>
          <table:table-cell table:style-name="Default" office:value-type="float" office:value="39.9567" calcext:value-type="float">
            <text:p>39.9567</text:p>
          </table:table-cell>
          <table:table-cell table:style-name="Default" office:value-type="float" office:value="15.553" calcext:value-type="float">
            <text:p>15.553</text:p>
          </table:table-cell>
          <table:table-cell table:style-name="Default" office:value-type="float" office:value="41.7448" calcext:value-type="float">
            <text:p>41.7448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19.1565" calcext:value-type="float">
            <text:p>19.1565</text:p>
          </table:table-cell>
          <table:table-cell table:style-name="Default" office:value-type="float" office:value="63.7532" calcext:value-type="float">
            <text:p>63.7532</text:p>
          </table:table-cell>
          <table:table-cell table:style-name="Default" office:value-type="float" office:value="47.8769" calcext:value-type="float">
            <text:p>47.8769</text:p>
          </table:table-cell>
          <table:table-cell table:style-name="Default" office:value-type="float" office:value="39.4848" calcext:value-type="float">
            <text:p>39.4848</text:p>
          </table:table-cell>
          <table:table-cell table:style-name="Default" office:value-type="float" office:value="170.272" calcext:value-type="float">
            <text:p>170.272</text:p>
          </table:table-cell>
          <table:table-cell table:style-name="Default" office:value-type="float" office:value="11.2506" calcext:value-type="float">
            <text:p>11.2506</text:p>
          </table:table-cell>
          <table:table-cell table:style-name="Default" office:value-type="float" office:value="37.4421" calcext:value-type="float">
            <text:p>37.4421</text:p>
          </table:table-cell>
          <table:table-cell table:style-name="Default" office:value-type="float" office:value="28.118" calcext:value-type="float">
            <text:p>28.118</text:p>
          </table:table-cell>
          <table:table-cell table:style-name="Default" office:value-type="float" office:value="23.1893" calcext:value-type="float">
            <text:p>23.1893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71.6388" calcext:value-type="float">
            <text:p>71.6388</text:p>
          </table:table-cell>
          <table:table-cell table:style-name="Default" office:value-type="float" office:value="8.98698" calcext:value-type="float">
            <text:p>8.98698</text:p>
          </table:table-cell>
          <table:table-cell table:style-name="Default" office:value-type="float" office:value="4.29798" calcext:value-type="float">
            <text:p>4.29798</text:p>
          </table:table-cell>
          <table:table-cell table:style-name="Default" office:value-type="float" office:value="41.4001" calcext:value-type="float">
            <text:p>41.4001</text:p>
          </table:table-cell>
          <table:table-cell table:style-name="Default" office:value-type="float" office:value="126.324" calcext:value-type="float">
            <text:p>126.324</text:p>
          </table:table-cell>
          <table:table-cell table:style-name="Default" office:value-type="float" office:value="56.7104" calcext:value-type="float">
            <text:p>56.7104</text:p>
          </table:table-cell>
          <table:table-cell table:style-name="Default" office:value-type="float" office:value="7.11423" calcext:value-type="float">
            <text:p>7.11423</text:p>
          </table:table-cell>
          <table:table-cell table:style-name="Default" office:value-type="float" office:value="3.40235" calcext:value-type="float">
            <text:p>3.40235</text:p>
          </table:table-cell>
          <table:table-cell table:style-name="Default" office:value-type="float" office:value="32.773" calcext:value-type="float">
            <text:p>32.773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53.8171" calcext:value-type="float">
            <text:p>53.8171</text:p>
          </table:table-cell>
          <table:table-cell table:style-name="Default" office:value-type="float" office:value="13.4242" calcext:value-type="float">
            <text:p>13.4242</text:p>
          </table:table-cell>
          <table:table-cell table:style-name="Default" office:value-type="float" office:value="4.63942" calcext:value-type="float">
            <text:p>4.63942</text:p>
          </table:table-cell>
          <table:table-cell table:style-name="Default" office:value-type="float" office:value="76.2026" calcext:value-type="float">
            <text:p>76.2026</text:p>
          </table:table-cell>
          <table:table-cell table:style-name="Default" office:value-type="float" office:value="148.083" calcext:value-type="float">
            <text:p>148.083</text:p>
          </table:table-cell>
          <table:table-cell table:style-name="Default" office:value-type="float" office:value="36.3424" calcext:value-type="float">
            <text:p>36.3424</text:p>
          </table:table-cell>
          <table:table-cell table:style-name="Default" office:value-type="float" office:value="9.06533" calcext:value-type="float">
            <text:p>9.06533</text:p>
          </table:table-cell>
          <table:table-cell table:style-name="Default" office:value-type="float" office:value="3.13298" calcext:value-type="float">
            <text:p>3.13298</text:p>
          </table:table-cell>
          <table:table-cell table:style-name="Default" office:value-type="float" office:value="51.4593" calcext:value-type="float">
            <text:p>51.4593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101.082" calcext:value-type="float">
            <text:p>101.082</text:p>
          </table:table-cell>
          <table:table-cell table:style-name="Default" office:value-type="float" office:value="16.4828" calcext:value-type="float">
            <text:p>16.4828</text:p>
          </table:table-cell>
          <table:table-cell table:style-name="Default" office:value-type="float" office:value="14.0447" calcext:value-type="float">
            <text:p>14.0447</text:p>
          </table:table-cell>
          <table:table-cell table:style-name="Default" office:value-type="float" office:value="68.9625" calcext:value-type="float">
            <text:p>68.9625</text:p>
          </table:table-cell>
          <table:table-cell table:style-name="Default" office:value-type="float" office:value="200.572" calcext:value-type="float">
            <text:p>200.572</text:p>
          </table:table-cell>
          <table:table-cell table:style-name="Default" office:value-type="float" office:value="50.3968" calcext:value-type="float">
            <text:p>50.3968</text:p>
          </table:table-cell>
          <table:table-cell table:style-name="Default" office:value-type="float" office:value="8.21792" calcext:value-type="float">
            <text:p>8.21792</text:p>
          </table:table-cell>
          <table:table-cell table:style-name="Default" office:value-type="float" office:value="7.00231" calcext:value-type="float">
            <text:p>7.00231</text:p>
          </table:table-cell>
          <table:table-cell table:style-name="Default" office:value-type="float" office:value="34.383" calcext:value-type="float">
            <text:p>34.383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33.9471" calcext:value-type="float">
            <text:p>33.9471</text:p>
          </table:table-cell>
          <table:table-cell table:style-name="Default" office:value-type="float" office:value="32.5081" calcext:value-type="float">
            <text:p>32.5081</text:p>
          </table:table-cell>
          <table:table-cell table:style-name="Default" office:value-type="float" office:value="28.5211" calcext:value-type="float">
            <text:p>28.5211</text:p>
          </table:table-cell>
          <table:table-cell table:style-name="Default" office:value-type="float" office:value="52.7433" calcext:value-type="float">
            <text:p>52.7433</text:p>
          </table:table-cell>
          <table:table-cell table:style-name="Default" office:value-type="float" office:value="147.72" calcext:value-type="float">
            <text:p>147.72</text:p>
          </table:table-cell>
          <table:table-cell table:style-name="Default" office:value-type="float" office:value="22.9808" calcext:value-type="float">
            <text:p>22.9808</text:p>
          </table:table-cell>
          <table:table-cell table:style-name="Default" office:value-type="float" office:value="22.0066" calcext:value-type="float">
            <text:p>22.0066</text:p>
          </table:table-cell>
          <table:table-cell table:style-name="Default" office:value-type="float" office:value="19.3076" calcext:value-type="float">
            <text:p>19.3076</text:p>
          </table:table-cell>
          <table:table-cell table:style-name="Default" office:value-type="float" office:value="35.705" calcext:value-type="float">
            <text:p>35.70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5.9634" calcext:value-type="float">
            <text:p>25.9634</text:p>
          </table:table-cell>
          <table:table-cell table:style-name="Default" office:value-type="float" office:value="9.34404" calcext:value-type="float">
            <text:p>9.34404</text:p>
          </table:table-cell>
          <table:table-cell table:style-name="Default" office:value-type="float" office:value="1.71808" calcext:value-type="float">
            <text:p>1.71808</text:p>
          </table:table-cell>
          <table:table-cell table:style-name="Default" office:value-type="float" office:value="82.5305" calcext:value-type="float">
            <text:p>82.5305</text:p>
          </table:table-cell>
          <table:table-cell table:style-name="Default" office:value-type="float" office:value="119.556" calcext:value-type="float">
            <text:p>119.556</text:p>
          </table:table-cell>
          <table:table-cell table:style-name="Default" office:value-type="float" office:value="21.7165" calcext:value-type="float">
            <text:p>21.7165</text:p>
          </table:table-cell>
          <table:table-cell table:style-name="Default" office:value-type="float" office:value="7.81562" calcext:value-type="float">
            <text:p>7.81562</text:p>
          </table:table-cell>
          <table:table-cell table:style-name="Default" office:value-type="float" office:value="1.43705" calcext:value-type="float">
            <text:p>1.43705</text:p>
          </table:table-cell>
          <table:table-cell table:style-name="Default" office:value-type="float" office:value="69.0308" calcext:value-type="float">
            <text:p>69.0308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42.0378" calcext:value-type="float">
            <text:p>42.0378</text:p>
          </table:table-cell>
          <table:table-cell table:style-name="Default" office:value-type="float" office:value="38.5661" calcext:value-type="float">
            <text:p>38.5661</text:p>
          </table:table-cell>
          <table:table-cell table:style-name="Default" office:value-type="float" office:value="13.8948" calcext:value-type="float">
            <text:p>13.8948</text:p>
          </table:table-cell>
          <table:table-cell table:style-name="Default" office:value-type="float" office:value="33.7226" calcext:value-type="float">
            <text:p>33.7226</text:p>
          </table:table-cell>
          <table:table-cell table:style-name="Default" office:value-type="float" office:value="128.221" calcext:value-type="float">
            <text:p>128.221</text:p>
          </table:table-cell>
          <table:table-cell table:style-name="Default" office:value-type="float" office:value="32.7853" calcext:value-type="float">
            <text:p>32.7853</text:p>
          </table:table-cell>
          <table:table-cell table:style-name="Default" office:value-type="float" office:value="30.0777" calcext:value-type="float">
            <text:p>30.0777</text:p>
          </table:table-cell>
          <table:table-cell table:style-name="Default" office:value-type="float" office:value="10.8366" calcext:value-type="float">
            <text:p>10.8366</text:p>
          </table:table-cell>
          <table:table-cell table:style-name="Default" office:value-type="float" office:value="26.3003" calcext:value-type="float">
            <text:p>26.3003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31.9178" calcext:value-type="float">
            <text:p>31.9178</text:p>
          </table:table-cell>
          <table:table-cell table:style-name="Default" office:value-type="float" office:value="35.3235" calcext:value-type="float">
            <text:p>35.3235</text:p>
          </table:table-cell>
          <table:table-cell table:style-name="Default" office:value-type="float" office:value="8.22675" calcext:value-type="float">
            <text:p>8.22675</text:p>
          </table:table-cell>
          <table:table-cell table:style-name="Default" office:value-type="float" office:value="50.0567" calcext:value-type="float">
            <text:p>50.0567</text:p>
          </table:table-cell>
          <table:table-cell table:style-name="Default" office:value-type="float" office:value="125.525" calcext:value-type="float">
            <text:p>125.525</text:p>
          </table:table-cell>
          <table:table-cell table:style-name="Default" office:value-type="float" office:value="25.4275" calcext:value-type="float">
            <text:p>25.4275</text:p>
          </table:table-cell>
          <table:table-cell table:style-name="Default" office:value-type="float" office:value="28.1407" calcext:value-type="float">
            <text:p>28.1407</text:p>
          </table:table-cell>
          <table:table-cell table:style-name="Default" office:value-type="float" office:value="6.55388" calcext:value-type="float">
            <text:p>6.55388</text:p>
          </table:table-cell>
          <table:table-cell table:style-name="Default" office:value-type="float" office:value="39.878" calcext:value-type="float">
            <text:p>39.878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49.9409" calcext:value-type="float">
            <text:p>49.9409</text:p>
          </table:table-cell>
          <table:table-cell table:style-name="Default" office:value-type="float" office:value="36.4175" calcext:value-type="float">
            <text:p>36.4175</text:p>
          </table:table-cell>
          <table:table-cell table:style-name="Default" office:value-type="float" office:value="19.353" calcext:value-type="float">
            <text:p>19.353</text:p>
          </table:table-cell>
          <table:table-cell table:style-name="Default" office:value-type="float" office:value="46.0494" calcext:value-type="float">
            <text:p>46.0494</text:p>
          </table:table-cell>
          <table:table-cell table:style-name="Default" office:value-type="float" office:value="151.761" calcext:value-type="float">
            <text:p>151.761</text:p>
          </table:table-cell>
          <table:table-cell table:style-name="Default" office:value-type="float" office:value="32.9076" calcext:value-type="float">
            <text:p>32.9076</text:p>
          </table:table-cell>
          <table:table-cell table:style-name="Default" office:value-type="float" office:value="23.9966" calcext:value-type="float">
            <text:p>23.9966</text:p>
          </table:table-cell>
          <table:table-cell table:style-name="Default" office:value-type="float" office:value="12.7523" calcext:value-type="float">
            <text:p>12.7523</text:p>
          </table:table-cell>
          <table:table-cell table:style-name="Default" office:value-type="float" office:value="30.3434" calcext:value-type="float">
            <text:p>30.3434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16.4489" calcext:value-type="float">
            <text:p>16.4489</text:p>
          </table:table-cell>
          <table:table-cell table:style-name="Default" office:value-type="float" office:value="50.827" calcext:value-type="float">
            <text:p>50.827</text:p>
          </table:table-cell>
          <table:table-cell table:style-name="Default" office:value-type="float" office:value="39.8112" calcext:value-type="float">
            <text:p>39.8112</text:p>
          </table:table-cell>
          <table:table-cell table:style-name="Default" office:value-type="float" office:value="94.8464" calcext:value-type="float">
            <text:p>94.8464</text:p>
          </table:table-cell>
          <table:table-cell table:style-name="Default" office:value-type="float" office:value="201.933" calcext:value-type="float">
            <text:p>201.933</text:p>
          </table:table-cell>
          <table:table-cell table:style-name="Default" office:value-type="float" office:value="8.14569" calcext:value-type="float">
            <text:p>8.14569</text:p>
          </table:table-cell>
          <table:table-cell table:style-name="Default" office:value-type="float" office:value="25.1702" calcext:value-type="float">
            <text:p>25.1702</text:p>
          </table:table-cell>
          <table:table-cell table:style-name="Default" office:value-type="float" office:value="19.715" calcext:value-type="float">
            <text:p>19.715</text:p>
          </table:table-cell>
          <table:table-cell table:style-name="Default" office:value-type="float" office:value="46.9691" calcext:value-type="float">
            <text:p>46.9691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38.1259" calcext:value-type="float">
            <text:p>38.1259</text:p>
          </table:table-cell>
          <table:table-cell table:style-name="Default" office:value-type="float" office:value="64.4936" calcext:value-type="float">
            <text:p>64.4936</text:p>
          </table:table-cell>
          <table:table-cell table:style-name="Default" office:value-type="float" office:value="47.3696" calcext:value-type="float">
            <text:p>47.3696</text:p>
          </table:table-cell>
          <table:table-cell table:style-name="Default" office:value-type="float" office:value="64.3134" calcext:value-type="float">
            <text:p>64.3134</text:p>
          </table:table-cell>
          <table:table-cell table:style-name="Default" office:value-type="float" office:value="214.302" calcext:value-type="float">
            <text:p>214.302</text:p>
          </table:table-cell>
          <table:table-cell table:style-name="Default" office:value-type="float" office:value="17.7907" calcext:value-type="float">
            <text:p>17.7907</text:p>
          </table:table-cell>
          <table:table-cell table:style-name="Default" office:value-type="float" office:value="30.0947" calcext:value-type="float">
            <text:p>30.0947</text:p>
          </table:table-cell>
          <table:table-cell table:style-name="Default" office:value-type="float" office:value="22.1041" calcext:value-type="float">
            <text:p>22.1041</text:p>
          </table:table-cell>
          <table:table-cell table:style-name="Default" office:value-type="float" office:value="30.0106" calcext:value-type="float">
            <text:p>30.0106</text:p>
          </table:table-cell>
        </table:table-row>
        <table:table-row table:style-name="ro1" table:number-rows-repeated="19">
          <table:table-cell table:style-name="ce20"/>
          <table:table-cell table:style-name="Default" table:number-columns-repeated="9"/>
        </table:table-row>
        <table:table-row table:style-name="ro1">
          <table:table-cell table:style-name="ce58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office:forms form:automatic-focus="false" form:apply-design-mode="false"/>
        <table:table-column table:style-name="co1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default-cell-style-name="ce6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served</text:p>
          </table:table-cell>
          <table:table-cell table:style-name="ce18" office:value-type="string" calcext:value-type="string">
            <text:p>prof Customer</text:p>
          </table:table-cell>
          <table:table-cell table:style-name="ce18" office:value-type="string" calcext:value-type="string">
            <text:p>prof Parcel</text:p>
          </table:table-cell>
          <table:table-cell table:style-name="ce18" office:value-type="string" calcext:value-type="string">
            <text:p>costs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Sol Time</text:p>
          </table:table-cell>
          <table:table-cell table:style-name="ce18" office:value-type="string" calcext:value-type="string">
            <text:p>Sol Val</text:p>
          </table:table-cell>
          <table:table-cell table:style-name="ce18" office:value-type="string" calcext:value-type="string">
            <text:p>sol Stat</text:p>
          </table:table-cell>
          <table:table-cell table:style-name="ce18" office:value-type="string" calcext:value-type="string">
            <text:p>LB</text:p>
          </table:table-cell>
          <table:table-cell table:style-name="ce18" office:value-type="string" calcext:value-type="string">
            <text:p>UB</text:p>
          </table:table-cell>
          <table:table-cell table:style-name="ce1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0.8848" calcext:value-type="float">
            <text:p>30.8848</text:p>
          </table:table-cell>
          <table:table-cell table:style-name="ce18" office:value-type="float" office:value="32.4998" calcext:value-type="float">
            <text:p>32.4998</text:p>
          </table:table-cell>
          <table:table-cell table:style-name="ce18" office:value-type="float" office:value="19.8214" calcext:value-type="float">
            <text:p>19.82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.69" calcext:value-type="float">
            <text:p>4.69</text:p>
          </table:table-cell>
          <table:table-cell table:style-name="ce18" office:value-type="float" office:value="43.5632" calcext:value-type="float">
            <text:p>43.5632</text:p>
          </table:table-cell>
          <table:table-cell table:style-name="ce18" office:value-type="string" calcext:value-type="string">
            <text:p>Optimal</text:p>
          </table:table-cell>
          <table:table-cell table:number-columns-repeated="2" table:style-name="ce18" office:value-type="float" office:value="43.5632" calcext:value-type="float">
            <text:p>43.5632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8.2235" calcext:value-type="float">
            <text:p>18.2235</text:p>
          </table:table-cell>
          <table:table-cell table:style-name="ce18" office:value-type="float" office:value="39.914" calcext:value-type="float">
            <text:p>39.914</text:p>
          </table:table-cell>
          <table:table-cell table:style-name="ce18" office:value-type="float" office:value="26.5421" calcext:value-type="float">
            <text:p>26.542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31.5955" calcext:value-type="float">
            <text:p>31.5955</text:p>
          </table:table-cell>
          <table:table-cell table:style-name="ce18" office:value-type="string" calcext:value-type="string">
            <text:p>Optimal</text:p>
          </table:table-cell>
          <table:table-cell table:number-columns-repeated="2" table:style-name="ce18" office:value-type="float" office:value="31.5955" calcext:value-type="float">
            <text:p>31.5955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8.8395" calcext:value-type="float">
            <text:p>18.8395</text:p>
          </table:table-cell>
          <table:table-cell table:style-name="ce18" office:value-type="float" office:value="18.0337" calcext:value-type="float">
            <text:p>18.0337</text:p>
          </table:table-cell>
          <table:table-cell table:style-name="ce18" office:value-type="float" office:value="16.0866" calcext:value-type="float">
            <text:p>16.086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.48" calcext:value-type="float">
            <text:p>0.48</text:p>
          </table:table-cell>
          <table:table-cell table:style-name="ce18" office:value-type="float" office:value="20.7865" calcext:value-type="float">
            <text:p>20.7865</text:p>
          </table:table-cell>
          <table:table-cell table:style-name="ce18" office:value-type="string" calcext:value-type="string">
            <text:p>Optimal</text:p>
          </table:table-cell>
          <table:table-cell table:number-columns-repeated="2" table:style-name="ce18" office:value-type="float" office:value="20.7865" calcext:value-type="float">
            <text:p>20.7865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0.2416" calcext:value-type="float">
            <text:p>30.2416</text:p>
          </table:table-cell>
          <table:table-cell table:style-name="ce18" office:value-type="float" office:value="45.7034" calcext:value-type="float">
            <text:p>45.7034</text:p>
          </table:table-cell>
          <table:table-cell table:style-name="ce18" office:value-type="float" office:value="40.0959" calcext:value-type="float">
            <text:p>40.095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.74" calcext:value-type="float">
            <text:p>5.74</text:p>
          </table:table-cell>
          <table:table-cell table:style-name="ce18" office:value-type="float" office:value="35.8491" calcext:value-type="float">
            <text:p>35.8491</text:p>
          </table:table-cell>
          <table:table-cell table:style-name="ce18" office:value-type="string" calcext:value-type="string">
            <text:p>Optimal</text:p>
          </table:table-cell>
          <table:table-cell table:number-columns-repeated="2" table:style-name="ce18" office:value-type="float" office:value="35.8491" calcext:value-type="float">
            <text:p>35.8491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1.7444" calcext:value-type="float">
            <text:p>21.7444</text:p>
          </table:table-cell>
          <table:table-cell table:style-name="ce18" office:value-type="float" office:value="27.1518" calcext:value-type="float">
            <text:p>27.1518</text:p>
          </table:table-cell>
          <table:table-cell table:style-name="ce18" office:value-type="float" office:value="15.4322" calcext:value-type="float">
            <text:p>15.432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.32" calcext:value-type="float">
            <text:p>0.32</text:p>
          </table:table-cell>
          <table:table-cell table:style-name="ce18" office:value-type="float" office:value="33.464" calcext:value-type="float">
            <text:p>33.464</text:p>
          </table:table-cell>
          <table:table-cell table:style-name="ce18" office:value-type="string" calcext:value-type="string">
            <text:p>Optimal</text:p>
          </table:table-cell>
          <table:table-cell table:number-columns-repeated="2" table:style-name="ce18" office:value-type="float" office:value="33.464" calcext:value-type="float">
            <text:p>33.464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46.6573" calcext:value-type="float">
            <text:p>46.6573</text:p>
          </table:table-cell>
          <table:table-cell table:style-name="ce18" office:value-type="float" office:value="51.9031" calcext:value-type="float">
            <text:p>51.9031</text:p>
          </table:table-cell>
          <table:table-cell table:style-name="ce18" office:value-type="float" office:value="44.2758" calcext:value-type="float">
            <text:p>44.275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05" calcext:value-type="float">
            <text:p>7197.05</text:p>
          </table:table-cell>
          <table:table-cell table:style-name="ce18" office:value-type="float" office:value="54.2846" calcext:value-type="float">
            <text:p>54.2846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4.2846" calcext:value-type="float">
            <text:p>54.2846</text:p>
          </table:table-cell>
          <table:table-cell table:style-name="ce18" office:value-type="float" office:value="64.675" calcext:value-type="float">
            <text:p>64.675</text:p>
          </table:table-cell>
          <table:table-cell table:style-name="ce18" office:value-type="float" office:value="16.0656" calcext:value-type="float">
            <text:p>16.0656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7.1983" calcext:value-type="float">
            <text:p>57.1983</text:p>
          </table:table-cell>
          <table:table-cell table:style-name="ce18" office:value-type="float" office:value="58.7136" calcext:value-type="float">
            <text:p>58.7136</text:p>
          </table:table-cell>
          <table:table-cell table:style-name="ce18" office:value-type="float" office:value="48.0071" calcext:value-type="float">
            <text:p>48.007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200.08" calcext:value-type="float">
            <text:p>7200.08</text:p>
          </table:table-cell>
          <table:table-cell table:style-name="ce18" office:value-type="float" office:value="67.9048" calcext:value-type="float">
            <text:p>67.9048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7.9048" calcext:value-type="float">
            <text:p>67.9048</text:p>
          </table:table-cell>
          <table:table-cell table:style-name="ce18" office:value-type="float" office:value="68.8163" calcext:value-type="float">
            <text:p>68.8163</text:p>
          </table:table-cell>
          <table:table-cell table:style-name="ce18" office:value-type="float" office:value="1.32454" calcext:value-type="float">
            <text:p>1.32454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0.1618" calcext:value-type="float">
            <text:p>50.1618</text:p>
          </table:table-cell>
          <table:table-cell table:style-name="ce18" office:value-type="float" office:value="43.0929" calcext:value-type="float">
            <text:p>43.0929</text:p>
          </table:table-cell>
          <table:table-cell table:style-name="ce18" office:value-type="float" office:value="36.7208" calcext:value-type="float">
            <text:p>36.720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7.84" calcext:value-type="float">
            <text:p>7197.84</text:p>
          </table:table-cell>
          <table:table-cell table:style-name="ce18" office:value-type="float" office:value="56.5338" calcext:value-type="float">
            <text:p>56.5338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6.5338" calcext:value-type="float">
            <text:p>56.5338</text:p>
          </table:table-cell>
          <table:table-cell table:style-name="ce18" office:value-type="float" office:value="59.2977" calcext:value-type="float">
            <text:p>59.2977</text:p>
          </table:table-cell>
          <table:table-cell table:style-name="ce18" office:value-type="float" office:value="4.66106" calcext:value-type="float">
            <text:p>4.66106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0.9062" calcext:value-type="float">
            <text:p>50.9062</text:p>
          </table:table-cell>
          <table:table-cell table:style-name="ce18" office:value-type="float" office:value="67.0337" calcext:value-type="float">
            <text:p>67.0337</text:p>
          </table:table-cell>
          <table:table-cell table:style-name="ce18" office:value-type="float" office:value="49.1522" calcext:value-type="float">
            <text:p>49.152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94" calcext:value-type="float">
            <text:p>7194.94</text:p>
          </table:table-cell>
          <table:table-cell table:style-name="ce18" office:value-type="float" office:value="68.7877" calcext:value-type="float">
            <text:p>68.787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8.7877" calcext:value-type="float">
            <text:p>68.7877</text:p>
          </table:table-cell>
          <table:table-cell table:style-name="ce18" office:value-type="float" office:value="71.3332" calcext:value-type="float">
            <text:p>71.3332</text:p>
          </table:table-cell>
          <table:table-cell table:style-name="ce18" office:value-type="float" office:value="3.56846" calcext:value-type="float">
            <text:p>3.56846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3.6195" calcext:value-type="float">
            <text:p>63.6195</text:p>
          </table:table-cell>
          <table:table-cell table:style-name="ce18" office:value-type="float" office:value="36.106" calcext:value-type="float">
            <text:p>36.106</text:p>
          </table:table-cell>
          <table:table-cell table:style-name="ce18" office:value-type="float" office:value="36.1359" calcext:value-type="float">
            <text:p>36.135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5.6" calcext:value-type="float">
            <text:p>7195.6</text:p>
          </table:table-cell>
          <table:table-cell table:style-name="ce18" office:value-type="float" office:value="63.5895" calcext:value-type="float">
            <text:p>63.589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3.5895" calcext:value-type="float">
            <text:p>63.5895</text:p>
          </table:table-cell>
          <table:table-cell table:style-name="ce18" office:value-type="float" office:value="67.9587" calcext:value-type="float">
            <text:p>67.9587</text:p>
          </table:table-cell>
          <table:table-cell table:style-name="ce18" office:value-type="float" office:value="6.4292" calcext:value-type="float">
            <text:p>6.4292</text:p>
          </table:table-cell>
        </table:table-row>
        <table:table-row table:style-name="ro1">
          <table:table-cell table:style-name="ce18" office:value-type="string" calcext:value-type="string">
            <text:p>sfsarp-10-15-1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8.7383" calcext:value-type="float">
            <text:p>58.7383</text:p>
          </table:table-cell>
          <table:table-cell table:style-name="ce18" office:value-type="float" office:value="37.7137" calcext:value-type="float">
            <text:p>37.7137</text:p>
          </table:table-cell>
          <table:table-cell table:style-name="ce18" office:value-type="float" office:value="34.1708" calcext:value-type="float">
            <text:p>34.170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91" calcext:value-type="float">
            <text:p>7194.91</text:p>
          </table:table-cell>
          <table:table-cell table:style-name="ce18" office:value-type="float" office:value="62.2812" calcext:value-type="float">
            <text:p>62.281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2.2812" calcext:value-type="float">
            <text:p>62.2812</text:p>
          </table:table-cell>
          <table:table-cell table:style-name="ce18" office:value-type="float" office:value="66.3055" calcext:value-type="float">
            <text:p>66.3055</text:p>
          </table:table-cell>
          <table:table-cell table:style-name="ce18" office:value-type="float" office:value="6.06933" calcext:value-type="float">
            <text:p>6.06933</text:p>
          </table:table-cell>
        </table:table-row>
        <table:table-row table:style-name="ro1">
          <table:table-cell table:style-name="ce18" office:value-type="string" calcext:value-type="string">
            <text:p>sfsarp-10-15-2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9.8947" calcext:value-type="float">
            <text:p>39.8947</text:p>
          </table:table-cell>
          <table:table-cell table:style-name="ce18" office:value-type="float" office:value="43.7826" calcext:value-type="float">
            <text:p>43.7826</text:p>
          </table:table-cell>
          <table:table-cell table:style-name="ce18" office:value-type="float" office:value="22.98" calcext:value-type="float">
            <text:p>22.9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8.74" calcext:value-type="float">
            <text:p>7198.74</text:p>
          </table:table-cell>
          <table:table-cell table:style-name="ce18" office:value-type="float" office:value="60.6974" calcext:value-type="float">
            <text:p>60.6974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0.6974" calcext:value-type="float">
            <text:p>60.6974</text:p>
          </table:table-cell>
          <table:table-cell table:style-name="ce18" office:value-type="float" office:value="61.1306" calcext:value-type="float">
            <text:p>61.1306</text:p>
          </table:table-cell>
          <table:table-cell table:style-name="ce18" office:value-type="float" office:value="0.708647" calcext:value-type="float">
            <text:p>0.708647</text:p>
          </table:table-cell>
        </table:table-row>
        <table:table-row table:style-name="ro1">
          <table:table-cell table:style-name="ce18" office:value-type="string" calcext:value-type="string">
            <text:p>sfsarp-10-15-3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8.5608" calcext:value-type="float">
            <text:p>38.5608</text:p>
          </table:table-cell>
          <table:table-cell table:style-name="ce18" office:value-type="float" office:value="53.321" calcext:value-type="float">
            <text:p>53.321</text:p>
          </table:table-cell>
          <table:table-cell table:style-name="ce18" office:value-type="float" office:value="35.6047" calcext:value-type="float">
            <text:p>35.604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3" calcext:value-type="float">
            <text:p>7196.3</text:p>
          </table:table-cell>
          <table:table-cell table:style-name="ce18" office:value-type="float" office:value="56.2771" calcext:value-type="float">
            <text:p>56.277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6.2771" calcext:value-type="float">
            <text:p>56.2771</text:p>
          </table:table-cell>
          <table:table-cell table:style-name="ce18" office:value-type="float" office:value="60.5785" calcext:value-type="float">
            <text:p>60.5785</text:p>
          </table:table-cell>
          <table:table-cell table:style-name="ce18" office:value-type="float" office:value="7.10054" calcext:value-type="float">
            <text:p>7.10054</text:p>
          </table:table-cell>
        </table:table-row>
        <table:table-row table:style-name="ro1">
          <table:table-cell table:style-name="ce18" office:value-type="string" calcext:value-type="string">
            <text:p>sfsarp-10-15-4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6.5876" calcext:value-type="float">
            <text:p>36.5876</text:p>
          </table:table-cell>
          <table:table-cell table:style-name="ce18" office:value-type="float" office:value="51.96" calcext:value-type="float">
            <text:p>51.96</text:p>
          </table:table-cell>
          <table:table-cell table:style-name="ce18" office:value-type="float" office:value="38.016" calcext:value-type="float">
            <text:p>38.01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5.56" calcext:value-type="float">
            <text:p>7195.56</text:p>
          </table:table-cell>
          <table:table-cell table:style-name="ce18" office:value-type="float" office:value="50.5317" calcext:value-type="float">
            <text:p>50.531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0.5317" calcext:value-type="float">
            <text:p>50.5317</text:p>
          </table:table-cell>
          <table:table-cell table:style-name="ce18" office:value-type="float" office:value="56.0412" calcext:value-type="float">
            <text:p>56.0412</text:p>
          </table:table-cell>
          <table:table-cell table:style-name="ce18" office:value-type="float" office:value="9.83116" calcext:value-type="float">
            <text:p>9.83116</text:p>
          </table:table-cell>
        </table:table-row>
        <table:table-row table:style-name="ro1">
          <table:table-cell table:style-name="ce18" office:value-type="string" calcext:value-type="string">
            <text:p>sfsarp-10-15-5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1.6933" calcext:value-type="float">
            <text:p>51.6933</text:p>
          </table:table-cell>
          <table:table-cell table:style-name="ce18" office:value-type="float" office:value="63.7145" calcext:value-type="float">
            <text:p>63.7145</text:p>
          </table:table-cell>
          <table:table-cell table:style-name="ce18" office:value-type="float" office:value="44.7122" calcext:value-type="float">
            <text:p>44.712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99.69" calcext:value-type="float">
            <text:p>1099.69</text:p>
          </table:table-cell>
          <table:table-cell table:style-name="ce18" office:value-type="float" office:value="70.6956" calcext:value-type="float">
            <text:p>70.6956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70.6956" calcext:value-type="float">
            <text:p>70.6956</text:p>
          </table:table-cell>
          <table:table-cell table:style-name="ce18" office:value-type="float" office:value="70.7027" calcext:value-type="float">
            <text:p>70.7027</text:p>
          </table:table-cell>
          <table:table-cell table:style-name="ce18" office:value-type="float" office:value="0.010042" calcext:value-type="float">
            <text:p>0.010042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77.9479" calcext:value-type="float">
            <text:p>77.9479</text:p>
          </table:table-cell>
          <table:table-cell table:style-name="ce18" office:value-type="float" office:value="19.4008" calcext:value-type="float">
            <text:p>19.4008</text:p>
          </table:table-cell>
          <table:table-cell table:style-name="ce18" office:value-type="float" office:value="23.2912" calcext:value-type="float">
            <text:p>23.291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34" calcext:value-type="float">
            <text:p>7197.34</text:p>
          </table:table-cell>
          <table:table-cell table:style-name="ce18" office:value-type="float" office:value="74.0575" calcext:value-type="float">
            <text:p>74.057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4.0575" calcext:value-type="float">
            <text:p>74.0575</text:p>
          </table:table-cell>
          <table:table-cell table:style-name="ce18" office:value-type="float" office:value="80.7957" calcext:value-type="float">
            <text:p>80.7957</text:p>
          </table:table-cell>
          <table:table-cell table:style-name="ce18" office:value-type="float" office:value="8.3398" calcext:value-type="float">
            <text:p>8.3398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74.5825" calcext:value-type="float">
            <text:p>74.5825</text:p>
          </table:table-cell>
          <table:table-cell table:style-name="ce18" office:value-type="float" office:value="17.0468" calcext:value-type="float">
            <text:p>17.0468</text:p>
          </table:table-cell>
          <table:table-cell table:style-name="ce18" office:value-type="float" office:value="15.6051" calcext:value-type="float">
            <text:p>15.605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99.25" calcext:value-type="float">
            <text:p>99.25</text:p>
          </table:table-cell>
          <table:table-cell table:style-name="ce18" office:value-type="float" office:value="76.0241" calcext:value-type="float">
            <text:p>76.0241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76.0241" calcext:value-type="float">
            <text:p>76.0241</text:p>
          </table:table-cell>
          <table:table-cell table:style-name="ce18" office:value-type="float" office:value="76.0311" calcext:value-type="float">
            <text:p>76.0311</text:p>
          </table:table-cell>
          <table:table-cell table:style-name="ce18" office:value-type="float" office:value="0.00920676" calcext:value-type="float">
            <text:p>0.00920676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76.7516" calcext:value-type="float">
            <text:p>76.7516</text:p>
          </table:table-cell>
          <table:table-cell table:style-name="ce18" office:value-type="float" office:value="32.4177" calcext:value-type="float">
            <text:p>32.4177</text:p>
          </table:table-cell>
          <table:table-cell table:style-name="ce18" office:value-type="float" office:value="36.9958" calcext:value-type="float">
            <text:p>36.995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8.69" calcext:value-type="float">
            <text:p>7198.69</text:p>
          </table:table-cell>
          <table:table-cell table:style-name="ce18" office:value-type="float" office:value="72.1734" calcext:value-type="float">
            <text:p>72.1734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2.1734" calcext:value-type="float">
            <text:p>72.1734</text:p>
          </table:table-cell>
          <table:table-cell table:style-name="ce18" office:value-type="float" office:value="76.6992" calcext:value-type="float">
            <text:p>76.6992</text:p>
          </table:table-cell>
          <table:table-cell table:style-name="ce18" office:value-type="float" office:value="5.90071" calcext:value-type="float">
            <text:p>5.90071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88.03" calcext:value-type="float">
            <text:p>88.03</text:p>
          </table:table-cell>
          <table:table-cell table:style-name="ce18" office:value-type="float" office:value="17.007" calcext:value-type="float">
            <text:p>17.007</text:p>
          </table:table-cell>
          <table:table-cell table:style-name="ce18" office:value-type="float" office:value="25.3303" calcext:value-type="float">
            <text:p>25.330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197.5" calcext:value-type="float">
            <text:p>7197.5</text:p>
          </table:table-cell>
          <table:table-cell table:style-name="ce18" office:value-type="float" office:value="79.7067" calcext:value-type="float">
            <text:p>79.706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9.7067" calcext:value-type="float">
            <text:p>79.7067</text:p>
          </table:table-cell>
          <table:table-cell table:style-name="ce18" office:value-type="float" office:value="87.1648" calcext:value-type="float">
            <text:p>87.1648</text:p>
          </table:table-cell>
          <table:table-cell table:style-name="ce18" office:value-type="float" office:value="8.55632" calcext:value-type="float">
            <text:p>8.55632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8.6155" calcext:value-type="float">
            <text:p>68.6155</text:p>
          </table:table-cell>
          <table:table-cell table:style-name="ce18" office:value-type="float" office:value="11.3332" calcext:value-type="float">
            <text:p>11.3332</text:p>
          </table:table-cell>
          <table:table-cell table:style-name="ce18" office:value-type="float" office:value="23.3147" calcext:value-type="float">
            <text:p>23.314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7.15" calcext:value-type="float">
            <text:p>7197.15</text:p>
          </table:table-cell>
          <table:table-cell table:style-name="ce18" office:value-type="float" office:value="56.6341" calcext:value-type="float">
            <text:p>56.634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6.6341" calcext:value-type="float">
            <text:p>56.6341</text:p>
          </table:table-cell>
          <table:table-cell table:style-name="ce18" office:value-type="float" office:value="58.9491" calcext:value-type="float">
            <text:p>58.9491</text:p>
          </table:table-cell>
          <table:table-cell table:style-name="ce18" office:value-type="float" office:value="3.92712" calcext:value-type="float">
            <text:p>3.92712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9.9977" calcext:value-type="float">
            <text:p>89.9977</text:p>
          </table:table-cell>
          <table:table-cell table:style-name="ce18" office:value-type="float" office:value="37.7381" calcext:value-type="float">
            <text:p>37.7381</text:p>
          </table:table-cell>
          <table:table-cell table:style-name="ce18" office:value-type="float" office:value="48.3336" calcext:value-type="float">
            <text:p>48.333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34" calcext:value-type="float">
            <text:p>7197.34</text:p>
          </table:table-cell>
          <table:table-cell table:style-name="ce18" office:value-type="float" office:value="79.4022" calcext:value-type="float">
            <text:p>79.402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9.4022" calcext:value-type="float">
            <text:p>79.4022</text:p>
          </table:table-cell>
          <table:table-cell table:style-name="ce18" office:value-type="float" office:value="90.8567" calcext:value-type="float">
            <text:p>90.8567</text:p>
          </table:table-cell>
          <table:table-cell table:style-name="ce18" office:value-type="float" office:value="12.6072" calcext:value-type="float">
            <text:p>12.6072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69.9994" calcext:value-type="float">
            <text:p>69.9994</text:p>
          </table:table-cell>
          <table:table-cell table:style-name="ce18" office:value-type="float" office:value="45.5751" calcext:value-type="float">
            <text:p>45.5751</text:p>
          </table:table-cell>
          <table:table-cell table:style-name="ce18" office:value-type="float" office:value="37.5979" calcext:value-type="float">
            <text:p>37.597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7.11" calcext:value-type="float">
            <text:p>7197.11</text:p>
          </table:table-cell>
          <table:table-cell table:style-name="ce18" office:value-type="float" office:value="77.9765" calcext:value-type="float">
            <text:p>77.976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7.9765" calcext:value-type="float">
            <text:p>77.9765</text:p>
          </table:table-cell>
          <table:table-cell table:style-name="ce18" office:value-type="float" office:value="84.1164" calcext:value-type="float">
            <text:p>84.1164</text:p>
          </table:table-cell>
          <table:table-cell table:style-name="ce18" office:value-type="float" office:value="7.29929" calcext:value-type="float">
            <text:p>7.2992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79.8797" calcext:value-type="float">
            <text:p>79.8797</text:p>
          </table:table-cell>
          <table:table-cell table:style-name="ce18" office:value-type="float" office:value="35.8729" calcext:value-type="float">
            <text:p>35.8729</text:p>
          </table:table-cell>
          <table:table-cell table:style-name="ce18" office:value-type="float" office:value="59.9266" calcext:value-type="float">
            <text:p>59.926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73" calcext:value-type="float">
            <text:p>7196.73</text:p>
          </table:table-cell>
          <table:table-cell table:style-name="ce18" office:value-type="float" office:value="55.826" calcext:value-type="float">
            <text:p>55.826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5.826" calcext:value-type="float">
            <text:p>55.826</text:p>
          </table:table-cell>
          <table:table-cell table:style-name="ce18" office:value-type="float" office:value="71.3361" calcext:value-type="float">
            <text:p>71.3361</text:p>
          </table:table-cell>
          <table:table-cell table:style-name="ce18" office:value-type="float" office:value="21.7423" calcext:value-type="float">
            <text:p>21.7423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84.3664" calcext:value-type="float">
            <text:p>84.3664</text:p>
          </table:table-cell>
          <table:table-cell table:style-name="ce18" office:value-type="float" office:value="42.7539" calcext:value-type="float">
            <text:p>42.7539</text:p>
          </table:table-cell>
          <table:table-cell table:style-name="ce18" office:value-type="float" office:value="43.0977" calcext:value-type="float">
            <text:p>43.097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5.8" calcext:value-type="float">
            <text:p>7195.8</text:p>
          </table:table-cell>
          <table:table-cell table:style-name="ce18" office:value-type="float" office:value="84.0225" calcext:value-type="float">
            <text:p>84.022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4.0225" calcext:value-type="float">
            <text:p>84.0225</text:p>
          </table:table-cell>
          <table:table-cell table:style-name="ce18" office:value-type="float" office:value="99.4344" calcext:value-type="float">
            <text:p>99.4344</text:p>
          </table:table-cell>
          <table:table-cell table:style-name="ce18" office:value-type="float" office:value="15.4996" calcext:value-type="float">
            <text:p>15.4996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6.3017" calcext:value-type="float">
            <text:p>66.3017</text:p>
          </table:table-cell>
          <table:table-cell table:style-name="ce18" office:value-type="float" office:value="70.3303" calcext:value-type="float">
            <text:p>70.3303</text:p>
          </table:table-cell>
          <table:table-cell table:style-name="ce18" office:value-type="float" office:value="52.6461" calcext:value-type="float">
            <text:p>52.646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68" calcext:value-type="float">
            <text:p>7196.68</text:p>
          </table:table-cell>
          <table:table-cell table:style-name="ce18" office:value-type="float" office:value="83.9859" calcext:value-type="float">
            <text:p>83.985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3.9859" calcext:value-type="float">
            <text:p>83.9859</text:p>
          </table:table-cell>
          <table:table-cell table:style-name="ce18" office:value-type="float" office:value="85.6592" calcext:value-type="float">
            <text:p>85.6592</text:p>
          </table:table-cell>
          <table:table-cell table:style-name="ce18" office:value-type="float" office:value="1.95344" calcext:value-type="float">
            <text:p>1.9534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3.1685" calcext:value-type="float">
            <text:p>73.1685</text:p>
          </table:table-cell>
          <table:table-cell table:style-name="ce18" office:value-type="float" office:value="39.654" calcext:value-type="float">
            <text:p>39.654</text:p>
          </table:table-cell>
          <table:table-cell table:style-name="ce18" office:value-type="float" office:value="38.6643" calcext:value-type="float">
            <text:p>38.664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04" calcext:value-type="float">
            <text:p>7196.04</text:p>
          </table:table-cell>
          <table:table-cell table:style-name="ce18" office:value-type="float" office:value="74.1582" calcext:value-type="float">
            <text:p>74.158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4.1582" calcext:value-type="float">
            <text:p>74.1582</text:p>
          </table:table-cell>
          <table:table-cell table:style-name="ce18" office:value-type="float" office:value="86.0181" calcext:value-type="float">
            <text:p>86.0181</text:p>
          </table:table-cell>
          <table:table-cell table:style-name="ce18" office:value-type="float" office:value="13.7877" calcext:value-type="float">
            <text:p>13.7877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76.6253" calcext:value-type="float">
            <text:p>76.6253</text:p>
          </table:table-cell>
          <table:table-cell table:style-name="ce18" office:value-type="float" office:value="77.5074" calcext:value-type="float">
            <text:p>77.5074</text:p>
          </table:table-cell>
          <table:table-cell table:style-name="ce18" office:value-type="float" office:value="59.1265" calcext:value-type="float">
            <text:p>59.126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92" calcext:value-type="float">
            <text:p>7196.92</text:p>
          </table:table-cell>
          <table:table-cell table:style-name="ce18" office:value-type="float" office:value="95.0062" calcext:value-type="float">
            <text:p>95.006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5.0062" calcext:value-type="float">
            <text:p>95.0062</text:p>
          </table:table-cell>
          <table:table-cell table:style-name="ce18" office:value-type="float" office:value="114.168" calcext:value-type="float">
            <text:p>114.168</text:p>
          </table:table-cell>
          <table:table-cell table:style-name="ce18" office:value-type="float" office:value="16.7839" calcext:value-type="float">
            <text:p>16.783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71.1637" calcext:value-type="float">
            <text:p>71.1637</text:p>
          </table:table-cell>
          <table:table-cell table:style-name="ce18" office:value-type="float" office:value="51.3302" calcext:value-type="float">
            <text:p>51.3302</text:p>
          </table:table-cell>
          <table:table-cell table:style-name="ce18" office:value-type="float" office:value="35.7324" calcext:value-type="float">
            <text:p>35.732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7.04" calcext:value-type="float">
            <text:p>7197.04</text:p>
          </table:table-cell>
          <table:table-cell table:style-name="ce18" office:value-type="float" office:value="86.7615" calcext:value-type="float">
            <text:p>86.761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6.7615" calcext:value-type="float">
            <text:p>86.7615</text:p>
          </table:table-cell>
          <table:table-cell table:style-name="ce18" office:value-type="float" office:value="93.0365" calcext:value-type="float">
            <text:p>93.0365</text:p>
          </table:table-cell>
          <table:table-cell table:style-name="ce18" office:value-type="float" office:value="6.74466" calcext:value-type="float">
            <text:p>6.7446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61.3986" calcext:value-type="float">
            <text:p>61.3986</text:p>
          </table:table-cell>
          <table:table-cell table:style-name="ce18" office:value-type="float" office:value="60.3229" calcext:value-type="float">
            <text:p>60.3229</text:p>
          </table:table-cell>
          <table:table-cell table:style-name="ce18" office:value-type="float" office:value="44.5963" calcext:value-type="float">
            <text:p>44.596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5.9" calcext:value-type="float">
            <text:p>7195.9</text:p>
          </table:table-cell>
          <table:table-cell table:style-name="ce18" office:value-type="float" office:value="77.1253" calcext:value-type="float">
            <text:p>77.125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7.1253" calcext:value-type="float">
            <text:p>77.1253</text:p>
          </table:table-cell>
          <table:table-cell table:style-name="ce18" office:value-type="float" office:value="86.0971" calcext:value-type="float">
            <text:p>86.0971</text:p>
          </table:table-cell>
          <table:table-cell table:style-name="ce18" office:value-type="float" office:value="10.4206" calcext:value-type="float">
            <text:p>10.420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86.8091" calcext:value-type="float">
            <text:p>86.8091</text:p>
          </table:table-cell>
          <table:table-cell table:style-name="ce18" office:value-type="float" office:value="53.9243" calcext:value-type="float">
            <text:p>53.9243</text:p>
          </table:table-cell>
          <table:table-cell table:style-name="ce18" office:value-type="float" office:value="47.2367" calcext:value-type="float">
            <text:p>47.236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6.02" calcext:value-type="float">
            <text:p>7196.02</text:p>
          </table:table-cell>
          <table:table-cell table:style-name="ce18" office:value-type="float" office:value="93.4967" calcext:value-type="float">
            <text:p>93.496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3.4967" calcext:value-type="float">
            <text:p>93.4967</text:p>
          </table:table-cell>
          <table:table-cell table:style-name="ce18" office:value-type="float" office:value="99.7592" calcext:value-type="float">
            <text:p>99.7592</text:p>
          </table:table-cell>
          <table:table-cell table:style-name="ce18" office:value-type="float" office:value="6.27762" calcext:value-type="float">
            <text:p>6.27762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8.084" calcext:value-type="float">
            <text:p>108.084</text:p>
          </table:table-cell>
          <table:table-cell table:style-name="ce18" office:value-type="float" office:value="18.344" calcext:value-type="float">
            <text:p>18.344</text:p>
          </table:table-cell>
          <table:table-cell table:style-name="ce18" office:value-type="float" office:value="23.0382" calcext:value-type="float">
            <text:p>23.038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78.54" calcext:value-type="float">
            <text:p>978.54</text:p>
          </table:table-cell>
          <table:table-cell table:style-name="ce18" office:value-type="float" office:value="103.39" calcext:value-type="float">
            <text:p>103.39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103.39" calcext:value-type="float">
            <text:p>103.39</text:p>
          </table:table-cell>
          <table:table-cell table:style-name="ce18" office:value-type="float" office:value="103.4" calcext:value-type="float">
            <text:p>103.4</text:p>
          </table:table-cell>
          <table:table-cell table:style-name="ce18" office:value-type="float" office:value="0.00967118" calcext:value-type="float">
            <text:p>0.00967118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98.1202" calcext:value-type="float">
            <text:p>98.1202</text:p>
          </table:table-cell>
          <table:table-cell table:style-name="ce18" office:value-type="float" office:value="19.2243" calcext:value-type="float">
            <text:p>19.2243</text:p>
          </table:table-cell>
          <table:table-cell table:style-name="ce18" office:value-type="float" office:value="40.9262" calcext:value-type="float">
            <text:p>40.926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9.33" calcext:value-type="float">
            <text:p>7199.33</text:p>
          </table:table-cell>
          <table:table-cell table:style-name="ce18" office:value-type="float" office:value="76.4183" calcext:value-type="float">
            <text:p>76.418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6.4183" calcext:value-type="float">
            <text:p>76.4183</text:p>
          </table:table-cell>
          <table:table-cell table:style-name="ce18" office:value-type="float" office:value="77.975" calcext:value-type="float">
            <text:p>77.975</text:p>
          </table:table-cell>
          <table:table-cell table:style-name="ce18" office:value-type="float" office:value="1.99641" calcext:value-type="float">
            <text:p>1.99641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30.422" calcext:value-type="float">
            <text:p>130.422</text:p>
          </table:table-cell>
          <table:table-cell table:style-name="ce18" office:value-type="float" office:value="19.2158" calcext:value-type="float">
            <text:p>19.2158</text:p>
          </table:table-cell>
          <table:table-cell table:style-name="ce18" office:value-type="float" office:value="38.2592" calcext:value-type="float">
            <text:p>38.259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768.24" calcext:value-type="float">
            <text:p>768.24</text:p>
          </table:table-cell>
          <table:table-cell table:style-name="ce18" office:value-type="float" office:value="111.379" calcext:value-type="float">
            <text:p>111.379</text:p>
          </table:table-cell>
          <table:table-cell table:style-name="ce18" office:value-type="string" calcext:value-type="string">
            <text:p>Optimal</text:p>
          </table:table-cell>
          <table:table-cell table:number-columns-repeated="2" table:style-name="ce18" office:value-type="float" office:value="111.379" calcext:value-type="float">
            <text:p>111.379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0.407" calcext:value-type="float">
            <text:p>100.407</text:p>
          </table:table-cell>
          <table:table-cell table:style-name="ce18" office:value-type="float" office:value="18.1824" calcext:value-type="float">
            <text:p>18.1824</text:p>
          </table:table-cell>
          <table:table-cell table:style-name="ce18" office:value-type="float" office:value="38.3468" calcext:value-type="float">
            <text:p>38.346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78" calcext:value-type="float">
            <text:p>7197.78</text:p>
          </table:table-cell>
          <table:table-cell table:style-name="ce18" office:value-type="float" office:value="80.2425" calcext:value-type="float">
            <text:p>80.242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0.2425" calcext:value-type="float">
            <text:p>80.2425</text:p>
          </table:table-cell>
          <table:table-cell table:style-name="ce18" office:value-type="float" office:value="84.5676" calcext:value-type="float">
            <text:p>84.5676</text:p>
          </table:table-cell>
          <table:table-cell table:style-name="ce18" office:value-type="float" office:value="5.11437" calcext:value-type="float">
            <text:p>5.11437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80.5784" calcext:value-type="float">
            <text:p>80.5784</text:p>
          </table:table-cell>
          <table:table-cell table:style-name="ce18" office:value-type="float" office:value="18.1445" calcext:value-type="float">
            <text:p>18.1445</text:p>
          </table:table-cell>
          <table:table-cell table:style-name="ce18" office:value-type="float" office:value="41.2246" calcext:value-type="float">
            <text:p>41.224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22" calcext:value-type="float">
            <text:p>7196.22</text:p>
          </table:table-cell>
          <table:table-cell table:style-name="ce18" office:value-type="float" office:value="57.4983" calcext:value-type="float">
            <text:p>57.498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7.4983" calcext:value-type="float">
            <text:p>57.4983</text:p>
          </table:table-cell>
          <table:table-cell table:style-name="ce18" office:value-type="float" office:value="70.1726" calcext:value-type="float">
            <text:p>70.1726</text:p>
          </table:table-cell>
          <table:table-cell table:style-name="ce18" office:value-type="float" office:value="18.0616" calcext:value-type="float">
            <text:p>18.0616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6.6816" calcext:value-type="float">
            <text:p>96.6816</text:p>
          </table:table-cell>
          <table:table-cell table:style-name="ce18" office:value-type="float" office:value="43.22" calcext:value-type="float">
            <text:p>43.22</text:p>
          </table:table-cell>
          <table:table-cell table:style-name="ce18" office:value-type="float" office:value="34.0332" calcext:value-type="float">
            <text:p>34.033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8.44" calcext:value-type="float">
            <text:p>7198.44</text:p>
          </table:table-cell>
          <table:table-cell table:style-name="ce18" office:value-type="float" office:value="105.868" calcext:value-type="float">
            <text:p>105.868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05.868" calcext:value-type="float">
            <text:p>105.868</text:p>
          </table:table-cell>
          <table:table-cell table:style-name="ce18" office:value-type="float" office:value="118.23" calcext:value-type="float">
            <text:p>118.23</text:p>
          </table:table-cell>
          <table:table-cell table:style-name="ce18" office:value-type="float" office:value="10.4559" calcext:value-type="float">
            <text:p>10.4559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87.6824" calcext:value-type="float">
            <text:p>87.6824</text:p>
          </table:table-cell>
          <table:table-cell table:style-name="ce18" office:value-type="float" office:value="36.9099" calcext:value-type="float">
            <text:p>36.9099</text:p>
          </table:table-cell>
          <table:table-cell table:style-name="ce18" office:value-type="float" office:value="34.1447" calcext:value-type="float">
            <text:p>34.144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8.05" calcext:value-type="float">
            <text:p>7198.05</text:p>
          </table:table-cell>
          <table:table-cell table:style-name="ce18" office:value-type="float" office:value="90.4476" calcext:value-type="float">
            <text:p>90.4476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0.4476" calcext:value-type="float">
            <text:p>90.4476</text:p>
          </table:table-cell>
          <table:table-cell table:style-name="ce18" office:value-type="float" office:value="103.321" calcext:value-type="float">
            <text:p>103.321</text:p>
          </table:table-cell>
          <table:table-cell table:style-name="ce18" office:value-type="float" office:value="12.4596" calcext:value-type="float">
            <text:p>12.4596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04.298" calcext:value-type="float">
            <text:p>104.298</text:p>
          </table:table-cell>
          <table:table-cell table:style-name="ce18" office:value-type="float" office:value="31.442" calcext:value-type="float">
            <text:p>31.442</text:p>
          </table:table-cell>
          <table:table-cell table:style-name="ce18" office:value-type="float" office:value="34.5685" calcext:value-type="float">
            <text:p>34.568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7.67" calcext:value-type="float">
            <text:p>7197.67</text:p>
          </table:table-cell>
          <table:table-cell table:style-name="ce18" office:value-type="float" office:value="101.171" calcext:value-type="float">
            <text:p>101.17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01.171" calcext:value-type="float">
            <text:p>101.171</text:p>
          </table:table-cell>
          <table:table-cell table:style-name="ce18" office:value-type="float" office:value="111.045" calcext:value-type="float">
            <text:p>111.045</text:p>
          </table:table-cell>
          <table:table-cell table:style-name="ce18" office:value-type="float" office:value="8.89189" calcext:value-type="float">
            <text:p>8.89189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96.8683" calcext:value-type="float">
            <text:p>96.8683</text:p>
          </table:table-cell>
          <table:table-cell table:style-name="ce18" office:value-type="float" office:value="72.9371" calcext:value-type="float">
            <text:p>72.9371</text:p>
          </table:table-cell>
          <table:table-cell table:style-name="ce18" office:value-type="float" office:value="66.7958" calcext:value-type="float">
            <text:p>66.795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7.29" calcext:value-type="float">
            <text:p>7197.29</text:p>
          </table:table-cell>
          <table:table-cell table:style-name="ce18" office:value-type="float" office:value="103.01" calcext:value-type="float">
            <text:p>103.0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03.01" calcext:value-type="float">
            <text:p>103.01</text:p>
          </table:table-cell>
          <table:table-cell table:style-name="ce18" office:value-type="float" office:value="114.333" calcext:value-type="float">
            <text:p>114.333</text:p>
          </table:table-cell>
          <table:table-cell table:style-name="ce18" office:value-type="float" office:value="9.90353" calcext:value-type="float">
            <text:p>9.90353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113.532" calcext:value-type="float">
            <text:p>113.532</text:p>
          </table:table-cell>
          <table:table-cell table:style-name="ce18" office:value-type="float" office:value="41.44" calcext:value-type="float">
            <text:p>41.44</text:p>
          </table:table-cell>
          <table:table-cell table:style-name="ce18" office:value-type="float" office:value="56.3553" calcext:value-type="float">
            <text:p>56.355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5.88" calcext:value-type="float">
            <text:p>7195.88</text:p>
          </table:table-cell>
          <table:table-cell table:style-name="ce18" office:value-type="float" office:value="98.6171" calcext:value-type="float">
            <text:p>98.617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8.6171" calcext:value-type="float">
            <text:p>98.6171</text:p>
          </table:table-cell>
          <table:table-cell table:style-name="ce18" office:value-type="float" office:value="111.382" calcext:value-type="float">
            <text:p>111.382</text:p>
          </table:table-cell>
          <table:table-cell table:style-name="ce18" office:value-type="float" office:value="11.4605" calcext:value-type="float">
            <text:p>11.4605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4"/>
        </table:table-row>
        <table:table-row table:style-name="ro1" table:number-rows-repeated="3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8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office:forms form:automatic-focus="false" form:apply-design-mode="false"/>
        <table:table-column table:style-name="co17" table:default-cell-style-name="ce6"/>
        <table:table-column table:style-name="co12" table:number-columns-repeated="4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number-columns-repeated="3" table:default-cell-style-name="ce6"/>
        <table:table-column table:style-name="co9" table:number-columns-repeated="2" table:default-cell-style-name="ce6"/>
        <table:table-row table:style-name="ro1">
          <table:table-cell office:value-type="string" calcext:value-type="string">
            <text:p>Instance</text:p>
          </table:table-cell>
          <table:table-cell table:style-name="ce15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20" office:value-type="string" calcext:value-type="string">
            <text:p>waitp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3608" calcext:value-type="float">
            <text:p>1.23608</text:p>
          </table:table-cell>
          <table:table-cell table:style-name="Default" office:value-type="float" office:value="1.46169" calcext:value-type="float">
            <text:p>1.46169</text:p>
          </table:table-cell>
          <table:table-cell table:style-name="Default" office:value-type="float" office:value="0.648226" calcext:value-type="float">
            <text:p>0.648226</text:p>
          </table:table-cell>
          <table:table-cell table:style-name="Default" office:value-type="float" office:value="5.61412" calcext:value-type="float">
            <text:p>5.61412</text:p>
          </table:table-cell>
          <table:table-cell table:style-name="Default" office:value-type="float" office:value="9.97197" calcext:value-type="float">
            <text:p>9.97197</text:p>
          </table:table-cell>
          <table:table-cell table:style-name="Default" office:value-type="float" office:value="18.9321" calcext:value-type="float">
            <text:p>18.93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903" calcext:value-type="float">
            <text:p>6.52903</text:p>
          </table:table-cell>
          <table:table-cell table:style-name="Default" office:value-type="float" office:value="7.72072" calcext:value-type="float">
            <text:p>7.72072</text:p>
          </table:table-cell>
          <table:table-cell table:style-name="Default" office:value-type="float" office:value="3.42395" calcext:value-type="float">
            <text:p>3.42395</text:p>
          </table:table-cell>
          <table:table-cell table:style-name="Default" office:value-type="float" office:value="29.654" calcext:value-type="float">
            <text:p>29.654</text:p>
          </table:table-cell>
          <table:table-cell table:style-name="Default" office:value-type="float" office:value="52.6723" calcext:value-type="float">
            <text:p>52.6723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458" calcext:value-type="float">
            <text:p>1.6458</text:p>
          </table:table-cell>
          <table:table-cell table:style-name="Default" office:value-type="float" office:value="0.919919" calcext:value-type="float">
            <text:p>0.919919</text:p>
          </table:table-cell>
          <table:table-cell table:style-name="Default" office:value-type="float" office:value="0.594849" calcext:value-type="float">
            <text:p>0.594849</text:p>
          </table:table-cell>
          <table:table-cell table:style-name="Default" office:value-type="float" office:value="7.54755" calcext:value-type="float">
            <text:p>7.54755</text:p>
          </table:table-cell>
          <table:table-cell table:style-name="Default" office:value-type="float" office:value="5.91183" calcext:value-type="float">
            <text:p>5.91183</text:p>
          </table:table-cell>
          <table:table-cell table:style-name="Default" office:value-type="float" office:value="16.62" calcext:value-type="float">
            <text:p>16.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90258" calcext:value-type="float">
            <text:p>9.90258</text:p>
          </table:table-cell>
          <table:table-cell table:style-name="Default" office:value-type="float" office:value="5.53503" calcext:value-type="float">
            <text:p>5.53503</text:p>
          </table:table-cell>
          <table:table-cell table:style-name="Default" office:value-type="float" office:value="3.57913" calcext:value-type="float">
            <text:p>3.57913</text:p>
          </table:table-cell>
          <table:table-cell table:style-name="Default" office:value-type="float" office:value="45.4126" calcext:value-type="float">
            <text:p>45.4126</text:p>
          </table:table-cell>
          <table:table-cell table:style-name="Default" office:value-type="float" office:value="35.5707" calcext:value-type="float">
            <text:p>35.5707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0977" calcext:value-type="float">
            <text:p>0.170977</text:p>
          </table:table-cell>
          <table:table-cell table:style-name="Default" office:value-type="float" office:value="0.923598" calcext:value-type="float">
            <text:p>0.923598</text:p>
          </table:table-cell>
          <table:table-cell table:style-name="Default" office:value-type="float" office:value="0.7753" calcext:value-type="float">
            <text:p>0.7753</text:p>
          </table:table-cell>
          <table:table-cell table:style-name="Default" office:value-type="float" office:value="0.596019" calcext:value-type="float">
            <text:p>0.596019</text:p>
          </table:table-cell>
          <table:table-cell table:style-name="Default" office:value-type="float" office:value="6.73876" calcext:value-type="float">
            <text:p>6.73876</text:p>
          </table:table-cell>
          <table:table-cell table:style-name="Default" office:value-type="float" office:value="14.1007" calcext:value-type="float">
            <text:p>14.1007</text:p>
          </table:table-cell>
          <table:table-cell table:style-name="Default" office:value-type="float" office:value="23.3053" calcext:value-type="float">
            <text:p>23.3053</text:p>
          </table:table-cell>
          <table:table-cell table:style-name="Default" office:value-type="float" office:value="0.733638" calcext:value-type="float">
            <text:p>0.733638</text:p>
          </table:table-cell>
          <table:table-cell table:style-name="Default" office:value-type="float" office:value="3.96304" calcext:value-type="float">
            <text:p>3.96304</text:p>
          </table:table-cell>
          <table:table-cell table:style-name="Default" office:value-type="float" office:value="3.32671" calcext:value-type="float">
            <text:p>3.32671</text:p>
          </table:table-cell>
          <table:table-cell table:style-name="Default" office:value-type="float" office:value="2.55744" calcext:value-type="float">
            <text:p>2.55744</text:p>
          </table:table-cell>
          <table:table-cell table:style-name="Default" office:value-type="float" office:value="28.9151" calcext:value-type="float">
            <text:p>28.9151</text:p>
          </table:table-cell>
          <table:table-cell table:style-name="Default" office:value-type="float" office:value="60.5041" calcext:value-type="float">
            <text:p>60.5041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0.672713" calcext:value-type="float">
            <text:p>0.672713</text:p>
          </table:table-cell>
          <table:table-cell table:style-name="Default" office:value-type="float" office:value="1.77376" calcext:value-type="float">
            <text:p>1.77376</text:p>
          </table:table-cell>
          <table:table-cell table:style-name="Default" office:value-type="float" office:value="0.761457" calcext:value-type="float">
            <text:p>0.761457</text:p>
          </table:table-cell>
          <table:table-cell table:style-name="Default" office:value-type="float" office:value="1.01888" calcext:value-type="float">
            <text:p>1.01888</text:p>
          </table:table-cell>
          <table:table-cell table:style-name="Default" office:value-type="float" office:value="14.9196" calcext:value-type="float">
            <text:p>14.9196</text:p>
          </table:table-cell>
          <table:table-cell table:style-name="Default" office:value-type="float" office:value="6.61446" calcext:value-type="float">
            <text:p>6.61446</text:p>
          </table:table-cell>
          <table:table-cell table:style-name="Default" office:value-type="float" office:value="25.7609" calcext:value-type="float">
            <text:p>25.7609</text:p>
          </table:table-cell>
          <table:table-cell table:style-name="Default" office:value-type="float" office:value="2.61137" calcext:value-type="float">
            <text:p>2.61137</text:p>
          </table:table-cell>
          <table:table-cell table:style-name="Default" office:value-type="float" office:value="6.88548" calcext:value-type="float">
            <text:p>6.88548</text:p>
          </table:table-cell>
          <table:table-cell table:style-name="Default" office:value-type="float" office:value="2.95586" calcext:value-type="float">
            <text:p>2.95586</text:p>
          </table:table-cell>
          <table:table-cell table:style-name="Default" office:value-type="float" office:value="3.95513" calcext:value-type="float">
            <text:p>3.95513</text:p>
          </table:table-cell>
          <table:table-cell table:style-name="Default" office:value-type="float" office:value="57.9158" calcext:value-type="float">
            <text:p>57.9158</text:p>
          </table:table-cell>
          <table:table-cell table:style-name="Default" office:value-type="float" office:value="25.6763" calcext:value-type="float">
            <text:p>25.6763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109" calcext:value-type="float">
            <text:p>1.4109</text:p>
          </table:table-cell>
          <table:table-cell table:style-name="Default" office:value-type="float" office:value="1.07058" calcext:value-type="float">
            <text:p>1.07058</text:p>
          </table:table-cell>
          <table:table-cell table:style-name="Default" office:value-type="float" office:value="0.240686" calcext:value-type="float">
            <text:p>0.240686</text:p>
          </table:table-cell>
          <table:table-cell table:style-name="Default" office:value-type="float" office:value="8.46735" calcext:value-type="float">
            <text:p>8.46735</text:p>
          </table:table-cell>
          <table:table-cell table:style-name="Default" office:value-type="float" office:value="6.32097" calcext:value-type="float">
            <text:p>6.32097</text:p>
          </table:table-cell>
          <table:table-cell table:style-name="Default" office:value-type="float" office:value="17.5105" calcext:value-type="float">
            <text:p>17.5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05745" calcext:value-type="float">
            <text:p>8.05745</text:p>
          </table:table-cell>
          <table:table-cell table:style-name="Default" office:value-type="float" office:value="6.11393" calcext:value-type="float">
            <text:p>6.11393</text:p>
          </table:table-cell>
          <table:table-cell table:style-name="Default" office:value-type="float" office:value="1.37453" calcext:value-type="float">
            <text:p>1.37453</text:p>
          </table:table-cell>
          <table:table-cell table:style-name="Default" office:value-type="float" office:value="48.3559" calcext:value-type="float">
            <text:p>48.3559</text:p>
          </table:table-cell>
          <table:table-cell table:style-name="Default" office:value-type="float" office:value="36.0982" calcext:value-type="float">
            <text:p>36.098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6501" calcext:value-type="float">
            <text:p>3.16501</text:p>
          </table:table-cell>
          <table:table-cell table:style-name="Default" office:value-type="float" office:value="2.27673" calcext:value-type="float">
            <text:p>2.27673</text:p>
          </table:table-cell>
          <table:table-cell table:style-name="Default" office:value-type="float" office:value="0.849259" calcext:value-type="float">
            <text:p>0.849259</text:p>
          </table:table-cell>
          <table:table-cell table:style-name="Default" office:value-type="float" office:value="0.131548" calcext:value-type="float">
            <text:p>0.131548</text:p>
          </table:table-cell>
          <table:table-cell table:style-name="Default" office:value-type="float" office:value="17.9961" calcext:value-type="float">
            <text:p>17.9961</text:p>
          </table:table-cell>
          <table:table-cell table:style-name="Default" office:value-type="float" office:value="24.4187" calcext:value-type="float">
            <text:p>24.4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614" calcext:value-type="float">
            <text:p>12.9614</text:p>
          </table:table-cell>
          <table:table-cell table:style-name="Default" office:value-type="float" office:value="9.32374" calcext:value-type="float">
            <text:p>9.32374</text:p>
          </table:table-cell>
          <table:table-cell table:style-name="Default" office:value-type="float" office:value="3.47791" calcext:value-type="float">
            <text:p>3.47791</text:p>
          </table:table-cell>
          <table:table-cell table:style-name="Default" office:value-type="float" office:value="0.538719" calcext:value-type="float">
            <text:p>0.538719</text:p>
          </table:table-cell>
          <table:table-cell table:style-name="Default" office:value-type="float" office:value="73.6982" calcext:value-type="float">
            <text:p>73.6982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0.182635" calcext:value-type="float">
            <text:p>0.182635</text:p>
          </table:table-cell>
          <table:table-cell table:style-name="Default" office:value-type="float" office:value="2.80431" calcext:value-type="float">
            <text:p>2.80431</text:p>
          </table:table-cell>
          <table:table-cell table:style-name="Default" office:value-type="float" office:value="2.54515" calcext:value-type="float">
            <text:p>2.54515</text:p>
          </table:table-cell>
          <table:table-cell table:style-name="Default" office:value-type="float" office:value="1.07447" calcext:value-type="float">
            <text:p>1.07447</text:p>
          </table:table-cell>
          <table:table-cell table:style-name="Default" office:value-type="float" office:value="2.52656" calcext:value-type="float">
            <text:p>2.52656</text:p>
          </table:table-cell>
          <table:table-cell table:style-name="Default" office:value-type="float" office:value="12.8724" calcext:value-type="float">
            <text:p>12.8724</text:p>
          </table:table-cell>
          <table:table-cell table:style-name="Default" office:value-type="float" office:value="22.0055" calcext:value-type="float">
            <text:p>22.0055</text:p>
          </table:table-cell>
          <table:table-cell table:style-name="Default" office:value-type="float" office:value="0.829952" calcext:value-type="float">
            <text:p>0.829952</text:p>
          </table:table-cell>
          <table:table-cell table:style-name="Default" office:value-type="float" office:value="12.7437" calcext:value-type="float">
            <text:p>12.7437</text:p>
          </table:table-cell>
          <table:table-cell table:style-name="Default" office:value-type="float" office:value="11.566" calcext:value-type="float">
            <text:p>11.566</text:p>
          </table:table-cell>
          <table:table-cell table:style-name="Default" office:value-type="float" office:value="4.88274" calcext:value-type="float">
            <text:p>4.88274</text:p>
          </table:table-cell>
          <table:table-cell table:style-name="Default" office:value-type="float" office:value="11.4815" calcext:value-type="float">
            <text:p>11.4815</text:p>
          </table:table-cell>
          <table:table-cell table:style-name="Default" office:value-type="float" office:value="58.4961" calcext:value-type="float">
            <text:p>58.4961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0.235082" calcext:value-type="float">
            <text:p>0.235082</text:p>
          </table:table-cell>
          <table:table-cell table:style-name="Default" office:value-type="float" office:value="2.52159" calcext:value-type="float">
            <text:p>2.52159</text:p>
          </table:table-cell>
          <table:table-cell table:style-name="Default" office:value-type="float" office:value="2.19161" calcext:value-type="float">
            <text:p>2.19161</text:p>
          </table:table-cell>
          <table:table-cell table:style-name="Default" office:value-type="float" office:value="0.92543" calcext:value-type="float">
            <text:p>0.92543</text:p>
          </table:table-cell>
          <table:table-cell table:style-name="Default" office:value-type="float" office:value="4.39919" calcext:value-type="float">
            <text:p>4.39919</text:p>
          </table:table-cell>
          <table:table-cell table:style-name="Default" office:value-type="float" office:value="11.0648" calcext:value-type="float">
            <text:p>11.0648</text:p>
          </table:table-cell>
          <table:table-cell table:style-name="Default" office:value-type="float" office:value="21.3377" calcext:value-type="float">
            <text:p>21.3377</text:p>
          </table:table-cell>
          <table:table-cell table:style-name="Default" office:value-type="float" office:value="1.10172" calcext:value-type="float">
            <text:p>1.10172</text:p>
          </table:table-cell>
          <table:table-cell table:style-name="Default" office:value-type="float" office:value="11.8176" calcext:value-type="float">
            <text:p>11.8176</text:p>
          </table:table-cell>
          <table:table-cell table:style-name="Default" office:value-type="float" office:value="10.2711" calcext:value-type="float">
            <text:p>10.2711</text:p>
          </table:table-cell>
          <table:table-cell table:style-name="Default" office:value-type="float" office:value="4.33708" calcext:value-type="float">
            <text:p>4.33708</text:p>
          </table:table-cell>
          <table:table-cell table:style-name="Default" office:value-type="float" office:value="20.617" calcext:value-type="float">
            <text:p>20.617</text:p>
          </table:table-cell>
          <table:table-cell table:style-name="Default" office:value-type="float" office:value="51.8555" calcext:value-type="float">
            <text:p>51.8555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199901" calcext:value-type="float">
            <text:p>0.199901</text:p>
          </table:table-cell>
          <table:table-cell table:style-name="Default" office:value-type="float" office:value="3.10264" calcext:value-type="float">
            <text:p>3.10264</text:p>
          </table:table-cell>
          <table:table-cell table:style-name="Default" office:value-type="float" office:value="2.25864" calcext:value-type="float">
            <text:p>2.25864</text:p>
          </table:table-cell>
          <table:table-cell table:style-name="Default" office:value-type="float" office:value="1.00352" calcext:value-type="float">
            <text:p>1.00352</text:p>
          </table:table-cell>
          <table:table-cell table:style-name="Default" office:value-type="float" office:value="3.13686" calcext:value-type="float">
            <text:p>3.13686</text:p>
          </table:table-cell>
          <table:table-cell table:style-name="Default" office:value-type="float" office:value="22.9894" calcext:value-type="float">
            <text:p>22.9894</text:p>
          </table:table-cell>
          <table:table-cell table:style-name="Default" office:value-type="float" office:value="32.691" calcext:value-type="float">
            <text:p>32.691</text:p>
          </table:table-cell>
          <table:table-cell table:style-name="Default" office:value-type="float" office:value="0.611487" calcext:value-type="float">
            <text:p>0.611487</text:p>
          </table:table-cell>
          <table:table-cell table:style-name="Default" office:value-type="float" office:value="9.4908" calcext:value-type="float">
            <text:p>9.4908</text:p>
          </table:table-cell>
          <table:table-cell table:style-name="Default" office:value-type="float" office:value="6.90907" calcext:value-type="float">
            <text:p>6.90907</text:p>
          </table:table-cell>
          <table:table-cell table:style-name="Default" office:value-type="float" office:value="3.06972" calcext:value-type="float">
            <text:p>3.06972</text:p>
          </table:table-cell>
          <table:table-cell table:style-name="Default" office:value-type="float" office:value="9.59548" calcext:value-type="float">
            <text:p>9.59548</text:p>
          </table:table-cell>
          <table:table-cell table:style-name="Default" office:value-type="float" office:value="70.3234" calcext:value-type="float">
            <text:p>70.323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0.418346" calcext:value-type="float">
            <text:p>0.418346</text:p>
          </table:table-cell>
          <table:table-cell table:style-name="Default" office:value-type="float" office:value="2.74894" calcext:value-type="float">
            <text:p>2.74894</text:p>
          </table:table-cell>
          <table:table-cell table:style-name="Default" office:value-type="float" office:value="2.5842" calcext:value-type="float">
            <text:p>2.5842</text:p>
          </table:table-cell>
          <table:table-cell table:style-name="Default" office:value-type="float" office:value="0.500401" calcext:value-type="float">
            <text:p>0.500401</text:p>
          </table:table-cell>
          <table:table-cell table:style-name="Default" office:value-type="float" office:value="3.22889" calcext:value-type="float">
            <text:p>3.22889</text:p>
          </table:table-cell>
          <table:table-cell table:style-name="Default" office:value-type="float" office:value="12.6812" calcext:value-type="float">
            <text:p>12.6812</text:p>
          </table:table-cell>
          <table:table-cell table:style-name="Default" office:value-type="float" office:value="22.162" calcext:value-type="float">
            <text:p>22.162</text:p>
          </table:table-cell>
          <table:table-cell table:style-name="Default" office:value-type="float" office:value="1.88768" calcext:value-type="float">
            <text:p>1.88768</text:p>
          </table:table-cell>
          <table:table-cell table:style-name="Default" office:value-type="float" office:value="12.4039" calcext:value-type="float">
            <text:p>12.4039</text:p>
          </table:table-cell>
          <table:table-cell table:style-name="Default" office:value-type="float" office:value="11.6605" calcext:value-type="float">
            <text:p>11.6605</text:p>
          </table:table-cell>
          <table:table-cell table:style-name="Default" office:value-type="float" office:value="2.25793" calcext:value-type="float">
            <text:p>2.25793</text:p>
          </table:table-cell>
          <table:table-cell table:style-name="Default" office:value-type="float" office:value="14.5695" calcext:value-type="float">
            <text:p>14.5695</text:p>
          </table:table-cell>
          <table:table-cell table:style-name="Default" office:value-type="float" office:value="57.2205" calcext:value-type="float">
            <text:p>57.2205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7019" calcext:value-type="float">
            <text:p>2.87019</text:p>
          </table:table-cell>
          <table:table-cell table:style-name="Default" office:value-type="float" office:value="2.79368" calcext:value-type="float">
            <text:p>2.79368</text:p>
          </table:table-cell>
          <table:table-cell table:style-name="Default" office:value-type="float" office:value="0.441626" calcext:value-type="float">
            <text:p>0.441626</text:p>
          </table:table-cell>
          <table:table-cell table:style-name="Default" office:value-type="float" office:value="10.5329" calcext:value-type="float">
            <text:p>10.5329</text:p>
          </table:table-cell>
          <table:table-cell table:style-name="Default" office:value-type="float" office:value="6.15831" calcext:value-type="float">
            <text:p>6.15831</text:p>
          </table:table-cell>
          <table:table-cell table:style-name="Default" office:value-type="float" office:value="22.7967" calcext:value-type="float">
            <text:p>22.79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904" calcext:value-type="float">
            <text:p>12.5904</text:p>
          </table:table-cell>
          <table:table-cell table:style-name="Default" office:value-type="float" office:value="12.2548" calcext:value-type="float">
            <text:p>12.2548</text:p>
          </table:table-cell>
          <table:table-cell table:style-name="Default" office:value-type="float" office:value="1.93724" calcext:value-type="float">
            <text:p>1.93724</text:p>
          </table:table-cell>
          <table:table-cell table:style-name="Default" office:value-type="float" office:value="46.2036" calcext:value-type="float">
            <text:p>46.2036</text:p>
          </table:table-cell>
          <table:table-cell table:style-name="Default" office:value-type="float" office:value="27.014" calcext:value-type="float">
            <text:p>27.014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868" calcext:value-type="float">
            <text:p>2.3868</text:p>
          </table:table-cell>
          <table:table-cell table:style-name="Default" office:value-type="float" office:value="1.98737" calcext:value-type="float">
            <text:p>1.98737</text:p>
          </table:table-cell>
          <table:table-cell table:style-name="Default" office:value-type="float" office:value="0.498322" calcext:value-type="float">
            <text:p>0.498322</text:p>
          </table:table-cell>
          <table:table-cell table:style-name="Default" office:value-type="float" office:value="2.17676" calcext:value-type="float">
            <text:p>2.17676</text:p>
          </table:table-cell>
          <table:table-cell table:style-name="Default" office:value-type="float" office:value="15.6344" calcext:value-type="float">
            <text:p>15.6344</text:p>
          </table:table-cell>
          <table:table-cell table:style-name="Default" office:value-type="float" office:value="22.6836" calcext:value-type="float">
            <text:p>22.68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221" calcext:value-type="float">
            <text:p>10.5221</text:p>
          </table:table-cell>
          <table:table-cell table:style-name="Default" office:value-type="float" office:value="8.76124" calcext:value-type="float">
            <text:p>8.76124</text:p>
          </table:table-cell>
          <table:table-cell table:style-name="Default" office:value-type="float" office:value="2.19684" calcext:value-type="float">
            <text:p>2.19684</text:p>
          </table:table-cell>
          <table:table-cell table:style-name="Default" office:value-type="float" office:value="9.5962" calcext:value-type="float">
            <text:p>9.5962</text:p>
          </table:table-cell>
          <table:table-cell table:style-name="Default" office:value-type="float" office:value="68.9236" calcext:value-type="float">
            <text:p>68.9236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898" calcext:value-type="float">
            <text:p>2.65898</text:p>
          </table:table-cell>
          <table:table-cell table:style-name="Default" office:value-type="float" office:value="1.93029" calcext:value-type="float">
            <text:p>1.93029</text:p>
          </table:table-cell>
          <table:table-cell table:style-name="Default" office:value-type="float" office:value="0.895533" calcext:value-type="float">
            <text:p>0.895533</text:p>
          </table:table-cell>
          <table:table-cell table:style-name="Default" office:value-type="float" office:value="-0.0000000000000130035" calcext:value-type="float">
            <text:p>-1.30035E-14</text:p>
          </table:table-cell>
          <table:table-cell table:style-name="Default" office:value-type="float" office:value="12.0374" calcext:value-type="float">
            <text:p>12.0374</text:p>
          </table:table-cell>
          <table:table-cell table:style-name="Default" office:value-type="float" office:value="17.5222" calcext:value-type="float">
            <text:p>17.52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749" calcext:value-type="float">
            <text:p>15.1749</text:p>
          </table:table-cell>
          <table:table-cell table:style-name="Default" office:value-type="float" office:value="11.0162" calcext:value-type="float">
            <text:p>11.0162</text:p>
          </table:table-cell>
          <table:table-cell table:style-name="Default" office:value-type="float" office:value="5.11084" calcext:value-type="float">
            <text:p>5.11084</text:p>
          </table:table-cell>
          <table:table-cell table:style-name="Default" office:value-type="float" office:value="-0.0000000000000742113" calcext:value-type="float">
            <text:p>-7.42113E-14</text:p>
          </table:table-cell>
          <table:table-cell table:style-name="Default" office:value-type="float" office:value="68.6981" calcext:value-type="float">
            <text:p>68.6981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553" calcext:value-type="float">
            <text:p>2.65553</text:p>
          </table:table-cell>
          <table:table-cell table:style-name="Default" office:value-type="float" office:value="1.84586" calcext:value-type="float">
            <text:p>1.84586</text:p>
          </table:table-cell>
          <table:table-cell table:style-name="Default" office:value-type="float" office:value="0.86016" calcext:value-type="float">
            <text:p>0.86016</text:p>
          </table:table-cell>
          <table:table-cell table:style-name="Default" office:value-type="float" office:value="4.01386" calcext:value-type="float">
            <text:p>4.01386</text:p>
          </table:table-cell>
          <table:table-cell table:style-name="Default" office:value-type="float" office:value="4.48668" calcext:value-type="float">
            <text:p>4.48668</text:p>
          </table:table-cell>
          <table:table-cell table:style-name="Default" office:value-type="float" office:value="13.8621" calcext:value-type="float">
            <text:p>13.86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1568" calcext:value-type="float">
            <text:p>19.1568</text:p>
          </table:table-cell>
          <table:table-cell table:style-name="Default" office:value-type="float" office:value="13.3158" calcext:value-type="float">
            <text:p>13.3158</text:p>
          </table:table-cell>
          <table:table-cell table:style-name="Default" office:value-type="float" office:value="6.20512" calcext:value-type="float">
            <text:p>6.20512</text:p>
          </table:table-cell>
          <table:table-cell table:style-name="Default" office:value-type="float" office:value="28.9557" calcext:value-type="float">
            <text:p>28.9557</text:p>
          </table:table-cell>
          <table:table-cell table:style-name="Default" office:value-type="float" office:value="32.3666" calcext:value-type="float">
            <text:p>32.3666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0.604223" calcext:value-type="float">
            <text:p>0.604223</text:p>
          </table:table-cell>
          <table:table-cell table:style-name="Default" office:value-type="float" office:value="2.99586" calcext:value-type="float">
            <text:p>2.99586</text:p>
          </table:table-cell>
          <table:table-cell table:style-name="Default" office:value-type="float" office:value="1.888" calcext:value-type="float">
            <text:p>1.888</text:p>
          </table:table-cell>
          <table:table-cell table:style-name="Default" office:value-type="float" office:value="0.874883" calcext:value-type="float">
            <text:p>0.874883</text:p>
          </table:table-cell>
          <table:table-cell table:style-name="Default" office:value-type="float" office:value="2.66618" calcext:value-type="float">
            <text:p>2.66618</text:p>
          </table:table-cell>
          <table:table-cell table:style-name="Default" office:value-type="float" office:value="15.9723" calcext:value-type="float">
            <text:p>15.9723</text:p>
          </table:table-cell>
          <table:table-cell table:style-name="Default" office:value-type="float" office:value="25.0014" calcext:value-type="float">
            <text:p>25.0014</text:p>
          </table:table-cell>
          <table:table-cell table:style-name="Default" office:value-type="float" office:value="2.41675" calcext:value-type="float">
            <text:p>2.41675</text:p>
          </table:table-cell>
          <table:table-cell table:style-name="Default" office:value-type="float" office:value="11.9828" calcext:value-type="float">
            <text:p>11.9828</text:p>
          </table:table-cell>
          <table:table-cell table:style-name="Default" office:value-type="float" office:value="7.55158" calcext:value-type="float">
            <text:p>7.55158</text:p>
          </table:table-cell>
          <table:table-cell table:style-name="Default" office:value-type="float" office:value="3.49933" calcext:value-type="float">
            <text:p>3.49933</text:p>
          </table:table-cell>
          <table:table-cell table:style-name="Default" office:value-type="float" office:value="10.6641" calcext:value-type="float">
            <text:p>10.6641</text:p>
          </table:table-cell>
          <table:table-cell table:style-name="Default" office:value-type="float" office:value="63.8855" calcext:value-type="float">
            <text:p>63.8855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0.876107" calcext:value-type="float">
            <text:p>0.876107</text:p>
          </table:table-cell>
          <table:table-cell table:style-name="Default" office:value-type="float" office:value="1.73849" calcext:value-type="float">
            <text:p>1.73849</text:p>
          </table:table-cell>
          <table:table-cell table:style-name="Default" office:value-type="float" office:value="2.87969" calcext:value-type="float">
            <text:p>2.87969</text:p>
          </table:table-cell>
          <table:table-cell table:style-name="Default" office:value-type="float" office:value="0.329799" calcext:value-type="float">
            <text:p>0.329799</text:p>
          </table:table-cell>
          <table:table-cell table:style-name="Default" office:value-type="float" office:value="15.4285" calcext:value-type="float">
            <text:p>15.4285</text:p>
          </table:table-cell>
          <table:table-cell table:style-name="Default" office:value-type="float" office:value="5.37647" calcext:value-type="float">
            <text:p>5.37647</text:p>
          </table:table-cell>
          <table:table-cell table:style-name="Default" office:value-type="float" office:value="26.6291" calcext:value-type="float">
            <text:p>26.6291</text:p>
          </table:table-cell>
          <table:table-cell table:style-name="Default" office:value-type="float" office:value="3.29004" calcext:value-type="float">
            <text:p>3.29004</text:p>
          </table:table-cell>
          <table:table-cell table:style-name="Default" office:value-type="float" office:value="6.52853" calcext:value-type="float">
            <text:p>6.52853</text:p>
          </table:table-cell>
          <table:table-cell table:style-name="Default" office:value-type="float" office:value="10.8141" calcext:value-type="float">
            <text:p>10.8141</text:p>
          </table:table-cell>
          <table:table-cell table:style-name="Default" office:value-type="float" office:value="1.23849" calcext:value-type="float">
            <text:p>1.23849</text:p>
          </table:table-cell>
          <table:table-cell table:style-name="Default" office:value-type="float" office:value="57.9387" calcext:value-type="float">
            <text:p>57.9387</text:p>
          </table:table-cell>
          <table:table-cell table:style-name="Default" office:value-type="float" office:value="20.1902" calcext:value-type="float">
            <text:p>20.1902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2.29119" calcext:value-type="float">
            <text:p>2.29119</text:p>
          </table:table-cell>
          <table:table-cell table:style-name="Default" office:value-type="float" office:value="1.12808" calcext:value-type="float">
            <text:p>1.12808</text:p>
          </table:table-cell>
          <table:table-cell table:style-name="Default" office:value-type="float" office:value="1.3206" calcext:value-type="float">
            <text:p>1.3206</text:p>
          </table:table-cell>
          <table:table-cell table:style-name="Default" office:value-type="float" office:value="0.532674" calcext:value-type="float">
            <text:p>0.532674</text:p>
          </table:table-cell>
          <table:table-cell table:style-name="Default" office:value-type="float" office:value="11.237" calcext:value-type="float">
            <text:p>11.237</text:p>
          </table:table-cell>
          <table:table-cell table:style-name="Default" office:value-type="float" office:value="6.93894" calcext:value-type="float">
            <text:p>6.93894</text:p>
          </table:table-cell>
          <table:table-cell table:style-name="Default" office:value-type="float" office:value="23.4485" calcext:value-type="float">
            <text:p>23.4485</text:p>
          </table:table-cell>
          <table:table-cell table:style-name="Default" office:value-type="float" office:value="9.77118" calcext:value-type="float">
            <text:p>9.77118</text:p>
          </table:table-cell>
          <table:table-cell table:style-name="Default" office:value-type="float" office:value="4.81088" calcext:value-type="float">
            <text:p>4.81088</text:p>
          </table:table-cell>
          <table:table-cell table:style-name="Default" office:value-type="float" office:value="5.63191" calcext:value-type="float">
            <text:p>5.63191</text:p>
          </table:table-cell>
          <table:table-cell table:style-name="Default" office:value-type="float" office:value="2.27168" calcext:value-type="float">
            <text:p>2.27168</text:p>
          </table:table-cell>
          <table:table-cell table:style-name="Default" office:value-type="float" office:value="47.922" calcext:value-type="float">
            <text:p>47.922</text:p>
          </table:table-cell>
          <table:table-cell table:style-name="Default" office:value-type="float" office:value="29.5923" calcext:value-type="float">
            <text:p>29.5923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2.09188" calcext:value-type="float">
            <text:p>2.09188</text:p>
          </table:table-cell>
          <table:table-cell table:style-name="Default" office:value-type="float" office:value="1.50841" calcext:value-type="float">
            <text:p>1.50841</text:p>
          </table:table-cell>
          <table:table-cell table:style-name="Default" office:value-type="float" office:value="1.61272" calcext:value-type="float">
            <text:p>1.61272</text:p>
          </table:table-cell>
          <table:table-cell table:style-name="Default" office:value-type="float" office:value="1.28652" calcext:value-type="float">
            <text:p>1.28652</text:p>
          </table:table-cell>
          <table:table-cell table:style-name="Default" office:value-type="float" office:value="13.7081" calcext:value-type="float">
            <text:p>13.7081</text:p>
          </table:table-cell>
          <table:table-cell table:style-name="Default" office:value-type="float" office:value="3.77843" calcext:value-type="float">
            <text:p>3.77843</text:p>
          </table:table-cell>
          <table:table-cell table:style-name="Default" office:value-type="float" office:value="23.9861" calcext:value-type="float">
            <text:p>23.9861</text:p>
          </table:table-cell>
          <table:table-cell table:style-name="Default" office:value-type="float" office:value="8.72121" calcext:value-type="float">
            <text:p>8.72121</text:p>
          </table:table-cell>
          <table:table-cell table:style-name="Default" office:value-type="float" office:value="6.28869" calcext:value-type="float">
            <text:p>6.28869</text:p>
          </table:table-cell>
          <table:table-cell table:style-name="Default" office:value-type="float" office:value="6.72358" calcext:value-type="float">
            <text:p>6.72358</text:p>
          </table:table-cell>
          <table:table-cell table:style-name="Default" office:value-type="float" office:value="5.36362" calcext:value-type="float">
            <text:p>5.36362</text:p>
          </table:table-cell>
          <table:table-cell table:style-name="Default" office:value-type="float" office:value="57.1503" calcext:value-type="float">
            <text:p>57.1503</text:p>
          </table:table-cell>
          <table:table-cell table:style-name="Default" office:value-type="float" office:value="15.7526" calcext:value-type="float">
            <text:p>15.7526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2.49011" calcext:value-type="float">
            <text:p>2.49011</text:p>
          </table:table-cell>
          <table:table-cell table:style-name="Default" office:value-type="float" office:value="1.15699" calcext:value-type="float">
            <text:p>1.15699</text:p>
          </table:table-cell>
          <table:table-cell table:style-name="Default" office:value-type="float" office:value="1.6971" calcext:value-type="float">
            <text:p>1.6971</text:p>
          </table:table-cell>
          <table:table-cell table:style-name="Default" office:value-type="float" office:value="1.01941" calcext:value-type="float">
            <text:p>1.01941</text:p>
          </table:table-cell>
          <table:table-cell table:style-name="Default" office:value-type="float" office:value="11.7599" calcext:value-type="float">
            <text:p>11.7599</text:p>
          </table:table-cell>
          <table:table-cell table:style-name="Default" office:value-type="float" office:value="5.74056" calcext:value-type="float">
            <text:p>5.74056</text:p>
          </table:table-cell>
          <table:table-cell table:style-name="Default" office:value-type="float" office:value="23.8641" calcext:value-type="float">
            <text:p>23.8641</text:p>
          </table:table-cell>
          <table:table-cell table:style-name="Default" office:value-type="float" office:value="10.4345" calcext:value-type="float">
            <text:p>10.4345</text:p>
          </table:table-cell>
          <table:table-cell table:style-name="Default" office:value-type="float" office:value="4.84825" calcext:value-type="float">
            <text:p>4.84825</text:p>
          </table:table-cell>
          <table:table-cell table:style-name="Default" office:value-type="float" office:value="7.11152" calcext:value-type="float">
            <text:p>7.11152</text:p>
          </table:table-cell>
          <table:table-cell table:style-name="Default" office:value-type="float" office:value="4.27175" calcext:value-type="float">
            <text:p>4.27175</text:p>
          </table:table-cell>
          <table:table-cell table:style-name="Default" office:value-type="float" office:value="49.2787" calcext:value-type="float">
            <text:p>49.2787</text:p>
          </table:table-cell>
          <table:table-cell table:style-name="Default" office:value-type="float" office:value="24.0553" calcext:value-type="float">
            <text:p>24.055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1.64627" calcext:value-type="float">
            <text:p>1.64627</text:p>
          </table:table-cell>
          <table:table-cell table:style-name="Default" office:value-type="float" office:value="1.01454" calcext:value-type="float">
            <text:p>1.01454</text:p>
          </table:table-cell>
          <table:table-cell table:style-name="Default" office:value-type="float" office:value="1.7102" calcext:value-type="float">
            <text:p>1.7102</text:p>
          </table:table-cell>
          <table:table-cell table:style-name="Default" office:value-type="float" office:value="0.888328" calcext:value-type="float">
            <text:p>0.888328</text:p>
          </table:table-cell>
          <table:table-cell table:style-name="Default" office:value-type="float" office:value="22.1243" calcext:value-type="float">
            <text:p>22.1243</text:p>
          </table:table-cell>
          <table:table-cell table:style-name="Default" office:value-type="float" office:value="1.73597" calcext:value-type="float">
            <text:p>1.73597</text:p>
          </table:table-cell>
          <table:table-cell table:style-name="Default" office:value-type="float" office:value="29.1196" calcext:value-type="float">
            <text:p>29.1196</text:p>
          </table:table-cell>
          <table:table-cell table:style-name="Default" office:value-type="float" office:value="5.65347" calcext:value-type="float">
            <text:p>5.65347</text:p>
          </table:table-cell>
          <table:table-cell table:style-name="Default" office:value-type="float" office:value="3.48403" calcext:value-type="float">
            <text:p>3.48403</text:p>
          </table:table-cell>
          <table:table-cell table:style-name="Default" office:value-type="float" office:value="5.87301" calcext:value-type="float">
            <text:p>5.87301</text:p>
          </table:table-cell>
          <table:table-cell table:style-name="Default" office:value-type="float" office:value="3.05062" calcext:value-type="float">
            <text:p>3.05062</text:p>
          </table:table-cell>
          <table:table-cell table:style-name="Default" office:value-type="float" office:value="75.9773" calcext:value-type="float">
            <text:p>75.9773</text:p>
          </table:table-cell>
          <table:table-cell table:style-name="Default" office:value-type="float" office:value="5.96153" calcext:value-type="float">
            <text:p>5.96153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1.68566" calcext:value-type="float">
            <text:p>1.68566</text:p>
          </table:table-cell>
          <table:table-cell table:style-name="Default" office:value-type="float" office:value="2.77243" calcext:value-type="float">
            <text:p>2.77243</text:p>
          </table:table-cell>
          <table:table-cell table:style-name="Default" office:value-type="float" office:value="2.58574" calcext:value-type="float">
            <text:p>2.58574</text:p>
          </table:table-cell>
          <table:table-cell table:style-name="Default" office:value-type="float" office:value="1.45699" calcext:value-type="float">
            <text:p>1.45699</text:p>
          </table:table-cell>
          <table:table-cell table:style-name="Default" office:value-type="float" office:value="5.86445" calcext:value-type="float">
            <text:p>5.86445</text:p>
          </table:table-cell>
          <table:table-cell table:style-name="Default" office:value-type="float" office:value="3.42359" calcext:value-type="float">
            <text:p>3.42359</text:p>
          </table:table-cell>
          <table:table-cell table:style-name="Default" office:value-type="float" office:value="17.7889" calcext:value-type="float">
            <text:p>17.7889</text:p>
          </table:table-cell>
          <table:table-cell table:style-name="Default" office:value-type="float" office:value="9.47593" calcext:value-type="float">
            <text:p>9.47593</text:p>
          </table:table-cell>
          <table:table-cell table:style-name="Default" office:value-type="float" office:value="15.5852" calcext:value-type="float">
            <text:p>15.5852</text:p>
          </table:table-cell>
          <table:table-cell table:style-name="Default" office:value-type="float" office:value="14.5357" calcext:value-type="float">
            <text:p>14.5357</text:p>
          </table:table-cell>
          <table:table-cell table:style-name="Default" office:value-type="float" office:value="8.19046" calcext:value-type="float">
            <text:p>8.19046</text:p>
          </table:table-cell>
          <table:table-cell table:style-name="Default" office:value-type="float" office:value="32.967" calcext:value-type="float">
            <text:p>32.967</text:p>
          </table:table-cell>
          <table:table-cell table:style-name="Default" office:value-type="float" office:value="19.2457" calcext:value-type="float">
            <text:p>19.2457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0.235082" calcext:value-type="float">
            <text:p>0.235082</text:p>
          </table:table-cell>
          <table:table-cell table:style-name="Default" office:value-type="float" office:value="2.77472" calcext:value-type="float">
            <text:p>2.77472</text:p>
          </table:table-cell>
          <table:table-cell table:style-name="Default" office:value-type="float" office:value="3.18059" calcext:value-type="float">
            <text:p>3.18059</text:p>
          </table:table-cell>
          <table:table-cell table:style-name="Default" office:value-type="float" office:value="0.885471" calcext:value-type="float">
            <text:p>0.885471</text:p>
          </table:table-cell>
          <table:table-cell table:style-name="Default" office:value-type="float" office:value="6.69028" calcext:value-type="float">
            <text:p>6.69028</text:p>
          </table:table-cell>
          <table:table-cell table:style-name="Default" office:value-type="float" office:value="8.8089" calcext:value-type="float">
            <text:p>8.8089</text:p>
          </table:table-cell>
          <table:table-cell table:style-name="Default" office:value-type="float" office:value="22.575" calcext:value-type="float">
            <text:p>22.575</text:p>
          </table:table-cell>
          <table:table-cell table:style-name="Default" office:value-type="float" office:value="1.04134" calcext:value-type="float">
            <text:p>1.04134</text:p>
          </table:table-cell>
          <table:table-cell table:style-name="Default" office:value-type="float" office:value="12.2911" calcext:value-type="float">
            <text:p>12.2911</text:p>
          </table:table-cell>
          <table:table-cell table:style-name="Default" office:value-type="float" office:value="14.089" calcext:value-type="float">
            <text:p>14.089</text:p>
          </table:table-cell>
          <table:table-cell table:style-name="Default" office:value-type="float" office:value="3.92234" calcext:value-type="float">
            <text:p>3.92234</text:p>
          </table:table-cell>
          <table:table-cell table:style-name="Default" office:value-type="float" office:value="29.6357" calcext:value-type="float">
            <text:p>29.6357</text:p>
          </table:table-cell>
          <table:table-cell table:style-name="Default" office:value-type="float" office:value="39.0205" calcext:value-type="float">
            <text:p>39.0205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.02882" calcext:value-type="float">
            <text:p>1.02882</text:p>
          </table:table-cell>
          <table:table-cell table:style-name="Default" office:value-type="float" office:value="3.42742" calcext:value-type="float">
            <text:p>3.42742</text:p>
          </table:table-cell>
          <table:table-cell table:style-name="Default" office:value-type="float" office:value="2.80964" calcext:value-type="float">
            <text:p>2.80964</text:p>
          </table:table-cell>
          <table:table-cell table:style-name="Default" office:value-type="float" office:value="1.25003" calcext:value-type="float">
            <text:p>1.25003</text:p>
          </table:table-cell>
          <table:table-cell table:style-name="Default" office:value-type="float" office:value="6.37935" calcext:value-type="float">
            <text:p>6.37935</text:p>
          </table:table-cell>
          <table:table-cell table:style-name="Default" office:value-type="float" office:value="11.8575" calcext:value-type="float">
            <text:p>11.8575</text:p>
          </table:table-cell>
          <table:table-cell table:style-name="Default" office:value-type="float" office:value="26.7528" calcext:value-type="float">
            <text:p>26.7528</text:p>
          </table:table-cell>
          <table:table-cell table:style-name="Default" office:value-type="float" office:value="3.84564" calcext:value-type="float">
            <text:p>3.84564</text:p>
          </table:table-cell>
          <table:table-cell table:style-name="Default" office:value-type="float" office:value="12.8115" calcext:value-type="float">
            <text:p>12.8115</text:p>
          </table:table-cell>
          <table:table-cell table:style-name="Default" office:value-type="float" office:value="10.5022" calcext:value-type="float">
            <text:p>10.5022</text:p>
          </table:table-cell>
          <table:table-cell table:style-name="Default" office:value-type="float" office:value="4.67252" calcext:value-type="float">
            <text:p>4.67252</text:p>
          </table:table-cell>
          <table:table-cell table:style-name="Default" office:value-type="float" office:value="23.8456" calcext:value-type="float">
            <text:p>23.8456</text:p>
          </table:table-cell>
          <table:table-cell table:style-name="Default" office:value-type="float" office:value="44.3226" calcext:value-type="float">
            <text:p>44.322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1.00216" calcext:value-type="float">
            <text:p>1.00216</text:p>
          </table:table-cell>
          <table:table-cell table:style-name="Default" office:value-type="float" office:value="2.37849" calcext:value-type="float">
            <text:p>2.37849</text:p>
          </table:table-cell>
          <table:table-cell table:style-name="Default" office:value-type="float" office:value="3.02828" calcext:value-type="float">
            <text:p>3.02828</text:p>
          </table:table-cell>
          <table:table-cell table:style-name="Default" office:value-type="float" office:value="1.23999" calcext:value-type="float">
            <text:p>1.23999</text:p>
          </table:table-cell>
          <table:table-cell table:style-name="Default" office:value-type="float" office:value="4.802" calcext:value-type="float">
            <text:p>4.802</text:p>
          </table:table-cell>
          <table:table-cell table:style-name="Default" office:value-type="float" office:value="9.19889" calcext:value-type="float">
            <text:p>9.19889</text:p>
          </table:table-cell>
          <table:table-cell table:style-name="Default" office:value-type="float" office:value="21.6498" calcext:value-type="float">
            <text:p>21.6498</text:p>
          </table:table-cell>
          <table:table-cell table:style-name="Default" office:value-type="float" office:value="4.62895" calcext:value-type="float">
            <text:p>4.62895</text:p>
          </table:table-cell>
          <table:table-cell table:style-name="Default" office:value-type="float" office:value="10.9862" calcext:value-type="float">
            <text:p>10.9862</text:p>
          </table:table-cell>
          <table:table-cell table:style-name="Default" office:value-type="float" office:value="13.9876" calcext:value-type="float">
            <text:p>13.9876</text:p>
          </table:table-cell>
          <table:table-cell table:style-name="Default" office:value-type="float" office:value="5.72747" calcext:value-type="float">
            <text:p>5.72747</text:p>
          </table:table-cell>
          <table:table-cell table:style-name="Default" office:value-type="float" office:value="22.1803" calcext:value-type="float">
            <text:p>22.1803</text:p>
          </table:table-cell>
          <table:table-cell table:style-name="Default" office:value-type="float" office:value="42.4895" calcext:value-type="float">
            <text:p>42.4895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1.17669" calcext:value-type="float">
            <text:p>1.17669</text:p>
          </table:table-cell>
          <table:table-cell table:style-name="Default" office:value-type="float" office:value="2.98063" calcext:value-type="float">
            <text:p>2.98063</text:p>
          </table:table-cell>
          <table:table-cell table:style-name="Default" office:value-type="float" office:value="2.08077" calcext:value-type="float">
            <text:p>2.08077</text:p>
          </table:table-cell>
          <table:table-cell table:style-name="Default" office:value-type="float" office:value="1.14411" calcext:value-type="float">
            <text:p>1.14411</text:p>
          </table:table-cell>
          <table:table-cell table:style-name="Default" office:value-type="float" office:value="8.11702" calcext:value-type="float">
            <text:p>8.11702</text:p>
          </table:table-cell>
          <table:table-cell table:style-name="Default" office:value-type="float" office:value="4.86171" calcext:value-type="float">
            <text:p>4.86171</text:p>
          </table:table-cell>
          <table:table-cell table:style-name="Default" office:value-type="float" office:value="20.3609" calcext:value-type="float">
            <text:p>20.3609</text:p>
          </table:table-cell>
          <table:table-cell table:style-name="Default" office:value-type="float" office:value="5.77914" calcext:value-type="float">
            <text:p>5.77914</text:p>
          </table:table-cell>
          <table:table-cell table:style-name="Default" office:value-type="float" office:value="14.639" calcext:value-type="float">
            <text:p>14.639</text:p>
          </table:table-cell>
          <table:table-cell table:style-name="Default" office:value-type="float" office:value="10.2194" calcext:value-type="float">
            <text:p>10.2194</text:p>
          </table:table-cell>
          <table:table-cell table:style-name="Default" office:value-type="float" office:value="5.61916" calcext:value-type="float">
            <text:p>5.61916</text:p>
          </table:table-cell>
          <table:table-cell table:style-name="Default" office:value-type="float" office:value="39.8657" calcext:value-type="float">
            <text:p>39.8657</text:p>
          </table:table-cell>
          <table:table-cell table:style-name="Default" office:value-type="float" office:value="23.8776" calcext:value-type="float">
            <text:p>23.8776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1.32925" calcext:value-type="float">
            <text:p>1.32925</text:p>
          </table:table-cell>
          <table:table-cell table:style-name="Default" office:value-type="float" office:value="2.71045" calcext:value-type="float">
            <text:p>2.71045</text:p>
          </table:table-cell>
          <table:table-cell table:style-name="Default" office:value-type="float" office:value="2.22203" calcext:value-type="float">
            <text:p>2.22203</text:p>
          </table:table-cell>
          <table:table-cell table:style-name="Default" office:value-type="float" office:value="1.17295" calcext:value-type="float">
            <text:p>1.17295</text:p>
          </table:table-cell>
          <table:table-cell table:style-name="Default" office:value-type="float" office:value="5.44098" calcext:value-type="float">
            <text:p>5.44098</text:p>
          </table:table-cell>
          <table:table-cell table:style-name="Default" office:value-type="float" office:value="16.3529" calcext:value-type="float">
            <text:p>16.3529</text:p>
          </table:table-cell>
          <table:table-cell table:style-name="Default" office:value-type="float" office:value="29.2286" calcext:value-type="float">
            <text:p>29.2286</text:p>
          </table:table-cell>
          <table:table-cell table:style-name="Default" office:value-type="float" office:value="4.54778" calcext:value-type="float">
            <text:p>4.54778</text:p>
          </table:table-cell>
          <table:table-cell table:style-name="Default" office:value-type="float" office:value="9.27328" calcext:value-type="float">
            <text:p>9.27328</text:p>
          </table:table-cell>
          <table:table-cell table:style-name="Default" office:value-type="float" office:value="7.60225" calcext:value-type="float">
            <text:p>7.60225</text:p>
          </table:table-cell>
          <table:table-cell table:style-name="Default" office:value-type="float" office:value="4.01303" calcext:value-type="float">
            <text:p>4.01303</text:p>
          </table:table-cell>
          <table:table-cell table:style-name="Default" office:value-type="float" office:value="18.6153" calcext:value-type="float">
            <text:p>18.6153</text:p>
          </table:table-cell>
          <table:table-cell table:style-name="Default" office:value-type="float" office:value="55.9484" calcext:value-type="float">
            <text:p>55.9484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4748" calcext:value-type="float">
            <text:p>3.84748</text:p>
          </table:table-cell>
          <table:table-cell table:style-name="Default" office:value-type="float" office:value="3.6992" calcext:value-type="float">
            <text:p>3.6992</text:p>
          </table:table-cell>
          <table:table-cell table:style-name="Default" office:value-type="float" office:value="1.45421" calcext:value-type="float">
            <text:p>1.45421</text:p>
          </table:table-cell>
          <table:table-cell table:style-name="Default" office:value-type="float" office:value="5.84174" calcext:value-type="float">
            <text:p>5.84174</text:p>
          </table:table-cell>
          <table:table-cell table:style-name="Default" office:value-type="float" office:value="9.28894" calcext:value-type="float">
            <text:p>9.28894</text:p>
          </table:table-cell>
          <table:table-cell table:style-name="Default" office:value-type="float" office:value="24.1316" calcext:value-type="float">
            <text:p>24.13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437" calcext:value-type="float">
            <text:p>15.9437</text:p>
          </table:table-cell>
          <table:table-cell table:style-name="Default" office:value-type="float" office:value="15.3293" calcext:value-type="float">
            <text:p>15.3293</text:p>
          </table:table-cell>
          <table:table-cell table:style-name="Default" office:value-type="float" office:value="6.02618" calcext:value-type="float">
            <text:p>6.02618</text:p>
          </table:table-cell>
          <table:table-cell table:style-name="Default" office:value-type="float" office:value="24.2079" calcext:value-type="float">
            <text:p>24.2079</text:p>
          </table:table-cell>
          <table:table-cell table:style-name="Default" office:value-type="float" office:value="38.4929" calcext:value-type="float">
            <text:p>38.492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0.177131" calcext:value-type="float">
            <text:p>0.177131</text:p>
          </table:table-cell>
          <table:table-cell table:style-name="Default" office:value-type="float" office:value="3.23017" calcext:value-type="float">
            <text:p>3.23017</text:p>
          </table:table-cell>
          <table:table-cell table:style-name="Default" office:value-type="float" office:value="3.28837" calcext:value-type="float">
            <text:p>3.28837</text:p>
          </table:table-cell>
          <table:table-cell table:style-name="Default" office:value-type="float" office:value="0.83111" calcext:value-type="float">
            <text:p>0.83111</text:p>
          </table:table-cell>
          <table:table-cell table:style-name="Default" office:value-type="float" office:value="1.6052" calcext:value-type="float">
            <text:p>1.6052</text:p>
          </table:table-cell>
          <table:table-cell table:style-name="Default" office:value-type="float" office:value="10.4302" calcext:value-type="float">
            <text:p>10.4302</text:p>
          </table:table-cell>
          <table:table-cell table:style-name="Default" office:value-type="float" office:value="19.5622" calcext:value-type="float">
            <text:p>19.5622</text:p>
          </table:table-cell>
          <table:table-cell table:style-name="Default" office:value-type="float" office:value="0.905477" calcext:value-type="float">
            <text:p>0.905477</text:p>
          </table:table-cell>
          <table:table-cell table:style-name="Default" office:value-type="float" office:value="16.5123" calcext:value-type="float">
            <text:p>16.5123</text:p>
          </table:table-cell>
          <table:table-cell table:style-name="Default" office:value-type="float" office:value="16.8098" calcext:value-type="float">
            <text:p>16.8098</text:p>
          </table:table-cell>
          <table:table-cell table:style-name="Default" office:value-type="float" office:value="4.24855" calcext:value-type="float">
            <text:p>4.24855</text:p>
          </table:table-cell>
          <table:table-cell table:style-name="Default" office:value-type="float" office:value="8.20564" calcext:value-type="float">
            <text:p>8.20564</text:p>
          </table:table-cell>
          <table:table-cell table:style-name="Default" office:value-type="float" office:value="53.3182" calcext:value-type="float">
            <text:p>53.3182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0.215792" calcext:value-type="float">
            <text:p>0.215792</text:p>
          </table:table-cell>
          <table:table-cell table:style-name="Default" office:value-type="float" office:value="3.47736" calcext:value-type="float">
            <text:p>3.47736</text:p>
          </table:table-cell>
          <table:table-cell table:style-name="Default" office:value-type="float" office:value="2.83186" calcext:value-type="float">
            <text:p>2.83186</text:p>
          </table:table-cell>
          <table:table-cell table:style-name="Default" office:value-type="float" office:value="1.05391" calcext:value-type="float">
            <text:p>1.05391</text:p>
          </table:table-cell>
          <table:table-cell table:style-name="Default" office:value-type="float" office:value="2.88082" calcext:value-type="float">
            <text:p>2.88082</text:p>
          </table:table-cell>
          <table:table-cell table:style-name="Default" office:value-type="float" office:value="17.8124" calcext:value-type="float">
            <text:p>17.8124</text:p>
          </table:table-cell>
          <table:table-cell table:style-name="Default" office:value-type="float" office:value="28.2721" calcext:value-type="float">
            <text:p>28.2721</text:p>
          </table:table-cell>
          <table:table-cell table:style-name="Default" office:value-type="float" office:value="0.76327" calcext:value-type="float">
            <text:p>0.76327</text:p>
          </table:table-cell>
          <table:table-cell table:style-name="Default" office:value-type="float" office:value="12.2996" calcext:value-type="float">
            <text:p>12.2996</text:p>
          </table:table-cell>
          <table:table-cell table:style-name="Default" office:value-type="float" office:value="10.0164" calcext:value-type="float">
            <text:p>10.0164</text:p>
          </table:table-cell>
          <table:table-cell table:style-name="Default" office:value-type="float" office:value="3.72773" calcext:value-type="float">
            <text:p>3.72773</text:p>
          </table:table-cell>
          <table:table-cell table:style-name="Default" office:value-type="float" office:value="10.1896" calcext:value-type="float">
            <text:p>10.1896</text:p>
          </table:table-cell>
          <table:table-cell table:style-name="Default" office:value-type="float" office:value="63.0034" calcext:value-type="float">
            <text:p>63.0034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3147" calcext:value-type="float">
            <text:p>4.33147</text:p>
          </table:table-cell>
          <table:table-cell table:style-name="Default" office:value-type="float" office:value="4.13496" calcext:value-type="float">
            <text:p>4.13496</text:p>
          </table:table-cell>
          <table:table-cell table:style-name="Default" office:value-type="float" office:value="0.506457" calcext:value-type="float">
            <text:p>0.506457</text:p>
          </table:table-cell>
          <table:table-cell table:style-name="Default" office:value-type="float" office:value="2.57822" calcext:value-type="float">
            <text:p>2.57822</text:p>
          </table:table-cell>
          <table:table-cell table:style-name="Default" office:value-type="float" office:value="12.2282" calcext:value-type="float">
            <text:p>12.2282</text:p>
          </table:table-cell>
          <table:table-cell table:style-name="Default" office:value-type="float" office:value="23.7794" calcext:value-type="float">
            <text:p>23.77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2153" calcext:value-type="float">
            <text:p>18.2153</text:p>
          </table:table-cell>
          <table:table-cell table:style-name="Default" office:value-type="float" office:value="17.3889" calcext:value-type="float">
            <text:p>17.3889</text:p>
          </table:table-cell>
          <table:table-cell table:style-name="Default" office:value-type="float" office:value="2.12982" calcext:value-type="float">
            <text:p>2.12982</text:p>
          </table:table-cell>
          <table:table-cell table:style-name="Default" office:value-type="float" office:value="10.8423" calcext:value-type="float">
            <text:p>10.8423</text:p>
          </table:table-cell>
          <table:table-cell table:style-name="Default" office:value-type="float" office:value="51.4238" calcext:value-type="float">
            <text:p>51.42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3.62528" calcext:value-type="float">
            <text:p>3.62528</text:p>
          </table:table-cell>
          <table:table-cell table:style-name="Default" office:value-type="float" office:value="1.07669" calcext:value-type="float">
            <text:p>1.07669</text:p>
          </table:table-cell>
          <table:table-cell table:style-name="Default" office:value-type="float" office:value="1.56017" calcext:value-type="float">
            <text:p>1.56017</text:p>
          </table:table-cell>
          <table:table-cell table:style-name="Default" office:value-type="float" office:value="0.978182" calcext:value-type="float">
            <text:p>0.978182</text:p>
          </table:table-cell>
          <table:table-cell table:style-name="Default" office:value-type="float" office:value="11.1443" calcext:value-type="float">
            <text:p>11.1443</text:p>
          </table:table-cell>
          <table:table-cell table:style-name="Default" office:value-type="float" office:value="4.81579" calcext:value-type="float">
            <text:p>4.81579</text:p>
          </table:table-cell>
          <table:table-cell table:style-name="Default" office:value-type="float" office:value="23.2004" calcext:value-type="float">
            <text:p>23.2004</text:p>
          </table:table-cell>
          <table:table-cell table:style-name="Default" office:value-type="float" office:value="15.6259" calcext:value-type="float">
            <text:p>15.6259</text:p>
          </table:table-cell>
          <table:table-cell table:style-name="Default" office:value-type="float" office:value="4.64081" calcext:value-type="float">
            <text:p>4.64081</text:p>
          </table:table-cell>
          <table:table-cell table:style-name="Default" office:value-type="float" office:value="6.72474" calcext:value-type="float">
            <text:p>6.72474</text:p>
          </table:table-cell>
          <table:table-cell table:style-name="Default" office:value-type="float" office:value="4.21622" calcext:value-type="float">
            <text:p>4.21622</text:p>
          </table:table-cell>
          <table:table-cell table:style-name="Default" office:value-type="float" office:value="48.035" calcext:value-type="float">
            <text:p>48.035</text:p>
          </table:table-cell>
          <table:table-cell table:style-name="Default" office:value-type="float" office:value="20.7573" calcext:value-type="float">
            <text:p>20.7573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3.42475" calcext:value-type="float">
            <text:p>3.42475</text:p>
          </table:table-cell>
          <table:table-cell table:style-name="Default" office:value-type="float" office:value="1.11558" calcext:value-type="float">
            <text:p>1.11558</text:p>
          </table:table-cell>
          <table:table-cell table:style-name="Default" office:value-type="float" office:value="1.33435" calcext:value-type="float">
            <text:p>1.33435</text:p>
          </table:table-cell>
          <table:table-cell table:style-name="Default" office:value-type="float" office:value="1.88775" calcext:value-type="float">
            <text:p>1.88775</text:p>
          </table:table-cell>
          <table:table-cell table:style-name="Default" office:value-type="float" office:value="25.2177" calcext:value-type="float">
            <text:p>25.2177</text:p>
          </table:table-cell>
          <table:table-cell table:style-name="Default" office:value-type="float" office:value="7.542" calcext:value-type="float">
            <text:p>7.542</text:p>
          </table:table-cell>
          <table:table-cell table:style-name="Default" office:value-type="float" office:value="40.5221" calcext:value-type="float">
            <text:p>40.5221</text:p>
          </table:table-cell>
          <table:table-cell table:style-name="Default" office:value-type="float" office:value="8.45156" calcext:value-type="float">
            <text:p>8.45156</text:p>
          </table:table-cell>
          <table:table-cell table:style-name="Default" office:value-type="float" office:value="2.75302" calcext:value-type="float">
            <text:p>2.75302</text:p>
          </table:table-cell>
          <table:table-cell table:style-name="Default" office:value-type="float" office:value="3.29289" calcext:value-type="float">
            <text:p>3.29289</text:p>
          </table:table-cell>
          <table:table-cell table:style-name="Default" office:value-type="float" office:value="4.65858" calcext:value-type="float">
            <text:p>4.65858</text:p>
          </table:table-cell>
          <table:table-cell table:style-name="Default" office:value-type="float" office:value="62.2319" calcext:value-type="float">
            <text:p>62.2319</text:p>
          </table:table-cell>
          <table:table-cell table:style-name="Default" office:value-type="float" office:value="18.6121" calcext:value-type="float">
            <text:p>18.6121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3.41732" calcext:value-type="float">
            <text:p>3.41732</text:p>
          </table:table-cell>
          <table:table-cell table:style-name="Default" office:value-type="float" office:value="1.24297" calcext:value-type="float">
            <text:p>1.24297</text:p>
          </table:table-cell>
          <table:table-cell table:style-name="Default" office:value-type="float" office:value="2.72398" calcext:value-type="float">
            <text:p>2.72398</text:p>
          </table:table-cell>
          <table:table-cell table:style-name="Default" office:value-type="float" office:value="1.61895" calcext:value-type="float">
            <text:p>1.61895</text:p>
          </table:table-cell>
          <table:table-cell table:style-name="Default" office:value-type="float" office:value="18.4165" calcext:value-type="float">
            <text:p>18.4165</text:p>
          </table:table-cell>
          <table:table-cell table:style-name="Default" office:value-type="float" office:value="4.9849" calcext:value-type="float">
            <text:p>4.9849</text:p>
          </table:table-cell>
          <table:table-cell table:style-name="Default" office:value-type="float" office:value="32.4046" calcext:value-type="float">
            <text:p>32.4046</text:p>
          </table:table-cell>
          <table:table-cell table:style-name="Default" office:value-type="float" office:value="10.5458" calcext:value-type="float">
            <text:p>10.5458</text:p>
          </table:table-cell>
          <table:table-cell table:style-name="Default" office:value-type="float" office:value="3.83579" calcext:value-type="float">
            <text:p>3.83579</text:p>
          </table:table-cell>
          <table:table-cell table:style-name="Default" office:value-type="float" office:value="8.40613" calcext:value-type="float">
            <text:p>8.40613</text:p>
          </table:table-cell>
          <table:table-cell table:style-name="Default" office:value-type="float" office:value="4.99604" calcext:value-type="float">
            <text:p>4.99604</text:p>
          </table:table-cell>
          <table:table-cell table:style-name="Default" office:value-type="float" office:value="56.833" calcext:value-type="float">
            <text:p>56.833</text:p>
          </table:table-cell>
          <table:table-cell table:style-name="Default" office:value-type="float" office:value="15.3833" calcext:value-type="float">
            <text:p>15.3833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2.30862" calcext:value-type="float">
            <text:p>2.30862</text:p>
          </table:table-cell>
          <table:table-cell table:style-name="Default" office:value-type="float" office:value="1.91275" calcext:value-type="float">
            <text:p>1.91275</text:p>
          </table:table-cell>
          <table:table-cell table:style-name="Default" office:value-type="float" office:value="2.54833" calcext:value-type="float">
            <text:p>2.54833</text:p>
          </table:table-cell>
          <table:table-cell table:style-name="Default" office:value-type="float" office:value="0.953822" calcext:value-type="float">
            <text:p>0.953822</text:p>
          </table:table-cell>
          <table:table-cell table:style-name="Default" office:value-type="float" office:value="29.6174" calcext:value-type="float">
            <text:p>29.6174</text:p>
          </table:table-cell>
          <table:table-cell table:style-name="Default" office:value-type="float" office:value="7.28922" calcext:value-type="float">
            <text:p>7.28922</text:p>
          </table:table-cell>
          <table:table-cell table:style-name="Default" office:value-type="float" office:value="44.6301" calcext:value-type="float">
            <text:p>44.6301</text:p>
          </table:table-cell>
          <table:table-cell table:style-name="Default" office:value-type="float" office:value="5.17278" calcext:value-type="float">
            <text:p>5.17278</text:p>
          </table:table-cell>
          <table:table-cell table:style-name="Default" office:value-type="float" office:value="4.28577" calcext:value-type="float">
            <text:p>4.28577</text:p>
          </table:table-cell>
          <table:table-cell table:style-name="Default" office:value-type="float" office:value="5.70988" calcext:value-type="float">
            <text:p>5.70988</text:p>
          </table:table-cell>
          <table:table-cell table:style-name="Default" office:value-type="float" office:value="2.13717" calcext:value-type="float">
            <text:p>2.13717</text:p>
          </table:table-cell>
          <table:table-cell table:style-name="Default" office:value-type="float" office:value="66.3619" calcext:value-type="float">
            <text:p>66.3619</text:p>
          </table:table-cell>
          <table:table-cell table:style-name="Default" office:value-type="float" office:value="16.3325" calcext:value-type="float">
            <text:p>16.332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.71376" calcext:value-type="float">
            <text:p>2.71376</text:p>
          </table:table-cell>
          <table:table-cell table:style-name="Default" office:value-type="float" office:value="1.10803" calcext:value-type="float">
            <text:p>1.10803</text:p>
          </table:table-cell>
          <table:table-cell table:style-name="Default" office:value-type="float" office:value="1.29473" calcext:value-type="float">
            <text:p>1.29473</text:p>
          </table:table-cell>
          <table:table-cell table:style-name="Default" office:value-type="float" office:value="1.91113" calcext:value-type="float">
            <text:p>1.91113</text:p>
          </table:table-cell>
          <table:table-cell table:style-name="Default" office:value-type="float" office:value="11.4867" calcext:value-type="float">
            <text:p>11.4867</text:p>
          </table:table-cell>
          <table:table-cell table:style-name="Default" office:value-type="float" office:value="4.78979" calcext:value-type="float">
            <text:p>4.78979</text:p>
          </table:table-cell>
          <table:table-cell table:style-name="Default" office:value-type="float" office:value="23.3041" calcext:value-type="float">
            <text:p>23.3041</text:p>
          </table:table-cell>
          <table:table-cell table:style-name="Default" office:value-type="float" office:value="11.645" calcext:value-type="float">
            <text:p>11.645</text:p>
          </table:table-cell>
          <table:table-cell table:style-name="Default" office:value-type="float" office:value="4.75463" calcext:value-type="float">
            <text:p>4.75463</text:p>
          </table:table-cell>
          <table:table-cell table:style-name="Default" office:value-type="float" office:value="5.55581" calcext:value-type="float">
            <text:p>5.55581</text:p>
          </table:table-cell>
          <table:table-cell table:style-name="Default" office:value-type="float" office:value="8.20083" calcext:value-type="float">
            <text:p>8.20083</text:p>
          </table:table-cell>
          <table:table-cell table:style-name="Default" office:value-type="float" office:value="49.2904" calcext:value-type="float">
            <text:p>49.2904</text:p>
          </table:table-cell>
          <table:table-cell table:style-name="Default" office:value-type="float" office:value="20.5534" calcext:value-type="float">
            <text:p>20.5534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0.406331" calcext:value-type="float">
            <text:p>0.406331</text:p>
          </table:table-cell>
          <table:table-cell table:style-name="Default" office:value-type="float" office:value="2.71007" calcext:value-type="float">
            <text:p>2.71007</text:p>
          </table:table-cell>
          <table:table-cell table:style-name="Default" office:value-type="float" office:value="4.29121" calcext:value-type="float">
            <text:p>4.29121</text:p>
          </table:table-cell>
          <table:table-cell table:style-name="Default" office:value-type="float" office:value="0.761113" calcext:value-type="float">
            <text:p>0.761113</text:p>
          </table:table-cell>
          <table:table-cell table:style-name="Default" office:value-type="float" office:value="8.02046" calcext:value-type="float">
            <text:p>8.02046</text:p>
          </table:table-cell>
          <table:table-cell table:style-name="Default" office:value-type="float" office:value="5.75265" calcext:value-type="float">
            <text:p>5.75265</text:p>
          </table:table-cell>
          <table:table-cell table:style-name="Default" office:value-type="float" office:value="21.9418" calcext:value-type="float">
            <text:p>21.9418</text:p>
          </table:table-cell>
          <table:table-cell table:style-name="Default" office:value-type="float" office:value="1.85185" calcext:value-type="float">
            <text:p>1.85185</text:p>
          </table:table-cell>
          <table:table-cell table:style-name="Default" office:value-type="float" office:value="12.3512" calcext:value-type="float">
            <text:p>12.3512</text:p>
          </table:table-cell>
          <table:table-cell table:style-name="Default" office:value-type="float" office:value="19.5572" calcext:value-type="float">
            <text:p>19.5572</text:p>
          </table:table-cell>
          <table:table-cell table:style-name="Default" office:value-type="float" office:value="3.46878" calcext:value-type="float">
            <text:p>3.46878</text:p>
          </table:table-cell>
          <table:table-cell table:style-name="Default" office:value-type="float" office:value="36.5533" calcext:value-type="float">
            <text:p>36.5533</text:p>
          </table:table-cell>
          <table:table-cell table:style-name="Default" office:value-type="float" office:value="26.2177" calcext:value-type="float">
            <text:p>26.2177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1.20963" calcext:value-type="float">
            <text:p>1.20963</text:p>
          </table:table-cell>
          <table:table-cell table:style-name="Default" office:value-type="float" office:value="2.40197" calcext:value-type="float">
            <text:p>2.40197</text:p>
          </table:table-cell>
          <table:table-cell table:style-name="Default" office:value-type="float" office:value="3.10284" calcext:value-type="float">
            <text:p>3.10284</text:p>
          </table:table-cell>
          <table:table-cell table:style-name="Default" office:value-type="float" office:value="0.741787" calcext:value-type="float">
            <text:p>0.741787</text:p>
          </table:table-cell>
          <table:table-cell table:style-name="Default" office:value-type="float" office:value="12.5505" calcext:value-type="float">
            <text:p>12.5505</text:p>
          </table:table-cell>
          <table:table-cell table:style-name="Default" office:value-type="float" office:value="5.91336" calcext:value-type="float">
            <text:p>5.91336</text:p>
          </table:table-cell>
          <table:table-cell table:style-name="Default" office:value-type="float" office:value="25.9201" calcext:value-type="float">
            <text:p>25.9201</text:p>
          </table:table-cell>
          <table:table-cell table:style-name="Default" office:value-type="float" office:value="4.66676" calcext:value-type="float">
            <text:p>4.66676</text:p>
          </table:table-cell>
          <table:table-cell table:style-name="Default" office:value-type="float" office:value="9.26684" calcext:value-type="float">
            <text:p>9.26684</text:p>
          </table:table-cell>
          <table:table-cell table:style-name="Default" office:value-type="float" office:value="11.9708" calcext:value-type="float">
            <text:p>11.9708</text:p>
          </table:table-cell>
          <table:table-cell table:style-name="Default" office:value-type="float" office:value="2.86182" calcext:value-type="float">
            <text:p>2.86182</text:p>
          </table:table-cell>
          <table:table-cell table:style-name="Default" office:value-type="float" office:value="48.42" calcext:value-type="float">
            <text:p>48.42</text:p>
          </table:table-cell>
          <table:table-cell table:style-name="Default" office:value-type="float" office:value="22.8138" calcext:value-type="float">
            <text:p>22.8138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2.70174" calcext:value-type="float">
            <text:p>2.70174</text:p>
          </table:table-cell>
          <table:table-cell table:style-name="Default" office:value-type="float" office:value="2.06563" calcext:value-type="float">
            <text:p>2.06563</text:p>
          </table:table-cell>
          <table:table-cell table:style-name="Default" office:value-type="float" office:value="2.32169" calcext:value-type="float">
            <text:p>2.32169</text:p>
          </table:table-cell>
          <table:table-cell table:style-name="Default" office:value-type="float" office:value="0.933938" calcext:value-type="float">
            <text:p>0.933938</text:p>
          </table:table-cell>
          <table:table-cell table:style-name="Default" office:value-type="float" office:value="12.4849" calcext:value-type="float">
            <text:p>12.4849</text:p>
          </table:table-cell>
          <table:table-cell table:style-name="Default" office:value-type="float" office:value="3.40427" calcext:value-type="float">
            <text:p>3.40427</text:p>
          </table:table-cell>
          <table:table-cell table:style-name="Default" office:value-type="float" office:value="23.9122" calcext:value-type="float">
            <text:p>23.9122</text:p>
          </table:table-cell>
          <table:table-cell table:style-name="Default" office:value-type="float" office:value="11.2986" calcext:value-type="float">
            <text:p>11.2986</text:p>
          </table:table-cell>
          <table:table-cell table:style-name="Default" office:value-type="float" office:value="8.6384" calcext:value-type="float">
            <text:p>8.6384</text:p>
          </table:table-cell>
          <table:table-cell table:style-name="Default" office:value-type="float" office:value="9.70922" calcext:value-type="float">
            <text:p>9.70922</text:p>
          </table:table-cell>
          <table:table-cell table:style-name="Default" office:value-type="float" office:value="3.9057" calcext:value-type="float">
            <text:p>3.9057</text:p>
          </table:table-cell>
          <table:table-cell table:style-name="Default" office:value-type="float" office:value="52.2115" calcext:value-type="float">
            <text:p>52.2115</text:p>
          </table:table-cell>
          <table:table-cell table:style-name="Default" office:value-type="float" office:value="14.2365" calcext:value-type="float">
            <text:p>14.2365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1.52213" calcext:value-type="float">
            <text:p>1.52213</text:p>
          </table:table-cell>
          <table:table-cell table:style-name="Default" office:value-type="float" office:value="2.98569" calcext:value-type="float">
            <text:p>2.98569</text:p>
          </table:table-cell>
          <table:table-cell table:style-name="Default" office:value-type="float" office:value="3.1834" calcext:value-type="float">
            <text:p>3.1834</text:p>
          </table:table-cell>
          <table:table-cell table:style-name="Default" office:value-type="float" office:value="2.05598" calcext:value-type="float">
            <text:p>2.05598</text:p>
          </table:table-cell>
          <table:table-cell table:style-name="Default" office:value-type="float" office:value="16.6201" calcext:value-type="float">
            <text:p>16.6201</text:p>
          </table:table-cell>
          <table:table-cell table:style-name="Default" office:value-type="float" office:value="2.73037" calcext:value-type="float">
            <text:p>2.73037</text:p>
          </table:table-cell>
          <table:table-cell table:style-name="Default" office:value-type="float" office:value="29.0976" calcext:value-type="float">
            <text:p>29.0976</text:p>
          </table:table-cell>
          <table:table-cell table:style-name="Default" office:value-type="float" office:value="5.23112" calcext:value-type="float">
            <text:p>5.23112</text:p>
          </table:table-cell>
          <table:table-cell table:style-name="Default" office:value-type="float" office:value="10.2609" calcext:value-type="float">
            <text:p>10.2609</text:p>
          </table:table-cell>
          <table:table-cell table:style-name="Default" office:value-type="float" office:value="10.9404" calcext:value-type="float">
            <text:p>10.9404</text:p>
          </table:table-cell>
          <table:table-cell table:style-name="Default" office:value-type="float" office:value="7.06579" calcext:value-type="float">
            <text:p>7.06579</text:p>
          </table:table-cell>
          <table:table-cell table:style-name="Default" office:value-type="float" office:value="57.1183" calcext:value-type="float">
            <text:p>57.1183</text:p>
          </table:table-cell>
          <table:table-cell table:style-name="Default" office:value-type="float" office:value="9.38348" calcext:value-type="float">
            <text:p>9.38348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2.14595" calcext:value-type="float">
            <text:p>2.14595</text:p>
          </table:table-cell>
          <table:table-cell table:style-name="Default" office:value-type="float" office:value="3.07872" calcext:value-type="float">
            <text:p>3.07872</text:p>
          </table:table-cell>
          <table:table-cell table:style-name="Default" office:value-type="float" office:value="3.27264" calcext:value-type="float">
            <text:p>3.27264</text:p>
          </table:table-cell>
          <table:table-cell table:style-name="Default" office:value-type="float" office:value="1.57604" calcext:value-type="float">
            <text:p>1.57604</text:p>
          </table:table-cell>
          <table:table-cell table:style-name="Default" office:value-type="float" office:value="11.5533" calcext:value-type="float">
            <text:p>11.5533</text:p>
          </table:table-cell>
          <table:table-cell table:style-name="Default" office:value-type="float" office:value="10.6995" calcext:value-type="float">
            <text:p>10.6995</text:p>
          </table:table-cell>
          <table:table-cell table:style-name="Default" office:value-type="float" office:value="32.3261" calcext:value-type="float">
            <text:p>32.3261</text:p>
          </table:table-cell>
          <table:table-cell table:style-name="Default" office:value-type="float" office:value="6.63842" calcext:value-type="float">
            <text:p>6.63842</text:p>
          </table:table-cell>
          <table:table-cell table:style-name="Default" office:value-type="float" office:value="9.52392" calcext:value-type="float">
            <text:p>9.52392</text:p>
          </table:table-cell>
          <table:table-cell table:style-name="Default" office:value-type="float" office:value="10.1238" calcext:value-type="float">
            <text:p>10.1238</text:p>
          </table:table-cell>
          <table:table-cell table:style-name="Default" office:value-type="float" office:value="4.87543" calcext:value-type="float">
            <text:p>4.87543</text:p>
          </table:table-cell>
          <table:table-cell table:style-name="Default" office:value-type="float" office:value="35.7399" calcext:value-type="float">
            <text:p>35.7399</text:p>
          </table:table-cell>
          <table:table-cell table:style-name="Default" office:value-type="float" office:value="33.0985" calcext:value-type="float">
            <text:p>33.0985</text:p>
          </table:table-cell>
        </table:table-row>
        <table:table-row table:style-name="ro1" table:number-rows-repeated="19">
          <table:table-cell/>
          <table:table-cell table:style-name="Default" table:number-columns-repeated="13"/>
        </table:table-row>
        <table:table-row table:style-name="ro1">
          <table:table-cell table:style-name="ce59"/>
          <table:table-cell table:style-name="Default" table:number-columns-repeated="13"/>
        </table:table-row>
        <table:table-row table:style-name="ro1" table:number-rows-repeated="31">
          <table:table-cell/>
          <table:table-cell table:style-name="Default" table:number-columns-repeated="13"/>
        </table:table-row>
        <table:table-row table:style-name="ro1" table:number-rows-repeated="23">
          <table:table-cell table:number-columns-repeated="2"/>
          <table:table-cell table:style-name="Default" table:number-columns-repeated="12"/>
        </table:table-row>
        <table:table-row table:style-name="ro1" table:number-rows-repeated="104846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Dist" table:style-name="ta2">
        <office:forms form:automatic-focus="false" form:apply-design-mode="false"/>
        <table:table-column table:style-name="co17" table:default-cell-style-name="ce6"/>
        <table:table-column table:style-name="co16" table:number-columns-repeated="4" table:default-cell-style-name="ce6"/>
        <table:table-column table:style-name="co14" table:number-columns-repeated="5" table:default-cell-style-name="ce6"/>
        <table:table-row table:style-name="ro1">
          <table:table-cell office:value-type="string" calcext:value-type="string">
            <text:p>Instance</text:p>
          </table:table-cell>
          <table:table-cell table:style-name="ce1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20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126" calcext:value-type="float">
            <text:p>16.5126</text:p>
          </table:table-cell>
          <table:table-cell table:style-name="Default" office:value-type="float" office:value="25.7627" calcext:value-type="float">
            <text:p>25.7627</text:p>
          </table:table-cell>
          <table:table-cell table:style-name="Default" office:value-type="float" office:value="26.5773" calcext:value-type="float">
            <text:p>26.5773</text:p>
          </table:table-cell>
          <table:table-cell table:style-name="Default" office:value-type="float" office:value="68.8526" calcext:value-type="float">
            <text:p>68.8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9826" calcext:value-type="float">
            <text:p>23.9826</text:p>
          </table:table-cell>
          <table:table-cell table:style-name="Default" office:value-type="float" office:value="37.4172" calcext:value-type="float">
            <text:p>37.4172</text:p>
          </table:table-cell>
          <table:table-cell table:style-name="Default" office:value-type="float" office:value="38.6002" calcext:value-type="float">
            <text:p>38.6002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3113" calcext:value-type="float">
            <text:p>33.3113</text:p>
          </table:table-cell>
          <table:table-cell table:style-name="Default" office:value-type="float" office:value="3.55001" calcext:value-type="float">
            <text:p>3.55001</text:p>
          </table:table-cell>
          <table:table-cell table:style-name="Default" office:value-type="float" office:value="24.3888" calcext:value-type="float">
            <text:p>24.3888</text:p>
          </table:table-cell>
          <table:table-cell table:style-name="Default" office:value-type="float" office:value="61.2502" calcext:value-type="float">
            <text:p>61.25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857" calcext:value-type="float">
            <text:p>54.3857</text:p>
          </table:table-cell>
          <table:table-cell table:style-name="Default" office:value-type="float" office:value="5.79591" calcext:value-type="float">
            <text:p>5.79591</text:p>
          </table:table-cell>
          <table:table-cell table:style-name="Default" office:value-type="float" office:value="39.8184" calcext:value-type="float">
            <text:p>39.8184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6714" calcext:value-type="float">
            <text:p>0.176714</text:p>
          </table:table-cell>
          <table:table-cell table:style-name="Default" office:value-type="float" office:value="10.5342" calcext:value-type="float">
            <text:p>10.5342</text:p>
          </table:table-cell>
          <table:table-cell table:style-name="Default" office:value-type="float" office:value="4.45395" calcext:value-type="float">
            <text:p>4.45395</text:p>
          </table:table-cell>
          <table:table-cell table:style-name="Default" office:value-type="float" office:value="24.4368" calcext:value-type="float">
            <text:p>24.4368</text:p>
          </table:table-cell>
          <table:table-cell table:style-name="Default" office:value-type="float" office:value="39.6016" calcext:value-type="float">
            <text:p>39.6016</text:p>
          </table:table-cell>
          <table:table-cell table:style-name="Default" office:value-type="float" office:value="0.446229" calcext:value-type="float">
            <text:p>0.446229</text:p>
          </table:table-cell>
          <table:table-cell table:style-name="Default" office:value-type="float" office:value="26.6004" calcext:value-type="float">
            <text:p>26.6004</text:p>
          </table:table-cell>
          <table:table-cell table:style-name="Default" office:value-type="float" office:value="11.2469" calcext:value-type="float">
            <text:p>11.2469</text:p>
          </table:table-cell>
          <table:table-cell table:style-name="Default" office:value-type="float" office:value="61.7065" calcext:value-type="float">
            <text:p>61.7065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20.7479" calcext:value-type="float">
            <text:p>20.7479</text:p>
          </table:table-cell>
          <table:table-cell table:style-name="Default" office:value-type="float" office:value="45.391" calcext:value-type="float">
            <text:p>45.391</text:p>
          </table:table-cell>
          <table:table-cell table:style-name="Default" office:value-type="float" office:value="3.88641" calcext:value-type="float">
            <text:p>3.88641</text:p>
          </table:table-cell>
          <table:table-cell table:style-name="Default" office:value-type="float" office:value="41.774" calcext:value-type="float">
            <text:p>41.774</text:p>
          </table:table-cell>
          <table:table-cell table:style-name="Default" office:value-type="float" office:value="111.799" calcext:value-type="float">
            <text:p>111.799</text:p>
          </table:table-cell>
          <table:table-cell table:style-name="Default" office:value-type="float" office:value="18.5582" calcext:value-type="float">
            <text:p>18.5582</text:p>
          </table:table-cell>
          <table:table-cell table:style-name="Default" office:value-type="float" office:value="40.6004" calcext:value-type="float">
            <text:p>40.6004</text:p>
          </table:table-cell>
          <table:table-cell table:style-name="Default" office:value-type="float" office:value="3.47624" calcext:value-type="float">
            <text:p>3.47624</text:p>
          </table:table-cell>
          <table:table-cell table:style-name="Default" office:value-type="float" office:value="37.3652" calcext:value-type="float">
            <text:p>37.3652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802" calcext:value-type="float">
            <text:p>23.6802</text:p>
          </table:table-cell>
          <table:table-cell table:style-name="Default" office:value-type="float" office:value="9.72704" calcext:value-type="float">
            <text:p>9.72704</text:p>
          </table:table-cell>
          <table:table-cell table:style-name="Default" office:value-type="float" office:value="9.86815" calcext:value-type="float">
            <text:p>9.86815</text:p>
          </table:table-cell>
          <table:table-cell table:style-name="Default" office:value-type="float" office:value="43.2753" calcext:value-type="float">
            <text:p>43.27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7197" calcext:value-type="float">
            <text:p>54.7197</text:p>
          </table:table-cell>
          <table:table-cell table:style-name="Default" office:value-type="float" office:value="22.4771" calcext:value-type="float">
            <text:p>22.4771</text:p>
          </table:table-cell>
          <table:table-cell table:style-name="Default" office:value-type="float" office:value="22.8032" calcext:value-type="float">
            <text:p>22.803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432" calcext:value-type="float">
            <text:p>61.432</text:p>
          </table:table-cell>
          <table:table-cell table:style-name="Default" office:value-type="float" office:value="25.0128" calcext:value-type="float">
            <text:p>25.0128</text:p>
          </table:table-cell>
          <table:table-cell table:style-name="Default" office:value-type="float" office:value="34.8196" calcext:value-type="float">
            <text:p>34.8196</text:p>
          </table:table-cell>
          <table:table-cell table:style-name="Default" office:value-type="float" office:value="121.264" calcext:value-type="float">
            <text:p>121.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596" calcext:value-type="float">
            <text:p>50.6596</text:p>
          </table:table-cell>
          <table:table-cell table:style-name="Default" office:value-type="float" office:value="20.6266" calcext:value-type="float">
            <text:p>20.6266</text:p>
          </table:table-cell>
          <table:table-cell table:style-name="Default" office:value-type="float" office:value="28.7138" calcext:value-type="float">
            <text:p>28.713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0.654697" calcext:value-type="float">
            <text:p>0.654697</text:p>
          </table:table-cell>
          <table:table-cell table:style-name="Default" office:value-type="float" office:value="60.3099" calcext:value-type="float">
            <text:p>60.3099</text:p>
          </table:table-cell>
          <table:table-cell table:style-name="Default" office:value-type="float" office:value="42.8511" calcext:value-type="float">
            <text:p>42.8511</text:p>
          </table:table-cell>
          <table:table-cell table:style-name="Default" office:value-type="float" office:value="44.0533" calcext:value-type="float">
            <text:p>44.0533</text:p>
          </table:table-cell>
          <table:table-cell table:style-name="Default" office:value-type="float" office:value="147.869" calcext:value-type="float">
            <text:p>147.869</text:p>
          </table:table-cell>
          <table:table-cell table:style-name="Default" office:value-type="float" office:value="0.442755" calcext:value-type="float">
            <text:p>0.442755</text:p>
          </table:table-cell>
          <table:table-cell table:style-name="Default" office:value-type="float" office:value="40.786" calcext:value-type="float">
            <text:p>40.786</text:p>
          </table:table-cell>
          <table:table-cell table:style-name="Default" office:value-type="float" office:value="28.9791" calcext:value-type="float">
            <text:p>28.9791</text:p>
          </table:table-cell>
          <table:table-cell table:style-name="Default" office:value-type="float" office:value="29.7921" calcext:value-type="float">
            <text:p>29.7921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2.80502" calcext:value-type="float">
            <text:p>2.80502</text:p>
          </table:table-cell>
          <table:table-cell table:style-name="Default" office:value-type="float" office:value="41.8852" calcext:value-type="float">
            <text:p>41.8852</text:p>
          </table:table-cell>
          <table:table-cell table:style-name="Default" office:value-type="float" office:value="28.356" calcext:value-type="float">
            <text:p>28.356</text:p>
          </table:table-cell>
          <table:table-cell table:style-name="Default" office:value-type="float" office:value="37.9426" calcext:value-type="float">
            <text:p>37.9426</text:p>
          </table:table-cell>
          <table:table-cell table:style-name="Default" office:value-type="float" office:value="110.989" calcext:value-type="float">
            <text:p>110.989</text:p>
          </table:table-cell>
          <table:table-cell table:style-name="Default" office:value-type="float" office:value="2.5273" calcext:value-type="float">
            <text:p>2.5273</text:p>
          </table:table-cell>
          <table:table-cell table:style-name="Default" office:value-type="float" office:value="37.7382" calcext:value-type="float">
            <text:p>37.7382</text:p>
          </table:table-cell>
          <table:table-cell table:style-name="Default" office:value-type="float" office:value="25.5485" calcext:value-type="float">
            <text:p>25.5485</text:p>
          </table:table-cell>
          <table:table-cell table:style-name="Default" office:value-type="float" office:value="34.186" calcext:value-type="float">
            <text:p>34.186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1.36261" calcext:value-type="float">
            <text:p>1.36261</text:p>
          </table:table-cell>
          <table:table-cell table:style-name="Default" office:value-type="float" office:value="65.7081" calcext:value-type="float">
            <text:p>65.7081</text:p>
          </table:table-cell>
          <table:table-cell table:style-name="Default" office:value-type="float" office:value="31.1043" calcext:value-type="float">
            <text:p>31.1043</text:p>
          </table:table-cell>
          <table:table-cell table:style-name="Default" office:value-type="float" office:value="41.1445" calcext:value-type="float">
            <text:p>41.1445</text:p>
          </table:table-cell>
          <table:table-cell table:style-name="Default" office:value-type="float" office:value="139.32" calcext:value-type="float">
            <text:p>139.32</text:p>
          </table:table-cell>
          <table:table-cell table:style-name="Default" office:value-type="float" office:value="0.978047" calcext:value-type="float">
            <text:p>0.978047</text:p>
          </table:table-cell>
          <table:table-cell table:style-name="Default" office:value-type="float" office:value="47.1636" calcext:value-type="float">
            <text:p>47.1636</text:p>
          </table:table-cell>
          <table:table-cell table:style-name="Default" office:value-type="float" office:value="22.3259" calcext:value-type="float">
            <text:p>22.3259</text:p>
          </table:table-cell>
          <table:table-cell table:style-name="Default" office:value-type="float" office:value="29.5324" calcext:value-type="float">
            <text:p>29.532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3.48553" calcext:value-type="float">
            <text:p>3.48553</text:p>
          </table:table-cell>
          <table:table-cell table:style-name="Default" office:value-type="float" office:value="58.0399" calcext:value-type="float">
            <text:p>58.0399</text:p>
          </table:table-cell>
          <table:table-cell table:style-name="Default" office:value-type="float" office:value="51.2855" calcext:value-type="float">
            <text:p>51.2855</text:p>
          </table:table-cell>
          <table:table-cell table:style-name="Default" office:value-type="float" office:value="20.5164" calcext:value-type="float">
            <text:p>20.5164</text:p>
          </table:table-cell>
          <table:table-cell table:style-name="Default" office:value-type="float" office:value="133.327" calcext:value-type="float">
            <text:p>133.327</text:p>
          </table:table-cell>
          <table:table-cell table:style-name="Default" office:value-type="float" office:value="2.61426" calcext:value-type="float">
            <text:p>2.61426</text:p>
          </table:table-cell>
          <table:table-cell table:style-name="Default" office:value-type="float" office:value="43.5319" calcext:value-type="float">
            <text:p>43.5319</text:p>
          </table:table-cell>
          <table:table-cell table:style-name="Default" office:value-type="float" office:value="38.4659" calcext:value-type="float">
            <text:p>38.4659</text:p>
          </table:table-cell>
          <table:table-cell table:style-name="Default" office:value-type="float" office:value="15.388" calcext:value-type="float">
            <text:p>15.388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1776" calcext:value-type="float">
            <text:p>56.1776</text:p>
          </table:table-cell>
          <table:table-cell table:style-name="Default" office:value-type="float" office:value="46.2076" calcext:value-type="float">
            <text:p>46.2076</text:p>
          </table:table-cell>
          <table:table-cell table:style-name="Default" office:value-type="float" office:value="18.1067" calcext:value-type="float">
            <text:p>18.1067</text:p>
          </table:table-cell>
          <table:table-cell table:style-name="Default" office:value-type="float" office:value="120.492" calcext:value-type="float">
            <text:p>120.4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6236" calcext:value-type="float">
            <text:p>46.6236</text:p>
          </table:table-cell>
          <table:table-cell table:style-name="Default" office:value-type="float" office:value="38.3491" calcext:value-type="float">
            <text:p>38.3491</text:p>
          </table:table-cell>
          <table:table-cell table:style-name="Default" office:value-type="float" office:value="15.0273" calcext:value-type="float">
            <text:p>15.0273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253" calcext:value-type="float">
            <text:p>29.5253</text:p>
          </table:table-cell>
          <table:table-cell table:style-name="Default" office:value-type="float" office:value="13.1487" calcext:value-type="float">
            <text:p>13.1487</text:p>
          </table:table-cell>
          <table:table-cell table:style-name="Default" office:value-type="float" office:value="20.4312" calcext:value-type="float">
            <text:p>20.4312</text:p>
          </table:table-cell>
          <table:table-cell table:style-name="Default" office:value-type="float" office:value="63.1052" calcext:value-type="float">
            <text:p>63.1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7874" calcext:value-type="float">
            <text:p>46.7874</text:p>
          </table:table-cell>
          <table:table-cell table:style-name="Default" office:value-type="float" office:value="20.8361" calcext:value-type="float">
            <text:p>20.8361</text:p>
          </table:table-cell>
          <table:table-cell table:style-name="Default" office:value-type="float" office:value="32.3764" calcext:value-type="float">
            <text:p>32.376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6847" calcext:value-type="float">
            <text:p>40.6847</text:p>
          </table:table-cell>
          <table:table-cell table:style-name="Default" office:value-type="float" office:value="10.8084" calcext:value-type="float">
            <text:p>10.8084</text:p>
          </table:table-cell>
          <table:table-cell table:style-name="Default" office:value-type="float" office:value="36.7169" calcext:value-type="float">
            <text:p>36.7169</text:p>
          </table:table-cell>
          <table:table-cell table:style-name="Default" office:value-type="float" office:value="88.21" calcext:value-type="float">
            <text:p>88.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226" calcext:value-type="float">
            <text:p>46.1226</text:p>
          </table:table-cell>
          <table:table-cell table:style-name="Default" office:value-type="float" office:value="12.2531" calcext:value-type="float">
            <text:p>12.2531</text:p>
          </table:table-cell>
          <table:table-cell table:style-name="Default" office:value-type="float" office:value="41.6244" calcext:value-type="float">
            <text:p>41.6244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3769" calcext:value-type="float">
            <text:p>47.3769</text:p>
          </table:table-cell>
          <table:table-cell table:style-name="Default" office:value-type="float" office:value="7.34675" calcext:value-type="float">
            <text:p>7.34675</text:p>
          </table:table-cell>
          <table:table-cell table:style-name="Default" office:value-type="float" office:value="35.2666" calcext:value-type="float">
            <text:p>35.2666</text:p>
          </table:table-cell>
          <table:table-cell table:style-name="Default" office:value-type="float" office:value="89.9902" calcext:value-type="float">
            <text:p>89.9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6467" calcext:value-type="float">
            <text:p>52.6467</text:p>
          </table:table-cell>
          <table:table-cell table:style-name="Default" office:value-type="float" office:value="8.16394" calcext:value-type="float">
            <text:p>8.16394</text:p>
          </table:table-cell>
          <table:table-cell table:style-name="Default" office:value-type="float" office:value="39.1893" calcext:value-type="float">
            <text:p>39.1893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17.9398" calcext:value-type="float">
            <text:p>17.9398</text:p>
          </table:table-cell>
          <table:table-cell table:style-name="Default" office:value-type="float" office:value="61.3301" calcext:value-type="float">
            <text:p>61.3301</text:p>
          </table:table-cell>
          <table:table-cell table:style-name="Default" office:value-type="float" office:value="15.9081" calcext:value-type="float">
            <text:p>15.9081</text:p>
          </table:table-cell>
          <table:table-cell table:style-name="Default" office:value-type="float" office:value="35.8702" calcext:value-type="float">
            <text:p>35.8702</text:p>
          </table:table-cell>
          <table:table-cell table:style-name="Default" office:value-type="float" office:value="131.048" calcext:value-type="float">
            <text:p>131.048</text:p>
          </table:table-cell>
          <table:table-cell table:style-name="Default" office:value-type="float" office:value="13.6895" calcext:value-type="float">
            <text:p>13.6895</text:p>
          </table:table-cell>
          <table:table-cell table:style-name="Default" office:value-type="float" office:value="46.7997" calcext:value-type="float">
            <text:p>46.7997</text:p>
          </table:table-cell>
          <table:table-cell table:style-name="Default" office:value-type="float" office:value="12.1391" calcext:value-type="float">
            <text:p>12.1391</text:p>
          </table:table-cell>
          <table:table-cell table:style-name="Default" office:value-type="float" office:value="27.3718" calcext:value-type="float">
            <text:p>27.3718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22.2537" calcext:value-type="float">
            <text:p>22.2537</text:p>
          </table:table-cell>
          <table:table-cell table:style-name="Default" office:value-type="float" office:value="37.1113" calcext:value-type="float">
            <text:p>37.1113</text:p>
          </table:table-cell>
          <table:table-cell table:style-name="Default" office:value-type="float" office:value="29.2339" calcext:value-type="float">
            <text:p>29.2339</text:p>
          </table:table-cell>
          <table:table-cell table:style-name="Default" office:value-type="float" office:value="13.5217" calcext:value-type="float">
            <text:p>13.5217</text:p>
          </table:table-cell>
          <table:table-cell table:style-name="Default" office:value-type="float" office:value="102.121" calcext:value-type="float">
            <text:p>102.121</text:p>
          </table:table-cell>
          <table:table-cell table:style-name="Default" office:value-type="float" office:value="21.7916" calcext:value-type="float">
            <text:p>21.7916</text:p>
          </table:table-cell>
          <table:table-cell table:style-name="Default" office:value-type="float" office:value="36.3407" calcext:value-type="float">
            <text:p>36.3407</text:p>
          </table:table-cell>
          <table:table-cell table:style-name="Default" office:value-type="float" office:value="28.6268" calcext:value-type="float">
            <text:p>28.6268</text:p>
          </table:table-cell>
          <table:table-cell table:style-name="Default" office:value-type="float" office:value="13.2409" calcext:value-type="float">
            <text:p>13.2409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39.2722" calcext:value-type="float">
            <text:p>39.2722</text:p>
          </table:table-cell>
          <table:table-cell table:style-name="Default" office:value-type="float" office:value="12.0845" calcext:value-type="float">
            <text:p>12.0845</text:p>
          </table:table-cell>
          <table:table-cell table:style-name="Default" office:value-type="float" office:value="6.31113" calcext:value-type="float">
            <text:p>6.31113</text:p>
          </table:table-cell>
          <table:table-cell table:style-name="Default" office:value-type="float" office:value="21.8396" calcext:value-type="float">
            <text:p>21.8396</text:p>
          </table:table-cell>
          <table:table-cell table:style-name="Default" office:value-type="float" office:value="79.5074" calcext:value-type="float">
            <text:p>79.5074</text:p>
          </table:table-cell>
          <table:table-cell table:style-name="Default" office:value-type="float" office:value="49.3943" calcext:value-type="float">
            <text:p>49.3943</text:p>
          </table:table-cell>
          <table:table-cell table:style-name="Default" office:value-type="float" office:value="15.1992" calcext:value-type="float">
            <text:p>15.1992</text:p>
          </table:table-cell>
          <table:table-cell table:style-name="Default" office:value-type="float" office:value="7.93779" calcext:value-type="float">
            <text:p>7.93779</text:p>
          </table:table-cell>
          <table:table-cell table:style-name="Default" office:value-type="float" office:value="27.4687" calcext:value-type="float">
            <text:p>27.4687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24.267" calcext:value-type="float">
            <text:p>24.267</text:p>
          </table:table-cell>
          <table:table-cell table:style-name="Default" office:value-type="float" office:value="27.6782" calcext:value-type="float">
            <text:p>27.6782</text:p>
          </table:table-cell>
          <table:table-cell table:style-name="Default" office:value-type="float" office:value="25.1217" calcext:value-type="float">
            <text:p>25.1217</text:p>
          </table:table-cell>
          <table:table-cell table:style-name="Default" office:value-type="float" office:value="52.7474" calcext:value-type="float">
            <text:p>52.7474</text:p>
          </table:table-cell>
          <table:table-cell table:style-name="Default" office:value-type="float" office:value="129.814" calcext:value-type="float">
            <text:p>129.814</text:p>
          </table:table-cell>
          <table:table-cell table:style-name="Default" office:value-type="float" office:value="18.6936" calcext:value-type="float">
            <text:p>18.6936</text:p>
          </table:table-cell>
          <table:table-cell table:style-name="Default" office:value-type="float" office:value="21.3214" calcext:value-type="float">
            <text:p>21.3214</text:p>
          </table:table-cell>
          <table:table-cell table:style-name="Default" office:value-type="float" office:value="19.352" calcext:value-type="float">
            <text:p>19.352</text:p>
          </table:table-cell>
          <table:table-cell table:style-name="Default" office:value-type="float" office:value="40.633" calcext:value-type="float">
            <text:p>40.633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61.0943" calcext:value-type="float">
            <text:p>61.0943</text:p>
          </table:table-cell>
          <table:table-cell table:style-name="Default" office:value-type="float" office:value="13.2699" calcext:value-type="float">
            <text:p>13.2699</text:p>
          </table:table-cell>
          <table:table-cell table:style-name="Default" office:value-type="float" office:value="8.08103" calcext:value-type="float">
            <text:p>8.08103</text:p>
          </table:table-cell>
          <table:table-cell table:style-name="Default" office:value-type="float" office:value="41.7959" calcext:value-type="float">
            <text:p>41.7959</text:p>
          </table:table-cell>
          <table:table-cell table:style-name="Default" office:value-type="float" office:value="124.241" calcext:value-type="float">
            <text:p>124.241</text:p>
          </table:table-cell>
          <table:table-cell table:style-name="Default" office:value-type="float" office:value="49.174" calcext:value-type="float">
            <text:p>49.174</text:p>
          </table:table-cell>
          <table:table-cell table:style-name="Default" office:value-type="float" office:value="10.6807" calcext:value-type="float">
            <text:p>10.6807</text:p>
          </table:table-cell>
          <table:table-cell table:style-name="Default" office:value-type="float" office:value="6.50431" calcext:value-type="float">
            <text:p>6.50431</text:p>
          </table:table-cell>
          <table:table-cell table:style-name="Default" office:value-type="float" office:value="33.641" calcext:value-type="float">
            <text:p>33.641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26.497" calcext:value-type="float">
            <text:p>26.497</text:p>
          </table:table-cell>
          <table:table-cell table:style-name="Default" office:value-type="float" office:value="14.2626" calcext:value-type="float">
            <text:p>14.2626</text:p>
          </table:table-cell>
          <table:table-cell table:style-name="Default" office:value-type="float" office:value="8.61803" calcext:value-type="float">
            <text:p>8.61803</text:p>
          </table:table-cell>
          <table:table-cell table:style-name="Default" office:value-type="float" office:value="36.4215" calcext:value-type="float">
            <text:p>36.4215</text:p>
          </table:table-cell>
          <table:table-cell table:style-name="Default" office:value-type="float" office:value="85.7991" calcext:value-type="float">
            <text:p>85.7991</text:p>
          </table:table-cell>
          <table:table-cell table:style-name="Default" office:value-type="float" office:value="30.8826" calcext:value-type="float">
            <text:p>30.8826</text:p>
          </table:table-cell>
          <table:table-cell table:style-name="Default" office:value-type="float" office:value="16.6233" calcext:value-type="float">
            <text:p>16.6233</text:p>
          </table:table-cell>
          <table:table-cell table:style-name="Default" office:value-type="float" office:value="10.0444" calcext:value-type="float">
            <text:p>10.0444</text:p>
          </table:table-cell>
          <table:table-cell table:style-name="Default" office:value-type="float" office:value="42.4497" calcext:value-type="float">
            <text:p>42.4497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41.7788" calcext:value-type="float">
            <text:p>41.7788</text:p>
          </table:table-cell>
          <table:table-cell table:style-name="Default" office:value-type="float" office:value="45.3365" calcext:value-type="float">
            <text:p>45.3365</text:p>
          </table:table-cell>
          <table:table-cell table:style-name="Default" office:value-type="float" office:value="30.8488" calcext:value-type="float">
            <text:p>30.8488</text:p>
          </table:table-cell>
          <table:table-cell table:style-name="Default" office:value-type="float" office:value="59.7366" calcext:value-type="float">
            <text:p>59.7366</text:p>
          </table:table-cell>
          <table:table-cell table:style-name="Default" office:value-type="float" office:value="177.701" calcext:value-type="float">
            <text:p>177.701</text:p>
          </table:table-cell>
          <table:table-cell table:style-name="Default" office:value-type="float" office:value="23.5108" calcext:value-type="float">
            <text:p>23.5108</text:p>
          </table:table-cell>
          <table:table-cell table:style-name="Default" office:value-type="float" office:value="25.5129" calcext:value-type="float">
            <text:p>25.5129</text:p>
          </table:table-cell>
          <table:table-cell table:style-name="Default" office:value-type="float" office:value="17.36" calcext:value-type="float">
            <text:p>17.36</text:p>
          </table:table-cell>
          <table:table-cell table:style-name="Default" office:value-type="float" office:value="33.6164" calcext:value-type="float">
            <text:p>33.6164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2.80502" calcext:value-type="float">
            <text:p>2.80502</text:p>
          </table:table-cell>
          <table:table-cell table:style-name="Default" office:value-type="float" office:value="45.4303" calcext:value-type="float">
            <text:p>45.4303</text:p>
          </table:table-cell>
          <table:table-cell table:style-name="Default" office:value-type="float" office:value="34.7377" calcext:value-type="float">
            <text:p>34.7377</text:p>
          </table:table-cell>
          <table:table-cell table:style-name="Default" office:value-type="float" office:value="36.3043" calcext:value-type="float">
            <text:p>36.3043</text:p>
          </table:table-cell>
          <table:table-cell table:style-name="Default" office:value-type="float" office:value="119.277" calcext:value-type="float">
            <text:p>119.277</text:p>
          </table:table-cell>
          <table:table-cell table:style-name="Default" office:value-type="float" office:value="2.35168" calcext:value-type="float">
            <text:p>2.35168</text:p>
          </table:table-cell>
          <table:table-cell table:style-name="Default" office:value-type="float" office:value="38.0879" calcext:value-type="float">
            <text:p>38.0879</text:p>
          </table:table-cell>
          <table:table-cell table:style-name="Default" office:value-type="float" office:value="29.1235" calcext:value-type="float">
            <text:p>29.1235</text:p>
          </table:table-cell>
          <table:table-cell table:style-name="Default" office:value-type="float" office:value="30.4369" calcext:value-type="float">
            <text:p>30.436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4.8481" calcext:value-type="float">
            <text:p>14.8481</text:p>
          </table:table-cell>
          <table:table-cell table:style-name="Default" office:value-type="float" office:value="79.0242" calcext:value-type="float">
            <text:p>79.0242</text:p>
          </table:table-cell>
          <table:table-cell table:style-name="Default" office:value-type="float" office:value="40.0286" calcext:value-type="float">
            <text:p>40.0286</text:p>
          </table:table-cell>
          <table:table-cell table:style-name="Default" office:value-type="float" office:value="51.2511" calcext:value-type="float">
            <text:p>51.2511</text:p>
          </table:table-cell>
          <table:table-cell table:style-name="Default" office:value-type="float" office:value="185.152" calcext:value-type="float">
            <text:p>185.152</text:p>
          </table:table-cell>
          <table:table-cell table:style-name="Default" office:value-type="float" office:value="8.01942" calcext:value-type="float">
            <text:p>8.01942</text:p>
          </table:table-cell>
          <table:table-cell table:style-name="Default" office:value-type="float" office:value="42.6807" calcext:value-type="float">
            <text:p>42.6807</text:p>
          </table:table-cell>
          <table:table-cell table:style-name="Default" office:value-type="float" office:value="21.6193" calcext:value-type="float">
            <text:p>21.6193</text:p>
          </table:table-cell>
          <table:table-cell table:style-name="Default" office:value-type="float" office:value="27.6806" calcext:value-type="float">
            <text:p>27.680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20.5885" calcext:value-type="float">
            <text:p>20.5885</text:p>
          </table:table-cell>
          <table:table-cell table:style-name="Default" office:value-type="float" office:value="42.8513" calcext:value-type="float">
            <text:p>42.8513</text:p>
          </table:table-cell>
          <table:table-cell table:style-name="Default" office:value-type="float" office:value="42.1595" calcext:value-type="float">
            <text:p>42.1595</text:p>
          </table:table-cell>
          <table:table-cell table:style-name="Default" office:value-type="float" office:value="50.8395" calcext:value-type="float">
            <text:p>50.8395</text:p>
          </table:table-cell>
          <table:table-cell table:style-name="Default" office:value-type="float" office:value="156.439" calcext:value-type="float">
            <text:p>156.439</text:p>
          </table:table-cell>
          <table:table-cell table:style-name="Default" office:value-type="float" office:value="13.1608" calcext:value-type="float">
            <text:p>13.1608</text:p>
          </table:table-cell>
          <table:table-cell table:style-name="Default" office:value-type="float" office:value="27.3917" calcext:value-type="float">
            <text:p>27.3917</text:p>
          </table:table-cell>
          <table:table-cell table:style-name="Default" office:value-type="float" office:value="26.9495" calcext:value-type="float">
            <text:p>26.9495</text:p>
          </table:table-cell>
          <table:table-cell table:style-name="Default" office:value-type="float" office:value="32.498" calcext:value-type="float">
            <text:p>32.498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20.9108" calcext:value-type="float">
            <text:p>20.9108</text:p>
          </table:table-cell>
          <table:table-cell table:style-name="Default" office:value-type="float" office:value="67.5393" calcext:value-type="float">
            <text:p>67.5393</text:p>
          </table:table-cell>
          <table:table-cell table:style-name="Default" office:value-type="float" office:value="10.1448" calcext:value-type="float">
            <text:p>10.1448</text:p>
          </table:table-cell>
          <table:table-cell table:style-name="Default" office:value-type="float" office:value="46.9087" calcext:value-type="float">
            <text:p>46.9087</text:p>
          </table:table-cell>
          <table:table-cell table:style-name="Default" office:value-type="float" office:value="145.504" calcext:value-type="float">
            <text:p>145.504</text:p>
          </table:table-cell>
          <table:table-cell table:style-name="Default" office:value-type="float" office:value="14.3713" calcext:value-type="float">
            <text:p>14.3713</text:p>
          </table:table-cell>
          <table:table-cell table:style-name="Default" office:value-type="float" office:value="46.4176" calcext:value-type="float">
            <text:p>46.4176</text:p>
          </table:table-cell>
          <table:table-cell table:style-name="Default" office:value-type="float" office:value="6.97219" calcext:value-type="float">
            <text:p>6.97219</text:p>
          </table:table-cell>
          <table:table-cell table:style-name="Default" office:value-type="float" office:value="32.2388" calcext:value-type="float">
            <text:p>32.2388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33.9994" calcext:value-type="float">
            <text:p>33.9994</text:p>
          </table:table-cell>
          <table:table-cell table:style-name="Default" office:value-type="float" office:value="35.9617" calcext:value-type="float">
            <text:p>35.9617</text:p>
          </table:table-cell>
          <table:table-cell table:style-name="Default" office:value-type="float" office:value="9.10326" calcext:value-type="float">
            <text:p>9.10326</text:p>
          </table:table-cell>
          <table:table-cell table:style-name="Default" office:value-type="float" office:value="48.091" calcext:value-type="float">
            <text:p>48.091</text:p>
          </table:table-cell>
          <table:table-cell table:style-name="Default" office:value-type="float" office:value="127.155" calcext:value-type="float">
            <text:p>127.155</text:p>
          </table:table-cell>
          <table:table-cell table:style-name="Default" office:value-type="float" office:value="26.7384" calcext:value-type="float">
            <text:p>26.7384</text:p>
          </table:table-cell>
          <table:table-cell table:style-name="Default" office:value-type="float" office:value="28.2817" calcext:value-type="float">
            <text:p>28.2817</text:p>
          </table:table-cell>
          <table:table-cell table:style-name="Default" office:value-type="float" office:value="7.15916" calcext:value-type="float">
            <text:p>7.15916</text:p>
          </table:table-cell>
          <table:table-cell table:style-name="Default" office:value-type="float" office:value="37.8207" calcext:value-type="float">
            <text:p>37.8207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9131" calcext:value-type="float">
            <text:p>68.9131</text:p>
          </table:table-cell>
          <table:table-cell table:style-name="Default" office:value-type="float" office:value="49.1672" calcext:value-type="float">
            <text:p>49.1672</text:p>
          </table:table-cell>
          <table:table-cell table:style-name="Default" office:value-type="float" office:value="59.6227" calcext:value-type="float">
            <text:p>59.6227</text:p>
          </table:table-cell>
          <table:table-cell table:style-name="Default" office:value-type="float" office:value="177.703" calcext:value-type="float">
            <text:p>177.7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78" calcext:value-type="float">
            <text:p>38.78</text:p>
          </table:table-cell>
          <table:table-cell table:style-name="Default" office:value-type="float" office:value="27.6682" calcext:value-type="float">
            <text:p>27.6682</text:p>
          </table:table-cell>
          <table:table-cell table:style-name="Default" office:value-type="float" office:value="33.5519" calcext:value-type="float">
            <text:p>33.551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0.429045" calcext:value-type="float">
            <text:p>0.429045</text:p>
          </table:table-cell>
          <table:table-cell table:style-name="Default" office:value-type="float" office:value="43.6036" calcext:value-type="float">
            <text:p>43.6036</text:p>
          </table:table-cell>
          <table:table-cell table:style-name="Default" office:value-type="float" office:value="39.1564" calcext:value-type="float">
            <text:p>39.1564</text:p>
          </table:table-cell>
          <table:table-cell table:style-name="Default" office:value-type="float" office:value="34.0755" calcext:value-type="float">
            <text:p>34.0755</text:p>
          </table:table-cell>
          <table:table-cell table:style-name="Default" office:value-type="float" office:value="117.265" calcext:value-type="float">
            <text:p>117.265</text:p>
          </table:table-cell>
          <table:table-cell table:style-name="Default" office:value-type="float" office:value="0.365878" calcext:value-type="float">
            <text:p>0.365878</text:p>
          </table:table-cell>
          <table:table-cell table:style-name="Default" office:value-type="float" office:value="37.184" calcext:value-type="float">
            <text:p>37.184</text:p>
          </table:table-cell>
          <table:table-cell table:style-name="Default" office:value-type="float" office:value="33.3915" calcext:value-type="float">
            <text:p>33.3915</text:p>
          </table:table-cell>
          <table:table-cell table:style-name="Default" office:value-type="float" office:value="29.0587" calcext:value-type="float">
            <text:p>29.0587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2.01416" calcext:value-type="float">
            <text:p>2.01416</text:p>
          </table:table-cell>
          <table:table-cell table:style-name="Default" office:value-type="float" office:value="53.7382" calcext:value-type="float">
            <text:p>53.7382</text:p>
          </table:table-cell>
          <table:table-cell table:style-name="Default" office:value-type="float" office:value="20.4396" calcext:value-type="float">
            <text:p>20.4396</text:p>
          </table:table-cell>
          <table:table-cell table:style-name="Default" office:value-type="float" office:value="43.2102" calcext:value-type="float">
            <text:p>43.2102</text:p>
          </table:table-cell>
          <table:table-cell table:style-name="Default" office:value-type="float" office:value="119.402" calcext:value-type="float">
            <text:p>119.402</text:p>
          </table:table-cell>
          <table:table-cell table:style-name="Default" office:value-type="float" office:value="1.68687" calcext:value-type="float">
            <text:p>1.68687</text:p>
          </table:table-cell>
          <table:table-cell table:style-name="Default" office:value-type="float" office:value="45.0061" calcext:value-type="float">
            <text:p>45.0061</text:p>
          </table:table-cell>
          <table:table-cell table:style-name="Default" office:value-type="float" office:value="17.1183" calcext:value-type="float">
            <text:p>17.1183</text:p>
          </table:table-cell>
          <table:table-cell table:style-name="Default" office:value-type="float" office:value="36.1888" calcext:value-type="float">
            <text:p>36.1888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9237" calcext:value-type="float">
            <text:p>81.9237</text:p>
          </table:table-cell>
          <table:table-cell table:style-name="Default" office:value-type="float" office:value="67.0335" calcext:value-type="float">
            <text:p>67.0335</text:p>
          </table:table-cell>
          <table:table-cell table:style-name="Default" office:value-type="float" office:value="20.7647" calcext:value-type="float">
            <text:p>20.7647</text:p>
          </table:table-cell>
          <table:table-cell table:style-name="Default" office:value-type="float" office:value="169.722" calcext:value-type="float">
            <text:p>169.7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2694" calcext:value-type="float">
            <text:p>48.2694</text:p>
          </table:table-cell>
          <table:table-cell table:style-name="Default" office:value-type="float" office:value="39.4961" calcext:value-type="float">
            <text:p>39.4961</text:p>
          </table:table-cell>
          <table:table-cell table:style-name="Default" office:value-type="float" office:value="12.2346" calcext:value-type="float">
            <text:p>12.2346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66.6365" calcext:value-type="float">
            <text:p>66.6365</text:p>
          </table:table-cell>
          <table:table-cell table:style-name="Default" office:value-type="float" office:value="9.97758" calcext:value-type="float">
            <text:p>9.97758</text:p>
          </table:table-cell>
          <table:table-cell table:style-name="Default" office:value-type="float" office:value="9.30029" calcext:value-type="float">
            <text:p>9.30029</text:p>
          </table:table-cell>
          <table:table-cell table:style-name="Default" office:value-type="float" office:value="40.1055" calcext:value-type="float">
            <text:p>40.1055</text:p>
          </table:table-cell>
          <table:table-cell table:style-name="Default" office:value-type="float" office:value="126.02" calcext:value-type="float">
            <text:p>126.02</text:p>
          </table:table-cell>
          <table:table-cell table:style-name="Default" office:value-type="float" office:value="52.8778" calcext:value-type="float">
            <text:p>52.8778</text:p>
          </table:table-cell>
          <table:table-cell table:style-name="Default" office:value-type="float" office:value="7.91747" calcext:value-type="float">
            <text:p>7.91747</text:p>
          </table:table-cell>
          <table:table-cell table:style-name="Default" office:value-type="float" office:value="7.38002" calcext:value-type="float">
            <text:p>7.38002</text:p>
          </table:table-cell>
          <table:table-cell table:style-name="Default" office:value-type="float" office:value="31.8247" calcext:value-type="float">
            <text:p>31.8247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51.5814" calcext:value-type="float">
            <text:p>51.5814</text:p>
          </table:table-cell>
          <table:table-cell table:style-name="Default" office:value-type="float" office:value="11.5721" calcext:value-type="float">
            <text:p>11.5721</text:p>
          </table:table-cell>
          <table:table-cell table:style-name="Default" office:value-type="float" office:value="6.87504" calcext:value-type="float">
            <text:p>6.87504</text:p>
          </table:table-cell>
          <table:table-cell table:style-name="Default" office:value-type="float" office:value="77.3979" calcext:value-type="float">
            <text:p>77.3979</text:p>
          </table:table-cell>
          <table:table-cell table:style-name="Default" office:value-type="float" office:value="147.427" calcext:value-type="float">
            <text:p>147.427</text:p>
          </table:table-cell>
          <table:table-cell table:style-name="Default" office:value-type="float" office:value="34.9879" calcext:value-type="float">
            <text:p>34.9879</text:p>
          </table:table-cell>
          <table:table-cell table:style-name="Default" office:value-type="float" office:value="7.84943" calcext:value-type="float">
            <text:p>7.84943</text:p>
          </table:table-cell>
          <table:table-cell table:style-name="Default" office:value-type="float" office:value="4.66337" calcext:value-type="float">
            <text:p>4.66337</text:p>
          </table:table-cell>
          <table:table-cell table:style-name="Default" office:value-type="float" office:value="52.4993" calcext:value-type="float">
            <text:p>52.4993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58.1101" calcext:value-type="float">
            <text:p>58.1101</text:p>
          </table:table-cell>
          <table:table-cell table:style-name="Default" office:value-type="float" office:value="16.7952" calcext:value-type="float">
            <text:p>16.7952</text:p>
          </table:table-cell>
          <table:table-cell table:style-name="Default" office:value-type="float" office:value="57.0164" calcext:value-type="float">
            <text:p>57.0164</text:p>
          </table:table-cell>
          <table:table-cell table:style-name="Default" office:value-type="float" office:value="66.3769" calcext:value-type="float">
            <text:p>66.3769</text:p>
          </table:table-cell>
          <table:table-cell table:style-name="Default" office:value-type="float" office:value="198.299" calcext:value-type="float">
            <text:p>198.299</text:p>
          </table:table-cell>
          <table:table-cell table:style-name="Default" office:value-type="float" office:value="29.3043" calcext:value-type="float">
            <text:p>29.3043</text:p>
          </table:table-cell>
          <table:table-cell table:style-name="Default" office:value-type="float" office:value="8.46967" calcext:value-type="float">
            <text:p>8.46967</text:p>
          </table:table-cell>
          <table:table-cell table:style-name="Default" office:value-type="float" office:value="28.7528" calcext:value-type="float">
            <text:p>28.7528</text:p>
          </table:table-cell>
          <table:table-cell table:style-name="Default" office:value-type="float" office:value="33.4732" calcext:value-type="float">
            <text:p>33.4732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26.3201" calcext:value-type="float">
            <text:p>26.3201</text:p>
          </table:table-cell>
          <table:table-cell table:style-name="Default" office:value-type="float" office:value="44.2559" calcext:value-type="float">
            <text:p>44.2559</text:p>
          </table:table-cell>
          <table:table-cell table:style-name="Default" office:value-type="float" office:value="36.1482" calcext:value-type="float">
            <text:p>36.1482</text:p>
          </table:table-cell>
          <table:table-cell table:style-name="Default" office:value-type="float" office:value="39.1067" calcext:value-type="float">
            <text:p>39.1067</text:p>
          </table:table-cell>
          <table:table-cell table:style-name="Default" office:value-type="float" office:value="145.831" calcext:value-type="float">
            <text:p>145.831</text:p>
          </table:table-cell>
          <table:table-cell table:style-name="Default" office:value-type="float" office:value="18.0483" calcext:value-type="float">
            <text:p>18.0483</text:p>
          </table:table-cell>
          <table:table-cell table:style-name="Default" office:value-type="float" office:value="30.3474" calcext:value-type="float">
            <text:p>30.3474</text:p>
          </table:table-cell>
          <table:table-cell table:style-name="Default" office:value-type="float" office:value="24.7877" calcext:value-type="float">
            <text:p>24.7877</text:p>
          </table:table-cell>
          <table:table-cell table:style-name="Default" office:value-type="float" office:value="26.8165" calcext:value-type="float">
            <text:p>26.816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2.4307" calcext:value-type="float">
            <text:p>22.4307</text:p>
          </table:table-cell>
          <table:table-cell table:style-name="Default" office:value-type="float" office:value="11.2624" calcext:value-type="float">
            <text:p>11.2624</text:p>
          </table:table-cell>
          <table:table-cell table:style-name="Default" office:value-type="float" office:value="5.25077" calcext:value-type="float">
            <text:p>5.25077</text:p>
          </table:table-cell>
          <table:table-cell table:style-name="Default" office:value-type="float" office:value="78.3564" calcext:value-type="float">
            <text:p>78.3564</text:p>
          </table:table-cell>
          <table:table-cell table:style-name="Default" office:value-type="float" office:value="117.3" calcext:value-type="float">
            <text:p>117.3</text:p>
          </table:table-cell>
          <table:table-cell table:style-name="Default" office:value-type="float" office:value="19.1224" calcext:value-type="float">
            <text:p>19.1224</text:p>
          </table:table-cell>
          <table:table-cell table:style-name="Default" office:value-type="float" office:value="9.60135" calcext:value-type="float">
            <text:p>9.60135</text:p>
          </table:table-cell>
          <table:table-cell table:style-name="Default" office:value-type="float" office:value="4.47635" calcext:value-type="float">
            <text:p>4.47635</text:p>
          </table:table-cell>
          <table:table-cell table:style-name="Default" office:value-type="float" office:value="66.7999" calcext:value-type="float">
            <text:p>66.7999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2.99289" calcext:value-type="float">
            <text:p>2.99289</text:p>
          </table:table-cell>
          <table:table-cell table:style-name="Default" office:value-type="float" office:value="42.7796" calcext:value-type="float">
            <text:p>42.7796</text:p>
          </table:table-cell>
          <table:table-cell table:style-name="Default" office:value-type="float" office:value="52.9397" calcext:value-type="float">
            <text:p>52.9397</text:p>
          </table:table-cell>
          <table:table-cell table:style-name="Default" office:value-type="float" office:value="31.2056" calcext:value-type="float">
            <text:p>31.2056</text:p>
          </table:table-cell>
          <table:table-cell table:style-name="Default" office:value-type="float" office:value="129.918" calcext:value-type="float">
            <text:p>129.918</text:p>
          </table:table-cell>
          <table:table-cell table:style-name="Default" office:value-type="float" office:value="2.30368" calcext:value-type="float">
            <text:p>2.30368</text:p>
          </table:table-cell>
          <table:table-cell table:style-name="Default" office:value-type="float" office:value="32.9282" calcext:value-type="float">
            <text:p>32.9282</text:p>
          </table:table-cell>
          <table:table-cell table:style-name="Default" office:value-type="float" office:value="40.7486" calcext:value-type="float">
            <text:p>40.7486</text:p>
          </table:table-cell>
          <table:table-cell table:style-name="Default" office:value-type="float" office:value="24.0195" calcext:value-type="float">
            <text:p>24.019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22.2615" calcext:value-type="float">
            <text:p>22.2615</text:p>
          </table:table-cell>
          <table:table-cell table:style-name="Default" office:value-type="float" office:value="43.8143" calcext:value-type="float">
            <text:p>43.8143</text:p>
          </table:table-cell>
          <table:table-cell table:style-name="Default" office:value-type="float" office:value="17.8831" calcext:value-type="float">
            <text:p>17.8831</text:p>
          </table:table-cell>
          <table:table-cell table:style-name="Default" office:value-type="float" office:value="30.4133" calcext:value-type="float">
            <text:p>30.4133</text:p>
          </table:table-cell>
          <table:table-cell table:style-name="Default" office:value-type="float" office:value="114.372" calcext:value-type="float">
            <text:p>114.372</text:p>
          </table:table-cell>
          <table:table-cell table:style-name="Default" office:value-type="float" office:value="19.4641" calcext:value-type="float">
            <text:p>19.4641</text:p>
          </table:table-cell>
          <table:table-cell table:style-name="Default" office:value-type="float" office:value="38.3085" calcext:value-type="float">
            <text:p>38.3085</text:p>
          </table:table-cell>
          <table:table-cell table:style-name="Default" office:value-type="float" office:value="15.6359" calcext:value-type="float">
            <text:p>15.6359</text:p>
          </table:table-cell>
          <table:table-cell table:style-name="Default" office:value-type="float" office:value="26.5915" calcext:value-type="float">
            <text:p>26.5915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49.2715" calcext:value-type="float">
            <text:p>49.2715</text:p>
          </table:table-cell>
          <table:table-cell table:style-name="Default" office:value-type="float" office:value="36.8575" calcext:value-type="float">
            <text:p>36.8575</text:p>
          </table:table-cell>
          <table:table-cell table:style-name="Default" office:value-type="float" office:value="20.0225" calcext:value-type="float">
            <text:p>20.0225</text:p>
          </table:table-cell>
          <table:table-cell table:style-name="Default" office:value-type="float" office:value="38.2914" calcext:value-type="float">
            <text:p>38.2914</text:p>
          </table:table-cell>
          <table:table-cell table:style-name="Default" office:value-type="float" office:value="144.443" calcext:value-type="float">
            <text:p>144.443</text:p>
          </table:table-cell>
          <table:table-cell table:style-name="Default" office:value-type="float" office:value="34.1114" calcext:value-type="float">
            <text:p>34.1114</text:p>
          </table:table-cell>
          <table:table-cell table:style-name="Default" office:value-type="float" office:value="25.517" calcext:value-type="float">
            <text:p>25.517</text:p>
          </table:table-cell>
          <table:table-cell table:style-name="Default" office:value-type="float" office:value="13.8619" calcext:value-type="float">
            <text:p>13.8619</text:p>
          </table:table-cell>
          <table:table-cell table:style-name="Default" office:value-type="float" office:value="26.5097" calcext:value-type="float">
            <text:p>26.5097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7.74075" calcext:value-type="float">
            <text:p>7.74075</text:p>
          </table:table-cell>
          <table:table-cell table:style-name="Default" office:value-type="float" office:value="60.9131" calcext:value-type="float">
            <text:p>60.9131</text:p>
          </table:table-cell>
          <table:table-cell table:style-name="Default" office:value-type="float" office:value="48.5193" calcext:value-type="float">
            <text:p>48.5193</text:p>
          </table:table-cell>
          <table:table-cell table:style-name="Default" office:value-type="float" office:value="84.2951" calcext:value-type="float">
            <text:p>84.2951</text:p>
          </table:table-cell>
          <table:table-cell table:style-name="Default" office:value-type="float" office:value="201.468" calcext:value-type="float">
            <text:p>201.468</text:p>
          </table:table-cell>
          <table:table-cell table:style-name="Default" office:value-type="float" office:value="3.84217" calcext:value-type="float">
            <text:p>3.84217</text:p>
          </table:table-cell>
          <table:table-cell table:style-name="Default" office:value-type="float" office:value="30.2346" calcext:value-type="float">
            <text:p>30.2346</text:p>
          </table:table-cell>
          <table:table-cell table:style-name="Default" office:value-type="float" office:value="24.0829" calcext:value-type="float">
            <text:p>24.0829</text:p>
          </table:table-cell>
          <table:table-cell table:style-name="Default" office:value-type="float" office:value="41.8404" calcext:value-type="float">
            <text:p>41.8404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46.9838" calcext:value-type="float">
            <text:p>46.9838</text:p>
          </table:table-cell>
          <table:table-cell table:style-name="Default" office:value-type="float" office:value="57.894" calcext:value-type="float">
            <text:p>57.894</text:p>
          </table:table-cell>
          <table:table-cell table:style-name="Default" office:value-type="float" office:value="38.5117" calcext:value-type="float">
            <text:p>38.5117</text:p>
          </table:table-cell>
          <table:table-cell table:style-name="Default" office:value-type="float" office:value="64.6176" calcext:value-type="float">
            <text:p>64.6176</text:p>
          </table:table-cell>
          <table:table-cell table:style-name="Default" office:value-type="float" office:value="208.007" calcext:value-type="float">
            <text:p>208.007</text:p>
          </table:table-cell>
          <table:table-cell table:style-name="Default" office:value-type="float" office:value="22.5876" calcext:value-type="float">
            <text:p>22.5876</text:p>
          </table:table-cell>
          <table:table-cell table:style-name="Default" office:value-type="float" office:value="27.8327" calcext:value-type="float">
            <text:p>27.8327</text:p>
          </table:table-cell>
          <table:table-cell table:style-name="Default" office:value-type="float" office:value="18.5146" calcext:value-type="float">
            <text:p>18.5146</text:p>
          </table:table-cell>
          <table:table-cell table:style-name="Default" office:value-type="float" office:value="31.0651" calcext:value-type="float">
            <text:p>31.0651</text:p>
          </table:table-cell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59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office:forms form:automatic-focus="false" form:apply-design-mode="false"/>
        <table:table-column table:style-name="co1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default-cell-style-name="ce6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served</text:p>
          </table:table-cell>
          <table:table-cell table:style-name="ce18" office:value-type="string" calcext:value-type="string">
            <text:p>prof Customer</text:p>
          </table:table-cell>
          <table:table-cell table:style-name="ce18" office:value-type="string" calcext:value-type="string">
            <text:p>prof Parcel</text:p>
          </table:table-cell>
          <table:table-cell table:style-name="ce18" office:value-type="string" calcext:value-type="string">
            <text:p>costs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Sol Time</text:p>
          </table:table-cell>
          <table:table-cell table:style-name="ce18" office:value-type="string" calcext:value-type="string">
            <text:p>Sol Val</text:p>
          </table:table-cell>
          <table:table-cell table:style-name="ce18" office:value-type="string" calcext:value-type="string">
            <text:p>sol Stat</text:p>
          </table:table-cell>
          <table:table-cell table:style-name="ce18" office:value-type="string" calcext:value-type="string">
            <text:p>LB</text:p>
          </table:table-cell>
          <table:table-cell table:style-name="ce18" office:value-type="string" calcext:value-type="string">
            <text:p>UB</text:p>
          </table:table-cell>
          <table:table-cell table:style-name="ce1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0.8848" calcext:value-type="float">
            <text:p>30.8848</text:p>
          </table:table-cell>
          <table:table-cell table:style-name="ce18" office:value-type="float" office:value="44.1236" calcext:value-type="float">
            <text:p>44.1236</text:p>
          </table:table-cell>
          <table:table-cell table:style-name="ce18" office:value-type="float" office:value="17.5165" calcext:value-type="float">
            <text:p>17.516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11.12" calcext:value-type="float">
            <text:p>111.12</text:p>
          </table:table-cell>
          <table:table-cell table:style-name="ce18" office:value-type="float" office:value="57.4919" calcext:value-type="float">
            <text:p>57.4919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57.4919" calcext:value-type="float">
            <text:p>57.4919</text:p>
          </table:table-cell>
          <table:table-cell table:style-name="ce18" office:value-type="float" office:value="57.4972" calcext:value-type="float">
            <text:p>57.4972</text:p>
          </table:table-cell>
          <table:table-cell table:style-name="ce18" office:value-type="float" office:value="0.00921784" calcext:value-type="float">
            <text:p>0.00921784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18.2235" calcext:value-type="float">
            <text:p>18.2235</text:p>
          </table:table-cell>
          <table:table-cell table:style-name="ce18" office:value-type="float" office:value="55.5731" calcext:value-type="float">
            <text:p>55.5731</text:p>
          </table:table-cell>
          <table:table-cell table:style-name="ce18" office:value-type="float" office:value="28.4144" calcext:value-type="float">
            <text:p>28.414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37.98" calcext:value-type="float">
            <text:p>237.98</text:p>
          </table:table-cell>
          <table:table-cell table:style-name="ce18" office:value-type="float" office:value="45.3822" calcext:value-type="float">
            <text:p>45.3822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45.3822" calcext:value-type="float">
            <text:p>45.3822</text:p>
          </table:table-cell>
          <table:table-cell table:style-name="ce18" office:value-type="float" office:value="45.3866" calcext:value-type="float">
            <text:p>45.3866</text:p>
          </table:table-cell>
          <table:table-cell table:style-name="ce18" office:value-type="float" office:value="0.00969449" calcext:value-type="float">
            <text:p>0.00969449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18.8395" calcext:value-type="float">
            <text:p>18.8395</text:p>
          </table:table-cell>
          <table:table-cell table:style-name="ce18" office:value-type="float" office:value="37.5621" calcext:value-type="float">
            <text:p>37.5621</text:p>
          </table:table-cell>
          <table:table-cell table:style-name="ce18" office:value-type="float" office:value="20.4971" calcext:value-type="float">
            <text:p>20.497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8.8" calcext:value-type="float">
            <text:p>18.8</text:p>
          </table:table-cell>
          <table:table-cell table:style-name="ce18" office:value-type="float" office:value="35.9044" calcext:value-type="float">
            <text:p>35.9044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35.9044" calcext:value-type="float">
            <text:p>35.9044</text:p>
          </table:table-cell>
          <table:table-cell table:style-name="ce18" office:value-type="float" office:value="35.9076" calcext:value-type="float">
            <text:p>35.9076</text:p>
          </table:table-cell>
          <table:table-cell table:style-name="ce18" office:value-type="float" office:value="0.00891176" calcext:value-type="float">
            <text:p>0.00891176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30.2416" calcext:value-type="float">
            <text:p>30.2416</text:p>
          </table:table-cell>
          <table:table-cell table:style-name="ce18" office:value-type="float" office:value="67.1906" calcext:value-type="float">
            <text:p>67.1906</text:p>
          </table:table-cell>
          <table:table-cell table:style-name="ce18" office:value-type="float" office:value="30.717" calcext:value-type="float">
            <text:p>30.71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598.62" calcext:value-type="float">
            <text:p>1598.62</text:p>
          </table:table-cell>
          <table:table-cell table:style-name="ce18" office:value-type="float" office:value="66.7152" calcext:value-type="float">
            <text:p>66.7152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66.7152" calcext:value-type="float">
            <text:p>66.7152</text:p>
          </table:table-cell>
          <table:table-cell table:style-name="ce18" office:value-type="float" office:value="66.7218" calcext:value-type="float">
            <text:p>66.7218</text:p>
          </table:table-cell>
          <table:table-cell table:style-name="ce18" office:value-type="float" office:value="0.00989182" calcext:value-type="float">
            <text:p>0.00989182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.7444" calcext:value-type="float">
            <text:p>21.7444</text:p>
          </table:table-cell>
          <table:table-cell table:style-name="ce18" office:value-type="float" office:value="38.8312" calcext:value-type="float">
            <text:p>38.8312</text:p>
          </table:table-cell>
          <table:table-cell table:style-name="ce18" office:value-type="float" office:value="17.0048" calcext:value-type="float">
            <text:p>17.004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6.79" calcext:value-type="float">
            <text:p>76.79</text:p>
          </table:table-cell>
          <table:table-cell table:style-name="ce18" office:value-type="float" office:value="43.5708" calcext:value-type="float">
            <text:p>43.5708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43.5708" calcext:value-type="float">
            <text:p>43.5708</text:p>
          </table:table-cell>
          <table:table-cell table:style-name="ce18" office:value-type="float" office:value="43.5751" calcext:value-type="float">
            <text:p>43.5751</text:p>
          </table:table-cell>
          <table:table-cell table:style-name="ce18" office:value-type="float" office:value="0.00986802" calcext:value-type="float">
            <text:p>0.0098680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46.6573" calcext:value-type="float">
            <text:p>46.6573</text:p>
          </table:table-cell>
          <table:table-cell table:style-name="ce18" office:value-type="float" office:value="51.9031" calcext:value-type="float">
            <text:p>51.9031</text:p>
          </table:table-cell>
          <table:table-cell table:style-name="ce18" office:value-type="float" office:value="40.6794" calcext:value-type="float">
            <text:p>40.679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2.79" calcext:value-type="float">
            <text:p>7192.79</text:p>
          </table:table-cell>
          <table:table-cell table:style-name="ce18" office:value-type="float" office:value="57.881" calcext:value-type="float">
            <text:p>57.88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7.881" calcext:value-type="float">
            <text:p>57.881</text:p>
          </table:table-cell>
          <table:table-cell table:style-name="ce18" office:value-type="float" office:value="69.4365" calcext:value-type="float">
            <text:p>69.4365</text:p>
          </table:table-cell>
          <table:table-cell table:style-name="ce18" office:value-type="float" office:value="16.6418" calcext:value-type="float">
            <text:p>16.641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7.1983" calcext:value-type="float">
            <text:p>57.1983</text:p>
          </table:table-cell>
          <table:table-cell table:style-name="ce18" office:value-type="float" office:value="63.25" calcext:value-type="float">
            <text:p>63.25</text:p>
          </table:table-cell>
          <table:table-cell table:style-name="ce18" office:value-type="float" office:value="35.1034" calcext:value-type="float">
            <text:p>35.103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28" calcext:value-type="float">
            <text:p>7196.28</text:p>
          </table:table-cell>
          <table:table-cell table:style-name="ce18" office:value-type="float" office:value="85.345" calcext:value-type="float">
            <text:p>85.34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5.345" calcext:value-type="float">
            <text:p>85.345</text:p>
          </table:table-cell>
          <table:table-cell table:style-name="ce18" office:value-type="float" office:value="89.6422" calcext:value-type="float">
            <text:p>89.6422</text:p>
          </table:table-cell>
          <table:table-cell table:style-name="ce18" office:value-type="float" office:value="4.79372" calcext:value-type="float">
            <text:p>4.79372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50.1618" calcext:value-type="float">
            <text:p>50.1618</text:p>
          </table:table-cell>
          <table:table-cell table:style-name="ce18" office:value-type="float" office:value="51.0239" calcext:value-type="float">
            <text:p>51.0239</text:p>
          </table:table-cell>
          <table:table-cell table:style-name="ce18" office:value-type="float" office:value="38.3936" calcext:value-type="float">
            <text:p>38.393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4.89" calcext:value-type="float">
            <text:p>7194.89</text:p>
          </table:table-cell>
          <table:table-cell table:style-name="ce18" office:value-type="float" office:value="62.7921" calcext:value-type="float">
            <text:p>62.792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2.7921" calcext:value-type="float">
            <text:p>62.7921</text:p>
          </table:table-cell>
          <table:table-cell table:style-name="ce18" office:value-type="float" office:value="66.4493" calcext:value-type="float">
            <text:p>66.4493</text:p>
          </table:table-cell>
          <table:table-cell table:style-name="ce18" office:value-type="float" office:value="5.50374" calcext:value-type="float">
            <text:p>5.50374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50.9062" calcext:value-type="float">
            <text:p>50.9062</text:p>
          </table:table-cell>
          <table:table-cell table:style-name="ce18" office:value-type="float" office:value="74.9648" calcext:value-type="float">
            <text:p>74.9648</text:p>
          </table:table-cell>
          <table:table-cell table:style-name="ce18" office:value-type="float" office:value="36.8577" calcext:value-type="float">
            <text:p>36.857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1.89" calcext:value-type="float">
            <text:p>7191.89</text:p>
          </table:table-cell>
          <table:table-cell table:style-name="ce18" office:value-type="float" office:value="89.0132" calcext:value-type="float">
            <text:p>89.013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9.0132" calcext:value-type="float">
            <text:p>89.0132</text:p>
          </table:table-cell>
          <table:table-cell table:style-name="ce18" office:value-type="float" office:value="91.0076" calcext:value-type="float">
            <text:p>91.0076</text:p>
          </table:table-cell>
          <table:table-cell table:style-name="ce18" office:value-type="float" office:value="2.19147" calcext:value-type="float">
            <text:p>2.19147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63.6195" calcext:value-type="float">
            <text:p>63.6195</text:p>
          </table:table-cell>
          <table:table-cell table:style-name="ce18" office:value-type="float" office:value="44.9871" calcext:value-type="float">
            <text:p>44.9871</text:p>
          </table:table-cell>
          <table:table-cell table:style-name="ce18" office:value-type="float" office:value="38.1824" calcext:value-type="float">
            <text:p>38.182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2.82" calcext:value-type="float">
            <text:p>7192.82</text:p>
          </table:table-cell>
          <table:table-cell table:style-name="ce18" office:value-type="float" office:value="70.4242" calcext:value-type="float">
            <text:p>70.424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0.4242" calcext:value-type="float">
            <text:p>70.4242</text:p>
          </table:table-cell>
          <table:table-cell table:style-name="ce18" office:value-type="float" office:value="75.1676" calcext:value-type="float">
            <text:p>75.1676</text:p>
          </table:table-cell>
          <table:table-cell table:style-name="ce18" office:value-type="float" office:value="6.31043" calcext:value-type="float">
            <text:p>6.31043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58.7383" calcext:value-type="float">
            <text:p>58.7383</text:p>
          </table:table-cell>
          <table:table-cell table:style-name="ce18" office:value-type="float" office:value="49.7134" calcext:value-type="float">
            <text:p>49.7134</text:p>
          </table:table-cell>
          <table:table-cell table:style-name="ce18" office:value-type="float" office:value="31.6588" calcext:value-type="float">
            <text:p>31.658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1" calcext:value-type="float">
            <text:p>7194.1</text:p>
          </table:table-cell>
          <table:table-cell table:style-name="ce18" office:value-type="float" office:value="76.7929" calcext:value-type="float">
            <text:p>76.792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6.7929" calcext:value-type="float">
            <text:p>76.7929</text:p>
          </table:table-cell>
          <table:table-cell table:style-name="ce18" office:value-type="float" office:value="86.2617" calcext:value-type="float">
            <text:p>86.2617</text:p>
          </table:table-cell>
          <table:table-cell table:style-name="ce18" office:value-type="float" office:value="10.9768" calcext:value-type="float">
            <text:p>10.9768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39.8947" calcext:value-type="float">
            <text:p>39.8947</text:p>
          </table:table-cell>
          <table:table-cell table:style-name="ce18" office:value-type="float" office:value="59.9286" calcext:value-type="float">
            <text:p>59.9286</text:p>
          </table:table-cell>
          <table:table-cell table:style-name="ce18" office:value-type="float" office:value="24.4022" calcext:value-type="float">
            <text:p>24.402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2.85" calcext:value-type="float">
            <text:p>7192.85</text:p>
          </table:table-cell>
          <table:table-cell table:style-name="ce18" office:value-type="float" office:value="75.4211" calcext:value-type="float">
            <text:p>75.421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5.4211" calcext:value-type="float">
            <text:p>75.4211</text:p>
          </table:table-cell>
          <table:table-cell table:style-name="ce18" office:value-type="float" office:value="79.4562" calcext:value-type="float">
            <text:p>79.4562</text:p>
          </table:table-cell>
          <table:table-cell table:style-name="ce18" office:value-type="float" office:value="5.0784" calcext:value-type="float">
            <text:p>5.078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8.5608" calcext:value-type="float">
            <text:p>38.5608</text:p>
          </table:table-cell>
          <table:table-cell table:style-name="ce18" office:value-type="float" office:value="65.8364" calcext:value-type="float">
            <text:p>65.8364</text:p>
          </table:table-cell>
          <table:table-cell table:style-name="ce18" office:value-type="float" office:value="36.3183" calcext:value-type="float">
            <text:p>36.318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07" calcext:value-type="float">
            <text:p>7197.07</text:p>
          </table:table-cell>
          <table:table-cell table:style-name="ce18" office:value-type="float" office:value="68.0789" calcext:value-type="float">
            <text:p>68.078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8.0789" calcext:value-type="float">
            <text:p>68.0789</text:p>
          </table:table-cell>
          <table:table-cell table:style-name="ce18" office:value-type="float" office:value="73.3552" calcext:value-type="float">
            <text:p>73.3552</text:p>
          </table:table-cell>
          <table:table-cell table:style-name="ce18" office:value-type="float" office:value="7.19281" calcext:value-type="float">
            <text:p>7.19281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36.5876" calcext:value-type="float">
            <text:p>36.5876</text:p>
          </table:table-cell>
          <table:table-cell table:style-name="ce18" office:value-type="float" office:value="69.6386" calcext:value-type="float">
            <text:p>69.6386</text:p>
          </table:table-cell>
          <table:table-cell table:style-name="ce18" office:value-type="float" office:value="40.8253" calcext:value-type="float">
            <text:p>40.825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14" calcext:value-type="float">
            <text:p>7194.14</text:p>
          </table:table-cell>
          <table:table-cell table:style-name="ce18" office:value-type="float" office:value="65.4009" calcext:value-type="float">
            <text:p>65.400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5.4009" calcext:value-type="float">
            <text:p>65.4009</text:p>
          </table:table-cell>
          <table:table-cell table:style-name="ce18" office:value-type="float" office:value="72.2358" calcext:value-type="float">
            <text:p>72.2358</text:p>
          </table:table-cell>
          <table:table-cell table:style-name="ce18" office:value-type="float" office:value="9.46193" calcext:value-type="float">
            <text:p>9.46193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51.6933" calcext:value-type="float">
            <text:p>51.6933</text:p>
          </table:table-cell>
          <table:table-cell table:style-name="ce18" office:value-type="float" office:value="81.7314" calcext:value-type="float">
            <text:p>81.7314</text:p>
          </table:table-cell>
          <table:table-cell table:style-name="ce18" office:value-type="float" office:value="51.357" calcext:value-type="float">
            <text:p>51.35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2.69" calcext:value-type="float">
            <text:p>7192.69</text:p>
          </table:table-cell>
          <table:table-cell table:style-name="ce18" office:value-type="float" office:value="82.0677" calcext:value-type="float">
            <text:p>82.067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2.0677" calcext:value-type="float">
            <text:p>82.0677</text:p>
          </table:table-cell>
          <table:table-cell table:style-name="ce18" office:value-type="float" office:value="93.8284" calcext:value-type="float">
            <text:p>93.8284</text:p>
          </table:table-cell>
          <table:table-cell table:style-name="ce18" office:value-type="float" office:value="12.5343" calcext:value-type="float">
            <text:p>12.534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77.9479" calcext:value-type="float">
            <text:p>77.9479</text:p>
          </table:table-cell>
          <table:table-cell table:style-name="ce18" office:value-type="float" office:value="19.4008" calcext:value-type="float">
            <text:p>19.4008</text:p>
          </table:table-cell>
          <table:table-cell table:style-name="ce18" office:value-type="float" office:value="23.1637" calcext:value-type="float">
            <text:p>23.163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9.39" calcext:value-type="float">
            <text:p>7199.39</text:p>
          </table:table-cell>
          <table:table-cell table:style-name="ce18" office:value-type="float" office:value="74.185" calcext:value-type="float">
            <text:p>74.18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4.185" calcext:value-type="float">
            <text:p>74.185</text:p>
          </table:table-cell>
          <table:table-cell table:style-name="ce18" office:value-type="float" office:value="84.0203" calcext:value-type="float">
            <text:p>84.0203</text:p>
          </table:table-cell>
          <table:table-cell table:style-name="ce18" office:value-type="float" office:value="11.7059" calcext:value-type="float">
            <text:p>11.7059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74.5825" calcext:value-type="float">
            <text:p>74.5825</text:p>
          </table:table-cell>
          <table:table-cell table:style-name="ce18" office:value-type="float" office:value="17.0468" calcext:value-type="float">
            <text:p>17.0468</text:p>
          </table:table-cell>
          <table:table-cell table:style-name="ce18" office:value-type="float" office:value="15.0087" calcext:value-type="float">
            <text:p>15.008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575.35" calcext:value-type="float">
            <text:p>1575.35</text:p>
          </table:table-cell>
          <table:table-cell table:style-name="ce18" office:value-type="float" office:value="76.6206" calcext:value-type="float">
            <text:p>76.6206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76.6206" calcext:value-type="float">
            <text:p>76.6206</text:p>
          </table:table-cell>
          <table:table-cell table:style-name="ce18" office:value-type="float" office:value="76.6282" calcext:value-type="float">
            <text:p>76.6282</text:p>
          </table:table-cell>
          <table:table-cell table:style-name="ce18" office:value-type="float" office:value="0.00991802" calcext:value-type="float">
            <text:p>0.00991802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76.7516" calcext:value-type="float">
            <text:p>76.7516</text:p>
          </table:table-cell>
          <table:table-cell table:style-name="ce18" office:value-type="float" office:value="32.4177" calcext:value-type="float">
            <text:p>32.4177</text:p>
          </table:table-cell>
          <table:table-cell table:style-name="ce18" office:value-type="float" office:value="36.8998" calcext:value-type="float">
            <text:p>36.899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57" calcext:value-type="float">
            <text:p>7196.57</text:p>
          </table:table-cell>
          <table:table-cell table:style-name="ce18" office:value-type="float" office:value="72.2695" calcext:value-type="float">
            <text:p>72.269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2.2695" calcext:value-type="float">
            <text:p>72.2695</text:p>
          </table:table-cell>
          <table:table-cell table:style-name="ce18" office:value-type="float" office:value="79.4439" calcext:value-type="float">
            <text:p>79.4439</text:p>
          </table:table-cell>
          <table:table-cell table:style-name="ce18" office:value-type="float" office:value="9.03078" calcext:value-type="float">
            <text:p>9.03078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88.03" calcext:value-type="float">
            <text:p>88.03</text:p>
          </table:table-cell>
          <table:table-cell table:style-name="ce18" office:value-type="float" office:value="17.007" calcext:value-type="float">
            <text:p>17.007</text:p>
          </table:table-cell>
          <table:table-cell table:style-name="ce18" office:value-type="float" office:value="24.4824" calcext:value-type="float">
            <text:p>24.482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198.8" calcext:value-type="float">
            <text:p>7198.8</text:p>
          </table:table-cell>
          <table:table-cell table:style-name="ce18" office:value-type="float" office:value="80.5545" calcext:value-type="float">
            <text:p>80.554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0.5545" calcext:value-type="float">
            <text:p>80.5545</text:p>
          </table:table-cell>
          <table:table-cell table:style-name="ce18" office:value-type="float" office:value="87.8213" calcext:value-type="float">
            <text:p>87.8213</text:p>
          </table:table-cell>
          <table:table-cell table:style-name="ce18" office:value-type="float" office:value="8.27453" calcext:value-type="float">
            <text:p>8.2745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8.6155" calcext:value-type="float">
            <text:p>68.6155</text:p>
          </table:table-cell>
          <table:table-cell table:style-name="ce18" office:value-type="float" office:value="11.3332" calcext:value-type="float">
            <text:p>11.3332</text:p>
          </table:table-cell>
          <table:table-cell table:style-name="ce18" office:value-type="float" office:value="22.4222" calcext:value-type="float">
            <text:p>22.422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4.55" calcext:value-type="float">
            <text:p>7194.55</text:p>
          </table:table-cell>
          <table:table-cell table:style-name="ce18" office:value-type="float" office:value="57.5265" calcext:value-type="float">
            <text:p>57.526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7.5265" calcext:value-type="float">
            <text:p>57.5265</text:p>
          </table:table-cell>
          <table:table-cell table:style-name="ce18" office:value-type="float" office:value="60.1213" calcext:value-type="float">
            <text:p>60.1213</text:p>
          </table:table-cell>
          <table:table-cell table:style-name="ce18" office:value-type="float" office:value="4.31594" calcext:value-type="float">
            <text:p>4.31594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9.9977" calcext:value-type="float">
            <text:p>89.9977</text:p>
          </table:table-cell>
          <table:table-cell table:style-name="ce18" office:value-type="float" office:value="37.7381" calcext:value-type="float">
            <text:p>37.7381</text:p>
          </table:table-cell>
          <table:table-cell table:style-name="ce18" office:value-type="float" office:value="45.9321" calcext:value-type="float">
            <text:p>45.932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3.04" calcext:value-type="float">
            <text:p>7193.04</text:p>
          </table:table-cell>
          <table:table-cell table:style-name="ce18" office:value-type="float" office:value="81.8037" calcext:value-type="float">
            <text:p>81.803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1.8037" calcext:value-type="float">
            <text:p>81.8037</text:p>
          </table:table-cell>
          <table:table-cell table:style-name="ce18" office:value-type="float" office:value="94.2424" calcext:value-type="float">
            <text:p>94.2424</text:p>
          </table:table-cell>
          <table:table-cell table:style-name="ce18" office:value-type="float" office:value="13.1986" calcext:value-type="float">
            <text:p>13.1986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69.9994" calcext:value-type="float">
            <text:p>69.9994</text:p>
          </table:table-cell>
          <table:table-cell table:style-name="ce18" office:value-type="float" office:value="45.5751" calcext:value-type="float">
            <text:p>45.5751</text:p>
          </table:table-cell>
          <table:table-cell table:style-name="ce18" office:value-type="float" office:value="34.0377" calcext:value-type="float">
            <text:p>34.037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5.51" calcext:value-type="float">
            <text:p>7195.51</text:p>
          </table:table-cell>
          <table:table-cell table:style-name="ce18" office:value-type="float" office:value="81.5367" calcext:value-type="float">
            <text:p>81.536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1.5367" calcext:value-type="float">
            <text:p>81.5367</text:p>
          </table:table-cell>
          <table:table-cell table:style-name="ce18" office:value-type="float" office:value="88.2834" calcext:value-type="float">
            <text:p>88.2834</text:p>
          </table:table-cell>
          <table:table-cell table:style-name="ce18" office:value-type="float" office:value="7.64209" calcext:value-type="float">
            <text:p>7.6420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79.8797" calcext:value-type="float">
            <text:p>79.8797</text:p>
          </table:table-cell>
          <table:table-cell table:style-name="ce18" office:value-type="float" office:value="38.6591" calcext:value-type="float">
            <text:p>38.6591</text:p>
          </table:table-cell>
          <table:table-cell table:style-name="ce18" office:value-type="float" office:value="57.3261" calcext:value-type="float">
            <text:p>57.326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3.17" calcext:value-type="float">
            <text:p>7193.17</text:p>
          </table:table-cell>
          <table:table-cell table:style-name="ce18" office:value-type="float" office:value="61.2127" calcext:value-type="float">
            <text:p>61.212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1.2127" calcext:value-type="float">
            <text:p>61.2127</text:p>
          </table:table-cell>
          <table:table-cell table:style-name="ce18" office:value-type="float" office:value="75.8951" calcext:value-type="float">
            <text:p>75.8951</text:p>
          </table:table-cell>
          <table:table-cell table:style-name="ce18" office:value-type="float" office:value="19.3456" calcext:value-type="float">
            <text:p>19.345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4.3664" calcext:value-type="float">
            <text:p>84.3664</text:p>
          </table:table-cell>
          <table:table-cell table:style-name="ce18" office:value-type="float" office:value="45.5225" calcext:value-type="float">
            <text:p>45.5225</text:p>
          </table:table-cell>
          <table:table-cell table:style-name="ce18" office:value-type="float" office:value="39.6416" calcext:value-type="float">
            <text:p>39.641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3.89" calcext:value-type="float">
            <text:p>7193.89</text:p>
          </table:table-cell>
          <table:table-cell table:style-name="ce18" office:value-type="float" office:value="90.2474" calcext:value-type="float">
            <text:p>90.2474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0.2474" calcext:value-type="float">
            <text:p>90.2474</text:p>
          </table:table-cell>
          <table:table-cell table:style-name="ce18" office:value-type="float" office:value="107.264" calcext:value-type="float">
            <text:p>107.264</text:p>
          </table:table-cell>
          <table:table-cell table:style-name="ce18" office:value-type="float" office:value="15.8642" calcext:value-type="float">
            <text:p>15.8642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6.3017" calcext:value-type="float">
            <text:p>66.3017</text:p>
          </table:table-cell>
          <table:table-cell table:style-name="ce18" office:value-type="float" office:value="73.0888" calcext:value-type="float">
            <text:p>73.0888</text:p>
          </table:table-cell>
          <table:table-cell table:style-name="ce18" office:value-type="float" office:value="48.7207" calcext:value-type="float">
            <text:p>48.720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3.61" calcext:value-type="float">
            <text:p>7193.61</text:p>
          </table:table-cell>
          <table:table-cell table:style-name="ce18" office:value-type="float" office:value="90.6698" calcext:value-type="float">
            <text:p>90.6698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0.6698" calcext:value-type="float">
            <text:p>90.6698</text:p>
          </table:table-cell>
          <table:table-cell table:style-name="ce18" office:value-type="float" office:value="97.5724" calcext:value-type="float">
            <text:p>97.5724</text:p>
          </table:table-cell>
          <table:table-cell table:style-name="ce18" office:value-type="float" office:value="7.07434" calcext:value-type="float">
            <text:p>7.0743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73.1685" calcext:value-type="float">
            <text:p>73.1685</text:p>
          </table:table-cell>
          <table:table-cell table:style-name="ce18" office:value-type="float" office:value="48.3408" calcext:value-type="float">
            <text:p>48.3408</text:p>
          </table:table-cell>
          <table:table-cell table:style-name="ce18" office:value-type="float" office:value="30.9604" calcext:value-type="float">
            <text:p>30.960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8" calcext:value-type="float">
            <text:p>7194.8</text:p>
          </table:table-cell>
          <table:table-cell table:style-name="ce18" office:value-type="float" office:value="90.5489" calcext:value-type="float">
            <text:p>90.548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0.5489" calcext:value-type="float">
            <text:p>90.5489</text:p>
          </table:table-cell>
          <table:table-cell table:style-name="ce18" office:value-type="float" office:value="100.065" calcext:value-type="float">
            <text:p>100.065</text:p>
          </table:table-cell>
          <table:table-cell table:style-name="ce18" office:value-type="float" office:value="9.50992" calcext:value-type="float">
            <text:p>9.5099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18" office:value-type="float" office:value="15" calcext:value-type="float">
            <text:p>15</text:p>
          </table:table-cell>
          <table:table-cell table:style-name="ce18" office:value-type="float" office:value="76.6253" calcext:value-type="float">
            <text:p>76.6253</text:p>
          </table:table-cell>
          <table:table-cell table:style-name="ce18" office:value-type="float" office:value="83.0623" calcext:value-type="float">
            <text:p>83.0623</text:p>
          </table:table-cell>
          <table:table-cell table:style-name="ce18" office:value-type="float" office:value="54.4675" calcext:value-type="float">
            <text:p>54.467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07" calcext:value-type="float">
            <text:p>7197.07</text:p>
          </table:table-cell>
          <table:table-cell table:style-name="ce18" office:value-type="float" office:value="105.22" calcext:value-type="float">
            <text:p>105.2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05.22" calcext:value-type="float">
            <text:p>105.22</text:p>
          </table:table-cell>
          <table:table-cell table:style-name="ce18" office:value-type="float" office:value="119.895" calcext:value-type="float">
            <text:p>119.895</text:p>
          </table:table-cell>
          <table:table-cell table:style-name="ce18" office:value-type="float" office:value="12.2399" calcext:value-type="float">
            <text:p>12.239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71.1637" calcext:value-type="float">
            <text:p>71.1637</text:p>
          </table:table-cell>
          <table:table-cell table:style-name="ce18" office:value-type="float" office:value="50.7022" calcext:value-type="float">
            <text:p>50.7022</text:p>
          </table:table-cell>
          <table:table-cell table:style-name="ce18" office:value-type="float" office:value="30.279" calcext:value-type="float">
            <text:p>30.27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7.12" calcext:value-type="float">
            <text:p>7197.12</text:p>
          </table:table-cell>
          <table:table-cell table:style-name="ce18" office:value-type="float" office:value="91.5869" calcext:value-type="float">
            <text:p>91.586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1.5869" calcext:value-type="float">
            <text:p>91.5869</text:p>
          </table:table-cell>
          <table:table-cell table:style-name="ce18" office:value-type="float" office:value="103.281" calcext:value-type="float">
            <text:p>103.281</text:p>
          </table:table-cell>
          <table:table-cell table:style-name="ce18" office:value-type="float" office:value="11.3226" calcext:value-type="float">
            <text:p>11.3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61.3986" calcext:value-type="float">
            <text:p>61.3986</text:p>
          </table:table-cell>
          <table:table-cell table:style-name="ce18" office:value-type="float" office:value="60.3229" calcext:value-type="float">
            <text:p>60.3229</text:p>
          </table:table-cell>
          <table:table-cell table:style-name="ce18" office:value-type="float" office:value="38.155" calcext:value-type="float">
            <text:p>38.15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9" calcext:value-type="float">
            <text:p>7194.9</text:p>
          </table:table-cell>
          <table:table-cell table:style-name="ce18" office:value-type="float" office:value="83.5665" calcext:value-type="float">
            <text:p>83.566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3.5665" calcext:value-type="float">
            <text:p>83.5665</text:p>
          </table:table-cell>
          <table:table-cell table:style-name="ce18" office:value-type="float" office:value="90.987" calcext:value-type="float">
            <text:p>90.987</text:p>
          </table:table-cell>
          <table:table-cell table:style-name="ce18" office:value-type="float" office:value="8.15556" calcext:value-type="float">
            <text:p>8.1555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3" table:style-name="ce18" office:value-type="float" office:value="15" calcext:value-type="float">
            <text:p>15</text:p>
          </table:table-cell>
          <table:table-cell table:style-name="ce18" office:value-type="float" office:value="86.8091" calcext:value-type="float">
            <text:p>86.8091</text:p>
          </table:table-cell>
          <table:table-cell table:style-name="ce18" office:value-type="float" office:value="57.9113" calcext:value-type="float">
            <text:p>57.9113</text:p>
          </table:table-cell>
          <table:table-cell table:style-name="ce18" office:value-type="float" office:value="53.3079" calcext:value-type="float">
            <text:p>53.307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6.38" calcext:value-type="float">
            <text:p>7196.38</text:p>
          </table:table-cell>
          <table:table-cell table:style-name="ce18" office:value-type="float" office:value="91.4124" calcext:value-type="float">
            <text:p>91.4124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1.4124" calcext:value-type="float">
            <text:p>91.4124</text:p>
          </table:table-cell>
          <table:table-cell table:style-name="ce18" office:value-type="float" office:value="107.627" calcext:value-type="float">
            <text:p>107.627</text:p>
          </table:table-cell>
          <table:table-cell table:style-name="ce18" office:value-type="float" office:value="15.0656" calcext:value-type="float">
            <text:p>15.0656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8.084" calcext:value-type="float">
            <text:p>108.084</text:p>
          </table:table-cell>
          <table:table-cell table:style-name="ce18" office:value-type="float" office:value="18.344" calcext:value-type="float">
            <text:p>18.344</text:p>
          </table:table-cell>
          <table:table-cell table:style-name="ce18" office:value-type="float" office:value="22.8758" calcext:value-type="float">
            <text:p>22.875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394.24" calcext:value-type="float">
            <text:p>6394.24</text:p>
          </table:table-cell>
          <table:table-cell table:style-name="ce18" office:value-type="float" office:value="103.552" calcext:value-type="float">
            <text:p>103.552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103.552" calcext:value-type="float">
            <text:p>103.552</text:p>
          </table:table-cell>
          <table:table-cell table:style-name="ce18" office:value-type="float" office:value="103.563" calcext:value-type="float">
            <text:p>103.563</text:p>
          </table:table-cell>
          <table:table-cell table:style-name="ce18" office:value-type="float" office:value="0.0106216" calcext:value-type="float">
            <text:p>0.0106216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98.1202" calcext:value-type="float">
            <text:p>98.1202</text:p>
          </table:table-cell>
          <table:table-cell table:style-name="ce18" office:value-type="float" office:value="19.2243" calcext:value-type="float">
            <text:p>19.2243</text:p>
          </table:table-cell>
          <table:table-cell table:style-name="ce18" office:value-type="float" office:value="41.4999" calcext:value-type="float">
            <text:p>41.499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6.79" calcext:value-type="float">
            <text:p>7196.79</text:p>
          </table:table-cell>
          <table:table-cell table:style-name="ce18" office:value-type="float" office:value="75.8446" calcext:value-type="float">
            <text:p>75.8446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5.8446" calcext:value-type="float">
            <text:p>75.8446</text:p>
          </table:table-cell>
          <table:table-cell table:style-name="ce18" office:value-type="float" office:value="79.9213" calcext:value-type="float">
            <text:p>79.9213</text:p>
          </table:table-cell>
          <table:table-cell table:style-name="ce18" office:value-type="float" office:value="5.10089" calcext:value-type="float">
            <text:p>5.10089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30.422" calcext:value-type="float">
            <text:p>130.422</text:p>
          </table:table-cell>
          <table:table-cell table:style-name="ce18" office:value-type="float" office:value="19.2158" calcext:value-type="float">
            <text:p>19.2158</text:p>
          </table:table-cell>
          <table:table-cell table:style-name="ce18" office:value-type="float" office:value="38.4324" calcext:value-type="float">
            <text:p>38.432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109.75" calcext:value-type="float">
            <text:p>2109.75</text:p>
          </table:table-cell>
          <table:table-cell table:style-name="ce18" office:value-type="float" office:value="111.205" calcext:value-type="float">
            <text:p>111.205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111.205" calcext:value-type="float">
            <text:p>111.205</text:p>
          </table:table-cell>
          <table:table-cell table:style-name="ce18" office:value-type="float" office:value="111.216" calcext:value-type="float">
            <text:p>111.216</text:p>
          </table:table-cell>
          <table:table-cell table:style-name="ce18" office:value-type="float" office:value="0.00989066" calcext:value-type="float">
            <text:p>0.00989066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0.407" calcext:value-type="float">
            <text:p>100.407</text:p>
          </table:table-cell>
          <table:table-cell table:style-name="ce18" office:value-type="float" office:value="18.1824" calcext:value-type="float">
            <text:p>18.1824</text:p>
          </table:table-cell>
          <table:table-cell table:style-name="ce18" office:value-type="float" office:value="38.7205" calcext:value-type="float">
            <text:p>38.720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59" calcext:value-type="float">
            <text:p>7196.59</text:p>
          </table:table-cell>
          <table:table-cell table:style-name="ce18" office:value-type="float" office:value="79.8688" calcext:value-type="float">
            <text:p>79.8688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9.8688" calcext:value-type="float">
            <text:p>79.8688</text:p>
          </table:table-cell>
          <table:table-cell table:style-name="ce18" office:value-type="float" office:value="85.6687" calcext:value-type="float">
            <text:p>85.6687</text:p>
          </table:table-cell>
          <table:table-cell table:style-name="ce18" office:value-type="float" office:value="6.77015" calcext:value-type="float">
            <text:p>6.7701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80.5784" calcext:value-type="float">
            <text:p>80.5784</text:p>
          </table:table-cell>
          <table:table-cell table:style-name="ce18" office:value-type="float" office:value="18.1445" calcext:value-type="float">
            <text:p>18.1445</text:p>
          </table:table-cell>
          <table:table-cell table:style-name="ce18" office:value-type="float" office:value="41.9778" calcext:value-type="float">
            <text:p>41.977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7" calcext:value-type="float">
            <text:p>7196.7</text:p>
          </table:table-cell>
          <table:table-cell table:style-name="ce18" office:value-type="float" office:value="56.7452" calcext:value-type="float">
            <text:p>56.745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6.7452" calcext:value-type="float">
            <text:p>56.7452</text:p>
          </table:table-cell>
          <table:table-cell table:style-name="ce18" office:value-type="float" office:value="71.0233" calcext:value-type="float">
            <text:p>71.0233</text:p>
          </table:table-cell>
          <table:table-cell table:style-name="ce18" office:value-type="float" office:value="20.1034" calcext:value-type="float">
            <text:p>20.1034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6.6816" calcext:value-type="float">
            <text:p>96.6816</text:p>
          </table:table-cell>
          <table:table-cell table:style-name="ce18" office:value-type="float" office:value="43.22" calcext:value-type="float">
            <text:p>43.22</text:p>
          </table:table-cell>
          <table:table-cell table:style-name="ce18" office:value-type="float" office:value="25.6308" calcext:value-type="float">
            <text:p>25.630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7.39" calcext:value-type="float">
            <text:p>7197.39</text:p>
          </table:table-cell>
          <table:table-cell table:style-name="ce18" office:value-type="float" office:value="114.271" calcext:value-type="float">
            <text:p>114.27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14.271" calcext:value-type="float">
            <text:p>114.271</text:p>
          </table:table-cell>
          <table:table-cell table:style-name="ce18" office:value-type="float" office:value="121.277" calcext:value-type="float">
            <text:p>121.277</text:p>
          </table:table-cell>
          <table:table-cell table:style-name="ce18" office:value-type="float" office:value="5.77686" calcext:value-type="float">
            <text:p>5.77686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87.6824" calcext:value-type="float">
            <text:p>87.6824</text:p>
          </table:table-cell>
          <table:table-cell table:style-name="ce18" office:value-type="float" office:value="36.9099" calcext:value-type="float">
            <text:p>36.9099</text:p>
          </table:table-cell>
          <table:table-cell table:style-name="ce18" office:value-type="float" office:value="36.3957" calcext:value-type="float">
            <text:p>36.395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78" calcext:value-type="float">
            <text:p>7194.78</text:p>
          </table:table-cell>
          <table:table-cell table:style-name="ce18" office:value-type="float" office:value="88.1965" calcext:value-type="float">
            <text:p>88.196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8.1965" calcext:value-type="float">
            <text:p>88.1965</text:p>
          </table:table-cell>
          <table:table-cell table:style-name="ce18" office:value-type="float" office:value="104.569" calcext:value-type="float">
            <text:p>104.569</text:p>
          </table:table-cell>
          <table:table-cell table:style-name="ce18" office:value-type="float" office:value="15.6571" calcext:value-type="float">
            <text:p>15.6571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4.298" calcext:value-type="float">
            <text:p>104.298</text:p>
          </table:table-cell>
          <table:table-cell table:style-name="ce18" office:value-type="float" office:value="38.4069" calcext:value-type="float">
            <text:p>38.4069</text:p>
          </table:table-cell>
          <table:table-cell table:style-name="ce18" office:value-type="float" office:value="46.7101" calcext:value-type="float">
            <text:p>46.710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7.53" calcext:value-type="float">
            <text:p>7197.53</text:p>
          </table:table-cell>
          <table:table-cell table:style-name="ce18" office:value-type="float" office:value="95.9944" calcext:value-type="float">
            <text:p>95.9944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5.9944" calcext:value-type="float">
            <text:p>95.9944</text:p>
          </table:table-cell>
          <table:table-cell table:style-name="ce18" office:value-type="float" office:value="114.994" calcext:value-type="float">
            <text:p>114.994</text:p>
          </table:table-cell>
          <table:table-cell table:style-name="ce18" office:value-type="float" office:value="16.5223" calcext:value-type="float">
            <text:p>16.5223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96.8683" calcext:value-type="float">
            <text:p>96.8683</text:p>
          </table:table-cell>
          <table:table-cell table:style-name="ce18" office:value-type="float" office:value="72.9371" calcext:value-type="float">
            <text:p>72.9371</text:p>
          </table:table-cell>
          <table:table-cell table:style-name="ce18" office:value-type="float" office:value="71.7642" calcext:value-type="float">
            <text:p>71.764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8.65" calcext:value-type="float">
            <text:p>7198.65</text:p>
          </table:table-cell>
          <table:table-cell table:style-name="ce18" office:value-type="float" office:value="98.0412" calcext:value-type="float">
            <text:p>98.041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8.0412" calcext:value-type="float">
            <text:p>98.0412</text:p>
          </table:table-cell>
          <table:table-cell table:style-name="ce18" office:value-type="float" office:value="120.126" calcext:value-type="float">
            <text:p>120.126</text:p>
          </table:table-cell>
          <table:table-cell table:style-name="ce18" office:value-type="float" office:value="18.3847" calcext:value-type="float">
            <text:p>18.3847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113.532" calcext:value-type="float">
            <text:p>113.532</text:p>
          </table:table-cell>
          <table:table-cell table:style-name="ce18" office:value-type="float" office:value="41.44" calcext:value-type="float">
            <text:p>41.44</text:p>
          </table:table-cell>
          <table:table-cell table:style-name="ce18" office:value-type="float" office:value="54.2907" calcext:value-type="float">
            <text:p>54.290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52" calcext:value-type="float">
            <text:p>7196.52</text:p>
          </table:table-cell>
          <table:table-cell table:style-name="ce18" office:value-type="float" office:value="100.682" calcext:value-type="float">
            <text:p>100.68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00.682" calcext:value-type="float">
            <text:p>100.682</text:p>
          </table:table-cell>
          <table:table-cell table:style-name="ce18" office:value-type="float" office:value="114.223" calcext:value-type="float">
            <text:p>114.223</text:p>
          </table:table-cell>
          <table:table-cell table:style-name="ce18" office:value-type="float" office:value="11.8549" calcext:value-type="float">
            <text:p>11.8549</text:p>
          </table:table-cell>
        </table:table-row>
        <table:table-row table:style-name="ro1" table:number-rows-repeated="24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51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Time" table:style-name="ta3">
        <office:forms form:automatic-focus="false" form:apply-design-mode="false"/>
        <table:table-column table:style-name="co11" table:default-cell-style-name="ce6"/>
        <table:table-column table:style-name="co12" table:number-columns-repeated="4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number-columns-repeated="3" table:default-cell-style-name="ce6"/>
        <table:table-column table:style-name="co9" table:number-columns-repeated="2" table:default-cell-style-name="ce6"/>
        <table:table-row table:style-name="ro1">
          <table:table-cell table:style-name="ce20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.276139" calcext:value-type="float">
            <text:p>0.276139</text:p>
          </table:table-cell>
          <table:table-cell table:style-name="Default" office:value-type="float" office:value="1.86626" calcext:value-type="float">
            <text:p>1.86626</text:p>
          </table:table-cell>
          <table:table-cell table:style-name="Default" office:value-type="float" office:value="1.18555" calcext:value-type="float">
            <text:p>1.18555</text:p>
          </table:table-cell>
          <table:table-cell table:style-name="Default" office:value-type="float" office:value="0.562506" calcext:value-type="float">
            <text:p>0.562506</text:p>
          </table:table-cell>
          <table:table-cell table:style-name="Default" office:value-type="float" office:value="-7.75768E-015" calcext:value-type="float">
            <text:p>-7.75768E-15</text:p>
          </table:table-cell>
          <table:table-cell table:style-name="Default" office:value-type="float" office:value="20.4081" calcext:value-type="float">
            <text:p>20.4081</text:p>
          </table:table-cell>
          <table:table-cell table:style-name="Default" office:value-type="float" office:value="24.2985" calcext:value-type="float">
            <text:p>24.2985</text:p>
          </table:table-cell>
          <table:table-cell table:style-name="Default" office:value-type="float" office:value="1.13644" calcext:value-type="float">
            <text:p>1.13644</text:p>
          </table:table-cell>
          <table:table-cell table:style-name="Default" office:value-type="float" office:value="7.68053" calcext:value-type="float">
            <text:p>7.68053</text:p>
          </table:table-cell>
          <table:table-cell table:style-name="Default" office:value-type="float" office:value="4.87912" calcext:value-type="float">
            <text:p>4.87912</text:p>
          </table:table-cell>
          <table:table-cell table:style-name="Default" office:value-type="float" office:value="2.31498" calcext:value-type="float">
            <text:p>2.31498</text:p>
          </table:table-cell>
          <table:table-cell table:style-name="Default" office:value-type="float" office:value="-0.0000000000000319265" calcext:value-type="float">
            <text:p>-3.19265E-14</text:p>
          </table:table-cell>
          <table:table-cell table:style-name="Default" office:value-type="float" office:value="83.9889" calcext:value-type="float">
            <text:p>83.9889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2464" calcext:value-type="float">
            <text:p>2.62464</text:p>
          </table:table-cell>
          <table:table-cell table:style-name="Default" office:value-type="float" office:value="0.919919" calcext:value-type="float">
            <text:p>0.919919</text:p>
          </table:table-cell>
          <table:table-cell table:style-name="Default" office:value-type="float" office:value="0.548626" calcext:value-type="float">
            <text:p>0.548626</text:p>
          </table:table-cell>
          <table:table-cell table:style-name="Default" office:value-type="float" office:value="-0.0000000000000102002" calcext:value-type="float">
            <text:p>-1.02002E-14</text:p>
          </table:table-cell>
          <table:table-cell table:style-name="Default" office:value-type="float" office:value="19.9542" calcext:value-type="float">
            <text:p>19.9542</text:p>
          </table:table-cell>
          <table:table-cell table:style-name="Default" office:value-type="float" office:value="24.0474" calcext:value-type="float">
            <text:p>24.04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144" calcext:value-type="float">
            <text:p>10.9144</text:p>
          </table:table-cell>
          <table:table-cell table:style-name="Default" office:value-type="float" office:value="3.82544" calcext:value-type="float">
            <text:p>3.82544</text:p>
          </table:table-cell>
          <table:table-cell table:style-name="Default" office:value-type="float" office:value="2.28144" calcext:value-type="float">
            <text:p>2.28144</text:p>
          </table:table-cell>
          <table:table-cell table:style-name="Default" office:value-type="float" office:value="-0.000000000000042417" calcext:value-type="float">
            <text:p>-4.2417E-14</text:p>
          </table:table-cell>
          <table:table-cell table:style-name="Default" office:value-type="float" office:value="82.9787" calcext:value-type="float">
            <text:p>82.9787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0977" calcext:value-type="float">
            <text:p>0.170977</text:p>
          </table:table-cell>
          <table:table-cell table:style-name="Default" office:value-type="float" office:value="2.2363" calcext:value-type="float">
            <text:p>2.2363</text:p>
          </table:table-cell>
          <table:table-cell table:style-name="Default" office:value-type="float" office:value="0.7753" calcext:value-type="float">
            <text:p>0.7753</text:p>
          </table:table-cell>
          <table:table-cell table:style-name="Default" office:value-type="float" office:value="0.517176" calcext:value-type="float">
            <text:p>0.517176</text:p>
          </table:table-cell>
          <table:table-cell table:style-name="Default" office:value-type="float" office:value="-7.89646E-015" calcext:value-type="float">
            <text:p>-7.89646E-15</text:p>
          </table:table-cell>
          <table:table-cell table:style-name="Default" office:value-type="float" office:value="16.805" calcext:value-type="float">
            <text:p>16.805</text:p>
          </table:table-cell>
          <table:table-cell table:style-name="Default" office:value-type="float" office:value="20.5048" calcext:value-type="float">
            <text:p>20.5048</text:p>
          </table:table-cell>
          <table:table-cell table:style-name="Default" office:value-type="float" office:value="0.833838" calcext:value-type="float">
            <text:p>0.833838</text:p>
          </table:table-cell>
          <table:table-cell table:style-name="Default" office:value-type="float" office:value="10.9062" calcext:value-type="float">
            <text:p>10.9062</text:p>
          </table:table-cell>
          <table:table-cell table:style-name="Default" office:value-type="float" office:value="3.78107" calcext:value-type="float">
            <text:p>3.78107</text:p>
          </table:table-cell>
          <table:table-cell table:style-name="Default" office:value-type="float" office:value="2.52222" calcext:value-type="float">
            <text:p>2.52222</text:p>
          </table:table-cell>
          <table:table-cell table:style-name="Default" office:value-type="float" office:value="-0.0000000000000385103" calcext:value-type="float">
            <text:p>-3.85103E-14</text:p>
          </table:table-cell>
          <table:table-cell table:style-name="Default" office:value-type="float" office:value="81.9567" calcext:value-type="float">
            <text:p>81.9567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0.672713" calcext:value-type="float">
            <text:p>0.672713</text:p>
          </table:table-cell>
          <table:table-cell table:style-name="Default" office:value-type="float" office:value="2.69455" calcext:value-type="float">
            <text:p>2.69455</text:p>
          </table:table-cell>
          <table:table-cell table:style-name="Default" office:value-type="float" office:value="0.761457" calcext:value-type="float">
            <text:p>0.761457</text:p>
          </table:table-cell>
          <table:table-cell table:style-name="Default" office:value-type="float" office:value="0.600805" calcext:value-type="float">
            <text:p>0.600805</text:p>
          </table:table-cell>
          <table:table-cell table:style-name="Default" office:value-type="float" office:value="15.25" calcext:value-type="float">
            <text:p>15.25</text:p>
          </table:table-cell>
          <table:table-cell table:style-name="Default" office:value-type="float" office:value="5.05026" calcext:value-type="float">
            <text:p>5.05026</text:p>
          </table:table-cell>
          <table:table-cell table:style-name="Default" office:value-type="float" office:value="25.0298" calcext:value-type="float">
            <text:p>25.0298</text:p>
          </table:table-cell>
          <table:table-cell table:style-name="Default" office:value-type="float" office:value="2.68765" calcext:value-type="float">
            <text:p>2.68765</text:p>
          </table:table-cell>
          <table:table-cell table:style-name="Default" office:value-type="float" office:value="10.7654" calcext:value-type="float">
            <text:p>10.7654</text:p>
          </table:table-cell>
          <table:table-cell table:style-name="Default" office:value-type="float" office:value="3.04221" calcext:value-type="float">
            <text:p>3.04221</text:p>
          </table:table-cell>
          <table:table-cell table:style-name="Default" office:value-type="float" office:value="2.40036" calcext:value-type="float">
            <text:p>2.40036</text:p>
          </table:table-cell>
          <table:table-cell table:style-name="Default" office:value-type="float" office:value="60.9274" calcext:value-type="float">
            <text:p>60.9274</text:p>
          </table:table-cell>
          <table:table-cell table:style-name="Default" office:value-type="float" office:value="20.177" calcext:value-type="float">
            <text:p>20.177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.245452" calcext:value-type="float">
            <text:p>0.245452</text:p>
          </table:table-cell>
          <table:table-cell table:style-name="Default" office:value-type="float" office:value="2.1525" calcext:value-type="float">
            <text:p>2.1525</text:p>
          </table:table-cell>
          <table:table-cell table:style-name="Default" office:value-type="float" office:value="0.825126" calcext:value-type="float">
            <text:p>0.825126</text:p>
          </table:table-cell>
          <table:table-cell table:style-name="Default" office:value-type="float" office:value="0.249128" calcext:value-type="float">
            <text:p>0.249128</text:p>
          </table:table-cell>
          <table:table-cell table:style-name="Default" office:value-type="float" office:value="8.63026" calcext:value-type="float">
            <text:p>8.63026</text:p>
          </table:table-cell>
          <table:table-cell table:style-name="Default" office:value-type="float" office:value="10.6402" calcext:value-type="float">
            <text:p>10.6402</text:p>
          </table:table-cell>
          <table:table-cell table:style-name="Default" office:value-type="float" office:value="22.7427" calcext:value-type="float">
            <text:p>22.7427</text:p>
          </table:table-cell>
          <table:table-cell table:style-name="Default" office:value-type="float" office:value="1.07926" calcext:value-type="float">
            <text:p>1.07926</text:p>
          </table:table-cell>
          <table:table-cell table:style-name="Default" office:value-type="float" office:value="9.4646" calcext:value-type="float">
            <text:p>9.4646</text:p>
          </table:table-cell>
          <table:table-cell table:style-name="Default" office:value-type="float" office:value="3.62809" calcext:value-type="float">
            <text:p>3.62809</text:p>
          </table:table-cell>
          <table:table-cell table:style-name="Default" office:value-type="float" office:value="1.09542" calcext:value-type="float">
            <text:p>1.09542</text:p>
          </table:table-cell>
          <table:table-cell table:style-name="Default" office:value-type="float" office:value="37.9474" calcext:value-type="float">
            <text:p>37.9474</text:p>
          </table:table-cell>
          <table:table-cell table:style-name="Default" office:value-type="float" office:value="46.7852" calcext:value-type="float">
            <text:p>46.785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.408741" calcext:value-type="float">
            <text:p>0.408741</text:p>
          </table:table-cell>
          <table:table-cell table:style-name="Default" office:value-type="float" office:value="3.16174" calcext:value-type="float">
            <text:p>3.16174</text:p>
          </table:table-cell>
          <table:table-cell table:style-name="Default" office:value-type="float" office:value="1.86799" calcext:value-type="float">
            <text:p>1.86799</text:p>
          </table:table-cell>
          <table:table-cell table:style-name="Default" office:value-type="float" office:value="0.661845" calcext:value-type="float">
            <text:p>0.661845</text:p>
          </table:table-cell>
          <table:table-cell table:style-name="Default" office:value-type="float" office:value="11.9762" calcext:value-type="float">
            <text:p>11.9762</text:p>
          </table:table-cell>
          <table:table-cell table:style-name="Default" office:value-type="float" office:value="3.79417" calcext:value-type="float">
            <text:p>3.79417</text:p>
          </table:table-cell>
          <table:table-cell table:style-name="Default" office:value-type="float" office:value="21.8707" calcext:value-type="float">
            <text:p>21.8707</text:p>
          </table:table-cell>
          <table:table-cell table:style-name="Default" office:value-type="float" office:value="1.8689" calcext:value-type="float">
            <text:p>1.8689</text:p>
          </table:table-cell>
          <table:table-cell table:style-name="Default" office:value-type="float" office:value="14.4565" calcext:value-type="float">
            <text:p>14.4565</text:p>
          </table:table-cell>
          <table:table-cell table:style-name="Default" office:value-type="float" office:value="8.54109" calcext:value-type="float">
            <text:p>8.54109</text:p>
          </table:table-cell>
          <table:table-cell table:style-name="Default" office:value-type="float" office:value="3.02618" calcext:value-type="float">
            <text:p>3.02618</text:p>
          </table:table-cell>
          <table:table-cell table:style-name="Default" office:value-type="float" office:value="54.7591" calcext:value-type="float">
            <text:p>54.7591</text:p>
          </table:table-cell>
          <table:table-cell table:style-name="Default" office:value-type="float" office:value="17.3482" calcext:value-type="float">
            <text:p>17.3482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1.62155" calcext:value-type="float">
            <text:p>1.62155</text:p>
          </table:table-cell>
          <table:table-cell table:style-name="Default" office:value-type="float" office:value="2.68701" calcext:value-type="float">
            <text:p>2.68701</text:p>
          </table:table-cell>
          <table:table-cell table:style-name="Default" office:value-type="float" office:value="1.10623" calcext:value-type="float">
            <text:p>1.10623</text:p>
          </table:table-cell>
          <table:table-cell table:style-name="Default" office:value-type="float" office:value="0.674249" calcext:value-type="float">
            <text:p>0.674249</text:p>
          </table:table-cell>
          <table:table-cell table:style-name="Default" office:value-type="float" office:value="5.18877" calcext:value-type="float">
            <text:p>5.18877</text:p>
          </table:table-cell>
          <table:table-cell table:style-name="Default" office:value-type="float" office:value="3.96645" calcext:value-type="float">
            <text:p>3.96645</text:p>
          </table:table-cell>
          <table:table-cell table:style-name="Default" office:value-type="float" office:value="15.2443" calcext:value-type="float">
            <text:p>15.2443</text:p>
          </table:table-cell>
          <table:table-cell table:style-name="Default" office:value-type="float" office:value="10.6371" calcext:value-type="float">
            <text:p>10.6371</text:p>
          </table:table-cell>
          <table:table-cell table:style-name="Default" office:value-type="float" office:value="17.6264" calcext:value-type="float">
            <text:p>17.6264</text:p>
          </table:table-cell>
          <table:table-cell table:style-name="Default" office:value-type="float" office:value="7.25671" calcext:value-type="float">
            <text:p>7.25671</text:p>
          </table:table-cell>
          <table:table-cell table:style-name="Default" office:value-type="float" office:value="4.42297" calcext:value-type="float">
            <text:p>4.42297</text:p>
          </table:table-cell>
          <table:table-cell table:style-name="Default" office:value-type="float" office:value="34.0375" calcext:value-type="float">
            <text:p>34.0375</text:p>
          </table:table-cell>
          <table:table-cell table:style-name="Default" office:value-type="float" office:value="26.0193" calcext:value-type="float">
            <text:p>26.0193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1.07834" calcext:value-type="float">
            <text:p>1.07834</text:p>
          </table:table-cell>
          <table:table-cell table:style-name="Default" office:value-type="float" office:value="3.30157" calcext:value-type="float">
            <text:p>3.30157</text:p>
          </table:table-cell>
          <table:table-cell table:style-name="Default" office:value-type="float" office:value="1.34835" calcext:value-type="float">
            <text:p>1.34835</text:p>
          </table:table-cell>
          <table:table-cell table:style-name="Default" office:value-type="float" office:value="0.400809" calcext:value-type="float">
            <text:p>0.400809</text:p>
          </table:table-cell>
          <table:table-cell table:style-name="Default" office:value-type="float" office:value="10.8613" calcext:value-type="float">
            <text:p>10.8613</text:p>
          </table:table-cell>
          <table:table-cell table:style-name="Default" office:value-type="float" office:value="3.11668" calcext:value-type="float">
            <text:p>3.11668</text:p>
          </table:table-cell>
          <table:table-cell table:style-name="Default" office:value-type="float" office:value="20.1071" calcext:value-type="float">
            <text:p>20.1071</text:p>
          </table:table-cell>
          <table:table-cell table:style-name="Default" office:value-type="float" office:value="5.363" calcext:value-type="float">
            <text:p>5.363</text:p>
          </table:table-cell>
          <table:table-cell table:style-name="Default" office:value-type="float" office:value="16.4199" calcext:value-type="float">
            <text:p>16.4199</text:p>
          </table:table-cell>
          <table:table-cell table:style-name="Default" office:value-type="float" office:value="6.70584" calcext:value-type="float">
            <text:p>6.70584</text:p>
          </table:table-cell>
          <table:table-cell table:style-name="Default" office:value-type="float" office:value="1.99337" calcext:value-type="float">
            <text:p>1.99337</text:p>
          </table:table-cell>
          <table:table-cell table:style-name="Default" office:value-type="float" office:value="54.0175" calcext:value-type="float">
            <text:p>54.0175</text:p>
          </table:table-cell>
          <table:table-cell table:style-name="Default" office:value-type="float" office:value="15.5004" calcext:value-type="float">
            <text:p>15.5004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169192" calcext:value-type="float">
            <text:p>0.169192</text:p>
          </table:table-cell>
          <table:table-cell table:style-name="Default" office:value-type="float" office:value="3.13527" calcext:value-type="float">
            <text:p>3.13527</text:p>
          </table:table-cell>
          <table:table-cell table:style-name="Default" office:value-type="float" office:value="2.28935" calcext:value-type="float">
            <text:p>2.28935</text:p>
          </table:table-cell>
          <table:table-cell table:style-name="Default" office:value-type="float" office:value="0.485682" calcext:value-type="float">
            <text:p>0.485682</text:p>
          </table:table-cell>
          <table:table-cell table:style-name="Default" office:value-type="float" office:value="11.8394" calcext:value-type="float">
            <text:p>11.8394</text:p>
          </table:table-cell>
          <table:table-cell table:style-name="Default" office:value-type="float" office:value="4.92422" calcext:value-type="float">
            <text:p>4.92422</text:p>
          </table:table-cell>
          <table:table-cell table:style-name="Default" office:value-type="float" office:value="22.8432" calcext:value-type="float">
            <text:p>22.8432</text:p>
          </table:table-cell>
          <table:table-cell table:style-name="Default" office:value-type="float" office:value="0.740668" calcext:value-type="float">
            <text:p>0.740668</text:p>
          </table:table-cell>
          <table:table-cell table:style-name="Default" office:value-type="float" office:value="13.7252" calcext:value-type="float">
            <text:p>13.7252</text:p>
          </table:table-cell>
          <table:table-cell table:style-name="Default" office:value-type="float" office:value="10.022" calcext:value-type="float">
            <text:p>10.022</text:p>
          </table:table-cell>
          <table:table-cell table:style-name="Default" office:value-type="float" office:value="2.12616" calcext:value-type="float">
            <text:p>2.12616</text:p>
          </table:table-cell>
          <table:table-cell table:style-name="Default" office:value-type="float" office:value="51.8293" calcext:value-type="float">
            <text:p>51.8293</text:p>
          </table:table-cell>
          <table:table-cell table:style-name="Default" office:value-type="float" office:value="21.5567" calcext:value-type="float">
            <text:p>21.5567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1.36168" calcext:value-type="float">
            <text:p>1.36168</text:p>
          </table:table-cell>
          <table:table-cell table:style-name="Default" office:value-type="float" office:value="2.67444" calcext:value-type="float">
            <text:p>2.67444</text:p>
          </table:table-cell>
          <table:table-cell table:style-name="Default" office:value-type="float" office:value="1.64086" calcext:value-type="float">
            <text:p>1.64086</text:p>
          </table:table-cell>
          <table:table-cell table:style-name="Default" office:value-type="float" office:value="1.01674" calcext:value-type="float">
            <text:p>1.01674</text:p>
          </table:table-cell>
          <table:table-cell table:style-name="Default" office:value-type="float" office:value="4.40081" calcext:value-type="float">
            <text:p>4.40081</text:p>
          </table:table-cell>
          <table:table-cell table:style-name="Default" office:value-type="float" office:value="5.72041" calcext:value-type="float">
            <text:p>5.72041</text:p>
          </table:table-cell>
          <table:table-cell table:style-name="Default" office:value-type="float" office:value="16.815" calcext:value-type="float">
            <text:p>16.815</text:p>
          </table:table-cell>
          <table:table-cell table:style-name="Default" office:value-type="float" office:value="8.09806" calcext:value-type="float">
            <text:p>8.09806</text:p>
          </table:table-cell>
          <table:table-cell table:style-name="Default" office:value-type="float" office:value="15.9052" calcext:value-type="float">
            <text:p>15.9052</text:p>
          </table:table-cell>
          <table:table-cell table:style-name="Default" office:value-type="float" office:value="9.75835" calcext:value-type="float">
            <text:p>9.75835</text:p>
          </table:table-cell>
          <table:table-cell table:style-name="Default" office:value-type="float" office:value="6.04664" calcext:value-type="float">
            <text:p>6.04664</text:p>
          </table:table-cell>
          <table:table-cell table:style-name="Default" office:value-type="float" office:value="26.172" calcext:value-type="float">
            <text:p>26.172</text:p>
          </table:table-cell>
          <table:table-cell table:style-name="Default" office:value-type="float" office:value="34.0198" calcext:value-type="float">
            <text:p>34.0198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1.59751" calcext:value-type="float">
            <text:p>1.59751</text:p>
          </table:table-cell>
          <table:table-cell table:style-name="Default" office:value-type="float" office:value="3.1825" calcext:value-type="float">
            <text:p>3.1825</text:p>
          </table:table-cell>
          <table:table-cell table:style-name="Default" office:value-type="float" office:value="1.19617" calcext:value-type="float">
            <text:p>1.19617</text:p>
          </table:table-cell>
          <table:table-cell table:style-name="Default" office:value-type="float" office:value="0.66279" calcext:value-type="float">
            <text:p>0.66279</text:p>
          </table:table-cell>
          <table:table-cell table:style-name="Default" office:value-type="float" office:value="3.53456" calcext:value-type="float">
            <text:p>3.53456</text:p>
          </table:table-cell>
          <table:table-cell table:style-name="Default" office:value-type="float" office:value="10.4531" calcext:value-type="float">
            <text:p>10.4531</text:p>
          </table:table-cell>
          <table:table-cell table:style-name="Default" office:value-type="float" office:value="20.6266" calcext:value-type="float">
            <text:p>20.6266</text:p>
          </table:table-cell>
          <table:table-cell table:style-name="Default" office:value-type="float" office:value="7.74492" calcext:value-type="float">
            <text:p>7.74492</text:p>
          </table:table-cell>
          <table:table-cell table:style-name="Default" office:value-type="float" office:value="15.4291" calcext:value-type="float">
            <text:p>15.4291</text:p>
          </table:table-cell>
          <table:table-cell table:style-name="Default" office:value-type="float" office:value="5.79915" calcext:value-type="float">
            <text:p>5.79915</text:p>
          </table:table-cell>
          <table:table-cell table:style-name="Default" office:value-type="float" office:value="3.21328" calcext:value-type="float">
            <text:p>3.21328</text:p>
          </table:table-cell>
          <table:table-cell table:style-name="Default" office:value-type="float" office:value="17.1359" calcext:value-type="float">
            <text:p>17.1359</text:p>
          </table:table-cell>
          <table:table-cell table:style-name="Default" office:value-type="float" office:value="50.6776" calcext:value-type="float">
            <text:p>50.6776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.350223" calcext:value-type="float">
            <text:p>0.350223</text:p>
          </table:table-cell>
          <table:table-cell table:style-name="Default" office:value-type="float" office:value="3.53015" calcext:value-type="float">
            <text:p>3.53015</text:p>
          </table:table-cell>
          <table:table-cell table:style-name="Default" office:value-type="float" office:value="1.63714" calcext:value-type="float">
            <text:p>1.63714</text:p>
          </table:table-cell>
          <table:table-cell table:style-name="Default" office:value-type="float" office:value="0.263708" calcext:value-type="float">
            <text:p>0.263708</text:p>
          </table:table-cell>
          <table:table-cell table:style-name="Default" office:value-type="float" office:value="10.5277" calcext:value-type="float">
            <text:p>10.5277</text:p>
          </table:table-cell>
          <table:table-cell table:style-name="Default" office:value-type="float" office:value="3.33714" calcext:value-type="float">
            <text:p>3.33714</text:p>
          </table:table-cell>
          <table:table-cell table:style-name="Default" office:value-type="float" office:value="19.646" calcext:value-type="float">
            <text:p>19.646</text:p>
          </table:table-cell>
          <table:table-cell table:style-name="Default" office:value-type="float" office:value="1.78267" calcext:value-type="float">
            <text:p>1.78267</text:p>
          </table:table-cell>
          <table:table-cell table:style-name="Default" office:value-type="float" office:value="17.9688" calcext:value-type="float">
            <text:p>17.9688</text:p>
          </table:table-cell>
          <table:table-cell table:style-name="Default" office:value-type="float" office:value="8.3332" calcext:value-type="float">
            <text:p>8.3332</text:p>
          </table:table-cell>
          <table:table-cell table:style-name="Default" office:value-type="float" office:value="1.3423" calcext:value-type="float">
            <text:p>1.3423</text:p>
          </table:table-cell>
          <table:table-cell table:style-name="Default" office:value-type="float" office:value="53.5867" calcext:value-type="float">
            <text:p>53.5867</text:p>
          </table:table-cell>
          <table:table-cell table:style-name="Default" office:value-type="float" office:value="16.9864" calcext:value-type="float">
            <text:p>16.986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1.34748" calcext:value-type="float">
            <text:p>1.34748</text:p>
          </table:table-cell>
          <table:table-cell table:style-name="Default" office:value-type="float" office:value="3.57657" calcext:value-type="float">
            <text:p>3.57657</text:p>
          </table:table-cell>
          <table:table-cell table:style-name="Default" office:value-type="float" office:value="0.582809" calcext:value-type="float">
            <text:p>0.582809</text:p>
          </table:table-cell>
          <table:table-cell table:style-name="Default" office:value-type="float" office:value="0.682442" calcext:value-type="float">
            <text:p>0.682442</text:p>
          </table:table-cell>
          <table:table-cell table:style-name="Default" office:value-type="float" office:value="3.86141" calcext:value-type="float">
            <text:p>3.86141</text:p>
          </table:table-cell>
          <table:table-cell table:style-name="Default" office:value-type="float" office:value="3.67067" calcext:value-type="float">
            <text:p>3.67067</text:p>
          </table:table-cell>
          <table:table-cell table:style-name="Default" office:value-type="float" office:value="13.7214" calcext:value-type="float">
            <text:p>13.7214</text:p>
          </table:table-cell>
          <table:table-cell table:style-name="Default" office:value-type="float" office:value="9.82028" calcext:value-type="float">
            <text:p>9.82028</text:p>
          </table:table-cell>
          <table:table-cell table:style-name="Default" office:value-type="float" office:value="26.0657" calcext:value-type="float">
            <text:p>26.0657</text:p>
          </table:table-cell>
          <table:table-cell table:style-name="Default" office:value-type="float" office:value="4.24745" calcext:value-type="float">
            <text:p>4.24745</text:p>
          </table:table-cell>
          <table:table-cell table:style-name="Default" office:value-type="float" office:value="4.97357" calcext:value-type="float">
            <text:p>4.97357</text:p>
          </table:table-cell>
          <table:table-cell table:style-name="Default" office:value-type="float" office:value="28.1416" calcext:value-type="float">
            <text:p>28.1416</text:p>
          </table:table-cell>
          <table:table-cell table:style-name="Default" office:value-type="float" office:value="26.7514" calcext:value-type="float">
            <text:p>26.7514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.927079" calcext:value-type="float">
            <text:p>0.927079</text:p>
          </table:table-cell>
          <table:table-cell table:style-name="Default" office:value-type="float" office:value="4.06924" calcext:value-type="float">
            <text:p>4.06924</text:p>
          </table:table-cell>
          <table:table-cell table:style-name="Default" office:value-type="float" office:value="0.918776" calcext:value-type="float">
            <text:p>0.918776</text:p>
          </table:table-cell>
          <table:table-cell table:style-name="Default" office:value-type="float" office:value="0.59541" calcext:value-type="float">
            <text:p>0.59541</text:p>
          </table:table-cell>
          <table:table-cell table:style-name="Default" office:value-type="float" office:value="10.1945" calcext:value-type="float">
            <text:p>10.1945</text:p>
          </table:table-cell>
          <table:table-cell table:style-name="Default" office:value-type="float" office:value="3.42995" calcext:value-type="float">
            <text:p>3.42995</text:p>
          </table:table-cell>
          <table:table-cell table:style-name="Default" office:value-type="float" office:value="20.135" calcext:value-type="float">
            <text:p>20.135</text:p>
          </table:table-cell>
          <table:table-cell table:style-name="Default" office:value-type="float" office:value="4.60432" calcext:value-type="float">
            <text:p>4.60432</text:p>
          </table:table-cell>
          <table:table-cell table:style-name="Default" office:value-type="float" office:value="20.2098" calcext:value-type="float">
            <text:p>20.2098</text:p>
          </table:table-cell>
          <table:table-cell table:style-name="Default" office:value-type="float" office:value="4.56308" calcext:value-type="float">
            <text:p>4.56308</text:p>
          </table:table-cell>
          <table:table-cell table:style-name="Default" office:value-type="float" office:value="2.95709" calcext:value-type="float">
            <text:p>2.95709</text:p>
          </table:table-cell>
          <table:table-cell table:style-name="Default" office:value-type="float" office:value="50.6309" calcext:value-type="float">
            <text:p>50.6309</text:p>
          </table:table-cell>
          <table:table-cell table:style-name="Default" office:value-type="float" office:value="17.0348" calcext:value-type="float">
            <text:p>17.0348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1.26522" calcext:value-type="float">
            <text:p>1.26522</text:p>
          </table:table-cell>
          <table:table-cell table:style-name="Default" office:value-type="float" office:value="3.96066" calcext:value-type="float">
            <text:p>3.96066</text:p>
          </table:table-cell>
          <table:table-cell table:style-name="Default" office:value-type="float" office:value="1.22701" calcext:value-type="float">
            <text:p>1.22701</text:p>
          </table:table-cell>
          <table:table-cell table:style-name="Default" office:value-type="float" office:value="1.26241" calcext:value-type="float">
            <text:p>1.26241</text:p>
          </table:table-cell>
          <table:table-cell table:style-name="Default" office:value-type="float" office:value="2.99716" calcext:value-type="float">
            <text:p>2.99716</text:p>
          </table:table-cell>
          <table:table-cell table:style-name="Default" office:value-type="float" office:value="4.52839" calcext:value-type="float">
            <text:p>4.52839</text:p>
          </table:table-cell>
          <table:table-cell table:style-name="Default" office:value-type="float" office:value="15.2408" calcext:value-type="float">
            <text:p>15.2408</text:p>
          </table:table-cell>
          <table:table-cell table:style-name="Default" office:value-type="float" office:value="8.30149" calcext:value-type="float">
            <text:p>8.30149</text:p>
          </table:table-cell>
          <table:table-cell table:style-name="Default" office:value-type="float" office:value="25.9871" calcext:value-type="float">
            <text:p>25.9871</text:p>
          </table:table-cell>
          <table:table-cell table:style-name="Default" office:value-type="float" office:value="8.05079" calcext:value-type="float">
            <text:p>8.05079</text:p>
          </table:table-cell>
          <table:table-cell table:style-name="Default" office:value-type="float" office:value="8.28307" calcext:value-type="float">
            <text:p>8.28307</text:p>
          </table:table-cell>
          <table:table-cell table:style-name="Default" office:value-type="float" office:value="19.6653" calcext:value-type="float">
            <text:p>19.6653</text:p>
          </table:table-cell>
          <table:table-cell table:style-name="Default" office:value-type="float" office:value="29.7122" calcext:value-type="float">
            <text:p>29.7122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3.05318" calcext:value-type="float">
            <text:p>3.05318</text:p>
          </table:table-cell>
          <table:table-cell table:style-name="Default" office:value-type="float" office:value="1.02529" calcext:value-type="float">
            <text:p>1.02529</text:p>
          </table:table-cell>
          <table:table-cell table:style-name="Default" office:value-type="float" office:value="0.702616" calcext:value-type="float">
            <text:p>0.702616</text:p>
          </table:table-cell>
          <table:table-cell table:style-name="Default" office:value-type="float" office:value="1.03623" calcext:value-type="float">
            <text:p>1.03623</text:p>
          </table:table-cell>
          <table:table-cell table:style-name="Default" office:value-type="float" office:value="21.1472" calcext:value-type="float">
            <text:p>21.1472</text:p>
          </table:table-cell>
          <table:table-cell table:style-name="Default" office:value-type="float" office:value="1.25878" calcext:value-type="float">
            <text:p>1.25878</text:p>
          </table:table-cell>
          <table:table-cell table:style-name="Default" office:value-type="float" office:value="28.2233" calcext:value-type="float">
            <text:p>28.2233</text:p>
          </table:table-cell>
          <table:table-cell table:style-name="Default" office:value-type="float" office:value="10.8179" calcext:value-type="float">
            <text:p>10.8179</text:p>
          </table:table-cell>
          <table:table-cell table:style-name="Default" office:value-type="float" office:value="3.63278" calcext:value-type="float">
            <text:p>3.63278</text:p>
          </table:table-cell>
          <table:table-cell table:style-name="Default" office:value-type="float" office:value="2.48949" calcext:value-type="float">
            <text:p>2.48949</text:p>
          </table:table-cell>
          <table:table-cell table:style-name="Default" office:value-type="float" office:value="3.67155" calcext:value-type="float">
            <text:p>3.67155</text:p>
          </table:table-cell>
          <table:table-cell table:style-name="Default" office:value-type="float" office:value="74.9282" calcext:value-type="float">
            <text:p>74.9282</text:p>
          </table:table-cell>
          <table:table-cell table:style-name="Default" office:value-type="float" office:value="4.46008" calcext:value-type="float">
            <text:p>4.46008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2.83283" calcext:value-type="float">
            <text:p>2.83283</text:p>
          </table:table-cell>
          <table:table-cell table:style-name="Default" office:value-type="float" office:value="1.12177" calcext:value-type="float">
            <text:p>1.12177</text:p>
          </table:table-cell>
          <table:table-cell table:style-name="Default" office:value-type="float" office:value="0.778954" calcext:value-type="float">
            <text:p>0.778954</text:p>
          </table:table-cell>
          <table:table-cell table:style-name="Default" office:value-type="float" office:value="0.507353" calcext:value-type="float">
            <text:p>0.507353</text:p>
          </table:table-cell>
          <table:table-cell table:style-name="Default" office:value-type="float" office:value="9.79884" calcext:value-type="float">
            <text:p>9.79884</text:p>
          </table:table-cell>
          <table:table-cell table:style-name="Default" office:value-type="float" office:value="1.27912" calcext:value-type="float">
            <text:p>1.27912</text:p>
          </table:table-cell>
          <table:table-cell table:style-name="Default" office:value-type="float" office:value="16.3189" calcext:value-type="float">
            <text:p>16.3189</text:p>
          </table:table-cell>
          <table:table-cell table:style-name="Default" office:value-type="float" office:value="17.3593" calcext:value-type="float">
            <text:p>17.3593</text:p>
          </table:table-cell>
          <table:table-cell table:style-name="Default" office:value-type="float" office:value="6.87409" calcext:value-type="float">
            <text:p>6.87409</text:p>
          </table:table-cell>
          <table:table-cell table:style-name="Default" office:value-type="float" office:value="4.77333" calcext:value-type="float">
            <text:p>4.77333</text:p>
          </table:table-cell>
          <table:table-cell table:style-name="Default" office:value-type="float" office:value="3.109" calcext:value-type="float">
            <text:p>3.109</text:p>
          </table:table-cell>
          <table:table-cell table:style-name="Default" office:value-type="float" office:value="60.046" calcext:value-type="float">
            <text:p>60.046</text:p>
          </table:table-cell>
          <table:table-cell table:style-name="Default" office:value-type="float" office:value="7.83828" calcext:value-type="float">
            <text:p>7.83828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2.10662" calcext:value-type="float">
            <text:p>2.10662</text:p>
          </table:table-cell>
          <table:table-cell table:style-name="Default" office:value-type="float" office:value="2.03701" calcext:value-type="float">
            <text:p>2.03701</text:p>
          </table:table-cell>
          <table:table-cell table:style-name="Default" office:value-type="float" office:value="1.59799" calcext:value-type="float">
            <text:p>1.59799</text:p>
          </table:table-cell>
          <table:table-cell table:style-name="Default" office:value-type="float" office:value="0.752831" calcext:value-type="float">
            <text:p>0.752831</text:p>
          </table:table-cell>
          <table:table-cell table:style-name="Default" office:value-type="float" office:value="18.3311" calcext:value-type="float">
            <text:p>18.3311</text:p>
          </table:table-cell>
          <table:table-cell table:style-name="Default" office:value-type="float" office:value="4.99927" calcext:value-type="float">
            <text:p>4.99927</text:p>
          </table:table-cell>
          <table:table-cell table:style-name="Default" office:value-type="float" office:value="29.8248" calcext:value-type="float">
            <text:p>29.8248</text:p>
          </table:table-cell>
          <table:table-cell table:style-name="Default" office:value-type="float" office:value="7.0633" calcext:value-type="float">
            <text:p>7.0633</text:p>
          </table:table-cell>
          <table:table-cell table:style-name="Default" office:value-type="float" office:value="6.82992" calcext:value-type="float">
            <text:p>6.82992</text:p>
          </table:table-cell>
          <table:table-cell table:style-name="Default" office:value-type="float" office:value="5.3579" calcext:value-type="float">
            <text:p>5.3579</text:p>
          </table:table-cell>
          <table:table-cell table:style-name="Default" office:value-type="float" office:value="2.52418" calcext:value-type="float">
            <text:p>2.52418</text:p>
          </table:table-cell>
          <table:table-cell table:style-name="Default" office:value-type="float" office:value="61.4626" calcext:value-type="float">
            <text:p>61.4626</text:p>
          </table:table-cell>
          <table:table-cell table:style-name="Default" office:value-type="float" office:value="16.7621" calcext:value-type="float">
            <text:p>16.7621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3.02524" calcext:value-type="float">
            <text:p>3.02524</text:p>
          </table:table-cell>
          <table:table-cell table:style-name="Default" office:value-type="float" office:value="1.04174" calcext:value-type="float">
            <text:p>1.04174</text:p>
          </table:table-cell>
          <table:table-cell table:style-name="Default" office:value-type="float" office:value="1.16197" calcext:value-type="float">
            <text:p>1.16197</text:p>
          </table:table-cell>
          <table:table-cell table:style-name="Default" office:value-type="float" office:value="1.08971" calcext:value-type="float">
            <text:p>1.08971</text:p>
          </table:table-cell>
          <table:table-cell table:style-name="Default" office:value-type="float" office:value="17.0477" calcext:value-type="float">
            <text:p>17.0477</text:p>
          </table:table-cell>
          <table:table-cell table:style-name="Default" office:value-type="float" office:value="0.457817" calcext:value-type="float">
            <text:p>0.457817</text:p>
          </table:table-cell>
          <table:table-cell table:style-name="Default" office:value-type="float" office:value="23.8242" calcext:value-type="float">
            <text:p>23.8242</text:p>
          </table:table-cell>
          <table:table-cell table:style-name="Default" office:value-type="float" office:value="12.6982" calcext:value-type="float">
            <text:p>12.6982</text:p>
          </table:table-cell>
          <table:table-cell table:style-name="Default" office:value-type="float" office:value="4.37261" calcext:value-type="float">
            <text:p>4.37261</text:p>
          </table:table-cell>
          <table:table-cell table:style-name="Default" office:value-type="float" office:value="4.87725" calcext:value-type="float">
            <text:p>4.87725</text:p>
          </table:table-cell>
          <table:table-cell table:style-name="Default" office:value-type="float" office:value="4.57395" calcext:value-type="float">
            <text:p>4.57395</text:p>
          </table:table-cell>
          <table:table-cell table:style-name="Default" office:value-type="float" office:value="71.5564" calcext:value-type="float">
            <text:p>71.5564</text:p>
          </table:table-cell>
          <table:table-cell table:style-name="Default" office:value-type="float" office:value="1.92165" calcext:value-type="float">
            <text:p>1.92165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2.98593" calcext:value-type="float">
            <text:p>2.98593</text:p>
          </table:table-cell>
          <table:table-cell table:style-name="Default" office:value-type="float" office:value="0.769184" calcext:value-type="float">
            <text:p>0.769184</text:p>
          </table:table-cell>
          <table:table-cell table:style-name="Default" office:value-type="float" office:value="0.37053" calcext:value-type="float">
            <text:p>0.37053</text:p>
          </table:table-cell>
          <table:table-cell table:style-name="Default" office:value-type="float" office:value="1.08636" calcext:value-type="float">
            <text:p>1.08636</text:p>
          </table:table-cell>
          <table:table-cell table:style-name="Default" office:value-type="float" office:value="17.9004" calcext:value-type="float">
            <text:p>17.9004</text:p>
          </table:table-cell>
          <table:table-cell table:style-name="Default" office:value-type="float" office:value="5.76797" calcext:value-type="float">
            <text:p>5.76797</text:p>
          </table:table-cell>
          <table:table-cell table:style-name="Default" office:value-type="float" office:value="28.8804" calcext:value-type="float">
            <text:p>28.8804</text:p>
          </table:table-cell>
          <table:table-cell table:style-name="Default" office:value-type="float" office:value="10.339" calcext:value-type="float">
            <text:p>10.339</text:p>
          </table:table-cell>
          <table:table-cell table:style-name="Default" office:value-type="float" office:value="2.66335" calcext:value-type="float">
            <text:p>2.66335</text:p>
          </table:table-cell>
          <table:table-cell table:style-name="Default" office:value-type="float" office:value="1.28298" calcext:value-type="float">
            <text:p>1.28298</text:p>
          </table:table-cell>
          <table:table-cell table:style-name="Default" office:value-type="float" office:value="3.76159" calcext:value-type="float">
            <text:p>3.76159</text:p>
          </table:table-cell>
          <table:table-cell table:style-name="Default" office:value-type="float" office:value="61.9812" calcext:value-type="float">
            <text:p>61.9812</text:p>
          </table:table-cell>
          <table:table-cell table:style-name="Default" office:value-type="float" office:value="19.9719" calcext:value-type="float">
            <text:p>19.9719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1.93492" calcext:value-type="float">
            <text:p>1.93492</text:p>
          </table:table-cell>
          <table:table-cell table:style-name="Default" office:value-type="float" office:value="3.22118" calcext:value-type="float">
            <text:p>3.22118</text:p>
          </table:table-cell>
          <table:table-cell table:style-name="Default" office:value-type="float" office:value="2.33649" calcext:value-type="float">
            <text:p>2.33649</text:p>
          </table:table-cell>
          <table:table-cell table:style-name="Default" office:value-type="float" office:value="0.880908" calcext:value-type="float">
            <text:p>0.880908</text:p>
          </table:table-cell>
          <table:table-cell table:style-name="Default" office:value-type="float" office:value="5.98886" calcext:value-type="float">
            <text:p>5.98886</text:p>
          </table:table-cell>
          <table:table-cell table:style-name="Default" office:value-type="float" office:value="10.6289" calcext:value-type="float">
            <text:p>10.6289</text:p>
          </table:table-cell>
          <table:table-cell table:style-name="Default" office:value-type="float" office:value="24.9913" calcext:value-type="float">
            <text:p>24.9913</text:p>
          </table:table-cell>
          <table:table-cell table:style-name="Default" office:value-type="float" office:value="7.74237" calcext:value-type="float">
            <text:p>7.74237</text:p>
          </table:table-cell>
          <table:table-cell table:style-name="Default" office:value-type="float" office:value="12.8892" calcext:value-type="float">
            <text:p>12.8892</text:p>
          </table:table-cell>
          <table:table-cell table:style-name="Default" office:value-type="float" office:value="9.3492" calcext:value-type="float">
            <text:p>9.3492</text:p>
          </table:table-cell>
          <table:table-cell table:style-name="Default" office:value-type="float" office:value="3.52486" calcext:value-type="float">
            <text:p>3.52486</text:p>
          </table:table-cell>
          <table:table-cell table:style-name="Default" office:value-type="float" office:value="23.9638" calcext:value-type="float">
            <text:p>23.9638</text:p>
          </table:table-cell>
          <table:table-cell table:style-name="Default" office:value-type="float" office:value="42.5306" calcext:value-type="float">
            <text:p>42.5306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.63542" calcext:value-type="float">
            <text:p>1.63542</text:p>
          </table:table-cell>
          <table:table-cell table:style-name="Default" office:value-type="float" office:value="2.56758" calcext:value-type="float">
            <text:p>2.56758</text:p>
          </table:table-cell>
          <table:table-cell table:style-name="Default" office:value-type="float" office:value="1.78025" calcext:value-type="float">
            <text:p>1.78025</text:p>
          </table:table-cell>
          <table:table-cell table:style-name="Default" office:value-type="float" office:value="0.903845" calcext:value-type="float">
            <text:p>0.903845</text:p>
          </table:table-cell>
          <table:table-cell table:style-name="Default" office:value-type="float" office:value="11.8899" calcext:value-type="float">
            <text:p>11.8899</text:p>
          </table:table-cell>
          <table:table-cell table:style-name="Default" office:value-type="float" office:value="3.6446" calcext:value-type="float">
            <text:p>3.6446</text:p>
          </table:table-cell>
          <table:table-cell table:style-name="Default" office:value-type="float" office:value="22.4216" calcext:value-type="float">
            <text:p>22.4216</text:p>
          </table:table-cell>
          <table:table-cell table:style-name="Default" office:value-type="float" office:value="7.29396" calcext:value-type="float">
            <text:p>7.29396</text:p>
          </table:table-cell>
          <table:table-cell table:style-name="Default" office:value-type="float" office:value="11.4514" calcext:value-type="float">
            <text:p>11.4514</text:p>
          </table:table-cell>
          <table:table-cell table:style-name="Default" office:value-type="float" office:value="7.93992" calcext:value-type="float">
            <text:p>7.93992</text:p>
          </table:table-cell>
          <table:table-cell table:style-name="Default" office:value-type="float" office:value="4.03114" calcext:value-type="float">
            <text:p>4.03114</text:p>
          </table:table-cell>
          <table:table-cell table:style-name="Default" office:value-type="float" office:value="53.0287" calcext:value-type="float">
            <text:p>53.0287</text:p>
          </table:table-cell>
          <table:table-cell table:style-name="Default" office:value-type="float" office:value="16.2549" calcext:value-type="float">
            <text:p>16.254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.82283" calcext:value-type="float">
            <text:p>1.82283</text:p>
          </table:table-cell>
          <table:table-cell table:style-name="Default" office:value-type="float" office:value="2.92993" calcext:value-type="float">
            <text:p>2.92993</text:p>
          </table:table-cell>
          <table:table-cell table:style-name="Default" office:value-type="float" office:value="2.01563" calcext:value-type="float">
            <text:p>2.01563</text:p>
          </table:table-cell>
          <table:table-cell table:style-name="Default" office:value-type="float" office:value="1.7763" calcext:value-type="float">
            <text:p>1.7763</text:p>
          </table:table-cell>
          <table:table-cell table:style-name="Default" office:value-type="float" office:value="10.8131" calcext:value-type="float">
            <text:p>10.8131</text:p>
          </table:table-cell>
          <table:table-cell table:style-name="Default" office:value-type="float" office:value="5.17659" calcext:value-type="float">
            <text:p>5.17659</text:p>
          </table:table-cell>
          <table:table-cell table:style-name="Default" office:value-type="float" office:value="24.5344" calcext:value-type="float">
            <text:p>24.5344</text:p>
          </table:table-cell>
          <table:table-cell table:style-name="Default" office:value-type="float" office:value="7.42969" calcext:value-type="float">
            <text:p>7.42969</text:p>
          </table:table-cell>
          <table:table-cell table:style-name="Default" office:value-type="float" office:value="11.9421" calcext:value-type="float">
            <text:p>11.9421</text:p>
          </table:table-cell>
          <table:table-cell table:style-name="Default" office:value-type="float" office:value="8.21554" calcext:value-type="float">
            <text:p>8.21554</text:p>
          </table:table-cell>
          <table:table-cell table:style-name="Default" office:value-type="float" office:value="7.24006" calcext:value-type="float">
            <text:p>7.24006</text:p>
          </table:table-cell>
          <table:table-cell table:style-name="Default" office:value-type="float" office:value="44.0732" calcext:value-type="float">
            <text:p>44.0732</text:p>
          </table:table-cell>
          <table:table-cell table:style-name="Default" office:value-type="float" office:value="21.0994" calcext:value-type="float">
            <text:p>21.0994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2.34264" calcext:value-type="float">
            <text:p>2.34264</text:p>
          </table:table-cell>
          <table:table-cell table:style-name="Default" office:value-type="float" office:value="2.86509" calcext:value-type="float">
            <text:p>2.86509</text:p>
          </table:table-cell>
          <table:table-cell table:style-name="Default" office:value-type="float" office:value="1.6878" calcext:value-type="float">
            <text:p>1.6878</text:p>
          </table:table-cell>
          <table:table-cell table:style-name="Default" office:value-type="float" office:value="0.736796" calcext:value-type="float">
            <text:p>0.736796</text:p>
          </table:table-cell>
          <table:table-cell table:style-name="Default" office:value-type="float" office:value="10.553" calcext:value-type="float">
            <text:p>10.553</text:p>
          </table:table-cell>
          <table:table-cell table:style-name="Default" office:value-type="float" office:value="4.90228" calcext:value-type="float">
            <text:p>4.90228</text:p>
          </table:table-cell>
          <table:table-cell table:style-name="Default" office:value-type="float" office:value="23.0876" calcext:value-type="float">
            <text:p>23.0876</text:p>
          </table:table-cell>
          <table:table-cell table:style-name="Default" office:value-type="float" office:value="10.1467" calcext:value-type="float">
            <text:p>10.1467</text:p>
          </table:table-cell>
          <table:table-cell table:style-name="Default" office:value-type="float" office:value="12.4096" calcext:value-type="float">
            <text:p>12.4096</text:p>
          </table:table-cell>
          <table:table-cell table:style-name="Default" office:value-type="float" office:value="7.3104" calcext:value-type="float">
            <text:p>7.3104</text:p>
          </table:table-cell>
          <table:table-cell table:style-name="Default" office:value-type="float" office:value="3.1913" calcext:value-type="float">
            <text:p>3.1913</text:p>
          </table:table-cell>
          <table:table-cell table:style-name="Default" office:value-type="float" office:value="45.7086" calcext:value-type="float">
            <text:p>45.7086</text:p>
          </table:table-cell>
          <table:table-cell table:style-name="Default" office:value-type="float" office:value="21.2334" calcext:value-type="float">
            <text:p>21.2334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1.49287" calcext:value-type="float">
            <text:p>1.49287</text:p>
          </table:table-cell>
          <table:table-cell table:style-name="Default" office:value-type="float" office:value="3.34491" calcext:value-type="float">
            <text:p>3.34491</text:p>
          </table:table-cell>
          <table:table-cell table:style-name="Default" office:value-type="float" office:value="1.76458" calcext:value-type="float">
            <text:p>1.76458</text:p>
          </table:table-cell>
          <table:table-cell table:style-name="Default" office:value-type="float" office:value="0.738373" calcext:value-type="float">
            <text:p>0.738373</text:p>
          </table:table-cell>
          <table:table-cell table:style-name="Default" office:value-type="float" office:value="11.6105" calcext:value-type="float">
            <text:p>11.6105</text:p>
          </table:table-cell>
          <table:table-cell table:style-name="Default" office:value-type="float" office:value="0.498044" calcext:value-type="float">
            <text:p>0.498044</text:p>
          </table:table-cell>
          <table:table-cell table:style-name="Default" office:value-type="float" office:value="19.4493" calcext:value-type="float">
            <text:p>19.4493</text:p>
          </table:table-cell>
          <table:table-cell table:style-name="Default" office:value-type="float" office:value="7.6757" calcext:value-type="float">
            <text:p>7.6757</text:p>
          </table:table-cell>
          <table:table-cell table:style-name="Default" office:value-type="float" office:value="17.1981" calcext:value-type="float">
            <text:p>17.1981</text:p>
          </table:table-cell>
          <table:table-cell table:style-name="Default" office:value-type="float" office:value="9.07275" calcext:value-type="float">
            <text:p>9.07275</text:p>
          </table:table-cell>
          <table:table-cell table:style-name="Default" office:value-type="float" office:value="3.7964" calcext:value-type="float">
            <text:p>3.7964</text:p>
          </table:table-cell>
          <table:table-cell table:style-name="Default" office:value-type="float" office:value="59.6963" calcext:value-type="float">
            <text:p>59.6963</text:p>
          </table:table-cell>
          <table:table-cell table:style-name="Default" office:value-type="float" office:value="2.56073" calcext:value-type="float">
            <text:p>2.56073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2.82552" calcext:value-type="float">
            <text:p>2.82552</text:p>
          </table:table-cell>
          <table:table-cell table:style-name="Default" office:value-type="float" office:value="3.02961" calcext:value-type="float">
            <text:p>3.02961</text:p>
          </table:table-cell>
          <table:table-cell table:style-name="Default" office:value-type="float" office:value="0.725764" calcext:value-type="float">
            <text:p>0.725764</text:p>
          </table:table-cell>
          <table:table-cell table:style-name="Default" office:value-type="float" office:value="0.94532" calcext:value-type="float">
            <text:p>0.94532</text:p>
          </table:table-cell>
          <table:table-cell table:style-name="Default" office:value-type="float" office:value="6.57062" calcext:value-type="float">
            <text:p>6.57062</text:p>
          </table:table-cell>
          <table:table-cell table:style-name="Default" office:value-type="float" office:value="14.6143" calcext:value-type="float">
            <text:p>14.6143</text:p>
          </table:table-cell>
          <table:table-cell table:style-name="Default" office:value-type="float" office:value="28.7112" calcext:value-type="float">
            <text:p>28.7112</text:p>
          </table:table-cell>
          <table:table-cell table:style-name="Default" office:value-type="float" office:value="9.84118" calcext:value-type="float">
            <text:p>9.84118</text:p>
          </table:table-cell>
          <table:table-cell table:style-name="Default" office:value-type="float" office:value="10.552" calcext:value-type="float">
            <text:p>10.552</text:p>
          </table:table-cell>
          <table:table-cell table:style-name="Default" office:value-type="float" office:value="2.52781" calcext:value-type="float">
            <text:p>2.52781</text:p>
          </table:table-cell>
          <table:table-cell table:style-name="Default" office:value-type="float" office:value="3.29252" calcext:value-type="float">
            <text:p>3.29252</text:p>
          </table:table-cell>
          <table:table-cell table:style-name="Default" office:value-type="float" office:value="22.8852" calcext:value-type="float">
            <text:p>22.8852</text:p>
          </table:table-cell>
          <table:table-cell table:style-name="Default" office:value-type="float" office:value="50.9012" calcext:value-type="float">
            <text:p>50.901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2.15235" calcext:value-type="float">
            <text:p>2.15235</text:p>
          </table:table-cell>
          <table:table-cell table:style-name="Default" office:value-type="float" office:value="4.4883" calcext:value-type="float">
            <text:p>4.4883</text:p>
          </table:table-cell>
          <table:table-cell table:style-name="Default" office:value-type="float" office:value="1.54685" calcext:value-type="float">
            <text:p>1.54685</text:p>
          </table:table-cell>
          <table:table-cell table:style-name="Default" office:value-type="float" office:value="0.899692" calcext:value-type="float">
            <text:p>0.899692</text:p>
          </table:table-cell>
          <table:table-cell table:style-name="Default" office:value-type="float" office:value="13.4149" calcext:value-type="float">
            <text:p>13.4149</text:p>
          </table:table-cell>
          <table:table-cell table:style-name="Default" office:value-type="float" office:value="3.05893" calcext:value-type="float">
            <text:p>3.05893</text:p>
          </table:table-cell>
          <table:table-cell table:style-name="Default" office:value-type="float" office:value="25.561" calcext:value-type="float">
            <text:p>25.561</text:p>
          </table:table-cell>
          <table:table-cell table:style-name="Default" office:value-type="float" office:value="8.42043" calcext:value-type="float">
            <text:p>8.42043</text:p>
          </table:table-cell>
          <table:table-cell table:style-name="Default" office:value-type="float" office:value="17.5592" calcext:value-type="float">
            <text:p>17.5592</text:p>
          </table:table-cell>
          <table:table-cell table:style-name="Default" office:value-type="float" office:value="6.05162" calcext:value-type="float">
            <text:p>6.05162</text:p>
          </table:table-cell>
          <table:table-cell table:style-name="Default" office:value-type="float" office:value="3.51979" calcext:value-type="float">
            <text:p>3.51979</text:p>
          </table:table-cell>
          <table:table-cell table:style-name="Default" office:value-type="float" office:value="52.4818" calcext:value-type="float">
            <text:p>52.4818</text:p>
          </table:table-cell>
          <table:table-cell table:style-name="Default" office:value-type="float" office:value="11.9672" calcext:value-type="float">
            <text:p>11.9672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2.02117" calcext:value-type="float">
            <text:p>2.02117</text:p>
          </table:table-cell>
          <table:table-cell table:style-name="Default" office:value-type="float" office:value="2.99514" calcext:value-type="float">
            <text:p>2.99514</text:p>
          </table:table-cell>
          <table:table-cell table:style-name="Default" office:value-type="float" office:value="1.44433" calcext:value-type="float">
            <text:p>1.44433</text:p>
          </table:table-cell>
          <table:table-cell table:style-name="Default" office:value-type="float" office:value="0.77699" calcext:value-type="float">
            <text:p>0.77699</text:p>
          </table:table-cell>
          <table:table-cell table:style-name="Default" office:value-type="float" office:value="3.03511" calcext:value-type="float">
            <text:p>3.03511</text:p>
          </table:table-cell>
          <table:table-cell table:style-name="Default" office:value-type="float" office:value="3.49025" calcext:value-type="float">
            <text:p>3.49025</text:p>
          </table:table-cell>
          <table:table-cell table:style-name="Default" office:value-type="float" office:value="13.763" calcext:value-type="float">
            <text:p>13.763</text:p>
          </table:table-cell>
          <table:table-cell table:style-name="Default" office:value-type="float" office:value="14.6855" calcext:value-type="float">
            <text:p>14.6855</text:p>
          </table:table-cell>
          <table:table-cell table:style-name="Default" office:value-type="float" office:value="21.7623" calcext:value-type="float">
            <text:p>21.7623</text:p>
          </table:table-cell>
          <table:table-cell table:style-name="Default" office:value-type="float" office:value="10.4943" calcext:value-type="float">
            <text:p>10.4943</text:p>
          </table:table-cell>
          <table:table-cell table:style-name="Default" office:value-type="float" office:value="5.64551" calcext:value-type="float">
            <text:p>5.64551</text:p>
          </table:table-cell>
          <table:table-cell table:style-name="Default" office:value-type="float" office:value="22.0527" calcext:value-type="float">
            <text:p>22.0527</text:p>
          </table:table-cell>
          <table:table-cell table:style-name="Default" office:value-type="float" office:value="25.3597" calcext:value-type="float">
            <text:p>25.3597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0.782047" calcext:value-type="float">
            <text:p>0.782047</text:p>
          </table:table-cell>
          <table:table-cell table:style-name="Default" office:value-type="float" office:value="3.72487" calcext:value-type="float">
            <text:p>3.72487</text:p>
          </table:table-cell>
          <table:table-cell table:style-name="Default" office:value-type="float" office:value="2.26561" calcext:value-type="float">
            <text:p>2.26561</text:p>
          </table:table-cell>
          <table:table-cell table:style-name="Default" office:value-type="float" office:value="0.46486" calcext:value-type="float">
            <text:p>0.46486</text:p>
          </table:table-cell>
          <table:table-cell table:style-name="Default" office:value-type="float" office:value="17.6696" calcext:value-type="float">
            <text:p>17.6696</text:p>
          </table:table-cell>
          <table:table-cell table:style-name="Default" office:value-type="float" office:value="7.09275" calcext:value-type="float">
            <text:p>7.09275</text:p>
          </table:table-cell>
          <table:table-cell table:style-name="Default" office:value-type="float" office:value="31.9998" calcext:value-type="float">
            <text:p>31.9998</text:p>
          </table:table-cell>
          <table:table-cell table:style-name="Default" office:value-type="float" office:value="2.44391" calcext:value-type="float">
            <text:p>2.44391</text:p>
          </table:table-cell>
          <table:table-cell table:style-name="Default" office:value-type="float" office:value="11.6403" calcext:value-type="float">
            <text:p>11.6403</text:p>
          </table:table-cell>
          <table:table-cell table:style-name="Default" office:value-type="float" office:value="7.08007" calcext:value-type="float">
            <text:p>7.08007</text:p>
          </table:table-cell>
          <table:table-cell table:style-name="Default" office:value-type="float" office:value="1.4527" calcext:value-type="float">
            <text:p>1.4527</text:p>
          </table:table-cell>
          <table:table-cell table:style-name="Default" office:value-type="float" office:value="55.218" calcext:value-type="float">
            <text:p>55.218</text:p>
          </table:table-cell>
          <table:table-cell table:style-name="Default" office:value-type="float" office:value="22.165" calcext:value-type="float">
            <text:p>22.165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2.17745" calcext:value-type="float">
            <text:p>2.17745</text:p>
          </table:table-cell>
          <table:table-cell table:style-name="Default" office:value-type="float" office:value="4.04795" calcext:value-type="float">
            <text:p>4.04795</text:p>
          </table:table-cell>
          <table:table-cell table:style-name="Default" office:value-type="float" office:value="1.95751" calcext:value-type="float">
            <text:p>1.95751</text:p>
          </table:table-cell>
          <table:table-cell table:style-name="Default" office:value-type="float" office:value="1.27856" calcext:value-type="float">
            <text:p>1.27856</text:p>
          </table:table-cell>
          <table:table-cell table:style-name="Default" office:value-type="float" office:value="11.9045" calcext:value-type="float">
            <text:p>11.9045</text:p>
          </table:table-cell>
          <table:table-cell table:style-name="Default" office:value-type="float" office:value="4.75013" calcext:value-type="float">
            <text:p>4.75013</text:p>
          </table:table-cell>
          <table:table-cell table:style-name="Default" office:value-type="float" office:value="26.1161" calcext:value-type="float">
            <text:p>26.1161</text:p>
          </table:table-cell>
          <table:table-cell table:style-name="Default" office:value-type="float" office:value="8.33759" calcext:value-type="float">
            <text:p>8.33759</text:p>
          </table:table-cell>
          <table:table-cell table:style-name="Default" office:value-type="float" office:value="15.4998" calcext:value-type="float">
            <text:p>15.4998</text:p>
          </table:table-cell>
          <table:table-cell table:style-name="Default" office:value-type="float" office:value="7.4954" calcext:value-type="float">
            <text:p>7.4954</text:p>
          </table:table-cell>
          <table:table-cell table:style-name="Default" office:value-type="float" office:value="4.89568" calcext:value-type="float">
            <text:p>4.89568</text:p>
          </table:table-cell>
          <table:table-cell table:style-name="Default" office:value-type="float" office:value="45.583" calcext:value-type="float">
            <text:p>45.583</text:p>
          </table:table-cell>
          <table:table-cell table:style-name="Default" office:value-type="float" office:value="18.1885" calcext:value-type="float">
            <text:p>18.1885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4.07476" calcext:value-type="float">
            <text:p>4.07476</text:p>
          </table:table-cell>
          <table:table-cell table:style-name="Default" office:value-type="float" office:value="1.11281" calcext:value-type="float">
            <text:p>1.11281</text:p>
          </table:table-cell>
          <table:table-cell table:style-name="Default" office:value-type="float" office:value="1.11069" calcext:value-type="float">
            <text:p>1.11069</text:p>
          </table:table-cell>
          <table:table-cell table:style-name="Default" office:value-type="float" office:value="0.933452" calcext:value-type="float">
            <text:p>0.933452</text:p>
          </table:table-cell>
          <table:table-cell table:style-name="Default" office:value-type="float" office:value="12.9054" calcext:value-type="float">
            <text:p>12.9054</text:p>
          </table:table-cell>
          <table:table-cell table:style-name="Default" office:value-type="float" office:value="4.06693" calcext:value-type="float">
            <text:p>4.06693</text:p>
          </table:table-cell>
          <table:table-cell table:style-name="Default" office:value-type="float" office:value="24.2041" calcext:value-type="float">
            <text:p>24.2041</text:p>
          </table:table-cell>
          <table:table-cell table:style-name="Default" office:value-type="float" office:value="16.835" calcext:value-type="float">
            <text:p>16.835</text:p>
          </table:table-cell>
          <table:table-cell table:style-name="Default" office:value-type="float" office:value="4.59761" calcext:value-type="float">
            <text:p>4.59761</text:p>
          </table:table-cell>
          <table:table-cell table:style-name="Default" office:value-type="float" office:value="4.58886" calcext:value-type="float">
            <text:p>4.58886</text:p>
          </table:table-cell>
          <table:table-cell table:style-name="Default" office:value-type="float" office:value="3.85659" calcext:value-type="float">
            <text:p>3.85659</text:p>
          </table:table-cell>
          <table:table-cell table:style-name="Default" office:value-type="float" office:value="53.3193" calcext:value-type="float">
            <text:p>53.3193</text:p>
          </table:table-cell>
          <table:table-cell table:style-name="Default" office:value-type="float" office:value="16.8027" calcext:value-type="float">
            <text:p>16.8027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3.77298" calcext:value-type="float">
            <text:p>3.77298</text:p>
          </table:table-cell>
          <table:table-cell table:style-name="Default" office:value-type="float" office:value="1.08676" calcext:value-type="float">
            <text:p>1.08676</text:p>
          </table:table-cell>
          <table:table-cell table:style-name="Default" office:value-type="float" office:value="0.986122" calcext:value-type="float">
            <text:p>0.986122</text:p>
          </table:table-cell>
          <table:table-cell table:style-name="Default" office:value-type="float" office:value="1.94699" calcext:value-type="float">
            <text:p>1.94699</text:p>
          </table:table-cell>
          <table:table-cell table:style-name="Default" office:value-type="float" office:value="29.7934" calcext:value-type="float">
            <text:p>29.7934</text:p>
          </table:table-cell>
          <table:table-cell table:style-name="Default" office:value-type="float" office:value="2.33088" calcext:value-type="float">
            <text:p>2.33088</text:p>
          </table:table-cell>
          <table:table-cell table:style-name="Default" office:value-type="float" office:value="39.9172" calcext:value-type="float">
            <text:p>39.9172</text:p>
          </table:table-cell>
          <table:table-cell table:style-name="Default" office:value-type="float" office:value="9.45202" calcext:value-type="float">
            <text:p>9.45202</text:p>
          </table:table-cell>
          <table:table-cell table:style-name="Default" office:value-type="float" office:value="2.72254" calcext:value-type="float">
            <text:p>2.72254</text:p>
          </table:table-cell>
          <table:table-cell table:style-name="Default" office:value-type="float" office:value="2.47042" calcext:value-type="float">
            <text:p>2.47042</text:p>
          </table:table-cell>
          <table:table-cell table:style-name="Default" office:value-type="float" office:value="4.87758" calcext:value-type="float">
            <text:p>4.87758</text:p>
          </table:table-cell>
          <table:table-cell table:style-name="Default" office:value-type="float" office:value="74.6381" calcext:value-type="float">
            <text:p>74.6381</text:p>
          </table:table-cell>
          <table:table-cell table:style-name="Default" office:value-type="float" office:value="5.83929" calcext:value-type="float">
            <text:p>5.83929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5.35252" calcext:value-type="float">
            <text:p>5.35252</text:p>
          </table:table-cell>
          <table:table-cell table:style-name="Default" office:value-type="float" office:value="1.30354" calcext:value-type="float">
            <text:p>1.30354</text:p>
          </table:table-cell>
          <table:table-cell table:style-name="Default" office:value-type="float" office:value="0.788779" calcext:value-type="float">
            <text:p>0.788779</text:p>
          </table:table-cell>
          <table:table-cell table:style-name="Default" office:value-type="float" office:value="1.56757" calcext:value-type="float">
            <text:p>1.56757</text:p>
          </table:table-cell>
          <table:table-cell table:style-name="Default" office:value-type="float" office:value="21.838" calcext:value-type="float">
            <text:p>21.838</text:p>
          </table:table-cell>
          <table:table-cell table:style-name="Default" office:value-type="float" office:value="1.59421" calcext:value-type="float">
            <text:p>1.59421</text:p>
          </table:table-cell>
          <table:table-cell table:style-name="Default" office:value-type="float" office:value="32.4446" calcext:value-type="float">
            <text:p>32.4446</text:p>
          </table:table-cell>
          <table:table-cell table:style-name="Default" office:value-type="float" office:value="16.4974" calcext:value-type="float">
            <text:p>16.4974</text:p>
          </table:table-cell>
          <table:table-cell table:style-name="Default" office:value-type="float" office:value="4.01774" calcext:value-type="float">
            <text:p>4.01774</text:p>
          </table:table-cell>
          <table:table-cell table:style-name="Default" office:value-type="float" office:value="2.43116" calcext:value-type="float">
            <text:p>2.43116</text:p>
          </table:table-cell>
          <table:table-cell table:style-name="Default" office:value-type="float" office:value="4.83152" calcext:value-type="float">
            <text:p>4.83152</text:p>
          </table:table-cell>
          <table:table-cell table:style-name="Default" office:value-type="float" office:value="67.3085" calcext:value-type="float">
            <text:p>67.3085</text:p>
          </table:table-cell>
          <table:table-cell table:style-name="Default" office:value-type="float" office:value="4.91365" calcext:value-type="float">
            <text:p>4.91365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3.52483" calcext:value-type="float">
            <text:p>3.52483</text:p>
          </table:table-cell>
          <table:table-cell table:style-name="Default" office:value-type="float" office:value="1.64123" calcext:value-type="float">
            <text:p>1.64123</text:p>
          </table:table-cell>
          <table:table-cell table:style-name="Default" office:value-type="float" office:value="1.33212" calcext:value-type="float">
            <text:p>1.33212</text:p>
          </table:table-cell>
          <table:table-cell table:style-name="Default" office:value-type="float" office:value="1.24516" calcext:value-type="float">
            <text:p>1.24516</text:p>
          </table:table-cell>
          <table:table-cell table:style-name="Default" office:value-type="float" office:value="39.7828" calcext:value-type="float">
            <text:p>39.7828</text:p>
          </table:table-cell>
          <table:table-cell table:style-name="Default" office:value-type="float" office:value="6.23591" calcext:value-type="float">
            <text:p>6.23591</text:p>
          </table:table-cell>
          <table:table-cell table:style-name="Default" office:value-type="float" office:value="53.7621" calcext:value-type="float">
            <text:p>53.7621</text:p>
          </table:table-cell>
          <table:table-cell table:style-name="Default" office:value-type="float" office:value="6.55635" calcext:value-type="float">
            <text:p>6.55635</text:p>
          </table:table-cell>
          <table:table-cell table:style-name="Default" office:value-type="float" office:value="3.05276" calcext:value-type="float">
            <text:p>3.05276</text:p>
          </table:table-cell>
          <table:table-cell table:style-name="Default" office:value-type="float" office:value="2.4778" calcext:value-type="float">
            <text:p>2.4778</text:p>
          </table:table-cell>
          <table:table-cell table:style-name="Default" office:value-type="float" office:value="2.31605" calcext:value-type="float">
            <text:p>2.31605</text:p>
          </table:table-cell>
          <table:table-cell table:style-name="Default" office:value-type="float" office:value="73.9979" calcext:value-type="float">
            <text:p>73.9979</text:p>
          </table:table-cell>
          <table:table-cell table:style-name="Default" office:value-type="float" office:value="11.5991" calcext:value-type="float">
            <text:p>11.5991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3.02501" calcext:value-type="float">
            <text:p>3.02501</text:p>
          </table:table-cell>
          <table:table-cell table:style-name="Default" office:value-type="float" office:value="1.21013" calcext:value-type="float">
            <text:p>1.21013</text:p>
          </table:table-cell>
          <table:table-cell table:style-name="Default" office:value-type="float" office:value="0.983481" calcext:value-type="float">
            <text:p>0.983481</text:p>
          </table:table-cell>
          <table:table-cell table:style-name="Default" office:value-type="float" office:value="1.84896" calcext:value-type="float">
            <text:p>1.84896</text:p>
          </table:table-cell>
          <table:table-cell table:style-name="Default" office:value-type="float" office:value="8.33156" calcext:value-type="float">
            <text:p>8.33156</text:p>
          </table:table-cell>
          <table:table-cell table:style-name="Default" office:value-type="float" office:value="7.92511" calcext:value-type="float">
            <text:p>7.92511</text:p>
          </table:table-cell>
          <table:table-cell table:style-name="Default" office:value-type="float" office:value="23.3242" calcext:value-type="float">
            <text:p>23.3242</text:p>
          </table:table-cell>
          <table:table-cell table:style-name="Default" office:value-type="float" office:value="12.9694" calcext:value-type="float">
            <text:p>12.9694</text:p>
          </table:table-cell>
          <table:table-cell table:style-name="Default" office:value-type="float" office:value="5.1883" calcext:value-type="float">
            <text:p>5.1883</text:p>
          </table:table-cell>
          <table:table-cell table:style-name="Default" office:value-type="float" office:value="4.21656" calcext:value-type="float">
            <text:p>4.21656</text:p>
          </table:table-cell>
          <table:table-cell table:style-name="Default" office:value-type="float" office:value="7.9272" calcext:value-type="float">
            <text:p>7.9272</text:p>
          </table:table-cell>
          <table:table-cell table:style-name="Default" office:value-type="float" office:value="35.7206" calcext:value-type="float">
            <text:p>35.7206</text:p>
          </table:table-cell>
          <table:table-cell table:style-name="Default" office:value-type="float" office:value="33.978" calcext:value-type="float">
            <text:p>33.978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3.3031" calcext:value-type="float">
            <text:p>3.3031</text:p>
          </table:table-cell>
          <table:table-cell table:style-name="Default" office:value-type="float" office:value="2.2929" calcext:value-type="float">
            <text:p>2.2929</text:p>
          </table:table-cell>
          <table:table-cell table:style-name="Default" office:value-type="float" office:value="1.39444" calcext:value-type="float">
            <text:p>1.39444</text:p>
          </table:table-cell>
          <table:table-cell table:style-name="Default" office:value-type="float" office:value="0.732765" calcext:value-type="float">
            <text:p>0.732765</text:p>
          </table:table-cell>
          <table:table-cell table:style-name="Default" office:value-type="float" office:value="10.185" calcext:value-type="float">
            <text:p>10.185</text:p>
          </table:table-cell>
          <table:table-cell table:style-name="Default" office:value-type="float" office:value="3.74165" calcext:value-type="float">
            <text:p>3.74165</text:p>
          </table:table-cell>
          <table:table-cell table:style-name="Default" office:value-type="float" office:value="21.6499" calcext:value-type="float">
            <text:p>21.6499</text:p>
          </table:table-cell>
          <table:table-cell table:style-name="Default" office:value-type="float" office:value="15.2569" calcext:value-type="float">
            <text:p>15.2569</text:p>
          </table:table-cell>
          <table:table-cell table:style-name="Default" office:value-type="float" office:value="10.5908" calcext:value-type="float">
            <text:p>10.5908</text:p>
          </table:table-cell>
          <table:table-cell table:style-name="Default" office:value-type="float" office:value="6.44086" calcext:value-type="float">
            <text:p>6.44086</text:p>
          </table:table-cell>
          <table:table-cell table:style-name="Default" office:value-type="float" office:value="3.38462" calcext:value-type="float">
            <text:p>3.38462</text:p>
          </table:table-cell>
          <table:table-cell table:style-name="Default" office:value-type="float" office:value="47.0442" calcext:value-type="float">
            <text:p>47.0442</text:p>
          </table:table-cell>
          <table:table-cell table:style-name="Default" office:value-type="float" office:value="17.2825" calcext:value-type="float">
            <text:p>17.282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3.39793" calcext:value-type="float">
            <text:p>3.39793</text:p>
          </table:table-cell>
          <table:table-cell table:style-name="Default" office:value-type="float" office:value="2.08571" calcext:value-type="float">
            <text:p>2.08571</text:p>
          </table:table-cell>
          <table:table-cell table:style-name="Default" office:value-type="float" office:value="0.914543" calcext:value-type="float">
            <text:p>0.914543</text:p>
          </table:table-cell>
          <table:table-cell table:style-name="Default" office:value-type="float" office:value="1.17741" calcext:value-type="float">
            <text:p>1.17741</text:p>
          </table:table-cell>
          <table:table-cell table:style-name="Default" office:value-type="float" office:value="17.7722" calcext:value-type="float">
            <text:p>17.7722</text:p>
          </table:table-cell>
          <table:table-cell table:style-name="Default" office:value-type="float" office:value="3.91607" calcext:value-type="float">
            <text:p>3.91607</text:p>
          </table:table-cell>
          <table:table-cell table:style-name="Default" office:value-type="float" office:value="29.2638" calcext:value-type="float">
            <text:p>29.2638</text:p>
          </table:table-cell>
          <table:table-cell table:style-name="Default" office:value-type="float" office:value="11.6114" calcext:value-type="float">
            <text:p>11.6114</text:p>
          </table:table-cell>
          <table:table-cell table:style-name="Default" office:value-type="float" office:value="7.12725" calcext:value-type="float">
            <text:p>7.12725</text:p>
          </table:table-cell>
          <table:table-cell table:style-name="Default" office:value-type="float" office:value="3.12516" calcext:value-type="float">
            <text:p>3.12516</text:p>
          </table:table-cell>
          <table:table-cell table:style-name="Default" office:value-type="float" office:value="4.02343" calcext:value-type="float">
            <text:p>4.02343</text:p>
          </table:table-cell>
          <table:table-cell table:style-name="Default" office:value-type="float" office:value="60.7308" calcext:value-type="float">
            <text:p>60.7308</text:p>
          </table:table-cell>
          <table:table-cell table:style-name="Default" office:value-type="float" office:value="13.382" calcext:value-type="float">
            <text:p>13.382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2.9773" calcext:value-type="float">
            <text:p>2.9773</text:p>
          </table:table-cell>
          <table:table-cell table:style-name="Default" office:value-type="float" office:value="3.03351" calcext:value-type="float">
            <text:p>3.03351</text:p>
          </table:table-cell>
          <table:table-cell table:style-name="Default" office:value-type="float" office:value="2.04613" calcext:value-type="float">
            <text:p>2.04613</text:p>
          </table:table-cell>
          <table:table-cell table:style-name="Default" office:value-type="float" office:value="0.943166" calcext:value-type="float">
            <text:p>0.943166</text:p>
          </table:table-cell>
          <table:table-cell table:style-name="Default" office:value-type="float" office:value="9.27589" calcext:value-type="float">
            <text:p>9.27589</text:p>
          </table:table-cell>
          <table:table-cell table:style-name="Default" office:value-type="float" office:value="2.49872" calcext:value-type="float">
            <text:p>2.49872</text:p>
          </table:table-cell>
          <table:table-cell table:style-name="Default" office:value-type="float" office:value="20.7747" calcext:value-type="float">
            <text:p>20.7747</text:p>
          </table:table-cell>
          <table:table-cell table:style-name="Default" office:value-type="float" office:value="14.3314" calcext:value-type="float">
            <text:p>14.3314</text:p>
          </table:table-cell>
          <table:table-cell table:style-name="Default" office:value-type="float" office:value="14.6019" calcext:value-type="float">
            <text:p>14.6019</text:p>
          </table:table-cell>
          <table:table-cell table:style-name="Default" office:value-type="float" office:value="9.84913" calcext:value-type="float">
            <text:p>9.84913</text:p>
          </table:table-cell>
          <table:table-cell table:style-name="Default" office:value-type="float" office:value="4.53997" calcext:value-type="float">
            <text:p>4.53997</text:p>
          </table:table-cell>
          <table:table-cell table:style-name="Default" office:value-type="float" office:value="44.6499" calcext:value-type="float">
            <text:p>44.6499</text:p>
          </table:table-cell>
          <table:table-cell table:style-name="Default" office:value-type="float" office:value="12.0277" calcext:value-type="float">
            <text:p>12.0277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1.86467" calcext:value-type="float">
            <text:p>1.86467</text:p>
          </table:table-cell>
          <table:table-cell table:style-name="Default" office:value-type="float" office:value="3.71383" calcext:value-type="float">
            <text:p>3.71383</text:p>
          </table:table-cell>
          <table:table-cell table:style-name="Default" office:value-type="float" office:value="2.84086" calcext:value-type="float">
            <text:p>2.84086</text:p>
          </table:table-cell>
          <table:table-cell table:style-name="Default" office:value-type="float" office:value="1.59126" calcext:value-type="float">
            <text:p>1.59126</text:p>
          </table:table-cell>
          <table:table-cell table:style-name="Default" office:value-type="float" office:value="15.891" calcext:value-type="float">
            <text:p>15.891</text:p>
          </table:table-cell>
          <table:table-cell table:style-name="Default" office:value-type="float" office:value="0.72951" calcext:value-type="float">
            <text:p>0.72951</text:p>
          </table:table-cell>
          <table:table-cell table:style-name="Default" office:value-type="float" office:value="26.6311" calcext:value-type="float">
            <text:p>26.6311</text:p>
          </table:table-cell>
          <table:table-cell table:style-name="Default" office:value-type="float" office:value="7.00184" calcext:value-type="float">
            <text:p>7.00184</text:p>
          </table:table-cell>
          <table:table-cell table:style-name="Default" office:value-type="float" office:value="13.9455" calcext:value-type="float">
            <text:p>13.9455</text:p>
          </table:table-cell>
          <table:table-cell table:style-name="Default" office:value-type="float" office:value="10.6675" calcext:value-type="float">
            <text:p>10.6675</text:p>
          </table:table-cell>
          <table:table-cell table:style-name="Default" office:value-type="float" office:value="5.97521" calcext:value-type="float">
            <text:p>5.97521</text:p>
          </table:table-cell>
          <table:table-cell table:style-name="Default" office:value-type="float" office:value="59.6707" calcext:value-type="float">
            <text:p>59.6707</text:p>
          </table:table-cell>
          <table:table-cell table:style-name="Default" office:value-type="float" office:value="2.73931" calcext:value-type="float">
            <text:p>2.73931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3.29537" calcext:value-type="float">
            <text:p>3.29537</text:p>
          </table:table-cell>
          <table:table-cell table:style-name="Default" office:value-type="float" office:value="2.78842" calcext:value-type="float">
            <text:p>2.78842</text:p>
          </table:table-cell>
          <table:table-cell table:style-name="Default" office:value-type="float" office:value="2.12322" calcext:value-type="float">
            <text:p>2.12322</text:p>
          </table:table-cell>
          <table:table-cell table:style-name="Default" office:value-type="float" office:value="1.75687" calcext:value-type="float">
            <text:p>1.75687</text:p>
          </table:table-cell>
          <table:table-cell table:style-name="Default" office:value-type="float" office:value="10.7909" calcext:value-type="float">
            <text:p>10.7909</text:p>
          </table:table-cell>
          <table:table-cell table:style-name="Default" office:value-type="float" office:value="4.53273" calcext:value-type="float">
            <text:p>4.53273</text:p>
          </table:table-cell>
          <table:table-cell table:style-name="Default" office:value-type="float" office:value="25.2875" calcext:value-type="float">
            <text:p>25.2875</text:p>
          </table:table-cell>
          <table:table-cell table:style-name="Default" office:value-type="float" office:value="13.0316" calcext:value-type="float">
            <text:p>13.0316</text:p>
          </table:table-cell>
          <table:table-cell table:style-name="Default" office:value-type="float" office:value="11.0269" calcext:value-type="float">
            <text:p>11.0269</text:p>
          </table:table-cell>
          <table:table-cell table:style-name="Default" office:value-type="float" office:value="8.39631" calcext:value-type="float">
            <text:p>8.39631</text:p>
          </table:table-cell>
          <table:table-cell table:style-name="Default" office:value-type="float" office:value="6.94758" calcext:value-type="float">
            <text:p>6.94758</text:p>
          </table:table-cell>
          <table:table-cell table:style-name="Default" office:value-type="float" office:value="42.6728" calcext:value-type="float">
            <text:p>42.6728</text:p>
          </table:table-cell>
          <table:table-cell table:style-name="Default" office:value-type="float" office:value="17.9248" calcext:value-type="float">
            <text:p>17.9248</text:p>
          </table:table-cell>
        </table:table-row>
        <table:table-row table:style-name="ro1" table:number-rows-repeated="19">
          <table:table-cell table:style-name="ce20"/>
          <table:table-cell table:style-name="Default" table:number-columns-repeated="13"/>
        </table:table-row>
        <table:table-row table:style-name="ro1">
          <table:table-cell table:style-name="ce58"/>
          <table:table-cell table:style-name="Default" table:number-columns-repeated="13"/>
        </table:table-row>
        <table:table-row table:style-name="ro1" table:number-rows-repeated="3">
          <table:table-cell table:number-columns-repeated="2"/>
          <table:table-cell table:style-name="Default" table:number-columns-repeated="12"/>
        </table:table-row>
        <table:table-row table:style-name="ro1" table:number-rows-repeated="104851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Dist" table:style-name="ta3">
        <office:forms form:automatic-focus="false" form:apply-design-mode="false"/>
        <table:table-column table:style-name="co17" table:default-cell-style-name="ce6"/>
        <table:table-column table:style-name="co16" table:number-columns-repeated="4" table:default-cell-style-name="ce6"/>
        <table:table-column table:style-name="co14" table:number-columns-repeated="5" table:default-cell-style-name="ce6"/>
        <table:table-row table:style-name="ro1">
          <table:table-cell table:style-name="ce2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4.48835" calcext:value-type="float">
            <text:p>4.48835</text:p>
          </table:table-cell>
          <table:table-cell table:style-name="Default" office:value-type="float" office:value="15.0166" calcext:value-type="float">
            <text:p>15.0166</text:p>
          </table:table-cell>
          <table:table-cell table:style-name="Default" office:value-type="float" office:value="21.2744" calcext:value-type="float">
            <text:p>21.2744</text:p>
          </table:table-cell>
          <table:table-cell table:style-name="Default" office:value-type="float" office:value="23.0628" calcext:value-type="float">
            <text:p>23.0628</text:p>
          </table:table-cell>
          <table:table-cell table:style-name="Default" office:value-type="float" office:value="63.8421" calcext:value-type="float">
            <text:p>63.8421</text:p>
          </table:table-cell>
          <table:table-cell table:style-name="Default" office:value-type="float" office:value="7.03039" calcext:value-type="float">
            <text:p>7.03039</text:p>
          </table:table-cell>
          <table:table-cell table:style-name="Default" office:value-type="float" office:value="23.5214" calcext:value-type="float">
            <text:p>23.5214</text:p>
          </table:table-cell>
          <table:table-cell table:style-name="Default" office:value-type="float" office:value="33.3235" calcext:value-type="float">
            <text:p>33.3235</text:p>
          </table:table-cell>
          <table:table-cell table:style-name="Default" office:value-type="float" office:value="36.1247" calcext:value-type="float">
            <text:p>36.1247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768" calcext:value-type="float">
            <text:p>39.2768</text:p>
          </table:table-cell>
          <table:table-cell table:style-name="Default" office:value-type="float" office:value="3.55001" calcext:value-type="float">
            <text:p>3.55001</text:p>
          </table:table-cell>
          <table:table-cell table:style-name="Default" office:value-type="float" office:value="22.4937" calcext:value-type="float">
            <text:p>22.4937</text:p>
          </table:table-cell>
          <table:table-cell table:style-name="Default" office:value-type="float" office:value="65.3204" calcext:value-type="float">
            <text:p>65.32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1294" calcext:value-type="float">
            <text:p>60.1294</text:p>
          </table:table-cell>
          <table:table-cell table:style-name="Default" office:value-type="float" office:value="5.43476" calcext:value-type="float">
            <text:p>5.43476</text:p>
          </table:table-cell>
          <table:table-cell table:style-name="Default" office:value-type="float" office:value="34.4359" calcext:value-type="float">
            <text:p>34.4359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6714" calcext:value-type="float">
            <text:p>0.176714</text:p>
          </table:table-cell>
          <table:table-cell table:style-name="Default" office:value-type="float" office:value="23.3548" calcext:value-type="float">
            <text:p>23.3548</text:p>
          </table:table-cell>
          <table:table-cell table:style-name="Default" office:value-type="float" office:value="4.45395" calcext:value-type="float">
            <text:p>4.45395</text:p>
          </table:table-cell>
          <table:table-cell table:style-name="Default" office:value-type="float" office:value="21.2042" calcext:value-type="float">
            <text:p>21.2042</text:p>
          </table:table-cell>
          <table:table-cell table:style-name="Default" office:value-type="float" office:value="49.1897" calcext:value-type="float">
            <text:p>49.1897</text:p>
          </table:table-cell>
          <table:table-cell table:style-name="Default" office:value-type="float" office:value="0.35925" calcext:value-type="float">
            <text:p>0.35925</text:p>
          </table:table-cell>
          <table:table-cell table:style-name="Default" office:value-type="float" office:value="47.4791" calcext:value-type="float">
            <text:p>47.4791</text:p>
          </table:table-cell>
          <table:table-cell table:style-name="Default" office:value-type="float" office:value="9.05464" calcext:value-type="float">
            <text:p>9.05464</text:p>
          </table:table-cell>
          <table:table-cell table:style-name="Default" office:value-type="float" office:value="43.107" calcext:value-type="float">
            <text:p>43.107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20.7479" calcext:value-type="float">
            <text:p>20.7479</text:p>
          </table:table-cell>
          <table:table-cell table:style-name="Default" office:value-type="float" office:value="42.1432" calcext:value-type="float">
            <text:p>42.1432</text:p>
          </table:table-cell>
          <table:table-cell table:style-name="Default" office:value-type="float" office:value="3.88641" calcext:value-type="float">
            <text:p>3.88641</text:p>
          </table:table-cell>
          <table:table-cell table:style-name="Default" office:value-type="float" office:value="24.633" calcext:value-type="float">
            <text:p>24.633</text:p>
          </table:table-cell>
          <table:table-cell table:style-name="Default" office:value-type="float" office:value="91.4105" calcext:value-type="float">
            <text:p>91.4105</text:p>
          </table:table-cell>
          <table:table-cell table:style-name="Default" office:value-type="float" office:value="22.6975" calcext:value-type="float">
            <text:p>22.6975</text:p>
          </table:table-cell>
          <table:table-cell table:style-name="Default" office:value-type="float" office:value="46.1032" calcext:value-type="float">
            <text:p>46.1032</text:p>
          </table:table-cell>
          <table:table-cell table:style-name="Default" office:value-type="float" office:value="4.2516" calcext:value-type="float">
            <text:p>4.2516</text:p>
          </table:table-cell>
          <table:table-cell table:style-name="Default" office:value-type="float" office:value="26.9477" calcext:value-type="float">
            <text:p>26.9477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3.2302" calcext:value-type="float">
            <text:p>3.2302</text:p>
          </table:table-cell>
          <table:table-cell table:style-name="Default" office:value-type="float" office:value="26.7526" calcext:value-type="float">
            <text:p>26.7526</text:p>
          </table:table-cell>
          <table:table-cell table:style-name="Default" office:value-type="float" office:value="6.49684" calcext:value-type="float">
            <text:p>6.49684</text:p>
          </table:table-cell>
          <table:table-cell table:style-name="Default" office:value-type="float" office:value="10.2143" calcext:value-type="float">
            <text:p>10.2143</text:p>
          </table:table-cell>
          <table:table-cell table:style-name="Default" office:value-type="float" office:value="46.6939" calcext:value-type="float">
            <text:p>46.6939</text:p>
          </table:table-cell>
          <table:table-cell table:style-name="Default" office:value-type="float" office:value="6.91782" calcext:value-type="float">
            <text:p>6.91782</text:p>
          </table:table-cell>
          <table:table-cell table:style-name="Default" office:value-type="float" office:value="57.2936" calcext:value-type="float">
            <text:p>57.2936</text:p>
          </table:table-cell>
          <table:table-cell table:style-name="Default" office:value-type="float" office:value="13.9137" calcext:value-type="float">
            <text:p>13.9137</text:p>
          </table:table-cell>
          <table:table-cell table:style-name="Default" office:value-type="float" office:value="21.8749" calcext:value-type="float">
            <text:p>21.8749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3.0917" calcext:value-type="float">
            <text:p>3.0917</text:p>
          </table:table-cell>
          <table:table-cell table:style-name="Default" office:value-type="float" office:value="61.2978" calcext:value-type="float">
            <text:p>61.2978</text:p>
          </table:table-cell>
          <table:table-cell table:style-name="Default" office:value-type="float" office:value="21.9211" calcext:value-type="float">
            <text:p>21.9211</text:p>
          </table:table-cell>
          <table:table-cell table:style-name="Default" office:value-type="float" office:value="27.1356" calcext:value-type="float">
            <text:p>27.1356</text:p>
          </table:table-cell>
          <table:table-cell table:style-name="Default" office:value-type="float" office:value="113.446" calcext:value-type="float">
            <text:p>113.446</text:p>
          </table:table-cell>
          <table:table-cell table:style-name="Default" office:value-type="float" office:value="2.72526" calcext:value-type="float">
            <text:p>2.72526</text:p>
          </table:table-cell>
          <table:table-cell table:style-name="Default" office:value-type="float" office:value="54.0325" calcext:value-type="float">
            <text:p>54.0325</text:p>
          </table:table-cell>
          <table:table-cell table:style-name="Default" office:value-type="float" office:value="19.3229" calcext:value-type="float">
            <text:p>19.3229</text:p>
          </table:table-cell>
          <table:table-cell table:style-name="Default" office:value-type="float" office:value="23.9194" calcext:value-type="float">
            <text:p>23.9194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39.1502" calcext:value-type="float">
            <text:p>39.1502</text:p>
          </table:table-cell>
          <table:table-cell table:style-name="Default" office:value-type="float" office:value="48.6675" calcext:value-type="float">
            <text:p>48.6675</text:p>
          </table:table-cell>
          <table:table-cell table:style-name="Default" office:value-type="float" office:value="4.35553" calcext:value-type="float">
            <text:p>4.35553</text:p>
          </table:table-cell>
          <table:table-cell table:style-name="Default" office:value-type="float" office:value="27.6442" calcext:value-type="float">
            <text:p>27.6442</text:p>
          </table:table-cell>
          <table:table-cell table:style-name="Default" office:value-type="float" office:value="119.817" calcext:value-type="float">
            <text:p>119.817</text:p>
          </table:table-cell>
          <table:table-cell table:style-name="Default" office:value-type="float" office:value="32.6749" calcext:value-type="float">
            <text:p>32.6749</text:p>
          </table:table-cell>
          <table:table-cell table:style-name="Default" office:value-type="float" office:value="40.618" calcext:value-type="float">
            <text:p>40.618</text:p>
          </table:table-cell>
          <table:table-cell table:style-name="Default" office:value-type="float" office:value="3.63514" calcext:value-type="float">
            <text:p>3.63514</text:p>
          </table:table-cell>
          <table:table-cell table:style-name="Default" office:value-type="float" office:value="23.0719" calcext:value-type="float">
            <text:p>23.0719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10.0454" calcext:value-type="float">
            <text:p>10.0454</text:p>
          </table:table-cell>
          <table:table-cell table:style-name="Default" office:value-type="float" office:value="67.0311" calcext:value-type="float">
            <text:p>67.0311</text:p>
          </table:table-cell>
          <table:table-cell table:style-name="Default" office:value-type="float" office:value="21.1156" calcext:value-type="float">
            <text:p>21.1156</text:p>
          </table:table-cell>
          <table:table-cell table:style-name="Default" office:value-type="float" office:value="16.4332" calcext:value-type="float">
            <text:p>16.4332</text:p>
          </table:table-cell>
          <table:table-cell table:style-name="Default" office:value-type="float" office:value="114.625" calcext:value-type="float">
            <text:p>114.625</text:p>
          </table:table-cell>
          <table:table-cell table:style-name="Default" office:value-type="float" office:value="8.76365" calcext:value-type="float">
            <text:p>8.76365</text:p>
          </table:table-cell>
          <table:table-cell table:style-name="Default" office:value-type="float" office:value="58.4784" calcext:value-type="float">
            <text:p>58.4784</text:p>
          </table:table-cell>
          <table:table-cell table:style-name="Default" office:value-type="float" office:value="18.4215" calcext:value-type="float">
            <text:p>18.4215</text:p>
          </table:table-cell>
          <table:table-cell table:style-name="Default" office:value-type="float" office:value="14.3364" calcext:value-type="float">
            <text:p>14.3364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103536" calcext:value-type="float">
            <text:p>0.103536</text:p>
          </table:table-cell>
          <table:table-cell table:style-name="Default" office:value-type="float" office:value="60.2126" calcext:value-type="float">
            <text:p>60.2126</text:p>
          </table:table-cell>
          <table:table-cell table:style-name="Default" office:value-type="float" office:value="32.3634" calcext:value-type="float">
            <text:p>32.3634</text:p>
          </table:table-cell>
          <table:table-cell table:style-name="Default" office:value-type="float" office:value="19.913" calcext:value-type="float">
            <text:p>19.913</text:p>
          </table:table-cell>
          <table:table-cell table:style-name="Default" office:value-type="float" office:value="112.592" calcext:value-type="float">
            <text:p>112.592</text:p>
          </table:table-cell>
          <table:table-cell table:style-name="Default" office:value-type="float" office:value="0.0919568" calcext:value-type="float">
            <text:p>0.0919568</text:p>
          </table:table-cell>
          <table:table-cell table:style-name="Default" office:value-type="float" office:value="53.4783" calcext:value-type="float">
            <text:p>53.4783</text:p>
          </table:table-cell>
          <table:table-cell table:style-name="Default" office:value-type="float" office:value="28.7439" calcext:value-type="float">
            <text:p>28.7439</text:p>
          </table:table-cell>
          <table:table-cell table:style-name="Default" office:value-type="float" office:value="17.6859" calcext:value-type="float">
            <text:p>17.6859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28.4957" calcext:value-type="float">
            <text:p>28.4957</text:p>
          </table:table-cell>
          <table:table-cell table:style-name="Default" office:value-type="float" office:value="41.3189" calcext:value-type="float">
            <text:p>41.3189</text:p>
          </table:table-cell>
          <table:table-cell table:style-name="Default" office:value-type="float" office:value="26.2754" calcext:value-type="float">
            <text:p>26.2754</text:p>
          </table:table-cell>
          <table:table-cell table:style-name="Default" office:value-type="float" office:value="41.6863" calcext:value-type="float">
            <text:p>41.6863</text:p>
          </table:table-cell>
          <table:table-cell table:style-name="Default" office:value-type="float" office:value="137.776" calcext:value-type="float">
            <text:p>137.776</text:p>
          </table:table-cell>
          <table:table-cell table:style-name="Default" office:value-type="float" office:value="20.6826" calcext:value-type="float">
            <text:p>20.6826</text:p>
          </table:table-cell>
          <table:table-cell table:style-name="Default" office:value-type="float" office:value="29.9898" calcext:value-type="float">
            <text:p>29.9898</text:p>
          </table:table-cell>
          <table:table-cell table:style-name="Default" office:value-type="float" office:value="19.071" calcext:value-type="float">
            <text:p>19.071</text:p>
          </table:table-cell>
          <table:table-cell table:style-name="Default" office:value-type="float" office:value="30.2565" calcext:value-type="float">
            <text:p>30.2565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24.4981" calcext:value-type="float">
            <text:p>24.4981</text:p>
          </table:table-cell>
          <table:table-cell table:style-name="Default" office:value-type="float" office:value="41.6492" calcext:value-type="float">
            <text:p>41.6492</text:p>
          </table:table-cell>
          <table:table-cell table:style-name="Default" office:value-type="float" office:value="21.7095" calcext:value-type="float">
            <text:p>21.7095</text:p>
          </table:table-cell>
          <table:table-cell table:style-name="Default" office:value-type="float" office:value="27.1744" calcext:value-type="float">
            <text:p>27.1744</text:p>
          </table:table-cell>
          <table:table-cell table:style-name="Default" office:value-type="float" office:value="115.031" calcext:value-type="float">
            <text:p>115.031</text:p>
          </table:table-cell>
          <table:table-cell table:style-name="Default" office:value-type="float" office:value="21.2969" calcext:value-type="float">
            <text:p>21.2969</text:p>
          </table:table-cell>
          <table:table-cell table:style-name="Default" office:value-type="float" office:value="36.2069" calcext:value-type="float">
            <text:p>36.2069</text:p>
          </table:table-cell>
          <table:table-cell table:style-name="Default" office:value-type="float" office:value="18.8727" calcext:value-type="float">
            <text:p>18.8727</text:p>
          </table:table-cell>
          <table:table-cell table:style-name="Default" office:value-type="float" office:value="23.6235" calcext:value-type="float">
            <text:p>23.6235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.692473" calcext:value-type="float">
            <text:p>0.692473</text:p>
          </table:table-cell>
          <table:table-cell table:style-name="Default" office:value-type="float" office:value="42.2363" calcext:value-type="float">
            <text:p>42.2363</text:p>
          </table:table-cell>
          <table:table-cell table:style-name="Default" office:value-type="float" office:value="12.4562" calcext:value-type="float">
            <text:p>12.4562</text:p>
          </table:table-cell>
          <table:table-cell table:style-name="Default" office:value-type="float" office:value="10.812" calcext:value-type="float">
            <text:p>10.812</text:p>
          </table:table-cell>
          <table:table-cell table:style-name="Default" office:value-type="float" office:value="66.197" calcext:value-type="float">
            <text:p>66.197</text:p>
          </table:table-cell>
          <table:table-cell table:style-name="Default" office:value-type="float" office:value="1.04608" calcext:value-type="float">
            <text:p>1.04608</text:p>
          </table:table-cell>
          <table:table-cell table:style-name="Default" office:value-type="float" office:value="63.8039" calcext:value-type="float">
            <text:p>63.8039</text:p>
          </table:table-cell>
          <table:table-cell table:style-name="Default" office:value-type="float" office:value="18.8169" calcext:value-type="float">
            <text:p>18.8169</text:p>
          </table:table-cell>
          <table:table-cell table:style-name="Default" office:value-type="float" office:value="16.3331" calcext:value-type="float">
            <text:p>16.3331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7.41326" calcext:value-type="float">
            <text:p>7.41326</text:p>
          </table:table-cell>
          <table:table-cell table:style-name="Default" office:value-type="float" office:value="50.9727" calcext:value-type="float">
            <text:p>50.9727</text:p>
          </table:table-cell>
          <table:table-cell table:style-name="Default" office:value-type="float" office:value="3.39515" calcext:value-type="float">
            <text:p>3.39515</text:p>
          </table:table-cell>
          <table:table-cell table:style-name="Default" office:value-type="float" office:value="27.9801" calcext:value-type="float">
            <text:p>27.9801</text:p>
          </table:table-cell>
          <table:table-cell table:style-name="Default" office:value-type="float" office:value="89.7613" calcext:value-type="float">
            <text:p>89.7613</text:p>
          </table:table-cell>
          <table:table-cell table:style-name="Default" office:value-type="float" office:value="8.25887" calcext:value-type="float">
            <text:p>8.25887</text:p>
          </table:table-cell>
          <table:table-cell table:style-name="Default" office:value-type="float" office:value="56.787" calcext:value-type="float">
            <text:p>56.787</text:p>
          </table:table-cell>
          <table:table-cell table:style-name="Default" office:value-type="float" office:value="3.78242" calcext:value-type="float">
            <text:p>3.78242</text:p>
          </table:table-cell>
          <table:table-cell table:style-name="Default" office:value-type="float" office:value="31.1717" calcext:value-type="float">
            <text:p>31.1717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3.84359" calcext:value-type="float">
            <text:p>3.84359</text:p>
          </table:table-cell>
          <table:table-cell table:style-name="Default" office:value-type="float" office:value="64.3389" calcext:value-type="float">
            <text:p>64.3389</text:p>
          </table:table-cell>
          <table:table-cell table:style-name="Default" office:value-type="float" office:value="3.50316" calcext:value-type="float">
            <text:p>3.50316</text:p>
          </table:table-cell>
          <table:table-cell table:style-name="Default" office:value-type="float" office:value="24.4118" calcext:value-type="float">
            <text:p>24.4118</text:p>
          </table:table-cell>
          <table:table-cell table:style-name="Default" office:value-type="float" office:value="96.0974" calcext:value-type="float">
            <text:p>96.0974</text:p>
          </table:table-cell>
          <table:table-cell table:style-name="Default" office:value-type="float" office:value="3.99968" calcext:value-type="float">
            <text:p>3.99968</text:p>
          </table:table-cell>
          <table:table-cell table:style-name="Default" office:value-type="float" office:value="66.9517" calcext:value-type="float">
            <text:p>66.9517</text:p>
          </table:table-cell>
          <table:table-cell table:style-name="Default" office:value-type="float" office:value="3.64542" calcext:value-type="float">
            <text:p>3.64542</text:p>
          </table:table-cell>
          <table:table-cell table:style-name="Default" office:value-type="float" office:value="25.4032" calcext:value-type="float">
            <text:p>25.403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24.5406" calcext:value-type="float">
            <text:p>24.5406</text:p>
          </table:table-cell>
          <table:table-cell table:style-name="Default" office:value-type="float" office:value="59.8869" calcext:value-type="float">
            <text:p>59.8869</text:p>
          </table:table-cell>
          <table:table-cell table:style-name="Default" office:value-type="float" office:value="9.30735" calcext:value-type="float">
            <text:p>9.30735</text:p>
          </table:table-cell>
          <table:table-cell table:style-name="Default" office:value-type="float" office:value="51.7588" calcext:value-type="float">
            <text:p>51.7588</text:p>
          </table:table-cell>
          <table:table-cell table:style-name="Default" office:value-type="float" office:value="145.494" calcext:value-type="float">
            <text:p>145.494</text:p>
          </table:table-cell>
          <table:table-cell table:style-name="Default" office:value-type="float" office:value="16.8671" calcext:value-type="float">
            <text:p>16.8671</text:p>
          </table:table-cell>
          <table:table-cell table:style-name="Default" office:value-type="float" office:value="41.1612" calcext:value-type="float">
            <text:p>41.1612</text:p>
          </table:table-cell>
          <table:table-cell table:style-name="Default" office:value-type="float" office:value="6.39709" calcext:value-type="float">
            <text:p>6.39709</text:p>
          </table:table-cell>
          <table:table-cell table:style-name="Default" office:value-type="float" office:value="35.5746" calcext:value-type="float">
            <text:p>35.5746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50.0137" calcext:value-type="float">
            <text:p>50.0137</text:p>
          </table:table-cell>
          <table:table-cell table:style-name="Default" office:value-type="float" office:value="7.87024" calcext:value-type="float">
            <text:p>7.87024</text:p>
          </table:table-cell>
          <table:table-cell table:style-name="Default" office:value-type="float" office:value="1.47393" calcext:value-type="float">
            <text:p>1.47393</text:p>
          </table:table-cell>
          <table:table-cell table:style-name="Default" office:value-type="float" office:value="42.4856" calcext:value-type="float">
            <text:p>42.4856</text:p>
          </table:table-cell>
          <table:table-cell table:style-name="Default" office:value-type="float" office:value="101.843" calcext:value-type="float">
            <text:p>101.843</text:p>
          </table:table-cell>
          <table:table-cell table:style-name="Default" office:value-type="float" office:value="49.1084" calcext:value-type="float">
            <text:p>49.1084</text:p>
          </table:table-cell>
          <table:table-cell table:style-name="Default" office:value-type="float" office:value="7.72778" calcext:value-type="float">
            <text:p>7.72778</text:p>
          </table:table-cell>
          <table:table-cell table:style-name="Default" office:value-type="float" office:value="1.44725" calcext:value-type="float">
            <text:p>1.44725</text:p>
          </table:table-cell>
          <table:table-cell table:style-name="Default" office:value-type="float" office:value="41.7166" calcext:value-type="float">
            <text:p>41.7166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40.9795" calcext:value-type="float">
            <text:p>40.9795</text:p>
          </table:table-cell>
          <table:table-cell table:style-name="Default" office:value-type="float" office:value="11.8261" calcext:value-type="float">
            <text:p>11.8261</text:p>
          </table:table-cell>
          <table:table-cell table:style-name="Default" office:value-type="float" office:value="4.60377" calcext:value-type="float">
            <text:p>4.60377</text:p>
          </table:table-cell>
          <table:table-cell table:style-name="Default" office:value-type="float" office:value="20.8015" calcext:value-type="float">
            <text:p>20.8015</text:p>
          </table:table-cell>
          <table:table-cell table:style-name="Default" office:value-type="float" office:value="78.2109" calcext:value-type="float">
            <text:p>78.2109</text:p>
          </table:table-cell>
          <table:table-cell table:style-name="Default" office:value-type="float" office:value="52.3962" calcext:value-type="float">
            <text:p>52.3962</text:p>
          </table:table-cell>
          <table:table-cell table:style-name="Default" office:value-type="float" office:value="15.1208" calcext:value-type="float">
            <text:p>15.1208</text:p>
          </table:table-cell>
          <table:table-cell table:style-name="Default" office:value-type="float" office:value="5.88636" calcext:value-type="float">
            <text:p>5.88636</text:p>
          </table:table-cell>
          <table:table-cell table:style-name="Default" office:value-type="float" office:value="26.5967" calcext:value-type="float">
            <text:p>26.5967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24.8713" calcext:value-type="float">
            <text:p>24.8713</text:p>
          </table:table-cell>
          <table:table-cell table:style-name="Default" office:value-type="float" office:value="49.3508" calcext:value-type="float">
            <text:p>49.3508</text:p>
          </table:table-cell>
          <table:table-cell table:style-name="Default" office:value-type="float" office:value="24.5174" calcext:value-type="float">
            <text:p>24.5174</text:p>
          </table:table-cell>
          <table:table-cell table:style-name="Default" office:value-type="float" office:value="30.8661" calcext:value-type="float">
            <text:p>30.8661</text:p>
          </table:table-cell>
          <table:table-cell table:style-name="Default" office:value-type="float" office:value="129.606" calcext:value-type="float">
            <text:p>129.606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Default" office:value-type="float" office:value="38.0777" calcext:value-type="float">
            <text:p>38.0777</text:p>
          </table:table-cell>
          <table:table-cell table:style-name="Default" office:value-type="float" office:value="18.9169" calcext:value-type="float">
            <text:p>18.9169</text:p>
          </table:table-cell>
          <table:table-cell table:style-name="Default" office:value-type="float" office:value="23.8154" calcext:value-type="float">
            <text:p>23.8154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62.5348" calcext:value-type="float">
            <text:p>62.5348</text:p>
          </table:table-cell>
          <table:table-cell table:style-name="Default" office:value-type="float" office:value="8.54467" calcext:value-type="float">
            <text:p>8.54467</text:p>
          </table:table-cell>
          <table:table-cell table:style-name="Default" office:value-type="float" office:value="6.64061" calcext:value-type="float">
            <text:p>6.64061</text:p>
          </table:table-cell>
          <table:table-cell table:style-name="Default" office:value-type="float" office:value="44.678" calcext:value-type="float">
            <text:p>44.678</text:p>
          </table:table-cell>
          <table:table-cell table:style-name="Default" office:value-type="float" office:value="122.398" calcext:value-type="float">
            <text:p>122.398</text:p>
          </table:table-cell>
          <table:table-cell table:style-name="Default" office:value-type="float" office:value="51.0913" calcext:value-type="float">
            <text:p>51.0913</text:p>
          </table:table-cell>
          <table:table-cell table:style-name="Default" office:value-type="float" office:value="6.98105" calcext:value-type="float">
            <text:p>6.98105</text:p>
          </table:table-cell>
          <table:table-cell table:style-name="Default" office:value-type="float" office:value="5.42542" calcext:value-type="float">
            <text:p>5.42542</text:p>
          </table:table-cell>
          <table:table-cell table:style-name="Default" office:value-type="float" office:value="36.5022" calcext:value-type="float">
            <text:p>36.5022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33.5899" calcext:value-type="float">
            <text:p>33.5899</text:p>
          </table:table-cell>
          <table:table-cell table:style-name="Default" office:value-type="float" office:value="4.20323" calcext:value-type="float">
            <text:p>4.20323</text:p>
          </table:table-cell>
          <table:table-cell table:style-name="Default" office:value-type="float" office:value="1.52508" calcext:value-type="float">
            <text:p>1.52508</text:p>
          </table:table-cell>
          <table:table-cell table:style-name="Default" office:value-type="float" office:value="44.5408" calcext:value-type="float">
            <text:p>44.5408</text:p>
          </table:table-cell>
          <table:table-cell table:style-name="Default" office:value-type="float" office:value="83.859" calcext:value-type="float">
            <text:p>83.859</text:p>
          </table:table-cell>
          <table:table-cell table:style-name="Default" office:value-type="float" office:value="40.0552" calcext:value-type="float">
            <text:p>40.0552</text:p>
          </table:table-cell>
          <table:table-cell table:style-name="Default" office:value-type="float" office:value="5.01225" calcext:value-type="float">
            <text:p>5.01225</text:p>
          </table:table-cell>
          <table:table-cell table:style-name="Default" office:value-type="float" office:value="1.81862" calcext:value-type="float">
            <text:p>1.81862</text:p>
          </table:table-cell>
          <table:table-cell table:style-name="Default" office:value-type="float" office:value="53.1139" calcext:value-type="float">
            <text:p>53.1139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24.665" calcext:value-type="float">
            <text:p>24.665</text:p>
          </table:table-cell>
          <table:table-cell table:style-name="Default" office:value-type="float" office:value="63.7352" calcext:value-type="float">
            <text:p>63.7352</text:p>
          </table:table-cell>
          <table:table-cell table:style-name="Default" office:value-type="float" office:value="47.9626" calcext:value-type="float">
            <text:p>47.9626</text:p>
          </table:table-cell>
          <table:table-cell table:style-name="Default" office:value-type="float" office:value="36.1172" calcext:value-type="float">
            <text:p>36.1172</text:p>
          </table:table-cell>
          <table:table-cell table:style-name="Default" office:value-type="float" office:value="172.48" calcext:value-type="float">
            <text:p>172.48</text:p>
          </table:table-cell>
          <table:table-cell table:style-name="Default" office:value-type="float" office:value="14.3002" calcext:value-type="float">
            <text:p>14.3002</text:p>
          </table:table-cell>
          <table:table-cell table:style-name="Default" office:value-type="float" office:value="36.9523" calcext:value-type="float">
            <text:p>36.9523</text:p>
          </table:table-cell>
          <table:table-cell table:style-name="Default" office:value-type="float" office:value="27.8076" calcext:value-type="float">
            <text:p>27.8076</text:p>
          </table:table-cell>
          <table:table-cell table:style-name="Default" office:value-type="float" office:value="20.9399" calcext:value-type="float">
            <text:p>20.9399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2.3856" calcext:value-type="float">
            <text:p>12.3856</text:p>
          </table:table-cell>
          <table:table-cell table:style-name="Default" office:value-type="float" office:value="36.9374" calcext:value-type="float">
            <text:p>36.9374</text:p>
          </table:table-cell>
          <table:table-cell table:style-name="Default" office:value-type="float" office:value="25.1571" calcext:value-type="float">
            <text:p>25.1571</text:p>
          </table:table-cell>
          <table:table-cell table:style-name="Default" office:value-type="float" office:value="37.0576" calcext:value-type="float">
            <text:p>37.0576</text:p>
          </table:table-cell>
          <table:table-cell table:style-name="Default" office:value-type="float" office:value="111.538" calcext:value-type="float">
            <text:p>111.538</text:p>
          </table:table-cell>
          <table:table-cell table:style-name="Default" office:value-type="float" office:value="11.1044" calcext:value-type="float">
            <text:p>11.1044</text:p>
          </table:table-cell>
          <table:table-cell table:style-name="Default" office:value-type="float" office:value="33.1165" calcext:value-type="float">
            <text:p>33.1165</text:p>
          </table:table-cell>
          <table:table-cell table:style-name="Default" office:value-type="float" office:value="22.5548" calcext:value-type="float">
            <text:p>22.5548</text:p>
          </table:table-cell>
          <table:table-cell table:style-name="Default" office:value-type="float" office:value="33.2243" calcext:value-type="float">
            <text:p>33.2243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20.0692" calcext:value-type="float">
            <text:p>20.0692</text:p>
          </table:table-cell>
          <table:table-cell table:style-name="Default" office:value-type="float" office:value="51.7936" calcext:value-type="float">
            <text:p>51.7936</text:p>
          </table:table-cell>
          <table:table-cell table:style-name="Default" office:value-type="float" office:value="34.8075" calcext:value-type="float">
            <text:p>34.8075</text:p>
          </table:table-cell>
          <table:table-cell table:style-name="Default" office:value-type="float" office:value="72.8284" calcext:value-type="float">
            <text:p>72.8284</text:p>
          </table:table-cell>
          <table:table-cell table:style-name="Default" office:value-type="float" office:value="179.499" calcext:value-type="float">
            <text:p>179.499</text:p>
          </table:table-cell>
          <table:table-cell table:style-name="Default" office:value-type="float" office:value="11.1807" calcext:value-type="float">
            <text:p>11.1807</text:p>
          </table:table-cell>
          <table:table-cell table:style-name="Default" office:value-type="float" office:value="28.8546" calcext:value-type="float">
            <text:p>28.8546</text:p>
          </table:table-cell>
          <table:table-cell table:style-name="Default" office:value-type="float" office:value="19.3915" calcext:value-type="float">
            <text:p>19.3915</text:p>
          </table:table-cell>
          <table:table-cell table:style-name="Default" office:value-type="float" office:value="40.5732" calcext:value-type="float">
            <text:p>40.5732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27.715" calcext:value-type="float">
            <text:p>27.715</text:p>
          </table:table-cell>
          <table:table-cell table:style-name="Default" office:value-type="float" office:value="55.9687" calcext:value-type="float">
            <text:p>55.9687</text:p>
          </table:table-cell>
          <table:table-cell table:style-name="Default" office:value-type="float" office:value="35.033" calcext:value-type="float">
            <text:p>35.033</text:p>
          </table:table-cell>
          <table:table-cell table:style-name="Default" office:value-type="float" office:value="30.2086" calcext:value-type="float">
            <text:p>30.2086</text:p>
          </table:table-cell>
          <table:table-cell table:style-name="Default" office:value-type="float" office:value="148.925" calcext:value-type="float">
            <text:p>148.925</text:p>
          </table:table-cell>
          <table:table-cell table:style-name="Default" office:value-type="float" office:value="18.61" calcext:value-type="float">
            <text:p>18.61</text:p>
          </table:table-cell>
          <table:table-cell table:style-name="Default" office:value-type="float" office:value="37.5817" calcext:value-type="float">
            <text:p>37.5817</text:p>
          </table:table-cell>
          <table:table-cell table:style-name="Default" office:value-type="float" office:value="23.5239" calcext:value-type="float">
            <text:p>23.5239</text:p>
          </table:table-cell>
          <table:table-cell table:style-name="Default" office:value-type="float" office:value="20.2844" calcext:value-type="float">
            <text:p>20.2844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6.54096" calcext:value-type="float">
            <text:p>6.54096</text:p>
          </table:table-cell>
          <table:table-cell table:style-name="Default" office:value-type="float" office:value="75.6413" calcext:value-type="float">
            <text:p>75.6413</text:p>
          </table:table-cell>
          <table:table-cell table:style-name="Default" office:value-type="float" office:value="24.5146" calcext:value-type="float">
            <text:p>24.5146</text:p>
          </table:table-cell>
          <table:table-cell table:style-name="Default" office:value-type="float" office:value="30.2733" calcext:value-type="float">
            <text:p>30.2733</text:p>
          </table:table-cell>
          <table:table-cell table:style-name="Default" office:value-type="float" office:value="136.97" calcext:value-type="float">
            <text:p>136.97</text:p>
          </table:table-cell>
          <table:table-cell table:style-name="Default" office:value-type="float" office:value="4.77546" calcext:value-type="float">
            <text:p>4.77546</text:p>
          </table:table-cell>
          <table:table-cell table:style-name="Default" office:value-type="float" office:value="55.2247" calcext:value-type="float">
            <text:p>55.2247</text:p>
          </table:table-cell>
          <table:table-cell table:style-name="Default" office:value-type="float" office:value="17.8978" calcext:value-type="float">
            <text:p>17.8978</text:p>
          </table:table-cell>
          <table:table-cell table:style-name="Default" office:value-type="float" office:value="22.1021" calcext:value-type="float">
            <text:p>22.1021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40.6796" calcext:value-type="float">
            <text:p>40.6796</text:p>
          </table:table-cell>
          <table:table-cell table:style-name="Default" office:value-type="float" office:value="28.5471" calcext:value-type="float">
            <text:p>28.5471</text:p>
          </table:table-cell>
          <table:table-cell table:style-name="Default" office:value-type="float" office:value="2.42301" calcext:value-type="float">
            <text:p>2.42301</text:p>
          </table:table-cell>
          <table:table-cell table:style-name="Default" office:value-type="float" office:value="38.7581" calcext:value-type="float">
            <text:p>38.7581</text:p>
          </table:table-cell>
          <table:table-cell table:style-name="Default" office:value-type="float" office:value="110.408" calcext:value-type="float">
            <text:p>110.408</text:p>
          </table:table-cell>
          <table:table-cell table:style-name="Default" office:value-type="float" office:value="36.8448" calcext:value-type="float">
            <text:p>36.8448</text:p>
          </table:table-cell>
          <table:table-cell table:style-name="Default" office:value-type="float" office:value="25.8561" calcext:value-type="float">
            <text:p>25.8561</text:p>
          </table:table-cell>
          <table:table-cell table:style-name="Default" office:value-type="float" office:value="2.1946" calcext:value-type="float">
            <text:p>2.1946</text:p>
          </table:table-cell>
          <table:table-cell table:style-name="Default" office:value-type="float" office:value="35.1045" calcext:value-type="float">
            <text:p>35.1045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26.7461" calcext:value-type="float">
            <text:p>26.7461</text:p>
          </table:table-cell>
          <table:table-cell table:style-name="Default" office:value-type="float" office:value="81.5203" calcext:value-type="float">
            <text:p>81.5203</text:p>
          </table:table-cell>
          <table:table-cell table:style-name="Default" office:value-type="float" office:value="22.421" calcext:value-type="float">
            <text:p>22.421</text:p>
          </table:table-cell>
          <table:table-cell table:style-name="Default" office:value-type="float" office:value="36.8874" calcext:value-type="float">
            <text:p>36.8874</text:p>
          </table:table-cell>
          <table:table-cell table:style-name="Default" office:value-type="float" office:value="167.575" calcext:value-type="float">
            <text:p>167.575</text:p>
          </table:table-cell>
          <table:table-cell table:style-name="Default" office:value-type="float" office:value="15.9607" calcext:value-type="float">
            <text:p>15.9607</text:p>
          </table:table-cell>
          <table:table-cell table:style-name="Default" office:value-type="float" office:value="48.6471" calcext:value-type="float">
            <text:p>48.6471</text:p>
          </table:table-cell>
          <table:table-cell table:style-name="Default" office:value-type="float" office:value="13.3797" calcext:value-type="float">
            <text:p>13.3797</text:p>
          </table:table-cell>
          <table:table-cell table:style-name="Default" office:value-type="float" office:value="22.0125" calcext:value-type="float">
            <text:p>22.0125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35.0346" calcext:value-type="float">
            <text:p>35.0346</text:p>
          </table:table-cell>
          <table:table-cell table:style-name="Default" office:value-type="float" office:value="33.9674" calcext:value-type="float">
            <text:p>33.9674</text:p>
          </table:table-cell>
          <table:table-cell table:style-name="Default" office:value-type="float" office:value="4.55087" calcext:value-type="float">
            <text:p>4.55087</text:p>
          </table:table-cell>
          <table:table-cell table:style-name="Default" office:value-type="float" office:value="31.8566" calcext:value-type="float">
            <text:p>31.8566</text:p>
          </table:table-cell>
          <table:table-cell table:style-name="Default" office:value-type="float" office:value="105.409" calcext:value-type="float">
            <text:p>105.409</text:p>
          </table:table-cell>
          <table:table-cell table:style-name="Default" office:value-type="float" office:value="33.2367" calcext:value-type="float">
            <text:p>33.2367</text:p>
          </table:table-cell>
          <table:table-cell table:style-name="Default" office:value-type="float" office:value="32.2242" calcext:value-type="float">
            <text:p>32.2242</text:p>
          </table:table-cell>
          <table:table-cell table:style-name="Default" office:value-type="float" office:value="4.31733" calcext:value-type="float">
            <text:p>4.31733</text:p>
          </table:table-cell>
          <table:table-cell table:style-name="Default" office:value-type="float" office:value="30.2218" calcext:value-type="float">
            <text:p>30.2218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4.73058" calcext:value-type="float">
            <text:p>4.73058</text:p>
          </table:table-cell>
          <table:table-cell table:style-name="Default" office:value-type="float" office:value="63.8864" calcext:value-type="float">
            <text:p>63.8864</text:p>
          </table:table-cell>
          <table:table-cell table:style-name="Default" office:value-type="float" office:value="17.7232" calcext:value-type="float">
            <text:p>17.7232</text:p>
          </table:table-cell>
          <table:table-cell table:style-name="Default" office:value-type="float" office:value="19.0593" calcext:value-type="float">
            <text:p>19.0593</text:p>
          </table:table-cell>
          <table:table-cell table:style-name="Default" office:value-type="float" office:value="105.399" calcext:value-type="float">
            <text:p>105.399</text:p>
          </table:table-cell>
          <table:table-cell table:style-name="Default" office:value-type="float" office:value="4.48824" calcext:value-type="float">
            <text:p>4.48824</text:p>
          </table:table-cell>
          <table:table-cell table:style-name="Default" office:value-type="float" office:value="60.6136" calcext:value-type="float">
            <text:p>60.6136</text:p>
          </table:table-cell>
          <table:table-cell table:style-name="Default" office:value-type="float" office:value="16.8152" calcext:value-type="float">
            <text:p>16.8152</text:p>
          </table:table-cell>
          <table:table-cell table:style-name="Default" office:value-type="float" office:value="18.0829" calcext:value-type="float">
            <text:p>18.0829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41.4423" calcext:value-type="float">
            <text:p>41.4423</text:p>
          </table:table-cell>
          <table:table-cell table:style-name="Default" office:value-type="float" office:value="63.4658" calcext:value-type="float">
            <text:p>63.4658</text:p>
          </table:table-cell>
          <table:table-cell table:style-name="Default" office:value-type="float" office:value="25.5912" calcext:value-type="float">
            <text:p>25.5912</text:p>
          </table:table-cell>
          <table:table-cell table:style-name="Default" office:value-type="float" office:value="52.421" calcext:value-type="float">
            <text:p>52.421</text:p>
          </table:table-cell>
          <table:table-cell table:style-name="Default" office:value-type="float" office:value="182.92" calcext:value-type="float">
            <text:p>182.92</text:p>
          </table:table-cell>
          <table:table-cell table:style-name="Default" office:value-type="float" office:value="22.6559" calcext:value-type="float">
            <text:p>22.6559</text:p>
          </table:table-cell>
          <table:table-cell table:style-name="Default" office:value-type="float" office:value="34.6959" calcext:value-type="float">
            <text:p>34.6959</text:p>
          </table:table-cell>
          <table:table-cell table:style-name="Default" office:value-type="float" office:value="13.9903" calcext:value-type="float">
            <text:p>13.9903</text:p>
          </table:table-cell>
          <table:table-cell table:style-name="Default" office:value-type="float" office:value="28.6579" calcext:value-type="float">
            <text:p>28.6579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71.3985" calcext:value-type="float">
            <text:p>71.3985</text:p>
          </table:table-cell>
          <table:table-cell table:style-name="Default" office:value-type="float" office:value="11.4584" calcext:value-type="float">
            <text:p>11.4584</text:p>
          </table:table-cell>
          <table:table-cell table:style-name="Default" office:value-type="float" office:value="4.53827" calcext:value-type="float">
            <text:p>4.53827</text:p>
          </table:table-cell>
          <table:table-cell table:style-name="Default" office:value-type="float" office:value="38.2716" calcext:value-type="float">
            <text:p>38.2716</text:p>
          </table:table-cell>
          <table:table-cell table:style-name="Default" office:value-type="float" office:value="125.667" calcext:value-type="float">
            <text:p>125.667</text:p>
          </table:table-cell>
          <table:table-cell table:style-name="Default" office:value-type="float" office:value="56.8157" calcext:value-type="float">
            <text:p>56.8157</text:p>
          </table:table-cell>
          <table:table-cell table:style-name="Default" office:value-type="float" office:value="9.11812" calcext:value-type="float">
            <text:p>9.11812</text:p>
          </table:table-cell>
          <table:table-cell table:style-name="Default" office:value-type="float" office:value="3.61135" calcext:value-type="float">
            <text:p>3.61135</text:p>
          </table:table-cell>
          <table:table-cell table:style-name="Default" office:value-type="float" office:value="30.4548" calcext:value-type="float">
            <text:p>30.4548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52.1921" calcext:value-type="float">
            <text:p>52.1921</text:p>
          </table:table-cell>
          <table:table-cell table:style-name="Default" office:value-type="float" office:value="10.3906" calcext:value-type="float">
            <text:p>10.3906</text:p>
          </table:table-cell>
          <table:table-cell table:style-name="Default" office:value-type="float" office:value="6.26435" calcext:value-type="float">
            <text:p>6.26435</text:p>
          </table:table-cell>
          <table:table-cell table:style-name="Default" office:value-type="float" office:value="79.8266" calcext:value-type="float">
            <text:p>79.8266</text:p>
          </table:table-cell>
          <table:table-cell table:style-name="Default" office:value-type="float" office:value="148.674" calcext:value-type="float">
            <text:p>148.674</text:p>
          </table:table-cell>
          <table:table-cell table:style-name="Default" office:value-type="float" office:value="35.1052" calcext:value-type="float">
            <text:p>35.1052</text:p>
          </table:table-cell>
          <table:table-cell table:style-name="Default" office:value-type="float" office:value="6.98885" calcext:value-type="float">
            <text:p>6.98885</text:p>
          </table:table-cell>
          <table:table-cell table:style-name="Default" office:value-type="float" office:value="4.21349" calcext:value-type="float">
            <text:p>4.21349</text:p>
          </table:table-cell>
          <table:table-cell table:style-name="Default" office:value-type="float" office:value="53.6925" calcext:value-type="float">
            <text:p>53.6925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103.286" calcext:value-type="float">
            <text:p>103.286</text:p>
          </table:table-cell>
          <table:table-cell table:style-name="Default" office:value-type="float" office:value="19.2784" calcext:value-type="float">
            <text:p>19.2784</text:p>
          </table:table-cell>
          <table:table-cell table:style-name="Default" office:value-type="float" office:value="11.8399" calcext:value-type="float">
            <text:p>11.8399</text:p>
          </table:table-cell>
          <table:table-cell table:style-name="Default" office:value-type="float" office:value="64.2703" calcext:value-type="float">
            <text:p>64.2703</text:p>
          </table:table-cell>
          <table:table-cell table:style-name="Default" office:value-type="float" office:value="198.675" calcext:value-type="float">
            <text:p>198.675</text:p>
          </table:table-cell>
          <table:table-cell table:style-name="Default" office:value-type="float" office:value="51.9876" calcext:value-type="float">
            <text:p>51.9876</text:p>
          </table:table-cell>
          <table:table-cell table:style-name="Default" office:value-type="float" office:value="9.70349" calcext:value-type="float">
            <text:p>9.70349</text:p>
          </table:table-cell>
          <table:table-cell table:style-name="Default" office:value-type="float" office:value="5.95944" calcext:value-type="float">
            <text:p>5.95944</text:p>
          </table:table-cell>
          <table:table-cell table:style-name="Default" office:value-type="float" office:value="32.3494" calcext:value-type="float">
            <text:p>32.3494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35.1848" calcext:value-type="float">
            <text:p>35.1848</text:p>
          </table:table-cell>
          <table:table-cell table:style-name="Default" office:value-type="float" office:value="33.1237" calcext:value-type="float">
            <text:p>33.1237</text:p>
          </table:table-cell>
          <table:table-cell table:style-name="Default" office:value-type="float" office:value="27.2834" calcext:value-type="float">
            <text:p>27.2834</text:p>
          </table:table-cell>
          <table:table-cell table:style-name="Default" office:value-type="float" office:value="51.0514" calcext:value-type="float">
            <text:p>51.0514</text:p>
          </table:table-cell>
          <table:table-cell table:style-name="Default" office:value-type="float" office:value="146.643" calcext:value-type="float">
            <text:p>146.643</text:p>
          </table:table-cell>
          <table:table-cell table:style-name="Default" office:value-type="float" office:value="23.9935" calcext:value-type="float">
            <text:p>23.9935</text:p>
          </table:table-cell>
          <table:table-cell table:style-name="Default" office:value-type="float" office:value="22.5879" calcext:value-type="float">
            <text:p>22.5879</text:p>
          </table:table-cell>
          <table:table-cell table:style-name="Default" office:value-type="float" office:value="18.6053" calcext:value-type="float">
            <text:p>18.6053</text:p>
          </table:table-cell>
          <table:table-cell table:style-name="Default" office:value-type="float" office:value="34.8133" calcext:value-type="float">
            <text:p>34.8133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1.5254" calcext:value-type="float">
            <text:p>21.5254</text:p>
          </table:table-cell>
          <table:table-cell table:style-name="Default" office:value-type="float" office:value="15.4487" calcext:value-type="float">
            <text:p>15.4487</text:p>
          </table:table-cell>
          <table:table-cell table:style-name="Default" office:value-type="float" office:value="6.15605" calcext:value-type="float">
            <text:p>6.15605</text:p>
          </table:table-cell>
          <table:table-cell table:style-name="Default" office:value-type="float" office:value="75.8073" calcext:value-type="float">
            <text:p>75.8073</text:p>
          </table:table-cell>
          <table:table-cell table:style-name="Default" office:value-type="float" office:value="118.938" calcext:value-type="float">
            <text:p>118.938</text:p>
          </table:table-cell>
          <table:table-cell table:style-name="Default" office:value-type="float" office:value="18.0981" calcext:value-type="float">
            <text:p>18.0981</text:p>
          </table:table-cell>
          <table:table-cell table:style-name="Default" office:value-type="float" office:value="12.989" calcext:value-type="float">
            <text:p>12.989</text:p>
          </table:table-cell>
          <table:table-cell table:style-name="Default" office:value-type="float" office:value="5.17587" calcext:value-type="float">
            <text:p>5.17587</text:p>
          </table:table-cell>
          <table:table-cell table:style-name="Default" office:value-type="float" office:value="63.7371" calcext:value-type="float">
            <text:p>63.7371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46.594" calcext:value-type="float">
            <text:p>46.594</text:p>
          </table:table-cell>
          <table:table-cell table:style-name="Default" office:value-type="float" office:value="25.6757" calcext:value-type="float">
            <text:p>25.6757</text:p>
          </table:table-cell>
          <table:table-cell table:style-name="Default" office:value-type="float" office:value="9.33864" calcext:value-type="float">
            <text:p>9.33864</text:p>
          </table:table-cell>
          <table:table-cell table:style-name="Default" office:value-type="float" office:value="30.0434" calcext:value-type="float">
            <text:p>30.0434</text:p>
          </table:table-cell>
          <table:table-cell table:style-name="Default" office:value-type="float" office:value="111.652" calcext:value-type="float">
            <text:p>111.652</text:p>
          </table:table-cell>
          <table:table-cell table:style-name="Default" office:value-type="float" office:value="41.7315" calcext:value-type="float">
            <text:p>41.7315</text:p>
          </table:table-cell>
          <table:table-cell table:style-name="Default" office:value-type="float" office:value="22.9962" calcext:value-type="float">
            <text:p>22.9962</text:p>
          </table:table-cell>
          <table:table-cell table:style-name="Default" office:value-type="float" office:value="8.36408" calcext:value-type="float">
            <text:p>8.36408</text:p>
          </table:table-cell>
          <table:table-cell table:style-name="Default" office:value-type="float" office:value="26.9081" calcext:value-type="float">
            <text:p>26.9081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36.815" calcext:value-type="float">
            <text:p>36.815</text:p>
          </table:table-cell>
          <table:table-cell table:style-name="Default" office:value-type="float" office:value="30.8473" calcext:value-type="float">
            <text:p>30.8473</text:p>
          </table:table-cell>
          <table:table-cell table:style-name="Default" office:value-type="float" office:value="3.32959" calcext:value-type="float">
            <text:p>3.32959</text:p>
          </table:table-cell>
          <table:table-cell table:style-name="Default" office:value-type="float" office:value="48.2738" calcext:value-type="float">
            <text:p>48.2738</text:p>
          </table:table-cell>
          <table:table-cell table:style-name="Default" office:value-type="float" office:value="119.266" calcext:value-type="float">
            <text:p>119.266</text:p>
          </table:table-cell>
          <table:table-cell table:style-name="Default" office:value-type="float" office:value="30.868" calcext:value-type="float">
            <text:p>30.868</text:p>
          </table:table-cell>
          <table:table-cell table:style-name="Default" office:value-type="float" office:value="25.8643" calcext:value-type="float">
            <text:p>25.8643</text:p>
          </table:table-cell>
          <table:table-cell table:style-name="Default" office:value-type="float" office:value="2.79174" calcext:value-type="float">
            <text:p>2.79174</text:p>
          </table:table-cell>
          <table:table-cell table:style-name="Default" office:value-type="float" office:value="40.4759" calcext:value-type="float">
            <text:p>40.4759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33.2361" calcext:value-type="float">
            <text:p>33.2361</text:p>
          </table:table-cell>
          <table:table-cell table:style-name="Default" office:value-type="float" office:value="62.8738" calcext:value-type="float">
            <text:p>62.8738</text:p>
          </table:table-cell>
          <table:table-cell table:style-name="Default" office:value-type="float" office:value="36.0579" calcext:value-type="float">
            <text:p>36.0579</text:p>
          </table:table-cell>
          <table:table-cell table:style-name="Default" office:value-type="float" office:value="38.6698" calcext:value-type="float">
            <text:p>38.6698</text:p>
          </table:table-cell>
          <table:table-cell table:style-name="Default" office:value-type="float" office:value="170.838" calcext:value-type="float">
            <text:p>170.838</text:p>
          </table:table-cell>
          <table:table-cell table:style-name="Default" office:value-type="float" office:value="19.4548" calcext:value-type="float">
            <text:p>19.4548</text:p>
          </table:table-cell>
          <table:table-cell table:style-name="Default" office:value-type="float" office:value="36.8033" calcext:value-type="float">
            <text:p>36.8033</text:p>
          </table:table-cell>
          <table:table-cell table:style-name="Default" office:value-type="float" office:value="21.1065" calcext:value-type="float">
            <text:p>21.1065</text:p>
          </table:table-cell>
          <table:table-cell table:style-name="Default" office:value-type="float" office:value="22.6354" calcext:value-type="float">
            <text:p>22.6354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8.11804" calcext:value-type="float">
            <text:p>8.11804</text:p>
          </table:table-cell>
          <table:table-cell table:style-name="Default" office:value-type="float" office:value="90.7672" calcext:value-type="float">
            <text:p>90.7672</text:p>
          </table:table-cell>
          <table:table-cell table:style-name="Default" office:value-type="float" office:value="48.1421" calcext:value-type="float">
            <text:p>48.1421</text:p>
          </table:table-cell>
          <table:table-cell table:style-name="Default" office:value-type="float" office:value="65.2419" calcext:value-type="float">
            <text:p>65.2419</text:p>
          </table:table-cell>
          <table:table-cell table:style-name="Default" office:value-type="float" office:value="212.269" calcext:value-type="float">
            <text:p>212.269</text:p>
          </table:table-cell>
          <table:table-cell table:style-name="Default" office:value-type="float" office:value="3.82441" calcext:value-type="float">
            <text:p>3.82441</text:p>
          </table:table-cell>
          <table:table-cell table:style-name="Default" office:value-type="float" office:value="42.7604" calcext:value-type="float">
            <text:p>42.7604</text:p>
          </table:table-cell>
          <table:table-cell table:style-name="Default" office:value-type="float" office:value="22.6797" calcext:value-type="float">
            <text:p>22.6797</text:p>
          </table:table-cell>
          <table:table-cell table:style-name="Default" office:value-type="float" office:value="30.7354" calcext:value-type="float">
            <text:p>30.7354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53.1103" calcext:value-type="float">
            <text:p>53.1103</text:p>
          </table:table-cell>
          <table:table-cell table:style-name="Default" office:value-type="float" office:value="45.9917" calcext:value-type="float">
            <text:p>45.9917</text:p>
          </table:table-cell>
          <table:table-cell table:style-name="Default" office:value-type="float" office:value="32.3852" calcext:value-type="float">
            <text:p>32.3852</text:p>
          </table:table-cell>
          <table:table-cell table:style-name="Default" office:value-type="float" office:value="72.0316" calcext:value-type="float">
            <text:p>72.0316</text:p>
          </table:table-cell>
          <table:table-cell table:style-name="Default" office:value-type="float" office:value="203.519" calcext:value-type="float">
            <text:p>203.519</text:p>
          </table:table-cell>
          <table:table-cell table:style-name="Default" office:value-type="float" office:value="26.096" calcext:value-type="float">
            <text:p>26.096</text:p>
          </table:table-cell>
          <table:table-cell table:style-name="Default" office:value-type="float" office:value="22.5983" calcext:value-type="float">
            <text:p>22.5983</text:p>
          </table:table-cell>
          <table:table-cell table:style-name="Default" office:value-type="float" office:value="15.9127" calcext:value-type="float">
            <text:p>15.9127</text:p>
          </table:table-cell>
          <table:table-cell table:style-name="Default" office:value-type="float" office:value="35.3931" calcext:value-type="float">
            <text:p>35.3931</text:p>
          </table:table-cell>
        </table:table-row>
        <table:table-row table:style-name="ro1" table:number-rows-repeated="19">
          <table:table-cell table:style-name="ce20"/>
          <table:table-cell table:style-name="Default" table:number-columns-repeated="9"/>
        </table:table-row>
        <table:table-row table:style-name="ro1">
          <table:table-cell table:style-name="ce58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office:forms form:automatic-focus="false" form:apply-design-mode="false"/>
        <table:table-column table:style-name="co1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default-cell-style-name="ce6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served</text:p>
          </table:table-cell>
          <table:table-cell table:style-name="ce18" office:value-type="string" calcext:value-type="string">
            <text:p>prof Customer</text:p>
          </table:table-cell>
          <table:table-cell table:style-name="ce18" office:value-type="string" calcext:value-type="string">
            <text:p>prof Parcel</text:p>
          </table:table-cell>
          <table:table-cell table:style-name="ce18" office:value-type="string" calcext:value-type="string">
            <text:p>costs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Sol Time</text:p>
          </table:table-cell>
          <table:table-cell table:style-name="ce18" office:value-type="string" calcext:value-type="string">
            <text:p>Sol Val</text:p>
          </table:table-cell>
          <table:table-cell table:style-name="ce18" office:value-type="string" calcext:value-type="string">
            <text:p>sol Stat</text:p>
          </table:table-cell>
          <table:table-cell table:style-name="ce18" office:value-type="string" calcext:value-type="string">
            <text:p>LB</text:p>
          </table:table-cell>
          <table:table-cell table:style-name="ce18" office:value-type="string" calcext:value-type="string">
            <text:p>UB</text:p>
          </table:table-cell>
          <table:table-cell table:style-name="ce18" office:value-type="string" calcext:value-type="string">
            <text:p>GAP</text:p>
          </table:table-cell>
          <table:table-cell table:style-name="ce18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0.8848" calcext:value-type="float">
            <text:p>30.8848</text:p>
          </table:table-cell>
          <table:table-cell table:style-name="ce18" office:value-type="float" office:value="44.1236" calcext:value-type="float">
            <text:p>44.1236</text:p>
          </table:table-cell>
          <table:table-cell table:style-name="ce18" office:value-type="float" office:value="17.4978" calcext:value-type="float">
            <text:p>17.497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99.68" calcext:value-type="float">
            <text:p>99.68</text:p>
          </table:table-cell>
          <table:table-cell table:style-name="ce18" office:value-type="float" office:value="57.5106" calcext:value-type="float">
            <text:p>57.5106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57.5106" calcext:value-type="float">
            <text:p>57.5106</text:p>
          </table:table-cell>
          <table:table-cell table:style-name="ce18" office:value-type="float" office:value="57.5151" calcext:value-type="float">
            <text:p>57.5151</text:p>
          </table:table-cell>
          <table:table-cell table:style-name="ce18" office:value-type="float" office:value="0.00782403" calcext:value-type="float">
            <text:p>0.0078240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18.2235" calcext:value-type="float">
            <text:p>18.2235</text:p>
          </table:table-cell>
          <table:table-cell table:style-name="ce18" office:value-type="float" office:value="55.5731" calcext:value-type="float">
            <text:p>55.5731</text:p>
          </table:table-cell>
          <table:table-cell table:style-name="ce18" office:value-type="float" office:value="28.4144" calcext:value-type="float">
            <text:p>28.414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0.79" calcext:value-type="float">
            <text:p>200.79</text:p>
          </table:table-cell>
          <table:table-cell table:style-name="ce18" office:value-type="float" office:value="45.3822" calcext:value-type="float">
            <text:p>45.3822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45.3822" calcext:value-type="float">
            <text:p>45.3822</text:p>
          </table:table-cell>
          <table:table-cell table:style-name="ce18" office:value-type="float" office:value="45.3864" calcext:value-type="float">
            <text:p>45.3864</text:p>
          </table:table-cell>
          <table:table-cell table:style-name="ce18" office:value-type="float" office:value="0.00925387" calcext:value-type="float">
            <text:p>0.0092538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18.8395" calcext:value-type="float">
            <text:p>18.8395</text:p>
          </table:table-cell>
          <table:table-cell table:style-name="ce18" office:value-type="float" office:value="37.5621" calcext:value-type="float">
            <text:p>37.5621</text:p>
          </table:table-cell>
          <table:table-cell table:style-name="ce18" office:value-type="float" office:value="20.4971" calcext:value-type="float">
            <text:p>20.497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1.33" calcext:value-type="float">
            <text:p>31.33</text:p>
          </table:table-cell>
          <table:table-cell table:style-name="ce18" office:value-type="float" office:value="35.9044" calcext:value-type="float">
            <text:p>35.9044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35.9044" calcext:value-type="float">
            <text:p>35.9044</text:p>
          </table:table-cell>
          <table:table-cell table:style-name="ce18" office:value-type="float" office:value="35.9077" calcext:value-type="float">
            <text:p>35.9077</text:p>
          </table:table-cell>
          <table:table-cell table:style-name="ce18" office:value-type="float" office:value="0.00919023" calcext:value-type="float">
            <text:p>0.0091902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30.2416" calcext:value-type="float">
            <text:p>30.2416</text:p>
          </table:table-cell>
          <table:table-cell table:style-name="ce18" office:value-type="float" office:value="67.1906" calcext:value-type="float">
            <text:p>67.1906</text:p>
          </table:table-cell>
          <table:table-cell table:style-name="ce18" office:value-type="float" office:value="30.717" calcext:value-type="float">
            <text:p>30.71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28.98" calcext:value-type="float">
            <text:p>728.98</text:p>
          </table:table-cell>
          <table:table-cell table:style-name="ce18" office:value-type="float" office:value="66.7152" calcext:value-type="float">
            <text:p>66.7152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66.7152" calcext:value-type="float">
            <text:p>66.7152</text:p>
          </table:table-cell>
          <table:table-cell table:style-name="ce18" office:value-type="float" office:value="66.7218" calcext:value-type="float">
            <text:p>66.7218</text:p>
          </table:table-cell>
          <table:table-cell table:style-name="ce18" office:value-type="float" office:value="0.00989182" calcext:value-type="float">
            <text:p>0.009891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.7444" calcext:value-type="float">
            <text:p>21.7444</text:p>
          </table:table-cell>
          <table:table-cell table:style-name="ce18" office:value-type="float" office:value="38.8312" calcext:value-type="float">
            <text:p>38.8312</text:p>
          </table:table-cell>
          <table:table-cell table:style-name="ce18" office:value-type="float" office:value="17.0048" calcext:value-type="float">
            <text:p>17.004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21.96" calcext:value-type="float">
            <text:p>121.96</text:p>
          </table:table-cell>
          <table:table-cell table:style-name="ce18" office:value-type="float" office:value="43.5708" calcext:value-type="float">
            <text:p>43.5708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43.5708" calcext:value-type="float">
            <text:p>43.5708</text:p>
          </table:table-cell>
          <table:table-cell table:style-name="ce18" office:value-type="float" office:value="43.5751" calcext:value-type="float">
            <text:p>43.5751</text:p>
          </table:table-cell>
          <table:table-cell table:style-name="ce18" office:value-type="float" office:value="0.00986802" calcext:value-type="float">
            <text:p>0.009868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46.6573" calcext:value-type="float">
            <text:p>46.6573</text:p>
          </table:table-cell>
          <table:table-cell table:style-name="ce18" office:value-type="float" office:value="51.9031" calcext:value-type="float">
            <text:p>51.9031</text:p>
          </table:table-cell>
          <table:table-cell table:style-name="ce18" office:value-type="float" office:value="38.6675" calcext:value-type="float">
            <text:p>38.667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15" calcext:value-type="float">
            <text:p>7194.15</text:p>
          </table:table-cell>
          <table:table-cell table:style-name="ce18" office:value-type="float" office:value="59.8929" calcext:value-type="float">
            <text:p>59.892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9.8929" calcext:value-type="float">
            <text:p>59.8929</text:p>
          </table:table-cell>
          <table:table-cell table:style-name="ce18" office:value-type="float" office:value="69.4787" calcext:value-type="float">
            <text:p>69.4787</text:p>
          </table:table-cell>
          <table:table-cell table:style-name="ce18" office:value-type="float" office:value="13.7967" calcext:value-type="float">
            <text:p>13.796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7.1983" calcext:value-type="float">
            <text:p>57.1983</text:p>
          </table:table-cell>
          <table:table-cell table:style-name="ce18" office:value-type="float" office:value="63.25" calcext:value-type="float">
            <text:p>63.25</text:p>
          </table:table-cell>
          <table:table-cell table:style-name="ce18" office:value-type="float" office:value="33.1706" calcext:value-type="float">
            <text:p>33.170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1.97" calcext:value-type="float">
            <text:p>7191.97</text:p>
          </table:table-cell>
          <table:table-cell table:style-name="ce18" office:value-type="float" office:value="87.2778" calcext:value-type="float">
            <text:p>87.2778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7.2778" calcext:value-type="float">
            <text:p>87.2778</text:p>
          </table:table-cell>
          <table:table-cell table:style-name="ce18" office:value-type="float" office:value="89.7698" calcext:value-type="float">
            <text:p>89.7698</text:p>
          </table:table-cell>
          <table:table-cell table:style-name="ce18" office:value-type="float" office:value="2.77599" calcext:value-type="float">
            <text:p>2.7759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50.1618" calcext:value-type="float">
            <text:p>50.1618</text:p>
          </table:table-cell>
          <table:table-cell table:style-name="ce18" office:value-type="float" office:value="51.0239" calcext:value-type="float">
            <text:p>51.0239</text:p>
          </table:table-cell>
          <table:table-cell table:style-name="ce18" office:value-type="float" office:value="38.2236" calcext:value-type="float">
            <text:p>38.223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6.02" calcext:value-type="float">
            <text:p>7196.02</text:p>
          </table:table-cell>
          <table:table-cell table:style-name="ce18" office:value-type="float" office:value="62.9621" calcext:value-type="float">
            <text:p>62.962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2.9621" calcext:value-type="float">
            <text:p>62.9621</text:p>
          </table:table-cell>
          <table:table-cell table:style-name="ce18" office:value-type="float" office:value="66.5245" calcext:value-type="float">
            <text:p>66.5245</text:p>
          </table:table-cell>
          <table:table-cell table:style-name="ce18" office:value-type="float" office:value="5.35502" calcext:value-type="float">
            <text:p>5.355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50.9062" calcext:value-type="float">
            <text:p>50.9062</text:p>
          </table:table-cell>
          <table:table-cell table:style-name="ce18" office:value-type="float" office:value="74.9648" calcext:value-type="float">
            <text:p>74.9648</text:p>
          </table:table-cell>
          <table:table-cell table:style-name="ce18" office:value-type="float" office:value="36.7656" calcext:value-type="float">
            <text:p>36.765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2.28" calcext:value-type="float">
            <text:p>7192.28</text:p>
          </table:table-cell>
          <table:table-cell table:style-name="ce18" office:value-type="float" office:value="89.1053" calcext:value-type="float">
            <text:p>89.105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9.1053" calcext:value-type="float">
            <text:p>89.1053</text:p>
          </table:table-cell>
          <table:table-cell table:style-name="ce18" office:value-type="float" office:value="91.196" calcext:value-type="float">
            <text:p>91.196</text:p>
          </table:table-cell>
          <table:table-cell table:style-name="ce18" office:value-type="float" office:value="2.29253" calcext:value-type="float">
            <text:p>2.292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63.6195" calcext:value-type="float">
            <text:p>63.6195</text:p>
          </table:table-cell>
          <table:table-cell table:style-name="ce18" office:value-type="float" office:value="44.9871" calcext:value-type="float">
            <text:p>44.9871</text:p>
          </table:table-cell>
          <table:table-cell table:style-name="ce18" office:value-type="float" office:value="37.8439" calcext:value-type="float">
            <text:p>37.843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3.14" calcext:value-type="float">
            <text:p>7193.14</text:p>
          </table:table-cell>
          <table:table-cell table:style-name="ce18" office:value-type="float" office:value="70.7627" calcext:value-type="float">
            <text:p>70.762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0.7627" calcext:value-type="float">
            <text:p>70.7627</text:p>
          </table:table-cell>
          <table:table-cell table:style-name="ce18" office:value-type="float" office:value="75.2375" calcext:value-type="float">
            <text:p>75.2375</text:p>
          </table:table-cell>
          <table:table-cell table:style-name="ce18" office:value-type="float" office:value="5.94757" calcext:value-type="float">
            <text:p>5.9475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58.7383" calcext:value-type="float">
            <text:p>58.7383</text:p>
          </table:table-cell>
          <table:table-cell table:style-name="ce18" office:value-type="float" office:value="55.4399" calcext:value-type="float">
            <text:p>55.4399</text:p>
          </table:table-cell>
          <table:table-cell table:style-name="ce18" office:value-type="float" office:value="32.7415" calcext:value-type="float">
            <text:p>32.74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5.33" calcext:value-type="float">
            <text:p>7195.33</text:p>
          </table:table-cell>
          <table:table-cell table:style-name="ce18" office:value-type="float" office:value="81.4367" calcext:value-type="float">
            <text:p>81.436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1.4367" calcext:value-type="float">
            <text:p>81.4367</text:p>
          </table:table-cell>
          <table:table-cell table:style-name="ce18" office:value-type="float" office:value="86.3939" calcext:value-type="float">
            <text:p>86.3939</text:p>
          </table:table-cell>
          <table:table-cell table:style-name="ce18" office:value-type="float" office:value="5.73791" calcext:value-type="float">
            <text:p>5.7379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39.8947" calcext:value-type="float">
            <text:p>39.8947</text:p>
          </table:table-cell>
          <table:table-cell table:style-name="ce18" office:value-type="float" office:value="59.9286" calcext:value-type="float">
            <text:p>59.9286</text:p>
          </table:table-cell>
          <table:table-cell table:style-name="ce18" office:value-type="float" office:value="25.2826" calcext:value-type="float">
            <text:p>25.282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65" calcext:value-type="float">
            <text:p>7194.65</text:p>
          </table:table-cell>
          <table:table-cell table:style-name="ce18" office:value-type="float" office:value="74.5407" calcext:value-type="float">
            <text:p>74.540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4.5407" calcext:value-type="float">
            <text:p>74.5407</text:p>
          </table:table-cell>
          <table:table-cell table:style-name="ce18" office:value-type="float" office:value="79.2568" calcext:value-type="float">
            <text:p>79.2568</text:p>
          </table:table-cell>
          <table:table-cell table:style-name="ce18" office:value-type="float" office:value="5.9504" calcext:value-type="float">
            <text:p>5.950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8.5608" calcext:value-type="float">
            <text:p>38.5608</text:p>
          </table:table-cell>
          <table:table-cell table:style-name="ce18" office:value-type="float" office:value="65.8364" calcext:value-type="float">
            <text:p>65.8364</text:p>
          </table:table-cell>
          <table:table-cell table:style-name="ce18" office:value-type="float" office:value="36.4594" calcext:value-type="float">
            <text:p>36.459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2.46" calcext:value-type="float">
            <text:p>7192.46</text:p>
          </table:table-cell>
          <table:table-cell table:style-name="ce18" office:value-type="float" office:value="67.9378" calcext:value-type="float">
            <text:p>67.9378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7.9378" calcext:value-type="float">
            <text:p>67.9378</text:p>
          </table:table-cell>
          <table:table-cell table:style-name="ce18" office:value-type="float" office:value="73.1886" calcext:value-type="float">
            <text:p>73.1886</text:p>
          </table:table-cell>
          <table:table-cell table:style-name="ce18" office:value-type="float" office:value="7.17434" calcext:value-type="float">
            <text:p>7.1743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36.5876" calcext:value-type="float">
            <text:p>36.5876</text:p>
          </table:table-cell>
          <table:table-cell table:style-name="ce18" office:value-type="float" office:value="69.6386" calcext:value-type="float">
            <text:p>69.6386</text:p>
          </table:table-cell>
          <table:table-cell table:style-name="ce18" office:value-type="float" office:value="40.3157" calcext:value-type="float">
            <text:p>40.315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6.49" calcext:value-type="float">
            <text:p>7196.49</text:p>
          </table:table-cell>
          <table:table-cell table:style-name="ce18" office:value-type="float" office:value="65.9105" calcext:value-type="float">
            <text:p>65.910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5.9105" calcext:value-type="float">
            <text:p>65.9105</text:p>
          </table:table-cell>
          <table:table-cell table:style-name="ce18" office:value-type="float" office:value="72.1498" calcext:value-type="float">
            <text:p>72.1498</text:p>
          </table:table-cell>
          <table:table-cell table:style-name="ce18" office:value-type="float" office:value="8.6477" calcext:value-type="float">
            <text:p>8.647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51.6933" calcext:value-type="float">
            <text:p>51.6933</text:p>
          </table:table-cell>
          <table:table-cell table:style-name="ce18" office:value-type="float" office:value="81.7314" calcext:value-type="float">
            <text:p>81.7314</text:p>
          </table:table-cell>
          <table:table-cell table:style-name="ce18" office:value-type="float" office:value="47.3006" calcext:value-type="float">
            <text:p>47.300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3.94" calcext:value-type="float">
            <text:p>7193.94</text:p>
          </table:table-cell>
          <table:table-cell table:style-name="ce18" office:value-type="float" office:value="86.1242" calcext:value-type="float">
            <text:p>86.124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6.1242" calcext:value-type="float">
            <text:p>86.1242</text:p>
          </table:table-cell>
          <table:table-cell table:style-name="ce18" office:value-type="float" office:value="93.7199" calcext:value-type="float">
            <text:p>93.7199</text:p>
          </table:table-cell>
          <table:table-cell table:style-name="ce18" office:value-type="float" office:value="8.10468" calcext:value-type="float">
            <text:p>8.1046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77.9479" calcext:value-type="float">
            <text:p>77.9479</text:p>
          </table:table-cell>
          <table:table-cell table:style-name="ce18" office:value-type="float" office:value="19.4008" calcext:value-type="float">
            <text:p>19.4008</text:p>
          </table:table-cell>
          <table:table-cell table:style-name="ce18" office:value-type="float" office:value="22.8114" calcext:value-type="float">
            <text:p>22.81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8.85" calcext:value-type="float">
            <text:p>7198.85</text:p>
          </table:table-cell>
          <table:table-cell table:style-name="ce18" office:value-type="float" office:value="74.5373" calcext:value-type="float">
            <text:p>74.537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4.5373" calcext:value-type="float">
            <text:p>74.5373</text:p>
          </table:table-cell>
          <table:table-cell table:style-name="ce18" office:value-type="float" office:value="83.5408" calcext:value-type="float">
            <text:p>83.5408</text:p>
          </table:table-cell>
          <table:table-cell table:style-name="ce18" office:value-type="float" office:value="10.7774" calcext:value-type="float">
            <text:p>10.777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74.5825" calcext:value-type="float">
            <text:p>74.5825</text:p>
          </table:table-cell>
          <table:table-cell table:style-name="ce18" office:value-type="float" office:value="17.0468" calcext:value-type="float">
            <text:p>17.0468</text:p>
          </table:table-cell>
          <table:table-cell table:style-name="ce18" office:value-type="float" office:value="14.7542" calcext:value-type="float">
            <text:p>14.754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52.48" calcext:value-type="float">
            <text:p>552.48</text:p>
          </table:table-cell>
          <table:table-cell table:style-name="ce18" office:value-type="float" office:value="76.875" calcext:value-type="float">
            <text:p>76.875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76.875" calcext:value-type="float">
            <text:p>76.875</text:p>
          </table:table-cell>
          <table:table-cell table:style-name="ce18" office:value-type="float" office:value="76.8827" calcext:value-type="float">
            <text:p>76.8827</text:p>
          </table:table-cell>
          <table:table-cell table:style-name="ce18" office:value-type="float" office:value="0.0100153" calcext:value-type="float">
            <text:p>0.0100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76.7516" calcext:value-type="float">
            <text:p>76.7516</text:p>
          </table:table-cell>
          <table:table-cell table:style-name="ce18" office:value-type="float" office:value="32.4177" calcext:value-type="float">
            <text:p>32.4177</text:p>
          </table:table-cell>
          <table:table-cell table:style-name="ce18" office:value-type="float" office:value="37.0996" calcext:value-type="float">
            <text:p>37.099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97" calcext:value-type="float">
            <text:p>7197.97</text:p>
          </table:table-cell>
          <table:table-cell table:style-name="ce18" office:value-type="float" office:value="72.0696" calcext:value-type="float">
            <text:p>72.0696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2.0696" calcext:value-type="float">
            <text:p>72.0696</text:p>
          </table:table-cell>
          <table:table-cell table:style-name="ce18" office:value-type="float" office:value="80.0435" calcext:value-type="float">
            <text:p>80.0435</text:p>
          </table:table-cell>
          <table:table-cell table:style-name="ce18" office:value-type="float" office:value="9.96196" calcext:value-type="float">
            <text:p>9.9619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88.03" calcext:value-type="float">
            <text:p>88.03</text:p>
          </table:table-cell>
          <table:table-cell table:style-name="ce18" office:value-type="float" office:value="17.007" calcext:value-type="float">
            <text:p>17.007</text:p>
          </table:table-cell>
          <table:table-cell table:style-name="ce18" office:value-type="float" office:value="24.4134" calcext:value-type="float">
            <text:p>24.413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196.56" calcext:value-type="float">
            <text:p>7196.56</text:p>
          </table:table-cell>
          <table:table-cell table:style-name="ce18" office:value-type="float" office:value="80.6235" calcext:value-type="float">
            <text:p>80.623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0.6235" calcext:value-type="float">
            <text:p>80.6235</text:p>
          </table:table-cell>
          <table:table-cell table:style-name="ce18" office:value-type="float" office:value="88.028" calcext:value-type="float">
            <text:p>88.028</text:p>
          </table:table-cell>
          <table:table-cell table:style-name="ce18" office:value-type="float" office:value="8.41153" calcext:value-type="float">
            <text:p>8.41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68.6155" calcext:value-type="float">
            <text:p>68.6155</text:p>
          </table:table-cell>
          <table:table-cell table:style-name="ce18" office:value-type="float" office:value="15.1373" calcext:value-type="float">
            <text:p>15.1373</text:p>
          </table:table-cell>
          <table:table-cell table:style-name="ce18" office:value-type="float" office:value="25.7549" calcext:value-type="float">
            <text:p>25.754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6.53" calcext:value-type="float">
            <text:p>7196.53</text:p>
          </table:table-cell>
          <table:table-cell table:style-name="ce18" office:value-type="float" office:value="57.9979" calcext:value-type="float">
            <text:p>57.997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7.9979" calcext:value-type="float">
            <text:p>57.9979</text:p>
          </table:table-cell>
          <table:table-cell table:style-name="ce18" office:value-type="float" office:value="60.3025" calcext:value-type="float">
            <text:p>60.3025</text:p>
          </table:table-cell>
          <table:table-cell table:style-name="ce18" office:value-type="float" office:value="3.82173" calcext:value-type="float">
            <text:p>3.8217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9.9977" calcext:value-type="float">
            <text:p>89.9977</text:p>
          </table:table-cell>
          <table:table-cell table:style-name="ce18" office:value-type="float" office:value="37.7381" calcext:value-type="float">
            <text:p>37.7381</text:p>
          </table:table-cell>
          <table:table-cell table:style-name="ce18" office:value-type="float" office:value="44.0479" calcext:value-type="float">
            <text:p>44.047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2.75" calcext:value-type="float">
            <text:p>7192.75</text:p>
          </table:table-cell>
          <table:table-cell table:style-name="ce18" office:value-type="float" office:value="83.6879" calcext:value-type="float">
            <text:p>83.687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3.6879" calcext:value-type="float">
            <text:p>83.6879</text:p>
          </table:table-cell>
          <table:table-cell table:style-name="ce18" office:value-type="float" office:value="94.1436" calcext:value-type="float">
            <text:p>94.1436</text:p>
          </table:table-cell>
          <table:table-cell table:style-name="ce18" office:value-type="float" office:value="11.1061" calcext:value-type="float">
            <text:p>11.106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69.9994" calcext:value-type="float">
            <text:p>69.9994</text:p>
          </table:table-cell>
          <table:table-cell table:style-name="ce18" office:value-type="float" office:value="45.5751" calcext:value-type="float">
            <text:p>45.5751</text:p>
          </table:table-cell>
          <table:table-cell table:style-name="ce18" office:value-type="float" office:value="32.8276" calcext:value-type="float">
            <text:p>32.827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5.47" calcext:value-type="float">
            <text:p>7195.47</text:p>
          </table:table-cell>
          <table:table-cell table:style-name="ce18" office:value-type="float" office:value="82.7468" calcext:value-type="float">
            <text:p>82.7468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2.7468" calcext:value-type="float">
            <text:p>82.7468</text:p>
          </table:table-cell>
          <table:table-cell table:style-name="ce18" office:value-type="float" office:value="88.0468" calcext:value-type="float">
            <text:p>88.0468</text:p>
          </table:table-cell>
          <table:table-cell table:style-name="ce18" office:value-type="float" office:value="6.01953" calcext:value-type="float">
            <text:p>6.019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79.8797" calcext:value-type="float">
            <text:p>79.8797</text:p>
          </table:table-cell>
          <table:table-cell table:style-name="ce18" office:value-type="float" office:value="38.6591" calcext:value-type="float">
            <text:p>38.6591</text:p>
          </table:table-cell>
          <table:table-cell table:style-name="ce18" office:value-type="float" office:value="55.0208" calcext:value-type="float">
            <text:p>55.020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1.41" calcext:value-type="float">
            <text:p>7191.41</text:p>
          </table:table-cell>
          <table:table-cell table:style-name="ce18" office:value-type="float" office:value="63.518" calcext:value-type="float">
            <text:p>63.518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63.518" calcext:value-type="float">
            <text:p>63.518</text:p>
          </table:table-cell>
          <table:table-cell table:style-name="ce18" office:value-type="float" office:value="76.0462" calcext:value-type="float">
            <text:p>76.0462</text:p>
          </table:table-cell>
          <table:table-cell table:style-name="ce18" office:value-type="float" office:value="16.4745" calcext:value-type="float">
            <text:p>16.474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4.3664" calcext:value-type="float">
            <text:p>84.3664</text:p>
          </table:table-cell>
          <table:table-cell table:style-name="ce18" office:value-type="float" office:value="48.281" calcext:value-type="float">
            <text:p>48.281</text:p>
          </table:table-cell>
          <table:table-cell table:style-name="ce18" office:value-type="float" office:value="39.6311" calcext:value-type="float">
            <text:p>39.631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1.64" calcext:value-type="float">
            <text:p>7191.64</text:p>
          </table:table-cell>
          <table:table-cell table:style-name="ce18" office:value-type="float" office:value="93.0163" calcext:value-type="float">
            <text:p>93.016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3.0163" calcext:value-type="float">
            <text:p>93.0163</text:p>
          </table:table-cell>
          <table:table-cell table:style-name="ce18" office:value-type="float" office:value="111.869" calcext:value-type="float">
            <text:p>111.869</text:p>
          </table:table-cell>
          <table:table-cell table:style-name="ce18" office:value-type="float" office:value="16.8525" calcext:value-type="float">
            <text:p>16.852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6.3017" calcext:value-type="float">
            <text:p>66.3017</text:p>
          </table:table-cell>
          <table:table-cell table:style-name="ce18" office:value-type="float" office:value="70.3303" calcext:value-type="float">
            <text:p>70.3303</text:p>
          </table:table-cell>
          <table:table-cell table:style-name="ce18" office:value-type="float" office:value="41.6618" calcext:value-type="float">
            <text:p>41.66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86" calcext:value-type="float">
            <text:p>7194.86</text:p>
          </table:table-cell>
          <table:table-cell table:style-name="ce18" office:value-type="float" office:value="94.9703" calcext:value-type="float">
            <text:p>94.970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4.9703" calcext:value-type="float">
            <text:p>94.9703</text:p>
          </table:table-cell>
          <table:table-cell table:style-name="ce18" office:value-type="float" office:value="97.4927" calcext:value-type="float">
            <text:p>97.4927</text:p>
          </table:table-cell>
          <table:table-cell table:style-name="ce18" office:value-type="float" office:value="2.58727" calcext:value-type="float">
            <text:p>2.58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3" table:style-name="ce18" office:value-type="float" office:value="15" calcext:value-type="float">
            <text:p>15</text:p>
          </table:table-cell>
          <table:table-cell table:style-name="ce18" office:value-type="float" office:value="73.1685" calcext:value-type="float">
            <text:p>73.1685</text:p>
          </table:table-cell>
          <table:table-cell table:style-name="ce18" office:value-type="float" office:value="51.1095" calcext:value-type="float">
            <text:p>51.1095</text:p>
          </table:table-cell>
          <table:table-cell table:style-name="ce18" office:value-type="float" office:value="34.7109" calcext:value-type="float">
            <text:p>34.710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3.58" calcext:value-type="float">
            <text:p>7193.58</text:p>
          </table:table-cell>
          <table:table-cell table:style-name="ce18" office:value-type="float" office:value="89.5671" calcext:value-type="float">
            <text:p>89.567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9.5671" calcext:value-type="float">
            <text:p>89.5671</text:p>
          </table:table-cell>
          <table:table-cell table:style-name="ce18" office:value-type="float" office:value="100.103" calcext:value-type="float">
            <text:p>100.103</text:p>
          </table:table-cell>
          <table:table-cell table:style-name="ce18" office:value-type="float" office:value="10.5251" calcext:value-type="float">
            <text:p>10.525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18" office:value-type="float" office:value="15" calcext:value-type="float">
            <text:p>15</text:p>
          </table:table-cell>
          <table:table-cell table:style-name="ce18" office:value-type="float" office:value="76.6253" calcext:value-type="float">
            <text:p>76.6253</text:p>
          </table:table-cell>
          <table:table-cell table:style-name="ce18" office:value-type="float" office:value="83.0623" calcext:value-type="float">
            <text:p>83.0623</text:p>
          </table:table-cell>
          <table:table-cell table:style-name="ce18" office:value-type="float" office:value="48.4605" calcext:value-type="float">
            <text:p>48.460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5.35" calcext:value-type="float">
            <text:p>7195.35</text:p>
          </table:table-cell>
          <table:table-cell table:style-name="ce18" office:value-type="float" office:value="111.227" calcext:value-type="float">
            <text:p>111.22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11.227" calcext:value-type="float">
            <text:p>111.227</text:p>
          </table:table-cell>
          <table:table-cell table:style-name="ce18" office:value-type="float" office:value="119.866" calcext:value-type="float">
            <text:p>119.866</text:p>
          </table:table-cell>
          <table:table-cell table:style-name="ce18" office:value-type="float" office:value="7.20721" calcext:value-type="float">
            <text:p>7.2072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3" table:style-name="ce18" office:value-type="float" office:value="15" calcext:value-type="float">
            <text:p>15</text:p>
          </table:table-cell>
          <table:table-cell table:style-name="ce18" office:value-type="float" office:value="71.1637" calcext:value-type="float">
            <text:p>71.1637</text:p>
          </table:table-cell>
          <table:table-cell table:style-name="ce18" office:value-type="float" office:value="56.8573" calcext:value-type="float">
            <text:p>56.8573</text:p>
          </table:table-cell>
          <table:table-cell table:style-name="ce18" office:value-type="float" office:value="30.4269" calcext:value-type="float">
            <text:p>30.426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6.74" calcext:value-type="float">
            <text:p>7196.74</text:p>
          </table:table-cell>
          <table:table-cell table:style-name="ce18" office:value-type="float" office:value="97.5942" calcext:value-type="float">
            <text:p>97.594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7.5942" calcext:value-type="float">
            <text:p>97.5942</text:p>
          </table:table-cell>
          <table:table-cell table:style-name="ce18" office:value-type="float" office:value="103.379" calcext:value-type="float">
            <text:p>103.379</text:p>
          </table:table-cell>
          <table:table-cell table:style-name="ce18" office:value-type="float" office:value="5.59572" calcext:value-type="float">
            <text:p>5.5957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61.3986" calcext:value-type="float">
            <text:p>61.3986</text:p>
          </table:table-cell>
          <table:table-cell table:style-name="ce18" office:value-type="float" office:value="60.3229" calcext:value-type="float">
            <text:p>60.3229</text:p>
          </table:table-cell>
          <table:table-cell table:style-name="ce18" office:value-type="float" office:value="36.4344" calcext:value-type="float">
            <text:p>36.434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75" calcext:value-type="float">
            <text:p>7194.75</text:p>
          </table:table-cell>
          <table:table-cell table:style-name="ce18" office:value-type="float" office:value="85.2872" calcext:value-type="float">
            <text:p>85.2872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5.2872" calcext:value-type="float">
            <text:p>85.2872</text:p>
          </table:table-cell>
          <table:table-cell table:style-name="ce18" office:value-type="float" office:value="90.906" calcext:value-type="float">
            <text:p>90.906</text:p>
          </table:table-cell>
          <table:table-cell table:style-name="ce18" office:value-type="float" office:value="6.18089" calcext:value-type="float">
            <text:p>6.1808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86.8091" calcext:value-type="float">
            <text:p>86.8091</text:p>
          </table:table-cell>
          <table:table-cell table:style-name="ce18" office:value-type="float" office:value="53.9243" calcext:value-type="float">
            <text:p>53.9243</text:p>
          </table:table-cell>
          <table:table-cell table:style-name="ce18" office:value-type="float" office:value="40.2394" calcext:value-type="float">
            <text:p>40.239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5.62" calcext:value-type="float">
            <text:p>7195.62</text:p>
          </table:table-cell>
          <table:table-cell table:style-name="ce18" office:value-type="float" office:value="100.494" calcext:value-type="float">
            <text:p>100.494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00.494" calcext:value-type="float">
            <text:p>100.494</text:p>
          </table:table-cell>
          <table:table-cell table:style-name="ce18" office:value-type="float" office:value="107.719" calcext:value-type="float">
            <text:p>107.719</text:p>
          </table:table-cell>
          <table:table-cell table:style-name="ce18" office:value-type="float" office:value="6.70727" calcext:value-type="float">
            <text:p>6.70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8.084" calcext:value-type="float">
            <text:p>108.084</text:p>
          </table:table-cell>
          <table:table-cell table:style-name="ce18" office:value-type="float" office:value="18.344" calcext:value-type="float">
            <text:p>18.344</text:p>
          </table:table-cell>
          <table:table-cell table:style-name="ce18" office:value-type="float" office:value="22.8359" calcext:value-type="float">
            <text:p>22.835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84.84" calcext:value-type="float">
            <text:p>2584.84</text:p>
          </table:table-cell>
          <table:table-cell table:style-name="ce18" office:value-type="float" office:value="103.592" calcext:value-type="float">
            <text:p>103.592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103.592" calcext:value-type="float">
            <text:p>103.592</text:p>
          </table:table-cell>
          <table:table-cell table:style-name="ce18" office:value-type="float" office:value="103.602" calcext:value-type="float">
            <text:p>103.602</text:p>
          </table:table-cell>
          <table:table-cell table:style-name="ce18" office:value-type="float" office:value="0.00965232" calcext:value-type="float">
            <text:p>0.009652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98.1202" calcext:value-type="float">
            <text:p>98.1202</text:p>
          </table:table-cell>
          <table:table-cell table:style-name="ce18" office:value-type="float" office:value="19.2243" calcext:value-type="float">
            <text:p>19.2243</text:p>
          </table:table-cell>
          <table:table-cell table:style-name="ce18" office:value-type="float" office:value="40.7516" calcext:value-type="float">
            <text:p>40.75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6.03" calcext:value-type="float">
            <text:p>7196.03</text:p>
          </table:table-cell>
          <table:table-cell table:style-name="ce18" office:value-type="float" office:value="76.5929" calcext:value-type="float">
            <text:p>76.5929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76.5929" calcext:value-type="float">
            <text:p>76.5929</text:p>
          </table:table-cell>
          <table:table-cell table:style-name="ce18" office:value-type="float" office:value="80.4101" calcext:value-type="float">
            <text:p>80.4101</text:p>
          </table:table-cell>
          <table:table-cell table:style-name="ce18" office:value-type="float" office:value="4.74716" calcext:value-type="float">
            <text:p>4.7471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30.422" calcext:value-type="float">
            <text:p>130.422</text:p>
          </table:table-cell>
          <table:table-cell table:style-name="ce18" office:value-type="float" office:value="19.2158" calcext:value-type="float">
            <text:p>19.2158</text:p>
          </table:table-cell>
          <table:table-cell table:style-name="ce18" office:value-type="float" office:value="38.0387" calcext:value-type="float">
            <text:p>38.0387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219.05" calcext:value-type="float">
            <text:p>3219.05</text:p>
          </table:table-cell>
          <table:table-cell table:style-name="ce18" office:value-type="float" office:value="111.599" calcext:value-type="float">
            <text:p>111.599</text:p>
          </table:table-cell>
          <table:table-cell table:style-name="ce18" office:value-type="string" calcext:value-type="string">
            <text:p>Optimal</text:p>
          </table:table-cell>
          <table:table-cell table:style-name="ce18" office:value-type="float" office:value="111.599" calcext:value-type="float">
            <text:p>111.599</text:p>
          </table:table-cell>
          <table:table-cell table:style-name="ce18" office:value-type="float" office:value="111.61" calcext:value-type="float">
            <text:p>111.61</text:p>
          </table:table-cell>
          <table:table-cell table:style-name="ce18" office:value-type="float" office:value="0.00985575" calcext:value-type="float">
            <text:p>0.0098557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0.407" calcext:value-type="float">
            <text:p>100.407</text:p>
          </table:table-cell>
          <table:table-cell table:style-name="ce18" office:value-type="float" office:value="18.1824" calcext:value-type="float">
            <text:p>18.1824</text:p>
          </table:table-cell>
          <table:table-cell table:style-name="ce18" office:value-type="float" office:value="38.1898" calcext:value-type="float">
            <text:p>38.189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5.04" calcext:value-type="float">
            <text:p>7195.04</text:p>
          </table:table-cell>
          <table:table-cell table:style-name="ce18" office:value-type="float" office:value="80.3995" calcext:value-type="float">
            <text:p>80.399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80.3995" calcext:value-type="float">
            <text:p>80.3995</text:p>
          </table:table-cell>
          <table:table-cell table:style-name="ce18" office:value-type="float" office:value="85.6711" calcext:value-type="float">
            <text:p>85.6711</text:p>
          </table:table-cell>
          <table:table-cell table:style-name="ce18" office:value-type="float" office:value="6.1533" calcext:value-type="float">
            <text:p>6.153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80.5784" calcext:value-type="float">
            <text:p>80.5784</text:p>
          </table:table-cell>
          <table:table-cell table:style-name="ce18" office:value-type="float" office:value="18.1445" calcext:value-type="float">
            <text:p>18.1445</text:p>
          </table:table-cell>
          <table:table-cell table:style-name="ce18" office:value-type="float" office:value="40.9528" calcext:value-type="float">
            <text:p>40.952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2.97" calcext:value-type="float">
            <text:p>7192.97</text:p>
          </table:table-cell>
          <table:table-cell table:style-name="ce18" office:value-type="float" office:value="57.7701" calcext:value-type="float">
            <text:p>57.770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57.7701" calcext:value-type="float">
            <text:p>57.7701</text:p>
          </table:table-cell>
          <table:table-cell table:style-name="ce18" office:value-type="float" office:value="71.094" calcext:value-type="float">
            <text:p>71.094</text:p>
          </table:table-cell>
          <table:table-cell table:style-name="ce18" office:value-type="float" office:value="18.7412" calcext:value-type="float">
            <text:p>18.741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96.6816" calcext:value-type="float">
            <text:p>96.6816</text:p>
          </table:table-cell>
          <table:table-cell table:style-name="ce18" office:value-type="float" office:value="43.22" calcext:value-type="float">
            <text:p>43.22</text:p>
          </table:table-cell>
          <table:table-cell table:style-name="ce18" office:value-type="float" office:value="41.9139" calcext:value-type="float">
            <text:p>41.913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5.44" calcext:value-type="float">
            <text:p>7195.44</text:p>
          </table:table-cell>
          <table:table-cell table:style-name="ce18" office:value-type="float" office:value="97.9877" calcext:value-type="float">
            <text:p>97.9877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7.9877" calcext:value-type="float">
            <text:p>97.9877</text:p>
          </table:table-cell>
          <table:table-cell table:style-name="ce18" office:value-type="float" office:value="121.473" calcext:value-type="float">
            <text:p>121.473</text:p>
          </table:table-cell>
          <table:table-cell table:style-name="ce18" office:value-type="float" office:value="19.3338" calcext:value-type="float">
            <text:p>19.333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7.6824" calcext:value-type="float">
            <text:p>87.6824</text:p>
          </table:table-cell>
          <table:table-cell table:style-name="ce18" office:value-type="float" office:value="40.714" calcext:value-type="float">
            <text:p>40.714</text:p>
          </table:table-cell>
          <table:table-cell table:style-name="ce18" office:value-type="float" office:value="35.794" calcext:value-type="float">
            <text:p>35.79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7.43" calcext:value-type="float">
            <text:p>7197.43</text:p>
          </table:table-cell>
          <table:table-cell table:style-name="ce18" office:value-type="float" office:value="92.6023" calcext:value-type="float">
            <text:p>92.602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92.6023" calcext:value-type="float">
            <text:p>92.6023</text:p>
          </table:table-cell>
          <table:table-cell table:style-name="ce18" office:value-type="float" office:value="104.619" calcext:value-type="float">
            <text:p>104.619</text:p>
          </table:table-cell>
          <table:table-cell table:style-name="ce18" office:value-type="float" office:value="11.4862" calcext:value-type="float">
            <text:p>11.486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4.298" calcext:value-type="float">
            <text:p>104.298</text:p>
          </table:table-cell>
          <table:table-cell table:style-name="ce18" office:value-type="float" office:value="35.7867" calcext:value-type="float">
            <text:p>35.7867</text:p>
          </table:table-cell>
          <table:table-cell table:style-name="ce18" office:value-type="float" office:value="35.5216" calcext:value-type="float">
            <text:p>35.52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7.01" calcext:value-type="float">
            <text:p>7197.01</text:p>
          </table:table-cell>
          <table:table-cell table:style-name="ce18" office:value-type="float" office:value="104.563" calcext:value-type="float">
            <text:p>104.563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04.563" calcext:value-type="float">
            <text:p>104.563</text:p>
          </table:table-cell>
          <table:table-cell table:style-name="ce18" office:value-type="float" office:value="114.874" calcext:value-type="float">
            <text:p>114.874</text:p>
          </table:table-cell>
          <table:table-cell table:style-name="ce18" office:value-type="float" office:value="8.97592" calcext:value-type="float">
            <text:p>8.975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96.8683" calcext:value-type="float">
            <text:p>96.8683</text:p>
          </table:table-cell>
          <table:table-cell table:style-name="ce18" office:value-type="float" office:value="72.9371" calcext:value-type="float">
            <text:p>72.9371</text:p>
          </table:table-cell>
          <table:table-cell table:style-name="ce18" office:value-type="float" office:value="59.5347" calcext:value-type="float">
            <text:p>59.534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7196.08" calcext:value-type="float">
            <text:p>7196.08</text:p>
          </table:table-cell>
          <table:table-cell table:style-name="ce18" office:value-type="float" office:value="110.271" calcext:value-type="float">
            <text:p>110.271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10.271" calcext:value-type="float">
            <text:p>110.271</text:p>
          </table:table-cell>
          <table:table-cell table:style-name="ce18" office:value-type="float" office:value="120.139" calcext:value-type="float">
            <text:p>120.139</text:p>
          </table:table-cell>
          <table:table-cell table:style-name="ce18" office:value-type="float" office:value="8.21382" calcext:value-type="float">
            <text:p>8.213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113.532" calcext:value-type="float">
            <text:p>113.532</text:p>
          </table:table-cell>
          <table:table-cell table:style-name="ce18" office:value-type="float" office:value="41.44" calcext:value-type="float">
            <text:p>41.44</text:p>
          </table:table-cell>
          <table:table-cell table:style-name="ce18" office:value-type="float" office:value="54.5774" calcext:value-type="float">
            <text:p>54.577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194.91" calcext:value-type="float">
            <text:p>7194.91</text:p>
          </table:table-cell>
          <table:table-cell table:style-name="ce18" office:value-type="float" office:value="100.395" calcext:value-type="float">
            <text:p>100.395</text:p>
          </table:table-cell>
          <table:table-cell table:style-name="ce18" office:value-type="string" calcext:value-type="string">
            <text:p>Feasible</text:p>
          </table:table-cell>
          <table:table-cell table:style-name="ce18" office:value-type="float" office:value="100.395" calcext:value-type="float">
            <text:p>100.395</text:p>
          </table:table-cell>
          <table:table-cell table:style-name="ce18" office:value-type="float" office:value="114.198" calcext:value-type="float">
            <text:p>114.198</text:p>
          </table:table-cell>
          <table:table-cell table:style-name="ce18" office:value-type="float" office:value="12.0869" calcext:value-type="float">
            <text:p>12.0869</text:p>
          </table:table-cell>
          <table:table-cell/>
        </table:table-row>
        <table:table-row table:style-name="ro1" table:number-rows-repeated="20">
          <table:table-cell/>
          <table:table-cell table:style-name="Default" table:number-columns-repeated="9"/>
          <table:table-cell table:number-columns-repeated="5"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office:forms form:automatic-focus="false" form:apply-design-mode="false"/>
        <table:table-column table:style-name="co11" table:default-cell-style-name="ce6"/>
        <table:table-column table:style-name="co12" table:number-columns-repeated="4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number-columns-repeated="3" table:default-cell-style-name="ce6"/>
        <table:table-column table:style-name="co9" table:number-columns-repeated="2" table:default-cell-style-name="ce6"/>
        <table:table-row table:style-name="ro1">
          <table:table-cell table:style-name="ce20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0467" calcext:value-type="float">
            <text:p>1.90467</text:p>
          </table:table-cell>
          <table:table-cell table:style-name="Default" office:value-type="float" office:value="1.46169" calcext:value-type="float">
            <text:p>1.46169</text:p>
          </table:table-cell>
          <table:table-cell table:style-name="Default" office:value-type="float" office:value="0.523098" calcext:value-type="float">
            <text:p>0.523098</text:p>
          </table:table-cell>
          <table:table-cell table:style-name="Default" office:value-type="float" office:value="3.59403" calcext:value-type="float">
            <text:p>3.59403</text:p>
          </table:table-cell>
          <table:table-cell table:style-name="Default" office:value-type="float" office:value="9.91842" calcext:value-type="float">
            <text:p>9.91842</text:p>
          </table:table-cell>
          <table:table-cell table:style-name="Default" office:value-type="float" office:value="17.4019" calcext:value-type="float">
            <text:p>17.40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452" calcext:value-type="float">
            <text:p>10.9452</text:p>
          </table:table-cell>
          <table:table-cell table:style-name="Default" office:value-type="float" office:value="8.3996" calcext:value-type="float">
            <text:p>8.3996</text:p>
          </table:table-cell>
          <table:table-cell table:style-name="Default" office:value-type="float" office:value="3.00598" calcext:value-type="float">
            <text:p>3.00598</text:p>
          </table:table-cell>
          <table:table-cell table:style-name="Default" office:value-type="float" office:value="20.6531" calcext:value-type="float">
            <text:p>20.6531</text:p>
          </table:table-cell>
          <table:table-cell table:style-name="Default" office:value-type="float" office:value="56.9961" calcext:value-type="float">
            <text:p>56.9961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2464" calcext:value-type="float">
            <text:p>2.62464</text:p>
          </table:table-cell>
          <table:table-cell table:style-name="Default" office:value-type="float" office:value="0.919919" calcext:value-type="float">
            <text:p>0.919919</text:p>
          </table:table-cell>
          <table:table-cell table:style-name="Default" office:value-type="float" office:value="0.548626" calcext:value-type="float">
            <text:p>0.548626</text:p>
          </table:table-cell>
          <table:table-cell table:style-name="Default" office:value-type="float" office:value="-0.0000000000000208583" calcext:value-type="float">
            <text:p>-2.08583E-14</text:p>
          </table:table-cell>
          <table:table-cell table:style-name="Default" office:value-type="float" office:value="12.4066" calcext:value-type="float">
            <text:p>12.4066</text:p>
          </table:table-cell>
          <table:table-cell table:style-name="Default" office:value-type="float" office:value="16.4998" calcext:value-type="float">
            <text:p>16.4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071" calcext:value-type="float">
            <text:p>15.9071</text:p>
          </table:table-cell>
          <table:table-cell table:style-name="Default" office:value-type="float" office:value="5.57532" calcext:value-type="float">
            <text:p>5.57532</text:p>
          </table:table-cell>
          <table:table-cell table:style-name="Default" office:value-type="float" office:value="3.32504" calcext:value-type="float">
            <text:p>3.32504</text:p>
          </table:table-cell>
          <table:table-cell table:style-name="Default" office:value-type="float" office:value="-0.000000000000126415" calcext:value-type="float">
            <text:p>-1.26415E-13</text:p>
          </table:table-cell>
          <table:table-cell table:style-name="Default" office:value-type="float" office:value="75.1926" calcext:value-type="float">
            <text:p>75.1926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0977" calcext:value-type="float">
            <text:p>0.170977</text:p>
          </table:table-cell>
          <table:table-cell table:style-name="Default" office:value-type="float" office:value="2.2363" calcext:value-type="float">
            <text:p>2.2363</text:p>
          </table:table-cell>
          <table:table-cell table:style-name="Default" office:value-type="float" office:value="0.7753" calcext:value-type="float">
            <text:p>0.7753</text:p>
          </table:table-cell>
          <table:table-cell table:style-name="Default" office:value-type="float" office:value="0.517176" calcext:value-type="float">
            <text:p>0.517176</text:p>
          </table:table-cell>
          <table:table-cell table:style-name="Default" office:value-type="float" office:value="-7.89646E-015" calcext:value-type="float">
            <text:p>-7.89646E-15</text:p>
          </table:table-cell>
          <table:table-cell table:style-name="Default" office:value-type="float" office:value="13.2993" calcext:value-type="float">
            <text:p>13.2993</text:p>
          </table:table-cell>
          <table:table-cell table:style-name="Default" office:value-type="float" office:value="16.9991" calcext:value-type="float">
            <text:p>16.9991</text:p>
          </table:table-cell>
          <table:table-cell table:style-name="Default" office:value-type="float" office:value="1.0058" calcext:value-type="float">
            <text:p>1.0058</text:p>
          </table:table-cell>
          <table:table-cell table:style-name="Default" office:value-type="float" office:value="13.1554" calcext:value-type="float">
            <text:p>13.1554</text:p>
          </table:table-cell>
          <table:table-cell table:style-name="Default" office:value-type="float" office:value="4.56083" calcext:value-type="float">
            <text:p>4.56083</text:p>
          </table:table-cell>
          <table:table-cell table:style-name="Default" office:value-type="float" office:value="3.04238" calcext:value-type="float">
            <text:p>3.04238</text:p>
          </table:table-cell>
          <table:table-cell table:style-name="Default" office:value-type="float" office:value="-0.0000000000000464523" calcext:value-type="float">
            <text:p>-4.64523E-14</text:p>
          </table:table-cell>
          <table:table-cell table:style-name="Default" office:value-type="float" office:value="78.2356" calcext:value-type="float">
            <text:p>78.2356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0.672713" calcext:value-type="float">
            <text:p>0.672713</text:p>
          </table:table-cell>
          <table:table-cell table:style-name="Default" office:value-type="float" office:value="2.69455" calcext:value-type="float">
            <text:p>2.69455</text:p>
          </table:table-cell>
          <table:table-cell table:style-name="Default" office:value-type="float" office:value="0.761457" calcext:value-type="float">
            <text:p>0.761457</text:p>
          </table:table-cell>
          <table:table-cell table:style-name="Default" office:value-type="float" office:value="0.600805" calcext:value-type="float">
            <text:p>0.600805</text:p>
          </table:table-cell>
          <table:table-cell table:style-name="Default" office:value-type="float" office:value="7.78824" calcext:value-type="float">
            <text:p>7.78824</text:p>
          </table:table-cell>
          <table:table-cell table:style-name="Default" office:value-type="float" office:value="5.05026" calcext:value-type="float">
            <text:p>5.05026</text:p>
          </table:table-cell>
          <table:table-cell table:style-name="Default" office:value-type="float" office:value="17.568" calcext:value-type="float">
            <text:p>17.568</text:p>
          </table:table-cell>
          <table:table-cell table:style-name="Default" office:value-type="float" office:value="3.82919" calcext:value-type="float">
            <text:p>3.82919</text:p>
          </table:table-cell>
          <table:table-cell table:style-name="Default" office:value-type="float" office:value="15.3378" calcext:value-type="float">
            <text:p>15.3378</text:p>
          </table:table-cell>
          <table:table-cell table:style-name="Default" office:value-type="float" office:value="4.33434" calcext:value-type="float">
            <text:p>4.33434</text:p>
          </table:table-cell>
          <table:table-cell table:style-name="Default" office:value-type="float" office:value="3.41988" calcext:value-type="float">
            <text:p>3.41988</text:p>
          </table:table-cell>
          <table:table-cell table:style-name="Default" office:value-type="float" office:value="44.3319" calcext:value-type="float">
            <text:p>44.3319</text:p>
          </table:table-cell>
          <table:table-cell table:style-name="Default" office:value-type="float" office:value="28.7469" calcext:value-type="float">
            <text:p>28.7469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.245452" calcext:value-type="float">
            <text:p>0.245452</text:p>
          </table:table-cell>
          <table:table-cell table:style-name="Default" office:value-type="float" office:value="2.1525" calcext:value-type="float">
            <text:p>2.1525</text:p>
          </table:table-cell>
          <table:table-cell table:style-name="Default" office:value-type="float" office:value="0.825126" calcext:value-type="float">
            <text:p>0.825126</text:p>
          </table:table-cell>
          <table:table-cell table:style-name="Default" office:value-type="float" office:value="0.249128" calcext:value-type="float">
            <text:p>0.249128</text:p>
          </table:table-cell>
          <table:table-cell table:style-name="Default" office:value-type="float" office:value="8.63026" calcext:value-type="float">
            <text:p>8.63026</text:p>
          </table:table-cell>
          <table:table-cell table:style-name="Default" office:value-type="float" office:value="10.6402" calcext:value-type="float">
            <text:p>10.6402</text:p>
          </table:table-cell>
          <table:table-cell table:style-name="Default" office:value-type="float" office:value="22.7427" calcext:value-type="float">
            <text:p>22.7427</text:p>
          </table:table-cell>
          <table:table-cell table:style-name="Default" office:value-type="float" office:value="1.07926" calcext:value-type="float">
            <text:p>1.07926</text:p>
          </table:table-cell>
          <table:table-cell table:style-name="Default" office:value-type="float" office:value="9.4646" calcext:value-type="float">
            <text:p>9.4646</text:p>
          </table:table-cell>
          <table:table-cell table:style-name="Default" office:value-type="float" office:value="3.62809" calcext:value-type="float">
            <text:p>3.62809</text:p>
          </table:table-cell>
          <table:table-cell table:style-name="Default" office:value-type="float" office:value="1.09542" calcext:value-type="float">
            <text:p>1.09542</text:p>
          </table:table-cell>
          <table:table-cell table:style-name="Default" office:value-type="float" office:value="37.9474" calcext:value-type="float">
            <text:p>37.9474</text:p>
          </table:table-cell>
          <table:table-cell table:style-name="Default" office:value-type="float" office:value="46.7852" calcext:value-type="float">
            <text:p>46.785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.198479" calcext:value-type="float">
            <text:p>0.198479</text:p>
          </table:table-cell>
          <table:table-cell table:style-name="Default" office:value-type="float" office:value="3.12472" calcext:value-type="float">
            <text:p>3.12472</text:p>
          </table:table-cell>
          <table:table-cell table:style-name="Default" office:value-type="float" office:value="2.07826" calcext:value-type="float">
            <text:p>2.07826</text:p>
          </table:table-cell>
          <table:table-cell table:style-name="Default" office:value-type="float" office:value="0.592182" calcext:value-type="float">
            <text:p>0.592182</text:p>
          </table:table-cell>
          <table:table-cell table:style-name="Default" office:value-type="float" office:value="0.218723" calcext:value-type="float">
            <text:p>0.218723</text:p>
          </table:table-cell>
          <table:table-cell table:style-name="Default" office:value-type="float" office:value="12.9045" calcext:value-type="float">
            <text:p>12.9045</text:p>
          </table:table-cell>
          <table:table-cell table:style-name="Default" office:value-type="float" office:value="19.1169" calcext:value-type="float">
            <text:p>19.1169</text:p>
          </table:table-cell>
          <table:table-cell table:style-name="Default" office:value-type="float" office:value="1.03824" calcext:value-type="float">
            <text:p>1.03824</text:p>
          </table:table-cell>
          <table:table-cell table:style-name="Default" office:value-type="float" office:value="16.3454" calcext:value-type="float">
            <text:p>16.3454</text:p>
          </table:table-cell>
          <table:table-cell table:style-name="Default" office:value-type="float" office:value="10.8713" calcext:value-type="float">
            <text:p>10.8713</text:p>
          </table:table-cell>
          <table:table-cell table:style-name="Default" office:value-type="float" office:value="3.09769" calcext:value-type="float">
            <text:p>3.09769</text:p>
          </table:table-cell>
          <table:table-cell table:style-name="Default" office:value-type="float" office:value="1.14414" calcext:value-type="float">
            <text:p>1.14414</text:p>
          </table:table-cell>
          <table:table-cell table:style-name="Default" office:value-type="float" office:value="67.5033" calcext:value-type="float">
            <text:p>67.5033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0.570944" calcext:value-type="float">
            <text:p>0.570944</text:p>
          </table:table-cell>
          <table:table-cell table:style-name="Default" office:value-type="float" office:value="2.5289" calcext:value-type="float">
            <text:p>2.5289</text:p>
          </table:table-cell>
          <table:table-cell table:style-name="Default" office:value-type="float" office:value="2.15684" calcext:value-type="float">
            <text:p>2.15684</text:p>
          </table:table-cell>
          <table:table-cell table:style-name="Default" office:value-type="float" office:value="0.729875" calcext:value-type="float">
            <text:p>0.729875</text:p>
          </table:table-cell>
          <table:table-cell table:style-name="Default" office:value-type="float" office:value="5.10933" calcext:value-type="float">
            <text:p>5.10933</text:p>
          </table:table-cell>
          <table:table-cell table:style-name="Default" office:value-type="float" office:value="8.9093" calcext:value-type="float">
            <text:p>8.9093</text:p>
          </table:table-cell>
          <table:table-cell table:style-name="Default" office:value-type="float" office:value="20.0052" calcext:value-type="float">
            <text:p>20.0052</text:p>
          </table:table-cell>
          <table:table-cell table:style-name="Default" office:value-type="float" office:value="2.85398" calcext:value-type="float">
            <text:p>2.85398</text:p>
          </table:table-cell>
          <table:table-cell table:style-name="Default" office:value-type="float" office:value="12.6412" calcext:value-type="float">
            <text:p>12.6412</text:p>
          </table:table-cell>
          <table:table-cell table:style-name="Default" office:value-type="float" office:value="10.7814" calcext:value-type="float">
            <text:p>10.7814</text:p>
          </table:table-cell>
          <table:table-cell table:style-name="Default" office:value-type="float" office:value="3.64843" calcext:value-type="float">
            <text:p>3.64843</text:p>
          </table:table-cell>
          <table:table-cell table:style-name="Default" office:value-type="float" office:value="25.54" calcext:value-type="float">
            <text:p>25.54</text:p>
          </table:table-cell>
          <table:table-cell table:style-name="Default" office:value-type="float" office:value="44.5349" calcext:value-type="float">
            <text:p>44.5349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0.469096" calcext:value-type="float">
            <text:p>0.469096</text:p>
          </table:table-cell>
          <table:table-cell table:style-name="Default" office:value-type="float" office:value="3.34106" calcext:value-type="float">
            <text:p>3.34106</text:p>
          </table:table-cell>
          <table:table-cell table:style-name="Default" office:value-type="float" office:value="1.9576" calcext:value-type="float">
            <text:p>1.9576</text:p>
          </table:table-cell>
          <table:table-cell table:style-name="Default" office:value-type="float" office:value="0.352312" calcext:value-type="float">
            <text:p>0.352312</text:p>
          </table:table-cell>
          <table:table-cell table:style-name="Default" office:value-type="float" office:value="8.98169" calcext:value-type="float">
            <text:p>8.98169</text:p>
          </table:table-cell>
          <table:table-cell table:style-name="Default" office:value-type="float" office:value="9.03175" calcext:value-type="float">
            <text:p>9.03175</text:p>
          </table:table-cell>
          <table:table-cell table:style-name="Default" office:value-type="float" office:value="24.1335" calcext:value-type="float">
            <text:p>24.1335</text:p>
          </table:table-cell>
          <table:table-cell table:style-name="Default" office:value-type="float" office:value="1.94375" calcext:value-type="float">
            <text:p>1.94375</text:p>
          </table:table-cell>
          <table:table-cell table:style-name="Default" office:value-type="float" office:value="13.8441" calcext:value-type="float">
            <text:p>13.8441</text:p>
          </table:table-cell>
          <table:table-cell table:style-name="Default" office:value-type="float" office:value="8.11153" calcext:value-type="float">
            <text:p>8.11153</text:p>
          </table:table-cell>
          <table:table-cell table:style-name="Default" office:value-type="float" office:value="1.45985" calcext:value-type="float">
            <text:p>1.45985</text:p>
          </table:table-cell>
          <table:table-cell table:style-name="Default" office:value-type="float" office:value="37.2167" calcext:value-type="float">
            <text:p>37.2167</text:p>
          </table:table-cell>
          <table:table-cell table:style-name="Default" office:value-type="float" office:value="37.4241" calcext:value-type="float">
            <text:p>37.4241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169192" calcext:value-type="float">
            <text:p>0.169192</text:p>
          </table:table-cell>
          <table:table-cell table:style-name="Default" office:value-type="float" office:value="3.13038" calcext:value-type="float">
            <text:p>3.13038</text:p>
          </table:table-cell>
          <table:table-cell table:style-name="Default" office:value-type="float" office:value="2.28935" calcext:value-type="float">
            <text:p>2.28935</text:p>
          </table:table-cell>
          <table:table-cell table:style-name="Default" office:value-type="float" office:value="0.485682" calcext:value-type="float">
            <text:p>0.485682</text:p>
          </table:table-cell>
          <table:table-cell table:style-name="Default" office:value-type="float" office:value="13.5354" calcext:value-type="float">
            <text:p>13.5354</text:p>
          </table:table-cell>
          <table:table-cell table:style-name="Default" office:value-type="float" office:value="5.75756" calcext:value-type="float">
            <text:p>5.75756</text:p>
          </table:table-cell>
          <table:table-cell table:style-name="Default" office:value-type="float" office:value="25.3675" calcext:value-type="float">
            <text:p>25.3675</text:p>
          </table:table-cell>
          <table:table-cell table:style-name="Default" office:value-type="float" office:value="0.666963" calcext:value-type="float">
            <text:p>0.666963</text:p>
          </table:table-cell>
          <table:table-cell table:style-name="Default" office:value-type="float" office:value="12.3401" calcext:value-type="float">
            <text:p>12.3401</text:p>
          </table:table-cell>
          <table:table-cell table:style-name="Default" office:value-type="float" office:value="9.02473" calcext:value-type="float">
            <text:p>9.02473</text:p>
          </table:table-cell>
          <table:table-cell table:style-name="Default" office:value-type="float" office:value="1.91458" calcext:value-type="float">
            <text:p>1.91458</text:p>
          </table:table-cell>
          <table:table-cell table:style-name="Default" office:value-type="float" office:value="53.357" calcext:value-type="float">
            <text:p>53.357</text:p>
          </table:table-cell>
          <table:table-cell table:style-name="Default" office:value-type="float" office:value="22.6966" calcext:value-type="float">
            <text:p>22.6966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0.582177" calcext:value-type="float">
            <text:p>0.582177</text:p>
          </table:table-cell>
          <table:table-cell table:style-name="Default" office:value-type="float" office:value="3.26852" calcext:value-type="float">
            <text:p>3.26852</text:p>
          </table:table-cell>
          <table:table-cell table:style-name="Default" office:value-type="float" office:value="2.42037" calcext:value-type="float">
            <text:p>2.42037</text:p>
          </table:table-cell>
          <table:table-cell table:style-name="Default" office:value-type="float" office:value="0.404716" calcext:value-type="float">
            <text:p>0.404716</text:p>
          </table:table-cell>
          <table:table-cell table:style-name="Default" office:value-type="float" office:value="12.1366" calcext:value-type="float">
            <text:p>12.1366</text:p>
          </table:table-cell>
          <table:table-cell table:style-name="Default" office:value-type="float" office:value="4.6185" calcext:value-type="float">
            <text:p>4.6185</text:p>
          </table:table-cell>
          <table:table-cell table:style-name="Default" office:value-type="float" office:value="23.4309" calcext:value-type="float">
            <text:p>23.4309</text:p>
          </table:table-cell>
          <table:table-cell table:style-name="Default" office:value-type="float" office:value="2.48465" calcext:value-type="float">
            <text:p>2.48465</text:p>
          </table:table-cell>
          <table:table-cell table:style-name="Default" office:value-type="float" office:value="13.9496" calcext:value-type="float">
            <text:p>13.9496</text:p>
          </table:table-cell>
          <table:table-cell table:style-name="Default" office:value-type="float" office:value="10.3298" calcext:value-type="float">
            <text:p>10.3298</text:p>
          </table:table-cell>
          <table:table-cell table:style-name="Default" office:value-type="float" office:value="1.72727" calcext:value-type="float">
            <text:p>1.72727</text:p>
          </table:table-cell>
          <table:table-cell table:style-name="Default" office:value-type="float" office:value="51.7976" calcext:value-type="float">
            <text:p>51.7976</text:p>
          </table:table-cell>
          <table:table-cell table:style-name="Default" office:value-type="float" office:value="19.7111" calcext:value-type="float">
            <text:p>19.7111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.16721" calcext:value-type="float">
            <text:p>0.16721</text:p>
          </table:table-cell>
          <table:table-cell table:style-name="Default" office:value-type="float" office:value="4.08308" calcext:value-type="float">
            <text:p>4.08308</text:p>
          </table:table-cell>
          <table:table-cell table:style-name="Default" office:value-type="float" office:value="2.62647" calcext:value-type="float">
            <text:p>2.62647</text:p>
          </table:table-cell>
          <table:table-cell table:style-name="Default" office:value-type="float" office:value="0.152942" calcext:value-type="float">
            <text:p>0.152942</text:p>
          </table:table-cell>
          <table:table-cell table:style-name="Default" office:value-type="float" office:value="5.82947" calcext:value-type="float">
            <text:p>5.82947</text:p>
          </table:table-cell>
          <table:table-cell table:style-name="Default" office:value-type="float" office:value="2.48023" calcext:value-type="float">
            <text:p>2.48023</text:p>
          </table:table-cell>
          <table:table-cell table:style-name="Default" office:value-type="float" office:value="15.3394" calcext:value-type="float">
            <text:p>15.3394</text:p>
          </table:table-cell>
          <table:table-cell table:style-name="Default" office:value-type="float" office:value="1.09007" calcext:value-type="float">
            <text:p>1.09007</text:p>
          </table:table-cell>
          <table:table-cell table:style-name="Default" office:value-type="float" office:value="26.6183" calcext:value-type="float">
            <text:p>26.6183</text:p>
          </table:table-cell>
          <table:table-cell table:style-name="Default" office:value-type="float" office:value="17.1224" calcext:value-type="float">
            <text:p>17.1224</text:p>
          </table:table-cell>
          <table:table-cell table:style-name="Default" office:value-type="float" office:value="0.997054" calcext:value-type="float">
            <text:p>0.997054</text:p>
          </table:table-cell>
          <table:table-cell table:style-name="Default" office:value-type="float" office:value="38.0032" calcext:value-type="float">
            <text:p>38.0032</text:p>
          </table:table-cell>
          <table:table-cell table:style-name="Default" office:value-type="float" office:value="16.169" calcext:value-type="float">
            <text:p>16.169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.183504" calcext:value-type="float">
            <text:p>0.183504</text:p>
          </table:table-cell>
          <table:table-cell table:style-name="Default" office:value-type="float" office:value="3.52549" calcext:value-type="float">
            <text:p>3.52549</text:p>
          </table:table-cell>
          <table:table-cell table:style-name="Default" office:value-type="float" office:value="1.80386" calcext:value-type="float">
            <text:p>1.80386</text:p>
          </table:table-cell>
          <table:table-cell table:style-name="Default" office:value-type="float" office:value="0.315056" calcext:value-type="float">
            <text:p>0.315056</text:p>
          </table:table-cell>
          <table:table-cell table:style-name="Default" office:value-type="float" office:value="2.57468" calcext:value-type="float">
            <text:p>2.57468</text:p>
          </table:table-cell>
          <table:table-cell table:style-name="Default" office:value-type="float" office:value="6.09806" calcext:value-type="float">
            <text:p>6.09806</text:p>
          </table:table-cell>
          <table:table-cell table:style-name="Default" office:value-type="float" office:value="14.5006" calcext:value-type="float">
            <text:p>14.5006</text:p>
          </table:table-cell>
          <table:table-cell table:style-name="Default" office:value-type="float" office:value="1.26549" calcext:value-type="float">
            <text:p>1.26549</text:p>
          </table:table-cell>
          <table:table-cell table:style-name="Default" office:value-type="float" office:value="24.3126" calcext:value-type="float">
            <text:p>24.3126</text:p>
          </table:table-cell>
          <table:table-cell table:style-name="Default" office:value-type="float" office:value="12.4399" calcext:value-type="float">
            <text:p>12.4399</text:p>
          </table:table-cell>
          <table:table-cell table:style-name="Default" office:value-type="float" office:value="2.1727" calcext:value-type="float">
            <text:p>2.1727</text:p>
          </table:table-cell>
          <table:table-cell table:style-name="Default" office:value-type="float" office:value="17.7556" calcext:value-type="float">
            <text:p>17.7556</text:p>
          </table:table-cell>
          <table:table-cell table:style-name="Default" office:value-type="float" office:value="42.0537" calcext:value-type="float">
            <text:p>42.0537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.344869" calcext:value-type="float">
            <text:p>0.344869</text:p>
          </table:table-cell>
          <table:table-cell table:style-name="Default" office:value-type="float" office:value="3.53441" calcext:value-type="float">
            <text:p>3.53441</text:p>
          </table:table-cell>
          <table:table-cell table:style-name="Default" office:value-type="float" office:value="1.58542" calcext:value-type="float">
            <text:p>1.58542</text:p>
          </table:table-cell>
          <table:table-cell table:style-name="Default" office:value-type="float" office:value="0.732081" calcext:value-type="float">
            <text:p>0.732081</text:p>
          </table:table-cell>
          <table:table-cell table:style-name="Default" office:value-type="float" office:value="10.7382" calcext:value-type="float">
            <text:p>10.7382</text:p>
          </table:table-cell>
          <table:table-cell table:style-name="Default" office:value-type="float" office:value="7.43389" calcext:value-type="float">
            <text:p>7.43389</text:p>
          </table:table-cell>
          <table:table-cell table:style-name="Default" office:value-type="float" office:value="24.3689" calcext:value-type="float">
            <text:p>24.3689</text:p>
          </table:table-cell>
          <table:table-cell table:style-name="Default" office:value-type="float" office:value="1.4152" calcext:value-type="float">
            <text:p>1.4152</text:p>
          </table:table-cell>
          <table:table-cell table:style-name="Default" office:value-type="float" office:value="14.5038" calcext:value-type="float">
            <text:p>14.5038</text:p>
          </table:table-cell>
          <table:table-cell table:style-name="Default" office:value-type="float" office:value="6.50591" calcext:value-type="float">
            <text:p>6.50591</text:p>
          </table:table-cell>
          <table:table-cell table:style-name="Default" office:value-type="float" office:value="3.00417" calcext:value-type="float">
            <text:p>3.00417</text:p>
          </table:table-cell>
          <table:table-cell table:style-name="Default" office:value-type="float" office:value="44.0653" calcext:value-type="float">
            <text:p>44.0653</text:p>
          </table:table-cell>
          <table:table-cell table:style-name="Default" office:value-type="float" office:value="30.5057" calcext:value-type="float">
            <text:p>30.5057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.887356" calcext:value-type="float">
            <text:p>0.887356</text:p>
          </table:table-cell>
          <table:table-cell table:style-name="Default" office:value-type="float" office:value="4.21098" calcext:value-type="float">
            <text:p>4.21098</text:p>
          </table:table-cell>
          <table:table-cell table:style-name="Default" office:value-type="float" office:value="0.9585" calcext:value-type="float">
            <text:p>0.9585</text:p>
          </table:table-cell>
          <table:table-cell table:style-name="Default" office:value-type="float" office:value="0.426656" calcext:value-type="float">
            <text:p>0.426656</text:p>
          </table:table-cell>
          <table:table-cell table:style-name="Default" office:value-type="float" office:value="3.45994" calcext:value-type="float">
            <text:p>3.45994</text:p>
          </table:table-cell>
          <table:table-cell table:style-name="Default" office:value-type="float" office:value="14.3433" calcext:value-type="float">
            <text:p>14.3433</text:p>
          </table:table-cell>
          <table:table-cell table:style-name="Default" office:value-type="float" office:value="24.2867" calcext:value-type="float">
            <text:p>24.2867</text:p>
          </table:table-cell>
          <table:table-cell table:style-name="Default" office:value-type="float" office:value="3.65367" calcext:value-type="float">
            <text:p>3.65367</text:p>
          </table:table-cell>
          <table:table-cell table:style-name="Default" office:value-type="float" office:value="17.3386" calcext:value-type="float">
            <text:p>17.3386</text:p>
          </table:table-cell>
          <table:table-cell table:style-name="Default" office:value-type="float" office:value="3.9466" calcext:value-type="float">
            <text:p>3.9466</text:p>
          </table:table-cell>
          <table:table-cell table:style-name="Default" office:value-type="float" office:value="1.75675" calcext:value-type="float">
            <text:p>1.75675</text:p>
          </table:table-cell>
          <table:table-cell table:style-name="Default" office:value-type="float" office:value="14.2462" calcext:value-type="float">
            <text:p>14.2462</text:p>
          </table:table-cell>
          <table:table-cell table:style-name="Default" office:value-type="float" office:value="59.0582" calcext:value-type="float">
            <text:p>59.058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0.359955" calcext:value-type="float">
            <text:p>0.359955</text:p>
          </table:table-cell>
          <table:table-cell table:style-name="Default" office:value-type="float" office:value="4.6763" calcext:value-type="float">
            <text:p>4.6763</text:p>
          </table:table-cell>
          <table:table-cell table:style-name="Default" office:value-type="float" office:value="2.13227" calcext:value-type="float">
            <text:p>2.13227</text:p>
          </table:table-cell>
          <table:table-cell table:style-name="Default" office:value-type="float" office:value="0.331683" calcext:value-type="float">
            <text:p>0.331683</text:p>
          </table:table-cell>
          <table:table-cell table:style-name="Default" office:value-type="float" office:value="8.25555" calcext:value-type="float">
            <text:p>8.25555</text:p>
          </table:table-cell>
          <table:table-cell table:style-name="Default" office:value-type="float" office:value="1.48842" calcext:value-type="float">
            <text:p>1.48842</text:p>
          </table:table-cell>
          <table:table-cell table:style-name="Default" office:value-type="float" office:value="17.2442" calcext:value-type="float">
            <text:p>17.2442</text:p>
          </table:table-cell>
          <table:table-cell table:style-name="Default" office:value-type="float" office:value="2.0874" calcext:value-type="float">
            <text:p>2.0874</text:p>
          </table:table-cell>
          <table:table-cell table:style-name="Default" office:value-type="float" office:value="27.1181" calcext:value-type="float">
            <text:p>27.1181</text:p>
          </table:table-cell>
          <table:table-cell table:style-name="Default" office:value-type="float" office:value="12.3652" calcext:value-type="float">
            <text:p>12.3652</text:p>
          </table:table-cell>
          <table:table-cell table:style-name="Default" office:value-type="float" office:value="1.92345" calcext:value-type="float">
            <text:p>1.92345</text:p>
          </table:table-cell>
          <table:table-cell table:style-name="Default" office:value-type="float" office:value="47.8744" calcext:value-type="float">
            <text:p>47.8744</text:p>
          </table:table-cell>
          <table:table-cell table:style-name="Default" office:value-type="float" office:value="8.63144" calcext:value-type="float">
            <text:p>8.63144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1.23992" calcext:value-type="float">
            <text:p>1.23992</text:p>
          </table:table-cell>
          <table:table-cell table:style-name="Default" office:value-type="float" office:value="1.68564" calcext:value-type="float">
            <text:p>1.68564</text:p>
          </table:table-cell>
          <table:table-cell table:style-name="Default" office:value-type="float" office:value="2.51588" calcext:value-type="float">
            <text:p>2.51588</text:p>
          </table:table-cell>
          <table:table-cell table:style-name="Default" office:value-type="float" office:value="0.357209" calcext:value-type="float">
            <text:p>0.357209</text:p>
          </table:table-cell>
          <table:table-cell table:style-name="Default" office:value-type="float" office:value="22.7274" calcext:value-type="float">
            <text:p>22.7274</text:p>
          </table:table-cell>
          <table:table-cell table:style-name="Default" office:value-type="float" office:value="2.38943" calcext:value-type="float">
            <text:p>2.38943</text:p>
          </table:table-cell>
          <table:table-cell table:style-name="Default" office:value-type="float" office:value="30.9155" calcext:value-type="float">
            <text:p>30.9155</text:p>
          </table:table-cell>
          <table:table-cell table:style-name="Default" office:value-type="float" office:value="4.01068" calcext:value-type="float">
            <text:p>4.01068</text:p>
          </table:table-cell>
          <table:table-cell table:style-name="Default" office:value-type="float" office:value="5.4524" calcext:value-type="float">
            <text:p>5.4524</text:p>
          </table:table-cell>
          <table:table-cell table:style-name="Default" office:value-type="float" office:value="8.13791" calcext:value-type="float">
            <text:p>8.13791</text:p>
          </table:table-cell>
          <table:table-cell table:style-name="Default" office:value-type="float" office:value="1.15544" calcext:value-type="float">
            <text:p>1.15544</text:p>
          </table:table-cell>
          <table:table-cell table:style-name="Default" office:value-type="float" office:value="73.5147" calcext:value-type="float">
            <text:p>73.5147</text:p>
          </table:table-cell>
          <table:table-cell table:style-name="Default" office:value-type="float" office:value="7.72891" calcext:value-type="float">
            <text:p>7.72891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2.26614" calcext:value-type="float">
            <text:p>2.26614</text:p>
          </table:table-cell>
          <table:table-cell table:style-name="Default" office:value-type="float" office:value="1.23884" calcext:value-type="float">
            <text:p>1.23884</text:p>
          </table:table-cell>
          <table:table-cell table:style-name="Default" office:value-type="float" office:value="1.34565" calcext:value-type="float">
            <text:p>1.34565</text:p>
          </table:table-cell>
          <table:table-cell table:style-name="Default" office:value-type="float" office:value="0.376793" calcext:value-type="float">
            <text:p>0.376793</text:p>
          </table:table-cell>
          <table:table-cell table:style-name="Default" office:value-type="float" office:value="13.2504" calcext:value-type="float">
            <text:p>13.2504</text:p>
          </table:table-cell>
          <table:table-cell table:style-name="Default" office:value-type="float" office:value="4.95097" calcext:value-type="float">
            <text:p>4.95097</text:p>
          </table:table-cell>
          <table:table-cell table:style-name="Default" office:value-type="float" office:value="23.4288" calcext:value-type="float">
            <text:p>23.4288</text:p>
          </table:table-cell>
          <table:table-cell table:style-name="Default" office:value-type="float" office:value="9.67245" calcext:value-type="float">
            <text:p>9.67245</text:p>
          </table:table-cell>
          <table:table-cell table:style-name="Default" office:value-type="float" office:value="5.28769" calcext:value-type="float">
            <text:p>5.28769</text:p>
          </table:table-cell>
          <table:table-cell table:style-name="Default" office:value-type="float" office:value="5.74358" calcext:value-type="float">
            <text:p>5.74358</text:p>
          </table:table-cell>
          <table:table-cell table:style-name="Default" office:value-type="float" office:value="1.60825" calcext:value-type="float">
            <text:p>1.60825</text:p>
          </table:table-cell>
          <table:table-cell table:style-name="Default" office:value-type="float" office:value="56.556" calcext:value-type="float">
            <text:p>56.556</text:p>
          </table:table-cell>
          <table:table-cell table:style-name="Default" office:value-type="float" office:value="21.132" calcext:value-type="float">
            <text:p>21.132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1.08156" calcext:value-type="float">
            <text:p>1.08156</text:p>
          </table:table-cell>
          <table:table-cell table:style-name="Default" office:value-type="float" office:value="1.72808" calcext:value-type="float">
            <text:p>1.72808</text:p>
          </table:table-cell>
          <table:table-cell table:style-name="Default" office:value-type="float" office:value="2.62304" calcext:value-type="float">
            <text:p>2.62304</text:p>
          </table:table-cell>
          <table:table-cell table:style-name="Default" office:value-type="float" office:value="1.07236" calcext:value-type="float">
            <text:p>1.07236</text:p>
          </table:table-cell>
          <table:table-cell table:style-name="Default" office:value-type="float" office:value="18.5382" calcext:value-type="float">
            <text:p>18.5382</text:p>
          </table:table-cell>
          <table:table-cell table:style-name="Default" office:value-type="float" office:value="2.33863" calcext:value-type="float">
            <text:p>2.33863</text:p>
          </table:table-cell>
          <table:table-cell table:style-name="Default" office:value-type="float" office:value="27.3819" calcext:value-type="float">
            <text:p>27.3819</text:p>
          </table:table-cell>
          <table:table-cell table:style-name="Default" office:value-type="float" office:value="3.94991" calcext:value-type="float">
            <text:p>3.94991</text:p>
          </table:table-cell>
          <table:table-cell table:style-name="Default" office:value-type="float" office:value="6.31101" calcext:value-type="float">
            <text:p>6.31101</text:p>
          </table:table-cell>
          <table:table-cell table:style-name="Default" office:value-type="float" office:value="9.57946" calcext:value-type="float">
            <text:p>9.57946</text:p>
          </table:table-cell>
          <table:table-cell table:style-name="Default" office:value-type="float" office:value="3.91632" calcext:value-type="float">
            <text:p>3.91632</text:p>
          </table:table-cell>
          <table:table-cell table:style-name="Default" office:value-type="float" office:value="67.7025" calcext:value-type="float">
            <text:p>67.7025</text:p>
          </table:table-cell>
          <table:table-cell table:style-name="Default" office:value-type="float" office:value="8.54079" calcext:value-type="float">
            <text:p>8.54079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3.02524" calcext:value-type="float">
            <text:p>3.02524</text:p>
          </table:table-cell>
          <table:table-cell table:style-name="Default" office:value-type="float" office:value="1.06032" calcext:value-type="float">
            <text:p>1.06032</text:p>
          </table:table-cell>
          <table:table-cell table:style-name="Default" office:value-type="float" office:value="1.16197" calcext:value-type="float">
            <text:p>1.16197</text:p>
          </table:table-cell>
          <table:table-cell table:style-name="Default" office:value-type="float" office:value="1.06747" calcext:value-type="float">
            <text:p>1.06747</text:p>
          </table:table-cell>
          <table:table-cell table:style-name="Default" office:value-type="float" office:value="13.5805" calcext:value-type="float">
            <text:p>13.5805</text:p>
          </table:table-cell>
          <table:table-cell table:style-name="Default" office:value-type="float" office:value="3.91445" calcext:value-type="float">
            <text:p>3.91445</text:p>
          </table:table-cell>
          <table:table-cell table:style-name="Default" office:value-type="float" office:value="23.8099" calcext:value-type="float">
            <text:p>23.8099</text:p>
          </table:table-cell>
          <table:table-cell table:style-name="Default" office:value-type="float" office:value="12.7058" calcext:value-type="float">
            <text:p>12.7058</text:p>
          </table:table-cell>
          <table:table-cell table:style-name="Default" office:value-type="float" office:value="4.45325" calcext:value-type="float">
            <text:p>4.45325</text:p>
          </table:table-cell>
          <table:table-cell table:style-name="Default" office:value-type="float" office:value="4.88017" calcext:value-type="float">
            <text:p>4.88017</text:p>
          </table:table-cell>
          <table:table-cell table:style-name="Default" office:value-type="float" office:value="4.4833" calcext:value-type="float">
            <text:p>4.4833</text:p>
          </table:table-cell>
          <table:table-cell table:style-name="Default" office:value-type="float" office:value="57.0371" calcext:value-type="float">
            <text:p>57.0371</text:p>
          </table:table-cell>
          <table:table-cell table:style-name="Default" office:value-type="float" office:value="16.4404" calcext:value-type="float">
            <text:p>16.4404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1.8444" calcext:value-type="float">
            <text:p>1.8444</text:p>
          </table:table-cell>
          <table:table-cell table:style-name="Default" office:value-type="float" office:value="1.20658" calcext:value-type="float">
            <text:p>1.20658</text:p>
          </table:table-cell>
          <table:table-cell table:style-name="Default" office:value-type="float" office:value="1.51207" calcext:value-type="float">
            <text:p>1.51207</text:p>
          </table:table-cell>
          <table:table-cell table:style-name="Default" office:value-type="float" office:value="0.99234" calcext:value-type="float">
            <text:p>0.99234</text:p>
          </table:table-cell>
          <table:table-cell table:style-name="Default" office:value-type="float" office:value="29.4019" calcext:value-type="float">
            <text:p>29.4019</text:p>
          </table:table-cell>
          <table:table-cell table:style-name="Default" office:value-type="float" office:value="1.2074" calcext:value-type="float">
            <text:p>1.2074</text:p>
          </table:table-cell>
          <table:table-cell table:style-name="Default" office:value-type="float" office:value="36.1646" calcext:value-type="float">
            <text:p>36.1646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3.33635" calcext:value-type="float">
            <text:p>3.33635</text:p>
          </table:table-cell>
          <table:table-cell table:style-name="Default" office:value-type="float" office:value="4.18106" calcext:value-type="float">
            <text:p>4.18106</text:p>
          </table:table-cell>
          <table:table-cell table:style-name="Default" office:value-type="float" office:value="2.74395" calcext:value-type="float">
            <text:p>2.74395</text:p>
          </table:table-cell>
          <table:table-cell table:style-name="Default" office:value-type="float" office:value="81.3" calcext:value-type="float">
            <text:p>81.3</text:p>
          </table:table-cell>
          <table:table-cell table:style-name="Default" office:value-type="float" office:value="3.33863" calcext:value-type="float">
            <text:p>3.33863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1.03966" calcext:value-type="float">
            <text:p>1.03966</text:p>
          </table:table-cell>
          <table:table-cell table:style-name="Default" office:value-type="float" office:value="3.23378" calcext:value-type="float">
            <text:p>3.23378</text:p>
          </table:table-cell>
          <table:table-cell table:style-name="Default" office:value-type="float" office:value="3.23175" calcext:value-type="float">
            <text:p>3.23175</text:p>
          </table:table-cell>
          <table:table-cell table:style-name="Default" office:value-type="float" office:value="0.768404" calcext:value-type="float">
            <text:p>0.768404</text:p>
          </table:table-cell>
          <table:table-cell table:style-name="Default" office:value-type="float" office:value="4.57084" calcext:value-type="float">
            <text:p>4.57084</text:p>
          </table:table-cell>
          <table:table-cell table:style-name="Default" office:value-type="float" office:value="4.51625" calcext:value-type="float">
            <text:p>4.51625</text:p>
          </table:table-cell>
          <table:table-cell table:style-name="Default" office:value-type="float" office:value="17.3607" calcext:value-type="float">
            <text:p>17.3607</text:p>
          </table:table-cell>
          <table:table-cell table:style-name="Default" office:value-type="float" office:value="5.98856" calcext:value-type="float">
            <text:p>5.98856</text:p>
          </table:table-cell>
          <table:table-cell table:style-name="Default" office:value-type="float" office:value="18.627" calcext:value-type="float">
            <text:p>18.627</text:p>
          </table:table-cell>
          <table:table-cell table:style-name="Default" office:value-type="float" office:value="18.6153" calcext:value-type="float">
            <text:p>18.6153</text:p>
          </table:table-cell>
          <table:table-cell table:style-name="Default" office:value-type="float" office:value="4.42612" calcext:value-type="float">
            <text:p>4.42612</text:p>
          </table:table-cell>
          <table:table-cell table:style-name="Default" office:value-type="float" office:value="26.3287" calcext:value-type="float">
            <text:p>26.3287</text:p>
          </table:table-cell>
          <table:table-cell table:style-name="Default" office:value-type="float" office:value="26.0143" calcext:value-type="float">
            <text:p>26.0143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.5866" calcext:value-type="float">
            <text:p>1.5866</text:p>
          </table:table-cell>
          <table:table-cell table:style-name="Default" office:value-type="float" office:value="2.94214" calcext:value-type="float">
            <text:p>2.94214</text:p>
          </table:table-cell>
          <table:table-cell table:style-name="Default" office:value-type="float" office:value="1.82907" calcext:value-type="float">
            <text:p>1.82907</text:p>
          </table:table-cell>
          <table:table-cell table:style-name="Default" office:value-type="float" office:value="0.465125" calcext:value-type="float">
            <text:p>0.465125</text:p>
          </table:table-cell>
          <table:table-cell table:style-name="Default" office:value-type="float" office:value="13.0705" calcext:value-type="float">
            <text:p>13.0705</text:p>
          </table:table-cell>
          <table:table-cell table:style-name="Default" office:value-type="float" office:value="2.65592" calcext:value-type="float">
            <text:p>2.65592</text:p>
          </table:table-cell>
          <table:table-cell table:style-name="Default" office:value-type="float" office:value="22.5493" calcext:value-type="float">
            <text:p>22.5493</text:p>
          </table:table-cell>
          <table:table-cell table:style-name="Default" office:value-type="float" office:value="7.03614" calcext:value-type="float">
            <text:p>7.03614</text:p>
          </table:table-cell>
          <table:table-cell table:style-name="Default" office:value-type="float" office:value="13.0475" calcext:value-type="float">
            <text:p>13.0475</text:p>
          </table:table-cell>
          <table:table-cell table:style-name="Default" office:value-type="float" office:value="8.11142" calcext:value-type="float">
            <text:p>8.11142</text:p>
          </table:table-cell>
          <table:table-cell table:style-name="Default" office:value-type="float" office:value="2.0627" calcext:value-type="float">
            <text:p>2.0627</text:p>
          </table:table-cell>
          <table:table-cell table:style-name="Default" office:value-type="float" office:value="57.9639" calcext:value-type="float">
            <text:p>57.9639</text:p>
          </table:table-cell>
          <table:table-cell table:style-name="Default" office:value-type="float" office:value="11.7783" calcext:value-type="float">
            <text:p>11.7783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.36252" calcext:value-type="float">
            <text:p>1.36252</text:p>
          </table:table-cell>
          <table:table-cell table:style-name="Default" office:value-type="float" office:value="3.05967" calcext:value-type="float">
            <text:p>3.05967</text:p>
          </table:table-cell>
          <table:table-cell table:style-name="Default" office:value-type="float" office:value="2.47594" calcext:value-type="float">
            <text:p>2.47594</text:p>
          </table:table-cell>
          <table:table-cell table:style-name="Default" office:value-type="float" office:value="1.52433" calcext:value-type="float">
            <text:p>1.52433</text:p>
          </table:table-cell>
          <table:table-cell table:style-name="Default" office:value-type="float" office:value="10.8194" calcext:value-type="float">
            <text:p>10.8194</text:p>
          </table:table-cell>
          <table:table-cell table:style-name="Default" office:value-type="float" office:value="3.91884" calcext:value-type="float">
            <text:p>3.91884</text:p>
          </table:table-cell>
          <table:table-cell table:style-name="Default" office:value-type="float" office:value="23.1607" calcext:value-type="float">
            <text:p>23.1607</text:p>
          </table:table-cell>
          <table:table-cell table:style-name="Default" office:value-type="float" office:value="5.88288" calcext:value-type="float">
            <text:p>5.88288</text:p>
          </table:table-cell>
          <table:table-cell table:style-name="Default" office:value-type="float" office:value="13.2106" calcext:value-type="float">
            <text:p>13.2106</text:p>
          </table:table-cell>
          <table:table-cell table:style-name="Default" office:value-type="float" office:value="10.6903" calcext:value-type="float">
            <text:p>10.6903</text:p>
          </table:table-cell>
          <table:table-cell table:style-name="Default" office:value-type="float" office:value="6.58152" calcext:value-type="float">
            <text:p>6.58152</text:p>
          </table:table-cell>
          <table:table-cell table:style-name="Default" office:value-type="float" office:value="46.7146" calcext:value-type="float">
            <text:p>46.7146</text:p>
          </table:table-cell>
          <table:table-cell table:style-name="Default" office:value-type="float" office:value="16.9202" calcext:value-type="float">
            <text:p>16.9202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0.538628" calcext:value-type="float">
            <text:p>0.538628</text:p>
          </table:table-cell>
          <table:table-cell table:style-name="Default" office:value-type="float" office:value="3.21924" calcext:value-type="float">
            <text:p>3.21924</text:p>
          </table:table-cell>
          <table:table-cell table:style-name="Default" office:value-type="float" office:value="3.49181" calcext:value-type="float">
            <text:p>3.49181</text:p>
          </table:table-cell>
          <table:table-cell table:style-name="Default" office:value-type="float" office:value="0.548756" calcext:value-type="float">
            <text:p>0.548756</text:p>
          </table:table-cell>
          <table:table-cell table:style-name="Default" office:value-type="float" office:value="12.2511" calcext:value-type="float">
            <text:p>12.2511</text:p>
          </table:table-cell>
          <table:table-cell table:style-name="Default" office:value-type="float" office:value="3.26097" calcext:value-type="float">
            <text:p>3.26097</text:p>
          </table:table-cell>
          <table:table-cell table:style-name="Default" office:value-type="float" office:value="23.3105" calcext:value-type="float">
            <text:p>23.3105</text:p>
          </table:table-cell>
          <table:table-cell table:style-name="Default" office:value-type="float" office:value="2.31067" calcext:value-type="float">
            <text:p>2.31067</text:p>
          </table:table-cell>
          <table:table-cell table:style-name="Default" office:value-type="float" office:value="13.8102" calcext:value-type="float">
            <text:p>13.8102</text:p>
          </table:table-cell>
          <table:table-cell table:style-name="Default" office:value-type="float" office:value="14.9795" calcext:value-type="float">
            <text:p>14.9795</text:p>
          </table:table-cell>
          <table:table-cell table:style-name="Default" office:value-type="float" office:value="2.35411" calcext:value-type="float">
            <text:p>2.35411</text:p>
          </table:table-cell>
          <table:table-cell table:style-name="Default" office:value-type="float" office:value="52.5562" calcext:value-type="float">
            <text:p>52.5562</text:p>
          </table:table-cell>
          <table:table-cell table:style-name="Default" office:value-type="float" office:value="13.9893" calcext:value-type="float">
            <text:p>13.9893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0.603231" calcext:value-type="float">
            <text:p>0.603231</text:p>
          </table:table-cell>
          <table:table-cell table:style-name="Default" office:value-type="float" office:value="3.2729" calcext:value-type="float">
            <text:p>3.2729</text:p>
          </table:table-cell>
          <table:table-cell table:style-name="Default" office:value-type="float" office:value="2.65422" calcext:value-type="float">
            <text:p>2.65422</text:p>
          </table:table-cell>
          <table:table-cell table:style-name="Default" office:value-type="float" office:value="0.269436" calcext:value-type="float">
            <text:p>0.269436</text:p>
          </table:table-cell>
          <table:table-cell table:style-name="Default" office:value-type="float" office:value="4.31191" calcext:value-type="float">
            <text:p>4.31191</text:p>
          </table:table-cell>
          <table:table-cell table:style-name="Default" office:value-type="float" office:value="5.68402" calcext:value-type="float">
            <text:p>5.68402</text:p>
          </table:table-cell>
          <table:table-cell table:style-name="Default" office:value-type="float" office:value="16.7957" calcext:value-type="float">
            <text:p>16.7957</text:p>
          </table:table-cell>
          <table:table-cell table:style-name="Default" office:value-type="float" office:value="3.59158" calcext:value-type="float">
            <text:p>3.59158</text:p>
          </table:table-cell>
          <table:table-cell table:style-name="Default" office:value-type="float" office:value="19.4865" calcext:value-type="float">
            <text:p>19.4865</text:p>
          </table:table-cell>
          <table:table-cell table:style-name="Default" office:value-type="float" office:value="15.803" calcext:value-type="float">
            <text:p>15.803</text:p>
          </table:table-cell>
          <table:table-cell table:style-name="Default" office:value-type="float" office:value="1.60419" calcext:value-type="float">
            <text:p>1.60419</text:p>
          </table:table-cell>
          <table:table-cell table:style-name="Default" office:value-type="float" office:value="25.6727" calcext:value-type="float">
            <text:p>25.6727</text:p>
          </table:table-cell>
          <table:table-cell table:style-name="Default" office:value-type="float" office:value="33.8421" calcext:value-type="float">
            <text:p>33.8421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1.32429" calcext:value-type="float">
            <text:p>1.32429</text:p>
          </table:table-cell>
          <table:table-cell table:style-name="Default" office:value-type="float" office:value="3.85072" calcext:value-type="float">
            <text:p>3.85072</text:p>
          </table:table-cell>
          <table:table-cell table:style-name="Default" office:value-type="float" office:value="2.227" calcext:value-type="float">
            <text:p>2.227</text:p>
          </table:table-cell>
          <table:table-cell table:style-name="Default" office:value-type="float" office:value="0.489732" calcext:value-type="float">
            <text:p>0.489732</text:p>
          </table:table-cell>
          <table:table-cell table:style-name="Default" office:value-type="float" office:value="14.6235" calcext:value-type="float">
            <text:p>14.6235</text:p>
          </table:table-cell>
          <table:table-cell table:style-name="Default" office:value-type="float" office:value="3.21533" calcext:value-type="float">
            <text:p>3.21533</text:p>
          </table:table-cell>
          <table:table-cell table:style-name="Default" office:value-type="float" office:value="25.7306" calcext:value-type="float">
            <text:p>25.7306</text:p>
          </table:table-cell>
          <table:table-cell table:style-name="Default" office:value-type="float" office:value="5.14675" calcext:value-type="float">
            <text:p>5.14675</text:p>
          </table:table-cell>
          <table:table-cell table:style-name="Default" office:value-type="float" office:value="14.9655" calcext:value-type="float">
            <text:p>14.9655</text:p>
          </table:table-cell>
          <table:table-cell table:style-name="Default" office:value-type="float" office:value="8.65505" calcext:value-type="float">
            <text:p>8.65505</text:p>
          </table:table-cell>
          <table:table-cell table:style-name="Default" office:value-type="float" office:value="1.90331" calcext:value-type="float">
            <text:p>1.90331</text:p>
          </table:table-cell>
          <table:table-cell table:style-name="Default" office:value-type="float" office:value="56.8332" calcext:value-type="float">
            <text:p>56.8332</text:p>
          </table:table-cell>
          <table:table-cell table:style-name="Default" office:value-type="float" office:value="12.4961" calcext:value-type="float">
            <text:p>12.4961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0.976461" calcext:value-type="float">
            <text:p>0.976461</text:p>
          </table:table-cell>
          <table:table-cell table:style-name="Default" office:value-type="float" office:value="4.63119" calcext:value-type="float">
            <text:p>4.63119</text:p>
          </table:table-cell>
          <table:table-cell table:style-name="Default" office:value-type="float" office:value="2.72274" calcext:value-type="float">
            <text:p>2.72274</text:p>
          </table:table-cell>
          <table:table-cell table:style-name="Default" office:value-type="float" office:value="0.438294" calcext:value-type="float">
            <text:p>0.438294</text:p>
          </table:table-cell>
          <table:table-cell table:style-name="Default" office:value-type="float" office:value="13.6866" calcext:value-type="float">
            <text:p>13.6866</text:p>
          </table:table-cell>
          <table:table-cell table:style-name="Default" office:value-type="float" office:value="2.42169" calcext:value-type="float">
            <text:p>2.42169</text:p>
          </table:table-cell>
          <table:table-cell table:style-name="Default" office:value-type="float" office:value="24.877" calcext:value-type="float">
            <text:p>24.877</text:p>
          </table:table-cell>
          <table:table-cell table:style-name="Default" office:value-type="float" office:value="3.92516" calcext:value-type="float">
            <text:p>3.92516</text:p>
          </table:table-cell>
          <table:table-cell table:style-name="Default" office:value-type="float" office:value="18.6164" calcext:value-type="float">
            <text:p>18.6164</text:p>
          </table:table-cell>
          <table:table-cell table:style-name="Default" office:value-type="float" office:value="10.9448" calcext:value-type="float">
            <text:p>10.9448</text:p>
          </table:table-cell>
          <table:table-cell table:style-name="Default" office:value-type="float" office:value="1.76185" calcext:value-type="float">
            <text:p>1.76185</text:p>
          </table:table-cell>
          <table:table-cell table:style-name="Default" office:value-type="float" office:value="55.0171" calcext:value-type="float">
            <text:p>55.0171</text:p>
          </table:table-cell>
          <table:table-cell table:style-name="Default" office:value-type="float" office:value="9.73468" calcext:value-type="float">
            <text:p>9.73468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0.233439" calcext:value-type="float">
            <text:p>0.233439</text:p>
          </table:table-cell>
          <table:table-cell table:style-name="Default" office:value-type="float" office:value="3.45268" calcext:value-type="float">
            <text:p>3.45268</text:p>
          </table:table-cell>
          <table:table-cell table:style-name="Default" office:value-type="float" office:value="3.23206" calcext:value-type="float">
            <text:p>3.23206</text:p>
          </table:table-cell>
          <table:table-cell table:style-name="Default" office:value-type="float" office:value="0.660616" calcext:value-type="float">
            <text:p>0.660616</text:p>
          </table:table-cell>
          <table:table-cell table:style-name="Default" office:value-type="float" office:value="9.50992" calcext:value-type="float">
            <text:p>9.50992</text:p>
          </table:table-cell>
          <table:table-cell table:style-name="Default" office:value-type="float" office:value="5.72139" calcext:value-type="float">
            <text:p>5.72139</text:p>
          </table:table-cell>
          <table:table-cell table:style-name="Default" office:value-type="float" office:value="22.8101" calcext:value-type="float">
            <text:p>22.8101</text:p>
          </table:table-cell>
          <table:table-cell table:style-name="Default" office:value-type="float" office:value="1.0234" calcext:value-type="float">
            <text:p>1.0234</text:p>
          </table:table-cell>
          <table:table-cell table:style-name="Default" office:value-type="float" office:value="15.1366" calcext:value-type="float">
            <text:p>15.1366</text:p>
          </table:table-cell>
          <table:table-cell table:style-name="Default" office:value-type="float" office:value="14.1694" calcext:value-type="float">
            <text:p>14.1694</text:p>
          </table:table-cell>
          <table:table-cell table:style-name="Default" office:value-type="float" office:value="2.89616" calcext:value-type="float">
            <text:p>2.89616</text:p>
          </table:table-cell>
          <table:table-cell table:style-name="Default" office:value-type="float" office:value="41.6917" calcext:value-type="float">
            <text:p>41.6917</text:p>
          </table:table-cell>
          <table:table-cell table:style-name="Default" office:value-type="float" office:value="25.0827" calcext:value-type="float">
            <text:p>25.0827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0.592198" calcext:value-type="float">
            <text:p>0.592198</text:p>
          </table:table-cell>
          <table:table-cell table:style-name="Default" office:value-type="float" office:value="3.72771" calcext:value-type="float">
            <text:p>3.72771</text:p>
          </table:table-cell>
          <table:table-cell table:style-name="Default" office:value-type="float" office:value="2.45545" calcext:value-type="float">
            <text:p>2.45545</text:p>
          </table:table-cell>
          <table:table-cell table:style-name="Default" office:value-type="float" office:value="0.370789" calcext:value-type="float">
            <text:p>0.370789</text:p>
          </table:table-cell>
          <table:table-cell table:style-name="Default" office:value-type="float" office:value="7.59104" calcext:value-type="float">
            <text:p>7.59104</text:p>
          </table:table-cell>
          <table:table-cell table:style-name="Default" office:value-type="float" office:value="8.129" calcext:value-type="float">
            <text:p>8.129</text:p>
          </table:table-cell>
          <table:table-cell table:style-name="Default" office:value-type="float" office:value="22.8662" calcext:value-type="float">
            <text:p>22.8662</text:p>
          </table:table-cell>
          <table:table-cell table:style-name="Default" office:value-type="float" office:value="2.58984" calcext:value-type="float">
            <text:p>2.58984</text:p>
          </table:table-cell>
          <table:table-cell table:style-name="Default" office:value-type="float" office:value="16.3023" calcext:value-type="float">
            <text:p>16.3023</text:p>
          </table:table-cell>
          <table:table-cell table:style-name="Default" office:value-type="float" office:value="10.7384" calcext:value-type="float">
            <text:p>10.7384</text:p>
          </table:table-cell>
          <table:table-cell table:style-name="Default" office:value-type="float" office:value="1.62156" calcext:value-type="float">
            <text:p>1.62156</text:p>
          </table:table-cell>
          <table:table-cell table:style-name="Default" office:value-type="float" office:value="33.1977" calcext:value-type="float">
            <text:p>33.1977</text:p>
          </table:table-cell>
          <table:table-cell table:style-name="Default" office:value-type="float" office:value="35.5503" calcext:value-type="float">
            <text:p>35.5503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1.57795" calcext:value-type="float">
            <text:p>1.57795</text:p>
          </table:table-cell>
          <table:table-cell table:style-name="Default" office:value-type="float" office:value="3.38228" calcext:value-type="float">
            <text:p>3.38228</text:p>
          </table:table-cell>
          <table:table-cell table:style-name="Default" office:value-type="float" office:value="2.55701" calcext:value-type="float">
            <text:p>2.55701</text:p>
          </table:table-cell>
          <table:table-cell table:style-name="Default" office:value-type="float" office:value="1.08464" calcext:value-type="float">
            <text:p>1.08464</text:p>
          </table:table-cell>
          <table:table-cell table:style-name="Default" office:value-type="float" office:value="9.1313" calcext:value-type="float">
            <text:p>9.1313</text:p>
          </table:table-cell>
          <table:table-cell table:style-name="Default" office:value-type="float" office:value="6.23829" calcext:value-type="float">
            <text:p>6.23829</text:p>
          </table:table-cell>
          <table:table-cell table:style-name="Default" office:value-type="float" office:value="23.9715" calcext:value-type="float">
            <text:p>23.9715</text:p>
          </table:table-cell>
          <table:table-cell table:style-name="Default" office:value-type="float" office:value="6.58262" calcext:value-type="float">
            <text:p>6.58262</text:p>
          </table:table-cell>
          <table:table-cell table:style-name="Default" office:value-type="float" office:value="14.1096" calcext:value-type="float">
            <text:p>14.1096</text:p>
          </table:table-cell>
          <table:table-cell table:style-name="Default" office:value-type="float" office:value="10.6669" calcext:value-type="float">
            <text:p>10.6669</text:p>
          </table:table-cell>
          <table:table-cell table:style-name="Default" office:value-type="float" office:value="4.52472" calcext:value-type="float">
            <text:p>4.52472</text:p>
          </table:table-cell>
          <table:table-cell table:style-name="Default" office:value-type="float" office:value="38.0924" calcext:value-type="float">
            <text:p>38.0924</text:p>
          </table:table-cell>
          <table:table-cell table:style-name="Default" office:value-type="float" office:value="26.0238" calcext:value-type="float">
            <text:p>26.02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3.4851" calcext:value-type="float">
            <text:p>3.4851</text:p>
          </table:table-cell>
          <table:table-cell table:style-name="Default" office:value-type="float" office:value="1.19286" calcext:value-type="float">
            <text:p>1.19286</text:p>
          </table:table-cell>
          <table:table-cell table:style-name="Default" office:value-type="float" office:value="1.70035" calcext:value-type="float">
            <text:p>1.70035</text:p>
          </table:table-cell>
          <table:table-cell table:style-name="Default" office:value-type="float" office:value="0.851282" calcext:value-type="float">
            <text:p>0.851282</text:p>
          </table:table-cell>
          <table:table-cell table:style-name="Default" office:value-type="float" office:value="12.7329" calcext:value-type="float">
            <text:p>12.7329</text:p>
          </table:table-cell>
          <table:table-cell table:style-name="Default" office:value-type="float" office:value="4.19954" calcext:value-type="float">
            <text:p>4.19954</text:p>
          </table:table-cell>
          <table:table-cell table:style-name="Default" office:value-type="float" office:value="24.162" calcext:value-type="float">
            <text:p>24.162</text:p>
          </table:table-cell>
          <table:table-cell table:style-name="Default" office:value-type="float" office:value="14.4239" calcext:value-type="float">
            <text:p>14.4239</text:p>
          </table:table-cell>
          <table:table-cell table:style-name="Default" office:value-type="float" office:value="4.93693" calcext:value-type="float">
            <text:p>4.93693</text:p>
          </table:table-cell>
          <table:table-cell table:style-name="Default" office:value-type="float" office:value="7.03729" calcext:value-type="float">
            <text:p>7.03729</text:p>
          </table:table-cell>
          <table:table-cell table:style-name="Default" office:value-type="float" office:value="3.52322" calcext:value-type="float">
            <text:p>3.52322</text:p>
          </table:table-cell>
          <table:table-cell table:style-name="Default" office:value-type="float" office:value="52.6979" calcext:value-type="float">
            <text:p>52.6979</text:p>
          </table:table-cell>
          <table:table-cell table:style-name="Default" office:value-type="float" office:value="17.3808" calcext:value-type="float">
            <text:p>17.3808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3.07995" calcext:value-type="float">
            <text:p>3.07995</text:p>
          </table:table-cell>
          <table:table-cell table:style-name="Default" office:value-type="float" office:value="1.37327" calcext:value-type="float">
            <text:p>1.37327</text:p>
          </table:table-cell>
          <table:table-cell table:style-name="Default" office:value-type="float" office:value="1.67915" calcext:value-type="float">
            <text:p>1.67915</text:p>
          </table:table-cell>
          <table:table-cell table:style-name="Default" office:value-type="float" office:value="1.6208" calcext:value-type="float">
            <text:p>1.6208</text:p>
          </table:table-cell>
          <table:table-cell table:style-name="Default" office:value-type="float" office:value="26.1358" calcext:value-type="float">
            <text:p>26.1358</text:p>
          </table:table-cell>
          <table:table-cell table:style-name="Default" office:value-type="float" office:value="6.63459" calcext:value-type="float">
            <text:p>6.63459</text:p>
          </table:table-cell>
          <table:table-cell table:style-name="Default" office:value-type="float" office:value="40.5236" calcext:value-type="float">
            <text:p>40.5236</text:p>
          </table:table-cell>
          <table:table-cell table:style-name="Default" office:value-type="float" office:value="7.60038" calcext:value-type="float">
            <text:p>7.60038</text:p>
          </table:table-cell>
          <table:table-cell table:style-name="Default" office:value-type="float" office:value="3.38882" calcext:value-type="float">
            <text:p>3.38882</text:p>
          </table:table-cell>
          <table:table-cell table:style-name="Default" office:value-type="float" office:value="4.14365" calcext:value-type="float">
            <text:p>4.14365</text:p>
          </table:table-cell>
          <table:table-cell table:style-name="Default" office:value-type="float" office:value="3.99966" calcext:value-type="float">
            <text:p>3.99966</text:p>
          </table:table-cell>
          <table:table-cell table:style-name="Default" office:value-type="float" office:value="64.4953" calcext:value-type="float">
            <text:p>64.4953</text:p>
          </table:table-cell>
          <table:table-cell table:style-name="Default" office:value-type="float" office:value="16.3722" calcext:value-type="float">
            <text:p>16.3722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3.24409" calcext:value-type="float">
            <text:p>3.24409</text:p>
          </table:table-cell>
          <table:table-cell table:style-name="Default" office:value-type="float" office:value="1.28737" calcext:value-type="float">
            <text:p>1.28737</text:p>
          </table:table-cell>
          <table:table-cell table:style-name="Default" office:value-type="float" office:value="2.89721" calcext:value-type="float">
            <text:p>2.89721</text:p>
          </table:table-cell>
          <table:table-cell table:style-name="Default" office:value-type="float" office:value="1.56287" calcext:value-type="float">
            <text:p>1.56287</text:p>
          </table:table-cell>
          <table:table-cell table:style-name="Default" office:value-type="float" office:value="15.8739" calcext:value-type="float">
            <text:p>15.8739</text:p>
          </table:table-cell>
          <table:table-cell table:style-name="Default" office:value-type="float" office:value="3.56956" calcext:value-type="float">
            <text:p>3.56956</text:p>
          </table:table-cell>
          <table:table-cell table:style-name="Default" office:value-type="float" office:value="28.435" calcext:value-type="float">
            <text:p>28.435</text:p>
          </table:table-cell>
          <table:table-cell table:style-name="Default" office:value-type="float" office:value="11.4088" calcext:value-type="float">
            <text:p>11.4088</text:p>
          </table:table-cell>
          <table:table-cell table:style-name="Default" office:value-type="float" office:value="4.52739" calcext:value-type="float">
            <text:p>4.52739</text:p>
          </table:table-cell>
          <table:table-cell table:style-name="Default" office:value-type="float" office:value="10.1889" calcext:value-type="float">
            <text:p>10.1889</text:p>
          </table:table-cell>
          <table:table-cell table:style-name="Default" office:value-type="float" office:value="5.49628" calcext:value-type="float">
            <text:p>5.49628</text:p>
          </table:table-cell>
          <table:table-cell table:style-name="Default" office:value-type="float" office:value="55.8253" calcext:value-type="float">
            <text:p>55.8253</text:p>
          </table:table-cell>
          <table:table-cell table:style-name="Default" office:value-type="float" office:value="12.5534" calcext:value-type="float">
            <text:p>12.5534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2.2345" calcext:value-type="float">
            <text:p>2.2345</text:p>
          </table:table-cell>
          <table:table-cell table:style-name="Default" office:value-type="float" office:value="1.8183" calcext:value-type="float">
            <text:p>1.8183</text:p>
          </table:table-cell>
          <table:table-cell table:style-name="Default" office:value-type="float" office:value="2.62245" calcext:value-type="float">
            <text:p>2.62245</text:p>
          </table:table-cell>
          <table:table-cell table:style-name="Default" office:value-type="float" office:value="1.03995" calcext:value-type="float">
            <text:p>1.03995</text:p>
          </table:table-cell>
          <table:table-cell table:style-name="Default" office:value-type="float" office:value="26.2507" calcext:value-type="float">
            <text:p>26.2507</text:p>
          </table:table-cell>
          <table:table-cell table:style-name="Default" office:value-type="float" office:value="7.88135" calcext:value-type="float">
            <text:p>7.88135</text:p>
          </table:table-cell>
          <table:table-cell table:style-name="Default" office:value-type="float" office:value="41.8473" calcext:value-type="float">
            <text:p>41.8473</text:p>
          </table:table-cell>
          <table:table-cell table:style-name="Default" office:value-type="float" office:value="5.33965" calcext:value-type="float">
            <text:p>5.33965</text:p>
          </table:table-cell>
          <table:table-cell table:style-name="Default" office:value-type="float" office:value="4.34508" calcext:value-type="float">
            <text:p>4.34508</text:p>
          </table:table-cell>
          <table:table-cell table:style-name="Default" office:value-type="float" office:value="6.26672" calcext:value-type="float">
            <text:p>6.26672</text:p>
          </table:table-cell>
          <table:table-cell table:style-name="Default" office:value-type="float" office:value="2.4851" calcext:value-type="float">
            <text:p>2.4851</text:p>
          </table:table-cell>
          <table:table-cell table:style-name="Default" office:value-type="float" office:value="62.7298" calcext:value-type="float">
            <text:p>62.7298</text:p>
          </table:table-cell>
          <table:table-cell table:style-name="Default" office:value-type="float" office:value="18.8336" calcext:value-type="float">
            <text:p>18.8336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.65694" calcext:value-type="float">
            <text:p>2.65694</text:p>
          </table:table-cell>
          <table:table-cell table:style-name="Default" office:value-type="float" office:value="1.20978" calcext:value-type="float">
            <text:p>1.20978</text:p>
          </table:table-cell>
          <table:table-cell table:style-name="Default" office:value-type="float" office:value="1.35155" calcext:value-type="float">
            <text:p>1.35155</text:p>
          </table:table-cell>
          <table:table-cell table:style-name="Default" office:value-type="float" office:value="1.79497" calcext:value-type="float">
            <text:p>1.79497</text:p>
          </table:table-cell>
          <table:table-cell table:style-name="Default" office:value-type="float" office:value="12.5956" calcext:value-type="float">
            <text:p>12.5956</text:p>
          </table:table-cell>
          <table:table-cell table:style-name="Default" office:value-type="float" office:value="3.68922" calcext:value-type="float">
            <text:p>3.68922</text:p>
          </table:table-cell>
          <table:table-cell table:style-name="Default" office:value-type="float" office:value="23.298" calcext:value-type="float">
            <text:p>23.298</text:p>
          </table:table-cell>
          <table:table-cell table:style-name="Default" office:value-type="float" office:value="11.4041" calcext:value-type="float">
            <text:p>11.4041</text:p>
          </table:table-cell>
          <table:table-cell table:style-name="Default" office:value-type="float" office:value="5.19261" calcext:value-type="float">
            <text:p>5.19261</text:p>
          </table:table-cell>
          <table:table-cell table:style-name="Default" office:value-type="float" office:value="5.80113" calcext:value-type="float">
            <text:p>5.80113</text:p>
          </table:table-cell>
          <table:table-cell table:style-name="Default" office:value-type="float" office:value="7.70438" calcext:value-type="float">
            <text:p>7.70438</text:p>
          </table:table-cell>
          <table:table-cell table:style-name="Default" office:value-type="float" office:value="54.0629" calcext:value-type="float">
            <text:p>54.0629</text:p>
          </table:table-cell>
          <table:table-cell table:style-name="Default" office:value-type="float" office:value="15.8349" calcext:value-type="float">
            <text:p>15.8349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3.07818" calcext:value-type="float">
            <text:p>3.07818</text:p>
          </table:table-cell>
          <table:table-cell table:style-name="Default" office:value-type="float" office:value="3.08062" calcext:value-type="float">
            <text:p>3.08062</text:p>
          </table:table-cell>
          <table:table-cell table:style-name="Default" office:value-type="float" office:value="1.61937" calcext:value-type="float">
            <text:p>1.61937</text:p>
          </table:table-cell>
          <table:table-cell table:style-name="Default" office:value-type="float" office:value="0.808412" calcext:value-type="float">
            <text:p>0.808412</text:p>
          </table:table-cell>
          <table:table-cell table:style-name="Default" office:value-type="float" office:value="11.3595" calcext:value-type="float">
            <text:p>11.3595</text:p>
          </table:table-cell>
          <table:table-cell table:style-name="Default" office:value-type="float" office:value="2.67661" calcext:value-type="float">
            <text:p>2.67661</text:p>
          </table:table-cell>
          <table:table-cell table:style-name="Default" office:value-type="float" office:value="22.6227" calcext:value-type="float">
            <text:p>22.6227</text:p>
          </table:table-cell>
          <table:table-cell table:style-name="Default" office:value-type="float" office:value="13.6066" calcext:value-type="float">
            <text:p>13.6066</text:p>
          </table:table-cell>
          <table:table-cell table:style-name="Default" office:value-type="float" office:value="13.6174" calcext:value-type="float">
            <text:p>13.6174</text:p>
          </table:table-cell>
          <table:table-cell table:style-name="Default" office:value-type="float" office:value="7.15814" calcext:value-type="float">
            <text:p>7.15814</text:p>
          </table:table-cell>
          <table:table-cell table:style-name="Default" office:value-type="float" office:value="3.57346" calcext:value-type="float">
            <text:p>3.57346</text:p>
          </table:table-cell>
          <table:table-cell table:style-name="Default" office:value-type="float" office:value="50.2129" calcext:value-type="float">
            <text:p>50.2129</text:p>
          </table:table-cell>
          <table:table-cell table:style-name="Default" office:value-type="float" office:value="11.8315" calcext:value-type="float">
            <text:p>11.831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1.14778" calcext:value-type="float">
            <text:p>1.14778</text:p>
          </table:table-cell>
          <table:table-cell table:style-name="Default" office:value-type="float" office:value="3.02535" calcext:value-type="float">
            <text:p>3.02535</text:p>
          </table:table-cell>
          <table:table-cell table:style-name="Default" office:value-type="float" office:value="3.16469" calcext:value-type="float">
            <text:p>3.16469</text:p>
          </table:table-cell>
          <table:table-cell table:style-name="Default" office:value-type="float" office:value="0.372527" calcext:value-type="float">
            <text:p>0.372527</text:p>
          </table:table-cell>
          <table:table-cell table:style-name="Default" office:value-type="float" office:value="17.1184" calcext:value-type="float">
            <text:p>17.1184</text:p>
          </table:table-cell>
          <table:table-cell table:style-name="Default" office:value-type="float" office:value="3.67932" calcext:value-type="float">
            <text:p>3.67932</text:p>
          </table:table-cell>
          <table:table-cell table:style-name="Default" office:value-type="float" office:value="28.508" calcext:value-type="float">
            <text:p>28.508</text:p>
          </table:table-cell>
          <table:table-cell table:style-name="Default" office:value-type="float" office:value="4.02616" calcext:value-type="float">
            <text:p>4.02616</text:p>
          </table:table-cell>
          <table:table-cell table:style-name="Default" office:value-type="float" office:value="10.6123" calcext:value-type="float">
            <text:p>10.6123</text:p>
          </table:table-cell>
          <table:table-cell table:style-name="Default" office:value-type="float" office:value="11.101" calcext:value-type="float">
            <text:p>11.101</text:p>
          </table:table-cell>
          <table:table-cell table:style-name="Default" office:value-type="float" office:value="1.30674" calcext:value-type="float">
            <text:p>1.30674</text:p>
          </table:table-cell>
          <table:table-cell table:style-name="Default" office:value-type="float" office:value="60.0475" calcext:value-type="float">
            <text:p>60.0475</text:p>
          </table:table-cell>
          <table:table-cell table:style-name="Default" office:value-type="float" office:value="12.9063" calcext:value-type="float">
            <text:p>12.9063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2.44115" calcext:value-type="float">
            <text:p>2.44115</text:p>
          </table:table-cell>
          <table:table-cell table:style-name="Default" office:value-type="float" office:value="2.40201" calcext:value-type="float">
            <text:p>2.40201</text:p>
          </table:table-cell>
          <table:table-cell table:style-name="Default" office:value-type="float" office:value="2.58228" calcext:value-type="float">
            <text:p>2.58228</text:p>
          </table:table-cell>
          <table:table-cell table:style-name="Default" office:value-type="float" office:value="0.814759" calcext:value-type="float">
            <text:p>0.814759</text:p>
          </table:table-cell>
          <table:table-cell table:style-name="Default" office:value-type="float" office:value="14.6404" calcext:value-type="float">
            <text:p>14.6404</text:p>
          </table:table-cell>
          <table:table-cell table:style-name="Default" office:value-type="float" office:value="1.64921" calcext:value-type="float">
            <text:p>1.64921</text:p>
          </table:table-cell>
          <table:table-cell table:style-name="Default" office:value-type="float" office:value="24.5298" calcext:value-type="float">
            <text:p>24.5298</text:p>
          </table:table-cell>
          <table:table-cell table:style-name="Default" office:value-type="float" office:value="9.95176" calcext:value-type="float">
            <text:p>9.95176</text:p>
          </table:table-cell>
          <table:table-cell table:style-name="Default" office:value-type="float" office:value="9.79218" calcext:value-type="float">
            <text:p>9.79218</text:p>
          </table:table-cell>
          <table:table-cell table:style-name="Default" office:value-type="float" office:value="10.5271" calcext:value-type="float">
            <text:p>10.5271</text:p>
          </table:table-cell>
          <table:table-cell table:style-name="Default" office:value-type="float" office:value="3.3215" calcext:value-type="float">
            <text:p>3.3215</text:p>
          </table:table-cell>
          <table:table-cell table:style-name="Default" office:value-type="float" office:value="59.6842" calcext:value-type="float">
            <text:p>59.6842</text:p>
          </table:table-cell>
          <table:table-cell table:style-name="Default" office:value-type="float" office:value="6.72326" calcext:value-type="float">
            <text:p>6.72326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0.909997" calcext:value-type="float">
            <text:p>0.909997</text:p>
          </table:table-cell>
          <table:table-cell table:style-name="Default" office:value-type="float" office:value="3.38049" calcext:value-type="float">
            <text:p>3.38049</text:p>
          </table:table-cell>
          <table:table-cell table:style-name="Default" office:value-type="float" office:value="3.79553" calcext:value-type="float">
            <text:p>3.79553</text:p>
          </table:table-cell>
          <table:table-cell table:style-name="Default" office:value-type="float" office:value="1.27617" calcext:value-type="float">
            <text:p>1.27617</text:p>
          </table:table-cell>
          <table:table-cell table:style-name="Default" office:value-type="float" office:value="6.47725" calcext:value-type="float">
            <text:p>6.47725</text:p>
          </table:table-cell>
          <table:table-cell table:style-name="Default" office:value-type="float" office:value="11.4008" calcext:value-type="float">
            <text:p>11.4008</text:p>
          </table:table-cell>
          <table:table-cell table:style-name="Default" office:value-type="float" office:value="27.2403" calcext:value-type="float">
            <text:p>27.2403</text:p>
          </table:table-cell>
          <table:table-cell table:style-name="Default" office:value-type="float" office:value="3.34063" calcext:value-type="float">
            <text:p>3.34063</text:p>
          </table:table-cell>
          <table:table-cell table:style-name="Default" office:value-type="float" office:value="12.4099" calcext:value-type="float">
            <text:p>12.4099</text:p>
          </table:table-cell>
          <table:table-cell table:style-name="Default" office:value-type="float" office:value="13.9335" calcext:value-type="float">
            <text:p>13.9335</text:p>
          </table:table-cell>
          <table:table-cell table:style-name="Default" office:value-type="float" office:value="4.68488" calcext:value-type="float">
            <text:p>4.68488</text:p>
          </table:table-cell>
          <table:table-cell table:style-name="Default" office:value-type="float" office:value="23.7782" calcext:value-type="float">
            <text:p>23.7782</text:p>
          </table:table-cell>
          <table:table-cell table:style-name="Default" office:value-type="float" office:value="41.8528" calcext:value-type="float">
            <text:p>41.8528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2.55071" calcext:value-type="float">
            <text:p>2.55071</text:p>
          </table:table-cell>
          <table:table-cell table:style-name="Default" office:value-type="float" office:value="3.20929" calcext:value-type="float">
            <text:p>3.20929</text:p>
          </table:table-cell>
          <table:table-cell table:style-name="Default" office:value-type="float" office:value="2.86788" calcext:value-type="float">
            <text:p>2.86788</text:p>
          </table:table-cell>
          <table:table-cell table:style-name="Default" office:value-type="float" office:value="1.3512" calcext:value-type="float">
            <text:p>1.3512</text:p>
          </table:table-cell>
          <table:table-cell table:style-name="Default" office:value-type="float" office:value="8.11452" calcext:value-type="float">
            <text:p>8.11452</text:p>
          </table:table-cell>
          <table:table-cell table:style-name="Default" office:value-type="float" office:value="10.0209" calcext:value-type="float">
            <text:p>10.0209</text:p>
          </table:table-cell>
          <table:table-cell table:style-name="Default" office:value-type="float" office:value="28.1145" calcext:value-type="float">
            <text:p>28.1145</text:p>
          </table:table-cell>
          <table:table-cell table:style-name="Default" office:value-type="float" office:value="9.07258" calcext:value-type="float">
            <text:p>9.07258</text:p>
          </table:table-cell>
          <table:table-cell table:style-name="Default" office:value-type="float" office:value="11.4151" calcext:value-type="float">
            <text:p>11.4151</text:p>
          </table:table-cell>
          <table:table-cell table:style-name="Default" office:value-type="float" office:value="10.2007" calcext:value-type="float">
            <text:p>10.2007</text:p>
          </table:table-cell>
          <table:table-cell table:style-name="Default" office:value-type="float" office:value="4.80604" calcext:value-type="float">
            <text:p>4.80604</text:p>
          </table:table-cell>
          <table:table-cell table:style-name="Default" office:value-type="float" office:value="28.8624" calcext:value-type="float">
            <text:p>28.8624</text:p>
          </table:table-cell>
          <table:table-cell table:style-name="Default" office:value-type="float" office:value="35.6433" calcext:value-type="float">
            <text:p>35.6433</text:p>
          </table:table-cell>
        </table:table-row>
        <table:table-row table:style-name="ro1" table:number-rows-repeated="19">
          <table:table-cell table:style-name="ce20"/>
          <table:table-cell table:style-name="Default" table:number-columns-repeated="13"/>
        </table:table-row>
        <table:table-row table:style-name="ro1">
          <table:table-cell table:style-name="ce58"/>
          <table:table-cell table:style-name="Default" table:number-columns-repeated="13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Mp Dist" table:style-name="ta4">
        <office:forms form:automatic-focus="false" form:apply-design-mode="false"/>
        <table:table-column table:style-name="co11" table:default-cell-style-name="ce6"/>
        <table:table-column table:style-name="co16" table:number-columns-repeated="4" table:default-cell-style-name="ce6"/>
        <table:table-column table:style-name="co14" table:number-columns-repeated="5" table:default-cell-style-name="ce6"/>
        <table:table-row table:style-name="ro1">
          <table:table-cell office:value-type="string" calcext:value-type="string">
            <text:p>Instance</text:p>
          </table:table-cell>
          <table:table-cell table:style-name="ce1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20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917" calcext:value-type="float">
            <text:p>16.5917</text:p>
          </table:table-cell>
          <table:table-cell table:style-name="Default" office:value-type="float" office:value="25.7627" calcext:value-type="float">
            <text:p>25.7627</text:p>
          </table:table-cell>
          <table:table-cell table:style-name="Default" office:value-type="float" office:value="21.447" calcext:value-type="float">
            <text:p>21.447</text:p>
          </table:table-cell>
          <table:table-cell table:style-name="Default" office:value-type="float" office:value="63.8014" calcext:value-type="float">
            <text:p>63.8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0052" calcext:value-type="float">
            <text:p>26.0052</text:p>
          </table:table-cell>
          <table:table-cell table:style-name="Default" office:value-type="float" office:value="40.3796" calcext:value-type="float">
            <text:p>40.3796</text:p>
          </table:table-cell>
          <table:table-cell table:style-name="Default" office:value-type="float" office:value="33.6153" calcext:value-type="float">
            <text:p>33.6153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768" calcext:value-type="float">
            <text:p>39.2768</text:p>
          </table:table-cell>
          <table:table-cell table:style-name="Default" office:value-type="float" office:value="3.55001" calcext:value-type="float">
            <text:p>3.55001</text:p>
          </table:table-cell>
          <table:table-cell table:style-name="Default" office:value-type="float" office:value="22.4937" calcext:value-type="float">
            <text:p>22.4937</text:p>
          </table:table-cell>
          <table:table-cell table:style-name="Default" office:value-type="float" office:value="65.3204" calcext:value-type="float">
            <text:p>65.32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1294" calcext:value-type="float">
            <text:p>60.1294</text:p>
          </table:table-cell>
          <table:table-cell table:style-name="Default" office:value-type="float" office:value="5.43476" calcext:value-type="float">
            <text:p>5.43476</text:p>
          </table:table-cell>
          <table:table-cell table:style-name="Default" office:value-type="float" office:value="34.4359" calcext:value-type="float">
            <text:p>34.4359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6714" calcext:value-type="float">
            <text:p>0.176714</text:p>
          </table:table-cell>
          <table:table-cell table:style-name="Default" office:value-type="float" office:value="23.3548" calcext:value-type="float">
            <text:p>23.3548</text:p>
          </table:table-cell>
          <table:table-cell table:style-name="Default" office:value-type="float" office:value="4.45395" calcext:value-type="float">
            <text:p>4.45395</text:p>
          </table:table-cell>
          <table:table-cell table:style-name="Default" office:value-type="float" office:value="21.2042" calcext:value-type="float">
            <text:p>21.2042</text:p>
          </table:table-cell>
          <table:table-cell table:style-name="Default" office:value-type="float" office:value="49.1897" calcext:value-type="float">
            <text:p>49.1897</text:p>
          </table:table-cell>
          <table:table-cell table:style-name="Default" office:value-type="float" office:value="0.35925" calcext:value-type="float">
            <text:p>0.35925</text:p>
          </table:table-cell>
          <table:table-cell table:style-name="Default" office:value-type="float" office:value="47.4791" calcext:value-type="float">
            <text:p>47.4791</text:p>
          </table:table-cell>
          <table:table-cell table:style-name="Default" office:value-type="float" office:value="9.05464" calcext:value-type="float">
            <text:p>9.05464</text:p>
          </table:table-cell>
          <table:table-cell table:style-name="Default" office:value-type="float" office:value="43.107" calcext:value-type="float">
            <text:p>43.107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20.7479" calcext:value-type="float">
            <text:p>20.7479</text:p>
          </table:table-cell>
          <table:table-cell table:style-name="Default" office:value-type="float" office:value="42.1432" calcext:value-type="float">
            <text:p>42.1432</text:p>
          </table:table-cell>
          <table:table-cell table:style-name="Default" office:value-type="float" office:value="3.88641" calcext:value-type="float">
            <text:p>3.88641</text:p>
          </table:table-cell>
          <table:table-cell table:style-name="Default" office:value-type="float" office:value="24.633" calcext:value-type="float">
            <text:p>24.633</text:p>
          </table:table-cell>
          <table:table-cell table:style-name="Default" office:value-type="float" office:value="91.4105" calcext:value-type="float">
            <text:p>91.4105</text:p>
          </table:table-cell>
          <table:table-cell table:style-name="Default" office:value-type="float" office:value="22.6975" calcext:value-type="float">
            <text:p>22.6975</text:p>
          </table:table-cell>
          <table:table-cell table:style-name="Default" office:value-type="float" office:value="46.1032" calcext:value-type="float">
            <text:p>46.1032</text:p>
          </table:table-cell>
          <table:table-cell table:style-name="Default" office:value-type="float" office:value="4.2516" calcext:value-type="float">
            <text:p>4.2516</text:p>
          </table:table-cell>
          <table:table-cell table:style-name="Default" office:value-type="float" office:value="26.9477" calcext:value-type="float">
            <text:p>26.9477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3.2302" calcext:value-type="float">
            <text:p>3.2302</text:p>
          </table:table-cell>
          <table:table-cell table:style-name="Default" office:value-type="float" office:value="26.7526" calcext:value-type="float">
            <text:p>26.7526</text:p>
          </table:table-cell>
          <table:table-cell table:style-name="Default" office:value-type="float" office:value="6.49684" calcext:value-type="float">
            <text:p>6.49684</text:p>
          </table:table-cell>
          <table:table-cell table:style-name="Default" office:value-type="float" office:value="10.2143" calcext:value-type="float">
            <text:p>10.2143</text:p>
          </table:table-cell>
          <table:table-cell table:style-name="Default" office:value-type="float" office:value="46.6939" calcext:value-type="float">
            <text:p>46.6939</text:p>
          </table:table-cell>
          <table:table-cell table:style-name="Default" office:value-type="float" office:value="6.91782" calcext:value-type="float">
            <text:p>6.91782</text:p>
          </table:table-cell>
          <table:table-cell table:style-name="Default" office:value-type="float" office:value="57.2936" calcext:value-type="float">
            <text:p>57.2936</text:p>
          </table:table-cell>
          <table:table-cell table:style-name="Default" office:value-type="float" office:value="13.9137" calcext:value-type="float">
            <text:p>13.9137</text:p>
          </table:table-cell>
          <table:table-cell table:style-name="Default" office:value-type="float" office:value="21.8749" calcext:value-type="float">
            <text:p>21.8749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1.3043" calcext:value-type="float">
            <text:p>1.3043</text:p>
          </table:table-cell>
          <table:table-cell table:style-name="Default" office:value-type="float" office:value="59.7803" calcext:value-type="float">
            <text:p>59.7803</text:p>
          </table:table-cell>
          <table:table-cell table:style-name="Default" office:value-type="float" office:value="23.7085" calcext:value-type="float">
            <text:p>23.7085</text:p>
          </table:table-cell>
          <table:table-cell table:style-name="Default" office:value-type="float" office:value="24.2794" calcext:value-type="float">
            <text:p>24.2794</text:p>
          </table:table-cell>
          <table:table-cell table:style-name="Default" office:value-type="float" office:value="109.072" calcext:value-type="float">
            <text:p>109.072</text:p>
          </table:table-cell>
          <table:table-cell table:style-name="Default" office:value-type="float" office:value="1.19581" calcext:value-type="float">
            <text:p>1.19581</text:p>
          </table:table-cell>
          <table:table-cell table:style-name="Default" office:value-type="float" office:value="54.8078" calcext:value-type="float">
            <text:p>54.8078</text:p>
          </table:table-cell>
          <table:table-cell table:style-name="Default" office:value-type="float" office:value="21.7364" calcext:value-type="float">
            <text:p>21.7364</text:p>
          </table:table-cell>
          <table:table-cell table:style-name="Default" office:value-type="float" office:value="22.2599" calcext:value-type="float">
            <text:p>22.2599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2.9087" calcext:value-type="float">
            <text:p>2.9087</text:p>
          </table:table-cell>
          <table:table-cell table:style-name="Default" office:value-type="float" office:value="42.185" calcext:value-type="float">
            <text:p>42.185</text:p>
          </table:table-cell>
          <table:table-cell table:style-name="Default" office:value-type="float" office:value="40.5971" calcext:value-type="float">
            <text:p>40.5971</text:p>
          </table:table-cell>
          <table:table-cell table:style-name="Default" office:value-type="float" office:value="29.9249" calcext:value-type="float">
            <text:p>29.9249</text:p>
          </table:table-cell>
          <table:table-cell table:style-name="Default" office:value-type="float" office:value="115.616" calcext:value-type="float">
            <text:p>115.616</text:p>
          </table:table-cell>
          <table:table-cell table:style-name="Default" office:value-type="float" office:value="2.51584" calcext:value-type="float">
            <text:p>2.51584</text:p>
          </table:table-cell>
          <table:table-cell table:style-name="Default" office:value-type="float" office:value="36.4873" calcext:value-type="float">
            <text:p>36.4873</text:p>
          </table:table-cell>
          <table:table-cell table:style-name="Default" office:value-type="float" office:value="35.1138" calcext:value-type="float">
            <text:p>35.1138</text:p>
          </table:table-cell>
          <table:table-cell table:style-name="Default" office:value-type="float" office:value="25.8831" calcext:value-type="float">
            <text:p>25.8831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5.56625" calcext:value-type="float">
            <text:p>5.56625</text:p>
          </table:table-cell>
          <table:table-cell table:style-name="Default" office:value-type="float" office:value="68.65" calcext:value-type="float">
            <text:p>68.65</text:p>
          </table:table-cell>
          <table:table-cell table:style-name="Default" office:value-type="float" office:value="25.5948" calcext:value-type="float">
            <text:p>25.5948</text:p>
          </table:table-cell>
          <table:table-cell table:style-name="Default" office:value-type="float" office:value="14.4448" calcext:value-type="float">
            <text:p>14.4448</text:p>
          </table:table-cell>
          <table:table-cell table:style-name="Default" office:value-type="float" office:value="114.256" calcext:value-type="float">
            <text:p>114.256</text:p>
          </table:table-cell>
          <table:table-cell table:style-name="Default" office:value-type="float" office:value="4.87175" calcext:value-type="float">
            <text:p>4.87175</text:p>
          </table:table-cell>
          <table:table-cell table:style-name="Default" office:value-type="float" office:value="60.0845" calcext:value-type="float">
            <text:p>60.0845</text:p>
          </table:table-cell>
          <table:table-cell table:style-name="Default" office:value-type="float" office:value="22.4013" calcext:value-type="float">
            <text:p>22.4013</text:p>
          </table:table-cell>
          <table:table-cell table:style-name="Default" office:value-type="float" office:value="12.6425" calcext:value-type="float">
            <text:p>12.6425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103536" calcext:value-type="float">
            <text:p>0.103536</text:p>
          </table:table-cell>
          <table:table-cell table:style-name="Default" office:value-type="float" office:value="60.0123" calcext:value-type="float">
            <text:p>60.0123</text:p>
          </table:table-cell>
          <table:table-cell table:style-name="Default" office:value-type="float" office:value="32.3634" calcext:value-type="float">
            <text:p>32.3634</text:p>
          </table:table-cell>
          <table:table-cell table:style-name="Default" office:value-type="float" office:value="19.913" calcext:value-type="float">
            <text:p>19.913</text:p>
          </table:table-cell>
          <table:table-cell table:style-name="Default" office:value-type="float" office:value="112.392" calcext:value-type="float">
            <text:p>112.392</text:p>
          </table:table-cell>
          <table:table-cell table:style-name="Default" office:value-type="float" office:value="0.0921207" calcext:value-type="float">
            <text:p>0.0921207</text:p>
          </table:table-cell>
          <table:table-cell table:style-name="Default" office:value-type="float" office:value="53.3954" calcext:value-type="float">
            <text:p>53.3954</text:p>
          </table:table-cell>
          <table:table-cell table:style-name="Default" office:value-type="float" office:value="28.7951" calcext:value-type="float">
            <text:p>28.7951</text:p>
          </table:table-cell>
          <table:table-cell table:style-name="Default" office:value-type="float" office:value="17.7174" calcext:value-type="float">
            <text:p>17.717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3.36926" calcext:value-type="float">
            <text:p>3.36926</text:p>
          </table:table-cell>
          <table:table-cell table:style-name="Default" office:value-type="float" office:value="65.6759" calcext:value-type="float">
            <text:p>65.6759</text:p>
          </table:table-cell>
          <table:table-cell table:style-name="Default" office:value-type="float" office:value="51.4018" calcext:value-type="float">
            <text:p>51.4018</text:p>
          </table:table-cell>
          <table:table-cell table:style-name="Default" office:value-type="float" office:value="16.5933" calcext:value-type="float">
            <text:p>16.5933</text:p>
          </table:table-cell>
          <table:table-cell table:style-name="Default" office:value-type="float" office:value="137.04" calcext:value-type="float">
            <text:p>137.04</text:p>
          </table:table-cell>
          <table:table-cell table:style-name="Default" office:value-type="float" office:value="2.45859" calcext:value-type="float">
            <text:p>2.45859</text:p>
          </table:table-cell>
          <table:table-cell table:style-name="Default" office:value-type="float" office:value="47.9245" calcext:value-type="float">
            <text:p>47.9245</text:p>
          </table:table-cell>
          <table:table-cell table:style-name="Default" office:value-type="float" office:value="37.5085" calcext:value-type="float">
            <text:p>37.5085</text:p>
          </table:table-cell>
          <table:table-cell table:style-name="Default" office:value-type="float" office:value="12.1084" calcext:value-type="float">
            <text:p>12.1084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.0222648" calcext:value-type="float">
            <text:p>0.0222648</text:p>
          </table:table-cell>
          <table:table-cell table:style-name="Default" office:value-type="float" office:value="64.9065" calcext:value-type="float">
            <text:p>64.9065</text:p>
          </table:table-cell>
          <table:table-cell table:style-name="Default" office:value-type="float" office:value="46.1853" calcext:value-type="float">
            <text:p>46.1853</text:p>
          </table:table-cell>
          <table:table-cell table:style-name="Default" office:value-type="float" office:value="6.27063" calcext:value-type="float">
            <text:p>6.27063</text:p>
          </table:table-cell>
          <table:table-cell table:style-name="Default" office:value-type="float" office:value="117.385" calcext:value-type="float">
            <text:p>117.385</text:p>
          </table:table-cell>
          <table:table-cell table:style-name="Default" office:value-type="float" office:value="0.0189674" calcext:value-type="float">
            <text:p>0.0189674</text:p>
          </table:table-cell>
          <table:table-cell table:style-name="Default" office:value-type="float" office:value="55.2938" calcext:value-type="float">
            <text:p>55.2938</text:p>
          </table:table-cell>
          <table:table-cell table:style-name="Default" office:value-type="float" office:value="39.3453" calcext:value-type="float">
            <text:p>39.3453</text:p>
          </table:table-cell>
          <table:table-cell table:style-name="Default" office:value-type="float" office:value="5.34195" calcext:value-type="float">
            <text:p>5.34195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.690335" calcext:value-type="float">
            <text:p>0.690335</text:p>
          </table:table-cell>
          <table:table-cell table:style-name="Default" office:value-type="float" office:value="42.045" calcext:value-type="float">
            <text:p>42.045</text:p>
          </table:table-cell>
          <table:table-cell table:style-name="Default" office:value-type="float" office:value="12.4583" calcext:value-type="float">
            <text:p>12.4583</text:p>
          </table:table-cell>
          <table:table-cell table:style-name="Default" office:value-type="float" office:value="12.9173" calcext:value-type="float">
            <text:p>12.9173</text:p>
          </table:table-cell>
          <table:table-cell table:style-name="Default" office:value-type="float" office:value="68.1109" calcext:value-type="float">
            <text:p>68.1109</text:p>
          </table:table-cell>
          <table:table-cell table:style-name="Default" office:value-type="float" office:value="1.01354" calcext:value-type="float">
            <text:p>1.01354</text:p>
          </table:table-cell>
          <table:table-cell table:style-name="Default" office:value-type="float" office:value="61.7301" calcext:value-type="float">
            <text:p>61.7301</text:p>
          </table:table-cell>
          <table:table-cell table:style-name="Default" office:value-type="float" office:value="18.2913" calcext:value-type="float">
            <text:p>18.2913</text:p>
          </table:table-cell>
          <table:table-cell table:style-name="Default" office:value-type="float" office:value="18.9651" calcext:value-type="float">
            <text:p>18.9651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.472957" calcext:value-type="float">
            <text:p>0.472957</text:p>
          </table:table-cell>
          <table:table-cell table:style-name="Default" office:value-type="float" office:value="49.2442" calcext:value-type="float">
            <text:p>49.2442</text:p>
          </table:table-cell>
          <table:table-cell table:style-name="Default" office:value-type="float" office:value="10.3355" calcext:value-type="float">
            <text:p>10.3355</text:p>
          </table:table-cell>
          <table:table-cell table:style-name="Default" office:value-type="float" office:value="30.0153" calcext:value-type="float">
            <text:p>30.0153</text:p>
          </table:table-cell>
          <table:table-cell table:style-name="Default" office:value-type="float" office:value="90.0679" calcext:value-type="float">
            <text:p>90.0679</text:p>
          </table:table-cell>
          <table:table-cell table:style-name="Default" office:value-type="float" office:value="0.525111" calcext:value-type="float">
            <text:p>0.525111</text:p>
          </table:table-cell>
          <table:table-cell table:style-name="Default" office:value-type="float" office:value="54.6745" calcext:value-type="float">
            <text:p>54.6745</text:p>
          </table:table-cell>
          <table:table-cell table:style-name="Default" office:value-type="float" office:value="11.4752" calcext:value-type="float">
            <text:p>11.4752</text:p>
          </table:table-cell>
          <table:table-cell table:style-name="Default" office:value-type="float" office:value="33.3252" calcext:value-type="float">
            <text:p>33.3252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2.21493" calcext:value-type="float">
            <text:p>2.21493</text:p>
          </table:table-cell>
          <table:table-cell table:style-name="Default" office:value-type="float" office:value="70.15" calcext:value-type="float">
            <text:p>70.15</text:p>
          </table:table-cell>
          <table:table-cell table:style-name="Default" office:value-type="float" office:value="5.13182" calcext:value-type="float">
            <text:p>5.13182</text:p>
          </table:table-cell>
          <table:table-cell table:style-name="Default" office:value-type="float" office:value="17.4929" calcext:value-type="float">
            <text:p>17.4929</text:p>
          </table:table-cell>
          <table:table-cell table:style-name="Default" office:value-type="float" office:value="94.9897" calcext:value-type="float">
            <text:p>94.9897</text:p>
          </table:table-cell>
          <table:table-cell table:style-name="Default" office:value-type="float" office:value="2.33176" calcext:value-type="float">
            <text:p>2.33176</text:p>
          </table:table-cell>
          <table:table-cell table:style-name="Default" office:value-type="float" office:value="73.8501" calcext:value-type="float">
            <text:p>73.8501</text:p>
          </table:table-cell>
          <table:table-cell table:style-name="Default" office:value-type="float" office:value="5.4025" calcext:value-type="float">
            <text:p>5.4025</text:p>
          </table:table-cell>
          <table:table-cell table:style-name="Default" office:value-type="float" office:value="18.4156" calcext:value-type="float">
            <text:p>18.4156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1.0915" calcext:value-type="float">
            <text:p>1.0915</text:p>
          </table:table-cell>
          <table:table-cell table:style-name="Default" office:value-type="float" office:value="89.2283" calcext:value-type="float">
            <text:p>89.2283</text:p>
          </table:table-cell>
          <table:table-cell table:style-name="Default" office:value-type="float" office:value="32.7564" calcext:value-type="float">
            <text:p>32.7564</text:p>
          </table:table-cell>
          <table:table-cell table:style-name="Default" office:value-type="float" office:value="13.599" calcext:value-type="float">
            <text:p>13.599</text:p>
          </table:table-cell>
          <table:table-cell table:style-name="Default" office:value-type="float" office:value="136.675" calcext:value-type="float">
            <text:p>136.675</text:p>
          </table:table-cell>
          <table:table-cell table:style-name="Default" office:value-type="float" office:value="0.79861" calcext:value-type="float">
            <text:p>0.79861</text:p>
          </table:table-cell>
          <table:table-cell table:style-name="Default" office:value-type="float" office:value="65.2849" calcext:value-type="float">
            <text:p>65.2849</text:p>
          </table:table-cell>
          <table:table-cell table:style-name="Default" office:value-type="float" office:value="23.9666" calcext:value-type="float">
            <text:p>23.9666</text:p>
          </table:table-cell>
          <table:table-cell table:style-name="Default" office:value-type="float" office:value="9.94988" calcext:value-type="float">
            <text:p>9.94988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23.5034" calcext:value-type="float">
            <text:p>23.5034</text:p>
          </table:table-cell>
          <table:table-cell table:style-name="Default" office:value-type="float" office:value="34.9445" calcext:value-type="float">
            <text:p>34.9445</text:p>
          </table:table-cell>
          <table:table-cell table:style-name="Default" office:value-type="float" office:value="27.9842" calcext:value-type="float">
            <text:p>27.9842</text:p>
          </table:table-cell>
          <table:table-cell table:style-name="Default" office:value-type="float" office:value="14.6456" calcext:value-type="float">
            <text:p>14.6456</text:p>
          </table:table-cell>
          <table:table-cell table:style-name="Default" office:value-type="float" office:value="101.078" calcext:value-type="float">
            <text:p>101.078</text:p>
          </table:table-cell>
          <table:table-cell table:style-name="Default" office:value-type="float" office:value="23.2528" calcext:value-type="float">
            <text:p>23.2528</text:p>
          </table:table-cell>
          <table:table-cell table:style-name="Default" office:value-type="float" office:value="34.5719" calcext:value-type="float">
            <text:p>34.5719</text:p>
          </table:table-cell>
          <table:table-cell table:style-name="Default" office:value-type="float" office:value="27.6859" calcext:value-type="float">
            <text:p>27.6859</text:p>
          </table:table-cell>
          <table:table-cell table:style-name="Default" office:value-type="float" office:value="14.4894" calcext:value-type="float">
            <text:p>14.4894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38.245" calcext:value-type="float">
            <text:p>38.245</text:p>
          </table:table-cell>
          <table:table-cell table:style-name="Default" office:value-type="float" office:value="16.6259" calcext:value-type="float">
            <text:p>16.6259</text:p>
          </table:table-cell>
          <table:table-cell table:style-name="Default" office:value-type="float" office:value="7.33833" calcext:value-type="float">
            <text:p>7.33833</text:p>
          </table:table-cell>
          <table:table-cell table:style-name="Default" office:value-type="float" office:value="15.4485" calcext:value-type="float">
            <text:p>15.4485</text:p>
          </table:table-cell>
          <table:table-cell table:style-name="Default" office:value-type="float" office:value="77.6576" calcext:value-type="float">
            <text:p>77.6576</text:p>
          </table:table-cell>
          <table:table-cell table:style-name="Default" office:value-type="float" office:value="49.2481" calcext:value-type="float">
            <text:p>49.2481</text:p>
          </table:table-cell>
          <table:table-cell table:style-name="Default" office:value-type="float" office:value="21.4092" calcext:value-type="float">
            <text:p>21.4092</text:p>
          </table:table-cell>
          <table:table-cell table:style-name="Default" office:value-type="float" office:value="9.44959" calcext:value-type="float">
            <text:p>9.44959</text:p>
          </table:table-cell>
          <table:table-cell table:style-name="Default" office:value-type="float" office:value="19.8931" calcext:value-type="float">
            <text:p>19.8931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17.0107" calcext:value-type="float">
            <text:p>17.0107</text:p>
          </table:table-cell>
          <table:table-cell table:style-name="Default" office:value-type="float" office:value="36.6845" calcext:value-type="float">
            <text:p>36.6845</text:p>
          </table:table-cell>
          <table:table-cell table:style-name="Default" office:value-type="float" office:value="32.3781" calcext:value-type="float">
            <text:p>32.3781</text:p>
          </table:table-cell>
          <table:table-cell table:style-name="Default" office:value-type="float" office:value="43.967" calcext:value-type="float">
            <text:p>43.967</text:p>
          </table:table-cell>
          <table:table-cell table:style-name="Default" office:value-type="float" office:value="130.04" calcext:value-type="float">
            <text:p>130.04</text:p>
          </table:table-cell>
          <table:table-cell table:style-name="Default" office:value-type="float" office:value="13.0811" calcext:value-type="float">
            <text:p>13.0811</text:p>
          </table:table-cell>
          <table:table-cell table:style-name="Default" office:value-type="float" office:value="28.2101" calcext:value-type="float">
            <text:p>28.2101</text:p>
          </table:table-cell>
          <table:table-cell table:style-name="Default" office:value-type="float" office:value="24.8985" calcext:value-type="float">
            <text:p>24.8985</text:p>
          </table:table-cell>
          <table:table-cell table:style-name="Default" office:value-type="float" office:value="33.8103" calcext:value-type="float">
            <text:p>33.8103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62.5348" calcext:value-type="float">
            <text:p>62.5348</text:p>
          </table:table-cell>
          <table:table-cell table:style-name="Default" office:value-type="float" office:value="9.30631" calcext:value-type="float">
            <text:p>9.30631</text:p>
          </table:table-cell>
          <table:table-cell table:style-name="Default" office:value-type="float" office:value="6.64061" calcext:value-type="float">
            <text:p>6.64061</text:p>
          </table:table-cell>
          <table:table-cell table:style-name="Default" office:value-type="float" office:value="43.7664" calcext:value-type="float">
            <text:p>43.7664</text:p>
          </table:table-cell>
          <table:table-cell table:style-name="Default" office:value-type="float" office:value="122.248" calcext:value-type="float">
            <text:p>122.248</text:p>
          </table:table-cell>
          <table:table-cell table:style-name="Default" office:value-type="float" office:value="51.154" calcext:value-type="float">
            <text:p>51.154</text:p>
          </table:table-cell>
          <table:table-cell table:style-name="Default" office:value-type="float" office:value="7.61265" calcext:value-type="float">
            <text:p>7.61265</text:p>
          </table:table-cell>
          <table:table-cell table:style-name="Default" office:value-type="float" office:value="5.43208" calcext:value-type="float">
            <text:p>5.43208</text:p>
          </table:table-cell>
          <table:table-cell table:style-name="Default" office:value-type="float" office:value="35.8013" calcext:value-type="float">
            <text:p>35.801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27.787" calcext:value-type="float">
            <text:p>27.787</text:p>
          </table:table-cell>
          <table:table-cell table:style-name="Default" office:value-type="float" office:value="15.303" calcext:value-type="float">
            <text:p>15.303</text:p>
          </table:table-cell>
          <table:table-cell table:style-name="Default" office:value-type="float" office:value="7.32804" calcext:value-type="float">
            <text:p>7.32804</text:p>
          </table:table-cell>
          <table:table-cell table:style-name="Default" office:value-type="float" office:value="40.686" calcext:value-type="float">
            <text:p>40.686</text:p>
          </table:table-cell>
          <table:table-cell table:style-name="Default" office:value-type="float" office:value="91.104" calcext:value-type="float">
            <text:p>91.104</text:p>
          </table:table-cell>
          <table:table-cell table:style-name="Default" office:value-type="float" office:value="30.5003" calcext:value-type="float">
            <text:p>30.5003</text:p>
          </table:table-cell>
          <table:table-cell table:style-name="Default" office:value-type="float" office:value="16.7973" calcext:value-type="float">
            <text:p>16.7973</text:p>
          </table:table-cell>
          <table:table-cell table:style-name="Default" office:value-type="float" office:value="8.04359" calcext:value-type="float">
            <text:p>8.04359</text:p>
          </table:table-cell>
          <table:table-cell table:style-name="Default" office:value-type="float" office:value="44.6588" calcext:value-type="float">
            <text:p>44.6588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22.1259" calcext:value-type="float">
            <text:p>22.1259</text:p>
          </table:table-cell>
          <table:table-cell table:style-name="Default" office:value-type="float" office:value="64.2517" calcext:value-type="float">
            <text:p>64.2517</text:p>
          </table:table-cell>
          <table:table-cell table:style-name="Default" office:value-type="float" office:value="50.5017" calcext:value-type="float">
            <text:p>50.5017</text:p>
          </table:table-cell>
          <table:table-cell table:style-name="Default" office:value-type="float" office:value="31.5046" calcext:value-type="float">
            <text:p>31.5046</text:p>
          </table:table-cell>
          <table:table-cell table:style-name="Default" office:value-type="float" office:value="168.384" calcext:value-type="float">
            <text:p>168.384</text:p>
          </table:table-cell>
          <table:table-cell table:style-name="Default" office:value-type="float" office:value="13.1401" calcext:value-type="float">
            <text:p>13.1401</text:p>
          </table:table-cell>
          <table:table-cell table:style-name="Default" office:value-type="float" office:value="38.1579" calcext:value-type="float">
            <text:p>38.1579</text:p>
          </table:table-cell>
          <table:table-cell table:style-name="Default" office:value-type="float" office:value="29.992" calcext:value-type="float">
            <text:p>29.992</text:p>
          </table:table-cell>
          <table:table-cell table:style-name="Default" office:value-type="float" office:value="18.71" calcext:value-type="float">
            <text:p>18.71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0.3841" calcext:value-type="float">
            <text:p>10.3841</text:p>
          </table:table-cell>
          <table:table-cell table:style-name="Default" office:value-type="float" office:value="52.2943" calcext:value-type="float">
            <text:p>52.2943</text:p>
          </table:table-cell>
          <table:table-cell table:style-name="Default" office:value-type="float" office:value="27.1586" calcext:value-type="float">
            <text:p>27.1586</text:p>
          </table:table-cell>
          <table:table-cell table:style-name="Default" office:value-type="float" office:value="19.0701" calcext:value-type="float">
            <text:p>19.0701</text:p>
          </table:table-cell>
          <table:table-cell table:style-name="Default" office:value-type="float" office:value="108.907" calcext:value-type="float">
            <text:p>108.907</text:p>
          </table:table-cell>
          <table:table-cell table:style-name="Default" office:value-type="float" office:value="9.53483" calcext:value-type="float">
            <text:p>9.53483</text:p>
          </table:table-cell>
          <table:table-cell table:style-name="Default" office:value-type="float" office:value="48.0173" calcext:value-type="float">
            <text:p>48.0173</text:p>
          </table:table-cell>
          <table:table-cell table:style-name="Default" office:value-type="float" office:value="24.9374" calcext:value-type="float">
            <text:p>24.9374</text:p>
          </table:table-cell>
          <table:table-cell table:style-name="Default" office:value-type="float" office:value="17.5104" calcext:value-type="float">
            <text:p>17.5104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4.8632" calcext:value-type="float">
            <text:p>14.8632</text:p>
          </table:table-cell>
          <table:table-cell table:style-name="Default" office:value-type="float" office:value="57.1131" calcext:value-type="float">
            <text:p>57.1131</text:p>
          </table:table-cell>
          <table:table-cell table:style-name="Default" office:value-type="float" office:value="40.0135" calcext:value-type="float">
            <text:p>40.0135</text:p>
          </table:table-cell>
          <table:table-cell table:style-name="Default" office:value-type="float" office:value="62.4974" calcext:value-type="float">
            <text:p>62.4974</text:p>
          </table:table-cell>
          <table:table-cell table:style-name="Default" office:value-type="float" office:value="174.487" calcext:value-type="float">
            <text:p>174.487</text:p>
          </table:table-cell>
          <table:table-cell table:style-name="Default" office:value-type="float" office:value="8.5182" calcext:value-type="float">
            <text:p>8.5182</text:p>
          </table:table-cell>
          <table:table-cell table:style-name="Default" office:value-type="float" office:value="32.732" calcext:value-type="float">
            <text:p>32.732</text:p>
          </table:table-cell>
          <table:table-cell table:style-name="Default" office:value-type="float" office:value="22.9321" calcext:value-type="float">
            <text:p>22.9321</text:p>
          </table:table-cell>
          <table:table-cell table:style-name="Default" office:value-type="float" office:value="35.8177" calcext:value-type="float">
            <text:p>35.8177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1.58376" calcext:value-type="float">
            <text:p>1.58376</text:p>
          </table:table-cell>
          <table:table-cell table:style-name="Default" office:value-type="float" office:value="63.6556" calcext:value-type="float">
            <text:p>63.6556</text:p>
          </table:table-cell>
          <table:table-cell table:style-name="Default" office:value-type="float" office:value="61.1642" calcext:value-type="float">
            <text:p>61.1642</text:p>
          </table:table-cell>
          <table:table-cell table:style-name="Default" office:value-type="float" office:value="22.499" calcext:value-type="float">
            <text:p>22.499</text:p>
          </table:table-cell>
          <table:table-cell table:style-name="Default" office:value-type="float" office:value="148.903" calcext:value-type="float">
            <text:p>148.903</text:p>
          </table:table-cell>
          <table:table-cell table:style-name="Default" office:value-type="float" office:value="1.06362" calcext:value-type="float">
            <text:p>1.06362</text:p>
          </table:table-cell>
          <table:table-cell table:style-name="Default" office:value-type="float" office:value="42.7498" calcext:value-type="float">
            <text:p>42.7498</text:p>
          </table:table-cell>
          <table:table-cell table:style-name="Default" office:value-type="float" office:value="41.0767" calcext:value-type="float">
            <text:p>41.0767</text:p>
          </table:table-cell>
          <table:table-cell table:style-name="Default" office:value-type="float" office:value="15.1099" calcext:value-type="float">
            <text:p>15.1099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4.23249" calcext:value-type="float">
            <text:p>4.23249</text:p>
          </table:table-cell>
          <table:table-cell table:style-name="Default" office:value-type="float" office:value="79.5222" calcext:value-type="float">
            <text:p>79.5222</text:p>
          </table:table-cell>
          <table:table-cell table:style-name="Default" office:value-type="float" office:value="26.8231" calcext:value-type="float">
            <text:p>26.8231</text:p>
          </table:table-cell>
          <table:table-cell table:style-name="Default" office:value-type="float" office:value="11.0469" calcext:value-type="float">
            <text:p>11.0469</text:p>
          </table:table-cell>
          <table:table-cell table:style-name="Default" office:value-type="float" office:value="121.625" calcext:value-type="float">
            <text:p>121.625</text:p>
          </table:table-cell>
          <table:table-cell table:style-name="Default" office:value-type="float" office:value="3.47996" calcext:value-type="float">
            <text:p>3.47996</text:p>
          </table:table-cell>
          <table:table-cell table:style-name="Default" office:value-type="float" office:value="65.3833" calcext:value-type="float">
            <text:p>65.3833</text:p>
          </table:table-cell>
          <table:table-cell table:style-name="Default" office:value-type="float" office:value="22.054" calcext:value-type="float">
            <text:p>22.054</text:p>
          </table:table-cell>
          <table:table-cell table:style-name="Default" office:value-type="float" office:value="9.08276" calcext:value-type="float">
            <text:p>9.08276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6.46248" calcext:value-type="float">
            <text:p>6.46248</text:p>
          </table:table-cell>
          <table:table-cell table:style-name="Default" office:value-type="float" office:value="55.3795" calcext:value-type="float">
            <text:p>55.3795</text:p>
          </table:table-cell>
          <table:table-cell table:style-name="Default" office:value-type="float" office:value="36.6401" calcext:value-type="float">
            <text:p>36.6401</text:p>
          </table:table-cell>
          <table:table-cell table:style-name="Default" office:value-type="float" office:value="20.079" calcext:value-type="float">
            <text:p>20.079</text:p>
          </table:table-cell>
          <table:table-cell table:style-name="Default" office:value-type="float" office:value="118.561" calcext:value-type="float">
            <text:p>118.561</text:p>
          </table:table-cell>
          <table:table-cell table:style-name="Default" office:value-type="float" office:value="5.45076" calcext:value-type="float">
            <text:p>5.45076</text:p>
          </table:table-cell>
          <table:table-cell table:style-name="Default" office:value-type="float" office:value="46.7097" calcext:value-type="float">
            <text:p>46.7097</text:p>
          </table:table-cell>
          <table:table-cell table:style-name="Default" office:value-type="float" office:value="30.904" calcext:value-type="float">
            <text:p>30.904</text:p>
          </table:table-cell>
          <table:table-cell table:style-name="Default" office:value-type="float" office:value="16.9356" calcext:value-type="float">
            <text:p>16.9356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5.86824" calcext:value-type="float">
            <text:p>5.86824</text:p>
          </table:table-cell>
          <table:table-cell table:style-name="Default" office:value-type="float" office:value="87.3789" calcext:value-type="float">
            <text:p>87.3789</text:p>
          </table:table-cell>
          <table:table-cell table:style-name="Default" office:value-type="float" office:value="43.2989" calcext:value-type="float">
            <text:p>43.2989</text:p>
          </table:table-cell>
          <table:table-cell table:style-name="Default" office:value-type="float" office:value="17.97" calcext:value-type="float">
            <text:p>17.97</text:p>
          </table:table-cell>
          <table:table-cell table:style-name="Default" office:value-type="float" office:value="154.516" calcext:value-type="float">
            <text:p>154.516</text:p>
          </table:table-cell>
          <table:table-cell table:style-name="Default" office:value-type="float" office:value="3.79782" calcext:value-type="float">
            <text:p>3.79782</text:p>
          </table:table-cell>
          <table:table-cell table:style-name="Default" office:value-type="float" office:value="56.55" calcext:value-type="float">
            <text:p>56.55</text:p>
          </table:table-cell>
          <table:table-cell table:style-name="Default" office:value-type="float" office:value="28.0223" calcext:value-type="float">
            <text:p>28.0223</text:p>
          </table:table-cell>
          <table:table-cell table:style-name="Default" office:value-type="float" office:value="11.6299" calcext:value-type="float">
            <text:p>11.629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2.73767" calcext:value-type="float">
            <text:p>2.73767</text:p>
          </table:table-cell>
          <table:table-cell table:style-name="Default" office:value-type="float" office:value="39.0601" calcext:value-type="float">
            <text:p>39.0601</text:p>
          </table:table-cell>
          <table:table-cell table:style-name="Default" office:value-type="float" office:value="36.8478" calcext:value-type="float">
            <text:p>36.8478</text:p>
          </table:table-cell>
          <table:table-cell table:style-name="Default" office:value-type="float" office:value="27.0853" calcext:value-type="float">
            <text:p>27.0853</text:p>
          </table:table-cell>
          <table:table-cell table:style-name="Default" office:value-type="float" office:value="105.731" calcext:value-type="float">
            <text:p>105.731</text:p>
          </table:table-cell>
          <table:table-cell table:style-name="Default" office:value-type="float" office:value="2.58928" calcext:value-type="float">
            <text:p>2.58928</text:p>
          </table:table-cell>
          <table:table-cell table:style-name="Default" office:value-type="float" office:value="36.943" calcext:value-type="float">
            <text:p>36.943</text:p>
          </table:table-cell>
          <table:table-cell table:style-name="Default" office:value-type="float" office:value="34.8506" calcext:value-type="float">
            <text:p>34.8506</text:p>
          </table:table-cell>
          <table:table-cell table:style-name="Default" office:value-type="float" office:value="25.6172" calcext:value-type="float">
            <text:p>25.6172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3.78014" calcext:value-type="float">
            <text:p>3.78014</text:p>
          </table:table-cell>
          <table:table-cell table:style-name="Default" office:value-type="float" office:value="64.0028" calcext:value-type="float">
            <text:p>64.0028</text:p>
          </table:table-cell>
          <table:table-cell table:style-name="Default" office:value-type="float" office:value="18.6736" calcext:value-type="float">
            <text:p>18.6736</text:p>
          </table:table-cell>
          <table:table-cell table:style-name="Default" office:value-type="float" office:value="15.2023" calcext:value-type="float">
            <text:p>15.2023</text:p>
          </table:table-cell>
          <table:table-cell table:style-name="Default" office:value-type="float" office:value="101.659" calcext:value-type="float">
            <text:p>101.659</text:p>
          </table:table-cell>
          <table:table-cell table:style-name="Default" office:value-type="float" office:value="3.71845" calcext:value-type="float">
            <text:p>3.71845</text:p>
          </table:table-cell>
          <table:table-cell table:style-name="Default" office:value-type="float" office:value="62.9584" calcext:value-type="float">
            <text:p>62.9584</text:p>
          </table:table-cell>
          <table:table-cell table:style-name="Default" office:value-type="float" office:value="18.3689" calcext:value-type="float">
            <text:p>18.3689</text:p>
          </table:table-cell>
          <table:table-cell table:style-name="Default" office:value-type="float" office:value="14.9543" calcext:value-type="float">
            <text:p>14.9543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37.3626" calcext:value-type="float">
            <text:p>37.3626</text:p>
          </table:table-cell>
          <table:table-cell table:style-name="Default" office:value-type="float" office:value="43.0067" calcext:value-type="float">
            <text:p>43.0067</text:p>
          </table:table-cell>
          <table:table-cell table:style-name="Default" office:value-type="float" office:value="29.6708" calcext:value-type="float">
            <text:p>29.6708</text:p>
          </table:table-cell>
          <table:table-cell table:style-name="Default" office:value-type="float" office:value="44.4703" calcext:value-type="float">
            <text:p>44.4703</text:p>
          </table:table-cell>
          <table:table-cell table:style-name="Default" office:value-type="float" office:value="154.51" calcext:value-type="float">
            <text:p>154.51</text:p>
          </table:table-cell>
          <table:table-cell table:style-name="Default" office:value-type="float" office:value="24.1813" calcext:value-type="float">
            <text:p>24.1813</text:p>
          </table:table-cell>
          <table:table-cell table:style-name="Default" office:value-type="float" office:value="27.8342" calcext:value-type="float">
            <text:p>27.8342</text:p>
          </table:table-cell>
          <table:table-cell table:style-name="Default" office:value-type="float" office:value="19.2031" calcext:value-type="float">
            <text:p>19.2031</text:p>
          </table:table-cell>
          <table:table-cell table:style-name="Default" office:value-type="float" office:value="28.7814" calcext:value-type="float">
            <text:p>28.7814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67.7224" calcext:value-type="float">
            <text:p>67.7224</text:p>
          </table:table-cell>
          <table:table-cell table:style-name="Default" office:value-type="float" office:value="14.7407" calcext:value-type="float">
            <text:p>14.7407</text:p>
          </table:table-cell>
          <table:table-cell table:style-name="Default" office:value-type="float" office:value="8.21442" calcext:value-type="float">
            <text:p>8.21442</text:p>
          </table:table-cell>
          <table:table-cell table:style-name="Default" office:value-type="float" office:value="34.9026" calcext:value-type="float">
            <text:p>34.9026</text:p>
          </table:table-cell>
          <table:table-cell table:style-name="Default" office:value-type="float" office:value="125.58" calcext:value-type="float">
            <text:p>125.58</text:p>
          </table:table-cell>
          <table:table-cell table:style-name="Default" office:value-type="float" office:value="53.9277" calcext:value-type="float">
            <text:p>53.9277</text:p>
          </table:table-cell>
          <table:table-cell table:style-name="Default" office:value-type="float" office:value="11.7381" calcext:value-type="float">
            <text:p>11.7381</text:p>
          </table:table-cell>
          <table:table-cell table:style-name="Default" office:value-type="float" office:value="6.54118" calcext:value-type="float">
            <text:p>6.54118</text:p>
          </table:table-cell>
          <table:table-cell table:style-name="Default" office:value-type="float" office:value="27.7931" calcext:value-type="float">
            <text:p>27.7931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51.1111" calcext:value-type="float">
            <text:p>51.1111</text:p>
          </table:table-cell>
          <table:table-cell table:style-name="Default" office:value-type="float" office:value="22.1374" calcext:value-type="float">
            <text:p>22.1374</text:p>
          </table:table-cell>
          <table:table-cell table:style-name="Default" office:value-type="float" office:value="7.34533" calcext:value-type="float">
            <text:p>7.34533</text:p>
          </table:table-cell>
          <table:table-cell table:style-name="Default" office:value-type="float" office:value="66.453" calcext:value-type="float">
            <text:p>66.453</text:p>
          </table:table-cell>
          <table:table-cell table:style-name="Default" office:value-type="float" office:value="147.047" calcext:value-type="float">
            <text:p>147.047</text:p>
          </table:table-cell>
          <table:table-cell table:style-name="Default" office:value-type="float" office:value="34.7584" calcext:value-type="float">
            <text:p>34.7584</text:p>
          </table:table-cell>
          <table:table-cell table:style-name="Default" office:value-type="float" office:value="15.0547" calcext:value-type="float">
            <text:p>15.0547</text:p>
          </table:table-cell>
          <table:table-cell table:style-name="Default" office:value-type="float" office:value="4.99523" calcext:value-type="float">
            <text:p>4.99523</text:p>
          </table:table-cell>
          <table:table-cell table:style-name="Default" office:value-type="float" office:value="45.1917" calcext:value-type="float">
            <text:p>45.1917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57.8409" calcext:value-type="float">
            <text:p>57.8409</text:p>
          </table:table-cell>
          <table:table-cell table:style-name="Default" office:value-type="float" office:value="18.6153" calcext:value-type="float">
            <text:p>18.6153</text:p>
          </table:table-cell>
          <table:table-cell table:style-name="Default" office:value-type="float" office:value="57.2856" calcext:value-type="float">
            <text:p>57.2856</text:p>
          </table:table-cell>
          <table:table-cell table:style-name="Default" office:value-type="float" office:value="64.0775" calcext:value-type="float">
            <text:p>64.0775</text:p>
          </table:table-cell>
          <table:table-cell table:style-name="Default" office:value-type="float" office:value="197.819" calcext:value-type="float">
            <text:p>197.819</text:p>
          </table:table-cell>
          <table:table-cell table:style-name="Default" office:value-type="float" office:value="29.2393" calcext:value-type="float">
            <text:p>29.2393</text:p>
          </table:table-cell>
          <table:table-cell table:style-name="Default" office:value-type="float" office:value="9.41026" calcext:value-type="float">
            <text:p>9.41026</text:p>
          </table:table-cell>
          <table:table-cell table:style-name="Default" office:value-type="float" office:value="28.9585" calcext:value-type="float">
            <text:p>28.9585</text:p>
          </table:table-cell>
          <table:table-cell table:style-name="Default" office:value-type="float" office:value="32.392" calcext:value-type="float">
            <text:p>32.392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30.1143" calcext:value-type="float">
            <text:p>30.1143</text:p>
          </table:table-cell>
          <table:table-cell table:style-name="Default" office:value-type="float" office:value="40.3835" calcext:value-type="float">
            <text:p>40.3835</text:p>
          </table:table-cell>
          <table:table-cell table:style-name="Default" office:value-type="float" office:value="32.3539" calcext:value-type="float">
            <text:p>32.3539</text:p>
          </table:table-cell>
          <table:table-cell table:style-name="Default" office:value-type="float" office:value="42.6378" calcext:value-type="float">
            <text:p>42.6378</text:p>
          </table:table-cell>
          <table:table-cell table:style-name="Default" office:value-type="float" office:value="145.49" calcext:value-type="float">
            <text:p>145.49</text:p>
          </table:table-cell>
          <table:table-cell table:style-name="Default" office:value-type="float" office:value="20.6986" calcext:value-type="float">
            <text:p>20.6986</text:p>
          </table:table-cell>
          <table:table-cell table:style-name="Default" office:value-type="float" office:value="27.757" calcext:value-type="float">
            <text:p>27.757</text:p>
          </table:table-cell>
          <table:table-cell table:style-name="Default" office:value-type="float" office:value="22.2379" calcext:value-type="float">
            <text:p>22.2379</text:p>
          </table:table-cell>
          <table:table-cell table:style-name="Default" office:value-type="float" office:value="29.3065" calcext:value-type="float">
            <text:p>29.306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0.1013" calcext:value-type="float">
            <text:p>20.1013</text:p>
          </table:table-cell>
          <table:table-cell table:style-name="Default" office:value-type="float" office:value="15.4342" calcext:value-type="float">
            <text:p>15.4342</text:p>
          </table:table-cell>
          <table:table-cell table:style-name="Default" office:value-type="float" office:value="7.58017" calcext:value-type="float">
            <text:p>7.58017</text:p>
          </table:table-cell>
          <table:table-cell table:style-name="Default" office:value-type="float" office:value="73.5937" calcext:value-type="float">
            <text:p>73.5937</text:p>
          </table:table-cell>
          <table:table-cell table:style-name="Default" office:value-type="float" office:value="116.709" calcext:value-type="float">
            <text:p>116.709</text:p>
          </table:table-cell>
          <table:table-cell table:style-name="Default" office:value-type="float" office:value="17.2234" calcext:value-type="float">
            <text:p>17.2234</text:p>
          </table:table-cell>
          <table:table-cell table:style-name="Default" office:value-type="float" office:value="13.2245" calcext:value-type="float">
            <text:p>13.2245</text:p>
          </table:table-cell>
          <table:table-cell table:style-name="Default" office:value-type="float" office:value="6.49491" calcext:value-type="float">
            <text:p>6.49491</text:p>
          </table:table-cell>
          <table:table-cell table:style-name="Default" office:value-type="float" office:value="63.0572" calcext:value-type="float">
            <text:p>63.057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16.8719" calcext:value-type="float">
            <text:p>16.8719</text:p>
          </table:table-cell>
          <table:table-cell table:style-name="Default" office:value-type="float" office:value="57.9722" calcext:value-type="float">
            <text:p>57.9722</text:p>
          </table:table-cell>
          <table:table-cell table:style-name="Default" office:value-type="float" office:value="39.0606" calcext:value-type="float">
            <text:p>39.0606</text:p>
          </table:table-cell>
          <table:table-cell table:style-name="Default" office:value-type="float" office:value="33.1449" calcext:value-type="float">
            <text:p>33.1449</text:p>
          </table:table-cell>
          <table:table-cell table:style-name="Default" office:value-type="float" office:value="147.05" calcext:value-type="float">
            <text:p>147.05</text:p>
          </table:table-cell>
          <table:table-cell table:style-name="Default" office:value-type="float" office:value="11.4736" calcext:value-type="float">
            <text:p>11.4736</text:p>
          </table:table-cell>
          <table:table-cell table:style-name="Default" office:value-type="float" office:value="39.4235" calcext:value-type="float">
            <text:p>39.4235</text:p>
          </table:table-cell>
          <table:table-cell table:style-name="Default" office:value-type="float" office:value="26.5629" calcext:value-type="float">
            <text:p>26.5629</text:p>
          </table:table-cell>
          <table:table-cell table:style-name="Default" office:value-type="float" office:value="22.5399" calcext:value-type="float">
            <text:p>22.5399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6.05888" calcext:value-type="float">
            <text:p>6.05888</text:p>
          </table:table-cell>
          <table:table-cell table:style-name="Default" office:value-type="float" office:value="62.5395" calcext:value-type="float">
            <text:p>62.5395</text:p>
          </table:table-cell>
          <table:table-cell table:style-name="Default" office:value-type="float" office:value="34.0857" calcext:value-type="float">
            <text:p>34.0857</text:p>
          </table:table-cell>
          <table:table-cell table:style-name="Default" office:value-type="float" office:value="15.2736" calcext:value-type="float">
            <text:p>15.2736</text:p>
          </table:table-cell>
          <table:table-cell table:style-name="Default" office:value-type="float" office:value="117.958" calcext:value-type="float">
            <text:p>117.958</text:p>
          </table:table-cell>
          <table:table-cell table:style-name="Default" office:value-type="float" office:value="5.13649" calcext:value-type="float">
            <text:p>5.13649</text:p>
          </table:table-cell>
          <table:table-cell table:style-name="Default" office:value-type="float" office:value="53.0186" calcext:value-type="float">
            <text:p>53.0186</text:p>
          </table:table-cell>
          <table:table-cell table:style-name="Default" office:value-type="float" office:value="28.8965" calcext:value-type="float">
            <text:p>28.8965</text:p>
          </table:table-cell>
          <table:table-cell table:style-name="Default" office:value-type="float" office:value="12.9484" calcext:value-type="float">
            <text:p>12.9484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45.4205" calcext:value-type="float">
            <text:p>45.4205</text:p>
          </table:table-cell>
          <table:table-cell table:style-name="Default" office:value-type="float" office:value="43.8157" calcext:value-type="float">
            <text:p>43.8157</text:p>
          </table:table-cell>
          <table:table-cell table:style-name="Default" office:value-type="float" office:value="23.8735" calcext:value-type="float">
            <text:p>23.8735</text:p>
          </table:table-cell>
          <table:table-cell table:style-name="Default" office:value-type="float" office:value="33.4051" calcext:value-type="float">
            <text:p>33.4051</text:p>
          </table:table-cell>
          <table:table-cell table:style-name="Default" office:value-type="float" office:value="146.515" calcext:value-type="float">
            <text:p>146.515</text:p>
          </table:table-cell>
          <table:table-cell table:style-name="Default" office:value-type="float" office:value="31.0006" calcext:value-type="float">
            <text:p>31.0006</text:p>
          </table:table-cell>
          <table:table-cell table:style-name="Default" office:value-type="float" office:value="29.9053" calcext:value-type="float">
            <text:p>29.9053</text:p>
          </table:table-cell>
          <table:table-cell table:style-name="Default" office:value-type="float" office:value="16.2942" calcext:value-type="float">
            <text:p>16.2942</text:p>
          </table:table-cell>
          <table:table-cell table:style-name="Default" office:value-type="float" office:value="22.7998" calcext:value-type="float">
            <text:p>22.7998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3.14322" calcext:value-type="float">
            <text:p>3.14322</text:p>
          </table:table-cell>
          <table:table-cell table:style-name="Default" office:value-type="float" office:value="77.1002" calcext:value-type="float">
            <text:p>77.1002</text:p>
          </table:table-cell>
          <table:table-cell table:style-name="Default" office:value-type="float" office:value="53.1169" calcext:value-type="float">
            <text:p>53.1169</text:p>
          </table:table-cell>
          <table:table-cell table:style-name="Default" office:value-type="float" office:value="52.3231" calcext:value-type="float">
            <text:p>52.3231</text:p>
          </table:table-cell>
          <table:table-cell table:style-name="Default" office:value-type="float" office:value="185.683" calcext:value-type="float">
            <text:p>185.683</text:p>
          </table:table-cell>
          <table:table-cell table:style-name="Default" office:value-type="float" office:value="1.69279" calcext:value-type="float">
            <text:p>1.69279</text:p>
          </table:table-cell>
          <table:table-cell table:style-name="Default" office:value-type="float" office:value="41.5224" calcext:value-type="float">
            <text:p>41.5224</text:p>
          </table:table-cell>
          <table:table-cell table:style-name="Default" office:value-type="float" office:value="28.6061" calcext:value-type="float">
            <text:p>28.6061</text:p>
          </table:table-cell>
          <table:table-cell table:style-name="Default" office:value-type="float" office:value="28.1787" calcext:value-type="float">
            <text:p>28.1787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36.2459" calcext:value-type="float">
            <text:p>36.2459</text:p>
          </table:table-cell>
          <table:table-cell table:style-name="Default" office:value-type="float" office:value="63.2475" calcext:value-type="float">
            <text:p>63.2475</text:p>
          </table:table-cell>
          <table:table-cell table:style-name="Default" office:value-type="float" office:value="49.2496" calcext:value-type="float">
            <text:p>49.2496</text:p>
          </table:table-cell>
          <table:table-cell table:style-name="Default" office:value-type="float" office:value="55.399" calcext:value-type="float">
            <text:p>55.399</text:p>
          </table:table-cell>
          <table:table-cell table:style-name="Default" office:value-type="float" office:value="204.142" calcext:value-type="float">
            <text:p>204.142</text:p>
          </table:table-cell>
          <table:table-cell table:style-name="Default" office:value-type="float" office:value="17.7552" calcext:value-type="float">
            <text:p>17.7552</text:p>
          </table:table-cell>
          <table:table-cell table:style-name="Default" office:value-type="float" office:value="30.9821" calcext:value-type="float">
            <text:p>30.9821</text:p>
          </table:table-cell>
          <table:table-cell table:style-name="Default" office:value-type="float" office:value="24.1252" calcext:value-type="float">
            <text:p>24.1252</text:p>
          </table:table-cell>
          <table:table-cell table:style-name="Default" office:value-type="float" office:value="27.1375" calcext:value-type="float">
            <text:p>27.1375</text:p>
          </table:table-cell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59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mpare stats" table:style-name="ta5">
        <office:forms form:automatic-focus="false" form:apply-design-mode="false"/>
        <table:table-column table:style-name="co18" table:default-cell-style-name="Default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0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0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0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0" table:default-cell-style-name="ce6"/>
        <table:table-row table:style-name="ro2">
          <table:table-cell table:style-name="ce60" office:value-type="string" calcext:value-type="string" table:number-columns-spanned="1" table:number-rows-spanned="2">
            <text:p>Instance</text:p>
          </table:table-cell>
          <table:table-cell table:style-name="ce60" office:value-type="string" calcext:value-type="string" table:number-columns-spanned="5" table:number-rows-spanned="1">
            <text:p>ScSp</text:p>
          </table:table-cell>
          <table:covered-table-cell table:number-columns-repeated="4" table:style-name="ce60"/>
          <table:table-cell table:style-name="ce69" office:value-type="string" calcext:value-type="string" table:number-columns-spanned="5" table:number-rows-spanned="1">
            <text:p>McSp</text:p>
          </table:table-cell>
          <table:covered-table-cell table:number-columns-repeated="4" table:style-name="ce69"/>
          <table:table-cell table:style-name="ce60" office:value-type="string" calcext:value-type="string" table:number-columns-spanned="5" table:number-rows-spanned="1">
            <text:p>ScMp</text:p>
          </table:table-cell>
          <table:covered-table-cell table:number-columns-repeated="4" table:style-name="ce60"/>
          <table:table-cell table:style-name="ce60" office:value-type="string" calcext:value-type="string" table:number-columns-spanned="5" table:number-rows-spanned="1">
            <text:p>McMp</text:p>
          </table:table-cell>
          <table:covered-table-cell table:number-columns-repeated="4" table:style-name="ce60"/>
        </table:table-row>
        <table:table-row table:style-name="ro1">
          <table:covered-table-cell table:style-name="ce60"/>
          <table:table-cell table:style-name="ce66" office:value-type="string" calcext:value-type="string">
            <text:p>Pc</text:p>
          </table:table-cell>
          <table:table-cell table:style-name="ce66" office:value-type="string" calcext:value-type="string">
            <text:p>Pp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Stim</text:p>
          </table:table-cell>
          <table:table-cell table:style-name="ce66" office:value-type="string" calcext:value-type="string">
            <text:p>Sval</text:p>
          </table:table-cell>
          <table:table-cell table:style-name="ce66" office:value-type="string" calcext:value-type="string">
            <text:p>Pc</text:p>
          </table:table-cell>
          <table:table-cell table:style-name="ce66" office:value-type="string" calcext:value-type="string">
            <text:p>Pp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Stim</text:p>
          </table:table-cell>
          <table:table-cell table:style-name="ce66" office:value-type="string" calcext:value-type="string">
            <text:p>Sval</text:p>
          </table:table-cell>
          <table:table-cell table:style-name="ce66" office:value-type="string" calcext:value-type="string">
            <text:p>Pc</text:p>
          </table:table-cell>
          <table:table-cell table:style-name="ce66" office:value-type="string" calcext:value-type="string">
            <text:p>Pp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Stim</text:p>
          </table:table-cell>
          <table:table-cell table:style-name="ce66" office:value-type="string" calcext:value-type="string">
            <text:p>Sval</text:p>
          </table:table-cell>
          <table:table-cell table:style-name="ce66" office:value-type="string" calcext:value-type="string">
            <text:p>Pc</text:p>
          </table:table-cell>
          <table:table-cell table:style-name="ce66" office:value-type="string" calcext:value-type="string">
            <text:p>Pp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Stim</text:p>
          </table:table-cell>
          <table:table-cell table:style-name="ce70" office:value-type="string" calcext:value-type="string">
            <text:p>Sval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stats'.E2]" office:value-type="float" office:value="30.8848" calcext:value-type="float">
            <text:p>30.8848</text:p>
          </table:table-cell>
          <table:table-cell table:formula="of:=[$'ScSp stats'.F2]" office:value-type="float" office:value="32.4998" calcext:value-type="float">
            <text:p>32.4998</text:p>
          </table:table-cell>
          <table:table-cell table:formula="of:=[$'ScSp stats'.G2]" office:value-type="float" office:value="19.8214" calcext:value-type="float">
            <text:p>19.8214</text:p>
          </table:table-cell>
          <table:table-cell table:formula="of:=[$'ScSp stats'.I2]" office:value-type="float" office:value="2.42" calcext:value-type="float">
            <text:p>2.42</text:p>
          </table:table-cell>
          <table:table-cell table:formula="of:=[$'ScSp stats'.J2]" office:value-type="float" office:value="43.5632" calcext:value-type="float">
            <text:p>43.5632</text:p>
          </table:table-cell>
          <table:table-cell table:formula="of:=[$'McSp stats'.E2]" office:value-type="float" office:value="30.8848" calcext:value-type="float">
            <text:p>30.8848</text:p>
          </table:table-cell>
          <table:table-cell table:formula="of:=[$'McSp stats'.F2]" office:value-type="float" office:value="32.4998" calcext:value-type="float">
            <text:p>32.4998</text:p>
          </table:table-cell>
          <table:table-cell table:formula="of:=[$'McSp stats'.G2]" office:value-type="float" office:value="19.8214" calcext:value-type="float">
            <text:p>19.8214</text:p>
          </table:table-cell>
          <table:table-cell table:formula="of:=[$'McSp stats'.I2]" office:value-type="float" office:value="4.69" calcext:value-type="float">
            <text:p>4.69</text:p>
          </table:table-cell>
          <table:table-cell table:formula="of:=[$'McSp stats'.J2]" office:value-type="float" office:value="43.5632" calcext:value-type="float">
            <text:p>43.5632</text:p>
          </table:table-cell>
          <table:table-cell table:formula="of:=[$'ScMp stats'.E2]" office:value-type="float" office:value="30.8848" calcext:value-type="float">
            <text:p>30.8848</text:p>
          </table:table-cell>
          <table:table-cell table:formula="of:=[$'ScMp stats'.F2]" office:value-type="float" office:value="44.1236" calcext:value-type="float">
            <text:p>44.1236</text:p>
          </table:table-cell>
          <table:table-cell table:formula="of:=[$'ScMp stats'.G2]" office:value-type="float" office:value="17.5165" calcext:value-type="float">
            <text:p>17.5165</text:p>
          </table:table-cell>
          <table:table-cell table:formula="of:=[$'ScMp stats'.I2]" office:value-type="float" office:value="111.12" calcext:value-type="float">
            <text:p>111.12</text:p>
          </table:table-cell>
          <table:table-cell table:formula="of:=[$'ScMp stats'.J2]" office:value-type="float" office:value="57.4919" calcext:value-type="float">
            <text:p>57.4919</text:p>
          </table:table-cell>
          <table:table-cell table:formula="of:=[$'McMp stats'.E2]" office:value-type="float" office:value="30.8848" calcext:value-type="float">
            <text:p>30.8848</text:p>
          </table:table-cell>
          <table:table-cell table:formula="of:=[$'McMp stats'.F2]" office:value-type="float" office:value="44.1236" calcext:value-type="float">
            <text:p>44.1236</text:p>
          </table:table-cell>
          <table:table-cell table:formula="of:=[$'McMp stats'.G2]" office:value-type="float" office:value="17.4978" calcext:value-type="float">
            <text:p>17.4978</text:p>
          </table:table-cell>
          <table:table-cell table:formula="of:=[$'McMp stats'.I2]" office:value-type="float" office:value="99.68" calcext:value-type="float">
            <text:p>99.68</text:p>
          </table:table-cell>
          <table:table-cell table:formula="of:=[$'McMp stats'.J2]" office:value-type="float" office:value="57.5106" calcext:value-type="float">
            <text:p>57.5106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stats'.E3]" office:value-type="float" office:value="18.2235" calcext:value-type="float">
            <text:p>18.2235</text:p>
          </table:table-cell>
          <table:table-cell table:formula="of:=[$'ScSp stats'.F3]" office:value-type="float" office:value="39.914" calcext:value-type="float">
            <text:p>39.914</text:p>
          </table:table-cell>
          <table:table-cell table:formula="of:=[$'ScSp stats'.G3]" office:value-type="float" office:value="26.5421" calcext:value-type="float">
            <text:p>26.5421</text:p>
          </table:table-cell>
          <table:table-cell table:formula="of:=[$'ScSp stats'.I3]" office:value-type="float" office:value="0.34" calcext:value-type="float">
            <text:p>0.34</text:p>
          </table:table-cell>
          <table:table-cell table:formula="of:=[$'ScSp stats'.J3]" office:value-type="float" office:value="31.5955" calcext:value-type="float">
            <text:p>31.5955</text:p>
          </table:table-cell>
          <table:table-cell table:formula="of:=[$'McSp stats'.E3]" office:value-type="float" office:value="18.2235" calcext:value-type="float">
            <text:p>18.2235</text:p>
          </table:table-cell>
          <table:table-cell table:formula="of:=[$'McSp stats'.F3]" office:value-type="float" office:value="39.914" calcext:value-type="float">
            <text:p>39.914</text:p>
          </table:table-cell>
          <table:table-cell table:formula="of:=[$'McSp stats'.G3]" office:value-type="float" office:value="26.5421" calcext:value-type="float">
            <text:p>26.5421</text:p>
          </table:table-cell>
          <table:table-cell table:formula="of:=[$'McSp stats'.I3]" office:value-type="float" office:value="0.33" calcext:value-type="float">
            <text:p>0.33</text:p>
          </table:table-cell>
          <table:table-cell table:formula="of:=[$'McSp stats'.J3]" office:value-type="float" office:value="31.5955" calcext:value-type="float">
            <text:p>31.5955</text:p>
          </table:table-cell>
          <table:table-cell table:formula="of:=[$'ScMp stats'.E3]" office:value-type="float" office:value="18.2235" calcext:value-type="float">
            <text:p>18.2235</text:p>
          </table:table-cell>
          <table:table-cell table:formula="of:=[$'ScMp stats'.F3]" office:value-type="float" office:value="55.5731" calcext:value-type="float">
            <text:p>55.5731</text:p>
          </table:table-cell>
          <table:table-cell table:formula="of:=[$'ScMp stats'.G3]" office:value-type="float" office:value="28.4144" calcext:value-type="float">
            <text:p>28.4144</text:p>
          </table:table-cell>
          <table:table-cell table:formula="of:=[$'ScMp stats'.I3]" office:value-type="float" office:value="237.98" calcext:value-type="float">
            <text:p>237.98</text:p>
          </table:table-cell>
          <table:table-cell table:formula="of:=[$'ScMp stats'.J3]" office:value-type="float" office:value="45.3822" calcext:value-type="float">
            <text:p>45.3822</text:p>
          </table:table-cell>
          <table:table-cell table:formula="of:=[$'McMp stats'.E3]" office:value-type="float" office:value="18.2235" calcext:value-type="float">
            <text:p>18.2235</text:p>
          </table:table-cell>
          <table:table-cell table:formula="of:=[$'McMp stats'.F3]" office:value-type="float" office:value="55.5731" calcext:value-type="float">
            <text:p>55.5731</text:p>
          </table:table-cell>
          <table:table-cell table:formula="of:=[$'McMp stats'.G3]" office:value-type="float" office:value="28.4144" calcext:value-type="float">
            <text:p>28.4144</text:p>
          </table:table-cell>
          <table:table-cell table:formula="of:=[$'McMp stats'.I3]" office:value-type="float" office:value="200.79" calcext:value-type="float">
            <text:p>200.79</text:p>
          </table:table-cell>
          <table:table-cell table:formula="of:=[$'McMp stats'.J3]" office:value-type="float" office:value="45.3822" calcext:value-type="float">
            <text:p>45.3822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stats'.E4]" office:value-type="float" office:value="18.8395" calcext:value-type="float">
            <text:p>18.8395</text:p>
          </table:table-cell>
          <table:table-cell table:formula="of:=[$'ScSp stats'.F4]" office:value-type="float" office:value="18.0337" calcext:value-type="float">
            <text:p>18.0337</text:p>
          </table:table-cell>
          <table:table-cell table:formula="of:=[$'ScSp stats'.G4]" office:value-type="float" office:value="16.0866" calcext:value-type="float">
            <text:p>16.0866</text:p>
          </table:table-cell>
          <table:table-cell table:formula="of:=[$'ScSp stats'.I4]" office:value-type="float" office:value="0.27" calcext:value-type="float">
            <text:p>0.27</text:p>
          </table:table-cell>
          <table:table-cell table:formula="of:=[$'ScSp stats'.J4]" office:value-type="float" office:value="20.7865" calcext:value-type="float">
            <text:p>20.7865</text:p>
          </table:table-cell>
          <table:table-cell table:formula="of:=[$'McSp stats'.E4]" office:value-type="float" office:value="18.8395" calcext:value-type="float">
            <text:p>18.8395</text:p>
          </table:table-cell>
          <table:table-cell table:formula="of:=[$'McSp stats'.F4]" office:value-type="float" office:value="18.0337" calcext:value-type="float">
            <text:p>18.0337</text:p>
          </table:table-cell>
          <table:table-cell table:formula="of:=[$'McSp stats'.G4]" office:value-type="float" office:value="16.0866" calcext:value-type="float">
            <text:p>16.0866</text:p>
          </table:table-cell>
          <table:table-cell table:formula="of:=[$'McSp stats'.I4]" office:value-type="float" office:value="0.48" calcext:value-type="float">
            <text:p>0.48</text:p>
          </table:table-cell>
          <table:table-cell table:formula="of:=[$'McSp stats'.J4]" office:value-type="float" office:value="20.7865" calcext:value-type="float">
            <text:p>20.7865</text:p>
          </table:table-cell>
          <table:table-cell table:formula="of:=[$'ScMp stats'.E4]" office:value-type="float" office:value="18.8395" calcext:value-type="float">
            <text:p>18.8395</text:p>
          </table:table-cell>
          <table:table-cell table:formula="of:=[$'ScMp stats'.F4]" office:value-type="float" office:value="37.5621" calcext:value-type="float">
            <text:p>37.5621</text:p>
          </table:table-cell>
          <table:table-cell table:formula="of:=[$'ScMp stats'.G4]" office:value-type="float" office:value="20.4971" calcext:value-type="float">
            <text:p>20.4971</text:p>
          </table:table-cell>
          <table:table-cell table:formula="of:=[$'ScMp stats'.I4]" office:value-type="float" office:value="18.8" calcext:value-type="float">
            <text:p>18.8</text:p>
          </table:table-cell>
          <table:table-cell table:formula="of:=[$'ScMp stats'.J4]" office:value-type="float" office:value="35.9044" calcext:value-type="float">
            <text:p>35.9044</text:p>
          </table:table-cell>
          <table:table-cell table:formula="of:=[$'McMp stats'.E4]" office:value-type="float" office:value="18.8395" calcext:value-type="float">
            <text:p>18.8395</text:p>
          </table:table-cell>
          <table:table-cell table:formula="of:=[$'McMp stats'.F4]" office:value-type="float" office:value="37.5621" calcext:value-type="float">
            <text:p>37.5621</text:p>
          </table:table-cell>
          <table:table-cell table:formula="of:=[$'McMp stats'.G4]" office:value-type="float" office:value="20.4971" calcext:value-type="float">
            <text:p>20.4971</text:p>
          </table:table-cell>
          <table:table-cell table:formula="of:=[$'McMp stats'.I4]" office:value-type="float" office:value="31.33" calcext:value-type="float">
            <text:p>31.33</text:p>
          </table:table-cell>
          <table:table-cell table:formula="of:=[$'McMp stats'.J4]" office:value-type="float" office:value="35.9044" calcext:value-type="float">
            <text:p>35.9044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stats'.E5]" office:value-type="float" office:value="30.2416" calcext:value-type="float">
            <text:p>30.2416</text:p>
          </table:table-cell>
          <table:table-cell table:formula="of:=[$'ScSp stats'.F5]" office:value-type="float" office:value="45.7034" calcext:value-type="float">
            <text:p>45.7034</text:p>
          </table:table-cell>
          <table:table-cell table:formula="of:=[$'ScSp stats'.G5]" office:value-type="float" office:value="40.0959" calcext:value-type="float">
            <text:p>40.0959</text:p>
          </table:table-cell>
          <table:table-cell table:formula="of:=[$'ScSp stats'.I5]" office:value-type="float" office:value="6.62" calcext:value-type="float">
            <text:p>6.62</text:p>
          </table:table-cell>
          <table:table-cell table:formula="of:=[$'ScSp stats'.J5]" office:value-type="float" office:value="35.8491" calcext:value-type="float">
            <text:p>35.8491</text:p>
          </table:table-cell>
          <table:table-cell table:formula="of:=[$'McSp stats'.E5]" office:value-type="float" office:value="30.2416" calcext:value-type="float">
            <text:p>30.2416</text:p>
          </table:table-cell>
          <table:table-cell table:formula="of:=[$'McSp stats'.F5]" office:value-type="float" office:value="45.7034" calcext:value-type="float">
            <text:p>45.7034</text:p>
          </table:table-cell>
          <table:table-cell table:formula="of:=[$'McSp stats'.G5]" office:value-type="float" office:value="40.0959" calcext:value-type="float">
            <text:p>40.0959</text:p>
          </table:table-cell>
          <table:table-cell table:formula="of:=[$'McSp stats'.I5]" office:value-type="float" office:value="5.74" calcext:value-type="float">
            <text:p>5.74</text:p>
          </table:table-cell>
          <table:table-cell table:formula="of:=[$'McSp stats'.J5]" office:value-type="float" office:value="35.8491" calcext:value-type="float">
            <text:p>35.8491</text:p>
          </table:table-cell>
          <table:table-cell table:formula="of:=[$'ScMp stats'.E5]" office:value-type="float" office:value="30.2416" calcext:value-type="float">
            <text:p>30.2416</text:p>
          </table:table-cell>
          <table:table-cell table:formula="of:=[$'ScMp stats'.F5]" office:value-type="float" office:value="67.1906" calcext:value-type="float">
            <text:p>67.1906</text:p>
          </table:table-cell>
          <table:table-cell table:formula="of:=[$'ScMp stats'.G5]" office:value-type="float" office:value="30.717" calcext:value-type="float">
            <text:p>30.717</text:p>
          </table:table-cell>
          <table:table-cell table:formula="of:=[$'ScMp stats'.I5]" office:value-type="float" office:value="1598.62" calcext:value-type="float">
            <text:p>1598.62</text:p>
          </table:table-cell>
          <table:table-cell table:formula="of:=[$'ScMp stats'.J5]" office:value-type="float" office:value="66.7152" calcext:value-type="float">
            <text:p>66.7152</text:p>
          </table:table-cell>
          <table:table-cell table:formula="of:=[$'McMp stats'.E5]" office:value-type="float" office:value="30.2416" calcext:value-type="float">
            <text:p>30.2416</text:p>
          </table:table-cell>
          <table:table-cell table:formula="of:=[$'McMp stats'.F5]" office:value-type="float" office:value="67.1906" calcext:value-type="float">
            <text:p>67.1906</text:p>
          </table:table-cell>
          <table:table-cell table:formula="of:=[$'McMp stats'.G5]" office:value-type="float" office:value="30.717" calcext:value-type="float">
            <text:p>30.717</text:p>
          </table:table-cell>
          <table:table-cell table:formula="of:=[$'McMp stats'.I5]" office:value-type="float" office:value="728.98" calcext:value-type="float">
            <text:p>728.98</text:p>
          </table:table-cell>
          <table:table-cell table:formula="of:=[$'McMp stats'.J5]" office:value-type="float" office:value="66.7152" calcext:value-type="float">
            <text:p>66.7152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stats'.E6]" office:value-type="float" office:value="21.7444" calcext:value-type="float">
            <text:p>21.7444</text:p>
          </table:table-cell>
          <table:table-cell table:formula="of:=[$'ScSp stats'.F6]" office:value-type="float" office:value="27.1518" calcext:value-type="float">
            <text:p>27.1518</text:p>
          </table:table-cell>
          <table:table-cell table:formula="of:=[$'ScSp stats'.G6]" office:value-type="float" office:value="15.4322" calcext:value-type="float">
            <text:p>15.4322</text:p>
          </table:table-cell>
          <table:table-cell table:formula="of:=[$'ScSp stats'.I6]" office:value-type="float" office:value="0.29" calcext:value-type="float">
            <text:p>0.29</text:p>
          </table:table-cell>
          <table:table-cell table:formula="of:=[$'ScSp stats'.J6]" office:value-type="float" office:value="33.464" calcext:value-type="float">
            <text:p>33.464</text:p>
          </table:table-cell>
          <table:table-cell table:formula="of:=[$'McSp stats'.E6]" office:value-type="float" office:value="21.7444" calcext:value-type="float">
            <text:p>21.7444</text:p>
          </table:table-cell>
          <table:table-cell table:formula="of:=[$'McSp stats'.F6]" office:value-type="float" office:value="27.1518" calcext:value-type="float">
            <text:p>27.1518</text:p>
          </table:table-cell>
          <table:table-cell table:formula="of:=[$'McSp stats'.G6]" office:value-type="float" office:value="15.4322" calcext:value-type="float">
            <text:p>15.4322</text:p>
          </table:table-cell>
          <table:table-cell table:formula="of:=[$'McSp stats'.I6]" office:value-type="float" office:value="0.32" calcext:value-type="float">
            <text:p>0.32</text:p>
          </table:table-cell>
          <table:table-cell table:formula="of:=[$'McSp stats'.J6]" office:value-type="float" office:value="33.464" calcext:value-type="float">
            <text:p>33.464</text:p>
          </table:table-cell>
          <table:table-cell table:formula="of:=[$'ScMp stats'.E6]" office:value-type="float" office:value="21.7444" calcext:value-type="float">
            <text:p>21.7444</text:p>
          </table:table-cell>
          <table:table-cell table:formula="of:=[$'ScMp stats'.F6]" office:value-type="float" office:value="38.8312" calcext:value-type="float">
            <text:p>38.8312</text:p>
          </table:table-cell>
          <table:table-cell table:formula="of:=[$'ScMp stats'.G6]" office:value-type="float" office:value="17.0048" calcext:value-type="float">
            <text:p>17.0048</text:p>
          </table:table-cell>
          <table:table-cell table:formula="of:=[$'ScMp stats'.I6]" office:value-type="float" office:value="76.79" calcext:value-type="float">
            <text:p>76.79</text:p>
          </table:table-cell>
          <table:table-cell table:formula="of:=[$'ScMp stats'.J6]" office:value-type="float" office:value="43.5708" calcext:value-type="float">
            <text:p>43.5708</text:p>
          </table:table-cell>
          <table:table-cell table:formula="of:=[$'McMp stats'.E6]" office:value-type="float" office:value="21.7444" calcext:value-type="float">
            <text:p>21.7444</text:p>
          </table:table-cell>
          <table:table-cell table:formula="of:=[$'McMp stats'.F6]" office:value-type="float" office:value="38.8312" calcext:value-type="float">
            <text:p>38.8312</text:p>
          </table:table-cell>
          <table:table-cell table:formula="of:=[$'McMp stats'.G6]" office:value-type="float" office:value="17.0048" calcext:value-type="float">
            <text:p>17.0048</text:p>
          </table:table-cell>
          <table:table-cell table:formula="of:=[$'McMp stats'.I6]" office:value-type="float" office:value="121.96" calcext:value-type="float">
            <text:p>121.96</text:p>
          </table:table-cell>
          <table:table-cell table:formula="of:=[$'McMp stats'.J6]" office:value-type="float" office:value="43.5708" calcext:value-type="float">
            <text:p>43.5708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stats'.E7]" office:value-type="float" office:value="46.6573" calcext:value-type="float">
            <text:p>46.6573</text:p>
          </table:table-cell>
          <table:table-cell table:formula="of:=[$'ScSp stats'.F7]" office:value-type="float" office:value="51.9031" calcext:value-type="float">
            <text:p>51.9031</text:p>
          </table:table-cell>
          <table:table-cell table:formula="of:=[$'ScSp stats'.G7]" office:value-type="float" office:value="42.4708" calcext:value-type="float">
            <text:p>42.4708</text:p>
          </table:table-cell>
          <table:table-cell table:formula="of:=[$'ScSp stats'.I7]" office:value-type="float" office:value="7197.5" calcext:value-type="float">
            <text:p>7197.5</text:p>
          </table:table-cell>
          <table:table-cell table:formula="of:=[$'ScSp stats'.J7]" office:value-type="float" office:value="56.0896" calcext:value-type="float">
            <text:p>56.0896</text:p>
          </table:table-cell>
          <table:table-cell table:formula="of:=[$'McSp stats'.E7]" office:value-type="float" office:value="46.6573" calcext:value-type="float">
            <text:p>46.6573</text:p>
          </table:table-cell>
          <table:table-cell table:formula="of:=[$'McSp stats'.F7]" office:value-type="float" office:value="51.9031" calcext:value-type="float">
            <text:p>51.9031</text:p>
          </table:table-cell>
          <table:table-cell table:formula="of:=[$'McSp stats'.G7]" office:value-type="float" office:value="44.2758" calcext:value-type="float">
            <text:p>44.2758</text:p>
          </table:table-cell>
          <table:table-cell table:formula="of:=[$'McSp stats'.I7]" office:value-type="float" office:value="7197.05" calcext:value-type="float">
            <text:p>7197.05</text:p>
          </table:table-cell>
          <table:table-cell table:formula="of:=[$'McSp stats'.J7]" office:value-type="float" office:value="54.2846" calcext:value-type="float">
            <text:p>54.2846</text:p>
          </table:table-cell>
          <table:table-cell table:formula="of:=[$'ScMp stats'.E7]" office:value-type="float" office:value="46.6573" calcext:value-type="float">
            <text:p>46.6573</text:p>
          </table:table-cell>
          <table:table-cell table:formula="of:=[$'ScMp stats'.F7]" office:value-type="float" office:value="51.9031" calcext:value-type="float">
            <text:p>51.9031</text:p>
          </table:table-cell>
          <table:table-cell table:formula="of:=[$'ScMp stats'.G7]" office:value-type="float" office:value="40.6794" calcext:value-type="float">
            <text:p>40.6794</text:p>
          </table:table-cell>
          <table:table-cell table:formula="of:=[$'ScMp stats'.I7]" office:value-type="float" office:value="7192.79" calcext:value-type="float">
            <text:p>7192.79</text:p>
          </table:table-cell>
          <table:table-cell table:formula="of:=[$'ScMp stats'.J7]" office:value-type="float" office:value="57.881" calcext:value-type="float">
            <text:p>57.881</text:p>
          </table:table-cell>
          <table:table-cell table:formula="of:=[$'McMp stats'.E7]" office:value-type="float" office:value="46.6573" calcext:value-type="float">
            <text:p>46.6573</text:p>
          </table:table-cell>
          <table:table-cell table:formula="of:=[$'McMp stats'.F7]" office:value-type="float" office:value="51.9031" calcext:value-type="float">
            <text:p>51.9031</text:p>
          </table:table-cell>
          <table:table-cell table:formula="of:=[$'McMp stats'.G7]" office:value-type="float" office:value="38.6675" calcext:value-type="float">
            <text:p>38.6675</text:p>
          </table:table-cell>
          <table:table-cell table:formula="of:=[$'McMp stats'.I7]" office:value-type="float" office:value="7194.15" calcext:value-type="float">
            <text:p>7194.15</text:p>
          </table:table-cell>
          <table:table-cell table:formula="of:=[$'McMp stats'.J7]" office:value-type="float" office:value="59.8929" calcext:value-type="float">
            <text:p>59.8929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stats'.E8]" office:value-type="float" office:value="57.1983" calcext:value-type="float">
            <text:p>57.1983</text:p>
          </table:table-cell>
          <table:table-cell table:formula="of:=[$'ScSp stats'.F8]" office:value-type="float" office:value="54.3689" calcext:value-type="float">
            <text:p>54.3689</text:p>
          </table:table-cell>
          <table:table-cell table:formula="of:=[$'ScSp stats'.G8]" office:value-type="float" office:value="45.7169" calcext:value-type="float">
            <text:p>45.7169</text:p>
          </table:table-cell>
          <table:table-cell table:formula="of:=[$'ScSp stats'.I8]" office:value-type="float" office:value="7199.76" calcext:value-type="float">
            <text:p>7199.76</text:p>
          </table:table-cell>
          <table:table-cell table:formula="of:=[$'ScSp stats'.J8]" office:value-type="float" office:value="65.8503" calcext:value-type="float">
            <text:p>65.8503</text:p>
          </table:table-cell>
          <table:table-cell table:formula="of:=[$'McSp stats'.E8]" office:value-type="float" office:value="57.1983" calcext:value-type="float">
            <text:p>57.1983</text:p>
          </table:table-cell>
          <table:table-cell table:formula="of:=[$'McSp stats'.F8]" office:value-type="float" office:value="58.7136" calcext:value-type="float">
            <text:p>58.7136</text:p>
          </table:table-cell>
          <table:table-cell table:formula="of:=[$'McSp stats'.G8]" office:value-type="float" office:value="48.0071" calcext:value-type="float">
            <text:p>48.0071</text:p>
          </table:table-cell>
          <table:table-cell table:formula="of:=[$'McSp stats'.I8]" office:value-type="float" office:value="7200.08" calcext:value-type="float">
            <text:p>7200.08</text:p>
          </table:table-cell>
          <table:table-cell table:formula="of:=[$'McSp stats'.J8]" office:value-type="float" office:value="67.9048" calcext:value-type="float">
            <text:p>67.9048</text:p>
          </table:table-cell>
          <table:table-cell table:formula="of:=[$'ScMp stats'.E8]" office:value-type="float" office:value="57.1983" calcext:value-type="float">
            <text:p>57.1983</text:p>
          </table:table-cell>
          <table:table-cell table:formula="of:=[$'ScMp stats'.F8]" office:value-type="float" office:value="63.25" calcext:value-type="float">
            <text:p>63.25</text:p>
          </table:table-cell>
          <table:table-cell table:formula="of:=[$'ScMp stats'.G8]" office:value-type="float" office:value="35.1034" calcext:value-type="float">
            <text:p>35.1034</text:p>
          </table:table-cell>
          <table:table-cell table:formula="of:=[$'ScMp stats'.I8]" office:value-type="float" office:value="7196.28" calcext:value-type="float">
            <text:p>7196.28</text:p>
          </table:table-cell>
          <table:table-cell table:formula="of:=[$'ScMp stats'.J8]" office:value-type="float" office:value="85.345" calcext:value-type="float">
            <text:p>85.345</text:p>
          </table:table-cell>
          <table:table-cell table:formula="of:=[$'McMp stats'.E8]" office:value-type="float" office:value="57.1983" calcext:value-type="float">
            <text:p>57.1983</text:p>
          </table:table-cell>
          <table:table-cell table:formula="of:=[$'McMp stats'.F8]" office:value-type="float" office:value="63.25" calcext:value-type="float">
            <text:p>63.25</text:p>
          </table:table-cell>
          <table:table-cell table:formula="of:=[$'McMp stats'.G8]" office:value-type="float" office:value="33.1706" calcext:value-type="float">
            <text:p>33.1706</text:p>
          </table:table-cell>
          <table:table-cell table:formula="of:=[$'McMp stats'.I8]" office:value-type="float" office:value="7191.97" calcext:value-type="float">
            <text:p>7191.97</text:p>
          </table:table-cell>
          <table:table-cell table:formula="of:=[$'McMp stats'.J8]" office:value-type="float" office:value="87.2778" calcext:value-type="float">
            <text:p>87.2778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stats'.E9]" office:value-type="float" office:value="50.1618" calcext:value-type="float">
            <text:p>50.1618</text:p>
          </table:table-cell>
          <table:table-cell table:formula="of:=[$'ScSp stats'.F9]" office:value-type="float" office:value="43.0929" calcext:value-type="float">
            <text:p>43.0929</text:p>
          </table:table-cell>
          <table:table-cell table:formula="of:=[$'ScSp stats'.G9]" office:value-type="float" office:value="36.5289" calcext:value-type="float">
            <text:p>36.5289</text:p>
          </table:table-cell>
          <table:table-cell table:formula="of:=[$'ScSp stats'.I9]" office:value-type="float" office:value="7197.22" calcext:value-type="float">
            <text:p>7197.22</text:p>
          </table:table-cell>
          <table:table-cell table:formula="of:=[$'ScSp stats'.J9]" office:value-type="float" office:value="56.7257" calcext:value-type="float">
            <text:p>56.7257</text:p>
          </table:table-cell>
          <table:table-cell table:formula="of:=[$'McSp stats'.E9]" office:value-type="float" office:value="50.1618" calcext:value-type="float">
            <text:p>50.1618</text:p>
          </table:table-cell>
          <table:table-cell table:formula="of:=[$'McSp stats'.F9]" office:value-type="float" office:value="43.0929" calcext:value-type="float">
            <text:p>43.0929</text:p>
          </table:table-cell>
          <table:table-cell table:formula="of:=[$'McSp stats'.G9]" office:value-type="float" office:value="36.7208" calcext:value-type="float">
            <text:p>36.7208</text:p>
          </table:table-cell>
          <table:table-cell table:formula="of:=[$'McSp stats'.I9]" office:value-type="float" office:value="7197.84" calcext:value-type="float">
            <text:p>7197.84</text:p>
          </table:table-cell>
          <table:table-cell table:formula="of:=[$'McSp stats'.J9]" office:value-type="float" office:value="56.5338" calcext:value-type="float">
            <text:p>56.5338</text:p>
          </table:table-cell>
          <table:table-cell table:formula="of:=[$'ScMp stats'.E9]" office:value-type="float" office:value="50.1618" calcext:value-type="float">
            <text:p>50.1618</text:p>
          </table:table-cell>
          <table:table-cell table:formula="of:=[$'ScMp stats'.F9]" office:value-type="float" office:value="51.0239" calcext:value-type="float">
            <text:p>51.0239</text:p>
          </table:table-cell>
          <table:table-cell table:formula="of:=[$'ScMp stats'.G9]" office:value-type="float" office:value="38.3936" calcext:value-type="float">
            <text:p>38.3936</text:p>
          </table:table-cell>
          <table:table-cell table:formula="of:=[$'ScMp stats'.I9]" office:value-type="float" office:value="7194.89" calcext:value-type="float">
            <text:p>7194.89</text:p>
          </table:table-cell>
          <table:table-cell table:formula="of:=[$'ScMp stats'.J9]" office:value-type="float" office:value="62.7921" calcext:value-type="float">
            <text:p>62.7921</text:p>
          </table:table-cell>
          <table:table-cell table:formula="of:=[$'McMp stats'.E9]" office:value-type="float" office:value="50.1618" calcext:value-type="float">
            <text:p>50.1618</text:p>
          </table:table-cell>
          <table:table-cell table:formula="of:=[$'McMp stats'.F9]" office:value-type="float" office:value="51.0239" calcext:value-type="float">
            <text:p>51.0239</text:p>
          </table:table-cell>
          <table:table-cell table:formula="of:=[$'McMp stats'.G9]" office:value-type="float" office:value="38.2236" calcext:value-type="float">
            <text:p>38.2236</text:p>
          </table:table-cell>
          <table:table-cell table:formula="of:=[$'McMp stats'.I9]" office:value-type="float" office:value="7196.02" calcext:value-type="float">
            <text:p>7196.02</text:p>
          </table:table-cell>
          <table:table-cell table:formula="of:=[$'McMp stats'.J9]" office:value-type="float" office:value="62.9621" calcext:value-type="float">
            <text:p>62.9621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stats'.E10]" office:value-type="float" office:value="50.9062" calcext:value-type="float">
            <text:p>50.9062</text:p>
          </table:table-cell>
          <table:table-cell table:formula="of:=[$'ScSp stats'.F10]" office:value-type="float" office:value="67.0337" calcext:value-type="float">
            <text:p>67.0337</text:p>
          </table:table-cell>
          <table:table-cell table:formula="of:=[$'ScSp stats'.G10]" office:value-type="float" office:value="49.7059" calcext:value-type="float">
            <text:p>49.7059</text:p>
          </table:table-cell>
          <table:table-cell table:formula="of:=[$'ScSp stats'.I10]" office:value-type="float" office:value="7196.62" calcext:value-type="float">
            <text:p>7196.62</text:p>
          </table:table-cell>
          <table:table-cell table:formula="of:=[$'ScSp stats'.J10]" office:value-type="float" office:value="68.234" calcext:value-type="float">
            <text:p>68.234</text:p>
          </table:table-cell>
          <table:table-cell table:formula="of:=[$'McSp stats'.E10]" office:value-type="float" office:value="50.9062" calcext:value-type="float">
            <text:p>50.9062</text:p>
          </table:table-cell>
          <table:table-cell table:formula="of:=[$'McSp stats'.F10]" office:value-type="float" office:value="67.0337" calcext:value-type="float">
            <text:p>67.0337</text:p>
          </table:table-cell>
          <table:table-cell table:formula="of:=[$'McSp stats'.G10]" office:value-type="float" office:value="49.1522" calcext:value-type="float">
            <text:p>49.1522</text:p>
          </table:table-cell>
          <table:table-cell table:formula="of:=[$'McSp stats'.I10]" office:value-type="float" office:value="7194.94" calcext:value-type="float">
            <text:p>7194.94</text:p>
          </table:table-cell>
          <table:table-cell table:formula="of:=[$'McSp stats'.J10]" office:value-type="float" office:value="68.7877" calcext:value-type="float">
            <text:p>68.7877</text:p>
          </table:table-cell>
          <table:table-cell table:formula="of:=[$'ScMp stats'.E10]" office:value-type="float" office:value="50.9062" calcext:value-type="float">
            <text:p>50.9062</text:p>
          </table:table-cell>
          <table:table-cell table:formula="of:=[$'ScMp stats'.F10]" office:value-type="float" office:value="74.9648" calcext:value-type="float">
            <text:p>74.9648</text:p>
          </table:table-cell>
          <table:table-cell table:formula="of:=[$'ScMp stats'.G10]" office:value-type="float" office:value="36.8577" calcext:value-type="float">
            <text:p>36.8577</text:p>
          </table:table-cell>
          <table:table-cell table:formula="of:=[$'ScMp stats'.I10]" office:value-type="float" office:value="7191.89" calcext:value-type="float">
            <text:p>7191.89</text:p>
          </table:table-cell>
          <table:table-cell table:formula="of:=[$'ScMp stats'.J10]" office:value-type="float" office:value="89.0132" calcext:value-type="float">
            <text:p>89.0132</text:p>
          </table:table-cell>
          <table:table-cell table:formula="of:=[$'McMp stats'.E10]" office:value-type="float" office:value="50.9062" calcext:value-type="float">
            <text:p>50.9062</text:p>
          </table:table-cell>
          <table:table-cell table:formula="of:=[$'McMp stats'.F10]" office:value-type="float" office:value="74.9648" calcext:value-type="float">
            <text:p>74.9648</text:p>
          </table:table-cell>
          <table:table-cell table:formula="of:=[$'McMp stats'.G10]" office:value-type="float" office:value="36.7656" calcext:value-type="float">
            <text:p>36.7656</text:p>
          </table:table-cell>
          <table:table-cell table:formula="of:=[$'McMp stats'.I10]" office:value-type="float" office:value="7192.28" calcext:value-type="float">
            <text:p>7192.28</text:p>
          </table:table-cell>
          <table:table-cell table:formula="of:=[$'McMp stats'.J10]" office:value-type="float" office:value="89.1053" calcext:value-type="float">
            <text:p>89.1053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stats'.E11]" office:value-type="float" office:value="63.6195" calcext:value-type="float">
            <text:p>63.6195</text:p>
          </table:table-cell>
          <table:table-cell table:formula="of:=[$'ScSp stats'.F11]" office:value-type="float" office:value="36.106" calcext:value-type="float">
            <text:p>36.106</text:p>
          </table:table-cell>
          <table:table-cell table:formula="of:=[$'ScSp stats'.G11]" office:value-type="float" office:value="36.1103" calcext:value-type="float">
            <text:p>36.1103</text:p>
          </table:table-cell>
          <table:table-cell table:formula="of:=[$'ScSp stats'.I11]" office:value-type="float" office:value="7196.89" calcext:value-type="float">
            <text:p>7196.89</text:p>
          </table:table-cell>
          <table:table-cell table:formula="of:=[$'ScSp stats'.J11]" office:value-type="float" office:value="63.6152" calcext:value-type="float">
            <text:p>63.6152</text:p>
          </table:table-cell>
          <table:table-cell table:formula="of:=[$'McSp stats'.E11]" office:value-type="float" office:value="63.6195" calcext:value-type="float">
            <text:p>63.6195</text:p>
          </table:table-cell>
          <table:table-cell table:formula="of:=[$'McSp stats'.F11]" office:value-type="float" office:value="36.106" calcext:value-type="float">
            <text:p>36.106</text:p>
          </table:table-cell>
          <table:table-cell table:formula="of:=[$'McSp stats'.G11]" office:value-type="float" office:value="36.1359" calcext:value-type="float">
            <text:p>36.1359</text:p>
          </table:table-cell>
          <table:table-cell table:formula="of:=[$'McSp stats'.I11]" office:value-type="float" office:value="7195.6" calcext:value-type="float">
            <text:p>7195.6</text:p>
          </table:table-cell>
          <table:table-cell table:formula="of:=[$'McSp stats'.J11]" office:value-type="float" office:value="63.5895" calcext:value-type="float">
            <text:p>63.5895</text:p>
          </table:table-cell>
          <table:table-cell table:formula="of:=[$'ScMp stats'.E11]" office:value-type="float" office:value="63.6195" calcext:value-type="float">
            <text:p>63.6195</text:p>
          </table:table-cell>
          <table:table-cell table:formula="of:=[$'ScMp stats'.F11]" office:value-type="float" office:value="44.9871" calcext:value-type="float">
            <text:p>44.9871</text:p>
          </table:table-cell>
          <table:table-cell table:formula="of:=[$'ScMp stats'.G11]" office:value-type="float" office:value="38.1824" calcext:value-type="float">
            <text:p>38.1824</text:p>
          </table:table-cell>
          <table:table-cell table:formula="of:=[$'ScMp stats'.I11]" office:value-type="float" office:value="7192.82" calcext:value-type="float">
            <text:p>7192.82</text:p>
          </table:table-cell>
          <table:table-cell table:formula="of:=[$'ScMp stats'.J11]" office:value-type="float" office:value="70.4242" calcext:value-type="float">
            <text:p>70.4242</text:p>
          </table:table-cell>
          <table:table-cell table:formula="of:=[$'McMp stats'.E11]" office:value-type="float" office:value="63.6195" calcext:value-type="float">
            <text:p>63.6195</text:p>
          </table:table-cell>
          <table:table-cell table:formula="of:=[$'McMp stats'.F11]" office:value-type="float" office:value="44.9871" calcext:value-type="float">
            <text:p>44.9871</text:p>
          </table:table-cell>
          <table:table-cell table:formula="of:=[$'McMp stats'.G11]" office:value-type="float" office:value="37.8439" calcext:value-type="float">
            <text:p>37.8439</text:p>
          </table:table-cell>
          <table:table-cell table:formula="of:=[$'McMp stats'.I11]" office:value-type="float" office:value="7193.14" calcext:value-type="float">
            <text:p>7193.14</text:p>
          </table:table-cell>
          <table:table-cell table:formula="of:=[$'McMp stats'.J11]" office:value-type="float" office:value="70.7627" calcext:value-type="float">
            <text:p>70.7627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stats'.E12]" office:value-type="float" office:value="58.7383" calcext:value-type="float">
            <text:p>58.7383</text:p>
          </table:table-cell>
          <table:table-cell table:formula="of:=[$'ScSp stats'.F12]" office:value-type="float" office:value="37.7137" calcext:value-type="float">
            <text:p>37.7137</text:p>
          </table:table-cell>
          <table:table-cell table:formula="of:=[$'ScSp stats'.G12]" office:value-type="float" office:value="34.2095" calcext:value-type="float">
            <text:p>34.2095</text:p>
          </table:table-cell>
          <table:table-cell table:formula="of:=[$'ScSp stats'.I12]" office:value-type="float" office:value="7198.44" calcext:value-type="float">
            <text:p>7198.44</text:p>
          </table:table-cell>
          <table:table-cell table:formula="of:=[$'ScSp stats'.J12]" office:value-type="float" office:value="62.2425" calcext:value-type="float">
            <text:p>62.2425</text:p>
          </table:table-cell>
          <table:table-cell table:formula="of:=[$'McSp stats'.E12]" office:value-type="float" office:value="58.7383" calcext:value-type="float">
            <text:p>58.7383</text:p>
          </table:table-cell>
          <table:table-cell table:formula="of:=[$'McSp stats'.F12]" office:value-type="float" office:value="37.7137" calcext:value-type="float">
            <text:p>37.7137</text:p>
          </table:table-cell>
          <table:table-cell table:formula="of:=[$'McSp stats'.G12]" office:value-type="float" office:value="34.1708" calcext:value-type="float">
            <text:p>34.1708</text:p>
          </table:table-cell>
          <table:table-cell table:formula="of:=[$'McSp stats'.I12]" office:value-type="float" office:value="7194.91" calcext:value-type="float">
            <text:p>7194.91</text:p>
          </table:table-cell>
          <table:table-cell table:formula="of:=[$'McSp stats'.J12]" office:value-type="float" office:value="62.2812" calcext:value-type="float">
            <text:p>62.2812</text:p>
          </table:table-cell>
          <table:table-cell table:formula="of:=[$'ScMp stats'.E12]" office:value-type="float" office:value="58.7383" calcext:value-type="float">
            <text:p>58.7383</text:p>
          </table:table-cell>
          <table:table-cell table:formula="of:=[$'ScMp stats'.F12]" office:value-type="float" office:value="49.7134" calcext:value-type="float">
            <text:p>49.7134</text:p>
          </table:table-cell>
          <table:table-cell table:formula="of:=[$'ScMp stats'.G12]" office:value-type="float" office:value="31.6588" calcext:value-type="float">
            <text:p>31.6588</text:p>
          </table:table-cell>
          <table:table-cell table:formula="of:=[$'ScMp stats'.I12]" office:value-type="float" office:value="7194.1" calcext:value-type="float">
            <text:p>7194.1</text:p>
          </table:table-cell>
          <table:table-cell table:formula="of:=[$'ScMp stats'.J12]" office:value-type="float" office:value="76.7929" calcext:value-type="float">
            <text:p>76.7929</text:p>
          </table:table-cell>
          <table:table-cell table:formula="of:=[$'McMp stats'.E12]" office:value-type="float" office:value="58.7383" calcext:value-type="float">
            <text:p>58.7383</text:p>
          </table:table-cell>
          <table:table-cell table:formula="of:=[$'McMp stats'.F12]" office:value-type="float" office:value="55.4399" calcext:value-type="float">
            <text:p>55.4399</text:p>
          </table:table-cell>
          <table:table-cell table:formula="of:=[$'McMp stats'.G12]" office:value-type="float" office:value="32.7415" calcext:value-type="float">
            <text:p>32.7415</text:p>
          </table:table-cell>
          <table:table-cell table:formula="of:=[$'McMp stats'.I12]" office:value-type="float" office:value="7195.33" calcext:value-type="float">
            <text:p>7195.33</text:p>
          </table:table-cell>
          <table:table-cell table:formula="of:=[$'McMp stats'.J12]" office:value-type="float" office:value="81.4367" calcext:value-type="float">
            <text:p>81.4367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stats'.E13]" office:value-type="float" office:value="39.8947" calcext:value-type="float">
            <text:p>39.8947</text:p>
          </table:table-cell>
          <table:table-cell table:formula="of:=[$'ScSp stats'.F13]" office:value-type="float" office:value="43.7826" calcext:value-type="float">
            <text:p>43.7826</text:p>
          </table:table-cell>
          <table:table-cell table:formula="of:=[$'ScSp stats'.G13]" office:value-type="float" office:value="22.98" calcext:value-type="float">
            <text:p>22.98</text:p>
          </table:table-cell>
          <table:table-cell table:formula="of:=[$'ScSp stats'.I13]" office:value-type="float" office:value="6798.8" calcext:value-type="float">
            <text:p>6798.8</text:p>
          </table:table-cell>
          <table:table-cell table:formula="of:=[$'ScSp stats'.J13]" office:value-type="float" office:value="60.6974" calcext:value-type="float">
            <text:p>60.6974</text:p>
          </table:table-cell>
          <table:table-cell table:formula="of:=[$'McSp stats'.E13]" office:value-type="float" office:value="39.8947" calcext:value-type="float">
            <text:p>39.8947</text:p>
          </table:table-cell>
          <table:table-cell table:formula="of:=[$'McSp stats'.F13]" office:value-type="float" office:value="43.7826" calcext:value-type="float">
            <text:p>43.7826</text:p>
          </table:table-cell>
          <table:table-cell table:formula="of:=[$'McSp stats'.G13]" office:value-type="float" office:value="22.98" calcext:value-type="float">
            <text:p>22.98</text:p>
          </table:table-cell>
          <table:table-cell table:formula="of:=[$'McSp stats'.I13]" office:value-type="float" office:value="7198.74" calcext:value-type="float">
            <text:p>7198.74</text:p>
          </table:table-cell>
          <table:table-cell table:formula="of:=[$'McSp stats'.J13]" office:value-type="float" office:value="60.6974" calcext:value-type="float">
            <text:p>60.6974</text:p>
          </table:table-cell>
          <table:table-cell table:formula="of:=[$'ScMp stats'.E13]" office:value-type="float" office:value="39.8947" calcext:value-type="float">
            <text:p>39.8947</text:p>
          </table:table-cell>
          <table:table-cell table:formula="of:=[$'ScMp stats'.F13]" office:value-type="float" office:value="59.9286" calcext:value-type="float">
            <text:p>59.9286</text:p>
          </table:table-cell>
          <table:table-cell table:formula="of:=[$'ScMp stats'.G13]" office:value-type="float" office:value="24.4022" calcext:value-type="float">
            <text:p>24.4022</text:p>
          </table:table-cell>
          <table:table-cell table:formula="of:=[$'ScMp stats'.I13]" office:value-type="float" office:value="7192.85" calcext:value-type="float">
            <text:p>7192.85</text:p>
          </table:table-cell>
          <table:table-cell table:formula="of:=[$'ScMp stats'.J13]" office:value-type="float" office:value="75.4211" calcext:value-type="float">
            <text:p>75.4211</text:p>
          </table:table-cell>
          <table:table-cell table:formula="of:=[$'McMp stats'.E13]" office:value-type="float" office:value="39.8947" calcext:value-type="float">
            <text:p>39.8947</text:p>
          </table:table-cell>
          <table:table-cell table:formula="of:=[$'McMp stats'.F13]" office:value-type="float" office:value="59.9286" calcext:value-type="float">
            <text:p>59.9286</text:p>
          </table:table-cell>
          <table:table-cell table:formula="of:=[$'McMp stats'.G13]" office:value-type="float" office:value="25.2826" calcext:value-type="float">
            <text:p>25.2826</text:p>
          </table:table-cell>
          <table:table-cell table:formula="of:=[$'McMp stats'.I13]" office:value-type="float" office:value="7194.65" calcext:value-type="float">
            <text:p>7194.65</text:p>
          </table:table-cell>
          <table:table-cell table:formula="of:=[$'McMp stats'.J13]" office:value-type="float" office:value="74.5407" calcext:value-type="float">
            <text:p>74.5407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stats'.E14]" office:value-type="float" office:value="38.5608" calcext:value-type="float">
            <text:p>38.5608</text:p>
          </table:table-cell>
          <table:table-cell table:formula="of:=[$'ScSp stats'.F14]" office:value-type="float" office:value="53.321" calcext:value-type="float">
            <text:p>53.321</text:p>
          </table:table-cell>
          <table:table-cell table:formula="of:=[$'ScSp stats'.G14]" office:value-type="float" office:value="35.6047" calcext:value-type="float">
            <text:p>35.6047</text:p>
          </table:table-cell>
          <table:table-cell table:formula="of:=[$'ScSp stats'.I14]" office:value-type="float" office:value="7194.96" calcext:value-type="float">
            <text:p>7194.96</text:p>
          </table:table-cell>
          <table:table-cell table:formula="of:=[$'ScSp stats'.J14]" office:value-type="float" office:value="56.2771" calcext:value-type="float">
            <text:p>56.2771</text:p>
          </table:table-cell>
          <table:table-cell table:formula="of:=[$'McSp stats'.E14]" office:value-type="float" office:value="38.5608" calcext:value-type="float">
            <text:p>38.5608</text:p>
          </table:table-cell>
          <table:table-cell table:formula="of:=[$'McSp stats'.F14]" office:value-type="float" office:value="53.321" calcext:value-type="float">
            <text:p>53.321</text:p>
          </table:table-cell>
          <table:table-cell table:formula="of:=[$'McSp stats'.G14]" office:value-type="float" office:value="35.6047" calcext:value-type="float">
            <text:p>35.6047</text:p>
          </table:table-cell>
          <table:table-cell table:formula="of:=[$'McSp stats'.I14]" office:value-type="float" office:value="7196.3" calcext:value-type="float">
            <text:p>7196.3</text:p>
          </table:table-cell>
          <table:table-cell table:formula="of:=[$'McSp stats'.J14]" office:value-type="float" office:value="56.2771" calcext:value-type="float">
            <text:p>56.2771</text:p>
          </table:table-cell>
          <table:table-cell table:formula="of:=[$'ScMp stats'.E14]" office:value-type="float" office:value="38.5608" calcext:value-type="float">
            <text:p>38.5608</text:p>
          </table:table-cell>
          <table:table-cell table:formula="of:=[$'ScMp stats'.F14]" office:value-type="float" office:value="65.8364" calcext:value-type="float">
            <text:p>65.8364</text:p>
          </table:table-cell>
          <table:table-cell table:formula="of:=[$'ScMp stats'.G14]" office:value-type="float" office:value="36.3183" calcext:value-type="float">
            <text:p>36.3183</text:p>
          </table:table-cell>
          <table:table-cell table:formula="of:=[$'ScMp stats'.I14]" office:value-type="float" office:value="7197.07" calcext:value-type="float">
            <text:p>7197.07</text:p>
          </table:table-cell>
          <table:table-cell table:formula="of:=[$'ScMp stats'.J14]" office:value-type="float" office:value="68.0789" calcext:value-type="float">
            <text:p>68.0789</text:p>
          </table:table-cell>
          <table:table-cell table:formula="of:=[$'McMp stats'.E14]" office:value-type="float" office:value="38.5608" calcext:value-type="float">
            <text:p>38.5608</text:p>
          </table:table-cell>
          <table:table-cell table:formula="of:=[$'McMp stats'.F14]" office:value-type="float" office:value="65.8364" calcext:value-type="float">
            <text:p>65.8364</text:p>
          </table:table-cell>
          <table:table-cell table:formula="of:=[$'McMp stats'.G14]" office:value-type="float" office:value="36.4594" calcext:value-type="float">
            <text:p>36.4594</text:p>
          </table:table-cell>
          <table:table-cell table:formula="of:=[$'McMp stats'.I14]" office:value-type="float" office:value="7192.46" calcext:value-type="float">
            <text:p>7192.46</text:p>
          </table:table-cell>
          <table:table-cell table:formula="of:=[$'McMp stats'.J14]" office:value-type="float" office:value="67.9378" calcext:value-type="float">
            <text:p>67.9378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stats'.E15]" office:value-type="float" office:value="36.5876" calcext:value-type="float">
            <text:p>36.5876</text:p>
          </table:table-cell>
          <table:table-cell table:formula="of:=[$'ScSp stats'.F15]" office:value-type="float" office:value="47.5366" calcext:value-type="float">
            <text:p>47.5366</text:p>
          </table:table-cell>
          <table:table-cell table:formula="of:=[$'ScSp stats'.G15]" office:value-type="float" office:value="36.6189" calcext:value-type="float">
            <text:p>36.6189</text:p>
          </table:table-cell>
          <table:table-cell table:formula="of:=[$'ScSp stats'.I15]" office:value-type="float" office:value="7194.72" calcext:value-type="float">
            <text:p>7194.72</text:p>
          </table:table-cell>
          <table:table-cell table:formula="of:=[$'ScSp stats'.J15]" office:value-type="float" office:value="47.5053" calcext:value-type="float">
            <text:p>47.5053</text:p>
          </table:table-cell>
          <table:table-cell table:formula="of:=[$'McSp stats'.E15]" office:value-type="float" office:value="36.5876" calcext:value-type="float">
            <text:p>36.5876</text:p>
          </table:table-cell>
          <table:table-cell table:formula="of:=[$'McSp stats'.F15]" office:value-type="float" office:value="51.96" calcext:value-type="float">
            <text:p>51.96</text:p>
          </table:table-cell>
          <table:table-cell table:formula="of:=[$'McSp stats'.G15]" office:value-type="float" office:value="38.016" calcext:value-type="float">
            <text:p>38.016</text:p>
          </table:table-cell>
          <table:table-cell table:formula="of:=[$'McSp stats'.I15]" office:value-type="float" office:value="7195.56" calcext:value-type="float">
            <text:p>7195.56</text:p>
          </table:table-cell>
          <table:table-cell table:formula="of:=[$'McSp stats'.J15]" office:value-type="float" office:value="50.5317" calcext:value-type="float">
            <text:p>50.5317</text:p>
          </table:table-cell>
          <table:table-cell table:formula="of:=[$'ScMp stats'.E15]" office:value-type="float" office:value="36.5876" calcext:value-type="float">
            <text:p>36.5876</text:p>
          </table:table-cell>
          <table:table-cell table:formula="of:=[$'ScMp stats'.F15]" office:value-type="float" office:value="69.6386" calcext:value-type="float">
            <text:p>69.6386</text:p>
          </table:table-cell>
          <table:table-cell table:formula="of:=[$'ScMp stats'.G15]" office:value-type="float" office:value="40.8253" calcext:value-type="float">
            <text:p>40.8253</text:p>
          </table:table-cell>
          <table:table-cell table:formula="of:=[$'ScMp stats'.I15]" office:value-type="float" office:value="7194.14" calcext:value-type="float">
            <text:p>7194.14</text:p>
          </table:table-cell>
          <table:table-cell table:formula="of:=[$'ScMp stats'.J15]" office:value-type="float" office:value="65.4009" calcext:value-type="float">
            <text:p>65.4009</text:p>
          </table:table-cell>
          <table:table-cell table:formula="of:=[$'McMp stats'.E15]" office:value-type="float" office:value="36.5876" calcext:value-type="float">
            <text:p>36.5876</text:p>
          </table:table-cell>
          <table:table-cell table:formula="of:=[$'McMp stats'.F15]" office:value-type="float" office:value="69.6386" calcext:value-type="float">
            <text:p>69.6386</text:p>
          </table:table-cell>
          <table:table-cell table:formula="of:=[$'McMp stats'.G15]" office:value-type="float" office:value="40.3157" calcext:value-type="float">
            <text:p>40.3157</text:p>
          </table:table-cell>
          <table:table-cell table:formula="of:=[$'McMp stats'.I15]" office:value-type="float" office:value="7196.49" calcext:value-type="float">
            <text:p>7196.49</text:p>
          </table:table-cell>
          <table:table-cell table:formula="of:=[$'McMp stats'.J15]" office:value-type="float" office:value="65.9105" calcext:value-type="float">
            <text:p>65.9105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stats'.E16]" office:value-type="float" office:value="51.6933" calcext:value-type="float">
            <text:p>51.6933</text:p>
          </table:table-cell>
          <table:table-cell table:formula="of:=[$'ScSp stats'.F16]" office:value-type="float" office:value="63.7145" calcext:value-type="float">
            <text:p>63.7145</text:p>
          </table:table-cell>
          <table:table-cell table:formula="of:=[$'ScSp stats'.G16]" office:value-type="float" office:value="44.7122" calcext:value-type="float">
            <text:p>44.7122</text:p>
          </table:table-cell>
          <table:table-cell table:formula="of:=[$'ScSp stats'.I16]" office:value-type="float" office:value="847.78" calcext:value-type="float">
            <text:p>847.78</text:p>
          </table:table-cell>
          <table:table-cell table:formula="of:=[$'ScSp stats'.J16]" office:value-type="float" office:value="70.6956" calcext:value-type="float">
            <text:p>70.6956</text:p>
          </table:table-cell>
          <table:table-cell table:formula="of:=[$'McSp stats'.E16]" office:value-type="float" office:value="51.6933" calcext:value-type="float">
            <text:p>51.6933</text:p>
          </table:table-cell>
          <table:table-cell table:formula="of:=[$'McSp stats'.F16]" office:value-type="float" office:value="63.7145" calcext:value-type="float">
            <text:p>63.7145</text:p>
          </table:table-cell>
          <table:table-cell table:formula="of:=[$'McSp stats'.G16]" office:value-type="float" office:value="44.7122" calcext:value-type="float">
            <text:p>44.7122</text:p>
          </table:table-cell>
          <table:table-cell table:formula="of:=[$'McSp stats'.I16]" office:value-type="float" office:value="1099.69" calcext:value-type="float">
            <text:p>1099.69</text:p>
          </table:table-cell>
          <table:table-cell table:formula="of:=[$'McSp stats'.J16]" office:value-type="float" office:value="70.6956" calcext:value-type="float">
            <text:p>70.6956</text:p>
          </table:table-cell>
          <table:table-cell table:formula="of:=[$'ScMp stats'.E16]" office:value-type="float" office:value="51.6933" calcext:value-type="float">
            <text:p>51.6933</text:p>
          </table:table-cell>
          <table:table-cell table:formula="of:=[$'ScMp stats'.F16]" office:value-type="float" office:value="81.7314" calcext:value-type="float">
            <text:p>81.7314</text:p>
          </table:table-cell>
          <table:table-cell table:formula="of:=[$'ScMp stats'.G16]" office:value-type="float" office:value="51.357" calcext:value-type="float">
            <text:p>51.357</text:p>
          </table:table-cell>
          <table:table-cell table:formula="of:=[$'ScMp stats'.I16]" office:value-type="float" office:value="7192.69" calcext:value-type="float">
            <text:p>7192.69</text:p>
          </table:table-cell>
          <table:table-cell table:formula="of:=[$'ScMp stats'.J16]" office:value-type="float" office:value="82.0677" calcext:value-type="float">
            <text:p>82.0677</text:p>
          </table:table-cell>
          <table:table-cell table:formula="of:=[$'McMp stats'.E16]" office:value-type="float" office:value="51.6933" calcext:value-type="float">
            <text:p>51.6933</text:p>
          </table:table-cell>
          <table:table-cell table:formula="of:=[$'McMp stats'.F16]" office:value-type="float" office:value="81.7314" calcext:value-type="float">
            <text:p>81.7314</text:p>
          </table:table-cell>
          <table:table-cell table:formula="of:=[$'McMp stats'.G16]" office:value-type="float" office:value="47.3006" calcext:value-type="float">
            <text:p>47.3006</text:p>
          </table:table-cell>
          <table:table-cell table:formula="of:=[$'McMp stats'.I16]" office:value-type="float" office:value="7193.94" calcext:value-type="float">
            <text:p>7193.94</text:p>
          </table:table-cell>
          <table:table-cell table:formula="of:=[$'McMp stats'.J16]" office:value-type="float" office:value="86.1242" calcext:value-type="float">
            <text:p>86.1242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stats'.E17]" office:value-type="float" office:value="77.9479" calcext:value-type="float">
            <text:p>77.9479</text:p>
          </table:table-cell>
          <table:table-cell table:formula="of:=[$'ScSp stats'.F17]" office:value-type="float" office:value="19.4008" calcext:value-type="float">
            <text:p>19.4008</text:p>
          </table:table-cell>
          <table:table-cell table:formula="of:=[$'ScSp stats'.G17]" office:value-type="float" office:value="24.133" calcext:value-type="float">
            <text:p>24.133</text:p>
          </table:table-cell>
          <table:table-cell table:formula="of:=[$'ScSp stats'.I17]" office:value-type="float" office:value="7197.78" calcext:value-type="float">
            <text:p>7197.78</text:p>
          </table:table-cell>
          <table:table-cell table:formula="of:=[$'ScSp stats'.J17]" office:value-type="float" office:value="73.2157" calcext:value-type="float">
            <text:p>73.2157</text:p>
          </table:table-cell>
          <table:table-cell table:formula="of:=[$'McSp stats'.E17]" office:value-type="float" office:value="77.9479" calcext:value-type="float">
            <text:p>77.9479</text:p>
          </table:table-cell>
          <table:table-cell table:formula="of:=[$'McSp stats'.F17]" office:value-type="float" office:value="19.4008" calcext:value-type="float">
            <text:p>19.4008</text:p>
          </table:table-cell>
          <table:table-cell table:formula="of:=[$'McSp stats'.G17]" office:value-type="float" office:value="23.2912" calcext:value-type="float">
            <text:p>23.2912</text:p>
          </table:table-cell>
          <table:table-cell table:formula="of:=[$'McSp stats'.I17]" office:value-type="float" office:value="7197.34" calcext:value-type="float">
            <text:p>7197.34</text:p>
          </table:table-cell>
          <table:table-cell table:formula="of:=[$'McSp stats'.J17]" office:value-type="float" office:value="74.0575" calcext:value-type="float">
            <text:p>74.0575</text:p>
          </table:table-cell>
          <table:table-cell table:formula="of:=[$'ScMp stats'.E17]" office:value-type="float" office:value="77.9479" calcext:value-type="float">
            <text:p>77.9479</text:p>
          </table:table-cell>
          <table:table-cell table:formula="of:=[$'ScMp stats'.F17]" office:value-type="float" office:value="19.4008" calcext:value-type="float">
            <text:p>19.4008</text:p>
          </table:table-cell>
          <table:table-cell table:formula="of:=[$'ScMp stats'.G17]" office:value-type="float" office:value="23.1637" calcext:value-type="float">
            <text:p>23.1637</text:p>
          </table:table-cell>
          <table:table-cell table:formula="of:=[$'ScMp stats'.I17]" office:value-type="float" office:value="7199.39" calcext:value-type="float">
            <text:p>7199.39</text:p>
          </table:table-cell>
          <table:table-cell table:formula="of:=[$'ScMp stats'.J17]" office:value-type="float" office:value="74.185" calcext:value-type="float">
            <text:p>74.185</text:p>
          </table:table-cell>
          <table:table-cell table:formula="of:=[$'McMp stats'.E17]" office:value-type="float" office:value="77.9479" calcext:value-type="float">
            <text:p>77.9479</text:p>
          </table:table-cell>
          <table:table-cell table:formula="of:=[$'McMp stats'.F17]" office:value-type="float" office:value="19.4008" calcext:value-type="float">
            <text:p>19.4008</text:p>
          </table:table-cell>
          <table:table-cell table:formula="of:=[$'McMp stats'.G17]" office:value-type="float" office:value="22.8114" calcext:value-type="float">
            <text:p>22.8114</text:p>
          </table:table-cell>
          <table:table-cell table:formula="of:=[$'McMp stats'.I17]" office:value-type="float" office:value="7198.85" calcext:value-type="float">
            <text:p>7198.85</text:p>
          </table:table-cell>
          <table:table-cell table:formula="of:=[$'McMp stats'.J17]" office:value-type="float" office:value="74.5373" calcext:value-type="float">
            <text:p>74.5373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stats'.E18]" office:value-type="float" office:value="74.5825" calcext:value-type="float">
            <text:p>74.5825</text:p>
          </table:table-cell>
          <table:table-cell table:formula="of:=[$'ScSp stats'.F18]" office:value-type="float" office:value="17.0468" calcext:value-type="float">
            <text:p>17.0468</text:p>
          </table:table-cell>
          <table:table-cell table:formula="of:=[$'ScSp stats'.G18]" office:value-type="float" office:value="15.8299" calcext:value-type="float">
            <text:p>15.8299</text:p>
          </table:table-cell>
          <table:table-cell table:formula="of:=[$'ScSp stats'.I18]" office:value-type="float" office:value="229.37" calcext:value-type="float">
            <text:p>229.37</text:p>
          </table:table-cell>
          <table:table-cell table:formula="of:=[$'ScSp stats'.J18]" office:value-type="float" office:value="75.7994" calcext:value-type="float">
            <text:p>75.7994</text:p>
          </table:table-cell>
          <table:table-cell table:formula="of:=[$'McSp stats'.E18]" office:value-type="float" office:value="74.5825" calcext:value-type="float">
            <text:p>74.5825</text:p>
          </table:table-cell>
          <table:table-cell table:formula="of:=[$'McSp stats'.F18]" office:value-type="float" office:value="17.0468" calcext:value-type="float">
            <text:p>17.0468</text:p>
          </table:table-cell>
          <table:table-cell table:formula="of:=[$'McSp stats'.G18]" office:value-type="float" office:value="15.6051" calcext:value-type="float">
            <text:p>15.6051</text:p>
          </table:table-cell>
          <table:table-cell table:formula="of:=[$'McSp stats'.I18]" office:value-type="float" office:value="99.25" calcext:value-type="float">
            <text:p>99.25</text:p>
          </table:table-cell>
          <table:table-cell table:formula="of:=[$'McSp stats'.J18]" office:value-type="float" office:value="76.0241" calcext:value-type="float">
            <text:p>76.0241</text:p>
          </table:table-cell>
          <table:table-cell table:formula="of:=[$'ScMp stats'.E18]" office:value-type="float" office:value="74.5825" calcext:value-type="float">
            <text:p>74.5825</text:p>
          </table:table-cell>
          <table:table-cell table:formula="of:=[$'ScMp stats'.F18]" office:value-type="float" office:value="17.0468" calcext:value-type="float">
            <text:p>17.0468</text:p>
          </table:table-cell>
          <table:table-cell table:formula="of:=[$'ScMp stats'.G18]" office:value-type="float" office:value="15.0087" calcext:value-type="float">
            <text:p>15.0087</text:p>
          </table:table-cell>
          <table:table-cell table:formula="of:=[$'ScMp stats'.I18]" office:value-type="float" office:value="1575.35" calcext:value-type="float">
            <text:p>1575.35</text:p>
          </table:table-cell>
          <table:table-cell table:formula="of:=[$'ScMp stats'.J18]" office:value-type="float" office:value="76.6206" calcext:value-type="float">
            <text:p>76.6206</text:p>
          </table:table-cell>
          <table:table-cell table:formula="of:=[$'McMp stats'.E18]" office:value-type="float" office:value="74.5825" calcext:value-type="float">
            <text:p>74.5825</text:p>
          </table:table-cell>
          <table:table-cell table:formula="of:=[$'McMp stats'.F18]" office:value-type="float" office:value="17.0468" calcext:value-type="float">
            <text:p>17.0468</text:p>
          </table:table-cell>
          <table:table-cell table:formula="of:=[$'McMp stats'.G18]" office:value-type="float" office:value="14.7542" calcext:value-type="float">
            <text:p>14.7542</text:p>
          </table:table-cell>
          <table:table-cell table:formula="of:=[$'McMp stats'.I18]" office:value-type="float" office:value="552.48" calcext:value-type="float">
            <text:p>552.48</text:p>
          </table:table-cell>
          <table:table-cell table:formula="of:=[$'McMp stats'.J18]" office:value-type="float" office:value="76.875" calcext:value-type="float">
            <text:p>76.87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stats'.E19]" office:value-type="float" office:value="76.7516" calcext:value-type="float">
            <text:p>76.7516</text:p>
          </table:table-cell>
          <table:table-cell table:formula="of:=[$'ScSp stats'.F19]" office:value-type="float" office:value="32.4177" calcext:value-type="float">
            <text:p>32.4177</text:p>
          </table:table-cell>
          <table:table-cell table:formula="of:=[$'ScSp stats'.G19]" office:value-type="float" office:value="39.4298" calcext:value-type="float">
            <text:p>39.4298</text:p>
          </table:table-cell>
          <table:table-cell table:formula="of:=[$'ScSp stats'.I19]" office:value-type="float" office:value="7198.12" calcext:value-type="float">
            <text:p>7198.12</text:p>
          </table:table-cell>
          <table:table-cell table:formula="of:=[$'ScSp stats'.J19]" office:value-type="float" office:value="69.7394" calcext:value-type="float">
            <text:p>69.7394</text:p>
          </table:table-cell>
          <table:table-cell table:formula="of:=[$'McSp stats'.E19]" office:value-type="float" office:value="76.7516" calcext:value-type="float">
            <text:p>76.7516</text:p>
          </table:table-cell>
          <table:table-cell table:formula="of:=[$'McSp stats'.F19]" office:value-type="float" office:value="32.4177" calcext:value-type="float">
            <text:p>32.4177</text:p>
          </table:table-cell>
          <table:table-cell table:formula="of:=[$'McSp stats'.G19]" office:value-type="float" office:value="36.9958" calcext:value-type="float">
            <text:p>36.9958</text:p>
          </table:table-cell>
          <table:table-cell table:formula="of:=[$'McSp stats'.I19]" office:value-type="float" office:value="7198.69" calcext:value-type="float">
            <text:p>7198.69</text:p>
          </table:table-cell>
          <table:table-cell table:formula="of:=[$'McSp stats'.J19]" office:value-type="float" office:value="72.1734" calcext:value-type="float">
            <text:p>72.1734</text:p>
          </table:table-cell>
          <table:table-cell table:formula="of:=[$'ScMp stats'.E19]" office:value-type="float" office:value="76.7516" calcext:value-type="float">
            <text:p>76.7516</text:p>
          </table:table-cell>
          <table:table-cell table:formula="of:=[$'ScMp stats'.F19]" office:value-type="float" office:value="32.4177" calcext:value-type="float">
            <text:p>32.4177</text:p>
          </table:table-cell>
          <table:table-cell table:formula="of:=[$'ScMp stats'.G19]" office:value-type="float" office:value="36.8998" calcext:value-type="float">
            <text:p>36.8998</text:p>
          </table:table-cell>
          <table:table-cell table:formula="of:=[$'ScMp stats'.I19]" office:value-type="float" office:value="7196.57" calcext:value-type="float">
            <text:p>7196.57</text:p>
          </table:table-cell>
          <table:table-cell table:formula="of:=[$'ScMp stats'.J19]" office:value-type="float" office:value="72.2695" calcext:value-type="float">
            <text:p>72.2695</text:p>
          </table:table-cell>
          <table:table-cell table:formula="of:=[$'McMp stats'.E19]" office:value-type="float" office:value="76.7516" calcext:value-type="float">
            <text:p>76.7516</text:p>
          </table:table-cell>
          <table:table-cell table:formula="of:=[$'McMp stats'.F19]" office:value-type="float" office:value="32.4177" calcext:value-type="float">
            <text:p>32.4177</text:p>
          </table:table-cell>
          <table:table-cell table:formula="of:=[$'McMp stats'.G19]" office:value-type="float" office:value="37.0996" calcext:value-type="float">
            <text:p>37.0996</text:p>
          </table:table-cell>
          <table:table-cell table:formula="of:=[$'McMp stats'.I19]" office:value-type="float" office:value="7197.97" calcext:value-type="float">
            <text:p>7197.97</text:p>
          </table:table-cell>
          <table:table-cell table:formula="of:=[$'McMp stats'.J19]" office:value-type="float" office:value="72.0696" calcext:value-type="float">
            <text:p>72.0696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stats'.E20]" office:value-type="float" office:value="88.03" calcext:value-type="float">
            <text:p>88.03</text:p>
          </table:table-cell>
          <table:table-cell table:formula="of:=[$'ScSp stats'.F20]" office:value-type="float" office:value="17.007" calcext:value-type="float">
            <text:p>17.007</text:p>
          </table:table-cell>
          <table:table-cell table:formula="of:=[$'ScSp stats'.G20]" office:value-type="float" office:value="25.9766" calcext:value-type="float">
            <text:p>25.9766</text:p>
          </table:table-cell>
          <table:table-cell table:formula="of:=[$'ScSp stats'.I20]" office:value-type="float" office:value="7197.17" calcext:value-type="float">
            <text:p>7197.17</text:p>
          </table:table-cell>
          <table:table-cell table:formula="of:=[$'ScSp stats'.J20]" office:value-type="float" office:value="79.0603" calcext:value-type="float">
            <text:p>79.0603</text:p>
          </table:table-cell>
          <table:table-cell table:formula="of:=[$'McSp stats'.E20]" office:value-type="float" office:value="88.03" calcext:value-type="float">
            <text:p>88.03</text:p>
          </table:table-cell>
          <table:table-cell table:formula="of:=[$'McSp stats'.F20]" office:value-type="float" office:value="17.007" calcext:value-type="float">
            <text:p>17.007</text:p>
          </table:table-cell>
          <table:table-cell table:formula="of:=[$'McSp stats'.G20]" office:value-type="float" office:value="25.3303" calcext:value-type="float">
            <text:p>25.3303</text:p>
          </table:table-cell>
          <table:table-cell table:formula="of:=[$'McSp stats'.I20]" office:value-type="float" office:value="7197.5" calcext:value-type="float">
            <text:p>7197.5</text:p>
          </table:table-cell>
          <table:table-cell table:formula="of:=[$'McSp stats'.J20]" office:value-type="float" office:value="79.7067" calcext:value-type="float">
            <text:p>79.7067</text:p>
          </table:table-cell>
          <table:table-cell table:formula="of:=[$'ScMp stats'.E20]" office:value-type="float" office:value="88.03" calcext:value-type="float">
            <text:p>88.03</text:p>
          </table:table-cell>
          <table:table-cell table:formula="of:=[$'ScMp stats'.F20]" office:value-type="float" office:value="17.007" calcext:value-type="float">
            <text:p>17.007</text:p>
          </table:table-cell>
          <table:table-cell table:formula="of:=[$'ScMp stats'.G20]" office:value-type="float" office:value="24.4824" calcext:value-type="float">
            <text:p>24.4824</text:p>
          </table:table-cell>
          <table:table-cell table:formula="of:=[$'ScMp stats'.I20]" office:value-type="float" office:value="7198.8" calcext:value-type="float">
            <text:p>7198.8</text:p>
          </table:table-cell>
          <table:table-cell table:formula="of:=[$'ScMp stats'.J20]" office:value-type="float" office:value="80.5545" calcext:value-type="float">
            <text:p>80.5545</text:p>
          </table:table-cell>
          <table:table-cell table:formula="of:=[$'McMp stats'.E20]" office:value-type="float" office:value="88.03" calcext:value-type="float">
            <text:p>88.03</text:p>
          </table:table-cell>
          <table:table-cell table:formula="of:=[$'McMp stats'.F20]" office:value-type="float" office:value="17.007" calcext:value-type="float">
            <text:p>17.007</text:p>
          </table:table-cell>
          <table:table-cell table:formula="of:=[$'McMp stats'.G20]" office:value-type="float" office:value="24.4134" calcext:value-type="float">
            <text:p>24.4134</text:p>
          </table:table-cell>
          <table:table-cell table:formula="of:=[$'McMp stats'.I20]" office:value-type="float" office:value="7196.56" calcext:value-type="float">
            <text:p>7196.56</text:p>
          </table:table-cell>
          <table:table-cell table:formula="of:=[$'McMp stats'.J20]" office:value-type="float" office:value="80.6235" calcext:value-type="float">
            <text:p>80.6235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stats'.E21]" office:value-type="float" office:value="68.6155" calcext:value-type="float">
            <text:p>68.6155</text:p>
          </table:table-cell>
          <table:table-cell table:formula="of:=[$'ScSp stats'.F21]" office:value-type="float" office:value="11.3332" calcext:value-type="float">
            <text:p>11.3332</text:p>
          </table:table-cell>
          <table:table-cell table:formula="of:=[$'ScSp stats'.G21]" office:value-type="float" office:value="24.8818" calcext:value-type="float">
            <text:p>24.8818</text:p>
          </table:table-cell>
          <table:table-cell table:formula="of:=[$'ScSp stats'.I21]" office:value-type="float" office:value="3561.97" calcext:value-type="float">
            <text:p>3561.97</text:p>
          </table:table-cell>
          <table:table-cell table:formula="of:=[$'ScSp stats'.J21]" office:value-type="float" office:value="55.0669" calcext:value-type="float">
            <text:p>55.0669</text:p>
          </table:table-cell>
          <table:table-cell table:formula="of:=[$'McSp stats'.E21]" office:value-type="float" office:value="68.6155" calcext:value-type="float">
            <text:p>68.6155</text:p>
          </table:table-cell>
          <table:table-cell table:formula="of:=[$'McSp stats'.F21]" office:value-type="float" office:value="11.3332" calcext:value-type="float">
            <text:p>11.3332</text:p>
          </table:table-cell>
          <table:table-cell table:formula="of:=[$'McSp stats'.G21]" office:value-type="float" office:value="23.3147" calcext:value-type="float">
            <text:p>23.3147</text:p>
          </table:table-cell>
          <table:table-cell table:formula="of:=[$'McSp stats'.I21]" office:value-type="float" office:value="7197.15" calcext:value-type="float">
            <text:p>7197.15</text:p>
          </table:table-cell>
          <table:table-cell table:formula="of:=[$'McSp stats'.J21]" office:value-type="float" office:value="56.6341" calcext:value-type="float">
            <text:p>56.6341</text:p>
          </table:table-cell>
          <table:table-cell table:formula="of:=[$'ScMp stats'.E21]" office:value-type="float" office:value="68.6155" calcext:value-type="float">
            <text:p>68.6155</text:p>
          </table:table-cell>
          <table:table-cell table:formula="of:=[$'ScMp stats'.F21]" office:value-type="float" office:value="11.3332" calcext:value-type="float">
            <text:p>11.3332</text:p>
          </table:table-cell>
          <table:table-cell table:formula="of:=[$'ScMp stats'.G21]" office:value-type="float" office:value="22.4222" calcext:value-type="float">
            <text:p>22.4222</text:p>
          </table:table-cell>
          <table:table-cell table:formula="of:=[$'ScMp stats'.I21]" office:value-type="float" office:value="7194.55" calcext:value-type="float">
            <text:p>7194.55</text:p>
          </table:table-cell>
          <table:table-cell table:formula="of:=[$'ScMp stats'.J21]" office:value-type="float" office:value="57.5265" calcext:value-type="float">
            <text:p>57.5265</text:p>
          </table:table-cell>
          <table:table-cell table:formula="of:=[$'McMp stats'.E21]" office:value-type="float" office:value="68.6155" calcext:value-type="float">
            <text:p>68.6155</text:p>
          </table:table-cell>
          <table:table-cell table:formula="of:=[$'McMp stats'.F21]" office:value-type="float" office:value="15.1373" calcext:value-type="float">
            <text:p>15.1373</text:p>
          </table:table-cell>
          <table:table-cell table:formula="of:=[$'McMp stats'.G21]" office:value-type="float" office:value="25.7549" calcext:value-type="float">
            <text:p>25.7549</text:p>
          </table:table-cell>
          <table:table-cell table:formula="of:=[$'McMp stats'.I21]" office:value-type="float" office:value="7196.53" calcext:value-type="float">
            <text:p>7196.53</text:p>
          </table:table-cell>
          <table:table-cell table:formula="of:=[$'McMp stats'.J21]" office:value-type="float" office:value="57.9979" calcext:value-type="float">
            <text:p>57.9979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stats'.E22]" office:value-type="float" office:value="89.9977" calcext:value-type="float">
            <text:p>89.9977</text:p>
          </table:table-cell>
          <table:table-cell table:formula="of:=[$'ScSp stats'.F22]" office:value-type="float" office:value="34.6893" calcext:value-type="float">
            <text:p>34.6893</text:p>
          </table:table-cell>
          <table:table-cell table:formula="of:=[$'ScSp stats'.G22]" office:value-type="float" office:value="46.3332" calcext:value-type="float">
            <text:p>46.3332</text:p>
          </table:table-cell>
          <table:table-cell table:formula="of:=[$'ScSp stats'.I22]" office:value-type="float" office:value="7197.9" calcext:value-type="float">
            <text:p>7197.9</text:p>
          </table:table-cell>
          <table:table-cell table:formula="of:=[$'ScSp stats'.J22]" office:value-type="float" office:value="78.3538" calcext:value-type="float">
            <text:p>78.3538</text:p>
          </table:table-cell>
          <table:table-cell table:formula="of:=[$'McSp stats'.E22]" office:value-type="float" office:value="89.9977" calcext:value-type="float">
            <text:p>89.9977</text:p>
          </table:table-cell>
          <table:table-cell table:formula="of:=[$'McSp stats'.F22]" office:value-type="float" office:value="37.7381" calcext:value-type="float">
            <text:p>37.7381</text:p>
          </table:table-cell>
          <table:table-cell table:formula="of:=[$'McSp stats'.G22]" office:value-type="float" office:value="48.3336" calcext:value-type="float">
            <text:p>48.3336</text:p>
          </table:table-cell>
          <table:table-cell table:formula="of:=[$'McSp stats'.I22]" office:value-type="float" office:value="7197.34" calcext:value-type="float">
            <text:p>7197.34</text:p>
          </table:table-cell>
          <table:table-cell table:formula="of:=[$'McSp stats'.J22]" office:value-type="float" office:value="79.4022" calcext:value-type="float">
            <text:p>79.4022</text:p>
          </table:table-cell>
          <table:table-cell table:formula="of:=[$'ScMp stats'.E22]" office:value-type="float" office:value="89.9977" calcext:value-type="float">
            <text:p>89.9977</text:p>
          </table:table-cell>
          <table:table-cell table:formula="of:=[$'ScMp stats'.F22]" office:value-type="float" office:value="37.7381" calcext:value-type="float">
            <text:p>37.7381</text:p>
          </table:table-cell>
          <table:table-cell table:formula="of:=[$'ScMp stats'.G22]" office:value-type="float" office:value="45.9321" calcext:value-type="float">
            <text:p>45.9321</text:p>
          </table:table-cell>
          <table:table-cell table:formula="of:=[$'ScMp stats'.I22]" office:value-type="float" office:value="7193.04" calcext:value-type="float">
            <text:p>7193.04</text:p>
          </table:table-cell>
          <table:table-cell table:formula="of:=[$'ScMp stats'.J22]" office:value-type="float" office:value="81.8037" calcext:value-type="float">
            <text:p>81.8037</text:p>
          </table:table-cell>
          <table:table-cell table:formula="of:=[$'McMp stats'.E22]" office:value-type="float" office:value="89.9977" calcext:value-type="float">
            <text:p>89.9977</text:p>
          </table:table-cell>
          <table:table-cell table:formula="of:=[$'McMp stats'.F22]" office:value-type="float" office:value="37.7381" calcext:value-type="float">
            <text:p>37.7381</text:p>
          </table:table-cell>
          <table:table-cell table:formula="of:=[$'McMp stats'.G22]" office:value-type="float" office:value="44.0479" calcext:value-type="float">
            <text:p>44.0479</text:p>
          </table:table-cell>
          <table:table-cell table:formula="of:=[$'McMp stats'.I22]" office:value-type="float" office:value="7192.75" calcext:value-type="float">
            <text:p>7192.75</text:p>
          </table:table-cell>
          <table:table-cell table:formula="of:=[$'McMp stats'.J22]" office:value-type="float" office:value="83.6879" calcext:value-type="float">
            <text:p>83.6879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stats'.E23]" office:value-type="float" office:value="69.9994" calcext:value-type="float">
            <text:p>69.9994</text:p>
          </table:table-cell>
          <table:table-cell table:formula="of:=[$'ScSp stats'.F23]" office:value-type="float" office:value="45.5751" calcext:value-type="float">
            <text:p>45.5751</text:p>
          </table:table-cell>
          <table:table-cell table:formula="of:=[$'ScSp stats'.G23]" office:value-type="float" office:value="38.2108" calcext:value-type="float">
            <text:p>38.2108</text:p>
          </table:table-cell>
          <table:table-cell table:formula="of:=[$'ScSp stats'.I23]" office:value-type="float" office:value="7197.87" calcext:value-type="float">
            <text:p>7197.87</text:p>
          </table:table-cell>
          <table:table-cell table:formula="of:=[$'ScSp stats'.J23]" office:value-type="float" office:value="77.3636" calcext:value-type="float">
            <text:p>77.3636</text:p>
          </table:table-cell>
          <table:table-cell table:formula="of:=[$'McSp stats'.E23]" office:value-type="float" office:value="69.9994" calcext:value-type="float">
            <text:p>69.9994</text:p>
          </table:table-cell>
          <table:table-cell table:formula="of:=[$'McSp stats'.F23]" office:value-type="float" office:value="45.5751" calcext:value-type="float">
            <text:p>45.5751</text:p>
          </table:table-cell>
          <table:table-cell table:formula="of:=[$'McSp stats'.G23]" office:value-type="float" office:value="37.5979" calcext:value-type="float">
            <text:p>37.5979</text:p>
          </table:table-cell>
          <table:table-cell table:formula="of:=[$'McSp stats'.I23]" office:value-type="float" office:value="7197.11" calcext:value-type="float">
            <text:p>7197.11</text:p>
          </table:table-cell>
          <table:table-cell table:formula="of:=[$'McSp stats'.J23]" office:value-type="float" office:value="77.9765" calcext:value-type="float">
            <text:p>77.9765</text:p>
          </table:table-cell>
          <table:table-cell table:formula="of:=[$'ScMp stats'.E23]" office:value-type="float" office:value="69.9994" calcext:value-type="float">
            <text:p>69.9994</text:p>
          </table:table-cell>
          <table:table-cell table:formula="of:=[$'ScMp stats'.F23]" office:value-type="float" office:value="45.5751" calcext:value-type="float">
            <text:p>45.5751</text:p>
          </table:table-cell>
          <table:table-cell table:formula="of:=[$'ScMp stats'.G23]" office:value-type="float" office:value="34.0377" calcext:value-type="float">
            <text:p>34.0377</text:p>
          </table:table-cell>
          <table:table-cell table:formula="of:=[$'ScMp stats'.I23]" office:value-type="float" office:value="7195.51" calcext:value-type="float">
            <text:p>7195.51</text:p>
          </table:table-cell>
          <table:table-cell table:formula="of:=[$'ScMp stats'.J23]" office:value-type="float" office:value="81.5367" calcext:value-type="float">
            <text:p>81.5367</text:p>
          </table:table-cell>
          <table:table-cell table:formula="of:=[$'McMp stats'.E23]" office:value-type="float" office:value="69.9994" calcext:value-type="float">
            <text:p>69.9994</text:p>
          </table:table-cell>
          <table:table-cell table:formula="of:=[$'McMp stats'.F23]" office:value-type="float" office:value="45.5751" calcext:value-type="float">
            <text:p>45.5751</text:p>
          </table:table-cell>
          <table:table-cell table:formula="of:=[$'McMp stats'.G23]" office:value-type="float" office:value="32.8276" calcext:value-type="float">
            <text:p>32.8276</text:p>
          </table:table-cell>
          <table:table-cell table:formula="of:=[$'McMp stats'.I23]" office:value-type="float" office:value="7195.47" calcext:value-type="float">
            <text:p>7195.47</text:p>
          </table:table-cell>
          <table:table-cell table:formula="of:=[$'McMp stats'.J23]" office:value-type="float" office:value="82.7468" calcext:value-type="float">
            <text:p>82.7468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stats'.E24]" office:value-type="float" office:value="79.8797" calcext:value-type="float">
            <text:p>79.8797</text:p>
          </table:table-cell>
          <table:table-cell table:formula="of:=[$'ScSp stats'.F24]" office:value-type="float" office:value="35.8729" calcext:value-type="float">
            <text:p>35.8729</text:p>
          </table:table-cell>
          <table:table-cell table:formula="of:=[$'ScSp stats'.G24]" office:value-type="float" office:value="59.2701" calcext:value-type="float">
            <text:p>59.2701</text:p>
          </table:table-cell>
          <table:table-cell table:formula="of:=[$'ScSp stats'.I24]" office:value-type="float" office:value="7197.8" calcext:value-type="float">
            <text:p>7197.8</text:p>
          </table:table-cell>
          <table:table-cell table:formula="of:=[$'ScSp stats'.J24]" office:value-type="float" office:value="56.4825" calcext:value-type="float">
            <text:p>56.4825</text:p>
          </table:table-cell>
          <table:table-cell table:formula="of:=[$'McSp stats'.E24]" office:value-type="float" office:value="79.8797" calcext:value-type="float">
            <text:p>79.8797</text:p>
          </table:table-cell>
          <table:table-cell table:formula="of:=[$'McSp stats'.F24]" office:value-type="float" office:value="35.8729" calcext:value-type="float">
            <text:p>35.8729</text:p>
          </table:table-cell>
          <table:table-cell table:formula="of:=[$'McSp stats'.G24]" office:value-type="float" office:value="59.9266" calcext:value-type="float">
            <text:p>59.9266</text:p>
          </table:table-cell>
          <table:table-cell table:formula="of:=[$'McSp stats'.I24]" office:value-type="float" office:value="7196.73" calcext:value-type="float">
            <text:p>7196.73</text:p>
          </table:table-cell>
          <table:table-cell table:formula="of:=[$'McSp stats'.J24]" office:value-type="float" office:value="55.826" calcext:value-type="float">
            <text:p>55.826</text:p>
          </table:table-cell>
          <table:table-cell table:formula="of:=[$'ScMp stats'.E24]" office:value-type="float" office:value="79.8797" calcext:value-type="float">
            <text:p>79.8797</text:p>
          </table:table-cell>
          <table:table-cell table:formula="of:=[$'ScMp stats'.F24]" office:value-type="float" office:value="38.6591" calcext:value-type="float">
            <text:p>38.6591</text:p>
          </table:table-cell>
          <table:table-cell table:formula="of:=[$'ScMp stats'.G24]" office:value-type="float" office:value="57.3261" calcext:value-type="float">
            <text:p>57.3261</text:p>
          </table:table-cell>
          <table:table-cell table:formula="of:=[$'ScMp stats'.I24]" office:value-type="float" office:value="7193.17" calcext:value-type="float">
            <text:p>7193.17</text:p>
          </table:table-cell>
          <table:table-cell table:formula="of:=[$'ScMp stats'.J24]" office:value-type="float" office:value="61.2127" calcext:value-type="float">
            <text:p>61.2127</text:p>
          </table:table-cell>
          <table:table-cell table:formula="of:=[$'McMp stats'.E24]" office:value-type="float" office:value="79.8797" calcext:value-type="float">
            <text:p>79.8797</text:p>
          </table:table-cell>
          <table:table-cell table:formula="of:=[$'McMp stats'.F24]" office:value-type="float" office:value="38.6591" calcext:value-type="float">
            <text:p>38.6591</text:p>
          </table:table-cell>
          <table:table-cell table:formula="of:=[$'McMp stats'.G24]" office:value-type="float" office:value="55.0208" calcext:value-type="float">
            <text:p>55.0208</text:p>
          </table:table-cell>
          <table:table-cell table:formula="of:=[$'McMp stats'.I24]" office:value-type="float" office:value="7191.41" calcext:value-type="float">
            <text:p>7191.41</text:p>
          </table:table-cell>
          <table:table-cell table:formula="of:=[$'McMp stats'.J24]" office:value-type="float" office:value="63.518" calcext:value-type="float">
            <text:p>63.518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stats'.E25]" office:value-type="float" office:value="84.3664" calcext:value-type="float">
            <text:p>84.3664</text:p>
          </table:table-cell>
          <table:table-cell table:formula="of:=[$'ScSp stats'.F25]" office:value-type="float" office:value="42.7539" calcext:value-type="float">
            <text:p>42.7539</text:p>
          </table:table-cell>
          <table:table-cell table:formula="of:=[$'ScSp stats'.G25]" office:value-type="float" office:value="42.7841" calcext:value-type="float">
            <text:p>42.7841</text:p>
          </table:table-cell>
          <table:table-cell table:formula="of:=[$'ScSp stats'.I25]" office:value-type="float" office:value="7195.92" calcext:value-type="float">
            <text:p>7195.92</text:p>
          </table:table-cell>
          <table:table-cell table:formula="of:=[$'ScSp stats'.J25]" office:value-type="float" office:value="84.3362" calcext:value-type="float">
            <text:p>84.3362</text:p>
          </table:table-cell>
          <table:table-cell table:formula="of:=[$'McSp stats'.E25]" office:value-type="float" office:value="84.3664" calcext:value-type="float">
            <text:p>84.3664</text:p>
          </table:table-cell>
          <table:table-cell table:formula="of:=[$'McSp stats'.F25]" office:value-type="float" office:value="42.7539" calcext:value-type="float">
            <text:p>42.7539</text:p>
          </table:table-cell>
          <table:table-cell table:formula="of:=[$'McSp stats'.G25]" office:value-type="float" office:value="43.0977" calcext:value-type="float">
            <text:p>43.0977</text:p>
          </table:table-cell>
          <table:table-cell table:formula="of:=[$'McSp stats'.I25]" office:value-type="float" office:value="7195.8" calcext:value-type="float">
            <text:p>7195.8</text:p>
          </table:table-cell>
          <table:table-cell table:formula="of:=[$'McSp stats'.J25]" office:value-type="float" office:value="84.0225" calcext:value-type="float">
            <text:p>84.0225</text:p>
          </table:table-cell>
          <table:table-cell table:formula="of:=[$'ScMp stats'.E25]" office:value-type="float" office:value="84.3664" calcext:value-type="float">
            <text:p>84.3664</text:p>
          </table:table-cell>
          <table:table-cell table:formula="of:=[$'ScMp stats'.F25]" office:value-type="float" office:value="45.5225" calcext:value-type="float">
            <text:p>45.5225</text:p>
          </table:table-cell>
          <table:table-cell table:formula="of:=[$'ScMp stats'.G25]" office:value-type="float" office:value="39.6416" calcext:value-type="float">
            <text:p>39.6416</text:p>
          </table:table-cell>
          <table:table-cell table:formula="of:=[$'ScMp stats'.I25]" office:value-type="float" office:value="7193.89" calcext:value-type="float">
            <text:p>7193.89</text:p>
          </table:table-cell>
          <table:table-cell table:formula="of:=[$'ScMp stats'.J25]" office:value-type="float" office:value="90.2474" calcext:value-type="float">
            <text:p>90.2474</text:p>
          </table:table-cell>
          <table:table-cell table:formula="of:=[$'McMp stats'.E25]" office:value-type="float" office:value="84.3664" calcext:value-type="float">
            <text:p>84.3664</text:p>
          </table:table-cell>
          <table:table-cell table:formula="of:=[$'McMp stats'.F25]" office:value-type="float" office:value="48.281" calcext:value-type="float">
            <text:p>48.281</text:p>
          </table:table-cell>
          <table:table-cell table:formula="of:=[$'McMp stats'.G25]" office:value-type="float" office:value="39.6311" calcext:value-type="float">
            <text:p>39.6311</text:p>
          </table:table-cell>
          <table:table-cell table:formula="of:=[$'McMp stats'.I25]" office:value-type="float" office:value="7191.64" calcext:value-type="float">
            <text:p>7191.64</text:p>
          </table:table-cell>
          <table:table-cell table:formula="of:=[$'McMp stats'.J25]" office:value-type="float" office:value="93.0163" calcext:value-type="float">
            <text:p>93.0163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stats'.E26]" office:value-type="float" office:value="66.3017" calcext:value-type="float">
            <text:p>66.3017</text:p>
          </table:table-cell>
          <table:table-cell table:formula="of:=[$'ScSp stats'.F26]" office:value-type="float" office:value="70.3303" calcext:value-type="float">
            <text:p>70.3303</text:p>
          </table:table-cell>
          <table:table-cell table:formula="of:=[$'ScSp stats'.G26]" office:value-type="float" office:value="53.4628" calcext:value-type="float">
            <text:p>53.4628</text:p>
          </table:table-cell>
          <table:table-cell table:formula="of:=[$'ScSp stats'.I26]" office:value-type="float" office:value="7197.62" calcext:value-type="float">
            <text:p>7197.62</text:p>
          </table:table-cell>
          <table:table-cell table:formula="of:=[$'ScSp stats'.J26]" office:value-type="float" office:value="83.1693" calcext:value-type="float">
            <text:p>83.1693</text:p>
          </table:table-cell>
          <table:table-cell table:formula="of:=[$'McSp stats'.E26]" office:value-type="float" office:value="66.3017" calcext:value-type="float">
            <text:p>66.3017</text:p>
          </table:table-cell>
          <table:table-cell table:formula="of:=[$'McSp stats'.F26]" office:value-type="float" office:value="70.3303" calcext:value-type="float">
            <text:p>70.3303</text:p>
          </table:table-cell>
          <table:table-cell table:formula="of:=[$'McSp stats'.G26]" office:value-type="float" office:value="52.6461" calcext:value-type="float">
            <text:p>52.6461</text:p>
          </table:table-cell>
          <table:table-cell table:formula="of:=[$'McSp stats'.I26]" office:value-type="float" office:value="7196.68" calcext:value-type="float">
            <text:p>7196.68</text:p>
          </table:table-cell>
          <table:table-cell table:formula="of:=[$'McSp stats'.J26]" office:value-type="float" office:value="83.9859" calcext:value-type="float">
            <text:p>83.9859</text:p>
          </table:table-cell>
          <table:table-cell table:formula="of:=[$'ScMp stats'.E26]" office:value-type="float" office:value="66.3017" calcext:value-type="float">
            <text:p>66.3017</text:p>
          </table:table-cell>
          <table:table-cell table:formula="of:=[$'ScMp stats'.F26]" office:value-type="float" office:value="73.0888" calcext:value-type="float">
            <text:p>73.0888</text:p>
          </table:table-cell>
          <table:table-cell table:formula="of:=[$'ScMp stats'.G26]" office:value-type="float" office:value="48.7207" calcext:value-type="float">
            <text:p>48.7207</text:p>
          </table:table-cell>
          <table:table-cell table:formula="of:=[$'ScMp stats'.I26]" office:value-type="float" office:value="7193.61" calcext:value-type="float">
            <text:p>7193.61</text:p>
          </table:table-cell>
          <table:table-cell table:formula="of:=[$'ScMp stats'.J26]" office:value-type="float" office:value="90.6698" calcext:value-type="float">
            <text:p>90.6698</text:p>
          </table:table-cell>
          <table:table-cell table:formula="of:=[$'McMp stats'.E26]" office:value-type="float" office:value="66.3017" calcext:value-type="float">
            <text:p>66.3017</text:p>
          </table:table-cell>
          <table:table-cell table:formula="of:=[$'McMp stats'.F26]" office:value-type="float" office:value="70.3303" calcext:value-type="float">
            <text:p>70.3303</text:p>
          </table:table-cell>
          <table:table-cell table:formula="of:=[$'McMp stats'.G26]" office:value-type="float" office:value="41.6618" calcext:value-type="float">
            <text:p>41.6618</text:p>
          </table:table-cell>
          <table:table-cell table:formula="of:=[$'McMp stats'.I26]" office:value-type="float" office:value="7194.86" calcext:value-type="float">
            <text:p>7194.86</text:p>
          </table:table-cell>
          <table:table-cell table:formula="of:=[$'McMp stats'.J26]" office:value-type="float" office:value="94.9703" calcext:value-type="float">
            <text:p>94.9703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stats'.E27]" office:value-type="float" office:value="73.1685" calcext:value-type="float">
            <text:p>73.1685</text:p>
          </table:table-cell>
          <table:table-cell table:formula="of:=[$'ScSp stats'.F27]" office:value-type="float" office:value="42.394" calcext:value-type="float">
            <text:p>42.394</text:p>
          </table:table-cell>
          <table:table-cell table:formula="of:=[$'ScSp stats'.G27]" office:value-type="float" office:value="39.2135" calcext:value-type="float">
            <text:p>39.2135</text:p>
          </table:table-cell>
          <table:table-cell table:formula="of:=[$'ScSp stats'.I27]" office:value-type="float" office:value="7196.12" calcext:value-type="float">
            <text:p>7196.12</text:p>
          </table:table-cell>
          <table:table-cell table:formula="of:=[$'ScSp stats'.J27]" office:value-type="float" office:value="76.3489" calcext:value-type="float">
            <text:p>76.3489</text:p>
          </table:table-cell>
          <table:table-cell table:formula="of:=[$'McSp stats'.E27]" office:value-type="float" office:value="73.1685" calcext:value-type="float">
            <text:p>73.1685</text:p>
          </table:table-cell>
          <table:table-cell table:formula="of:=[$'McSp stats'.F27]" office:value-type="float" office:value="39.654" calcext:value-type="float">
            <text:p>39.654</text:p>
          </table:table-cell>
          <table:table-cell table:formula="of:=[$'McSp stats'.G27]" office:value-type="float" office:value="38.6643" calcext:value-type="float">
            <text:p>38.6643</text:p>
          </table:table-cell>
          <table:table-cell table:formula="of:=[$'McSp stats'.I27]" office:value-type="float" office:value="7196.04" calcext:value-type="float">
            <text:p>7196.04</text:p>
          </table:table-cell>
          <table:table-cell table:formula="of:=[$'McSp stats'.J27]" office:value-type="float" office:value="74.1582" calcext:value-type="float">
            <text:p>74.1582</text:p>
          </table:table-cell>
          <table:table-cell table:formula="of:=[$'ScMp stats'.E27]" office:value-type="float" office:value="73.1685" calcext:value-type="float">
            <text:p>73.1685</text:p>
          </table:table-cell>
          <table:table-cell table:formula="of:=[$'ScMp stats'.F27]" office:value-type="float" office:value="48.3408" calcext:value-type="float">
            <text:p>48.3408</text:p>
          </table:table-cell>
          <table:table-cell table:formula="of:=[$'ScMp stats'.G27]" office:value-type="float" office:value="30.9604" calcext:value-type="float">
            <text:p>30.9604</text:p>
          </table:table-cell>
          <table:table-cell table:formula="of:=[$'ScMp stats'.I27]" office:value-type="float" office:value="7194.8" calcext:value-type="float">
            <text:p>7194.8</text:p>
          </table:table-cell>
          <table:table-cell table:formula="of:=[$'ScMp stats'.J27]" office:value-type="float" office:value="90.5489" calcext:value-type="float">
            <text:p>90.5489</text:p>
          </table:table-cell>
          <table:table-cell table:formula="of:=[$'McMp stats'.E27]" office:value-type="float" office:value="73.1685" calcext:value-type="float">
            <text:p>73.1685</text:p>
          </table:table-cell>
          <table:table-cell table:formula="of:=[$'McMp stats'.F27]" office:value-type="float" office:value="51.1095" calcext:value-type="float">
            <text:p>51.1095</text:p>
          </table:table-cell>
          <table:table-cell table:formula="of:=[$'McMp stats'.G27]" office:value-type="float" office:value="34.7109" calcext:value-type="float">
            <text:p>34.7109</text:p>
          </table:table-cell>
          <table:table-cell table:formula="of:=[$'McMp stats'.I27]" office:value-type="float" office:value="7193.58" calcext:value-type="float">
            <text:p>7193.58</text:p>
          </table:table-cell>
          <table:table-cell table:formula="of:=[$'McMp stats'.J27]" office:value-type="float" office:value="89.5671" calcext:value-type="float">
            <text:p>89.5671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stats'.E28]" office:value-type="float" office:value="76.6253" calcext:value-type="float">
            <text:p>76.6253</text:p>
          </table:table-cell>
          <table:table-cell table:formula="of:=[$'ScSp stats'.F28]" office:value-type="float" office:value="74.2202" calcext:value-type="float">
            <text:p>74.2202</text:p>
          </table:table-cell>
          <table:table-cell table:formula="of:=[$'ScSp stats'.G28]" office:value-type="float" office:value="55.8402" calcext:value-type="float">
            <text:p>55.8402</text:p>
          </table:table-cell>
          <table:table-cell table:formula="of:=[$'ScSp stats'.I28]" office:value-type="float" office:value="7194.5" calcext:value-type="float">
            <text:p>7194.5</text:p>
          </table:table-cell>
          <table:table-cell table:formula="of:=[$'ScSp stats'.J28]" office:value-type="float" office:value="95.0052" calcext:value-type="float">
            <text:p>95.0052</text:p>
          </table:table-cell>
          <table:table-cell table:formula="of:=[$'McSp stats'.E28]" office:value-type="float" office:value="76.6253" calcext:value-type="float">
            <text:p>76.6253</text:p>
          </table:table-cell>
          <table:table-cell table:formula="of:=[$'McSp stats'.F28]" office:value-type="float" office:value="77.5074" calcext:value-type="float">
            <text:p>77.5074</text:p>
          </table:table-cell>
          <table:table-cell table:formula="of:=[$'McSp stats'.G28]" office:value-type="float" office:value="59.1265" calcext:value-type="float">
            <text:p>59.1265</text:p>
          </table:table-cell>
          <table:table-cell table:formula="of:=[$'McSp stats'.I28]" office:value-type="float" office:value="7196.92" calcext:value-type="float">
            <text:p>7196.92</text:p>
          </table:table-cell>
          <table:table-cell table:formula="of:=[$'McSp stats'.J28]" office:value-type="float" office:value="95.0062" calcext:value-type="float">
            <text:p>95.0062</text:p>
          </table:table-cell>
          <table:table-cell table:formula="of:=[$'ScMp stats'.E28]" office:value-type="float" office:value="76.6253" calcext:value-type="float">
            <text:p>76.6253</text:p>
          </table:table-cell>
          <table:table-cell table:formula="of:=[$'ScMp stats'.F28]" office:value-type="float" office:value="83.0623" calcext:value-type="float">
            <text:p>83.0623</text:p>
          </table:table-cell>
          <table:table-cell table:formula="of:=[$'ScMp stats'.G28]" office:value-type="float" office:value="54.4675" calcext:value-type="float">
            <text:p>54.4675</text:p>
          </table:table-cell>
          <table:table-cell table:formula="of:=[$'ScMp stats'.I28]" office:value-type="float" office:value="7197.07" calcext:value-type="float">
            <text:p>7197.07</text:p>
          </table:table-cell>
          <table:table-cell table:formula="of:=[$'ScMp stats'.J28]" office:value-type="float" office:value="105.22" calcext:value-type="float">
            <text:p>105.22</text:p>
          </table:table-cell>
          <table:table-cell table:formula="of:=[$'McMp stats'.E28]" office:value-type="float" office:value="76.6253" calcext:value-type="float">
            <text:p>76.6253</text:p>
          </table:table-cell>
          <table:table-cell table:formula="of:=[$'McMp stats'.F28]" office:value-type="float" office:value="83.0623" calcext:value-type="float">
            <text:p>83.0623</text:p>
          </table:table-cell>
          <table:table-cell table:formula="of:=[$'McMp stats'.G28]" office:value-type="float" office:value="48.4605" calcext:value-type="float">
            <text:p>48.4605</text:p>
          </table:table-cell>
          <table:table-cell table:formula="of:=[$'McMp stats'.I28]" office:value-type="float" office:value="7195.35" calcext:value-type="float">
            <text:p>7195.35</text:p>
          </table:table-cell>
          <table:table-cell table:formula="of:=[$'McMp stats'.J28]" office:value-type="float" office:value="111.227" calcext:value-type="float">
            <text:p>111.227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stats'.E29]" office:value-type="float" office:value="71.1637" calcext:value-type="float">
            <text:p>71.1637</text:p>
          </table:table-cell>
          <table:table-cell table:formula="of:=[$'ScSp stats'.F29]" office:value-type="float" office:value="50.7022" calcext:value-type="float">
            <text:p>50.7022</text:p>
          </table:table-cell>
          <table:table-cell table:formula="of:=[$'ScSp stats'.G29]" office:value-type="float" office:value="37.5715" calcext:value-type="float">
            <text:p>37.5715</text:p>
          </table:table-cell>
          <table:table-cell table:formula="of:=[$'ScSp stats'.I29]" office:value-type="float" office:value="7197.35" calcext:value-type="float">
            <text:p>7197.35</text:p>
          </table:table-cell>
          <table:table-cell table:formula="of:=[$'ScSp stats'.J29]" office:value-type="float" office:value="84.2944" calcext:value-type="float">
            <text:p>84.2944</text:p>
          </table:table-cell>
          <table:table-cell table:formula="of:=[$'McSp stats'.E29]" office:value-type="float" office:value="71.1637" calcext:value-type="float">
            <text:p>71.1637</text:p>
          </table:table-cell>
          <table:table-cell table:formula="of:=[$'McSp stats'.F29]" office:value-type="float" office:value="51.3302" calcext:value-type="float">
            <text:p>51.3302</text:p>
          </table:table-cell>
          <table:table-cell table:formula="of:=[$'McSp stats'.G29]" office:value-type="float" office:value="35.7324" calcext:value-type="float">
            <text:p>35.7324</text:p>
          </table:table-cell>
          <table:table-cell table:formula="of:=[$'McSp stats'.I29]" office:value-type="float" office:value="7197.04" calcext:value-type="float">
            <text:p>7197.04</text:p>
          </table:table-cell>
          <table:table-cell table:formula="of:=[$'McSp stats'.J29]" office:value-type="float" office:value="86.7615" calcext:value-type="float">
            <text:p>86.7615</text:p>
          </table:table-cell>
          <table:table-cell table:formula="of:=[$'ScMp stats'.E29]" office:value-type="float" office:value="71.1637" calcext:value-type="float">
            <text:p>71.1637</text:p>
          </table:table-cell>
          <table:table-cell table:formula="of:=[$'ScMp stats'.F29]" office:value-type="float" office:value="50.7022" calcext:value-type="float">
            <text:p>50.7022</text:p>
          </table:table-cell>
          <table:table-cell table:formula="of:=[$'ScMp stats'.G29]" office:value-type="float" office:value="30.279" calcext:value-type="float">
            <text:p>30.279</text:p>
          </table:table-cell>
          <table:table-cell table:formula="of:=[$'ScMp stats'.I29]" office:value-type="float" office:value="7197.12" calcext:value-type="float">
            <text:p>7197.12</text:p>
          </table:table-cell>
          <table:table-cell table:formula="of:=[$'ScMp stats'.J29]" office:value-type="float" office:value="91.5869" calcext:value-type="float">
            <text:p>91.5869</text:p>
          </table:table-cell>
          <table:table-cell table:formula="of:=[$'McMp stats'.E29]" office:value-type="float" office:value="71.1637" calcext:value-type="float">
            <text:p>71.1637</text:p>
          </table:table-cell>
          <table:table-cell table:formula="of:=[$'McMp stats'.F29]" office:value-type="float" office:value="56.8573" calcext:value-type="float">
            <text:p>56.8573</text:p>
          </table:table-cell>
          <table:table-cell table:formula="of:=[$'McMp stats'.G29]" office:value-type="float" office:value="30.4269" calcext:value-type="float">
            <text:p>30.4269</text:p>
          </table:table-cell>
          <table:table-cell table:formula="of:=[$'McMp stats'.I29]" office:value-type="float" office:value="7196.74" calcext:value-type="float">
            <text:p>7196.74</text:p>
          </table:table-cell>
          <table:table-cell table:formula="of:=[$'McMp stats'.J29]" office:value-type="float" office:value="97.5942" calcext:value-type="float">
            <text:p>97.5942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stats'.E30]" office:value-type="float" office:value="61.3986" calcext:value-type="float">
            <text:p>61.3986</text:p>
          </table:table-cell>
          <table:table-cell table:formula="of:=[$'ScSp stats'.F30]" office:value-type="float" office:value="60.3229" calcext:value-type="float">
            <text:p>60.3229</text:p>
          </table:table-cell>
          <table:table-cell table:formula="of:=[$'ScSp stats'.G30]" office:value-type="float" office:value="46.1171" calcext:value-type="float">
            <text:p>46.1171</text:p>
          </table:table-cell>
          <table:table-cell table:formula="of:=[$'ScSp stats'.I30]" office:value-type="float" office:value="7193.75" calcext:value-type="float">
            <text:p>7193.75</text:p>
          </table:table-cell>
          <table:table-cell table:formula="of:=[$'ScSp stats'.J30]" office:value-type="float" office:value="75.6045" calcext:value-type="float">
            <text:p>75.6045</text:p>
          </table:table-cell>
          <table:table-cell table:formula="of:=[$'McSp stats'.E30]" office:value-type="float" office:value="61.3986" calcext:value-type="float">
            <text:p>61.3986</text:p>
          </table:table-cell>
          <table:table-cell table:formula="of:=[$'McSp stats'.F30]" office:value-type="float" office:value="60.3229" calcext:value-type="float">
            <text:p>60.3229</text:p>
          </table:table-cell>
          <table:table-cell table:formula="of:=[$'McSp stats'.G30]" office:value-type="float" office:value="44.5963" calcext:value-type="float">
            <text:p>44.5963</text:p>
          </table:table-cell>
          <table:table-cell table:formula="of:=[$'McSp stats'.I30]" office:value-type="float" office:value="7195.9" calcext:value-type="float">
            <text:p>7195.9</text:p>
          </table:table-cell>
          <table:table-cell table:formula="of:=[$'McSp stats'.J30]" office:value-type="float" office:value="77.1253" calcext:value-type="float">
            <text:p>77.1253</text:p>
          </table:table-cell>
          <table:table-cell table:formula="of:=[$'ScMp stats'.E30]" office:value-type="float" office:value="61.3986" calcext:value-type="float">
            <text:p>61.3986</text:p>
          </table:table-cell>
          <table:table-cell table:formula="of:=[$'ScMp stats'.F30]" office:value-type="float" office:value="60.3229" calcext:value-type="float">
            <text:p>60.3229</text:p>
          </table:table-cell>
          <table:table-cell table:formula="of:=[$'ScMp stats'.G30]" office:value-type="float" office:value="38.155" calcext:value-type="float">
            <text:p>38.155</text:p>
          </table:table-cell>
          <table:table-cell table:formula="of:=[$'ScMp stats'.I30]" office:value-type="float" office:value="7194.9" calcext:value-type="float">
            <text:p>7194.9</text:p>
          </table:table-cell>
          <table:table-cell table:formula="of:=[$'ScMp stats'.J30]" office:value-type="float" office:value="83.5665" calcext:value-type="float">
            <text:p>83.5665</text:p>
          </table:table-cell>
          <table:table-cell table:formula="of:=[$'McMp stats'.E30]" office:value-type="float" office:value="61.3986" calcext:value-type="float">
            <text:p>61.3986</text:p>
          </table:table-cell>
          <table:table-cell table:formula="of:=[$'McMp stats'.F30]" office:value-type="float" office:value="60.3229" calcext:value-type="float">
            <text:p>60.3229</text:p>
          </table:table-cell>
          <table:table-cell table:formula="of:=[$'McMp stats'.G30]" office:value-type="float" office:value="36.4344" calcext:value-type="float">
            <text:p>36.4344</text:p>
          </table:table-cell>
          <table:table-cell table:formula="of:=[$'McMp stats'.I30]" office:value-type="float" office:value="7194.75" calcext:value-type="float">
            <text:p>7194.75</text:p>
          </table:table-cell>
          <table:table-cell table:formula="of:=[$'McMp stats'.J30]" office:value-type="float" office:value="85.2872" calcext:value-type="float">
            <text:p>85.287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stats'.E31]" office:value-type="float" office:value="86.8091" calcext:value-type="float">
            <text:p>86.8091</text:p>
          </table:table-cell>
          <table:table-cell table:formula="of:=[$'ScSp stats'.F31]" office:value-type="float" office:value="51.1843" calcext:value-type="float">
            <text:p>51.1843</text:p>
          </table:table-cell>
          <table:table-cell table:formula="of:=[$'ScSp stats'.G31]" office:value-type="float" office:value="47.4895" calcext:value-type="float">
            <text:p>47.4895</text:p>
          </table:table-cell>
          <table:table-cell table:formula="of:=[$'ScSp stats'.I31]" office:value-type="float" office:value="7196.16" calcext:value-type="float">
            <text:p>7196.16</text:p>
          </table:table-cell>
          <table:table-cell table:formula="of:=[$'ScSp stats'.J31]" office:value-type="float" office:value="90.5038" calcext:value-type="float">
            <text:p>90.5038</text:p>
          </table:table-cell>
          <table:table-cell table:formula="of:=[$'McSp stats'.E31]" office:value-type="float" office:value="86.8091" calcext:value-type="float">
            <text:p>86.8091</text:p>
          </table:table-cell>
          <table:table-cell table:formula="of:=[$'McSp stats'.F31]" office:value-type="float" office:value="53.9243" calcext:value-type="float">
            <text:p>53.9243</text:p>
          </table:table-cell>
          <table:table-cell table:formula="of:=[$'McSp stats'.G31]" office:value-type="float" office:value="47.2367" calcext:value-type="float">
            <text:p>47.2367</text:p>
          </table:table-cell>
          <table:table-cell table:formula="of:=[$'McSp stats'.I31]" office:value-type="float" office:value="7196.02" calcext:value-type="float">
            <text:p>7196.02</text:p>
          </table:table-cell>
          <table:table-cell table:formula="of:=[$'McSp stats'.J31]" office:value-type="float" office:value="93.4967" calcext:value-type="float">
            <text:p>93.4967</text:p>
          </table:table-cell>
          <table:table-cell table:formula="of:=[$'ScMp stats'.E31]" office:value-type="float" office:value="86.8091" calcext:value-type="float">
            <text:p>86.8091</text:p>
          </table:table-cell>
          <table:table-cell table:formula="of:=[$'ScMp stats'.F31]" office:value-type="float" office:value="57.9113" calcext:value-type="float">
            <text:p>57.9113</text:p>
          </table:table-cell>
          <table:table-cell table:formula="of:=[$'ScMp stats'.G31]" office:value-type="float" office:value="53.3079" calcext:value-type="float">
            <text:p>53.3079</text:p>
          </table:table-cell>
          <table:table-cell table:formula="of:=[$'ScMp stats'.I31]" office:value-type="float" office:value="7196.38" calcext:value-type="float">
            <text:p>7196.38</text:p>
          </table:table-cell>
          <table:table-cell table:formula="of:=[$'ScMp stats'.J31]" office:value-type="float" office:value="91.4124" calcext:value-type="float">
            <text:p>91.4124</text:p>
          </table:table-cell>
          <table:table-cell table:formula="of:=[$'McMp stats'.E31]" office:value-type="float" office:value="86.8091" calcext:value-type="float">
            <text:p>86.8091</text:p>
          </table:table-cell>
          <table:table-cell table:formula="of:=[$'McMp stats'.F31]" office:value-type="float" office:value="53.9243" calcext:value-type="float">
            <text:p>53.9243</text:p>
          </table:table-cell>
          <table:table-cell table:formula="of:=[$'McMp stats'.G31]" office:value-type="float" office:value="40.2394" calcext:value-type="float">
            <text:p>40.2394</text:p>
          </table:table-cell>
          <table:table-cell table:formula="of:=[$'McMp stats'.I31]" office:value-type="float" office:value="7195.62" calcext:value-type="float">
            <text:p>7195.62</text:p>
          </table:table-cell>
          <table:table-cell table:formula="of:=[$'McMp stats'.J31]" office:value-type="float" office:value="100.494" calcext:value-type="float">
            <text:p>100.4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stats'.E32]" office:value-type="float" office:value="108.084" calcext:value-type="float">
            <text:p>108.084</text:p>
          </table:table-cell>
          <table:table-cell table:formula="of:=[$'ScSp stats'.F32]" office:value-type="float" office:value="18.344" calcext:value-type="float">
            <text:p>18.344</text:p>
          </table:table-cell>
          <table:table-cell table:formula="of:=[$'ScSp stats'.G32]" office:value-type="float" office:value="23.1781" calcext:value-type="float">
            <text:p>23.1781</text:p>
          </table:table-cell>
          <table:table-cell table:formula="of:=[$'ScSp stats'.I32]" office:value-type="float" office:value="1822.93" calcext:value-type="float">
            <text:p>1822.93</text:p>
          </table:table-cell>
          <table:table-cell table:formula="of:=[$'ScSp stats'.J32]" office:value-type="float" office:value="103.25" calcext:value-type="float">
            <text:p>103.25</text:p>
          </table:table-cell>
          <table:table-cell table:formula="of:=[$'McSp stats'.E32]" office:value-type="float" office:value="108.084" calcext:value-type="float">
            <text:p>108.084</text:p>
          </table:table-cell>
          <table:table-cell table:formula="of:=[$'McSp stats'.F32]" office:value-type="float" office:value="18.344" calcext:value-type="float">
            <text:p>18.344</text:p>
          </table:table-cell>
          <table:table-cell table:formula="of:=[$'McSp stats'.G32]" office:value-type="float" office:value="23.0382" calcext:value-type="float">
            <text:p>23.0382</text:p>
          </table:table-cell>
          <table:table-cell table:formula="of:=[$'McSp stats'.I32]" office:value-type="float" office:value="978.54" calcext:value-type="float">
            <text:p>978.54</text:p>
          </table:table-cell>
          <table:table-cell table:formula="of:=[$'McSp stats'.J32]" office:value-type="float" office:value="103.39" calcext:value-type="float">
            <text:p>103.39</text:p>
          </table:table-cell>
          <table:table-cell table:formula="of:=[$'ScMp stats'.E32]" office:value-type="float" office:value="108.084" calcext:value-type="float">
            <text:p>108.084</text:p>
          </table:table-cell>
          <table:table-cell table:formula="of:=[$'ScMp stats'.F32]" office:value-type="float" office:value="18.344" calcext:value-type="float">
            <text:p>18.344</text:p>
          </table:table-cell>
          <table:table-cell table:formula="of:=[$'ScMp stats'.G32]" office:value-type="float" office:value="22.8758" calcext:value-type="float">
            <text:p>22.8758</text:p>
          </table:table-cell>
          <table:table-cell table:formula="of:=[$'ScMp stats'.I32]" office:value-type="float" office:value="6394.24" calcext:value-type="float">
            <text:p>6394.24</text:p>
          </table:table-cell>
          <table:table-cell table:formula="of:=[$'ScMp stats'.J32]" office:value-type="float" office:value="103.552" calcext:value-type="float">
            <text:p>103.552</text:p>
          </table:table-cell>
          <table:table-cell table:formula="of:=[$'McMp stats'.E32]" office:value-type="float" office:value="108.084" calcext:value-type="float">
            <text:p>108.084</text:p>
          </table:table-cell>
          <table:table-cell table:formula="of:=[$'McMp stats'.F32]" office:value-type="float" office:value="18.344" calcext:value-type="float">
            <text:p>18.344</text:p>
          </table:table-cell>
          <table:table-cell table:formula="of:=[$'McMp stats'.G32]" office:value-type="float" office:value="22.8359" calcext:value-type="float">
            <text:p>22.8359</text:p>
          </table:table-cell>
          <table:table-cell table:formula="of:=[$'McMp stats'.I32]" office:value-type="float" office:value="2584.84" calcext:value-type="float">
            <text:p>2584.84</text:p>
          </table:table-cell>
          <table:table-cell table:formula="of:=[$'McMp stats'.J32]" office:value-type="float" office:value="103.592" calcext:value-type="float">
            <text:p>103.59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stats'.E33]" office:value-type="float" office:value="98.1202" calcext:value-type="float">
            <text:p>98.1202</text:p>
          </table:table-cell>
          <table:table-cell table:formula="of:=[$'ScSp stats'.F33]" office:value-type="float" office:value="19.2243" calcext:value-type="float">
            <text:p>19.2243</text:p>
          </table:table-cell>
          <table:table-cell table:formula="of:=[$'ScSp stats'.G33]" office:value-type="float" office:value="41.2283" calcext:value-type="float">
            <text:p>41.2283</text:p>
          </table:table-cell>
          <table:table-cell table:formula="of:=[$'ScSp stats'.I33]" office:value-type="float" office:value="5104.64" calcext:value-type="float">
            <text:p>5104.64</text:p>
          </table:table-cell>
          <table:table-cell table:formula="of:=[$'ScSp stats'.J33]" office:value-type="float" office:value="76.1161" calcext:value-type="float">
            <text:p>76.1161</text:p>
          </table:table-cell>
          <table:table-cell table:formula="of:=[$'McSp stats'.E33]" office:value-type="float" office:value="98.1202" calcext:value-type="float">
            <text:p>98.1202</text:p>
          </table:table-cell>
          <table:table-cell table:formula="of:=[$'McSp stats'.F33]" office:value-type="float" office:value="19.2243" calcext:value-type="float">
            <text:p>19.2243</text:p>
          </table:table-cell>
          <table:table-cell table:formula="of:=[$'McSp stats'.G33]" office:value-type="float" office:value="40.9262" calcext:value-type="float">
            <text:p>40.9262</text:p>
          </table:table-cell>
          <table:table-cell table:formula="of:=[$'McSp stats'.I33]" office:value-type="float" office:value="7199.33" calcext:value-type="float">
            <text:p>7199.33</text:p>
          </table:table-cell>
          <table:table-cell table:formula="of:=[$'McSp stats'.J33]" office:value-type="float" office:value="76.4183" calcext:value-type="float">
            <text:p>76.4183</text:p>
          </table:table-cell>
          <table:table-cell table:formula="of:=[$'ScMp stats'.E33]" office:value-type="float" office:value="98.1202" calcext:value-type="float">
            <text:p>98.1202</text:p>
          </table:table-cell>
          <table:table-cell table:formula="of:=[$'ScMp stats'.F33]" office:value-type="float" office:value="19.2243" calcext:value-type="float">
            <text:p>19.2243</text:p>
          </table:table-cell>
          <table:table-cell table:formula="of:=[$'ScMp stats'.G33]" office:value-type="float" office:value="41.4999" calcext:value-type="float">
            <text:p>41.4999</text:p>
          </table:table-cell>
          <table:table-cell table:formula="of:=[$'ScMp stats'.I33]" office:value-type="float" office:value="7196.79" calcext:value-type="float">
            <text:p>7196.79</text:p>
          </table:table-cell>
          <table:table-cell table:formula="of:=[$'ScMp stats'.J33]" office:value-type="float" office:value="75.8446" calcext:value-type="float">
            <text:p>75.8446</text:p>
          </table:table-cell>
          <table:table-cell table:formula="of:=[$'McMp stats'.E33]" office:value-type="float" office:value="98.1202" calcext:value-type="float">
            <text:p>98.1202</text:p>
          </table:table-cell>
          <table:table-cell table:formula="of:=[$'McMp stats'.F33]" office:value-type="float" office:value="19.2243" calcext:value-type="float">
            <text:p>19.2243</text:p>
          </table:table-cell>
          <table:table-cell table:formula="of:=[$'McMp stats'.G33]" office:value-type="float" office:value="40.7516" calcext:value-type="float">
            <text:p>40.7516</text:p>
          </table:table-cell>
          <table:table-cell table:formula="of:=[$'McMp stats'.I33]" office:value-type="float" office:value="7196.03" calcext:value-type="float">
            <text:p>7196.03</text:p>
          </table:table-cell>
          <table:table-cell table:formula="of:=[$'McMp stats'.J33]" office:value-type="float" office:value="76.5929" calcext:value-type="float">
            <text:p>76.5929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stats'.E34]" office:value-type="float" office:value="130.422" calcext:value-type="float">
            <text:p>130.422</text:p>
          </table:table-cell>
          <table:table-cell table:formula="of:=[$'ScSp stats'.F34]" office:value-type="float" office:value="19.2158" calcext:value-type="float">
            <text:p>19.2158</text:p>
          </table:table-cell>
          <table:table-cell table:formula="of:=[$'ScSp stats'.G34]" office:value-type="float" office:value="39.3049" calcext:value-type="float">
            <text:p>39.3049</text:p>
          </table:table-cell>
          <table:table-cell table:formula="of:=[$'ScSp stats'.I34]" office:value-type="float" office:value="841.04" calcext:value-type="float">
            <text:p>841.04</text:p>
          </table:table-cell>
          <table:table-cell table:formula="of:=[$'ScSp stats'.J34]" office:value-type="float" office:value="110.333" calcext:value-type="float">
            <text:p>110.333</text:p>
          </table:table-cell>
          <table:table-cell table:formula="of:=[$'McSp stats'.E34]" office:value-type="float" office:value="130.422" calcext:value-type="float">
            <text:p>130.422</text:p>
          </table:table-cell>
          <table:table-cell table:formula="of:=[$'McSp stats'.F34]" office:value-type="float" office:value="19.2158" calcext:value-type="float">
            <text:p>19.2158</text:p>
          </table:table-cell>
          <table:table-cell table:formula="of:=[$'McSp stats'.G34]" office:value-type="float" office:value="38.2592" calcext:value-type="float">
            <text:p>38.2592</text:p>
          </table:table-cell>
          <table:table-cell table:formula="of:=[$'McSp stats'.I34]" office:value-type="float" office:value="768.24" calcext:value-type="float">
            <text:p>768.24</text:p>
          </table:table-cell>
          <table:table-cell table:formula="of:=[$'McSp stats'.J34]" office:value-type="float" office:value="111.379" calcext:value-type="float">
            <text:p>111.379</text:p>
          </table:table-cell>
          <table:table-cell table:formula="of:=[$'ScMp stats'.E34]" office:value-type="float" office:value="130.422" calcext:value-type="float">
            <text:p>130.422</text:p>
          </table:table-cell>
          <table:table-cell table:formula="of:=[$'ScMp stats'.F34]" office:value-type="float" office:value="19.2158" calcext:value-type="float">
            <text:p>19.2158</text:p>
          </table:table-cell>
          <table:table-cell table:formula="of:=[$'ScMp stats'.G34]" office:value-type="float" office:value="38.4324" calcext:value-type="float">
            <text:p>38.4324</text:p>
          </table:table-cell>
          <table:table-cell table:formula="of:=[$'ScMp stats'.I34]" office:value-type="float" office:value="2109.75" calcext:value-type="float">
            <text:p>2109.75</text:p>
          </table:table-cell>
          <table:table-cell table:formula="of:=[$'ScMp stats'.J34]" office:value-type="float" office:value="111.205" calcext:value-type="float">
            <text:p>111.205</text:p>
          </table:table-cell>
          <table:table-cell table:formula="of:=[$'McMp stats'.E34]" office:value-type="float" office:value="130.422" calcext:value-type="float">
            <text:p>130.422</text:p>
          </table:table-cell>
          <table:table-cell table:formula="of:=[$'McMp stats'.F34]" office:value-type="float" office:value="19.2158" calcext:value-type="float">
            <text:p>19.2158</text:p>
          </table:table-cell>
          <table:table-cell table:formula="of:=[$'McMp stats'.G34]" office:value-type="float" office:value="38.0387" calcext:value-type="float">
            <text:p>38.0387</text:p>
          </table:table-cell>
          <table:table-cell table:formula="of:=[$'McMp stats'.I34]" office:value-type="float" office:value="3219.05" calcext:value-type="float">
            <text:p>3219.05</text:p>
          </table:table-cell>
          <table:table-cell table:formula="of:=[$'McMp stats'.J34]" office:value-type="float" office:value="111.599" calcext:value-type="float">
            <text:p>111.599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stats'.E35]" office:value-type="float" office:value="100.407" calcext:value-type="float">
            <text:p>100.407</text:p>
          </table:table-cell>
          <table:table-cell table:formula="of:=[$'ScSp stats'.F35]" office:value-type="float" office:value="18.1824" calcext:value-type="float">
            <text:p>18.1824</text:p>
          </table:table-cell>
          <table:table-cell table:formula="of:=[$'ScSp stats'.G35]" office:value-type="float" office:value="39.2156" calcext:value-type="float">
            <text:p>39.2156</text:p>
          </table:table-cell>
          <table:table-cell table:formula="of:=[$'ScSp stats'.I35]" office:value-type="float" office:value="7197.58" calcext:value-type="float">
            <text:p>7197.58</text:p>
          </table:table-cell>
          <table:table-cell table:formula="of:=[$'ScSp stats'.J35]" office:value-type="float" office:value="79.3737" calcext:value-type="float">
            <text:p>79.3737</text:p>
          </table:table-cell>
          <table:table-cell table:formula="of:=[$'McSp stats'.E35]" office:value-type="float" office:value="100.407" calcext:value-type="float">
            <text:p>100.407</text:p>
          </table:table-cell>
          <table:table-cell table:formula="of:=[$'McSp stats'.F35]" office:value-type="float" office:value="18.1824" calcext:value-type="float">
            <text:p>18.1824</text:p>
          </table:table-cell>
          <table:table-cell table:formula="of:=[$'McSp stats'.G35]" office:value-type="float" office:value="38.3468" calcext:value-type="float">
            <text:p>38.3468</text:p>
          </table:table-cell>
          <table:table-cell table:formula="of:=[$'McSp stats'.I35]" office:value-type="float" office:value="7197.78" calcext:value-type="float">
            <text:p>7197.78</text:p>
          </table:table-cell>
          <table:table-cell table:formula="of:=[$'McSp stats'.J35]" office:value-type="float" office:value="80.2425" calcext:value-type="float">
            <text:p>80.2425</text:p>
          </table:table-cell>
          <table:table-cell table:formula="of:=[$'ScMp stats'.E35]" office:value-type="float" office:value="100.407" calcext:value-type="float">
            <text:p>100.407</text:p>
          </table:table-cell>
          <table:table-cell table:formula="of:=[$'ScMp stats'.F35]" office:value-type="float" office:value="18.1824" calcext:value-type="float">
            <text:p>18.1824</text:p>
          </table:table-cell>
          <table:table-cell table:formula="of:=[$'ScMp stats'.G35]" office:value-type="float" office:value="38.7205" calcext:value-type="float">
            <text:p>38.7205</text:p>
          </table:table-cell>
          <table:table-cell table:formula="of:=[$'ScMp stats'.I35]" office:value-type="float" office:value="7196.59" calcext:value-type="float">
            <text:p>7196.59</text:p>
          </table:table-cell>
          <table:table-cell table:formula="of:=[$'ScMp stats'.J35]" office:value-type="float" office:value="79.8688" calcext:value-type="float">
            <text:p>79.8688</text:p>
          </table:table-cell>
          <table:table-cell table:formula="of:=[$'McMp stats'.E35]" office:value-type="float" office:value="100.407" calcext:value-type="float">
            <text:p>100.407</text:p>
          </table:table-cell>
          <table:table-cell table:formula="of:=[$'McMp stats'.F35]" office:value-type="float" office:value="18.1824" calcext:value-type="float">
            <text:p>18.1824</text:p>
          </table:table-cell>
          <table:table-cell table:formula="of:=[$'McMp stats'.G35]" office:value-type="float" office:value="38.1898" calcext:value-type="float">
            <text:p>38.1898</text:p>
          </table:table-cell>
          <table:table-cell table:formula="of:=[$'McMp stats'.I35]" office:value-type="float" office:value="7195.04" calcext:value-type="float">
            <text:p>7195.04</text:p>
          </table:table-cell>
          <table:table-cell table:formula="of:=[$'McMp stats'.J35]" office:value-type="float" office:value="80.3995" calcext:value-type="float">
            <text:p>80.3995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stats'.E36]" office:value-type="float" office:value="80.5784" calcext:value-type="float">
            <text:p>80.5784</text:p>
          </table:table-cell>
          <table:table-cell table:formula="of:=[$'ScSp stats'.F36]" office:value-type="float" office:value="18.1445" calcext:value-type="float">
            <text:p>18.1445</text:p>
          </table:table-cell>
          <table:table-cell table:formula="of:=[$'ScSp stats'.G36]" office:value-type="float" office:value="42.2623" calcext:value-type="float">
            <text:p>42.2623</text:p>
          </table:table-cell>
          <table:table-cell table:formula="of:=[$'ScSp stats'.I36]" office:value-type="float" office:value="7195.99" calcext:value-type="float">
            <text:p>7195.99</text:p>
          </table:table-cell>
          <table:table-cell table:formula="of:=[$'ScSp stats'.J36]" office:value-type="float" office:value="56.4607" calcext:value-type="float">
            <text:p>56.4607</text:p>
          </table:table-cell>
          <table:table-cell table:formula="of:=[$'McSp stats'.E36]" office:value-type="float" office:value="80.5784" calcext:value-type="float">
            <text:p>80.5784</text:p>
          </table:table-cell>
          <table:table-cell table:formula="of:=[$'McSp stats'.F36]" office:value-type="float" office:value="18.1445" calcext:value-type="float">
            <text:p>18.1445</text:p>
          </table:table-cell>
          <table:table-cell table:formula="of:=[$'McSp stats'.G36]" office:value-type="float" office:value="41.2246" calcext:value-type="float">
            <text:p>41.2246</text:p>
          </table:table-cell>
          <table:table-cell table:formula="of:=[$'McSp stats'.I36]" office:value-type="float" office:value="7196.22" calcext:value-type="float">
            <text:p>7196.22</text:p>
          </table:table-cell>
          <table:table-cell table:formula="of:=[$'McSp stats'.J36]" office:value-type="float" office:value="57.4983" calcext:value-type="float">
            <text:p>57.4983</text:p>
          </table:table-cell>
          <table:table-cell table:formula="of:=[$'ScMp stats'.E36]" office:value-type="float" office:value="80.5784" calcext:value-type="float">
            <text:p>80.5784</text:p>
          </table:table-cell>
          <table:table-cell table:formula="of:=[$'ScMp stats'.F36]" office:value-type="float" office:value="18.1445" calcext:value-type="float">
            <text:p>18.1445</text:p>
          </table:table-cell>
          <table:table-cell table:formula="of:=[$'ScMp stats'.G36]" office:value-type="float" office:value="41.9778" calcext:value-type="float">
            <text:p>41.9778</text:p>
          </table:table-cell>
          <table:table-cell table:formula="of:=[$'ScMp stats'.I36]" office:value-type="float" office:value="7196.7" calcext:value-type="float">
            <text:p>7196.7</text:p>
          </table:table-cell>
          <table:table-cell table:formula="of:=[$'ScMp stats'.J36]" office:value-type="float" office:value="56.7452" calcext:value-type="float">
            <text:p>56.7452</text:p>
          </table:table-cell>
          <table:table-cell table:formula="of:=[$'McMp stats'.E36]" office:value-type="float" office:value="80.5784" calcext:value-type="float">
            <text:p>80.5784</text:p>
          </table:table-cell>
          <table:table-cell table:formula="of:=[$'McMp stats'.F36]" office:value-type="float" office:value="18.1445" calcext:value-type="float">
            <text:p>18.1445</text:p>
          </table:table-cell>
          <table:table-cell table:formula="of:=[$'McMp stats'.G36]" office:value-type="float" office:value="40.9528" calcext:value-type="float">
            <text:p>40.9528</text:p>
          </table:table-cell>
          <table:table-cell table:formula="of:=[$'McMp stats'.I36]" office:value-type="float" office:value="7192.97" calcext:value-type="float">
            <text:p>7192.97</text:p>
          </table:table-cell>
          <table:table-cell table:formula="of:=[$'McMp stats'.J36]" office:value-type="float" office:value="57.7701" calcext:value-type="float">
            <text:p>57.7701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stats'.E37]" office:value-type="float" office:value="96.6816" calcext:value-type="float">
            <text:p>96.6816</text:p>
          </table:table-cell>
          <table:table-cell table:formula="of:=[$'ScSp stats'.F37]" office:value-type="float" office:value="43.22" calcext:value-type="float">
            <text:p>43.22</text:p>
          </table:table-cell>
          <table:table-cell table:formula="of:=[$'ScSp stats'.G37]" office:value-type="float" office:value="33.2528" calcext:value-type="float">
            <text:p>33.2528</text:p>
          </table:table-cell>
          <table:table-cell table:formula="of:=[$'ScSp stats'.I37]" office:value-type="float" office:value="7196.89" calcext:value-type="float">
            <text:p>7196.89</text:p>
          </table:table-cell>
          <table:table-cell table:formula="of:=[$'ScSp stats'.J37]" office:value-type="float" office:value="106.649" calcext:value-type="float">
            <text:p>106.649</text:p>
          </table:table-cell>
          <table:table-cell table:formula="of:=[$'McSp stats'.E37]" office:value-type="float" office:value="96.6816" calcext:value-type="float">
            <text:p>96.6816</text:p>
          </table:table-cell>
          <table:table-cell table:formula="of:=[$'McSp stats'.F37]" office:value-type="float" office:value="43.22" calcext:value-type="float">
            <text:p>43.22</text:p>
          </table:table-cell>
          <table:table-cell table:formula="of:=[$'McSp stats'.G37]" office:value-type="float" office:value="34.0332" calcext:value-type="float">
            <text:p>34.0332</text:p>
          </table:table-cell>
          <table:table-cell table:formula="of:=[$'McSp stats'.I37]" office:value-type="float" office:value="7198.44" calcext:value-type="float">
            <text:p>7198.44</text:p>
          </table:table-cell>
          <table:table-cell table:formula="of:=[$'McSp stats'.J37]" office:value-type="float" office:value="105.868" calcext:value-type="float">
            <text:p>105.868</text:p>
          </table:table-cell>
          <table:table-cell table:formula="of:=[$'ScMp stats'.E37]" office:value-type="float" office:value="96.6816" calcext:value-type="float">
            <text:p>96.6816</text:p>
          </table:table-cell>
          <table:table-cell table:formula="of:=[$'ScMp stats'.F37]" office:value-type="float" office:value="43.22" calcext:value-type="float">
            <text:p>43.22</text:p>
          </table:table-cell>
          <table:table-cell table:formula="of:=[$'ScMp stats'.G37]" office:value-type="float" office:value="25.6308" calcext:value-type="float">
            <text:p>25.6308</text:p>
          </table:table-cell>
          <table:table-cell table:formula="of:=[$'ScMp stats'.I37]" office:value-type="float" office:value="7197.39" calcext:value-type="float">
            <text:p>7197.39</text:p>
          </table:table-cell>
          <table:table-cell table:formula="of:=[$'ScMp stats'.J37]" office:value-type="float" office:value="114.271" calcext:value-type="float">
            <text:p>114.271</text:p>
          </table:table-cell>
          <table:table-cell table:formula="of:=[$'McMp stats'.E37]" office:value-type="float" office:value="96.6816" calcext:value-type="float">
            <text:p>96.6816</text:p>
          </table:table-cell>
          <table:table-cell table:formula="of:=[$'McMp stats'.F37]" office:value-type="float" office:value="43.22" calcext:value-type="float">
            <text:p>43.22</text:p>
          </table:table-cell>
          <table:table-cell table:formula="of:=[$'McMp stats'.G37]" office:value-type="float" office:value="41.9139" calcext:value-type="float">
            <text:p>41.9139</text:p>
          </table:table-cell>
          <table:table-cell table:formula="of:=[$'McMp stats'.I37]" office:value-type="float" office:value="7195.44" calcext:value-type="float">
            <text:p>7195.44</text:p>
          </table:table-cell>
          <table:table-cell table:formula="of:=[$'McMp stats'.J37]" office:value-type="float" office:value="97.9877" calcext:value-type="float">
            <text:p>97.9877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stats'.E38]" office:value-type="float" office:value="87.6824" calcext:value-type="float">
            <text:p>87.6824</text:p>
          </table:table-cell>
          <table:table-cell table:formula="of:=[$'ScSp stats'.F38]" office:value-type="float" office:value="36.9099" calcext:value-type="float">
            <text:p>36.9099</text:p>
          </table:table-cell>
          <table:table-cell table:formula="of:=[$'ScSp stats'.G38]" office:value-type="float" office:value="39.2749" calcext:value-type="float">
            <text:p>39.2749</text:p>
          </table:table-cell>
          <table:table-cell table:formula="of:=[$'ScSp stats'.I38]" office:value-type="float" office:value="7196.56" calcext:value-type="float">
            <text:p>7196.56</text:p>
          </table:table-cell>
          <table:table-cell table:formula="of:=[$'ScSp stats'.J38]" office:value-type="float" office:value="85.3173" calcext:value-type="float">
            <text:p>85.3173</text:p>
          </table:table-cell>
          <table:table-cell table:formula="of:=[$'McSp stats'.E38]" office:value-type="float" office:value="87.6824" calcext:value-type="float">
            <text:p>87.6824</text:p>
          </table:table-cell>
          <table:table-cell table:formula="of:=[$'McSp stats'.F38]" office:value-type="float" office:value="36.9099" calcext:value-type="float">
            <text:p>36.9099</text:p>
          </table:table-cell>
          <table:table-cell table:formula="of:=[$'McSp stats'.G38]" office:value-type="float" office:value="34.1447" calcext:value-type="float">
            <text:p>34.1447</text:p>
          </table:table-cell>
          <table:table-cell table:formula="of:=[$'McSp stats'.I38]" office:value-type="float" office:value="7198.05" calcext:value-type="float">
            <text:p>7198.05</text:p>
          </table:table-cell>
          <table:table-cell table:formula="of:=[$'McSp stats'.J38]" office:value-type="float" office:value="90.4476" calcext:value-type="float">
            <text:p>90.4476</text:p>
          </table:table-cell>
          <table:table-cell table:formula="of:=[$'ScMp stats'.E38]" office:value-type="float" office:value="87.6824" calcext:value-type="float">
            <text:p>87.6824</text:p>
          </table:table-cell>
          <table:table-cell table:formula="of:=[$'ScMp stats'.F38]" office:value-type="float" office:value="36.9099" calcext:value-type="float">
            <text:p>36.9099</text:p>
          </table:table-cell>
          <table:table-cell table:formula="of:=[$'ScMp stats'.G38]" office:value-type="float" office:value="36.3957" calcext:value-type="float">
            <text:p>36.3957</text:p>
          </table:table-cell>
          <table:table-cell table:formula="of:=[$'ScMp stats'.I38]" office:value-type="float" office:value="7194.78" calcext:value-type="float">
            <text:p>7194.78</text:p>
          </table:table-cell>
          <table:table-cell table:formula="of:=[$'ScMp stats'.J38]" office:value-type="float" office:value="88.1965" calcext:value-type="float">
            <text:p>88.1965</text:p>
          </table:table-cell>
          <table:table-cell table:formula="of:=[$'McMp stats'.E38]" office:value-type="float" office:value="87.6824" calcext:value-type="float">
            <text:p>87.6824</text:p>
          </table:table-cell>
          <table:table-cell table:formula="of:=[$'McMp stats'.F38]" office:value-type="float" office:value="40.714" calcext:value-type="float">
            <text:p>40.714</text:p>
          </table:table-cell>
          <table:table-cell table:formula="of:=[$'McMp stats'.G38]" office:value-type="float" office:value="35.794" calcext:value-type="float">
            <text:p>35.794</text:p>
          </table:table-cell>
          <table:table-cell table:formula="of:=[$'McMp stats'.I38]" office:value-type="float" office:value="7197.43" calcext:value-type="float">
            <text:p>7197.43</text:p>
          </table:table-cell>
          <table:table-cell table:formula="of:=[$'McMp stats'.J38]" office:value-type="float" office:value="92.6023" calcext:value-type="float">
            <text:p>92.6023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stats'.E39]" office:value-type="float" office:value="104.298" calcext:value-type="float">
            <text:p>104.298</text:p>
          </table:table-cell>
          <table:table-cell table:formula="of:=[$'ScSp stats'.F39]" office:value-type="float" office:value="35.7867" calcext:value-type="float">
            <text:p>35.7867</text:p>
          </table:table-cell>
          <table:table-cell table:formula="of:=[$'ScSp stats'.G39]" office:value-type="float" office:value="37.9348" calcext:value-type="float">
            <text:p>37.9348</text:p>
          </table:table-cell>
          <table:table-cell table:formula="of:=[$'ScSp stats'.I39]" office:value-type="float" office:value="7199.91" calcext:value-type="float">
            <text:p>7199.91</text:p>
          </table:table-cell>
          <table:table-cell table:formula="of:=[$'ScSp stats'.J39]" office:value-type="float" office:value="102.149" calcext:value-type="float">
            <text:p>102.149</text:p>
          </table:table-cell>
          <table:table-cell table:formula="of:=[$'McSp stats'.E39]" office:value-type="float" office:value="104.298" calcext:value-type="float">
            <text:p>104.298</text:p>
          </table:table-cell>
          <table:table-cell table:formula="of:=[$'McSp stats'.F39]" office:value-type="float" office:value="31.442" calcext:value-type="float">
            <text:p>31.442</text:p>
          </table:table-cell>
          <table:table-cell table:formula="of:=[$'McSp stats'.G39]" office:value-type="float" office:value="34.5685" calcext:value-type="float">
            <text:p>34.5685</text:p>
          </table:table-cell>
          <table:table-cell table:formula="of:=[$'McSp stats'.I39]" office:value-type="float" office:value="7197.67" calcext:value-type="float">
            <text:p>7197.67</text:p>
          </table:table-cell>
          <table:table-cell table:formula="of:=[$'McSp stats'.J39]" office:value-type="float" office:value="101.171" calcext:value-type="float">
            <text:p>101.171</text:p>
          </table:table-cell>
          <table:table-cell table:formula="of:=[$'ScMp stats'.E39]" office:value-type="float" office:value="104.298" calcext:value-type="float">
            <text:p>104.298</text:p>
          </table:table-cell>
          <table:table-cell table:formula="of:=[$'ScMp stats'.F39]" office:value-type="float" office:value="38.4069" calcext:value-type="float">
            <text:p>38.4069</text:p>
          </table:table-cell>
          <table:table-cell table:formula="of:=[$'ScMp stats'.G39]" office:value-type="float" office:value="46.7101" calcext:value-type="float">
            <text:p>46.7101</text:p>
          </table:table-cell>
          <table:table-cell table:formula="of:=[$'ScMp stats'.I39]" office:value-type="float" office:value="7197.53" calcext:value-type="float">
            <text:p>7197.53</text:p>
          </table:table-cell>
          <table:table-cell table:formula="of:=[$'ScMp stats'.J39]" office:value-type="float" office:value="95.9944" calcext:value-type="float">
            <text:p>95.9944</text:p>
          </table:table-cell>
          <table:table-cell table:formula="of:=[$'McMp stats'.E39]" office:value-type="float" office:value="104.298" calcext:value-type="float">
            <text:p>104.298</text:p>
          </table:table-cell>
          <table:table-cell table:formula="of:=[$'McMp stats'.F39]" office:value-type="float" office:value="35.7867" calcext:value-type="float">
            <text:p>35.7867</text:p>
          </table:table-cell>
          <table:table-cell table:formula="of:=[$'McMp stats'.G39]" office:value-type="float" office:value="35.5216" calcext:value-type="float">
            <text:p>35.5216</text:p>
          </table:table-cell>
          <table:table-cell table:formula="of:=[$'McMp stats'.I39]" office:value-type="float" office:value="7197.01" calcext:value-type="float">
            <text:p>7197.01</text:p>
          </table:table-cell>
          <table:table-cell table:formula="of:=[$'McMp stats'.J39]" office:value-type="float" office:value="104.563" calcext:value-type="float">
            <text:p>104.563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stats'.E40]" office:value-type="float" office:value="96.8683" calcext:value-type="float">
            <text:p>96.8683</text:p>
          </table:table-cell>
          <table:table-cell table:formula="of:=[$'ScSp stats'.F40]" office:value-type="float" office:value="72.9371" calcext:value-type="float">
            <text:p>72.9371</text:p>
          </table:table-cell>
          <table:table-cell table:formula="of:=[$'ScSp stats'.G40]" office:value-type="float" office:value="67.0098" calcext:value-type="float">
            <text:p>67.0098</text:p>
          </table:table-cell>
          <table:table-cell table:formula="of:=[$'ScSp stats'.I40]" office:value-type="float" office:value="7198.28" calcext:value-type="float">
            <text:p>7198.28</text:p>
          </table:table-cell>
          <table:table-cell table:formula="of:=[$'ScSp stats'.J40]" office:value-type="float" office:value="102.796" calcext:value-type="float">
            <text:p>102.796</text:p>
          </table:table-cell>
          <table:table-cell table:formula="of:=[$'McSp stats'.E40]" office:value-type="float" office:value="96.8683" calcext:value-type="float">
            <text:p>96.8683</text:p>
          </table:table-cell>
          <table:table-cell table:formula="of:=[$'McSp stats'.F40]" office:value-type="float" office:value="72.9371" calcext:value-type="float">
            <text:p>72.9371</text:p>
          </table:table-cell>
          <table:table-cell table:formula="of:=[$'McSp stats'.G40]" office:value-type="float" office:value="66.7958" calcext:value-type="float">
            <text:p>66.7958</text:p>
          </table:table-cell>
          <table:table-cell table:formula="of:=[$'McSp stats'.I40]" office:value-type="float" office:value="7197.29" calcext:value-type="float">
            <text:p>7197.29</text:p>
          </table:table-cell>
          <table:table-cell table:formula="of:=[$'McSp stats'.J40]" office:value-type="float" office:value="103.01" calcext:value-type="float">
            <text:p>103.01</text:p>
          </table:table-cell>
          <table:table-cell table:formula="of:=[$'ScMp stats'.E40]" office:value-type="float" office:value="96.8683" calcext:value-type="float">
            <text:p>96.8683</text:p>
          </table:table-cell>
          <table:table-cell table:formula="of:=[$'ScMp stats'.F40]" office:value-type="float" office:value="72.9371" calcext:value-type="float">
            <text:p>72.9371</text:p>
          </table:table-cell>
          <table:table-cell table:formula="of:=[$'ScMp stats'.G40]" office:value-type="float" office:value="71.7642" calcext:value-type="float">
            <text:p>71.7642</text:p>
          </table:table-cell>
          <table:table-cell table:formula="of:=[$'ScMp stats'.I40]" office:value-type="float" office:value="7198.65" calcext:value-type="float">
            <text:p>7198.65</text:p>
          </table:table-cell>
          <table:table-cell table:formula="of:=[$'ScMp stats'.J40]" office:value-type="float" office:value="98.0412" calcext:value-type="float">
            <text:p>98.0412</text:p>
          </table:table-cell>
          <table:table-cell table:formula="of:=[$'McMp stats'.E40]" office:value-type="float" office:value="96.8683" calcext:value-type="float">
            <text:p>96.8683</text:p>
          </table:table-cell>
          <table:table-cell table:formula="of:=[$'McMp stats'.F40]" office:value-type="float" office:value="72.9371" calcext:value-type="float">
            <text:p>72.9371</text:p>
          </table:table-cell>
          <table:table-cell table:formula="of:=[$'McMp stats'.G40]" office:value-type="float" office:value="59.5347" calcext:value-type="float">
            <text:p>59.5347</text:p>
          </table:table-cell>
          <table:table-cell table:formula="of:=[$'McMp stats'.I40]" office:value-type="float" office:value="7196.08" calcext:value-type="float">
            <text:p>7196.08</text:p>
          </table:table-cell>
          <table:table-cell table:formula="of:=[$'McMp stats'.J40]" office:value-type="float" office:value="110.271" calcext:value-type="float">
            <text:p>110.271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stats'.E41]" office:value-type="float" office:value="113.532" calcext:value-type="float">
            <text:p>113.532</text:p>
          </table:table-cell>
          <table:table-cell table:formula="of:=[$'ScSp stats'.F41]" office:value-type="float" office:value="41.44" calcext:value-type="float">
            <text:p>41.44</text:p>
          </table:table-cell>
          <table:table-cell table:formula="of:=[$'ScSp stats'.G41]" office:value-type="float" office:value="59.2512" calcext:value-type="float">
            <text:p>59.2512</text:p>
          </table:table-cell>
          <table:table-cell table:formula="of:=[$'ScSp stats'.I41]" office:value-type="float" office:value="7196.53" calcext:value-type="float">
            <text:p>7196.53</text:p>
          </table:table-cell>
          <table:table-cell table:formula="of:=[$'ScSp stats'.J41]" office:value-type="float" office:value="95.7213" calcext:value-type="float">
            <text:p>95.7213</text:p>
          </table:table-cell>
          <table:table-cell table:formula="of:=[$'McSp stats'.E41]" office:value-type="float" office:value="113.532" calcext:value-type="float">
            <text:p>113.532</text:p>
          </table:table-cell>
          <table:table-cell table:formula="of:=[$'McSp stats'.F41]" office:value-type="float" office:value="41.44" calcext:value-type="float">
            <text:p>41.44</text:p>
          </table:table-cell>
          <table:table-cell table:formula="of:=[$'McSp stats'.G41]" office:value-type="float" office:value="56.3553" calcext:value-type="float">
            <text:p>56.3553</text:p>
          </table:table-cell>
          <table:table-cell table:formula="of:=[$'McSp stats'.I41]" office:value-type="float" office:value="7195.88" calcext:value-type="float">
            <text:p>7195.88</text:p>
          </table:table-cell>
          <table:table-cell table:formula="of:=[$'McSp stats'.J41]" office:value-type="float" office:value="98.6171" calcext:value-type="float">
            <text:p>98.6171</text:p>
          </table:table-cell>
          <table:table-cell table:formula="of:=[$'ScMp stats'.E41]" office:value-type="float" office:value="113.532" calcext:value-type="float">
            <text:p>113.532</text:p>
          </table:table-cell>
          <table:table-cell table:formula="of:=[$'ScMp stats'.F41]" office:value-type="float" office:value="41.44" calcext:value-type="float">
            <text:p>41.44</text:p>
          </table:table-cell>
          <table:table-cell table:formula="of:=[$'ScMp stats'.G41]" office:value-type="float" office:value="54.2907" calcext:value-type="float">
            <text:p>54.2907</text:p>
          </table:table-cell>
          <table:table-cell table:formula="of:=[$'ScMp stats'.I41]" office:value-type="float" office:value="7196.52" calcext:value-type="float">
            <text:p>7196.52</text:p>
          </table:table-cell>
          <table:table-cell table:formula="of:=[$'ScMp stats'.J41]" office:value-type="float" office:value="100.682" calcext:value-type="float">
            <text:p>100.682</text:p>
          </table:table-cell>
          <table:table-cell table:formula="of:=[$'McMp stats'.E41]" office:value-type="float" office:value="113.532" calcext:value-type="float">
            <text:p>113.532</text:p>
          </table:table-cell>
          <table:table-cell table:formula="of:=[$'McMp stats'.F41]" office:value-type="float" office:value="41.44" calcext:value-type="float">
            <text:p>41.44</text:p>
          </table:table-cell>
          <table:table-cell table:formula="of:=[$'McMp stats'.G41]" office:value-type="float" office:value="54.5774" calcext:value-type="float">
            <text:p>54.5774</text:p>
          </table:table-cell>
          <table:table-cell table:formula="of:=[$'McMp stats'.I41]" office:value-type="float" office:value="7194.91" calcext:value-type="float">
            <text:p>7194.91</text:p>
          </table:table-cell>
          <table:table-cell table:formula="of:=[$'McMp stats'.J41]" office:value-type="float" office:value="100.395" calcext:value-type="float">
            <text:p>100.395</text:p>
          </table:table-cell>
        </table:table-row>
        <table:table-row table:style-name="ro2">
          <table:table-cell table:style-name="ce60"/>
          <table:table-cell table:style-name="ce60" office:value-type="string" calcext:value-type="string" table:number-columns-spanned="5" table:number-rows-spanned="1">
            <text:p>ScSp</text:p>
          </table:table-cell>
          <table:covered-table-cell table:number-columns-repeated="4" table:style-name="ce60"/>
          <table:table-cell table:style-name="ce69" office:value-type="string" calcext:value-type="string" table:number-columns-spanned="5" table:number-rows-spanned="1">
            <text:p>McSp</text:p>
          </table:table-cell>
          <table:covered-table-cell table:number-columns-repeated="4" table:style-name="ce69"/>
          <table:table-cell table:style-name="ce60" office:value-type="string" calcext:value-type="string" table:number-columns-spanned="5" table:number-rows-spanned="1">
            <text:p>ScMp</text:p>
          </table:table-cell>
          <table:covered-table-cell table:number-columns-repeated="4" table:style-name="ce60"/>
          <table:table-cell table:style-name="ce60" office:value-type="string" calcext:value-type="string" table:number-columns-spanned="5" table:number-rows-spanned="1">
            <text:p>McMp</text:p>
          </table:table-cell>
          <table:covered-table-cell table:number-columns-repeated="4" table:style-name="ce60"/>
        </table:table-row>
        <table:table-row table:style-name="ro2">
          <table:table-cell table:style-name="ce61" office:value-type="string" calcext:value-type="string">
            <text:p>Size</text:p>
          </table:table-cell>
          <table:table-cell table:style-name="ce66" office:value-type="string" calcext:value-type="string">
            <text:p>Pc</text:p>
          </table:table-cell>
          <table:table-cell table:style-name="ce66" office:value-type="string" calcext:value-type="string">
            <text:p>Pp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Stim</text:p>
          </table:table-cell>
          <table:table-cell table:style-name="ce66" office:value-type="string" calcext:value-type="string">
            <text:p>Sval</text:p>
          </table:table-cell>
          <table:table-cell table:style-name="ce66" office:value-type="string" calcext:value-type="string">
            <text:p>Pc</text:p>
          </table:table-cell>
          <table:table-cell table:style-name="ce66" office:value-type="string" calcext:value-type="string">
            <text:p>Pp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Stim</text:p>
          </table:table-cell>
          <table:table-cell table:style-name="ce66" office:value-type="string" calcext:value-type="string">
            <text:p>Sval</text:p>
          </table:table-cell>
          <table:table-cell table:style-name="ce66" office:value-type="string" calcext:value-type="string">
            <text:p>Pc</text:p>
          </table:table-cell>
          <table:table-cell table:style-name="ce66" office:value-type="string" calcext:value-type="string">
            <text:p>Pp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Stim</text:p>
          </table:table-cell>
          <table:table-cell table:style-name="ce66" office:value-type="string" calcext:value-type="string">
            <text:p>Sval</text:p>
          </table:table-cell>
          <table:table-cell table:style-name="ce66" office:value-type="string" calcext:value-type="string">
            <text:p>Pc</text:p>
          </table:table-cell>
          <table:table-cell table:style-name="ce66" office:value-type="string" calcext:value-type="string">
            <text:p>Pp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Stim</text:p>
          </table:table-cell>
          <table:table-cell table:style-name="ce70" office:value-type="string" calcext:value-type="string">
            <text:p>Sval</text:p>
          </table:table-cell>
        </table:table-row>
        <table:table-row table:style-name="ro2">
          <table:table-cell table:style-name="ce64" office:value-type="string" calcext:value-type="string">
            <text:p>5-10</text:p>
          </table:table-cell>
          <table:table-cell table:style-name="ce67" table:formula="of:=AVERAGE([.B3:.B7])" office:value-type="float" office:value="23.98676" calcext:value-type="float">
            <text:p>23.987</text:p>
          </table:table-cell>
          <table:table-cell table:style-name="ce30" table:formula="of:=AVERAGE([.C3:.C7])" office:value-type="float" office:value="32.66054" calcext:value-type="float">
            <text:p>32.661</text:p>
          </table:table-cell>
          <table:table-cell table:style-name="ce30" table:formula="of:=AVERAGE([.D3:.D7])" office:value-type="float" office:value="23.59564" calcext:value-type="float">
            <text:p>23.596</text:p>
          </table:table-cell>
          <table:table-cell table:style-name="ce30" table:formula="of:=AVERAGE([.E3:.E7])" office:value-type="float" office:value="1.988" calcext:value-type="float">
            <text:p>1.988</text:p>
          </table:table-cell>
          <table:table-cell table:style-name="ce30" table:formula="of:=AVERAGE([.F3:.F7])" office:value-type="float" office:value="33.05166" calcext:value-type="float">
            <text:p>33.052</text:p>
          </table:table-cell>
          <table:table-cell table:style-name="ce30" table:formula="of:=AVERAGE([.G3:.G7])" office:value-type="float" office:value="23.98676" calcext:value-type="float">
            <text:p>23.987</text:p>
          </table:table-cell>
          <table:table-cell table:style-name="ce30" table:formula="of:=AVERAGE([.H3:.H7])" office:value-type="float" office:value="32.66054" calcext:value-type="float">
            <text:p>32.661</text:p>
          </table:table-cell>
          <table:table-cell table:style-name="ce30" table:formula="of:=AVERAGE([.I3:.I7])" office:value-type="float" office:value="23.59564" calcext:value-type="float">
            <text:p>23.596</text:p>
          </table:table-cell>
          <table:table-cell table:style-name="ce30" table:formula="of:=AVERAGE([.J3:.J7])" office:value-type="float" office:value="2.312" calcext:value-type="float">
            <text:p>2.312</text:p>
          </table:table-cell>
          <table:table-cell table:style-name="ce30" table:formula="of:=AVERAGE([.K3:.K7])" office:value-type="float" office:value="33.05166" calcext:value-type="float">
            <text:p>33.052</text:p>
          </table:table-cell>
          <table:table-cell table:style-name="ce30" table:formula="of:=AVERAGE([.L3:.L7])" office:value-type="float" office:value="23.98676" calcext:value-type="float">
            <text:p>23.987</text:p>
          </table:table-cell>
          <table:table-cell table:style-name="ce30" table:formula="of:=AVERAGE([.M3:.M7])" office:value-type="float" office:value="48.65612" calcext:value-type="float">
            <text:p>48.656</text:p>
          </table:table-cell>
          <table:table-cell table:style-name="ce30" table:formula="of:=AVERAGE([.N3:.N7])" office:value-type="float" office:value="22.82996" calcext:value-type="float">
            <text:p>22.830</text:p>
          </table:table-cell>
          <table:table-cell table:style-name="ce30" table:formula="of:=AVERAGE([.O3:.O7])" office:value-type="float" office:value="408.662" calcext:value-type="float">
            <text:p>408.662</text:p>
          </table:table-cell>
          <table:table-cell table:style-name="ce30" table:formula="of:=AVERAGE([.P3:.P7])" office:value-type="float" office:value="49.8129" calcext:value-type="float">
            <text:p>49.813</text:p>
          </table:table-cell>
          <table:table-cell table:style-name="ce30" table:formula="of:=AVERAGE([.Q3:.Q7])" office:value-type="float" office:value="23.98676" calcext:value-type="float">
            <text:p>23.987</text:p>
          </table:table-cell>
          <table:table-cell table:style-name="ce30" table:formula="of:=AVERAGE([.R3:.R7])" office:value-type="float" office:value="48.65612" calcext:value-type="float">
            <text:p>48.656</text:p>
          </table:table-cell>
          <table:table-cell table:style-name="ce30" table:formula="of:=AVERAGE([.S3:.S7])" office:value-type="float" office:value="22.82622" calcext:value-type="float">
            <text:p>22.826</text:p>
          </table:table-cell>
          <table:table-cell table:style-name="ce30" table:formula="of:=AVERAGE([.T3:.T7])" office:value-type="float" office:value="236.548" calcext:value-type="float">
            <text:p>236.548</text:p>
          </table:table-cell>
          <table:table-cell table:style-name="ce30" table:formula="of:=AVERAGE([.U3:.U7])" office:value-type="float" office:value="49.81664" calcext:value-type="float">
            <text:p>49.817</text:p>
          </table:table-cell>
        </table:table-row>
        <table:table-row table:style-name="ro2">
          <table:table-cell table:style-name="ce64" office:value-type="string" calcext:value-type="string">
            <text:p>10-10</text:p>
          </table:table-cell>
          <table:table-cell table:style-name="ce30" table:formula="of:=AVERAGE([.B8:.B12])" office:value-type="float" office:value="53.70862" calcext:value-type="float">
            <text:p>53.709</text:p>
          </table:table-cell>
          <table:table-cell table:style-name="ce30" table:formula="of:=AVERAGE([.C8:.C12])" office:value-type="float" office:value="50.50092" calcext:value-type="float">
            <text:p>50.501</text:p>
          </table:table-cell>
          <table:table-cell table:style-name="ce30" table:formula="of:=AVERAGE([.D8:.D12])" office:value-type="float" office:value="42.10656" calcext:value-type="float">
            <text:p>42.107</text:p>
          </table:table-cell>
          <table:table-cell table:style-name="ce30" table:formula="of:=AVERAGE([.E8:.E12])" office:value-type="float" office:value="7197.598" calcext:value-type="float">
            <text:p>7197.598</text:p>
          </table:table-cell>
          <table:table-cell table:style-name="ce30" table:formula="of:=AVERAGE([.F8:.F12])" office:value-type="float" office:value="62.10296" calcext:value-type="float">
            <text:p>62.103</text:p>
          </table:table-cell>
          <table:table-cell table:style-name="ce30" table:formula="of:=AVERAGE([.G8:.G12])" office:value-type="float" office:value="53.70862" calcext:value-type="float">
            <text:p>53.709</text:p>
          </table:table-cell>
          <table:table-cell table:style-name="ce30" table:formula="of:=AVERAGE([.H8:.H12])" office:value-type="float" office:value="51.36986" calcext:value-type="float">
            <text:p>51.370</text:p>
          </table:table-cell>
          <table:table-cell table:style-name="ce30" table:formula="of:=AVERAGE([.I8:.I12])" office:value-type="float" office:value="42.85836" calcext:value-type="float">
            <text:p>42.858</text:p>
          </table:table-cell>
          <table:table-cell table:style-name="ce30" table:formula="of:=AVERAGE([.J8:.J12])" office:value-type="float" office:value="7197.102" calcext:value-type="float">
            <text:p>7197.102</text:p>
          </table:table-cell>
          <table:table-cell table:style-name="ce30" table:formula="of:=AVERAGE([.K8:.K12])" office:value-type="float" office:value="62.22008" calcext:value-type="float">
            <text:p>62.220</text:p>
          </table:table-cell>
          <table:table-cell table:style-name="ce30" table:formula="of:=AVERAGE([.L8:.L12])" office:value-type="float" office:value="53.70862" calcext:value-type="float">
            <text:p>53.709</text:p>
          </table:table-cell>
          <table:table-cell table:style-name="ce30" table:formula="of:=AVERAGE([.M8:.M12])" office:value-type="float" office:value="57.22578" calcext:value-type="float">
            <text:p>57.226</text:p>
          </table:table-cell>
          <table:table-cell table:style-name="ce30" table:formula="of:=AVERAGE([.N8:.N12])" office:value-type="float" office:value="37.8433" calcext:value-type="float">
            <text:p>37.843</text:p>
          </table:table-cell>
          <table:table-cell table:style-name="ce30" table:formula="of:=AVERAGE([.O8:.O12])" office:value-type="float" office:value="7193.734" calcext:value-type="float">
            <text:p>7193.734</text:p>
          </table:table-cell>
          <table:table-cell table:style-name="ce30" table:formula="of:=AVERAGE([.P8:.P12])" office:value-type="float" office:value="73.0911" calcext:value-type="float">
            <text:p>73.091</text:p>
          </table:table-cell>
          <table:table-cell table:style-name="ce30" table:formula="of:=AVERAGE([.Q8:.Q12])" office:value-type="float" office:value="53.70862" calcext:value-type="float">
            <text:p>53.709</text:p>
          </table:table-cell>
          <table:table-cell table:style-name="ce30" table:formula="of:=AVERAGE([.R8:.R12])" office:value-type="float" office:value="57.22578" calcext:value-type="float">
            <text:p>57.226</text:p>
          </table:table-cell>
          <table:table-cell table:style-name="ce30" table:formula="of:=AVERAGE([.S8:.S12])" office:value-type="float" office:value="36.93424" calcext:value-type="float">
            <text:p>36.934</text:p>
          </table:table-cell>
          <table:table-cell table:style-name="ce30" table:formula="of:=AVERAGE([.T8:.T12])" office:value-type="float" office:value="7193.512" calcext:value-type="float">
            <text:p>7193.512</text:p>
          </table:table-cell>
          <table:table-cell table:style-name="ce30" table:formula="of:=AVERAGE([.U8:.U12])" office:value-type="float" office:value="74.00016" calcext:value-type="float">
            <text:p>74.000</text:p>
          </table:table-cell>
        </table:table-row>
        <table:table-row table:style-name="ro2">
          <table:table-cell table:style-name="ce64" office:value-type="string" calcext:value-type="string">
            <text:p>10-15</text:p>
          </table:table-cell>
          <table:table-cell table:style-name="ce30" table:formula="of:=AVERAGE([.B13:.B17])" office:value-type="float" office:value="45.09494" calcext:value-type="float">
            <text:p>45.095</text:p>
          </table:table-cell>
          <table:table-cell table:style-name="ce30" table:formula="of:=AVERAGE([.C13:.C17])" office:value-type="float" office:value="49.21368" calcext:value-type="float">
            <text:p>49.214</text:p>
          </table:table-cell>
          <table:table-cell table:style-name="ce30" table:formula="of:=AVERAGE([.D13:.D17])" office:value-type="float" office:value="34.82506" calcext:value-type="float">
            <text:p>34.825</text:p>
          </table:table-cell>
          <table:table-cell table:style-name="ce30" table:formula="of:=AVERAGE([.E13:.E17])" office:value-type="float" office:value="5846.94" calcext:value-type="float">
            <text:p>5846.940</text:p>
          </table:table-cell>
          <table:table-cell table:style-name="ce30" table:formula="of:=AVERAGE([.F13:.F17])" office:value-type="float" office:value="59.48358" calcext:value-type="float">
            <text:p>59.484</text:p>
          </table:table-cell>
          <table:table-cell table:style-name="ce30" table:formula="of:=AVERAGE([.G13:.G17])" office:value-type="float" office:value="45.09494" calcext:value-type="float">
            <text:p>45.095</text:p>
          </table:table-cell>
          <table:table-cell table:style-name="ce30" table:formula="of:=AVERAGE([.H13:.H17])" office:value-type="float" office:value="50.09836" calcext:value-type="float">
            <text:p>50.098</text:p>
          </table:table-cell>
          <table:table-cell table:style-name="ce30" table:formula="of:=AVERAGE([.I13:.I17])" office:value-type="float" office:value="35.09674" calcext:value-type="float">
            <text:p>35.097</text:p>
          </table:table-cell>
          <table:table-cell table:style-name="ce30" table:formula="of:=AVERAGE([.J13:.J17])" office:value-type="float" office:value="5977.04" calcext:value-type="float">
            <text:p>5977.040</text:p>
          </table:table-cell>
          <table:table-cell table:style-name="ce30" table:formula="of:=AVERAGE([.K13:.K17])" office:value-type="float" office:value="60.0966" calcext:value-type="float">
            <text:p>60.097</text:p>
          </table:table-cell>
          <table:table-cell table:style-name="ce30" table:formula="of:=AVERAGE([.L13:.L17])" office:value-type="float" office:value="45.09494" calcext:value-type="float">
            <text:p>45.095</text:p>
          </table:table-cell>
          <table:table-cell table:style-name="ce30" table:formula="of:=AVERAGE([.M13:.M17])" office:value-type="float" office:value="65.36968" calcext:value-type="float">
            <text:p>65.370</text:p>
          </table:table-cell>
          <table:table-cell table:style-name="ce30" table:formula="of:=AVERAGE([.N13:.N17])" office:value-type="float" office:value="36.91232" calcext:value-type="float">
            <text:p>36.912</text:p>
          </table:table-cell>
          <table:table-cell table:style-name="ce30" table:formula="of:=AVERAGE([.O13:.O17])" office:value-type="float" office:value="7194.17" calcext:value-type="float">
            <text:p>7194.170</text:p>
          </table:table-cell>
          <table:table-cell table:style-name="ce30" table:formula="of:=AVERAGE([.P13:.P17])" office:value-type="float" office:value="73.5523" calcext:value-type="float">
            <text:p>73.552</text:p>
          </table:table-cell>
          <table:table-cell table:style-name="ce30" table:formula="of:=AVERAGE([.Q13:.Q17])" office:value-type="float" office:value="45.09494" calcext:value-type="float">
            <text:p>45.095</text:p>
          </table:table-cell>
          <table:table-cell table:style-name="ce30" table:formula="of:=AVERAGE([.R13:.R17])" office:value-type="float" office:value="66.51498" calcext:value-type="float">
            <text:p>66.515</text:p>
          </table:table-cell>
          <table:table-cell table:style-name="ce30" table:formula="of:=AVERAGE([.S13:.S17])" office:value-type="float" office:value="36.41996" calcext:value-type="float">
            <text:p>36.420</text:p>
          </table:table-cell>
          <table:table-cell table:style-name="ce30" table:formula="of:=AVERAGE([.T13:.T17])" office:value-type="float" office:value="7194.574" calcext:value-type="float">
            <text:p>7194.574</text:p>
          </table:table-cell>
          <table:table-cell table:style-name="ce30" table:formula="of:=AVERAGE([.U13:.U17])" office:value-type="float" office:value="75.18998" calcext:value-type="float">
            <text:p>75.190</text:p>
          </table:table-cell>
        </table:table-row>
        <table:table-row table:style-name="ro2">
          <table:table-cell table:style-name="ce64" office:value-type="string" calcext:value-type="string">
            <text:p>15-5</text:p>
          </table:table-cell>
          <table:table-cell table:style-name="ce30" table:formula="of:=AVERAGE([.B18:.B22])" office:value-type="float" office:value="77.1855" calcext:value-type="float">
            <text:p>77.186</text:p>
          </table:table-cell>
          <table:table-cell table:style-name="ce30" table:formula="of:=AVERAGE([.C18:.C22])" office:value-type="float" office:value="19.4411" calcext:value-type="float">
            <text:p>19.441</text:p>
          </table:table-cell>
          <table:table-cell table:style-name="ce30" table:formula="of:=AVERAGE([.D18:.D22])" office:value-type="float" office:value="26.05022" calcext:value-type="float">
            <text:p>26.050</text:p>
          </table:table-cell>
          <table:table-cell table:style-name="ce30" table:formula="of:=AVERAGE([.E18:.E22])" office:value-type="float" office:value="5076.882" calcext:value-type="float">
            <text:p>5076.882</text:p>
          </table:table-cell>
          <table:table-cell table:style-name="ce30" table:formula="of:=AVERAGE([.F18:.F22])" office:value-type="float" office:value="70.57634" calcext:value-type="float">
            <text:p>70.576</text:p>
          </table:table-cell>
          <table:table-cell table:style-name="ce30" table:formula="of:=AVERAGE([.G18:.G22])" office:value-type="float" office:value="77.1855" calcext:value-type="float">
            <text:p>77.186</text:p>
          </table:table-cell>
          <table:table-cell table:style-name="ce30" table:formula="of:=AVERAGE([.H18:.H22])" office:value-type="float" office:value="19.4411" calcext:value-type="float">
            <text:p>19.441</text:p>
          </table:table-cell>
          <table:table-cell table:style-name="ce30" table:formula="of:=AVERAGE([.I18:.I22])" office:value-type="float" office:value="24.90742" calcext:value-type="float">
            <text:p>24.907</text:p>
          </table:table-cell>
          <table:table-cell table:style-name="ce30" table:formula="of:=AVERAGE([.J18:.J22])" office:value-type="float" office:value="5777.986" calcext:value-type="float">
            <text:p>5777.986</text:p>
          </table:table-cell>
          <table:table-cell table:style-name="ce30" table:formula="of:=AVERAGE([.K18:.K22])" office:value-type="float" office:value="71.71916" calcext:value-type="float">
            <text:p>71.719</text:p>
          </table:table-cell>
          <table:table-cell table:style-name="ce30" table:formula="of:=AVERAGE([.L18:.L22])" office:value-type="float" office:value="77.1855" calcext:value-type="float">
            <text:p>77.186</text:p>
          </table:table-cell>
          <table:table-cell table:style-name="ce30" table:formula="of:=AVERAGE([.M18:.M22])" office:value-type="float" office:value="19.4411" calcext:value-type="float">
            <text:p>19.441</text:p>
          </table:table-cell>
          <table:table-cell table:style-name="ce30" table:formula="of:=AVERAGE([.N18:.N22])" office:value-type="float" office:value="24.39536" calcext:value-type="float">
            <text:p>24.395</text:p>
          </table:table-cell>
          <table:table-cell table:style-name="ce30" table:formula="of:=AVERAGE([.O18:.O22])" office:value-type="float" office:value="6072.932" calcext:value-type="float">
            <text:p>6072.932</text:p>
          </table:table-cell>
          <table:table-cell table:style-name="ce30" table:formula="of:=AVERAGE([.P18:.P22])" office:value-type="float" office:value="72.23122" calcext:value-type="float">
            <text:p>72.231</text:p>
          </table:table-cell>
          <table:table-cell table:style-name="ce30" table:formula="of:=AVERAGE([.Q18:.Q22])" office:value-type="float" office:value="77.1855" calcext:value-type="float">
            <text:p>77.186</text:p>
          </table:table-cell>
          <table:table-cell table:style-name="ce30" table:formula="of:=AVERAGE([.R18:.R22])" office:value-type="float" office:value="20.20192" calcext:value-type="float">
            <text:p>20.202</text:p>
          </table:table-cell>
          <table:table-cell table:style-name="ce30" table:formula="of:=AVERAGE([.S18:.S22])" office:value-type="float" office:value="24.9667" calcext:value-type="float">
            <text:p>24.967</text:p>
          </table:table-cell>
          <table:table-cell table:style-name="ce30" table:formula="of:=AVERAGE([.T18:.T22])" office:value-type="float" office:value="5868.478" calcext:value-type="float">
            <text:p>5868.478</text:p>
          </table:table-cell>
          <table:table-cell table:style-name="ce30" table:formula="of:=AVERAGE([.U18:.U22])" office:value-type="float" office:value="72.42066" calcext:value-type="float">
            <text:p>72.421</text:p>
          </table:table-cell>
        </table:table-row>
        <table:table-row table:style-name="ro2">
          <table:table-cell table:style-name="ce64" office:value-type="string" calcext:value-type="string">
            <text:p>15-10</text:p>
          </table:table-cell>
          <table:table-cell table:style-name="ce30" table:formula="of:=AVERAGE([.B23:.B27])" office:value-type="float" office:value="78.10898" calcext:value-type="float">
            <text:p>78.109</text:p>
          </table:table-cell>
          <table:table-cell table:style-name="ce30" table:formula="of:=AVERAGE([.C23:.C27])" office:value-type="float" office:value="45.8443" calcext:value-type="float">
            <text:p>45.844</text:p>
          </table:table-cell>
          <table:table-cell table:style-name="ce30" table:formula="of:=AVERAGE([.D23:.D27])" office:value-type="float" office:value="48.0122" calcext:value-type="float">
            <text:p>48.012</text:p>
          </table:table-cell>
          <table:table-cell table:style-name="ce30" table:formula="of:=AVERAGE([.E23:.E27])" office:value-type="float" office:value="7197.422" calcext:value-type="float">
            <text:p>7197.422</text:p>
          </table:table-cell>
          <table:table-cell table:style-name="ce30" table:formula="of:=AVERAGE([.F23:.F27])" office:value-type="float" office:value="75.94108" calcext:value-type="float">
            <text:p>75.941</text:p>
          </table:table-cell>
          <table:table-cell table:style-name="ce30" table:formula="of:=AVERAGE([.G23:.G27])" office:value-type="float" office:value="78.10898" calcext:value-type="float">
            <text:p>78.109</text:p>
          </table:table-cell>
          <table:table-cell table:style-name="ce30" table:formula="of:=AVERAGE([.H23:.H27])" office:value-type="float" office:value="46.45406" calcext:value-type="float">
            <text:p>46.454</text:p>
          </table:table-cell>
          <table:table-cell table:style-name="ce30" table:formula="of:=AVERAGE([.I23:.I27])" office:value-type="float" office:value="48.32038" calcext:value-type="float">
            <text:p>48.320</text:p>
          </table:table-cell>
          <table:table-cell table:style-name="ce30" table:formula="of:=AVERAGE([.J23:.J27])" office:value-type="float" office:value="7196.732" calcext:value-type="float">
            <text:p>7196.732</text:p>
          </table:table-cell>
          <table:table-cell table:style-name="ce30" table:formula="of:=AVERAGE([.K23:.K27])" office:value-type="float" office:value="76.24262" calcext:value-type="float">
            <text:p>76.243</text:p>
          </table:table-cell>
          <table:table-cell table:style-name="ce30" table:formula="of:=AVERAGE([.L23:.L27])" office:value-type="float" office:value="78.10898" calcext:value-type="float">
            <text:p>78.109</text:p>
          </table:table-cell>
          <table:table-cell table:style-name="ce30" table:formula="of:=AVERAGE([.M23:.M27])" office:value-type="float" office:value="48.11672" calcext:value-type="float">
            <text:p>48.117</text:p>
          </table:table-cell>
          <table:table-cell table:style-name="ce30" table:formula="of:=AVERAGE([.N23:.N27])" office:value-type="float" office:value="45.13164" calcext:value-type="float">
            <text:p>45.132</text:p>
          </table:table-cell>
          <table:table-cell table:style-name="ce30" table:formula="of:=AVERAGE([.O23:.O27])" office:value-type="float" office:value="7193.844" calcext:value-type="float">
            <text:p>7193.844</text:p>
          </table:table-cell>
          <table:table-cell table:style-name="ce30" table:formula="of:=AVERAGE([.P23:.P27])" office:value-type="float" office:value="81.09406" calcext:value-type="float">
            <text:p>81.094</text:p>
          </table:table-cell>
          <table:table-cell table:style-name="ce30" table:formula="of:=AVERAGE([.Q23:.Q27])" office:value-type="float" office:value="78.10898" calcext:value-type="float">
            <text:p>78.109</text:p>
          </table:table-cell>
          <table:table-cell table:style-name="ce30" table:formula="of:=AVERAGE([.R23:.R27])" office:value-type="float" office:value="48.11672" calcext:value-type="float">
            <text:p>48.117</text:p>
          </table:table-cell>
          <table:table-cell table:style-name="ce30" table:formula="of:=AVERAGE([.S23:.S27])" office:value-type="float" office:value="42.63784" calcext:value-type="float">
            <text:p>42.638</text:p>
          </table:table-cell>
          <table:table-cell table:style-name="ce30" table:formula="of:=AVERAGE([.T23:.T27])" office:value-type="float" office:value="7193.226" calcext:value-type="float">
            <text:p>7193.226</text:p>
          </table:table-cell>
          <table:table-cell table:style-name="ce30" table:formula="of:=AVERAGE([.U23:.U27])" office:value-type="float" office:value="83.58786" calcext:value-type="float">
            <text:p>83.588</text:p>
          </table:table-cell>
        </table:table-row>
        <table:table-row table:style-name="ro2">
          <table:table-cell table:style-name="ce65" office:value-type="string" calcext:value-type="string">
            <text:p>15-15</text:p>
          </table:table-cell>
          <table:table-cell table:style-name="ce30" table:formula="of:=AVERAGE([.B28:.B32])" office:value-type="float" office:value="73.83304" calcext:value-type="float">
            <text:p>73.833</text:p>
          </table:table-cell>
          <table:table-cell table:style-name="ce30" table:formula="of:=AVERAGE([.C28:.C32])" office:value-type="float" office:value="55.76472" calcext:value-type="float">
            <text:p>55.765</text:p>
          </table:table-cell>
          <table:table-cell table:style-name="ce30" table:formula="of:=AVERAGE([.D28:.D32])" office:value-type="float" office:value="45.24636" calcext:value-type="float">
            <text:p>45.246</text:p>
          </table:table-cell>
          <table:table-cell table:style-name="ce30" table:formula="of:=AVERAGE([.E28:.E32])" office:value-type="float" office:value="7195.576" calcext:value-type="float">
            <text:p>7195.576</text:p>
          </table:table-cell>
          <table:table-cell table:style-name="ce30" table:formula="of:=AVERAGE([.F28:.F32])" office:value-type="float" office:value="84.35136" calcext:value-type="float">
            <text:p>84.351</text:p>
          </table:table-cell>
          <table:table-cell table:style-name="ce30" table:formula="of:=AVERAGE([.G28:.G32])" office:value-type="float" office:value="73.83304" calcext:value-type="float">
            <text:p>73.833</text:p>
          </table:table-cell>
          <table:table-cell table:style-name="ce30" table:formula="of:=AVERAGE([.H28:.H32])" office:value-type="float" office:value="56.54776" calcext:value-type="float">
            <text:p>56.548</text:p>
          </table:table-cell>
          <table:table-cell table:style-name="ce30" table:formula="of:=AVERAGE([.I28:.I32])" office:value-type="float" office:value="45.07124" calcext:value-type="float">
            <text:p>45.071</text:p>
          </table:table-cell>
          <table:table-cell table:style-name="ce30" table:formula="of:=AVERAGE([.J28:.J32])" office:value-type="float" office:value="7196.384" calcext:value-type="float">
            <text:p>7196.384</text:p>
          </table:table-cell>
          <table:table-cell table:style-name="ce30" table:formula="of:=AVERAGE([.K28:.K32])" office:value-type="float" office:value="85.30958" calcext:value-type="float">
            <text:p>85.310</text:p>
          </table:table-cell>
          <table:table-cell table:style-name="ce30" table:formula="of:=AVERAGE([.L28:.L32])" office:value-type="float" office:value="73.83304" calcext:value-type="float">
            <text:p>73.833</text:p>
          </table:table-cell>
          <table:table-cell table:style-name="ce30" table:formula="of:=AVERAGE([.M28:.M32])" office:value-type="float" office:value="60.0679" calcext:value-type="float">
            <text:p>60.068</text:p>
          </table:table-cell>
          <table:table-cell table:style-name="ce30" table:formula="of:=AVERAGE([.N28:.N32])" office:value-type="float" office:value="41.43396" calcext:value-type="float">
            <text:p>41.434</text:p>
          </table:table-cell>
          <table:table-cell table:style-name="ce30" table:formula="of:=AVERAGE([.O28:.O32])" office:value-type="float" office:value="7196.054" calcext:value-type="float">
            <text:p>7196.054</text:p>
          </table:table-cell>
          <table:table-cell table:style-name="ce30" table:formula="of:=AVERAGE([.P28:.P32])" office:value-type="float" office:value="92.46694" calcext:value-type="float">
            <text:p>92.467</text:p>
          </table:table-cell>
          <table:table-cell table:style-name="ce30" table:formula="of:=AVERAGE([.Q28:.Q32])" office:value-type="float" office:value="73.83304" calcext:value-type="float">
            <text:p>73.833</text:p>
          </table:table-cell>
          <table:table-cell table:style-name="ce30" table:formula="of:=AVERAGE([.R28:.R32])" office:value-type="float" office:value="61.05526" calcext:value-type="float">
            <text:p>61.055</text:p>
          </table:table-cell>
          <table:table-cell table:style-name="ce30" table:formula="of:=AVERAGE([.S28:.S32])" office:value-type="float" office:value="38.05442" calcext:value-type="float">
            <text:p>38.054</text:p>
          </table:table-cell>
          <table:table-cell table:style-name="ce30" table:formula="of:=AVERAGE([.T28:.T32])" office:value-type="float" office:value="7195.208" calcext:value-type="float">
            <text:p>7195.208</text:p>
          </table:table-cell>
          <table:table-cell table:style-name="ce30" table:formula="of:=AVERAGE([.U28:.U32])" office:value-type="float" office:value="96.8339" calcext:value-type="float">
            <text:p>96.834</text:p>
          </table:table-cell>
        </table:table-row>
        <table:table-row table:style-name="ro2">
          <table:table-cell table:style-name="ce18" office:value-type="string" calcext:value-type="string">
            <text:p>20-5</text:p>
          </table:table-cell>
          <table:table-cell table:style-name="ce30" table:formula="of:=AVERAGE([.B33:.B37])" office:value-type="float" office:value="103.52232" calcext:value-type="float">
            <text:p>103.522</text:p>
          </table:table-cell>
          <table:table-cell table:style-name="ce30" table:formula="of:=AVERAGE([.C33:.C37])" office:value-type="float" office:value="18.6222" calcext:value-type="float">
            <text:p>18.622</text:p>
          </table:table-cell>
          <table:table-cell table:style-name="ce30" table:formula="of:=AVERAGE([.D33:.D37])" office:value-type="float" office:value="37.03784" calcext:value-type="float">
            <text:p>37.038</text:p>
          </table:table-cell>
          <table:table-cell table:style-name="ce30" table:formula="of:=AVERAGE([.E33:.E37])" office:value-type="float" office:value="4432.436" calcext:value-type="float">
            <text:p>4432.436</text:p>
          </table:table-cell>
          <table:table-cell table:style-name="ce30" table:formula="of:=AVERAGE([.F33:.F37])" office:value-type="float" office:value="85.1067" calcext:value-type="float">
            <text:p>85.107</text:p>
          </table:table-cell>
          <table:table-cell table:style-name="ce30" table:formula="of:=AVERAGE([.G33:.G37])" office:value-type="float" office:value="103.52232" calcext:value-type="float">
            <text:p>103.522</text:p>
          </table:table-cell>
          <table:table-cell table:style-name="ce30" table:formula="of:=AVERAGE([.H33:.H37])" office:value-type="float" office:value="18.6222" calcext:value-type="float">
            <text:p>18.622</text:p>
          </table:table-cell>
          <table:table-cell table:style-name="ce30" table:formula="of:=AVERAGE([.I33:.I37])" office:value-type="float" office:value="36.359" calcext:value-type="float">
            <text:p>36.359</text:p>
          </table:table-cell>
          <table:table-cell table:style-name="ce30" table:formula="of:=AVERAGE([.J33:.J37])" office:value-type="float" office:value="4668.022" calcext:value-type="float">
            <text:p>4668.022</text:p>
          </table:table-cell>
          <table:table-cell table:style-name="ce30" table:formula="of:=AVERAGE([.K33:.K37])" office:value-type="float" office:value="85.78562" calcext:value-type="float">
            <text:p>85.786</text:p>
          </table:table-cell>
          <table:table-cell table:style-name="ce30" table:formula="of:=AVERAGE([.L33:.L37])" office:value-type="float" office:value="103.52232" calcext:value-type="float">
            <text:p>103.522</text:p>
          </table:table-cell>
          <table:table-cell table:style-name="ce30" table:formula="of:=AVERAGE([.M33:.M37])" office:value-type="float" office:value="18.6222" calcext:value-type="float">
            <text:p>18.622</text:p>
          </table:table-cell>
          <table:table-cell table:style-name="ce30" table:formula="of:=AVERAGE([.N33:.N37])" office:value-type="float" office:value="36.70128" calcext:value-type="float">
            <text:p>36.701</text:p>
          </table:table-cell>
          <table:table-cell table:style-name="ce30" table:formula="of:=AVERAGE([.O33:.O37])" office:value-type="float" office:value="6018.814" calcext:value-type="float">
            <text:p>6018.814</text:p>
          </table:table-cell>
          <table:table-cell table:style-name="ce30" table:formula="of:=AVERAGE([.P33:.P37])" office:value-type="float" office:value="85.44312" calcext:value-type="float">
            <text:p>85.443</text:p>
          </table:table-cell>
          <table:table-cell table:style-name="ce30" table:formula="of:=AVERAGE([.Q33:.Q37])" office:value-type="float" office:value="103.52232" calcext:value-type="float">
            <text:p>103.522</text:p>
          </table:table-cell>
          <table:table-cell table:style-name="ce30" table:formula="of:=AVERAGE([.R33:.R37])" office:value-type="float" office:value="18.6222" calcext:value-type="float">
            <text:p>18.622</text:p>
          </table:table-cell>
          <table:table-cell table:style-name="ce30" table:formula="of:=AVERAGE([.S33:.S37])" office:value-type="float" office:value="36.15376" calcext:value-type="float">
            <text:p>36.154</text:p>
          </table:table-cell>
          <table:table-cell table:style-name="ce30" table:formula="of:=AVERAGE([.T33:.T37])" office:value-type="float" office:value="5477.586" calcext:value-type="float">
            <text:p>5477.586</text:p>
          </table:table-cell>
          <table:table-cell table:style-name="ce30" table:formula="of:=AVERAGE([.U33:.U37])" office:value-type="float" office:value="85.9907" calcext:value-type="float">
            <text:p>85.991</text:p>
          </table:table-cell>
        </table:table-row>
        <table:table-row table:style-name="ro2">
          <table:table-cell table:style-name="ce18" office:value-type="string" calcext:value-type="string">
            <text:p>20-10</text:p>
          </table:table-cell>
          <table:table-cell table:style-name="ce30" table:formula="of:=AVERAGE([.B38:.B42])" office:value-type="float" office:value="99.81246" calcext:value-type="float">
            <text:p>99.812</text:p>
          </table:table-cell>
          <table:table-cell table:style-name="ce30" table:formula="of:=AVERAGE([.C38:.C42])" office:value-type="float" office:value="46.05874" calcext:value-type="float">
            <text:p>46.059</text:p>
          </table:table-cell>
          <table:table-cell table:style-name="ce30" table:formula="of:=AVERAGE([.D38:.D42])" office:value-type="float" office:value="47.3447" calcext:value-type="float">
            <text:p>47.345</text:p>
          </table:table-cell>
          <table:table-cell table:style-name="ce30" table:formula="of:=AVERAGE([.E38:.E42])" office:value-type="float" office:value="7197.634" calcext:value-type="float">
            <text:p>7197.634</text:p>
          </table:table-cell>
          <table:table-cell table:style-name="ce30" table:formula="of:=AVERAGE([.F38:.F42])" office:value-type="float" office:value="98.52652" calcext:value-type="float">
            <text:p>98.527</text:p>
          </table:table-cell>
          <table:table-cell table:style-name="ce30" table:formula="of:=AVERAGE([.G38:.G42])" office:value-type="float" office:value="99.81246" calcext:value-type="float">
            <text:p>99.812</text:p>
          </table:table-cell>
          <table:table-cell table:style-name="ce30" table:formula="of:=AVERAGE([.H38:.H42])" office:value-type="float" office:value="45.1898" calcext:value-type="float">
            <text:p>45.190</text:p>
          </table:table-cell>
          <table:table-cell table:style-name="ce30" table:formula="of:=AVERAGE([.I38:.I42])" office:value-type="float" office:value="45.1795" calcext:value-type="float">
            <text:p>45.180</text:p>
          </table:table-cell>
          <table:table-cell table:style-name="ce30" table:formula="of:=AVERAGE([.J38:.J42])" office:value-type="float" office:value="7197.466" calcext:value-type="float">
            <text:p>7197.466</text:p>
          </table:table-cell>
          <table:table-cell table:style-name="ce30" table:formula="of:=AVERAGE([.K38:.K42])" office:value-type="float" office:value="99.82274" calcext:value-type="float">
            <text:p>99.823</text:p>
          </table:table-cell>
          <table:table-cell table:style-name="ce30" table:formula="of:=AVERAGE([.L38:.L42])" office:value-type="float" office:value="99.81246" calcext:value-type="float">
            <text:p>99.812</text:p>
          </table:table-cell>
          <table:table-cell table:style-name="ce30" table:formula="of:=AVERAGE([.M38:.M42])" office:value-type="float" office:value="46.58278" calcext:value-type="float">
            <text:p>46.583</text:p>
          </table:table-cell>
          <table:table-cell table:style-name="ce30" table:formula="of:=AVERAGE([.N38:.N42])" office:value-type="float" office:value="46.9583" calcext:value-type="float">
            <text:p>46.958</text:p>
          </table:table-cell>
          <table:table-cell table:style-name="ce30" table:formula="of:=AVERAGE([.O38:.O42])" office:value-type="float" office:value="7196.974" calcext:value-type="float">
            <text:p>7196.974</text:p>
          </table:table-cell>
          <table:table-cell table:style-name="ce30" table:formula="of:=AVERAGE([.P38:.P42])" office:value-type="float" office:value="99.43702" calcext:value-type="float">
            <text:p>99.437</text:p>
          </table:table-cell>
          <table:table-cell table:style-name="ce30" table:formula="of:=AVERAGE([.Q38:.Q42])" office:value-type="float" office:value="99.81246" calcext:value-type="float">
            <text:p>99.812</text:p>
          </table:table-cell>
          <table:table-cell table:style-name="ce30" table:formula="of:=AVERAGE([.R38:.R42])" office:value-type="float" office:value="46.81956" calcext:value-type="float">
            <text:p>46.820</text:p>
          </table:table-cell>
          <table:table-cell table:style-name="ce30" table:formula="of:=AVERAGE([.S38:.S42])" office:value-type="float" office:value="45.46832" calcext:value-type="float">
            <text:p>45.468</text:p>
          </table:table-cell>
          <table:table-cell table:style-name="ce30" table:formula="of:=AVERAGE([.T38:.T42])" office:value-type="float" office:value="7196.174" calcext:value-type="float">
            <text:p>7196.174</text:p>
          </table:table-cell>
          <table:table-cell table:style-name="ce30" table:formula="of:=AVERAGE([.U38:.U42])" office:value-type="float" office:value="101.1638" calcext:value-type="float">
            <text:p>101.164</text:p>
          </table:table-cell>
        </table:table-row>
      </table:table>
      <table:table table:name="Compare Time" table:style-name="ta5">
        <office:forms form:automatic-focus="false" form:apply-design-mode="false"/>
        <table:table-column table:style-name="co22" table:default-cell-style-name="Default"/>
        <table:table-column table:style-name="co23" table:default-cell-style-name="ce13"/>
        <table:table-column table:style-name="co24" table:number-columns-repeated="2" table:default-cell-style-name="ce13"/>
        <table:table-column table:style-name="co23" table:default-cell-style-name="ce13"/>
        <table:table-column table:style-name="co25" table:number-columns-repeated="2" table:default-cell-style-name="ce13"/>
        <table:table-column table:style-name="co23" table:default-cell-style-name="ce13"/>
        <table:table-column table:style-name="co24" table:number-columns-repeated="2" table:default-cell-style-name="ce13"/>
        <table:table-column table:style-name="co26" table:default-cell-style-name="ce13"/>
        <table:table-column table:style-name="co27" table:default-cell-style-name="ce13"/>
        <table:table-column table:style-name="co20" table:default-cell-style-name="ce13"/>
        <table:table-column table:style-name="co23" table:default-cell-style-name="ce13"/>
        <table:table-column table:style-name="co24" table:number-columns-repeated="2" table:default-cell-style-name="ce13"/>
        <table:table-column table:style-name="co23" table:default-cell-style-name="ce13"/>
        <table:table-column table:style-name="co27" table:default-cell-style-name="ce13"/>
        <table:table-column table:style-name="co20" table:default-cell-style-name="ce13"/>
        <table:table-column table:style-name="co23" table:default-cell-style-name="ce13"/>
        <table:table-column table:style-name="co24" table:number-columns-repeated="2" table:default-cell-style-name="ce13"/>
        <table:table-column table:style-name="co26" table:default-cell-style-name="ce13"/>
        <table:table-column table:style-name="co27" table:default-cell-style-name="ce13"/>
        <table:table-column table:style-name="co20" table:default-cell-style-name="ce13"/>
        <table:table-column table:style-name="co10" table:number-columns-repeated="2" table:default-cell-style-name="Default"/>
        <table:table-row table:style-name="ro2">
          <table:table-cell table:style-name="ce60" office:value-type="string" calcext:value-type="string" table:number-columns-spanned="1" table:number-rows-spanned="2">
            <text:p>Instance</text:p>
          </table:table-cell>
          <table:table-cell table:style-name="ce60" office:value-type="string" calcext:value-type="string" table:number-columns-spanned="6" table:number-rows-spanned="1">
            <text:p>ScSp</text:p>
          </table:table-cell>
          <table:covered-table-cell table:number-columns-repeated="4" table:style-name="ce60"/>
          <table:covered-table-cell table:style-name="Default"/>
          <table:table-cell table:style-name="ce69" office:value-type="string" calcext:value-type="string" table:number-columns-spanned="6" table:number-rows-spanned="1">
            <text:p>McSp</text:p>
          </table:table-cell>
          <table:covered-table-cell table:number-columns-repeated="4" table:style-name="ce69"/>
          <table:covered-table-cell table:style-name="Default"/>
          <table:table-cell table:style-name="ce60" office:value-type="string" calcext:value-type="string" table:number-columns-spanned="6" table:number-rows-spanned="1">
            <text:p>ScMp</text:p>
          </table:table-cell>
          <table:covered-table-cell table:number-columns-repeated="4" table:style-name="ce60"/>
          <table:covered-table-cell table:style-name="Default"/>
          <table:table-cell table:style-name="ce60" office:value-type="string" calcext:value-type="string" table:number-columns-spanned="6" table:number-rows-spanned="1">
            <text:p>McMp</text:p>
          </table:table-cell>
          <table:covered-table-cell table:number-columns-repeated="3" table:style-name="ce60"/>
          <table:covered-table-cell table:number-columns-repeated="2" table:style-name="Default"/>
          <table:table-cell table:number-columns-repeated="2"/>
        </table:table-row>
        <table:table-row table:style-name="ro1">
          <table:covered-table-cell table:style-name="ce60"/>
          <table:table-cell table:style-name="ce32" office:value-type="string" calcext:value-type="string">
            <text:p>c(%)</text:p>
          </table:table-cell>
          <table:table-cell table:style-name="ce32" office:value-type="string" calcext:value-type="string">
            <text:p>p(%)</text:p>
          </table:table-cell>
          <table:table-cell table:style-name="ce32" office:value-type="string" calcext:value-type="string">
            <text:p>b(%)</text:p>
          </table:table-cell>
          <table:table-cell table:style-name="ce32" office:value-type="string" calcext:value-type="string">
            <text:p>e(%)</text:p>
          </table:table-cell>
          <table:table-cell table:style-name="ce32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32" office:value-type="string" calcext:value-type="string">
            <text:p>c(%)</text:p>
          </table:table-cell>
          <table:table-cell table:style-name="ce32" office:value-type="string" calcext:value-type="string">
            <text:p>p(%)</text:p>
          </table:table-cell>
          <table:table-cell table:style-name="ce32" office:value-type="string" calcext:value-type="string">
            <text:p>b(%)</text:p>
          </table:table-cell>
          <table:table-cell table:style-name="ce32" office:value-type="string" calcext:value-type="string">
            <text:p>e(%)</text:p>
          </table:table-cell>
          <table:table-cell table:style-name="ce32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32" office:value-type="string" calcext:value-type="string">
            <text:p>c(%)</text:p>
          </table:table-cell>
          <table:table-cell table:style-name="ce32" office:value-type="string" calcext:value-type="string">
            <text:p>p(%)</text:p>
          </table:table-cell>
          <table:table-cell table:style-name="ce32" office:value-type="string" calcext:value-type="string">
            <text:p>b(%)</text:p>
          </table:table-cell>
          <table:table-cell table:style-name="ce32" office:value-type="string" calcext:value-type="string">
            <text:p>e(%)</text:p>
          </table:table-cell>
          <table:table-cell table:style-name="ce32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32" office:value-type="string" calcext:value-type="string">
            <text:p>c(%)</text:p>
          </table:table-cell>
          <table:table-cell table:style-name="ce32" office:value-type="string" calcext:value-type="string">
            <text:p>p(%)</text:p>
          </table:table-cell>
          <table:table-cell table:style-name="ce32" office:value-type="string" calcext:value-type="string">
            <text:p>b(%)</text:p>
          </table:table-cell>
          <table:table-cell table:style-name="ce32" office:value-type="string" calcext:value-type="string">
            <text:p>e(%)</text:p>
          </table:table-cell>
          <table:table-cell table:style-name="ce32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1.txt </text:p>
          </table:table-cell>
          <table:table-cell table:style-name="ce32" table:formula="of:=[$'ScSp Time'.I2]" office:value-type="float" office:value="0" calcext:value-type="float">
            <text:p>0.00</text:p>
          </table:table-cell>
          <table:table-cell table:style-name="ce32" table:formula="of:=[$'ScSp Time'.J2]" office:value-type="float" office:value="6.52903" calcext:value-type="float">
            <text:p>6.53</text:p>
          </table:table-cell>
          <table:table-cell table:style-name="ce32" table:formula="of:=[$'ScSp Time'.K2]" office:value-type="float" office:value="7.72072" calcext:value-type="float">
            <text:p>7.72</text:p>
          </table:table-cell>
          <table:table-cell table:style-name="ce32" table:formula="of:=[$'ScSp Time'.L2]" office:value-type="float" office:value="3.42395" calcext:value-type="float">
            <text:p>3.42</text:p>
          </table:table-cell>
          <table:table-cell table:style-name="ce32" table:formula="of:=[$'ScSp Time'.M2]" office:value-type="float" office:value="7.93525" calcext:value-type="float">
            <text:p>7.94</text:p>
          </table:table-cell>
          <table:table-cell table:style-name="ce32" table:formula="of:=[$'ScSp Time'.N2]" office:value-type="float" office:value="74.3911" calcext:value-type="float">
            <text:p>74.39</text:p>
          </table:table-cell>
          <table:table-cell table:style-name="ce32" table:formula="of:=[$'McSp Time'.I2]" office:value-type="float" office:value="0" calcext:value-type="float">
            <text:p>0.00</text:p>
          </table:table-cell>
          <table:table-cell table:style-name="ce32" table:formula="of:=[$'McSp Time'.J2]" office:value-type="float" office:value="6.52903" calcext:value-type="float">
            <text:p>6.53</text:p>
          </table:table-cell>
          <table:table-cell table:style-name="ce32" table:formula="of:=[$'McSp Time'.K2]" office:value-type="float" office:value="7.72072" calcext:value-type="float">
            <text:p>7.72</text:p>
          </table:table-cell>
          <table:table-cell table:style-name="ce32" table:formula="of:=[$'McSp Time'.L2]" office:value-type="float" office:value="3.42395" calcext:value-type="float">
            <text:p>3.42</text:p>
          </table:table-cell>
          <table:table-cell table:style-name="ce32" table:formula="of:=[$'McSp Time'.M2]" office:value-type="float" office:value="29.654" calcext:value-type="float">
            <text:p>29.65</text:p>
          </table:table-cell>
          <table:table-cell table:style-name="ce32" table:formula="of:=[$'McSp Time'.N2]" office:value-type="float" office:value="52.6723" calcext:value-type="float">
            <text:p>52.67</text:p>
          </table:table-cell>
          <table:table-cell table:style-name="ce32" table:formula="of:=[$'ScMp Time'.I2]" office:value-type="float" office:value="1.13644" calcext:value-type="float">
            <text:p>1.14</text:p>
          </table:table-cell>
          <table:table-cell table:style-name="ce32" table:formula="of:=[$'ScMp Time'.J2]" office:value-type="float" office:value="7.68053" calcext:value-type="float">
            <text:p>7.68</text:p>
          </table:table-cell>
          <table:table-cell table:style-name="ce32" table:formula="of:=[$'ScMp Time'.K2]" office:value-type="float" office:value="4.87912" calcext:value-type="float">
            <text:p>4.88</text:p>
          </table:table-cell>
          <table:table-cell table:style-name="ce32" table:formula="of:=[$'ScMp Time'.L2]" office:value-type="float" office:value="2.31498" calcext:value-type="float">
            <text:p>2.31</text:p>
          </table:table-cell>
          <table:table-cell table:style-name="ce32" table:formula="of:=[$'ScMp Time'.M2]" office:value-type="float" office:value="-0.0000000000000319265" calcext:value-type="float">
            <text:p>0.00</text:p>
          </table:table-cell>
          <table:table-cell table:style-name="ce32" table:formula="of:=[$'ScMp Time'.N2]" office:value-type="float" office:value="83.9889" calcext:value-type="float">
            <text:p>83.99</text:p>
          </table:table-cell>
          <table:table-cell table:style-name="ce32" table:formula="of:=[$'McMp Time'.I2]" office:value-type="float" office:value="0" calcext:value-type="float">
            <text:p>0.00</text:p>
          </table:table-cell>
          <table:table-cell table:style-name="ce32" table:formula="of:=[$'McMp Time'.J2]" office:value-type="float" office:value="10.9452" calcext:value-type="float">
            <text:p>10.95</text:p>
          </table:table-cell>
          <table:table-cell table:style-name="ce32" table:formula="of:=[$'McMp Time'.K2]" office:value-type="float" office:value="8.3996" calcext:value-type="float">
            <text:p>8.40</text:p>
          </table:table-cell>
          <table:table-cell table:style-name="ce32" table:formula="of:=[$'McMp Time'.L2]" office:value-type="float" office:value="3.00598" calcext:value-type="float">
            <text:p>3.01</text:p>
          </table:table-cell>
          <table:table-cell table:style-name="ce32" table:formula="of:=[$'McMp Time'.M2]" office:value-type="float" office:value="20.6531" calcext:value-type="float">
            <text:p>20.65</text:p>
          </table:table-cell>
          <table:table-cell table:style-name="ce32" table:formula="of:=[$'McMp Time'.N2]" office:value-type="float" office:value="56.9961" calcext:value-type="float">
            <text:p>5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6.83508" calcext:value-type="float">
            <text:p>6.84</text:p>
          </table:table-cell>
          <table:table-cell table:formula="of:=[$'ScSp Time'.K3]" office:value-type="float" office:value="3.82045" calcext:value-type="float">
            <text:p>3.82</text:p>
          </table:table-cell>
          <table:table-cell table:formula="of:=[$'ScSp Time'.L3]" office:value-type="float" office:value="2.47043" calcext:value-type="float">
            <text:p>2.47</text:p>
          </table:table-cell>
          <table:table-cell table:formula="of:=[$'ScSp Time'.M3]" office:value-type="float" office:value="62.322" calcext:value-type="float">
            <text:p>62.32</text:p>
          </table:table-cell>
          <table:table-cell table:formula="of:=[$'ScSp Time'.N3]" office:value-type="float" office:value="24.552" calcext:value-type="float">
            <text:p>24.55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9.90258" calcext:value-type="float">
            <text:p>9.90</text:p>
          </table:table-cell>
          <table:table-cell table:formula="of:=[$'McSp Time'.K3]" office:value-type="float" office:value="5.53503" calcext:value-type="float">
            <text:p>5.54</text:p>
          </table:table-cell>
          <table:table-cell table:formula="of:=[$'McSp Time'.L3]" office:value-type="float" office:value="3.57913" calcext:value-type="float">
            <text:p>3.58</text:p>
          </table:table-cell>
          <table:table-cell table:formula="of:=[$'McSp Time'.M3]" office:value-type="float" office:value="45.4126" calcext:value-type="float">
            <text:p>45.41</text:p>
          </table:table-cell>
          <table:table-cell table:formula="of:=[$'McSp Time'.N3]" office:value-type="float" office:value="35.5707" calcext:value-type="float">
            <text:p>35.57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10.9144" calcext:value-type="float">
            <text:p>10.91</text:p>
          </table:table-cell>
          <table:table-cell table:formula="of:=[$'ScMp Time'.K3]" office:value-type="float" office:value="3.82544" calcext:value-type="float">
            <text:p>3.83</text:p>
          </table:table-cell>
          <table:table-cell table:formula="of:=[$'ScMp Time'.L3]" office:value-type="float" office:value="2.28144" calcext:value-type="float">
            <text:p>2.28</text:p>
          </table:table-cell>
          <table:table-cell table:formula="of:=[$'ScMp Time'.M3]" office:value-type="float" office:value="-0.000000000000042417" calcext:value-type="float">
            <text:p>0.00</text:p>
          </table:table-cell>
          <table:table-cell table:formula="of:=[$'ScMp Time'.N3]" office:value-type="float" office:value="82.9787" calcext:value-type="float">
            <text:p>82.98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15.9071" calcext:value-type="float">
            <text:p>15.91</text:p>
          </table:table-cell>
          <table:table-cell table:formula="of:=[$'McMp Time'.K3]" office:value-type="float" office:value="5.57532" calcext:value-type="float">
            <text:p>5.58</text:p>
          </table:table-cell>
          <table:table-cell table:formula="of:=[$'McMp Time'.L3]" office:value-type="float" office:value="3.32504" calcext:value-type="float">
            <text:p>3.33</text:p>
          </table:table-cell>
          <table:table-cell table:formula="of:=[$'McMp Time'.M3]" office:value-type="float" office:value="-0.000000000000126415" calcext:value-type="float">
            <text:p>0.00</text:p>
          </table:table-cell>
          <table:table-cell table:formula="of:=[$'McMp Time'.N3]" office:value-type="float" office:value="75.1926" calcext:value-type="float">
            <text:p>75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Time'.I4]" office:value-type="float" office:value="1.03206" calcext:value-type="float">
            <text:p>1.03</text:p>
          </table:table-cell>
          <table:table-cell table:formula="of:=[$'ScSp Time'.J4]" office:value-type="float" office:value="5.57507" calcext:value-type="float">
            <text:p>5.58</text:p>
          </table:table-cell>
          <table:table-cell table:formula="of:=[$'ScSp Time'.K4]" office:value-type="float" office:value="4.67991" calcext:value-type="float">
            <text:p>4.68</text:p>
          </table:table-cell>
          <table:table-cell table:formula="of:=[$'ScSp Time'.L4]" office:value-type="float" office:value="3.59772" calcext:value-type="float">
            <text:p>3.60</text:p>
          </table:table-cell>
          <table:table-cell table:formula="of:=[$'ScSp Time'.M4]" office:value-type="float" office:value="0.000000000000123309" calcext:value-type="float">
            <text:p>0.00</text:p>
          </table:table-cell>
          <table:table-cell table:formula="of:=[$'ScSp Time'.N4]" office:value-type="float" office:value="85.1152" calcext:value-type="float">
            <text:p>85.12</text:p>
          </table:table-cell>
          <table:table-cell table:formula="of:=[$'McSp Time'.I4]" office:value-type="float" office:value="0.733638" calcext:value-type="float">
            <text:p>0.73</text:p>
          </table:table-cell>
          <table:table-cell table:formula="of:=[$'McSp Time'.J4]" office:value-type="float" office:value="3.96304" calcext:value-type="float">
            <text:p>3.96</text:p>
          </table:table-cell>
          <table:table-cell table:formula="of:=[$'McSp Time'.K4]" office:value-type="float" office:value="3.32671" calcext:value-type="float">
            <text:p>3.33</text:p>
          </table:table-cell>
          <table:table-cell table:formula="of:=[$'McSp Time'.L4]" office:value-type="float" office:value="2.55744" calcext:value-type="float">
            <text:p>2.56</text:p>
          </table:table-cell>
          <table:table-cell table:formula="of:=[$'McSp Time'.M4]" office:value-type="float" office:value="28.9151" calcext:value-type="float">
            <text:p>28.92</text:p>
          </table:table-cell>
          <table:table-cell table:formula="of:=[$'McSp Time'.N4]" office:value-type="float" office:value="60.5041" calcext:value-type="float">
            <text:p>60.50</text:p>
          </table:table-cell>
          <table:table-cell table:formula="of:=[$'ScMp Time'.I4]" office:value-type="float" office:value="0.833838" calcext:value-type="float">
            <text:p>0.83</text:p>
          </table:table-cell>
          <table:table-cell table:formula="of:=[$'ScMp Time'.J4]" office:value-type="float" office:value="10.9062" calcext:value-type="float">
            <text:p>10.91</text:p>
          </table:table-cell>
          <table:table-cell table:formula="of:=[$'ScMp Time'.K4]" office:value-type="float" office:value="3.78107" calcext:value-type="float">
            <text:p>3.78</text:p>
          </table:table-cell>
          <table:table-cell table:formula="of:=[$'ScMp Time'.L4]" office:value-type="float" office:value="2.52222" calcext:value-type="float">
            <text:p>2.52</text:p>
          </table:table-cell>
          <table:table-cell table:formula="of:=[$'ScMp Time'.M4]" office:value-type="float" office:value="-0.0000000000000385103" calcext:value-type="float">
            <text:p>0.00</text:p>
          </table:table-cell>
          <table:table-cell table:formula="of:=[$'ScMp Time'.N4]" office:value-type="float" office:value="81.9567" calcext:value-type="float">
            <text:p>81.96</text:p>
          </table:table-cell>
          <table:table-cell table:formula="of:=[$'McMp Time'.I4]" office:value-type="float" office:value="1.0058" calcext:value-type="float">
            <text:p>1.01</text:p>
          </table:table-cell>
          <table:table-cell table:formula="of:=[$'McMp Time'.J4]" office:value-type="float" office:value="13.1554" calcext:value-type="float">
            <text:p>13.16</text:p>
          </table:table-cell>
          <table:table-cell table:formula="of:=[$'McMp Time'.K4]" office:value-type="float" office:value="4.56083" calcext:value-type="float">
            <text:p>4.56</text:p>
          </table:table-cell>
          <table:table-cell table:formula="of:=[$'McMp Time'.L4]" office:value-type="float" office:value="3.04238" calcext:value-type="float">
            <text:p>3.04</text:p>
          </table:table-cell>
          <table:table-cell table:formula="of:=[$'McMp Time'.M4]" office:value-type="float" office:value="-0.0000000000000464523" calcext:value-type="float">
            <text:p>0.00</text:p>
          </table:table-cell>
          <table:table-cell table:formula="of:=[$'McMp Time'.N4]" office:value-type="float" office:value="78.2356" calcext:value-type="float">
            <text:p>78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Time'.I5]" office:value-type="float" office:value="3.67542" calcext:value-type="float">
            <text:p>3.68</text:p>
          </table:table-cell>
          <table:table-cell table:formula="of:=[$'ScSp Time'.J5]" office:value-type="float" office:value="9.69109" calcext:value-type="float">
            <text:p>9.69</text:p>
          </table:table-cell>
          <table:table-cell table:formula="of:=[$'ScSp Time'.K5]" office:value-type="float" office:value="4.16028" calcext:value-type="float">
            <text:p>4.16</text:p>
          </table:table-cell>
          <table:table-cell table:formula="of:=[$'ScSp Time'.L5]" office:value-type="float" office:value="5.56672" calcext:value-type="float">
            <text:p>5.57</text:p>
          </table:table-cell>
          <table:table-cell table:formula="of:=[$'ScSp Time'.M5]" office:value-type="float" office:value="40.7679" calcext:value-type="float">
            <text:p>40.77</text:p>
          </table:table-cell>
          <table:table-cell table:formula="of:=[$'ScSp Time'.N5]" office:value-type="float" office:value="36.1386" calcext:value-type="float">
            <text:p>36.14</text:p>
          </table:table-cell>
          <table:table-cell table:formula="of:=[$'McSp Time'.I5]" office:value-type="float" office:value="2.61137" calcext:value-type="float">
            <text:p>2.61</text:p>
          </table:table-cell>
          <table:table-cell table:formula="of:=[$'McSp Time'.J5]" office:value-type="float" office:value="6.88548" calcext:value-type="float">
            <text:p>6.89</text:p>
          </table:table-cell>
          <table:table-cell table:formula="of:=[$'McSp Time'.K5]" office:value-type="float" office:value="2.95586" calcext:value-type="float">
            <text:p>2.96</text:p>
          </table:table-cell>
          <table:table-cell table:formula="of:=[$'McSp Time'.L5]" office:value-type="float" office:value="3.95513" calcext:value-type="float">
            <text:p>3.96</text:p>
          </table:table-cell>
          <table:table-cell table:formula="of:=[$'McSp Time'.M5]" office:value-type="float" office:value="57.9158" calcext:value-type="float">
            <text:p>57.92</text:p>
          </table:table-cell>
          <table:table-cell table:formula="of:=[$'McSp Time'.N5]" office:value-type="float" office:value="25.6763" calcext:value-type="float">
            <text:p>25.68</text:p>
          </table:table-cell>
          <table:table-cell table:formula="of:=[$'ScMp Time'.I5]" office:value-type="float" office:value="2.68765" calcext:value-type="float">
            <text:p>2.69</text:p>
          </table:table-cell>
          <table:table-cell table:formula="of:=[$'ScMp Time'.J5]" office:value-type="float" office:value="10.7654" calcext:value-type="float">
            <text:p>10.77</text:p>
          </table:table-cell>
          <table:table-cell table:formula="of:=[$'ScMp Time'.K5]" office:value-type="float" office:value="3.04221" calcext:value-type="float">
            <text:p>3.04</text:p>
          </table:table-cell>
          <table:table-cell table:formula="of:=[$'ScMp Time'.L5]" office:value-type="float" office:value="2.40036" calcext:value-type="float">
            <text:p>2.40</text:p>
          </table:table-cell>
          <table:table-cell table:formula="of:=[$'ScMp Time'.M5]" office:value-type="float" office:value="60.9274" calcext:value-type="float">
            <text:p>60.93</text:p>
          </table:table-cell>
          <table:table-cell table:formula="of:=[$'ScMp Time'.N5]" office:value-type="float" office:value="20.177" calcext:value-type="float">
            <text:p>20.18</text:p>
          </table:table-cell>
          <table:table-cell table:formula="of:=[$'McMp Time'.I5]" office:value-type="float" office:value="3.82919" calcext:value-type="float">
            <text:p>3.83</text:p>
          </table:table-cell>
          <table:table-cell table:formula="of:=[$'McMp Time'.J5]" office:value-type="float" office:value="15.3378" calcext:value-type="float">
            <text:p>15.34</text:p>
          </table:table-cell>
          <table:table-cell table:formula="of:=[$'McMp Time'.K5]" office:value-type="float" office:value="4.33434" calcext:value-type="float">
            <text:p>4.33</text:p>
          </table:table-cell>
          <table:table-cell table:formula="of:=[$'McMp Time'.L5]" office:value-type="float" office:value="3.41988" calcext:value-type="float">
            <text:p>3.42</text:p>
          </table:table-cell>
          <table:table-cell table:formula="of:=[$'McMp Time'.M5]" office:value-type="float" office:value="44.3319" calcext:value-type="float">
            <text:p>44.33</text:p>
          </table:table-cell>
          <table:table-cell table:formula="of:=[$'McMp Time'.N5]" office:value-type="float" office:value="28.7469" calcext:value-type="float">
            <text:p>28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6.27195" calcext:value-type="float">
            <text:p>6.27</text:p>
          </table:table-cell>
          <table:table-cell table:formula="of:=[$'ScSp Time'.K6]" office:value-type="float" office:value="4.75911" calcext:value-type="float">
            <text:p>4.76</text:p>
          </table:table-cell>
          <table:table-cell table:formula="of:=[$'ScSp Time'.L6]" office:value-type="float" office:value="1.06994" calcext:value-type="float">
            <text:p>1.07</text:p>
          </table:table-cell>
          <table:table-cell table:formula="of:=[$'ScSp Time'.M6]" office:value-type="float" office:value="75.2165" calcext:value-type="float">
            <text:p>75.22</text:p>
          </table:table-cell>
          <table:table-cell table:formula="of:=[$'ScSp Time'.N6]" office:value-type="float" office:value="12.6825" calcext:value-type="float">
            <text:p>12.68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8.05745" calcext:value-type="float">
            <text:p>8.06</text:p>
          </table:table-cell>
          <table:table-cell table:formula="of:=[$'McSp Time'.K6]" office:value-type="float" office:value="6.11393" calcext:value-type="float">
            <text:p>6.11</text:p>
          </table:table-cell>
          <table:table-cell table:formula="of:=[$'McSp Time'.L6]" office:value-type="float" office:value="1.37453" calcext:value-type="float">
            <text:p>1.37</text:p>
          </table:table-cell>
          <table:table-cell table:formula="of:=[$'McSp Time'.M6]" office:value-type="float" office:value="48.3559" calcext:value-type="float">
            <text:p>48.36</text:p>
          </table:table-cell>
          <table:table-cell table:formula="of:=[$'McSp Time'.N6]" office:value-type="float" office:value="36.0982" calcext:value-type="float">
            <text:p>36.10</text:p>
          </table:table-cell>
          <table:table-cell table:formula="of:=[$'ScMp Time'.I6]" office:value-type="float" office:value="1.07926" calcext:value-type="float">
            <text:p>1.08</text:p>
          </table:table-cell>
          <table:table-cell table:formula="of:=[$'ScMp Time'.J6]" office:value-type="float" office:value="9.4646" calcext:value-type="float">
            <text:p>9.46</text:p>
          </table:table-cell>
          <table:table-cell table:formula="of:=[$'ScMp Time'.K6]" office:value-type="float" office:value="3.62809" calcext:value-type="float">
            <text:p>3.63</text:p>
          </table:table-cell>
          <table:table-cell table:formula="of:=[$'ScMp Time'.L6]" office:value-type="float" office:value="1.09542" calcext:value-type="float">
            <text:p>1.10</text:p>
          </table:table-cell>
          <table:table-cell table:formula="of:=[$'ScMp Time'.M6]" office:value-type="float" office:value="37.9474" calcext:value-type="float">
            <text:p>37.95</text:p>
          </table:table-cell>
          <table:table-cell table:formula="of:=[$'ScMp Time'.N6]" office:value-type="float" office:value="46.7852" calcext:value-type="float">
            <text:p>46.79</text:p>
          </table:table-cell>
          <table:table-cell table:formula="of:=[$'McMp Time'.I6]" office:value-type="float" office:value="1.07926" calcext:value-type="float">
            <text:p>1.08</text:p>
          </table:table-cell>
          <table:table-cell table:formula="of:=[$'McMp Time'.J6]" office:value-type="float" office:value="9.4646" calcext:value-type="float">
            <text:p>9.46</text:p>
          </table:table-cell>
          <table:table-cell table:formula="of:=[$'McMp Time'.K6]" office:value-type="float" office:value="3.62809" calcext:value-type="float">
            <text:p>3.63</text:p>
          </table:table-cell>
          <table:table-cell table:formula="of:=[$'McMp Time'.L6]" office:value-type="float" office:value="1.09542" calcext:value-type="float">
            <text:p>1.10</text:p>
          </table:table-cell>
          <table:table-cell table:formula="of:=[$'McMp Time'.M6]" office:value-type="float" office:value="37.9474" calcext:value-type="float">
            <text:p>37.95</text:p>
          </table:table-cell>
          <table:table-cell table:formula="of:=[$'McMp Time'.N6]" office:value-type="float" office:value="46.7852" calcext:value-type="float">
            <text:p>46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51.6803" calcext:value-type="float">
            <text:p>51.68</text:p>
          </table:table-cell>
          <table:table-cell table:formula="of:=[$'ScSp Time'.K7]" office:value-type="float" office:value="36.7494" calcext:value-type="float">
            <text:p>36.75</text:p>
          </table:table-cell>
          <table:table-cell table:formula="of:=[$'ScSp Time'.L7]" office:value-type="float" office:value="11.5703" calcext:value-type="float">
            <text:p>11.57</text:p>
          </table:table-cell>
          <table:table-cell table:formula="of:=[$'ScSp Time'.M7]" office:value-type="string" office:string-value="1.11537e-308" calcext:value-type="string">
            <text:p>1.11537e-308</text:p>
          </table:table-cell>
          <table:table-cell table:formula="of:=[$'ScSp Time'.N7]" office:value-type="string" office:string-value="1.11537e-308" calcext:value-type="string">
            <text:p>1.11537e-308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12.9614" calcext:value-type="float">
            <text:p>12.96</text:p>
          </table:table-cell>
          <table:table-cell table:formula="of:=[$'McSp Time'.K7]" office:value-type="float" office:value="9.32374" calcext:value-type="float">
            <text:p>9.32</text:p>
          </table:table-cell>
          <table:table-cell table:formula="of:=[$'McSp Time'.L7]" office:value-type="float" office:value="3.47791" calcext:value-type="float">
            <text:p>3.48</text:p>
          </table:table-cell>
          <table:table-cell table:formula="of:=[$'McSp Time'.M7]" office:value-type="float" office:value="0.538719" calcext:value-type="float">
            <text:p>0.54</text:p>
          </table:table-cell>
          <table:table-cell table:formula="of:=[$'McSp Time'.N7]" office:value-type="float" office:value="73.6982" calcext:value-type="float">
            <text:p>73.70</text:p>
          </table:table-cell>
          <table:table-cell table:formula="of:=[$'ScMp Time'.I7]" office:value-type="float" office:value="1.8689" calcext:value-type="float">
            <text:p>1.87</text:p>
          </table:table-cell>
          <table:table-cell table:formula="of:=[$'ScMp Time'.J7]" office:value-type="float" office:value="14.4565" calcext:value-type="float">
            <text:p>14.46</text:p>
          </table:table-cell>
          <table:table-cell table:formula="of:=[$'ScMp Time'.K7]" office:value-type="float" office:value="8.54109" calcext:value-type="float">
            <text:p>8.54</text:p>
          </table:table-cell>
          <table:table-cell table:formula="of:=[$'ScMp Time'.L7]" office:value-type="float" office:value="3.02618" calcext:value-type="float">
            <text:p>3.03</text:p>
          </table:table-cell>
          <table:table-cell table:formula="of:=[$'ScMp Time'.M7]" office:value-type="float" office:value="54.7591" calcext:value-type="float">
            <text:p>54.76</text:p>
          </table:table-cell>
          <table:table-cell table:formula="of:=[$'ScMp Time'.N7]" office:value-type="float" office:value="17.3482" calcext:value-type="float">
            <text:p>17.35</text:p>
          </table:table-cell>
          <table:table-cell table:formula="of:=[$'McMp Time'.I7]" office:value-type="float" office:value="1.03824" calcext:value-type="float">
            <text:p>1.04</text:p>
          </table:table-cell>
          <table:table-cell table:formula="of:=[$'McMp Time'.J7]" office:value-type="float" office:value="16.3454" calcext:value-type="float">
            <text:p>16.35</text:p>
          </table:table-cell>
          <table:table-cell table:formula="of:=[$'McMp Time'.K7]" office:value-type="float" office:value="10.8713" calcext:value-type="float">
            <text:p>10.87</text:p>
          </table:table-cell>
          <table:table-cell table:formula="of:=[$'McMp Time'.L7]" office:value-type="float" office:value="3.09769" calcext:value-type="float">
            <text:p>3.10</text:p>
          </table:table-cell>
          <table:table-cell table:formula="of:=[$'McMp Time'.M7]" office:value-type="float" office:value="1.14414" calcext:value-type="float">
            <text:p>1.14</text:p>
          </table:table-cell>
          <table:table-cell table:formula="of:=[$'McMp Time'.N7]" office:value-type="float" office:value="67.5033" calcext:value-type="float">
            <text:p>67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Time'.I8]" office:value-type="float" office:value="6.11172" calcext:value-type="float">
            <text:p>6.11</text:p>
          </table:table-cell>
          <table:table-cell table:formula="of:=[$'ScSp Time'.J8]" office:value-type="float" office:value="10.4541" calcext:value-type="float">
            <text:p>10.45</text:p>
          </table:table-cell>
          <table:table-cell table:formula="of:=[$'ScSp Time'.K8]" office:value-type="float" office:value="5.34407" calcext:value-type="float">
            <text:p>5.34</text:p>
          </table:table-cell>
          <table:table-cell table:formula="of:=[$'ScSp Time'.L8]" office:value-type="float" office:value="4.62563" calcext:value-type="float">
            <text:p>4.63</text:p>
          </table:table-cell>
          <table:table-cell table:formula="of:=[$'ScSp Time'.M8]" office:value-type="float" office:value="6.208" calcext:value-type="float">
            <text:p>6.21</text:p>
          </table:table-cell>
          <table:table-cell table:formula="of:=[$'ScSp Time'.N8]" office:value-type="float" office:value="67.2565" calcext:value-type="float">
            <text:p>67.26</text:p>
          </table:table-cell>
          <table:table-cell table:formula="of:=[$'McSp Time'.I8]" office:value-type="float" office:value="0.829952" calcext:value-type="float">
            <text:p>0.83</text:p>
          </table:table-cell>
          <table:table-cell table:formula="of:=[$'McSp Time'.J8]" office:value-type="float" office:value="12.7437" calcext:value-type="float">
            <text:p>12.74</text:p>
          </table:table-cell>
          <table:table-cell table:formula="of:=[$'McSp Time'.K8]" office:value-type="float" office:value="11.566" calcext:value-type="float">
            <text:p>11.57</text:p>
          </table:table-cell>
          <table:table-cell table:formula="of:=[$'McSp Time'.L8]" office:value-type="float" office:value="4.88274" calcext:value-type="float">
            <text:p>4.88</text:p>
          </table:table-cell>
          <table:table-cell table:formula="of:=[$'McSp Time'.M8]" office:value-type="float" office:value="11.4815" calcext:value-type="float">
            <text:p>11.48</text:p>
          </table:table-cell>
          <table:table-cell table:formula="of:=[$'McSp Time'.N8]" office:value-type="float" office:value="58.4961" calcext:value-type="float">
            <text:p>58.50</text:p>
          </table:table-cell>
          <table:table-cell table:formula="of:=[$'ScMp Time'.I8]" office:value-type="float" office:value="10.6371" calcext:value-type="float">
            <text:p>10.64</text:p>
          </table:table-cell>
          <table:table-cell table:formula="of:=[$'ScMp Time'.J8]" office:value-type="float" office:value="17.6264" calcext:value-type="float">
            <text:p>17.63</text:p>
          </table:table-cell>
          <table:table-cell table:formula="of:=[$'ScMp Time'.K8]" office:value-type="float" office:value="7.25671" calcext:value-type="float">
            <text:p>7.26</text:p>
          </table:table-cell>
          <table:table-cell table:formula="of:=[$'ScMp Time'.L8]" office:value-type="float" office:value="4.42297" calcext:value-type="float">
            <text:p>4.42</text:p>
          </table:table-cell>
          <table:table-cell table:formula="of:=[$'ScMp Time'.M8]" office:value-type="float" office:value="34.0375" calcext:value-type="float">
            <text:p>34.04</text:p>
          </table:table-cell>
          <table:table-cell table:formula="of:=[$'ScMp Time'.N8]" office:value-type="float" office:value="26.0193" calcext:value-type="float">
            <text:p>26.02</text:p>
          </table:table-cell>
          <table:table-cell table:formula="of:=[$'McMp Time'.I8]" office:value-type="float" office:value="2.85398" calcext:value-type="float">
            <text:p>2.85</text:p>
          </table:table-cell>
          <table:table-cell table:formula="of:=[$'McMp Time'.J8]" office:value-type="float" office:value="12.6412" calcext:value-type="float">
            <text:p>12.64</text:p>
          </table:table-cell>
          <table:table-cell table:formula="of:=[$'McMp Time'.K8]" office:value-type="float" office:value="10.7814" calcext:value-type="float">
            <text:p>10.78</text:p>
          </table:table-cell>
          <table:table-cell table:formula="of:=[$'McMp Time'.L8]" office:value-type="float" office:value="3.64843" calcext:value-type="float">
            <text:p>3.65</text:p>
          </table:table-cell>
          <table:table-cell table:formula="of:=[$'McMp Time'.M8]" office:value-type="float" office:value="25.54" calcext:value-type="float">
            <text:p>25.54</text:p>
          </table:table-cell>
          <table:table-cell table:formula="of:=[$'McMp Time'.N8]" office:value-type="float" office:value="44.5349" calcext:value-type="float">
            <text:p>44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Time'.I9]" office:value-type="float" office:value="1.14345" calcext:value-type="float">
            <text:p>1.14</text:p>
          </table:table-cell>
          <table:table-cell table:formula="of:=[$'ScSp Time'.J9]" office:value-type="float" office:value="12.3962" calcext:value-type="float">
            <text:p>12.40</text:p>
          </table:table-cell>
          <table:table-cell table:formula="of:=[$'ScSp Time'.K9]" office:value-type="float" office:value="10.6601" calcext:value-type="float">
            <text:p>10.66</text:p>
          </table:table-cell>
          <table:table-cell table:formula="of:=[$'ScSp Time'.L9]" office:value-type="float" office:value="4.32087" calcext:value-type="float">
            <text:p>4.32</text:p>
          </table:table-cell>
          <table:table-cell table:formula="of:=[$'ScSp Time'.M9]" office:value-type="float" office:value="36.5124" calcext:value-type="float">
            <text:p>36.51</text:p>
          </table:table-cell>
          <table:table-cell table:formula="of:=[$'ScSp Time'.N9]" office:value-type="float" office:value="34.967" calcext:value-type="float">
            <text:p>34.97</text:p>
          </table:table-cell>
          <table:table-cell table:formula="of:=[$'McSp Time'.I9]" office:value-type="float" office:value="1.10172" calcext:value-type="float">
            <text:p>1.10</text:p>
          </table:table-cell>
          <table:table-cell table:formula="of:=[$'McSp Time'.J9]" office:value-type="float" office:value="11.8176" calcext:value-type="float">
            <text:p>11.82</text:p>
          </table:table-cell>
          <table:table-cell table:formula="of:=[$'McSp Time'.K9]" office:value-type="float" office:value="10.2711" calcext:value-type="float">
            <text:p>10.27</text:p>
          </table:table-cell>
          <table:table-cell table:formula="of:=[$'McSp Time'.L9]" office:value-type="float" office:value="4.33708" calcext:value-type="float">
            <text:p>4.34</text:p>
          </table:table-cell>
          <table:table-cell table:formula="of:=[$'McSp Time'.M9]" office:value-type="float" office:value="20.617" calcext:value-type="float">
            <text:p>20.62</text:p>
          </table:table-cell>
          <table:table-cell table:formula="of:=[$'McSp Time'.N9]" office:value-type="float" office:value="51.8555" calcext:value-type="float">
            <text:p>51.86</text:p>
          </table:table-cell>
          <table:table-cell table:formula="of:=[$'ScMp Time'.I9]" office:value-type="float" office:value="5.363" calcext:value-type="float">
            <text:p>5.36</text:p>
          </table:table-cell>
          <table:table-cell table:formula="of:=[$'ScMp Time'.J9]" office:value-type="float" office:value="16.4199" calcext:value-type="float">
            <text:p>16.42</text:p>
          </table:table-cell>
          <table:table-cell table:formula="of:=[$'ScMp Time'.K9]" office:value-type="float" office:value="6.70584" calcext:value-type="float">
            <text:p>6.71</text:p>
          </table:table-cell>
          <table:table-cell table:formula="of:=[$'ScMp Time'.L9]" office:value-type="float" office:value="1.99337" calcext:value-type="float">
            <text:p>1.99</text:p>
          </table:table-cell>
          <table:table-cell table:formula="of:=[$'ScMp Time'.M9]" office:value-type="float" office:value="54.0175" calcext:value-type="float">
            <text:p>54.02</text:p>
          </table:table-cell>
          <table:table-cell table:formula="of:=[$'ScMp Time'.N9]" office:value-type="float" office:value="15.5004" calcext:value-type="float">
            <text:p>15.50</text:p>
          </table:table-cell>
          <table:table-cell table:formula="of:=[$'McMp Time'.I9]" office:value-type="float" office:value="1.94375" calcext:value-type="float">
            <text:p>1.94</text:p>
          </table:table-cell>
          <table:table-cell table:formula="of:=[$'McMp Time'.J9]" office:value-type="float" office:value="13.8441" calcext:value-type="float">
            <text:p>13.84</text:p>
          </table:table-cell>
          <table:table-cell table:formula="of:=[$'McMp Time'.K9]" office:value-type="float" office:value="8.11153" calcext:value-type="float">
            <text:p>8.11</text:p>
          </table:table-cell>
          <table:table-cell table:formula="of:=[$'McMp Time'.L9]" office:value-type="float" office:value="1.45985" calcext:value-type="float">
            <text:p>1.46</text:p>
          </table:table-cell>
          <table:table-cell table:formula="of:=[$'McMp Time'.M9]" office:value-type="float" office:value="37.2167" calcext:value-type="float">
            <text:p>37.22</text:p>
          </table:table-cell>
          <table:table-cell table:formula="of:=[$'McMp Time'.N9]" office:value-type="float" office:value="37.4241" calcext:value-type="float">
            <text:p>37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Time'.I10]" office:value-type="float" office:value="0.771003" calcext:value-type="float">
            <text:p>0.77</text:p>
          </table:table-cell>
          <table:table-cell table:formula="of:=[$'ScSp Time'.J10]" office:value-type="float" office:value="11.8282" calcext:value-type="float">
            <text:p>11.83</text:p>
          </table:table-cell>
          <table:table-cell table:formula="of:=[$'ScSp Time'.K10]" office:value-type="float" office:value="8.71141" calcext:value-type="float">
            <text:p>8.71</text:p>
          </table:table-cell>
          <table:table-cell table:formula="of:=[$'ScSp Time'.L10]" office:value-type="float" office:value="4.12222" calcext:value-type="float">
            <text:p>4.12</text:p>
          </table:table-cell>
          <table:table-cell table:formula="of:=[$'ScSp Time'.M10]" office:value-type="float" office:value="5.69149" calcext:value-type="float">
            <text:p>5.69</text:p>
          </table:table-cell>
          <table:table-cell table:formula="of:=[$'ScSp Time'.N10]" office:value-type="float" office:value="68.8757" calcext:value-type="float">
            <text:p>68.88</text:p>
          </table:table-cell>
          <table:table-cell table:formula="of:=[$'McSp Time'.I10]" office:value-type="float" office:value="0.611487" calcext:value-type="float">
            <text:p>0.61</text:p>
          </table:table-cell>
          <table:table-cell table:formula="of:=[$'McSp Time'.J10]" office:value-type="float" office:value="9.4908" calcext:value-type="float">
            <text:p>9.49</text:p>
          </table:table-cell>
          <table:table-cell table:formula="of:=[$'McSp Time'.K10]" office:value-type="float" office:value="6.90907" calcext:value-type="float">
            <text:p>6.91</text:p>
          </table:table-cell>
          <table:table-cell table:formula="of:=[$'McSp Time'.L10]" office:value-type="float" office:value="3.06972" calcext:value-type="float">
            <text:p>3.07</text:p>
          </table:table-cell>
          <table:table-cell table:formula="of:=[$'McSp Time'.M10]" office:value-type="float" office:value="9.59548" calcext:value-type="float">
            <text:p>9.60</text:p>
          </table:table-cell>
          <table:table-cell table:formula="of:=[$'McSp Time'.N10]" office:value-type="float" office:value="70.3234" calcext:value-type="float">
            <text:p>70.32</text:p>
          </table:table-cell>
          <table:table-cell table:formula="of:=[$'ScMp Time'.I10]" office:value-type="float" office:value="0.740668" calcext:value-type="float">
            <text:p>0.74</text:p>
          </table:table-cell>
          <table:table-cell table:formula="of:=[$'ScMp Time'.J10]" office:value-type="float" office:value="13.7252" calcext:value-type="float">
            <text:p>13.73</text:p>
          </table:table-cell>
          <table:table-cell table:formula="of:=[$'ScMp Time'.K10]" office:value-type="float" office:value="10.022" calcext:value-type="float">
            <text:p>10.02</text:p>
          </table:table-cell>
          <table:table-cell table:formula="of:=[$'ScMp Time'.L10]" office:value-type="float" office:value="2.12616" calcext:value-type="float">
            <text:p>2.13</text:p>
          </table:table-cell>
          <table:table-cell table:formula="of:=[$'ScMp Time'.M10]" office:value-type="float" office:value="51.8293" calcext:value-type="float">
            <text:p>51.83</text:p>
          </table:table-cell>
          <table:table-cell table:formula="of:=[$'ScMp Time'.N10]" office:value-type="float" office:value="21.5567" calcext:value-type="float">
            <text:p>21.56</text:p>
          </table:table-cell>
          <table:table-cell table:formula="of:=[$'McMp Time'.I10]" office:value-type="float" office:value="0.666963" calcext:value-type="float">
            <text:p>0.67</text:p>
          </table:table-cell>
          <table:table-cell table:formula="of:=[$'McMp Time'.J10]" office:value-type="float" office:value="12.3401" calcext:value-type="float">
            <text:p>12.34</text:p>
          </table:table-cell>
          <table:table-cell table:formula="of:=[$'McMp Time'.K10]" office:value-type="float" office:value="9.02473" calcext:value-type="float">
            <text:p>9.02</text:p>
          </table:table-cell>
          <table:table-cell table:formula="of:=[$'McMp Time'.L10]" office:value-type="float" office:value="1.91458" calcext:value-type="float">
            <text:p>1.91</text:p>
          </table:table-cell>
          <table:table-cell table:formula="of:=[$'McMp Time'.M10]" office:value-type="float" office:value="53.357" calcext:value-type="float">
            <text:p>53.36</text:p>
          </table:table-cell>
          <table:table-cell table:formula="of:=[$'McMp Time'.N10]" office:value-type="float" office:value="22.6966" calcext:value-type="float">
            <text:p>22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Time'.I11]" office:value-type="float" office:value="2.8657" calcext:value-type="float">
            <text:p>2.87</text:p>
          </table:table-cell>
          <table:table-cell table:formula="of:=[$'ScSp Time'.J11]" office:value-type="float" office:value="18.8304" calcext:value-type="float">
            <text:p>18.83</text:p>
          </table:table-cell>
          <table:table-cell table:formula="of:=[$'ScSp Time'.K11]" office:value-type="float" office:value="17.702" calcext:value-type="float">
            <text:p>17.70</text:p>
          </table:table-cell>
          <table:table-cell table:formula="of:=[$'ScSp Time'.L11]" office:value-type="float" office:value="3.41847" calcext:value-type="float">
            <text:p>3.42</text:p>
          </table:table-cell>
          <table:table-cell table:formula="of:=[$'ScSp Time'.M11]" office:value-type="float" office:value="0.197997" calcext:value-type="float">
            <text:p>0.20</text:p>
          </table:table-cell>
          <table:table-cell table:formula="of:=[$'ScSp Time'.N11]" office:value-type="float" office:value="56.9854" calcext:value-type="float">
            <text:p>56.99</text:p>
          </table:table-cell>
          <table:table-cell table:formula="of:=[$'McSp Time'.I11]" office:value-type="float" office:value="1.88768" calcext:value-type="float">
            <text:p>1.89</text:p>
          </table:table-cell>
          <table:table-cell table:formula="of:=[$'McSp Time'.J11]" office:value-type="float" office:value="12.4039" calcext:value-type="float">
            <text:p>12.40</text:p>
          </table:table-cell>
          <table:table-cell table:formula="of:=[$'McSp Time'.K11]" office:value-type="float" office:value="11.6605" calcext:value-type="float">
            <text:p>11.66</text:p>
          </table:table-cell>
          <table:table-cell table:formula="of:=[$'McSp Time'.L11]" office:value-type="float" office:value="2.25793" calcext:value-type="float">
            <text:p>2.26</text:p>
          </table:table-cell>
          <table:table-cell table:formula="of:=[$'McSp Time'.M11]" office:value-type="float" office:value="14.5695" calcext:value-type="float">
            <text:p>14.57</text:p>
          </table:table-cell>
          <table:table-cell table:formula="of:=[$'McSp Time'.N11]" office:value-type="float" office:value="57.2205" calcext:value-type="float">
            <text:p>57.22</text:p>
          </table:table-cell>
          <table:table-cell table:formula="of:=[$'ScMp Time'.I11]" office:value-type="float" office:value="8.09806" calcext:value-type="float">
            <text:p>8.10</text:p>
          </table:table-cell>
          <table:table-cell table:formula="of:=[$'ScMp Time'.J11]" office:value-type="float" office:value="15.9052" calcext:value-type="float">
            <text:p>15.91</text:p>
          </table:table-cell>
          <table:table-cell table:formula="of:=[$'ScMp Time'.K11]" office:value-type="float" office:value="9.75835" calcext:value-type="float">
            <text:p>9.76</text:p>
          </table:table-cell>
          <table:table-cell table:formula="of:=[$'ScMp Time'.L11]" office:value-type="float" office:value="6.04664" calcext:value-type="float">
            <text:p>6.05</text:p>
          </table:table-cell>
          <table:table-cell table:formula="of:=[$'ScMp Time'.M11]" office:value-type="float" office:value="26.172" calcext:value-type="float">
            <text:p>26.17</text:p>
          </table:table-cell>
          <table:table-cell table:formula="of:=[$'ScMp Time'.N11]" office:value-type="float" office:value="34.0198" calcext:value-type="float">
            <text:p>34.02</text:p>
          </table:table-cell>
          <table:table-cell table:formula="of:=[$'McMp Time'.I11]" office:value-type="float" office:value="2.48465" calcext:value-type="float">
            <text:p>2.48</text:p>
          </table:table-cell>
          <table:table-cell table:formula="of:=[$'McMp Time'.J11]" office:value-type="float" office:value="13.9496" calcext:value-type="float">
            <text:p>13.95</text:p>
          </table:table-cell>
          <table:table-cell table:formula="of:=[$'McMp Time'.K11]" office:value-type="float" office:value="10.3298" calcext:value-type="float">
            <text:p>10.33</text:p>
          </table:table-cell>
          <table:table-cell table:formula="of:=[$'McMp Time'.L11]" office:value-type="float" office:value="1.72727" calcext:value-type="float">
            <text:p>1.73</text:p>
          </table:table-cell>
          <table:table-cell table:formula="of:=[$'McMp Time'.M11]" office:value-type="float" office:value="51.7976" calcext:value-type="float">
            <text:p>51.80</text:p>
          </table:table-cell>
          <table:table-cell table:formula="of:=[$'McMp Time'.N11]" office:value-type="float" office:value="19.7111" calcext:value-type="float">
            <text:p>19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Time'.I12]" office:value-type="float" office:value="2.73776" calcext:value-type="float">
            <text:p>2.74</text:p>
          </table:table-cell>
          <table:table-cell table:formula="of:=[$'ScSp Time'.J12]" office:value-type="float" office:value="47.0025" calcext:value-type="float">
            <text:p>47.00</text:p>
          </table:table-cell>
          <table:table-cell table:formula="of:=[$'ScSp Time'.K12]" office:value-type="float" office:value="43.0037" calcext:value-type="float">
            <text:p>43.00</text:p>
          </table:table-cell>
          <table:table-cell table:formula="of:=[$'ScSp Time'.L12]" office:value-type="float" office:value="7.25599" calcext:value-type="float">
            <text:p>7.26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string" office:string-value="1.12966e-308" calcext:value-type="string">
            <text:p>1.12966e-308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12.5904" calcext:value-type="float">
            <text:p>12.59</text:p>
          </table:table-cell>
          <table:table-cell table:formula="of:=[$'McSp Time'.K12]" office:value-type="float" office:value="12.2548" calcext:value-type="float">
            <text:p>12.25</text:p>
          </table:table-cell>
          <table:table-cell table:formula="of:=[$'McSp Time'.L12]" office:value-type="float" office:value="1.93724" calcext:value-type="float">
            <text:p>1.94</text:p>
          </table:table-cell>
          <table:table-cell table:formula="of:=[$'McSp Time'.M12]" office:value-type="float" office:value="46.2036" calcext:value-type="float">
            <text:p>46.20</text:p>
          </table:table-cell>
          <table:table-cell table:formula="of:=[$'McSp Time'.N12]" office:value-type="float" office:value="27.014" calcext:value-type="float">
            <text:p>27.01</text:p>
          </table:table-cell>
          <table:table-cell table:formula="of:=[$'ScMp Time'.I12]" office:value-type="float" office:value="7.74492" calcext:value-type="float">
            <text:p>7.74</text:p>
          </table:table-cell>
          <table:table-cell table:formula="of:=[$'ScMp Time'.J12]" office:value-type="float" office:value="15.4291" calcext:value-type="float">
            <text:p>15.43</text:p>
          </table:table-cell>
          <table:table-cell table:formula="of:=[$'ScMp Time'.K12]" office:value-type="float" office:value="5.79915" calcext:value-type="float">
            <text:p>5.80</text:p>
          </table:table-cell>
          <table:table-cell table:formula="of:=[$'ScMp Time'.L12]" office:value-type="float" office:value="3.21328" calcext:value-type="float">
            <text:p>3.21</text:p>
          </table:table-cell>
          <table:table-cell table:formula="of:=[$'ScMp Time'.M12]" office:value-type="float" office:value="17.1359" calcext:value-type="float">
            <text:p>17.14</text:p>
          </table:table-cell>
          <table:table-cell table:formula="of:=[$'ScMp Time'.N12]" office:value-type="float" office:value="50.6776" calcext:value-type="float">
            <text:p>50.68</text:p>
          </table:table-cell>
          <table:table-cell table:formula="of:=[$'McMp Time'.I12]" office:value-type="float" office:value="1.09007" calcext:value-type="float">
            <text:p>1.09</text:p>
          </table:table-cell>
          <table:table-cell table:formula="of:=[$'McMp Time'.J12]" office:value-type="float" office:value="26.6183" calcext:value-type="float">
            <text:p>26.62</text:p>
          </table:table-cell>
          <table:table-cell table:formula="of:=[$'McMp Time'.K12]" office:value-type="float" office:value="17.1224" calcext:value-type="float">
            <text:p>17.12</text:p>
          </table:table-cell>
          <table:table-cell table:formula="of:=[$'McMp Time'.L12]" office:value-type="float" office:value="0.997054" calcext:value-type="float">
            <text:p>1.00</text:p>
          </table:table-cell>
          <table:table-cell table:formula="of:=[$'McMp Time'.M12]" office:value-type="float" office:value="38.0032" calcext:value-type="float">
            <text:p>38.00</text:p>
          </table:table-cell>
          <table:table-cell table:formula="of:=[$'McMp Time'.N12]" office:value-type="float" office:value="16.169" calcext:value-type="float">
            <text:p>16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13.8252" calcext:value-type="float">
            <text:p>13.83</text:p>
          </table:table-cell>
          <table:table-cell table:formula="of:=[$'ScSp Time'.K13]" office:value-type="float" office:value="11.5115" calcext:value-type="float">
            <text:p>11.51</text:p>
          </table:table-cell>
          <table:table-cell table:formula="of:=[$'ScSp Time'.L13]" office:value-type="float" office:value="2.88646" calcext:value-type="float">
            <text:p>2.89</text:p>
          </table:table-cell>
          <table:table-cell table:formula="of:=[$'ScSp Time'.M13]" office:value-type="float" office:value="4.34166" calcext:value-type="float">
            <text:p>4.34</text:p>
          </table:table-cell>
          <table:table-cell table:formula="of:=[$'ScSp Time'.N13]" office:value-type="float" office:value="67.4352" calcext:value-type="float">
            <text:p>67.44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10.5221" calcext:value-type="float">
            <text:p>10.52</text:p>
          </table:table-cell>
          <table:table-cell table:formula="of:=[$'McSp Time'.K13]" office:value-type="float" office:value="8.76124" calcext:value-type="float">
            <text:p>8.76</text:p>
          </table:table-cell>
          <table:table-cell table:formula="of:=[$'McSp Time'.L13]" office:value-type="float" office:value="2.19684" calcext:value-type="float">
            <text:p>2.20</text:p>
          </table:table-cell>
          <table:table-cell table:formula="of:=[$'McSp Time'.M13]" office:value-type="float" office:value="9.5962" calcext:value-type="float">
            <text:p>9.60</text:p>
          </table:table-cell>
          <table:table-cell table:formula="of:=[$'McSp Time'.N13]" office:value-type="float" office:value="68.9236" calcext:value-type="float">
            <text:p>68.92</text:p>
          </table:table-cell>
          <table:table-cell table:formula="of:=[$'ScMp Time'.I13]" office:value-type="float" office:value="1.78267" calcext:value-type="float">
            <text:p>1.78</text:p>
          </table:table-cell>
          <table:table-cell table:formula="of:=[$'ScMp Time'.J13]" office:value-type="float" office:value="17.9688" calcext:value-type="float">
            <text:p>17.97</text:p>
          </table:table-cell>
          <table:table-cell table:formula="of:=[$'ScMp Time'.K13]" office:value-type="float" office:value="8.3332" calcext:value-type="float">
            <text:p>8.33</text:p>
          </table:table-cell>
          <table:table-cell table:formula="of:=[$'ScMp Time'.L13]" office:value-type="float" office:value="1.3423" calcext:value-type="float">
            <text:p>1.34</text:p>
          </table:table-cell>
          <table:table-cell table:formula="of:=[$'ScMp Time'.M13]" office:value-type="float" office:value="53.5867" calcext:value-type="float">
            <text:p>53.59</text:p>
          </table:table-cell>
          <table:table-cell table:formula="of:=[$'ScMp Time'.N13]" office:value-type="float" office:value="16.9864" calcext:value-type="float">
            <text:p>16.99</text:p>
          </table:table-cell>
          <table:table-cell table:formula="of:=[$'McMp Time'.I13]" office:value-type="float" office:value="1.26549" calcext:value-type="float">
            <text:p>1.27</text:p>
          </table:table-cell>
          <table:table-cell table:formula="of:=[$'McMp Time'.J13]" office:value-type="float" office:value="24.3126" calcext:value-type="float">
            <text:p>24.31</text:p>
          </table:table-cell>
          <table:table-cell table:formula="of:=[$'McMp Time'.K13]" office:value-type="float" office:value="12.4399" calcext:value-type="float">
            <text:p>12.44</text:p>
          </table:table-cell>
          <table:table-cell table:formula="of:=[$'McMp Time'.L13]" office:value-type="float" office:value="2.1727" calcext:value-type="float">
            <text:p>2.17</text:p>
          </table:table-cell>
          <table:table-cell table:formula="of:=[$'McMp Time'.M13]" office:value-type="float" office:value="17.7556" calcext:value-type="float">
            <text:p>17.76</text:p>
          </table:table-cell>
          <table:table-cell table:formula="of:=[$'McMp Time'.N13]" office:value-type="float" office:value="42.0537" calcext:value-type="float">
            <text:p>42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17.9546" calcext:value-type="float">
            <text:p>17.95</text:p>
          </table:table-cell>
          <table:table-cell table:formula="of:=[$'ScSp Time'.K14]" office:value-type="float" office:value="13.0341" calcext:value-type="float">
            <text:p>13.03</text:p>
          </table:table-cell>
          <table:table-cell table:formula="of:=[$'ScSp Time'.L14]" office:value-type="float" office:value="6.04703" calcext:value-type="float">
            <text:p>6.05</text:p>
          </table:table-cell>
          <table:table-cell table:formula="of:=[$'ScSp Time'.M14]" office:value-type="float" office:value="10.8684" calcext:value-type="float">
            <text:p>10.87</text:p>
          </table:table-cell>
          <table:table-cell table:formula="of:=[$'ScSp Time'.N14]" office:value-type="float" office:value="52.0958" calcext:value-type="float">
            <text:p>52.10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15.1749" calcext:value-type="float">
            <text:p>15.17</text:p>
          </table:table-cell>
          <table:table-cell table:formula="of:=[$'McSp Time'.K14]" office:value-type="float" office:value="11.0162" calcext:value-type="float">
            <text:p>11.02</text:p>
          </table:table-cell>
          <table:table-cell table:formula="of:=[$'McSp Time'.L14]" office:value-type="float" office:value="5.11084" calcext:value-type="float">
            <text:p>5.11</text:p>
          </table:table-cell>
          <table:table-cell table:formula="of:=[$'McSp Time'.M14]" office:value-type="float" office:value="-0.0000000000000742113" calcext:value-type="float">
            <text:p>0.00</text:p>
          </table:table-cell>
          <table:table-cell table:formula="of:=[$'McSp Time'.N14]" office:value-type="float" office:value="68.6981" calcext:value-type="float">
            <text:p>68.70</text:p>
          </table:table-cell>
          <table:table-cell table:formula="of:=[$'ScMp Time'.I14]" office:value-type="float" office:value="9.82028" calcext:value-type="float">
            <text:p>9.82</text:p>
          </table:table-cell>
          <table:table-cell table:formula="of:=[$'ScMp Time'.J14]" office:value-type="float" office:value="26.0657" calcext:value-type="float">
            <text:p>26.07</text:p>
          </table:table-cell>
          <table:table-cell table:formula="of:=[$'ScMp Time'.K14]" office:value-type="float" office:value="4.24745" calcext:value-type="float">
            <text:p>4.25</text:p>
          </table:table-cell>
          <table:table-cell table:formula="of:=[$'ScMp Time'.L14]" office:value-type="float" office:value="4.97357" calcext:value-type="float">
            <text:p>4.97</text:p>
          </table:table-cell>
          <table:table-cell table:formula="of:=[$'ScMp Time'.M14]" office:value-type="float" office:value="28.1416" calcext:value-type="float">
            <text:p>28.14</text:p>
          </table:table-cell>
          <table:table-cell table:formula="of:=[$'ScMp Time'.N14]" office:value-type="float" office:value="26.7514" calcext:value-type="float">
            <text:p>26.75</text:p>
          </table:table-cell>
          <table:table-cell table:formula="of:=[$'McMp Time'.I14]" office:value-type="float" office:value="1.4152" calcext:value-type="float">
            <text:p>1.42</text:p>
          </table:table-cell>
          <table:table-cell table:formula="of:=[$'McMp Time'.J14]" office:value-type="float" office:value="14.5038" calcext:value-type="float">
            <text:p>14.50</text:p>
          </table:table-cell>
          <table:table-cell table:formula="of:=[$'McMp Time'.K14]" office:value-type="float" office:value="6.50591" calcext:value-type="float">
            <text:p>6.51</text:p>
          </table:table-cell>
          <table:table-cell table:formula="of:=[$'McMp Time'.L14]" office:value-type="float" office:value="3.00417" calcext:value-type="float">
            <text:p>3.00</text:p>
          </table:table-cell>
          <table:table-cell table:formula="of:=[$'McMp Time'.M14]" office:value-type="float" office:value="44.0653" calcext:value-type="float">
            <text:p>44.07</text:p>
          </table:table-cell>
          <table:table-cell table:formula="of:=[$'McMp Time'.N14]" office:value-type="float" office:value="30.5057" calcext:value-type="float">
            <text:p>3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Time'.I15]" office:value-type="float" office:value="1.45101" calcext:value-type="float">
            <text:p>1.45</text:p>
          </table:table-cell>
          <table:table-cell table:formula="of:=[$'ScSp Time'.J15]" office:value-type="float" office:value="9.9293" calcext:value-type="float">
            <text:p>9.93</text:p>
          </table:table-cell>
          <table:table-cell table:formula="of:=[$'ScSp Time'.K15]" office:value-type="float" office:value="6.35849" calcext:value-type="float">
            <text:p>6.36</text:p>
          </table:table-cell>
          <table:table-cell table:formula="of:=[$'ScSp Time'.L15]" office:value-type="float" office:value="3.92647" calcext:value-type="float">
            <text:p>3.93</text:p>
          </table:table-cell>
          <table:table-cell table:formula="of:=[$'ScSp Time'.M15]" office:value-type="float" office:value="17.6661" calcext:value-type="float">
            <text:p>17.67</text:p>
          </table:table-cell>
          <table:table-cell table:formula="of:=[$'ScSp Time'.N15]" office:value-type="float" office:value="60.6686" calcext:value-type="float">
            <text:p>60.67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19.1568" calcext:value-type="float">
            <text:p>19.16</text:p>
          </table:table-cell>
          <table:table-cell table:formula="of:=[$'McSp Time'.K15]" office:value-type="float" office:value="13.3158" calcext:value-type="float">
            <text:p>13.32</text:p>
          </table:table-cell>
          <table:table-cell table:formula="of:=[$'McSp Time'.L15]" office:value-type="float" office:value="6.20512" calcext:value-type="float">
            <text:p>6.21</text:p>
          </table:table-cell>
          <table:table-cell table:formula="of:=[$'McSp Time'.M15]" office:value-type="float" office:value="28.9557" calcext:value-type="float">
            <text:p>28.96</text:p>
          </table:table-cell>
          <table:table-cell table:formula="of:=[$'McSp Time'.N15]" office:value-type="float" office:value="32.3666" calcext:value-type="float">
            <text:p>32.37</text:p>
          </table:table-cell>
          <table:table-cell table:formula="of:=[$'ScMp Time'.I15]" office:value-type="float" office:value="4.60432" calcext:value-type="float">
            <text:p>4.60</text:p>
          </table:table-cell>
          <table:table-cell table:formula="of:=[$'ScMp Time'.J15]" office:value-type="float" office:value="20.2098" calcext:value-type="float">
            <text:p>20.21</text:p>
          </table:table-cell>
          <table:table-cell table:formula="of:=[$'ScMp Time'.K15]" office:value-type="float" office:value="4.56308" calcext:value-type="float">
            <text:p>4.56</text:p>
          </table:table-cell>
          <table:table-cell table:formula="of:=[$'ScMp Time'.L15]" office:value-type="float" office:value="2.95709" calcext:value-type="float">
            <text:p>2.96</text:p>
          </table:table-cell>
          <table:table-cell table:formula="of:=[$'ScMp Time'.M15]" office:value-type="float" office:value="50.6309" calcext:value-type="float">
            <text:p>50.63</text:p>
          </table:table-cell>
          <table:table-cell table:formula="of:=[$'ScMp Time'.N15]" office:value-type="float" office:value="17.0348" calcext:value-type="float">
            <text:p>17.03</text:p>
          </table:table-cell>
          <table:table-cell table:formula="of:=[$'McMp Time'.I15]" office:value-type="float" office:value="3.65367" calcext:value-type="float">
            <text:p>3.65</text:p>
          </table:table-cell>
          <table:table-cell table:formula="of:=[$'McMp Time'.J15]" office:value-type="float" office:value="17.3386" calcext:value-type="float">
            <text:p>17.34</text:p>
          </table:table-cell>
          <table:table-cell table:formula="of:=[$'McMp Time'.K15]" office:value-type="float" office:value="3.9466" calcext:value-type="float">
            <text:p>3.95</text:p>
          </table:table-cell>
          <table:table-cell table:formula="of:=[$'McMp Time'.L15]" office:value-type="float" office:value="1.75675" calcext:value-type="float">
            <text:p>1.76</text:p>
          </table:table-cell>
          <table:table-cell table:formula="of:=[$'McMp Time'.M15]" office:value-type="float" office:value="14.2462" calcext:value-type="float">
            <text:p>14.25</text:p>
          </table:table-cell>
          <table:table-cell table:formula="of:=[$'McMp Time'.N15]" office:value-type="float" office:value="59.0582" calcext:value-type="float">
            <text:p>5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Time'.I16]" office:value-type="float" office:value="2.3937" calcext:value-type="float">
            <text:p>2.39</text:p>
          </table:table-cell>
          <table:table-cell table:formula="of:=[$'ScSp Time'.J16]" office:value-type="float" office:value="11.8685" calcext:value-type="float">
            <text:p>11.87</text:p>
          </table:table-cell>
          <table:table-cell table:formula="of:=[$'ScSp Time'.K16]" office:value-type="float" office:value="7.47956" calcext:value-type="float">
            <text:p>7.48</text:p>
          </table:table-cell>
          <table:table-cell table:formula="of:=[$'ScSp Time'.L16]" office:value-type="float" office:value="3.46596" calcext:value-type="float">
            <text:p>3.47</text:p>
          </table:table-cell>
          <table:table-cell table:formula="of:=[$'ScSp Time'.M16]" office:value-type="float" office:value="41.1876" calcext:value-type="float">
            <text:p>41.19</text:p>
          </table:table-cell>
          <table:table-cell table:formula="of:=[$'ScSp Time'.N16]" office:value-type="float" office:value="33.6047" calcext:value-type="float">
            <text:p>33.60</text:p>
          </table:table-cell>
          <table:table-cell table:formula="of:=[$'McSp Time'.I16]" office:value-type="float" office:value="2.41675" calcext:value-type="float">
            <text:p>2.42</text:p>
          </table:table-cell>
          <table:table-cell table:formula="of:=[$'McSp Time'.J16]" office:value-type="float" office:value="11.9828" calcext:value-type="float">
            <text:p>11.98</text:p>
          </table:table-cell>
          <table:table-cell table:formula="of:=[$'McSp Time'.K16]" office:value-type="float" office:value="7.55158" calcext:value-type="float">
            <text:p>7.55</text:p>
          </table:table-cell>
          <table:table-cell table:formula="of:=[$'McSp Time'.L16]" office:value-type="float" office:value="3.49933" calcext:value-type="float">
            <text:p>3.50</text:p>
          </table:table-cell>
          <table:table-cell table:formula="of:=[$'McSp Time'.M16]" office:value-type="float" office:value="10.6641" calcext:value-type="float">
            <text:p>10.66</text:p>
          </table:table-cell>
          <table:table-cell table:formula="of:=[$'McSp Time'.N16]" office:value-type="float" office:value="63.8855" calcext:value-type="float">
            <text:p>63.89</text:p>
          </table:table-cell>
          <table:table-cell table:formula="of:=[$'ScMp Time'.I16]" office:value-type="float" office:value="8.30149" calcext:value-type="float">
            <text:p>8.30</text:p>
          </table:table-cell>
          <table:table-cell table:formula="of:=[$'ScMp Time'.J16]" office:value-type="float" office:value="25.9871" calcext:value-type="float">
            <text:p>25.99</text:p>
          </table:table-cell>
          <table:table-cell table:formula="of:=[$'ScMp Time'.K16]" office:value-type="float" office:value="8.05079" calcext:value-type="float">
            <text:p>8.05</text:p>
          </table:table-cell>
          <table:table-cell table:formula="of:=[$'ScMp Time'.L16]" office:value-type="float" office:value="8.28307" calcext:value-type="float">
            <text:p>8.28</text:p>
          </table:table-cell>
          <table:table-cell table:formula="of:=[$'ScMp Time'.M16]" office:value-type="float" office:value="19.6653" calcext:value-type="float">
            <text:p>19.67</text:p>
          </table:table-cell>
          <table:table-cell table:formula="of:=[$'ScMp Time'.N16]" office:value-type="float" office:value="29.7122" calcext:value-type="float">
            <text:p>29.71</text:p>
          </table:table-cell>
          <table:table-cell table:formula="of:=[$'McMp Time'.I16]" office:value-type="float" office:value="2.0874" calcext:value-type="float">
            <text:p>2.09</text:p>
          </table:table-cell>
          <table:table-cell table:formula="of:=[$'McMp Time'.J16]" office:value-type="float" office:value="27.1181" calcext:value-type="float">
            <text:p>27.12</text:p>
          </table:table-cell>
          <table:table-cell table:formula="of:=[$'McMp Time'.K16]" office:value-type="float" office:value="12.3652" calcext:value-type="float">
            <text:p>12.37</text:p>
          </table:table-cell>
          <table:table-cell table:formula="of:=[$'McMp Time'.L16]" office:value-type="float" office:value="1.92345" calcext:value-type="float">
            <text:p>1.92</text:p>
          </table:table-cell>
          <table:table-cell table:formula="of:=[$'McMp Time'.M16]" office:value-type="float" office:value="47.8744" calcext:value-type="float">
            <text:p>47.87</text:p>
          </table:table-cell>
          <table:table-cell table:formula="of:=[$'McMp Time'.N16]" office:value-type="float" office:value="8.63144" calcext:value-type="float">
            <text:p>8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Time'.I17]" office:value-type="float" office:value="48.6897" calcext:value-type="float">
            <text:p>48.69</text:p>
          </table:table-cell>
          <table:table-cell table:formula="of:=[$'ScSp Time'.J17]" office:value-type="float" office:value="18.2668" calcext:value-type="float">
            <text:p>18.27</text:p>
          </table:table-cell>
          <table:table-cell table:formula="of:=[$'ScSp Time'.K17]" office:value-type="float" office:value="15.3073" calcext:value-type="float">
            <text:p>15.31</text:p>
          </table:table-cell>
          <table:table-cell table:formula="of:=[$'ScSp Time'.L17]" office:value-type="float" office:value="17.7363" calcext:value-type="float">
            <text:p>17.74</text:p>
          </table:table-cell>
          <table:table-cell table:formula="of:=[$'ScSp Time'.M17]" office:value-type="string" office:string-value="1.18392e-308" calcext:value-type="string">
            <text:p>1.18392e-308</text:p>
          </table:table-cell>
          <table:table-cell table:formula="of:=[$'ScSp Time'.N17]" office:value-type="string" office:string-value="1.18472e-308" calcext:value-type="string">
            <text:p>1.18472e-308</text:p>
          </table:table-cell>
          <table:table-cell table:formula="of:=[$'McSp Time'.I17]" office:value-type="float" office:value="3.29004" calcext:value-type="float">
            <text:p>3.29</text:p>
          </table:table-cell>
          <table:table-cell table:formula="of:=[$'McSp Time'.J17]" office:value-type="float" office:value="6.52853" calcext:value-type="float">
            <text:p>6.53</text:p>
          </table:table-cell>
          <table:table-cell table:formula="of:=[$'McSp Time'.K17]" office:value-type="float" office:value="10.8141" calcext:value-type="float">
            <text:p>10.81</text:p>
          </table:table-cell>
          <table:table-cell table:formula="of:=[$'McSp Time'.L17]" office:value-type="float" office:value="1.23849" calcext:value-type="float">
            <text:p>1.24</text:p>
          </table:table-cell>
          <table:table-cell table:formula="of:=[$'McSp Time'.M17]" office:value-type="float" office:value="57.9387" calcext:value-type="float">
            <text:p>57.94</text:p>
          </table:table-cell>
          <table:table-cell table:formula="of:=[$'McSp Time'.N17]" office:value-type="float" office:value="20.1902" calcext:value-type="float">
            <text:p>20.19</text:p>
          </table:table-cell>
          <table:table-cell table:formula="of:=[$'ScMp Time'.I17]" office:value-type="float" office:value="10.8179" calcext:value-type="float">
            <text:p>10.82</text:p>
          </table:table-cell>
          <table:table-cell table:formula="of:=[$'ScMp Time'.J17]" office:value-type="float" office:value="3.63278" calcext:value-type="float">
            <text:p>3.63</text:p>
          </table:table-cell>
          <table:table-cell table:formula="of:=[$'ScMp Time'.K17]" office:value-type="float" office:value="2.48949" calcext:value-type="float">
            <text:p>2.49</text:p>
          </table:table-cell>
          <table:table-cell table:formula="of:=[$'ScMp Time'.L17]" office:value-type="float" office:value="3.67155" calcext:value-type="float">
            <text:p>3.67</text:p>
          </table:table-cell>
          <table:table-cell table:formula="of:=[$'ScMp Time'.M17]" office:value-type="float" office:value="74.9282" calcext:value-type="float">
            <text:p>74.93</text:p>
          </table:table-cell>
          <table:table-cell table:formula="of:=[$'ScMp Time'.N17]" office:value-type="float" office:value="4.46008" calcext:value-type="float">
            <text:p>4.46</text:p>
          </table:table-cell>
          <table:table-cell table:formula="of:=[$'McMp Time'.I17]" office:value-type="float" office:value="4.01068" calcext:value-type="float">
            <text:p>4.01</text:p>
          </table:table-cell>
          <table:table-cell table:formula="of:=[$'McMp Time'.J17]" office:value-type="float" office:value="5.4524" calcext:value-type="float">
            <text:p>5.45</text:p>
          </table:table-cell>
          <table:table-cell table:formula="of:=[$'McMp Time'.K17]" office:value-type="float" office:value="8.13791" calcext:value-type="float">
            <text:p>8.14</text:p>
          </table:table-cell>
          <table:table-cell table:formula="of:=[$'McMp Time'.L17]" office:value-type="float" office:value="1.15544" calcext:value-type="float">
            <text:p>1.16</text:p>
          </table:table-cell>
          <table:table-cell table:formula="of:=[$'McMp Time'.M17]" office:value-type="float" office:value="73.5147" calcext:value-type="float">
            <text:p>73.51</text:p>
          </table:table-cell>
          <table:table-cell table:formula="of:=[$'McMp Time'.N17]" office:value-type="float" office:value="7.72891" calcext:value-type="float">
            <text:p>7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Time'.I18]" office:value-type="float" office:value="11.356" calcext:value-type="float">
            <text:p>11.36</text:p>
          </table:table-cell>
          <table:table-cell table:formula="of:=[$'ScSp Time'.J18]" office:value-type="float" office:value="4.73128" calcext:value-type="float">
            <text:p>4.73</text:p>
          </table:table-cell>
          <table:table-cell table:formula="of:=[$'ScSp Time'.K18]" office:value-type="float" office:value="4.0686" calcext:value-type="float">
            <text:p>4.07</text:p>
          </table:table-cell>
          <table:table-cell table:formula="of:=[$'ScSp Time'.L18]" office:value-type="float" office:value="2.41207" calcext:value-type="float">
            <text:p>2.41</text:p>
          </table:table-cell>
          <table:table-cell table:formula="of:=[$'ScSp Time'.M18]" office:value-type="float" office:value="58.7439" calcext:value-type="float">
            <text:p>58.74</text:p>
          </table:table-cell>
          <table:table-cell table:formula="of:=[$'ScSp Time'.N18]" office:value-type="float" office:value="18.6882" calcext:value-type="float">
            <text:p>18.69</text:p>
          </table:table-cell>
          <table:table-cell table:formula="of:=[$'McSp Time'.I18]" office:value-type="float" office:value="9.77118" calcext:value-type="float">
            <text:p>9.77</text:p>
          </table:table-cell>
          <table:table-cell table:formula="of:=[$'McSp Time'.J18]" office:value-type="float" office:value="4.81088" calcext:value-type="float">
            <text:p>4.81</text:p>
          </table:table-cell>
          <table:table-cell table:formula="of:=[$'McSp Time'.K18]" office:value-type="float" office:value="5.63191" calcext:value-type="float">
            <text:p>5.63</text:p>
          </table:table-cell>
          <table:table-cell table:formula="of:=[$'McSp Time'.L18]" office:value-type="float" office:value="2.27168" calcext:value-type="float">
            <text:p>2.27</text:p>
          </table:table-cell>
          <table:table-cell table:formula="of:=[$'McSp Time'.M18]" office:value-type="float" office:value="47.922" calcext:value-type="float">
            <text:p>47.92</text:p>
          </table:table-cell>
          <table:table-cell table:formula="of:=[$'McSp Time'.N18]" office:value-type="float" office:value="29.5923" calcext:value-type="float">
            <text:p>29.59</text:p>
          </table:table-cell>
          <table:table-cell table:formula="of:=[$'ScMp Time'.I18]" office:value-type="float" office:value="17.3593" calcext:value-type="float">
            <text:p>17.36</text:p>
          </table:table-cell>
          <table:table-cell table:formula="of:=[$'ScMp Time'.J18]" office:value-type="float" office:value="6.87409" calcext:value-type="float">
            <text:p>6.87</text:p>
          </table:table-cell>
          <table:table-cell table:formula="of:=[$'ScMp Time'.K18]" office:value-type="float" office:value="4.77333" calcext:value-type="float">
            <text:p>4.77</text:p>
          </table:table-cell>
          <table:table-cell table:formula="of:=[$'ScMp Time'.L18]" office:value-type="float" office:value="3.109" calcext:value-type="float">
            <text:p>3.11</text:p>
          </table:table-cell>
          <table:table-cell table:formula="of:=[$'ScMp Time'.M18]" office:value-type="float" office:value="60.046" calcext:value-type="float">
            <text:p>60.05</text:p>
          </table:table-cell>
          <table:table-cell table:formula="of:=[$'ScMp Time'.N18]" office:value-type="float" office:value="7.83828" calcext:value-type="float">
            <text:p>7.84</text:p>
          </table:table-cell>
          <table:table-cell table:formula="of:=[$'McMp Time'.I18]" office:value-type="float" office:value="9.67245" calcext:value-type="float">
            <text:p>9.67</text:p>
          </table:table-cell>
          <table:table-cell table:formula="of:=[$'McMp Time'.J18]" office:value-type="float" office:value="5.28769" calcext:value-type="float">
            <text:p>5.29</text:p>
          </table:table-cell>
          <table:table-cell table:formula="of:=[$'McMp Time'.K18]" office:value-type="float" office:value="5.74358" calcext:value-type="float">
            <text:p>5.74</text:p>
          </table:table-cell>
          <table:table-cell table:formula="of:=[$'McMp Time'.L18]" office:value-type="float" office:value="1.60825" calcext:value-type="float">
            <text:p>1.61</text:p>
          </table:table-cell>
          <table:table-cell table:formula="of:=[$'McMp Time'.M18]" office:value-type="float" office:value="56.556" calcext:value-type="float">
            <text:p>56.56</text:p>
          </table:table-cell>
          <table:table-cell table:formula="of:=[$'McMp Time'.N18]" office:value-type="float" office:value="21.132" calcext:value-type="float">
            <text:p>2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Time'.I19]" office:value-type="float" office:value="10.2804" calcext:value-type="float">
            <text:p>10.28</text:p>
          </table:table-cell>
          <table:table-cell table:formula="of:=[$'ScSp Time'.J19]" office:value-type="float" office:value="5.97717" calcext:value-type="float">
            <text:p>5.98</text:p>
          </table:table-cell>
          <table:table-cell table:formula="of:=[$'ScSp Time'.K19]" office:value-type="float" office:value="5.14273" calcext:value-type="float">
            <text:p>5.14</text:p>
          </table:table-cell>
          <table:table-cell table:formula="of:=[$'ScSp Time'.L19]" office:value-type="float" office:value="6.19612" calcext:value-type="float">
            <text:p>6.20</text:p>
          </table:table-cell>
          <table:table-cell table:formula="of:=[$'ScSp Time'.M19]" office:value-type="float" office:value="25.1757" calcext:value-type="float">
            <text:p>25.18</text:p>
          </table:table-cell>
          <table:table-cell table:formula="of:=[$'ScSp Time'.N19]" office:value-type="float" office:value="47.2278" calcext:value-type="float">
            <text:p>47.23</text:p>
          </table:table-cell>
          <table:table-cell table:formula="of:=[$'McSp Time'.I19]" office:value-type="float" office:value="8.72121" calcext:value-type="float">
            <text:p>8.72</text:p>
          </table:table-cell>
          <table:table-cell table:formula="of:=[$'McSp Time'.J19]" office:value-type="float" office:value="6.28869" calcext:value-type="float">
            <text:p>6.29</text:p>
          </table:table-cell>
          <table:table-cell table:formula="of:=[$'McSp Time'.K19]" office:value-type="float" office:value="6.72358" calcext:value-type="float">
            <text:p>6.72</text:p>
          </table:table-cell>
          <table:table-cell table:formula="of:=[$'McSp Time'.L19]" office:value-type="float" office:value="5.36362" calcext:value-type="float">
            <text:p>5.36</text:p>
          </table:table-cell>
          <table:table-cell table:formula="of:=[$'McSp Time'.M19]" office:value-type="float" office:value="57.1503" calcext:value-type="float">
            <text:p>57.15</text:p>
          </table:table-cell>
          <table:table-cell table:formula="of:=[$'McSp Time'.N19]" office:value-type="float" office:value="15.7526" calcext:value-type="float">
            <text:p>15.75</text:p>
          </table:table-cell>
          <table:table-cell table:formula="of:=[$'ScMp Time'.I19]" office:value-type="float" office:value="7.0633" calcext:value-type="float">
            <text:p>7.06</text:p>
          </table:table-cell>
          <table:table-cell table:formula="of:=[$'ScMp Time'.J19]" office:value-type="float" office:value="6.82992" calcext:value-type="float">
            <text:p>6.83</text:p>
          </table:table-cell>
          <table:table-cell table:formula="of:=[$'ScMp Time'.K19]" office:value-type="float" office:value="5.3579" calcext:value-type="float">
            <text:p>5.36</text:p>
          </table:table-cell>
          <table:table-cell table:formula="of:=[$'ScMp Time'.L19]" office:value-type="float" office:value="2.52418" calcext:value-type="float">
            <text:p>2.52</text:p>
          </table:table-cell>
          <table:table-cell table:formula="of:=[$'ScMp Time'.M19]" office:value-type="float" office:value="61.4626" calcext:value-type="float">
            <text:p>61.46</text:p>
          </table:table-cell>
          <table:table-cell table:formula="of:=[$'ScMp Time'.N19]" office:value-type="float" office:value="16.7621" calcext:value-type="float">
            <text:p>16.76</text:p>
          </table:table-cell>
          <table:table-cell table:formula="of:=[$'McMp Time'.I19]" office:value-type="float" office:value="3.94991" calcext:value-type="float">
            <text:p>3.95</text:p>
          </table:table-cell>
          <table:table-cell table:formula="of:=[$'McMp Time'.J19]" office:value-type="float" office:value="6.31101" calcext:value-type="float">
            <text:p>6.31</text:p>
          </table:table-cell>
          <table:table-cell table:formula="of:=[$'McMp Time'.K19]" office:value-type="float" office:value="9.57946" calcext:value-type="float">
            <text:p>9.58</text:p>
          </table:table-cell>
          <table:table-cell table:formula="of:=[$'McMp Time'.L19]" office:value-type="float" office:value="3.91632" calcext:value-type="float">
            <text:p>3.92</text:p>
          </table:table-cell>
          <table:table-cell table:formula="of:=[$'McMp Time'.M19]" office:value-type="float" office:value="67.7025" calcext:value-type="float">
            <text:p>67.70</text:p>
          </table:table-cell>
          <table:table-cell table:formula="of:=[$'McMp Time'.N19]" office:value-type="float" office:value="8.54079" calcext:value-type="float">
            <text:p>8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Time'.I20]" office:value-type="float" office:value="13.9035" calcext:value-type="float">
            <text:p>13.90</text:p>
          </table:table-cell>
          <table:table-cell table:formula="of:=[$'ScSp Time'.J20]" office:value-type="float" office:value="4.43087" calcext:value-type="float">
            <text:p>4.43</text:p>
          </table:table-cell>
          <table:table-cell table:formula="of:=[$'ScSp Time'.K20]" office:value-type="float" office:value="3.76104" calcext:value-type="float">
            <text:p>3.76</text:p>
          </table:table-cell>
          <table:table-cell table:formula="of:=[$'ScSp Time'.L20]" office:value-type="float" office:value="4.8953" calcext:value-type="float">
            <text:p>4.90</text:p>
          </table:table-cell>
          <table:table-cell table:formula="of:=[$'ScSp Time'.M20]" office:value-type="float" office:value="49.1068" calcext:value-type="float">
            <text:p>49.11</text:p>
          </table:table-cell>
          <table:table-cell table:formula="of:=[$'ScSp Time'.N20]" office:value-type="float" office:value="23.9025" calcext:value-type="float">
            <text:p>23.90</text:p>
          </table:table-cell>
          <table:table-cell table:formula="of:=[$'McSp Time'.I20]" office:value-type="float" office:value="10.4345" calcext:value-type="float">
            <text:p>10.43</text:p>
          </table:table-cell>
          <table:table-cell table:formula="of:=[$'McSp Time'.J20]" office:value-type="float" office:value="4.84825" calcext:value-type="float">
            <text:p>4.85</text:p>
          </table:table-cell>
          <table:table-cell table:formula="of:=[$'McSp Time'.K20]" office:value-type="float" office:value="7.11152" calcext:value-type="float">
            <text:p>7.11</text:p>
          </table:table-cell>
          <table:table-cell table:formula="of:=[$'McSp Time'.L20]" office:value-type="float" office:value="4.27175" calcext:value-type="float">
            <text:p>4.27</text:p>
          </table:table-cell>
          <table:table-cell table:formula="of:=[$'McSp Time'.M20]" office:value-type="float" office:value="49.2787" calcext:value-type="float">
            <text:p>49.28</text:p>
          </table:table-cell>
          <table:table-cell table:formula="of:=[$'McSp Time'.N20]" office:value-type="float" office:value="24.0553" calcext:value-type="float">
            <text:p>24.06</text:p>
          </table:table-cell>
          <table:table-cell table:formula="of:=[$'ScMp Time'.I20]" office:value-type="float" office:value="12.6982" calcext:value-type="float">
            <text:p>12.70</text:p>
          </table:table-cell>
          <table:table-cell table:formula="of:=[$'ScMp Time'.J20]" office:value-type="float" office:value="4.37261" calcext:value-type="float">
            <text:p>4.37</text:p>
          </table:table-cell>
          <table:table-cell table:formula="of:=[$'ScMp Time'.K20]" office:value-type="float" office:value="4.87725" calcext:value-type="float">
            <text:p>4.88</text:p>
          </table:table-cell>
          <table:table-cell table:formula="of:=[$'ScMp Time'.L20]" office:value-type="float" office:value="4.57395" calcext:value-type="float">
            <text:p>4.57</text:p>
          </table:table-cell>
          <table:table-cell table:formula="of:=[$'ScMp Time'.M20]" office:value-type="float" office:value="71.5564" calcext:value-type="float">
            <text:p>71.56</text:p>
          </table:table-cell>
          <table:table-cell table:formula="of:=[$'ScMp Time'.N20]" office:value-type="float" office:value="1.92165" calcext:value-type="float">
            <text:p>1.92</text:p>
          </table:table-cell>
          <table:table-cell table:formula="of:=[$'McMp Time'.I20]" office:value-type="float" office:value="12.7058" calcext:value-type="float">
            <text:p>12.71</text:p>
          </table:table-cell>
          <table:table-cell table:formula="of:=[$'McMp Time'.J20]" office:value-type="float" office:value="4.45325" calcext:value-type="float">
            <text:p>4.45</text:p>
          </table:table-cell>
          <table:table-cell table:formula="of:=[$'McMp Time'.K20]" office:value-type="float" office:value="4.88017" calcext:value-type="float">
            <text:p>4.88</text:p>
          </table:table-cell>
          <table:table-cell table:formula="of:=[$'McMp Time'.L20]" office:value-type="float" office:value="4.4833" calcext:value-type="float">
            <text:p>4.48</text:p>
          </table:table-cell>
          <table:table-cell table:formula="of:=[$'McMp Time'.M20]" office:value-type="float" office:value="57.0371" calcext:value-type="float">
            <text:p>57.04</text:p>
          </table:table-cell>
          <table:table-cell table:formula="of:=[$'McMp Time'.N20]" office:value-type="float" office:value="16.4404" calcext:value-type="float">
            <text:p>16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Time'.I21]" office:value-type="float" office:value="7.11656" calcext:value-type="float">
            <text:p>7.12</text:p>
          </table:table-cell>
          <table:table-cell table:formula="of:=[$'ScSp Time'.J21]" office:value-type="float" office:value="2.47571" calcext:value-type="float">
            <text:p>2.48</text:p>
          </table:table-cell>
          <table:table-cell table:formula="of:=[$'ScSp Time'.K21]" office:value-type="float" office:value="2.04783" calcext:value-type="float">
            <text:p>2.05</text:p>
          </table:table-cell>
          <table:table-cell table:formula="of:=[$'ScSp Time'.L21]" office:value-type="float" office:value="2.94669" calcext:value-type="float">
            <text:p>2.95</text:p>
          </table:table-cell>
          <table:table-cell table:formula="of:=[$'ScSp Time'.M21]" office:value-type="float" office:value="54.8339" calcext:value-type="float">
            <text:p>54.83</text:p>
          </table:table-cell>
          <table:table-cell table:formula="of:=[$'ScSp Time'.N21]" office:value-type="float" office:value="30.5794" calcext:value-type="float">
            <text:p>30.58</text:p>
          </table:table-cell>
          <table:table-cell table:formula="of:=[$'McSp Time'.I21]" office:value-type="float" office:value="5.65347" calcext:value-type="float">
            <text:p>5.65</text:p>
          </table:table-cell>
          <table:table-cell table:formula="of:=[$'McSp Time'.J21]" office:value-type="float" office:value="3.48403" calcext:value-type="float">
            <text:p>3.48</text:p>
          </table:table-cell>
          <table:table-cell table:formula="of:=[$'McSp Time'.K21]" office:value-type="float" office:value="5.87301" calcext:value-type="float">
            <text:p>5.87</text:p>
          </table:table-cell>
          <table:table-cell table:formula="of:=[$'McSp Time'.L21]" office:value-type="float" office:value="3.05062" calcext:value-type="float">
            <text:p>3.05</text:p>
          </table:table-cell>
          <table:table-cell table:formula="of:=[$'McSp Time'.M21]" office:value-type="float" office:value="75.9773" calcext:value-type="float">
            <text:p>75.98</text:p>
          </table:table-cell>
          <table:table-cell table:formula="of:=[$'McSp Time'.N21]" office:value-type="float" office:value="5.96153" calcext:value-type="float">
            <text:p>5.96</text:p>
          </table:table-cell>
          <table:table-cell table:formula="of:=[$'ScMp Time'.I21]" office:value-type="float" office:value="10.339" calcext:value-type="float">
            <text:p>10.34</text:p>
          </table:table-cell>
          <table:table-cell table:formula="of:=[$'ScMp Time'.J21]" office:value-type="float" office:value="2.66335" calcext:value-type="float">
            <text:p>2.66</text:p>
          </table:table-cell>
          <table:table-cell table:formula="of:=[$'ScMp Time'.K21]" office:value-type="float" office:value="1.28298" calcext:value-type="float">
            <text:p>1.28</text:p>
          </table:table-cell>
          <table:table-cell table:formula="of:=[$'ScMp Time'.L21]" office:value-type="float" office:value="3.76159" calcext:value-type="float">
            <text:p>3.76</text:p>
          </table:table-cell>
          <table:table-cell table:formula="of:=[$'ScMp Time'.M21]" office:value-type="float" office:value="61.9812" calcext:value-type="float">
            <text:p>61.98</text:p>
          </table:table-cell>
          <table:table-cell table:formula="of:=[$'ScMp Time'.N21]" office:value-type="float" office:value="19.9719" calcext:value-type="float">
            <text:p>19.97</text:p>
          </table:table-cell>
          <table:table-cell table:formula="of:=[$'McMp Time'.I21]" office:value-type="float" office:value="5.1" calcext:value-type="float">
            <text:p>5.10</text:p>
          </table:table-cell>
          <table:table-cell table:formula="of:=[$'McMp Time'.J21]" office:value-type="float" office:value="3.33635" calcext:value-type="float">
            <text:p>3.34</text:p>
          </table:table-cell>
          <table:table-cell table:formula="of:=[$'McMp Time'.K21]" office:value-type="float" office:value="4.18106" calcext:value-type="float">
            <text:p>4.18</text:p>
          </table:table-cell>
          <table:table-cell table:formula="of:=[$'McMp Time'.L21]" office:value-type="float" office:value="2.74395" calcext:value-type="float">
            <text:p>2.74</text:p>
          </table:table-cell>
          <table:table-cell table:formula="of:=[$'McMp Time'.M21]" office:value-type="float" office:value="81.3" calcext:value-type="float">
            <text:p>81.30</text:p>
          </table:table-cell>
          <table:table-cell table:formula="of:=[$'McMp Time'.N21]" office:value-type="float" office:value="3.33863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Time'.I22]" office:value-type="float" office:value="25.3385" calcext:value-type="float">
            <text:p>25.34</text:p>
          </table:table-cell>
          <table:table-cell table:formula="of:=[$'ScSp Time'.J22]" office:value-type="float" office:value="31.4244" calcext:value-type="float">
            <text:p>31.42</text:p>
          </table:table-cell>
          <table:table-cell table:formula="of:=[$'ScSp Time'.K22]" office:value-type="float" office:value="26.5739" calcext:value-type="float">
            <text:p>26.57</text:p>
          </table:table-cell>
          <table:table-cell table:formula="of:=[$'ScSp Time'.L22]" office:value-type="float" office:value="16.6632" calcext:value-type="float">
            <text:p>16.66</text:p>
          </table:table-cell>
          <table:table-cell table:formula="of:=[$'ScSp Time'.M22]" office:value-type="string" office:string-value="8.44681e-309" calcext:value-type="string">
            <text:p>8.44681e-309</text:p>
          </table:table-cell>
          <table:table-cell table:formula="of:=[$'ScSp Time'.N22]" office:value-type="string" office:string-value="8.4506e-309" calcext:value-type="string">
            <text:p>8.4506e-309</text:p>
          </table:table-cell>
          <table:table-cell table:formula="of:=[$'McSp Time'.I22]" office:value-type="float" office:value="9.47593" calcext:value-type="float">
            <text:p>9.48</text:p>
          </table:table-cell>
          <table:table-cell table:formula="of:=[$'McSp Time'.J22]" office:value-type="float" office:value="15.5852" calcext:value-type="float">
            <text:p>15.59</text:p>
          </table:table-cell>
          <table:table-cell table:formula="of:=[$'McSp Time'.K22]" office:value-type="float" office:value="14.5357" calcext:value-type="float">
            <text:p>14.54</text:p>
          </table:table-cell>
          <table:table-cell table:formula="of:=[$'McSp Time'.L22]" office:value-type="float" office:value="8.19046" calcext:value-type="float">
            <text:p>8.19</text:p>
          </table:table-cell>
          <table:table-cell table:formula="of:=[$'McSp Time'.M22]" office:value-type="float" office:value="32.967" calcext:value-type="float">
            <text:p>32.97</text:p>
          </table:table-cell>
          <table:table-cell table:formula="of:=[$'McSp Time'.N22]" office:value-type="float" office:value="19.2457" calcext:value-type="float">
            <text:p>19.25</text:p>
          </table:table-cell>
          <table:table-cell table:formula="of:=[$'ScMp Time'.I22]" office:value-type="float" office:value="7.74237" calcext:value-type="float">
            <text:p>7.74</text:p>
          </table:table-cell>
          <table:table-cell table:formula="of:=[$'ScMp Time'.J22]" office:value-type="float" office:value="12.8892" calcext:value-type="float">
            <text:p>12.89</text:p>
          </table:table-cell>
          <table:table-cell table:formula="of:=[$'ScMp Time'.K22]" office:value-type="float" office:value="9.3492" calcext:value-type="float">
            <text:p>9.35</text:p>
          </table:table-cell>
          <table:table-cell table:formula="of:=[$'ScMp Time'.L22]" office:value-type="float" office:value="3.52486" calcext:value-type="float">
            <text:p>3.52</text:p>
          </table:table-cell>
          <table:table-cell table:formula="of:=[$'ScMp Time'.M22]" office:value-type="float" office:value="23.9638" calcext:value-type="float">
            <text:p>23.96</text:p>
          </table:table-cell>
          <table:table-cell table:formula="of:=[$'ScMp Time'.N22]" office:value-type="float" office:value="42.5306" calcext:value-type="float">
            <text:p>42.53</text:p>
          </table:table-cell>
          <table:table-cell table:formula="of:=[$'McMp Time'.I22]" office:value-type="float" office:value="5.98856" calcext:value-type="float">
            <text:p>5.99</text:p>
          </table:table-cell>
          <table:table-cell table:formula="of:=[$'McMp Time'.J22]" office:value-type="float" office:value="18.627" calcext:value-type="float">
            <text:p>18.63</text:p>
          </table:table-cell>
          <table:table-cell table:formula="of:=[$'McMp Time'.K22]" office:value-type="float" office:value="18.6153" calcext:value-type="float">
            <text:p>18.62</text:p>
          </table:table-cell>
          <table:table-cell table:formula="of:=[$'McMp Time'.L22]" office:value-type="float" office:value="4.42612" calcext:value-type="float">
            <text:p>4.43</text:p>
          </table:table-cell>
          <table:table-cell table:formula="of:=[$'McMp Time'.M22]" office:value-type="float" office:value="26.3287" calcext:value-type="float">
            <text:p>26.33</text:p>
          </table:table-cell>
          <table:table-cell table:formula="of:=[$'McMp Time'.N22]" office:value-type="float" office:value="26.0143" calcext:value-type="float">
            <text:p>2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Time'.I23]" office:value-type="float" office:value="4.71298" calcext:value-type="float">
            <text:p>4.71</text:p>
          </table:table-cell>
          <table:table-cell table:formula="of:=[$'ScSp Time'.J23]" office:value-type="float" office:value="11.6312" calcext:value-type="float">
            <text:p>11.63</text:p>
          </table:table-cell>
          <table:table-cell table:formula="of:=[$'ScSp Time'.K23]" office:value-type="float" office:value="10.2155" calcext:value-type="float">
            <text:p>10.22</text:p>
          </table:table-cell>
          <table:table-cell table:formula="of:=[$'ScSp Time'.L23]" office:value-type="float" office:value="4.50802" calcext:value-type="float">
            <text:p>4.51</text:p>
          </table:table-cell>
          <table:table-cell table:formula="of:=[$'ScSp Time'.M23]" office:value-type="float" office:value="23.3476" calcext:value-type="float">
            <text:p>23.35</text:p>
          </table:table-cell>
          <table:table-cell table:formula="of:=[$'ScSp Time'.N23]" office:value-type="float" office:value="45.5848" calcext:value-type="float">
            <text:p>45.58</text:p>
          </table:table-cell>
          <table:table-cell table:formula="of:=[$'McSp Time'.I23]" office:value-type="float" office:value="1.04134" calcext:value-type="float">
            <text:p>1.04</text:p>
          </table:table-cell>
          <table:table-cell table:formula="of:=[$'McSp Time'.J23]" office:value-type="float" office:value="12.2911" calcext:value-type="float">
            <text:p>12.29</text:p>
          </table:table-cell>
          <table:table-cell table:formula="of:=[$'McSp Time'.K23]" office:value-type="float" office:value="14.089" calcext:value-type="float">
            <text:p>14.09</text:p>
          </table:table-cell>
          <table:table-cell table:formula="of:=[$'McSp Time'.L23]" office:value-type="float" office:value="3.92234" calcext:value-type="float">
            <text:p>3.92</text:p>
          </table:table-cell>
          <table:table-cell table:formula="of:=[$'McSp Time'.M23]" office:value-type="float" office:value="29.6357" calcext:value-type="float">
            <text:p>29.64</text:p>
          </table:table-cell>
          <table:table-cell table:formula="of:=[$'McSp Time'.N23]" office:value-type="float" office:value="39.0205" calcext:value-type="float">
            <text:p>39.02</text:p>
          </table:table-cell>
          <table:table-cell table:formula="of:=[$'ScMp Time'.I23]" office:value-type="float" office:value="7.29396" calcext:value-type="float">
            <text:p>7.29</text:p>
          </table:table-cell>
          <table:table-cell table:formula="of:=[$'ScMp Time'.J23]" office:value-type="float" office:value="11.4514" calcext:value-type="float">
            <text:p>11.45</text:p>
          </table:table-cell>
          <table:table-cell table:formula="of:=[$'ScMp Time'.K23]" office:value-type="float" office:value="7.93992" calcext:value-type="float">
            <text:p>7.94</text:p>
          </table:table-cell>
          <table:table-cell table:formula="of:=[$'ScMp Time'.L23]" office:value-type="float" office:value="4.03114" calcext:value-type="float">
            <text:p>4.03</text:p>
          </table:table-cell>
          <table:table-cell table:formula="of:=[$'ScMp Time'.M23]" office:value-type="float" office:value="53.0287" calcext:value-type="float">
            <text:p>53.03</text:p>
          </table:table-cell>
          <table:table-cell table:formula="of:=[$'ScMp Time'.N23]" office:value-type="float" office:value="16.2549" calcext:value-type="float">
            <text:p>16.25</text:p>
          </table:table-cell>
          <table:table-cell table:formula="of:=[$'McMp Time'.I23]" office:value-type="float" office:value="7.03614" calcext:value-type="float">
            <text:p>7.04</text:p>
          </table:table-cell>
          <table:table-cell table:formula="of:=[$'McMp Time'.J23]" office:value-type="float" office:value="13.0475" calcext:value-type="float">
            <text:p>13.05</text:p>
          </table:table-cell>
          <table:table-cell table:formula="of:=[$'McMp Time'.K23]" office:value-type="float" office:value="8.11142" calcext:value-type="float">
            <text:p>8.11</text:p>
          </table:table-cell>
          <table:table-cell table:formula="of:=[$'McMp Time'.L23]" office:value-type="float" office:value="2.0627" calcext:value-type="float">
            <text:p>2.06</text:p>
          </table:table-cell>
          <table:table-cell table:formula="of:=[$'McMp Time'.M23]" office:value-type="float" office:value="57.9639" calcext:value-type="float">
            <text:p>57.96</text:p>
          </table:table-cell>
          <table:table-cell table:formula="of:=[$'McMp Time'.N23]" office:value-type="float" office:value="11.7783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Time'.I24]" office:value-type="float" office:value="6.13012" calcext:value-type="float">
            <text:p>6.13</text:p>
          </table:table-cell>
          <table:table-cell table:formula="of:=[$'ScSp Time'.J24]" office:value-type="float" office:value="14.496" calcext:value-type="float">
            <text:p>14.50</text:p>
          </table:table-cell>
          <table:table-cell table:formula="of:=[$'ScSp Time'.K24]" office:value-type="float" office:value="10.723" calcext:value-type="float">
            <text:p>10.72</text:p>
          </table:table-cell>
          <table:table-cell table:formula="of:=[$'ScSp Time'.L24]" office:value-type="float" office:value="5.88797" calcext:value-type="float">
            <text:p>5.89</text:p>
          </table:table-cell>
          <table:table-cell table:formula="of:=[$'ScSp Time'.M24]" office:value-type="float" office:value="11.4593" calcext:value-type="float">
            <text:p>11.46</text:p>
          </table:table-cell>
          <table:table-cell table:formula="of:=[$'ScSp Time'.N24]" office:value-type="float" office:value="51.3036" calcext:value-type="float">
            <text:p>51.30</text:p>
          </table:table-cell>
          <table:table-cell table:formula="of:=[$'McSp Time'.I24]" office:value-type="float" office:value="3.84564" calcext:value-type="float">
            <text:p>3.85</text:p>
          </table:table-cell>
          <table:table-cell table:formula="of:=[$'McSp Time'.J24]" office:value-type="float" office:value="12.8115" calcext:value-type="float">
            <text:p>12.81</text:p>
          </table:table-cell>
          <table:table-cell table:formula="of:=[$'McSp Time'.K24]" office:value-type="float" office:value="10.5022" calcext:value-type="float">
            <text:p>10.50</text:p>
          </table:table-cell>
          <table:table-cell table:formula="of:=[$'McSp Time'.L24]" office:value-type="float" office:value="4.67252" calcext:value-type="float">
            <text:p>4.67</text:p>
          </table:table-cell>
          <table:table-cell table:formula="of:=[$'McSp Time'.M24]" office:value-type="float" office:value="23.8456" calcext:value-type="float">
            <text:p>23.85</text:p>
          </table:table-cell>
          <table:table-cell table:formula="of:=[$'McSp Time'.N24]" office:value-type="float" office:value="44.3226" calcext:value-type="float">
            <text:p>44.32</text:p>
          </table:table-cell>
          <table:table-cell table:formula="of:=[$'ScMp Time'.I24]" office:value-type="float" office:value="7.42969" calcext:value-type="float">
            <text:p>7.43</text:p>
          </table:table-cell>
          <table:table-cell table:formula="of:=[$'ScMp Time'.J24]" office:value-type="float" office:value="11.9421" calcext:value-type="float">
            <text:p>11.94</text:p>
          </table:table-cell>
          <table:table-cell table:formula="of:=[$'ScMp Time'.K24]" office:value-type="float" office:value="8.21554" calcext:value-type="float">
            <text:p>8.22</text:p>
          </table:table-cell>
          <table:table-cell table:formula="of:=[$'ScMp Time'.L24]" office:value-type="float" office:value="7.24006" calcext:value-type="float">
            <text:p>7.24</text:p>
          </table:table-cell>
          <table:table-cell table:formula="of:=[$'ScMp Time'.M24]" office:value-type="float" office:value="44.0732" calcext:value-type="float">
            <text:p>44.07</text:p>
          </table:table-cell>
          <table:table-cell table:formula="of:=[$'ScMp Time'.N24]" office:value-type="float" office:value="21.0994" calcext:value-type="float">
            <text:p>21.10</text:p>
          </table:table-cell>
          <table:table-cell table:formula="of:=[$'McMp Time'.I24]" office:value-type="float" office:value="5.88288" calcext:value-type="float">
            <text:p>5.88</text:p>
          </table:table-cell>
          <table:table-cell table:formula="of:=[$'McMp Time'.J24]" office:value-type="float" office:value="13.2106" calcext:value-type="float">
            <text:p>13.21</text:p>
          </table:table-cell>
          <table:table-cell table:formula="of:=[$'McMp Time'.K24]" office:value-type="float" office:value="10.6903" calcext:value-type="float">
            <text:p>10.69</text:p>
          </table:table-cell>
          <table:table-cell table:formula="of:=[$'McMp Time'.L24]" office:value-type="float" office:value="6.58152" calcext:value-type="float">
            <text:p>6.58</text:p>
          </table:table-cell>
          <table:table-cell table:formula="of:=[$'McMp Time'.M24]" office:value-type="float" office:value="46.7146" calcext:value-type="float">
            <text:p>46.71</text:p>
          </table:table-cell>
          <table:table-cell table:formula="of:=[$'McMp Time'.N24]" office:value-type="float" office:value="16.9202" calcext:value-type="float">
            <text:p>16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Time'.I25]" office:value-type="float" office:value="11.2852" calcext:value-type="float">
            <text:p>11.29</text:p>
          </table:table-cell>
          <table:table-cell table:formula="of:=[$'ScSp Time'.J25]" office:value-type="float" office:value="13.4488" calcext:value-type="float">
            <text:p>13.45</text:p>
          </table:table-cell>
          <table:table-cell table:formula="of:=[$'ScSp Time'.K25]" office:value-type="float" office:value="9.14329" calcext:value-type="float">
            <text:p>9.14</text:p>
          </table:table-cell>
          <table:table-cell table:formula="of:=[$'ScSp Time'.L25]" office:value-type="float" office:value="4.80735" calcext:value-type="float">
            <text:p>4.81</text:p>
          </table:table-cell>
          <table:table-cell table:formula="of:=[$'ScSp Time'.M25]" office:value-type="float" office:value="19.8801" calcext:value-type="float">
            <text:p>19.88</text:p>
          </table:table-cell>
          <table:table-cell table:formula="of:=[$'ScSp Time'.N25]" office:value-type="float" office:value="41.4352" calcext:value-type="float">
            <text:p>41.44</text:p>
          </table:table-cell>
          <table:table-cell table:formula="of:=[$'McSp Time'.I25]" office:value-type="float" office:value="4.62895" calcext:value-type="float">
            <text:p>4.63</text:p>
          </table:table-cell>
          <table:table-cell table:formula="of:=[$'McSp Time'.J25]" office:value-type="float" office:value="10.9862" calcext:value-type="float">
            <text:p>10.99</text:p>
          </table:table-cell>
          <table:table-cell table:formula="of:=[$'McSp Time'.K25]" office:value-type="float" office:value="13.9876" calcext:value-type="float">
            <text:p>13.99</text:p>
          </table:table-cell>
          <table:table-cell table:formula="of:=[$'McSp Time'.L25]" office:value-type="float" office:value="5.72747" calcext:value-type="float">
            <text:p>5.73</text:p>
          </table:table-cell>
          <table:table-cell table:formula="of:=[$'McSp Time'.M25]" office:value-type="float" office:value="22.1803" calcext:value-type="float">
            <text:p>22.18</text:p>
          </table:table-cell>
          <table:table-cell table:formula="of:=[$'McSp Time'.N25]" office:value-type="float" office:value="42.4895" calcext:value-type="float">
            <text:p>42.49</text:p>
          </table:table-cell>
          <table:table-cell table:formula="of:=[$'ScMp Time'.I25]" office:value-type="float" office:value="10.1467" calcext:value-type="float">
            <text:p>10.15</text:p>
          </table:table-cell>
          <table:table-cell table:formula="of:=[$'ScMp Time'.J25]" office:value-type="float" office:value="12.4096" calcext:value-type="float">
            <text:p>12.41</text:p>
          </table:table-cell>
          <table:table-cell table:formula="of:=[$'ScMp Time'.K25]" office:value-type="float" office:value="7.3104" calcext:value-type="float">
            <text:p>7.31</text:p>
          </table:table-cell>
          <table:table-cell table:formula="of:=[$'ScMp Time'.L25]" office:value-type="float" office:value="3.1913" calcext:value-type="float">
            <text:p>3.19</text:p>
          </table:table-cell>
          <table:table-cell table:formula="of:=[$'ScMp Time'.M25]" office:value-type="float" office:value="45.7086" calcext:value-type="float">
            <text:p>45.71</text:p>
          </table:table-cell>
          <table:table-cell table:formula="of:=[$'ScMp Time'.N25]" office:value-type="float" office:value="21.2334" calcext:value-type="float">
            <text:p>21.23</text:p>
          </table:table-cell>
          <table:table-cell table:formula="of:=[$'McMp Time'.I25]" office:value-type="float" office:value="2.31067" calcext:value-type="float">
            <text:p>2.31</text:p>
          </table:table-cell>
          <table:table-cell table:formula="of:=[$'McMp Time'.J25]" office:value-type="float" office:value="13.8102" calcext:value-type="float">
            <text:p>13.81</text:p>
          </table:table-cell>
          <table:table-cell table:formula="of:=[$'McMp Time'.K25]" office:value-type="float" office:value="14.9795" calcext:value-type="float">
            <text:p>14.98</text:p>
          </table:table-cell>
          <table:table-cell table:formula="of:=[$'McMp Time'.L25]" office:value-type="float" office:value="2.35411" calcext:value-type="float">
            <text:p>2.35</text:p>
          </table:table-cell>
          <table:table-cell table:formula="of:=[$'McMp Time'.M25]" office:value-type="float" office:value="52.5562" calcext:value-type="float">
            <text:p>52.56</text:p>
          </table:table-cell>
          <table:table-cell table:formula="of:=[$'McMp Time'.N25]" office:value-type="float" office:value="13.9893" calcext:value-type="float">
            <text:p>13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Time'.I26]" office:value-type="float" office:value="7.31855" calcext:value-type="float">
            <text:p>7.32</text:p>
          </table:table-cell>
          <table:table-cell table:formula="of:=[$'ScSp Time'.J26]" office:value-type="float" office:value="12.0052" calcext:value-type="float">
            <text:p>12.01</text:p>
          </table:table-cell>
          <table:table-cell table:formula="of:=[$'ScSp Time'.K26]" office:value-type="float" office:value="6.37213" calcext:value-type="float">
            <text:p>6.37</text:p>
          </table:table-cell>
          <table:table-cell table:formula="of:=[$'ScSp Time'.L26]" office:value-type="float" office:value="5.51261" calcext:value-type="float">
            <text:p>5.51</text:p>
          </table:table-cell>
          <table:table-cell table:formula="of:=[$'ScSp Time'.M26]" office:value-type="float" office:value="33.0775" calcext:value-type="float">
            <text:p>33.08</text:p>
          </table:table-cell>
          <table:table-cell table:formula="of:=[$'ScSp Time'.N26]" office:value-type="float" office:value="35.714" calcext:value-type="float">
            <text:p>35.71</text:p>
          </table:table-cell>
          <table:table-cell table:formula="of:=[$'McSp Time'.I26]" office:value-type="float" office:value="5.77914" calcext:value-type="float">
            <text:p>5.78</text:p>
          </table:table-cell>
          <table:table-cell table:formula="of:=[$'McSp Time'.J26]" office:value-type="float" office:value="14.639" calcext:value-type="float">
            <text:p>14.64</text:p>
          </table:table-cell>
          <table:table-cell table:formula="of:=[$'McSp Time'.K26]" office:value-type="float" office:value="10.2194" calcext:value-type="float">
            <text:p>10.22</text:p>
          </table:table-cell>
          <table:table-cell table:formula="of:=[$'McSp Time'.L26]" office:value-type="float" office:value="5.61916" calcext:value-type="float">
            <text:p>5.62</text:p>
          </table:table-cell>
          <table:table-cell table:formula="of:=[$'McSp Time'.M26]" office:value-type="float" office:value="39.8657" calcext:value-type="float">
            <text:p>39.87</text:p>
          </table:table-cell>
          <table:table-cell table:formula="of:=[$'McSp Time'.N26]" office:value-type="float" office:value="23.8776" calcext:value-type="float">
            <text:p>23.88</text:p>
          </table:table-cell>
          <table:table-cell table:formula="of:=[$'ScMp Time'.I26]" office:value-type="float" office:value="7.6757" calcext:value-type="float">
            <text:p>7.68</text:p>
          </table:table-cell>
          <table:table-cell table:formula="of:=[$'ScMp Time'.J26]" office:value-type="float" office:value="17.1981" calcext:value-type="float">
            <text:p>17.20</text:p>
          </table:table-cell>
          <table:table-cell table:formula="of:=[$'ScMp Time'.K26]" office:value-type="float" office:value="9.07275" calcext:value-type="float">
            <text:p>9.07</text:p>
          </table:table-cell>
          <table:table-cell table:formula="of:=[$'ScMp Time'.L26]" office:value-type="float" office:value="3.7964" calcext:value-type="float">
            <text:p>3.80</text:p>
          </table:table-cell>
          <table:table-cell table:formula="of:=[$'ScMp Time'.M26]" office:value-type="float" office:value="59.6963" calcext:value-type="float">
            <text:p>59.70</text:p>
          </table:table-cell>
          <table:table-cell table:formula="of:=[$'ScMp Time'.N26]" office:value-type="float" office:value="2.56073" calcext:value-type="float">
            <text:p>2.56</text:p>
          </table:table-cell>
          <table:table-cell table:formula="of:=[$'McMp Time'.I26]" office:value-type="float" office:value="3.59158" calcext:value-type="float">
            <text:p>3.59</text:p>
          </table:table-cell>
          <table:table-cell table:formula="of:=[$'McMp Time'.J26]" office:value-type="float" office:value="19.4865" calcext:value-type="float">
            <text:p>19.49</text:p>
          </table:table-cell>
          <table:table-cell table:formula="of:=[$'McMp Time'.K26]" office:value-type="float" office:value="15.803" calcext:value-type="float">
            <text:p>15.80</text:p>
          </table:table-cell>
          <table:table-cell table:formula="of:=[$'McMp Time'.L26]" office:value-type="float" office:value="1.60419" calcext:value-type="float">
            <text:p>1.60</text:p>
          </table:table-cell>
          <table:table-cell table:formula="of:=[$'McMp Time'.M26]" office:value-type="float" office:value="25.6727" calcext:value-type="float">
            <text:p>25.67</text:p>
          </table:table-cell>
          <table:table-cell table:formula="of:=[$'McMp Time'.N26]" office:value-type="float" office:value="33.8421" calcext:value-type="float">
            <text:p>33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Time'.I27]" office:value-type="float" office:value="17.4203" calcext:value-type="float">
            <text:p>17.42</text:p>
          </table:table-cell>
          <table:table-cell table:formula="of:=[$'ScSp Time'.J27]" office:value-type="float" office:value="38.8834" calcext:value-type="float">
            <text:p>38.88</text:p>
          </table:table-cell>
          <table:table-cell table:formula="of:=[$'ScSp Time'.K27]" office:value-type="float" office:value="29.1205" calcext:value-type="float">
            <text:p>29.12</text:p>
          </table:table-cell>
          <table:table-cell table:formula="of:=[$'ScSp Time'.L27]" office:value-type="float" office:value="14.5758" calcext:value-type="float">
            <text:p>14.58</text:p>
          </table:table-cell>
          <table:table-cell table:formula="of:=[$'ScSp Time'.M27]" office:value-type="string" office:string-value="9.07285e-309" calcext:value-type="string">
            <text:p>9.07285e-309</text:p>
          </table:table-cell>
          <table:table-cell table:formula="of:=[$'ScSp Time'.N27]" office:value-type="string" office:string-value="9.07285e-309" calcext:value-type="string">
            <text:p>9.07285e-309</text:p>
          </table:table-cell>
          <table:table-cell table:formula="of:=[$'McSp Time'.I27]" office:value-type="float" office:value="4.54778" calcext:value-type="float">
            <text:p>4.55</text:p>
          </table:table-cell>
          <table:table-cell table:formula="of:=[$'McSp Time'.J27]" office:value-type="float" office:value="9.27328" calcext:value-type="float">
            <text:p>9.27</text:p>
          </table:table-cell>
          <table:table-cell table:formula="of:=[$'McSp Time'.K27]" office:value-type="float" office:value="7.60225" calcext:value-type="float">
            <text:p>7.60</text:p>
          </table:table-cell>
          <table:table-cell table:formula="of:=[$'McSp Time'.L27]" office:value-type="float" office:value="4.01303" calcext:value-type="float">
            <text:p>4.01</text:p>
          </table:table-cell>
          <table:table-cell table:formula="of:=[$'McSp Time'.M27]" office:value-type="float" office:value="18.6153" calcext:value-type="float">
            <text:p>18.62</text:p>
          </table:table-cell>
          <table:table-cell table:formula="of:=[$'McSp Time'.N27]" office:value-type="float" office:value="55.9484" calcext:value-type="float">
            <text:p>55.95</text:p>
          </table:table-cell>
          <table:table-cell table:formula="of:=[$'ScMp Time'.I27]" office:value-type="float" office:value="9.84118" calcext:value-type="float">
            <text:p>9.84</text:p>
          </table:table-cell>
          <table:table-cell table:formula="of:=[$'ScMp Time'.J27]" office:value-type="float" office:value="10.552" calcext:value-type="float">
            <text:p>10.55</text:p>
          </table:table-cell>
          <table:table-cell table:formula="of:=[$'ScMp Time'.K27]" office:value-type="float" office:value="2.52781" calcext:value-type="float">
            <text:p>2.53</text:p>
          </table:table-cell>
          <table:table-cell table:formula="of:=[$'ScMp Time'.L27]" office:value-type="float" office:value="3.29252" calcext:value-type="float">
            <text:p>3.29</text:p>
          </table:table-cell>
          <table:table-cell table:formula="of:=[$'ScMp Time'.M27]" office:value-type="float" office:value="22.8852" calcext:value-type="float">
            <text:p>22.89</text:p>
          </table:table-cell>
          <table:table-cell table:formula="of:=[$'ScMp Time'.N27]" office:value-type="float" office:value="50.9012" calcext:value-type="float">
            <text:p>50.90</text:p>
          </table:table-cell>
          <table:table-cell table:formula="of:=[$'McMp Time'.I27]" office:value-type="float" office:value="5.14675" calcext:value-type="float">
            <text:p>5.15</text:p>
          </table:table-cell>
          <table:table-cell table:formula="of:=[$'McMp Time'.J27]" office:value-type="float" office:value="14.9655" calcext:value-type="float">
            <text:p>14.97</text:p>
          </table:table-cell>
          <table:table-cell table:formula="of:=[$'McMp Time'.K27]" office:value-type="float" office:value="8.65505" calcext:value-type="float">
            <text:p>8.66</text:p>
          </table:table-cell>
          <table:table-cell table:formula="of:=[$'McMp Time'.L27]" office:value-type="float" office:value="1.90331" calcext:value-type="float">
            <text:p>1.90</text:p>
          </table:table-cell>
          <table:table-cell table:formula="of:=[$'McMp Time'.M27]" office:value-type="float" office:value="56.8332" calcext:value-type="float">
            <text:p>56.83</text:p>
          </table:table-cell>
          <table:table-cell table:formula="of:=[$'McMp Time'.N27]" office:value-type="float" office:value="12.4961" calcext:value-type="float">
            <text:p>12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Time'.I28]" office:value-type="float" office:value="4.06977" calcext:value-type="float">
            <text:p>4.07</text:p>
          </table:table-cell>
          <table:table-cell table:formula="of:=[$'ScSp Time'.J28]" office:value-type="float" office:value="12.6063" calcext:value-type="float">
            <text:p>12.61</text:p>
          </table:table-cell>
          <table:table-cell table:formula="of:=[$'ScSp Time'.K28]" office:value-type="float" office:value="11.4334" calcext:value-type="float">
            <text:p>11.43</text:p>
          </table:table-cell>
          <table:table-cell table:formula="of:=[$'ScSp Time'.L28]" office:value-type="float" office:value="8.184" calcext:value-type="float">
            <text:p>8.18</text:p>
          </table:table-cell>
          <table:table-cell table:formula="of:=[$'ScSp Time'.M28]" office:value-type="float" office:value="5.60286" calcext:value-type="float">
            <text:p>5.60</text:p>
          </table:table-cell>
          <table:table-cell table:formula="of:=[$'ScSp Time'.N28]" office:value-type="float" office:value="58.1037" calcext:value-type="float">
            <text:p>58.10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15.9437" calcext:value-type="float">
            <text:p>15.94</text:p>
          </table:table-cell>
          <table:table-cell table:formula="of:=[$'McSp Time'.K28]" office:value-type="float" office:value="15.3293" calcext:value-type="float">
            <text:p>15.33</text:p>
          </table:table-cell>
          <table:table-cell table:formula="of:=[$'McSp Time'.L28]" office:value-type="float" office:value="6.02618" calcext:value-type="float">
            <text:p>6.03</text:p>
          </table:table-cell>
          <table:table-cell table:formula="of:=[$'McSp Time'.M28]" office:value-type="float" office:value="24.2079" calcext:value-type="float">
            <text:p>24.21</text:p>
          </table:table-cell>
          <table:table-cell table:formula="of:=[$'McSp Time'.N28]" office:value-type="float" office:value="38.4929" calcext:value-type="float">
            <text:p>38.49</text:p>
          </table:table-cell>
          <table:table-cell table:formula="of:=[$'ScMp Time'.I28]" office:value-type="float" office:value="8.42043" calcext:value-type="float">
            <text:p>8.42</text:p>
          </table:table-cell>
          <table:table-cell table:formula="of:=[$'ScMp Time'.J28]" office:value-type="float" office:value="17.5592" calcext:value-type="float">
            <text:p>17.56</text:p>
          </table:table-cell>
          <table:table-cell table:formula="of:=[$'ScMp Time'.K28]" office:value-type="float" office:value="6.05162" calcext:value-type="float">
            <text:p>6.05</text:p>
          </table:table-cell>
          <table:table-cell table:formula="of:=[$'ScMp Time'.L28]" office:value-type="float" office:value="3.51979" calcext:value-type="float">
            <text:p>3.52</text:p>
          </table:table-cell>
          <table:table-cell table:formula="of:=[$'ScMp Time'.M28]" office:value-type="float" office:value="52.4818" calcext:value-type="float">
            <text:p>52.48</text:p>
          </table:table-cell>
          <table:table-cell table:formula="of:=[$'ScMp Time'.N28]" office:value-type="float" office:value="11.9672" calcext:value-type="float">
            <text:p>11.97</text:p>
          </table:table-cell>
          <table:table-cell table:formula="of:=[$'McMp Time'.I28]" office:value-type="float" office:value="3.92516" calcext:value-type="float">
            <text:p>3.93</text:p>
          </table:table-cell>
          <table:table-cell table:formula="of:=[$'McMp Time'.J28]" office:value-type="float" office:value="18.6164" calcext:value-type="float">
            <text:p>18.62</text:p>
          </table:table-cell>
          <table:table-cell table:formula="of:=[$'McMp Time'.K28]" office:value-type="float" office:value="10.9448" calcext:value-type="float">
            <text:p>10.94</text:p>
          </table:table-cell>
          <table:table-cell table:formula="of:=[$'McMp Time'.L28]" office:value-type="float" office:value="1.76185" calcext:value-type="float">
            <text:p>1.76</text:p>
          </table:table-cell>
          <table:table-cell table:formula="of:=[$'McMp Time'.M28]" office:value-type="float" office:value="55.0171" calcext:value-type="float">
            <text:p>55.02</text:p>
          </table:table-cell>
          <table:table-cell table:formula="of:=[$'McMp Time'.N28]" office:value-type="float" office:value="9.73468" calcext:value-type="float">
            <text:p>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Time'.I29]" office:value-type="float" office:value="3.87691" calcext:value-type="float">
            <text:p>3.88</text:p>
          </table:table-cell>
          <table:table-cell table:formula="of:=[$'ScSp Time'.J29]" office:value-type="float" office:value="19.8819" calcext:value-type="float">
            <text:p>19.88</text:p>
          </table:table-cell>
          <table:table-cell table:formula="of:=[$'ScSp Time'.K29]" office:value-type="float" office:value="15.708" calcext:value-type="float">
            <text:p>15.71</text:p>
          </table:table-cell>
          <table:table-cell table:formula="of:=[$'ScSp Time'.L29]" office:value-type="float" office:value="3.6211" calcext:value-type="float">
            <text:p>3.62</text:p>
          </table:table-cell>
          <table:table-cell table:formula="of:=[$'ScSp Time'.M29]" office:value-type="float" office:value="0.616009" calcext:value-type="float">
            <text:p>0.62</text:p>
          </table:table-cell>
          <table:table-cell table:formula="of:=[$'ScSp Time'.N29]" office:value-type="float" office:value="56.2961" calcext:value-type="float">
            <text:p>56.30</text:p>
          </table:table-cell>
          <table:table-cell table:formula="of:=[$'McSp Time'.I29]" office:value-type="float" office:value="0.905477" calcext:value-type="float">
            <text:p>0.91</text:p>
          </table:table-cell>
          <table:table-cell table:formula="of:=[$'McSp Time'.J29]" office:value-type="float" office:value="16.5123" calcext:value-type="float">
            <text:p>16.51</text:p>
          </table:table-cell>
          <table:table-cell table:formula="of:=[$'McSp Time'.K29]" office:value-type="float" office:value="16.8098" calcext:value-type="float">
            <text:p>16.81</text:p>
          </table:table-cell>
          <table:table-cell table:formula="of:=[$'McSp Time'.L29]" office:value-type="float" office:value="4.24855" calcext:value-type="float">
            <text:p>4.25</text:p>
          </table:table-cell>
          <table:table-cell table:formula="of:=[$'McSp Time'.M29]" office:value-type="float" office:value="8.20564" calcext:value-type="float">
            <text:p>8.21</text:p>
          </table:table-cell>
          <table:table-cell table:formula="of:=[$'McSp Time'.N29]" office:value-type="float" office:value="53.3182" calcext:value-type="float">
            <text:p>53.32</text:p>
          </table:table-cell>
          <table:table-cell table:formula="of:=[$'ScMp Time'.I29]" office:value-type="float" office:value="14.6855" calcext:value-type="float">
            <text:p>14.69</text:p>
          </table:table-cell>
          <table:table-cell table:formula="of:=[$'ScMp Time'.J29]" office:value-type="float" office:value="21.7623" calcext:value-type="float">
            <text:p>21.76</text:p>
          </table:table-cell>
          <table:table-cell table:formula="of:=[$'ScMp Time'.K29]" office:value-type="float" office:value="10.4943" calcext:value-type="float">
            <text:p>10.49</text:p>
          </table:table-cell>
          <table:table-cell table:formula="of:=[$'ScMp Time'.L29]" office:value-type="float" office:value="5.64551" calcext:value-type="float">
            <text:p>5.65</text:p>
          </table:table-cell>
          <table:table-cell table:formula="of:=[$'ScMp Time'.M29]" office:value-type="float" office:value="22.0527" calcext:value-type="float">
            <text:p>22.05</text:p>
          </table:table-cell>
          <table:table-cell table:formula="of:=[$'ScMp Time'.N29]" office:value-type="float" office:value="25.3597" calcext:value-type="float">
            <text:p>25.36</text:p>
          </table:table-cell>
          <table:table-cell table:formula="of:=[$'McMp Time'.I29]" office:value-type="float" office:value="1.0234" calcext:value-type="float">
            <text:p>1.02</text:p>
          </table:table-cell>
          <table:table-cell table:formula="of:=[$'McMp Time'.J29]" office:value-type="float" office:value="15.1366" calcext:value-type="float">
            <text:p>15.14</text:p>
          </table:table-cell>
          <table:table-cell table:formula="of:=[$'McMp Time'.K29]" office:value-type="float" office:value="14.1694" calcext:value-type="float">
            <text:p>14.17</text:p>
          </table:table-cell>
          <table:table-cell table:formula="of:=[$'McMp Time'.L29]" office:value-type="float" office:value="2.89616" calcext:value-type="float">
            <text:p>2.90</text:p>
          </table:table-cell>
          <table:table-cell table:formula="of:=[$'McMp Time'.M29]" office:value-type="float" office:value="41.6917" calcext:value-type="float">
            <text:p>41.69</text:p>
          </table:table-cell>
          <table:table-cell table:formula="of:=[$'McMp Time'.N29]" office:value-type="float" office:value="25.0827" calcext:value-type="float">
            <text:p>25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Time'.I30]" office:value-type="float" office:value="1.48604" calcext:value-type="float">
            <text:p>1.49</text:p>
          </table:table-cell>
          <table:table-cell table:formula="of:=[$'ScSp Time'.J30]" office:value-type="float" office:value="12.0261" calcext:value-type="float">
            <text:p>12.03</text:p>
          </table:table-cell>
          <table:table-cell table:formula="of:=[$'ScSp Time'.K30]" office:value-type="float" office:value="9.41388" calcext:value-type="float">
            <text:p>9.41</text:p>
          </table:table-cell>
          <table:table-cell table:formula="of:=[$'ScSp Time'.L30]" office:value-type="float" office:value="4.46838" calcext:value-type="float">
            <text:p>4.47</text:p>
          </table:table-cell>
          <table:table-cell table:formula="of:=[$'ScSp Time'.M30]" office:value-type="float" office:value="29.6249" calcext:value-type="float">
            <text:p>29.62</text:p>
          </table:table-cell>
          <table:table-cell table:formula="of:=[$'ScSp Time'.N30]" office:value-type="float" office:value="42.9807" calcext:value-type="float">
            <text:p>42.98</text:p>
          </table:table-cell>
          <table:table-cell table:formula="of:=[$'McSp Time'.I30]" office:value-type="float" office:value="0.76327" calcext:value-type="float">
            <text:p>0.76</text:p>
          </table:table-cell>
          <table:table-cell table:formula="of:=[$'McSp Time'.J30]" office:value-type="float" office:value="12.2996" calcext:value-type="float">
            <text:p>12.30</text:p>
          </table:table-cell>
          <table:table-cell table:formula="of:=[$'McSp Time'.K30]" office:value-type="float" office:value="10.0164" calcext:value-type="float">
            <text:p>10.02</text:p>
          </table:table-cell>
          <table:table-cell table:formula="of:=[$'McSp Time'.L30]" office:value-type="float" office:value="3.72773" calcext:value-type="float">
            <text:p>3.73</text:p>
          </table:table-cell>
          <table:table-cell table:formula="of:=[$'McSp Time'.M30]" office:value-type="float" office:value="10.1896" calcext:value-type="float">
            <text:p>10.19</text:p>
          </table:table-cell>
          <table:table-cell table:formula="of:=[$'McSp Time'.N30]" office:value-type="float" office:value="63.0034" calcext:value-type="float">
            <text:p>63.00</text:p>
          </table:table-cell>
          <table:table-cell table:formula="of:=[$'ScMp Time'.I30]" office:value-type="float" office:value="2.44391" calcext:value-type="float">
            <text:p>2.44</text:p>
          </table:table-cell>
          <table:table-cell table:formula="of:=[$'ScMp Time'.J30]" office:value-type="float" office:value="11.6403" calcext:value-type="float">
            <text:p>11.64</text:p>
          </table:table-cell>
          <table:table-cell table:formula="of:=[$'ScMp Time'.K30]" office:value-type="float" office:value="7.08007" calcext:value-type="float">
            <text:p>7.08</text:p>
          </table:table-cell>
          <table:table-cell table:formula="of:=[$'ScMp Time'.L30]" office:value-type="float" office:value="1.4527" calcext:value-type="float">
            <text:p>1.45</text:p>
          </table:table-cell>
          <table:table-cell table:formula="of:=[$'ScMp Time'.M30]" office:value-type="float" office:value="55.218" calcext:value-type="float">
            <text:p>55.22</text:p>
          </table:table-cell>
          <table:table-cell table:formula="of:=[$'ScMp Time'.N30]" office:value-type="float" office:value="22.165" calcext:value-type="float">
            <text:p>22.17</text:p>
          </table:table-cell>
          <table:table-cell table:formula="of:=[$'McMp Time'.I30]" office:value-type="float" office:value="2.58984" calcext:value-type="float">
            <text:p>2.59</text:p>
          </table:table-cell>
          <table:table-cell table:formula="of:=[$'McMp Time'.J30]" office:value-type="float" office:value="16.3023" calcext:value-type="float">
            <text:p>16.30</text:p>
          </table:table-cell>
          <table:table-cell table:formula="of:=[$'McMp Time'.K30]" office:value-type="float" office:value="10.7384" calcext:value-type="float">
            <text:p>10.74</text:p>
          </table:table-cell>
          <table:table-cell table:formula="of:=[$'McMp Time'.L30]" office:value-type="float" office:value="1.62156" calcext:value-type="float">
            <text:p>1.62</text:p>
          </table:table-cell>
          <table:table-cell table:formula="of:=[$'McMp Time'.M30]" office:value-type="float" office:value="33.1977" calcext:value-type="float">
            <text:p>33.20</text:p>
          </table:table-cell>
          <table:table-cell table:formula="of:=[$'McMp Time'.N30]" office:value-type="float" office:value="35.5503" calcext:value-type="float">
            <text:p>35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Time'.I31]" office:value-type="float" office:value="3.18189" calcext:value-type="float">
            <text:p>3.18</text:p>
          </table:table-cell>
          <table:table-cell table:formula="of:=[$'ScSp Time'.J31]" office:value-type="float" office:value="14.7918" calcext:value-type="float">
            <text:p>14.79</text:p>
          </table:table-cell>
          <table:table-cell table:formula="of:=[$'ScSp Time'.K31]" office:value-type="float" office:value="13.2527" calcext:value-type="float">
            <text:p>13.25</text:p>
          </table:table-cell>
          <table:table-cell table:formula="of:=[$'ScSp Time'.L31]" office:value-type="float" office:value="3.82767" calcext:value-type="float">
            <text:p>3.83</text:p>
          </table:table-cell>
          <table:table-cell table:formula="of:=[$'ScSp Time'.M31]" office:value-type="float" office:value="22.3219" calcext:value-type="float">
            <text:p>22.32</text:p>
          </table:table-cell>
          <table:table-cell table:formula="of:=[$'ScSp Time'.N31]" office:value-type="float" office:value="42.624" calcext:value-type="float">
            <text:p>42.62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18.2153" calcext:value-type="float">
            <text:p>18.22</text:p>
          </table:table-cell>
          <table:table-cell table:formula="of:=[$'McSp Time'.K31]" office:value-type="float" office:value="17.3889" calcext:value-type="float">
            <text:p>17.39</text:p>
          </table:table-cell>
          <table:table-cell table:formula="of:=[$'McSp Time'.L31]" office:value-type="float" office:value="2.12982" calcext:value-type="float">
            <text:p>2.13</text:p>
          </table:table-cell>
          <table:table-cell table:formula="of:=[$'McSp Time'.M31]" office:value-type="float" office:value="10.8423" calcext:value-type="float">
            <text:p>10.84</text:p>
          </table:table-cell>
          <table:table-cell table:formula="of:=[$'McSp Time'.N31]" office:value-type="float" office:value="51.4238" calcext:value-type="float">
            <text:p>51.42</text:p>
          </table:table-cell>
          <table:table-cell table:formula="of:=[$'ScMp Time'.I31]" office:value-type="float" office:value="8.33759" calcext:value-type="float">
            <text:p>8.34</text:p>
          </table:table-cell>
          <table:table-cell table:formula="of:=[$'ScMp Time'.J31]" office:value-type="float" office:value="15.4998" calcext:value-type="float">
            <text:p>15.50</text:p>
          </table:table-cell>
          <table:table-cell table:formula="of:=[$'ScMp Time'.K31]" office:value-type="float" office:value="7.4954" calcext:value-type="float">
            <text:p>7.50</text:p>
          </table:table-cell>
          <table:table-cell table:formula="of:=[$'ScMp Time'.L31]" office:value-type="float" office:value="4.89568" calcext:value-type="float">
            <text:p>4.90</text:p>
          </table:table-cell>
          <table:table-cell table:formula="of:=[$'ScMp Time'.M31]" office:value-type="float" office:value="45.583" calcext:value-type="float">
            <text:p>45.58</text:p>
          </table:table-cell>
          <table:table-cell table:formula="of:=[$'ScMp Time'.N31]" office:value-type="float" office:value="18.1885" calcext:value-type="float">
            <text:p>18.19</text:p>
          </table:table-cell>
          <table:table-cell table:formula="of:=[$'McMp Time'.I31]" office:value-type="float" office:value="6.58262" calcext:value-type="float">
            <text:p>6.58</text:p>
          </table:table-cell>
          <table:table-cell table:formula="of:=[$'McMp Time'.J31]" office:value-type="float" office:value="14.1096" calcext:value-type="float">
            <text:p>14.11</text:p>
          </table:table-cell>
          <table:table-cell table:formula="of:=[$'McMp Time'.K31]" office:value-type="float" office:value="10.6669" calcext:value-type="float">
            <text:p>10.67</text:p>
          </table:table-cell>
          <table:table-cell table:formula="of:=[$'McMp Time'.L31]" office:value-type="float" office:value="4.52472" calcext:value-type="float">
            <text:p>4.52</text:p>
          </table:table-cell>
          <table:table-cell table:formula="of:=[$'McMp Time'.M31]" office:value-type="float" office:value="38.0924" calcext:value-type="float">
            <text:p>38.09</text:p>
          </table:table-cell>
          <table:table-cell table:formula="of:=[$'McMp Time'.N31]" office:value-type="float" office:value="26.0238" calcext:value-type="float">
            <text:p>26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Time'.I32]" office:value-type="float" office:value="58.6016" calcext:value-type="float">
            <text:p>58.60</text:p>
          </table:table-cell>
          <table:table-cell table:formula="of:=[$'ScSp Time'.J32]" office:value-type="float" office:value="14.5222" calcext:value-type="float">
            <text:p>14.52</text:p>
          </table:table-cell>
          <table:table-cell table:formula="of:=[$'ScSp Time'.K32]" office:value-type="float" office:value="12.9442" calcext:value-type="float">
            <text:p>12.94</text:p>
          </table:table-cell>
          <table:table-cell table:formula="of:=[$'ScSp Time'.L32]" office:value-type="float" office:value="13.9321" calcext:value-type="float">
            <text:p>13.93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string" office:string-value="9.5759e-309" calcext:value-type="string">
            <text:p>9.5759e-309</text:p>
          </table:table-cell>
          <table:table-cell table:formula="of:=[$'McSp Time'.I32]" office:value-type="float" office:value="15.6259" calcext:value-type="float">
            <text:p>15.63</text:p>
          </table:table-cell>
          <table:table-cell table:formula="of:=[$'McSp Time'.J32]" office:value-type="float" office:value="4.64081" calcext:value-type="float">
            <text:p>4.64</text:p>
          </table:table-cell>
          <table:table-cell table:formula="of:=[$'McSp Time'.K32]" office:value-type="float" office:value="6.72474" calcext:value-type="float">
            <text:p>6.72</text:p>
          </table:table-cell>
          <table:table-cell table:formula="of:=[$'McSp Time'.L32]" office:value-type="float" office:value="4.21622" calcext:value-type="float">
            <text:p>4.22</text:p>
          </table:table-cell>
          <table:table-cell table:formula="of:=[$'McSp Time'.M32]" office:value-type="float" office:value="48.035" calcext:value-type="float">
            <text:p>48.04</text:p>
          </table:table-cell>
          <table:table-cell table:formula="of:=[$'McSp Time'.N32]" office:value-type="float" office:value="20.7573" calcext:value-type="float">
            <text:p>20.76</text:p>
          </table:table-cell>
          <table:table-cell table:formula="of:=[$'ScMp Time'.I32]" office:value-type="float" office:value="16.835" calcext:value-type="float">
            <text:p>16.84</text:p>
          </table:table-cell>
          <table:table-cell table:formula="of:=[$'ScMp Time'.J32]" office:value-type="float" office:value="4.59761" calcext:value-type="float">
            <text:p>4.60</text:p>
          </table:table-cell>
          <table:table-cell table:formula="of:=[$'ScMp Time'.K32]" office:value-type="float" office:value="4.58886" calcext:value-type="float">
            <text:p>4.59</text:p>
          </table:table-cell>
          <table:table-cell table:formula="of:=[$'ScMp Time'.L32]" office:value-type="float" office:value="3.85659" calcext:value-type="float">
            <text:p>3.86</text:p>
          </table:table-cell>
          <table:table-cell table:formula="of:=[$'ScMp Time'.M32]" office:value-type="float" office:value="53.3193" calcext:value-type="float">
            <text:p>53.32</text:p>
          </table:table-cell>
          <table:table-cell table:formula="of:=[$'ScMp Time'.N32]" office:value-type="float" office:value="16.8027" calcext:value-type="float">
            <text:p>16.80</text:p>
          </table:table-cell>
          <table:table-cell table:formula="of:=[$'McMp Time'.I32]" office:value-type="float" office:value="14.4239" calcext:value-type="float">
            <text:p>14.42</text:p>
          </table:table-cell>
          <table:table-cell table:formula="of:=[$'McMp Time'.J32]" office:value-type="float" office:value="4.93693" calcext:value-type="float">
            <text:p>4.94</text:p>
          </table:table-cell>
          <table:table-cell table:formula="of:=[$'McMp Time'.K32]" office:value-type="float" office:value="7.03729" calcext:value-type="float">
            <text:p>7.04</text:p>
          </table:table-cell>
          <table:table-cell table:formula="of:=[$'McMp Time'.L32]" office:value-type="float" office:value="3.52322" calcext:value-type="float">
            <text:p>3.52</text:p>
          </table:table-cell>
          <table:table-cell table:formula="of:=[$'McMp Time'.M32]" office:value-type="float" office:value="52.6979" calcext:value-type="float">
            <text:p>52.70</text:p>
          </table:table-cell>
          <table:table-cell table:formula="of:=[$'McMp Time'.N32]" office:value-type="float" office:value="17.3808" calcext:value-type="float">
            <text:p>17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Time'.I33]" office:value-type="float" office:value="11.7563" calcext:value-type="float">
            <text:p>11.76</text:p>
          </table:table-cell>
          <table:table-cell table:formula="of:=[$'ScSp Time'.J33]" office:value-type="float" office:value="3.57921" calcext:value-type="float">
            <text:p>3.58</text:p>
          </table:table-cell>
          <table:table-cell table:formula="of:=[$'ScSp Time'.K33]" office:value-type="float" office:value="2.91852" calcext:value-type="float">
            <text:p>2.92</text:p>
          </table:table-cell>
          <table:table-cell table:formula="of:=[$'ScSp Time'.L33]" office:value-type="float" office:value="5.73103" calcext:value-type="float">
            <text:p>5.73</text:p>
          </table:table-cell>
          <table:table-cell table:formula="of:=[$'ScSp Time'.M33]" office:value-type="float" office:value="63.5287" calcext:value-type="float">
            <text:p>63.53</text:p>
          </table:table-cell>
          <table:table-cell table:formula="of:=[$'ScSp Time'.N33]" office:value-type="float" office:value="12.4863" calcext:value-type="float">
            <text:p>12.49</text:p>
          </table:table-cell>
          <table:table-cell table:formula="of:=[$'McSp Time'.I33]" office:value-type="float" office:value="8.45156" calcext:value-type="float">
            <text:p>8.45</text:p>
          </table:table-cell>
          <table:table-cell table:formula="of:=[$'McSp Time'.J33]" office:value-type="float" office:value="2.75302" calcext:value-type="float">
            <text:p>2.75</text:p>
          </table:table-cell>
          <table:table-cell table:formula="of:=[$'McSp Time'.K33]" office:value-type="float" office:value="3.29289" calcext:value-type="float">
            <text:p>3.29</text:p>
          </table:table-cell>
          <table:table-cell table:formula="of:=[$'McSp Time'.L33]" office:value-type="float" office:value="4.65858" calcext:value-type="float">
            <text:p>4.66</text:p>
          </table:table-cell>
          <table:table-cell table:formula="of:=[$'McSp Time'.M33]" office:value-type="float" office:value="62.2319" calcext:value-type="float">
            <text:p>62.23</text:p>
          </table:table-cell>
          <table:table-cell table:formula="of:=[$'McSp Time'.N33]" office:value-type="float" office:value="18.6121" calcext:value-type="float">
            <text:p>18.61</text:p>
          </table:table-cell>
          <table:table-cell table:formula="of:=[$'ScMp Time'.I33]" office:value-type="float" office:value="9.45202" calcext:value-type="float">
            <text:p>9.45</text:p>
          </table:table-cell>
          <table:table-cell table:formula="of:=[$'ScMp Time'.J33]" office:value-type="float" office:value="2.72254" calcext:value-type="float">
            <text:p>2.72</text:p>
          </table:table-cell>
          <table:table-cell table:formula="of:=[$'ScMp Time'.K33]" office:value-type="float" office:value="2.47042" calcext:value-type="float">
            <text:p>2.47</text:p>
          </table:table-cell>
          <table:table-cell table:formula="of:=[$'ScMp Time'.L33]" office:value-type="float" office:value="4.87758" calcext:value-type="float">
            <text:p>4.88</text:p>
          </table:table-cell>
          <table:table-cell table:formula="of:=[$'ScMp Time'.M33]" office:value-type="float" office:value="74.6381" calcext:value-type="float">
            <text:p>74.64</text:p>
          </table:table-cell>
          <table:table-cell table:formula="of:=[$'ScMp Time'.N33]" office:value-type="float" office:value="5.83929" calcext:value-type="float">
            <text:p>5.84</text:p>
          </table:table-cell>
          <table:table-cell table:formula="of:=[$'McMp Time'.I33]" office:value-type="float" office:value="7.60038" calcext:value-type="float">
            <text:p>7.60</text:p>
          </table:table-cell>
          <table:table-cell table:formula="of:=[$'McMp Time'.J33]" office:value-type="float" office:value="3.38882" calcext:value-type="float">
            <text:p>3.39</text:p>
          </table:table-cell>
          <table:table-cell table:formula="of:=[$'McMp Time'.K33]" office:value-type="float" office:value="4.14365" calcext:value-type="float">
            <text:p>4.14</text:p>
          </table:table-cell>
          <table:table-cell table:formula="of:=[$'McMp Time'.L33]" office:value-type="float" office:value="3.99966" calcext:value-type="float">
            <text:p>4.00</text:p>
          </table:table-cell>
          <table:table-cell table:formula="of:=[$'McMp Time'.M33]" office:value-type="float" office:value="64.4953" calcext:value-type="float">
            <text:p>64.50</text:p>
          </table:table-cell>
          <table:table-cell table:formula="of:=[$'McMp Time'.N33]" office:value-type="float" office:value="16.3722" calcext:value-type="float">
            <text:p>16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Time'.I34]" office:value-type="float" office:value="14.9475" calcext:value-type="float">
            <text:p>14.95</text:p>
          </table:table-cell>
          <table:table-cell table:formula="of:=[$'ScSp Time'.J34]" office:value-type="float" office:value="3.71881" calcext:value-type="float">
            <text:p>3.72</text:p>
          </table:table-cell>
          <table:table-cell table:formula="of:=[$'ScSp Time'.K34]" office:value-type="float" office:value="3.5398" calcext:value-type="float">
            <text:p>3.54</text:p>
          </table:table-cell>
          <table:table-cell table:formula="of:=[$'ScSp Time'.L34]" office:value-type="float" office:value="5.0634" calcext:value-type="float">
            <text:p>5.06</text:p>
          </table:table-cell>
          <table:table-cell table:formula="of:=[$'ScSp Time'.M34]" office:value-type="float" office:value="62.8484" calcext:value-type="float">
            <text:p>62.85</text:p>
          </table:table-cell>
          <table:table-cell table:formula="of:=[$'ScSp Time'.N34]" office:value-type="float" office:value="9.88212" calcext:value-type="float">
            <text:p>9.88</text:p>
          </table:table-cell>
          <table:table-cell table:formula="of:=[$'McSp Time'.I34]" office:value-type="float" office:value="10.5458" calcext:value-type="float">
            <text:p>10.55</text:p>
          </table:table-cell>
          <table:table-cell table:formula="of:=[$'McSp Time'.J34]" office:value-type="float" office:value="3.83579" calcext:value-type="float">
            <text:p>3.84</text:p>
          </table:table-cell>
          <table:table-cell table:formula="of:=[$'McSp Time'.K34]" office:value-type="float" office:value="8.40613" calcext:value-type="float">
            <text:p>8.41</text:p>
          </table:table-cell>
          <table:table-cell table:formula="of:=[$'McSp Time'.L34]" office:value-type="float" office:value="4.99604" calcext:value-type="float">
            <text:p>5.00</text:p>
          </table:table-cell>
          <table:table-cell table:formula="of:=[$'McSp Time'.M34]" office:value-type="float" office:value="56.833" calcext:value-type="float">
            <text:p>56.83</text:p>
          </table:table-cell>
          <table:table-cell table:formula="of:=[$'McSp Time'.N34]" office:value-type="float" office:value="15.3833" calcext:value-type="float">
            <text:p>15.38</text:p>
          </table:table-cell>
          <table:table-cell table:formula="of:=[$'ScMp Time'.I34]" office:value-type="float" office:value="16.4974" calcext:value-type="float">
            <text:p>16.50</text:p>
          </table:table-cell>
          <table:table-cell table:formula="of:=[$'ScMp Time'.J34]" office:value-type="float" office:value="4.01774" calcext:value-type="float">
            <text:p>4.02</text:p>
          </table:table-cell>
          <table:table-cell table:formula="of:=[$'ScMp Time'.K34]" office:value-type="float" office:value="2.43116" calcext:value-type="float">
            <text:p>2.43</text:p>
          </table:table-cell>
          <table:table-cell table:formula="of:=[$'ScMp Time'.L34]" office:value-type="float" office:value="4.83152" calcext:value-type="float">
            <text:p>4.83</text:p>
          </table:table-cell>
          <table:table-cell table:formula="of:=[$'ScMp Time'.M34]" office:value-type="float" office:value="67.3085" calcext:value-type="float">
            <text:p>67.31</text:p>
          </table:table-cell>
          <table:table-cell table:formula="of:=[$'ScMp Time'.N34]" office:value-type="float" office:value="4.91365" calcext:value-type="float">
            <text:p>4.91</text:p>
          </table:table-cell>
          <table:table-cell table:formula="of:=[$'McMp Time'.I34]" office:value-type="float" office:value="11.4088" calcext:value-type="float">
            <text:p>11.41</text:p>
          </table:table-cell>
          <table:table-cell table:formula="of:=[$'McMp Time'.J34]" office:value-type="float" office:value="4.52739" calcext:value-type="float">
            <text:p>4.53</text:p>
          </table:table-cell>
          <table:table-cell table:formula="of:=[$'McMp Time'.K34]" office:value-type="float" office:value="10.1889" calcext:value-type="float">
            <text:p>10.19</text:p>
          </table:table-cell>
          <table:table-cell table:formula="of:=[$'McMp Time'.L34]" office:value-type="float" office:value="5.49628" calcext:value-type="float">
            <text:p>5.50</text:p>
          </table:table-cell>
          <table:table-cell table:formula="of:=[$'McMp Time'.M34]" office:value-type="float" office:value="55.8253" calcext:value-type="float">
            <text:p>55.83</text:p>
          </table:table-cell>
          <table:table-cell table:formula="of:=[$'McMp Time'.N34]" office:value-type="float" office:value="12.5534" calcext:value-type="float">
            <text:p>1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Time'.I35]" office:value-type="float" office:value="7.30967" calcext:value-type="float">
            <text:p>7.31</text:p>
          </table:table-cell>
          <table:table-cell table:formula="of:=[$'ScSp Time'.J35]" office:value-type="float" office:value="3.57186" calcext:value-type="float">
            <text:p>3.57</text:p>
          </table:table-cell>
          <table:table-cell table:formula="of:=[$'ScSp Time'.K35]" office:value-type="float" office:value="3.35828" calcext:value-type="float">
            <text:p>3.36</text:p>
          </table:table-cell>
          <table:table-cell table:formula="of:=[$'ScSp Time'.L35]" office:value-type="float" office:value="2.82554" calcext:value-type="float">
            <text:p>2.83</text:p>
          </table:table-cell>
          <table:table-cell table:formula="of:=[$'ScSp Time'.M35]" office:value-type="float" office:value="67.4661" calcext:value-type="float">
            <text:p>67.47</text:p>
          </table:table-cell>
          <table:table-cell table:formula="of:=[$'ScSp Time'.N35]" office:value-type="float" office:value="15.4686" calcext:value-type="float">
            <text:p>15.47</text:p>
          </table:table-cell>
          <table:table-cell table:formula="of:=[$'McSp Time'.I35]" office:value-type="float" office:value="5.17278" calcext:value-type="float">
            <text:p>5.17</text:p>
          </table:table-cell>
          <table:table-cell table:formula="of:=[$'McSp Time'.J35]" office:value-type="float" office:value="4.28577" calcext:value-type="float">
            <text:p>4.29</text:p>
          </table:table-cell>
          <table:table-cell table:formula="of:=[$'McSp Time'.K35]" office:value-type="float" office:value="5.70988" calcext:value-type="float">
            <text:p>5.71</text:p>
          </table:table-cell>
          <table:table-cell table:formula="of:=[$'McSp Time'.L35]" office:value-type="float" office:value="2.13717" calcext:value-type="float">
            <text:p>2.14</text:p>
          </table:table-cell>
          <table:table-cell table:formula="of:=[$'McSp Time'.M35]" office:value-type="float" office:value="66.3619" calcext:value-type="float">
            <text:p>66.36</text:p>
          </table:table-cell>
          <table:table-cell table:formula="of:=[$'McSp Time'.N35]" office:value-type="float" office:value="16.3325" calcext:value-type="float">
            <text:p>16.33</text:p>
          </table:table-cell>
          <table:table-cell table:formula="of:=[$'ScMp Time'.I35]" office:value-type="float" office:value="6.55635" calcext:value-type="float">
            <text:p>6.56</text:p>
          </table:table-cell>
          <table:table-cell table:formula="of:=[$'ScMp Time'.J35]" office:value-type="float" office:value="3.05276" calcext:value-type="float">
            <text:p>3.05</text:p>
          </table:table-cell>
          <table:table-cell table:formula="of:=[$'ScMp Time'.K35]" office:value-type="float" office:value="2.4778" calcext:value-type="float">
            <text:p>2.48</text:p>
          </table:table-cell>
          <table:table-cell table:formula="of:=[$'ScMp Time'.L35]" office:value-type="float" office:value="2.31605" calcext:value-type="float">
            <text:p>2.32</text:p>
          </table:table-cell>
          <table:table-cell table:formula="of:=[$'ScMp Time'.M35]" office:value-type="float" office:value="73.9979" calcext:value-type="float">
            <text:p>74.00</text:p>
          </table:table-cell>
          <table:table-cell table:formula="of:=[$'ScMp Time'.N35]" office:value-type="float" office:value="11.5991" calcext:value-type="float">
            <text:p>11.60</text:p>
          </table:table-cell>
          <table:table-cell table:formula="of:=[$'McMp Time'.I35]" office:value-type="float" office:value="5.33965" calcext:value-type="float">
            <text:p>5.34</text:p>
          </table:table-cell>
          <table:table-cell table:formula="of:=[$'McMp Time'.J35]" office:value-type="float" office:value="4.34508" calcext:value-type="float">
            <text:p>4.35</text:p>
          </table:table-cell>
          <table:table-cell table:formula="of:=[$'McMp Time'.K35]" office:value-type="float" office:value="6.26672" calcext:value-type="float">
            <text:p>6.27</text:p>
          </table:table-cell>
          <table:table-cell table:formula="of:=[$'McMp Time'.L35]" office:value-type="float" office:value="2.4851" calcext:value-type="float">
            <text:p>2.49</text:p>
          </table:table-cell>
          <table:table-cell table:formula="of:=[$'McMp Time'.M35]" office:value-type="float" office:value="62.7298" calcext:value-type="float">
            <text:p>62.73</text:p>
          </table:table-cell>
          <table:table-cell table:formula="of:=[$'McMp Time'.N35]" office:value-type="float" office:value="18.8336" calcext:value-type="float">
            <text:p>18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Time'.I36]" office:value-type="float" office:value="15.1758" calcext:value-type="float">
            <text:p>15.18</text:p>
          </table:table-cell>
          <table:table-cell table:formula="of:=[$'ScSp Time'.J36]" office:value-type="float" office:value="5.14008" calcext:value-type="float">
            <text:p>5.14</text:p>
          </table:table-cell>
          <table:table-cell table:formula="of:=[$'ScSp Time'.K36]" office:value-type="float" office:value="4.2392" calcext:value-type="float">
            <text:p>4.24</text:p>
          </table:table-cell>
          <table:table-cell table:formula="of:=[$'ScSp Time'.L36]" office:value-type="float" office:value="9.74963" calcext:value-type="float">
            <text:p>9.75</text:p>
          </table:table-cell>
          <table:table-cell table:formula="of:=[$'ScSp Time'.M36]" office:value-type="float" office:value="54.1585" calcext:value-type="float">
            <text:p>54.16</text:p>
          </table:table-cell>
          <table:table-cell table:formula="of:=[$'ScSp Time'.N36]" office:value-type="float" office:value="11.5367" calcext:value-type="float">
            <text:p>11.54</text:p>
          </table:table-cell>
          <table:table-cell table:formula="of:=[$'McSp Time'.I36]" office:value-type="float" office:value="11.645" calcext:value-type="float">
            <text:p>11.65</text:p>
          </table:table-cell>
          <table:table-cell table:formula="of:=[$'McSp Time'.J36]" office:value-type="float" office:value="4.75463" calcext:value-type="float">
            <text:p>4.75</text:p>
          </table:table-cell>
          <table:table-cell table:formula="of:=[$'McSp Time'.K36]" office:value-type="float" office:value="5.55581" calcext:value-type="float">
            <text:p>5.56</text:p>
          </table:table-cell>
          <table:table-cell table:formula="of:=[$'McSp Time'.L36]" office:value-type="float" office:value="8.20083" calcext:value-type="float">
            <text:p>8.20</text:p>
          </table:table-cell>
          <table:table-cell table:formula="of:=[$'McSp Time'.M36]" office:value-type="float" office:value="49.2904" calcext:value-type="float">
            <text:p>49.29</text:p>
          </table:table-cell>
          <table:table-cell table:formula="of:=[$'McSp Time'.N36]" office:value-type="float" office:value="20.5534" calcext:value-type="float">
            <text:p>20.55</text:p>
          </table:table-cell>
          <table:table-cell table:formula="of:=[$'ScMp Time'.I36]" office:value-type="float" office:value="12.9694" calcext:value-type="float">
            <text:p>12.97</text:p>
          </table:table-cell>
          <table:table-cell table:formula="of:=[$'ScMp Time'.J36]" office:value-type="float" office:value="5.1883" calcext:value-type="float">
            <text:p>5.19</text:p>
          </table:table-cell>
          <table:table-cell table:formula="of:=[$'ScMp Time'.K36]" office:value-type="float" office:value="4.21656" calcext:value-type="float">
            <text:p>4.22</text:p>
          </table:table-cell>
          <table:table-cell table:formula="of:=[$'ScMp Time'.L36]" office:value-type="float" office:value="7.9272" calcext:value-type="float">
            <text:p>7.93</text:p>
          </table:table-cell>
          <table:table-cell table:formula="of:=[$'ScMp Time'.M36]" office:value-type="float" office:value="35.7206" calcext:value-type="float">
            <text:p>35.72</text:p>
          </table:table-cell>
          <table:table-cell table:formula="of:=[$'ScMp Time'.N36]" office:value-type="float" office:value="33.978" calcext:value-type="float">
            <text:p>33.98</text:p>
          </table:table-cell>
          <table:table-cell table:formula="of:=[$'McMp Time'.I36]" office:value-type="float" office:value="11.4041" calcext:value-type="float">
            <text:p>11.40</text:p>
          </table:table-cell>
          <table:table-cell table:formula="of:=[$'McMp Time'.J36]" office:value-type="float" office:value="5.19261" calcext:value-type="float">
            <text:p>5.19</text:p>
          </table:table-cell>
          <table:table-cell table:formula="of:=[$'McMp Time'.K36]" office:value-type="float" office:value="5.80113" calcext:value-type="float">
            <text:p>5.80</text:p>
          </table:table-cell>
          <table:table-cell table:formula="of:=[$'McMp Time'.L36]" office:value-type="float" office:value="7.70438" calcext:value-type="float">
            <text:p>7.70</text:p>
          </table:table-cell>
          <table:table-cell table:formula="of:=[$'McMp Time'.M36]" office:value-type="float" office:value="54.0629" calcext:value-type="float">
            <text:p>54.06</text:p>
          </table:table-cell>
          <table:table-cell table:formula="of:=[$'McMp Time'.N36]" office:value-type="float" office:value="15.8349" calcext:value-type="float">
            <text:p>15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Time'.I37]" office:value-type="float" office:value="33.1225" calcext:value-type="float">
            <text:p>33.12</text:p>
          </table:table-cell>
          <table:table-cell table:formula="of:=[$'ScSp Time'.J37]" office:value-type="float" office:value="32.0806" calcext:value-type="float">
            <text:p>32.08</text:p>
          </table:table-cell>
          <table:table-cell table:formula="of:=[$'ScSp Time'.K37]" office:value-type="float" office:value="24.6767" calcext:value-type="float">
            <text:p>24.68</text:p>
          </table:table-cell>
          <table:table-cell table:formula="of:=[$'ScSp Time'.L37]" office:value-type="float" office:value="10.1202" calcext:value-type="float">
            <text:p>10.12</text:p>
          </table:table-cell>
          <table:table-cell table:formula="of:=[$'ScSp Time'.M37]" office:value-type="string" office:string-value="8.55121e-309" calcext:value-type="string">
            <text:p>8.55121e-309</text:p>
          </table:table-cell>
          <table:table-cell table:formula="of:=[$'ScSp Time'.N37]" office:value-type="string" office:string-value="8.55121e-309" calcext:value-type="string">
            <text:p>8.55121e-309</text:p>
          </table:table-cell>
          <table:table-cell table:formula="of:=[$'McSp Time'.I37]" office:value-type="float" office:value="1.85185" calcext:value-type="float">
            <text:p>1.85</text:p>
          </table:table-cell>
          <table:table-cell table:formula="of:=[$'McSp Time'.J37]" office:value-type="float" office:value="12.3512" calcext:value-type="float">
            <text:p>12.35</text:p>
          </table:table-cell>
          <table:table-cell table:formula="of:=[$'McSp Time'.K37]" office:value-type="float" office:value="19.5572" calcext:value-type="float">
            <text:p>19.56</text:p>
          </table:table-cell>
          <table:table-cell table:formula="of:=[$'McSp Time'.L37]" office:value-type="float" office:value="3.46878" calcext:value-type="float">
            <text:p>3.47</text:p>
          </table:table-cell>
          <table:table-cell table:formula="of:=[$'McSp Time'.M37]" office:value-type="float" office:value="36.5533" calcext:value-type="float">
            <text:p>36.55</text:p>
          </table:table-cell>
          <table:table-cell table:formula="of:=[$'McSp Time'.N37]" office:value-type="float" office:value="26.2177" calcext:value-type="float">
            <text:p>26.22</text:p>
          </table:table-cell>
          <table:table-cell table:formula="of:=[$'ScMp Time'.I37]" office:value-type="float" office:value="15.2569" calcext:value-type="float">
            <text:p>15.26</text:p>
          </table:table-cell>
          <table:table-cell table:formula="of:=[$'ScMp Time'.J37]" office:value-type="float" office:value="10.5908" calcext:value-type="float">
            <text:p>10.59</text:p>
          </table:table-cell>
          <table:table-cell table:formula="of:=[$'ScMp Time'.K37]" office:value-type="float" office:value="6.44086" calcext:value-type="float">
            <text:p>6.44</text:p>
          </table:table-cell>
          <table:table-cell table:formula="of:=[$'ScMp Time'.L37]" office:value-type="float" office:value="3.38462" calcext:value-type="float">
            <text:p>3.38</text:p>
          </table:table-cell>
          <table:table-cell table:formula="of:=[$'ScMp Time'.M37]" office:value-type="float" office:value="47.0442" calcext:value-type="float">
            <text:p>47.04</text:p>
          </table:table-cell>
          <table:table-cell table:formula="of:=[$'ScMp Time'.N37]" office:value-type="float" office:value="17.2825" calcext:value-type="float">
            <text:p>17.28</text:p>
          </table:table-cell>
          <table:table-cell table:formula="of:=[$'McMp Time'.I37]" office:value-type="float" office:value="13.6066" calcext:value-type="float">
            <text:p>13.61</text:p>
          </table:table-cell>
          <table:table-cell table:formula="of:=[$'McMp Time'.J37]" office:value-type="float" office:value="13.6174" calcext:value-type="float">
            <text:p>13.62</text:p>
          </table:table-cell>
          <table:table-cell table:formula="of:=[$'McMp Time'.K37]" office:value-type="float" office:value="7.15814" calcext:value-type="float">
            <text:p>7.16</text:p>
          </table:table-cell>
          <table:table-cell table:formula="of:=[$'McMp Time'.L37]" office:value-type="float" office:value="3.57346" calcext:value-type="float">
            <text:p>3.57</text:p>
          </table:table-cell>
          <table:table-cell table:formula="of:=[$'McMp Time'.M37]" office:value-type="float" office:value="50.2129" calcext:value-type="float">
            <text:p>50.21</text:p>
          </table:table-cell>
          <table:table-cell table:formula="of:=[$'McMp Time'.N37]" office:value-type="float" office:value="11.8315" calcext:value-type="float">
            <text:p>11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Time'.I38]" office:value-type="float" office:value="8.79242" calcext:value-type="float">
            <text:p>8.79</text:p>
          </table:table-cell>
          <table:table-cell table:formula="of:=[$'ScSp Time'.J38]" office:value-type="float" office:value="6.94563" calcext:value-type="float">
            <text:p>6.95</text:p>
          </table:table-cell>
          <table:table-cell table:formula="of:=[$'ScSp Time'.K38]" office:value-type="float" office:value="4.85425" calcext:value-type="float">
            <text:p>4.85</text:p>
          </table:table-cell>
          <table:table-cell table:formula="of:=[$'ScSp Time'.L38]" office:value-type="float" office:value="3.86349" calcext:value-type="float">
            <text:p>3.86</text:p>
          </table:table-cell>
          <table:table-cell table:formula="of:=[$'ScSp Time'.M38]" office:value-type="float" office:value="48.6558" calcext:value-type="float">
            <text:p>48.66</text:p>
          </table:table-cell>
          <table:table-cell table:formula="of:=[$'ScSp Time'.N38]" office:value-type="float" office:value="26.8885" calcext:value-type="float">
            <text:p>26.89</text:p>
          </table:table-cell>
          <table:table-cell table:formula="of:=[$'McSp Time'.I38]" office:value-type="float" office:value="4.66676" calcext:value-type="float">
            <text:p>4.67</text:p>
          </table:table-cell>
          <table:table-cell table:formula="of:=[$'McSp Time'.J38]" office:value-type="float" office:value="9.26684" calcext:value-type="float">
            <text:p>9.27</text:p>
          </table:table-cell>
          <table:table-cell table:formula="of:=[$'McSp Time'.K38]" office:value-type="float" office:value="11.9708" calcext:value-type="float">
            <text:p>11.97</text:p>
          </table:table-cell>
          <table:table-cell table:formula="of:=[$'McSp Time'.L38]" office:value-type="float" office:value="2.86182" calcext:value-type="float">
            <text:p>2.86</text:p>
          </table:table-cell>
          <table:table-cell table:formula="of:=[$'McSp Time'.M38]" office:value-type="float" office:value="48.42" calcext:value-type="float">
            <text:p>48.42</text:p>
          </table:table-cell>
          <table:table-cell table:formula="of:=[$'McSp Time'.N38]" office:value-type="float" office:value="22.8138" calcext:value-type="float">
            <text:p>22.81</text:p>
          </table:table-cell>
          <table:table-cell table:formula="of:=[$'ScMp Time'.I38]" office:value-type="float" office:value="11.6114" calcext:value-type="float">
            <text:p>11.61</text:p>
          </table:table-cell>
          <table:table-cell table:formula="of:=[$'ScMp Time'.J38]" office:value-type="float" office:value="7.12725" calcext:value-type="float">
            <text:p>7.13</text:p>
          </table:table-cell>
          <table:table-cell table:formula="of:=[$'ScMp Time'.K38]" office:value-type="float" office:value="3.12516" calcext:value-type="float">
            <text:p>3.13</text:p>
          </table:table-cell>
          <table:table-cell table:formula="of:=[$'ScMp Time'.L38]" office:value-type="float" office:value="4.02343" calcext:value-type="float">
            <text:p>4.02</text:p>
          </table:table-cell>
          <table:table-cell table:formula="of:=[$'ScMp Time'.M38]" office:value-type="float" office:value="60.7308" calcext:value-type="float">
            <text:p>60.73</text:p>
          </table:table-cell>
          <table:table-cell table:formula="of:=[$'ScMp Time'.N38]" office:value-type="float" office:value="13.382" calcext:value-type="float">
            <text:p>13.38</text:p>
          </table:table-cell>
          <table:table-cell table:formula="of:=[$'McMp Time'.I38]" office:value-type="float" office:value="4.02616" calcext:value-type="float">
            <text:p>4.03</text:p>
          </table:table-cell>
          <table:table-cell table:formula="of:=[$'McMp Time'.J38]" office:value-type="float" office:value="10.6123" calcext:value-type="float">
            <text:p>10.61</text:p>
          </table:table-cell>
          <table:table-cell table:formula="of:=[$'McMp Time'.K38]" office:value-type="float" office:value="11.101" calcext:value-type="float">
            <text:p>11.10</text:p>
          </table:table-cell>
          <table:table-cell table:formula="of:=[$'McMp Time'.L38]" office:value-type="float" office:value="1.30674" calcext:value-type="float">
            <text:p>1.31</text:p>
          </table:table-cell>
          <table:table-cell table:formula="of:=[$'McMp Time'.M38]" office:value-type="float" office:value="60.0475" calcext:value-type="float">
            <text:p>60.05</text:p>
          </table:table-cell>
          <table:table-cell table:formula="of:=[$'McMp Time'.N38]" office:value-type="float" office:value="12.9063" calcext:value-type="float">
            <text:p>12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Time'.I39]" office:value-type="float" office:value="13.0604" calcext:value-type="float">
            <text:p>13.06</text:p>
          </table:table-cell>
          <table:table-cell table:formula="of:=[$'ScSp Time'.J39]" office:value-type="float" office:value="9.01613" calcext:value-type="float">
            <text:p>9.02</text:p>
          </table:table-cell>
          <table:table-cell table:formula="of:=[$'ScSp Time'.K39]" office:value-type="float" office:value="7.32697" calcext:value-type="float">
            <text:p>7.33</text:p>
          </table:table-cell>
          <table:table-cell table:formula="of:=[$'ScSp Time'.L39]" office:value-type="float" office:value="4.55828" calcext:value-type="float">
            <text:p>4.56</text:p>
          </table:table-cell>
          <table:table-cell table:formula="of:=[$'ScSp Time'.M39]" office:value-type="float" office:value="48.1042" calcext:value-type="float">
            <text:p>48.10</text:p>
          </table:table-cell>
          <table:table-cell table:formula="of:=[$'ScSp Time'.N39]" office:value-type="float" office:value="17.934" calcext:value-type="float">
            <text:p>17.93</text:p>
          </table:table-cell>
          <table:table-cell table:formula="of:=[$'McSp Time'.I39]" office:value-type="float" office:value="11.2986" calcext:value-type="float">
            <text:p>11.30</text:p>
          </table:table-cell>
          <table:table-cell table:formula="of:=[$'McSp Time'.J39]" office:value-type="float" office:value="8.6384" calcext:value-type="float">
            <text:p>8.64</text:p>
          </table:table-cell>
          <table:table-cell table:formula="of:=[$'McSp Time'.K39]" office:value-type="float" office:value="9.70922" calcext:value-type="float">
            <text:p>9.71</text:p>
          </table:table-cell>
          <table:table-cell table:formula="of:=[$'McSp Time'.L39]" office:value-type="float" office:value="3.9057" calcext:value-type="float">
            <text:p>3.91</text:p>
          </table:table-cell>
          <table:table-cell table:formula="of:=[$'McSp Time'.M39]" office:value-type="float" office:value="52.2115" calcext:value-type="float">
            <text:p>52.21</text:p>
          </table:table-cell>
          <table:table-cell table:formula="of:=[$'McSp Time'.N39]" office:value-type="float" office:value="14.2365" calcext:value-type="float">
            <text:p>14.24</text:p>
          </table:table-cell>
          <table:table-cell table:formula="of:=[$'ScMp Time'.I39]" office:value-type="float" office:value="14.3314" calcext:value-type="float">
            <text:p>14.33</text:p>
          </table:table-cell>
          <table:table-cell table:formula="of:=[$'ScMp Time'.J39]" office:value-type="float" office:value="14.6019" calcext:value-type="float">
            <text:p>14.60</text:p>
          </table:table-cell>
          <table:table-cell table:formula="of:=[$'ScMp Time'.K39]" office:value-type="float" office:value="9.84913" calcext:value-type="float">
            <text:p>9.85</text:p>
          </table:table-cell>
          <table:table-cell table:formula="of:=[$'ScMp Time'.L39]" office:value-type="float" office:value="4.53997" calcext:value-type="float">
            <text:p>4.54</text:p>
          </table:table-cell>
          <table:table-cell table:formula="of:=[$'ScMp Time'.M39]" office:value-type="float" office:value="44.6499" calcext:value-type="float">
            <text:p>44.65</text:p>
          </table:table-cell>
          <table:table-cell table:formula="of:=[$'ScMp Time'.N39]" office:value-type="float" office:value="12.0277" calcext:value-type="float">
            <text:p>12.03</text:p>
          </table:table-cell>
          <table:table-cell table:formula="of:=[$'McMp Time'.I39]" office:value-type="float" office:value="9.95176" calcext:value-type="float">
            <text:p>9.95</text:p>
          </table:table-cell>
          <table:table-cell table:formula="of:=[$'McMp Time'.J39]" office:value-type="float" office:value="9.79218" calcext:value-type="float">
            <text:p>9.79</text:p>
          </table:table-cell>
          <table:table-cell table:formula="of:=[$'McMp Time'.K39]" office:value-type="float" office:value="10.5271" calcext:value-type="float">
            <text:p>10.53</text:p>
          </table:table-cell>
          <table:table-cell table:formula="of:=[$'McMp Time'.L39]" office:value-type="float" office:value="3.3215" calcext:value-type="float">
            <text:p>3.32</text:p>
          </table:table-cell>
          <table:table-cell table:formula="of:=[$'McMp Time'.M39]" office:value-type="float" office:value="59.6842" calcext:value-type="float">
            <text:p>59.68</text:p>
          </table:table-cell>
          <table:table-cell table:formula="of:=[$'McMp Time'.N39]" office:value-type="float" office:value="6.72326" calcext:value-type="float">
            <text:p>6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Time'.I40]" office:value-type="float" office:value="6.69212" calcext:value-type="float">
            <text:p>6.69</text:p>
          </table:table-cell>
          <table:table-cell table:formula="of:=[$'ScSp Time'.J40]" office:value-type="float" office:value="8.20501" calcext:value-type="float">
            <text:p>8.21</text:p>
          </table:table-cell>
          <table:table-cell table:formula="of:=[$'ScSp Time'.K40]" office:value-type="float" office:value="7.40035" calcext:value-type="float">
            <text:p>7.40</text:p>
          </table:table-cell>
          <table:table-cell table:formula="of:=[$'ScSp Time'.L40]" office:value-type="float" office:value="6.92812" calcext:value-type="float">
            <text:p>6.93</text:p>
          </table:table-cell>
          <table:table-cell table:formula="of:=[$'ScSp Time'.M40]" office:value-type="float" office:value="50.9471" calcext:value-type="float">
            <text:p>50.95</text:p>
          </table:table-cell>
          <table:table-cell table:formula="of:=[$'ScSp Time'.N40]" office:value-type="float" office:value="19.8273" calcext:value-type="float">
            <text:p>19.83</text:p>
          </table:table-cell>
          <table:table-cell table:formula="of:=[$'McSp Time'.I40]" office:value-type="float" office:value="5.23112" calcext:value-type="float">
            <text:p>5.23</text:p>
          </table:table-cell>
          <table:table-cell table:formula="of:=[$'McSp Time'.J40]" office:value-type="float" office:value="10.2609" calcext:value-type="float">
            <text:p>10.26</text:p>
          </table:table-cell>
          <table:table-cell table:formula="of:=[$'McSp Time'.K40]" office:value-type="float" office:value="10.9404" calcext:value-type="float">
            <text:p>10.94</text:p>
          </table:table-cell>
          <table:table-cell table:formula="of:=[$'McSp Time'.L40]" office:value-type="float" office:value="7.06579" calcext:value-type="float">
            <text:p>7.07</text:p>
          </table:table-cell>
          <table:table-cell table:formula="of:=[$'McSp Time'.M40]" office:value-type="float" office:value="57.1183" calcext:value-type="float">
            <text:p>57.12</text:p>
          </table:table-cell>
          <table:table-cell table:formula="of:=[$'McSp Time'.N40]" office:value-type="float" office:value="9.38348" calcext:value-type="float">
            <text:p>9.38</text:p>
          </table:table-cell>
          <table:table-cell table:formula="of:=[$'ScMp Time'.I40]" office:value-type="float" office:value="7.00184" calcext:value-type="float">
            <text:p>7.00</text:p>
          </table:table-cell>
          <table:table-cell table:formula="of:=[$'ScMp Time'.J40]" office:value-type="float" office:value="13.9455" calcext:value-type="float">
            <text:p>13.95</text:p>
          </table:table-cell>
          <table:table-cell table:formula="of:=[$'ScMp Time'.K40]" office:value-type="float" office:value="10.6675" calcext:value-type="float">
            <text:p>10.67</text:p>
          </table:table-cell>
          <table:table-cell table:formula="of:=[$'ScMp Time'.L40]" office:value-type="float" office:value="5.97521" calcext:value-type="float">
            <text:p>5.98</text:p>
          </table:table-cell>
          <table:table-cell table:formula="of:=[$'ScMp Time'.M40]" office:value-type="float" office:value="59.6707" calcext:value-type="float">
            <text:p>59.67</text:p>
          </table:table-cell>
          <table:table-cell table:formula="of:=[$'ScMp Time'.N40]" office:value-type="float" office:value="2.73931" calcext:value-type="float">
            <text:p>2.74</text:p>
          </table:table-cell>
          <table:table-cell table:formula="of:=[$'McMp Time'.I40]" office:value-type="float" office:value="3.34063" calcext:value-type="float">
            <text:p>3.34</text:p>
          </table:table-cell>
          <table:table-cell table:formula="of:=[$'McMp Time'.J40]" office:value-type="float" office:value="12.4099" calcext:value-type="float">
            <text:p>12.41</text:p>
          </table:table-cell>
          <table:table-cell table:formula="of:=[$'McMp Time'.K40]" office:value-type="float" office:value="13.9335" calcext:value-type="float">
            <text:p>13.93</text:p>
          </table:table-cell>
          <table:table-cell table:formula="of:=[$'McMp Time'.L40]" office:value-type="float" office:value="4.68488" calcext:value-type="float">
            <text:p>4.68</text:p>
          </table:table-cell>
          <table:table-cell table:formula="of:=[$'McMp Time'.M40]" office:value-type="float" office:value="23.7782" calcext:value-type="float">
            <text:p>23.78</text:p>
          </table:table-cell>
          <table:table-cell table:formula="of:=[$'McMp Time'.N40]" office:value-type="float" office:value="41.8528" calcext:value-type="float">
            <text:p>4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Time'.I41]" office:value-type="float" office:value="8.58469" calcext:value-type="float">
            <text:p>8.58</text:p>
          </table:table-cell>
          <table:table-cell table:formula="of:=[$'ScSp Time'.J41]" office:value-type="float" office:value="10.7109" calcext:value-type="float">
            <text:p>10.71</text:p>
          </table:table-cell>
          <table:table-cell table:formula="of:=[$'ScSp Time'.K41]" office:value-type="float" office:value="9.33009" calcext:value-type="float">
            <text:p>9.33</text:p>
          </table:table-cell>
          <table:table-cell table:formula="of:=[$'ScSp Time'.L41]" office:value-type="float" office:value="5.18612" calcext:value-type="float">
            <text:p>5.19</text:p>
          </table:table-cell>
          <table:table-cell table:formula="of:=[$'ScSp Time'.M41]" office:value-type="float" office:value="47.599" calcext:value-type="float">
            <text:p>47.60</text:p>
          </table:table-cell>
          <table:table-cell table:formula="of:=[$'ScSp Time'.N41]" office:value-type="float" office:value="18.5892" calcext:value-type="float">
            <text:p>18.59</text:p>
          </table:table-cell>
          <table:table-cell table:formula="of:=[$'McSp Time'.I41]" office:value-type="float" office:value="6.63842" calcext:value-type="float">
            <text:p>6.64</text:p>
          </table:table-cell>
          <table:table-cell table:formula="of:=[$'McSp Time'.J41]" office:value-type="float" office:value="9.52392" calcext:value-type="float">
            <text:p>9.52</text:p>
          </table:table-cell>
          <table:table-cell table:formula="of:=[$'McSp Time'.K41]" office:value-type="float" office:value="10.1238" calcext:value-type="float">
            <text:p>10.12</text:p>
          </table:table-cell>
          <table:table-cell table:formula="of:=[$'McSp Time'.L41]" office:value-type="float" office:value="4.87543" calcext:value-type="float">
            <text:p>4.88</text:p>
          </table:table-cell>
          <table:table-cell table:formula="of:=[$'McSp Time'.M41]" office:value-type="float" office:value="35.7399" calcext:value-type="float">
            <text:p>35.74</text:p>
          </table:table-cell>
          <table:table-cell table:formula="of:=[$'McSp Time'.N41]" office:value-type="float" office:value="33.0985" calcext:value-type="float">
            <text:p>33.10</text:p>
          </table:table-cell>
          <table:table-cell table:formula="of:=[$'ScMp Time'.I41]" office:value-type="float" office:value="13.0316" calcext:value-type="float">
            <text:p>13.03</text:p>
          </table:table-cell>
          <table:table-cell table:formula="of:=[$'ScMp Time'.J41]" office:value-type="float" office:value="11.0269" calcext:value-type="float">
            <text:p>11.03</text:p>
          </table:table-cell>
          <table:table-cell table:formula="of:=[$'ScMp Time'.K41]" office:value-type="float" office:value="8.39631" calcext:value-type="float">
            <text:p>8.40</text:p>
          </table:table-cell>
          <table:table-cell table:formula="of:=[$'ScMp Time'.L41]" office:value-type="float" office:value="6.94758" calcext:value-type="float">
            <text:p>6.95</text:p>
          </table:table-cell>
          <table:table-cell table:formula="of:=[$'ScMp Time'.M41]" office:value-type="float" office:value="42.6728" calcext:value-type="float">
            <text:p>42.67</text:p>
          </table:table-cell>
          <table:table-cell table:formula="of:=[$'ScMp Time'.N41]" office:value-type="float" office:value="17.9248" calcext:value-type="float">
            <text:p>17.92</text:p>
          </table:table-cell>
          <table:table-cell table:formula="of:=[$'McMp Time'.I41]" office:value-type="float" office:value="9.07258" calcext:value-type="float">
            <text:p>9.07</text:p>
          </table:table-cell>
          <table:table-cell table:formula="of:=[$'McMp Time'.J41]" office:value-type="float" office:value="11.4151" calcext:value-type="float">
            <text:p>11.42</text:p>
          </table:table-cell>
          <table:table-cell table:formula="of:=[$'McMp Time'.K41]" office:value-type="float" office:value="10.2007" calcext:value-type="float">
            <text:p>10.20</text:p>
          </table:table-cell>
          <table:table-cell table:formula="of:=[$'McMp Time'.L41]" office:value-type="float" office:value="4.80604" calcext:value-type="float">
            <text:p>4.81</text:p>
          </table:table-cell>
          <table:table-cell table:formula="of:=[$'McMp Time'.M41]" office:value-type="float" office:value="28.8624" calcext:value-type="float">
            <text:p>28.86</text:p>
          </table:table-cell>
          <table:table-cell table:formula="of:=[$'McMp Time'.N41]" office:value-type="float" office:value="35.6433" calcext:value-type="float">
            <text:p>35.64</text:p>
          </table:table-cell>
          <table:table-cell table:number-columns-repeated="2"/>
        </table:table-row>
        <table:table-row table:style-name="ro2">
          <table:table-cell table:style-name="ce60"/>
          <table:table-cell table:style-name="ce60" office:value-type="string" calcext:value-type="string" table:number-columns-spanned="6" table:number-rows-spanned="1">
            <text:p>ScSp</text:p>
          </table:table-cell>
          <table:covered-table-cell table:number-columns-repeated="4" table:style-name="ce60"/>
          <table:covered-table-cell table:style-name="Default"/>
          <table:table-cell table:style-name="ce60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60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60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/>
          <table:table-cell table:style-name="ce77"/>
        </table:table-row>
        <table:table-row table:style-name="ro3">
          <table:table-cell table:style-name="ce25" office:value-type="string" calcext:value-type="string">
            <text:p>Size</text:p>
          </table:table-cell>
          <table:table-cell table:style-name="ce32" office:value-type="string" calcext:value-type="string">
            <text:p>c(%)</text:p>
          </table:table-cell>
          <table:table-cell table:style-name="ce32" office:value-type="string" calcext:value-type="string">
            <text:p>p(%)</text:p>
          </table:table-cell>
          <table:table-cell table:style-name="ce32" office:value-type="string" calcext:value-type="string">
            <text:p>b(%)</text:p>
          </table:table-cell>
          <table:table-cell table:style-name="ce32" office:value-type="string" calcext:value-type="string">
            <text:p>e(%)</text:p>
          </table:table-cell>
          <table:table-cell table:style-name="ce32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32" office:value-type="string" calcext:value-type="string">
            <text:p>c(%)</text:p>
          </table:table-cell>
          <table:table-cell table:style-name="ce32" office:value-type="string" calcext:value-type="string">
            <text:p>p(%)</text:p>
          </table:table-cell>
          <table:table-cell table:style-name="ce32" office:value-type="string" calcext:value-type="string">
            <text:p>b(%)</text:p>
          </table:table-cell>
          <table:table-cell table:style-name="ce32" office:value-type="string" calcext:value-type="string">
            <text:p>e(%)</text:p>
          </table:table-cell>
          <table:table-cell table:style-name="ce32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32" office:value-type="string" calcext:value-type="string">
            <text:p>c(%)</text:p>
          </table:table-cell>
          <table:table-cell table:style-name="ce32" office:value-type="string" calcext:value-type="string">
            <text:p>p(%)</text:p>
          </table:table-cell>
          <table:table-cell table:style-name="ce32" office:value-type="string" calcext:value-type="string">
            <text:p>b(%)</text:p>
          </table:table-cell>
          <table:table-cell table:style-name="ce32" office:value-type="string" calcext:value-type="string">
            <text:p>e(%)</text:p>
          </table:table-cell>
          <table:table-cell table:style-name="ce32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32" office:value-type="string" calcext:value-type="string">
            <text:p>c(%)</text:p>
          </table:table-cell>
          <table:table-cell table:style-name="ce32" office:value-type="string" calcext:value-type="string">
            <text:p>p(%)</text:p>
          </table:table-cell>
          <table:table-cell table:style-name="ce32" office:value-type="string" calcext:value-type="string">
            <text:p>b(%)</text:p>
          </table:table-cell>
          <table:table-cell table:style-name="ce32" office:value-type="string" calcext:value-type="string">
            <text:p>e(%)</text:p>
          </table:table-cell>
          <table:table-cell table:style-name="ce32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5-10</text:p>
          </table:table-cell>
          <table:table-cell table:style-name="ce75" table:formula="of:=AVERAGE([.B3:.B7])" office:value-type="float" office:value="0.941496" calcext:value-type="float">
            <text:p>0.94</text:p>
          </table:table-cell>
          <table:table-cell table:style-name="ce37" table:formula="of:=AVERAGE([.C3:.C7])" office:value-type="float" office:value="6.980444" calcext:value-type="float">
            <text:p>6.98</text:p>
          </table:table-cell>
          <table:table-cell table:style-name="ce37" table:formula="of:=AVERAGE([.D3:.D7])" office:value-type="float" office:value="5.028094" calcext:value-type="float">
            <text:p>5.03</text:p>
          </table:table-cell>
          <table:table-cell table:style-name="ce37" table:formula="of:=AVERAGE([.E3:.E7])" office:value-type="float" office:value="3.225752" calcext:value-type="float">
            <text:p>3.23</text:p>
          </table:table-cell>
          <table:table-cell table:style-name="ce37" table:formula="of:=AVERAGE([.F3:.F7])" office:value-type="float" office:value="37.24833" calcext:value-type="float">
            <text:p>37.25</text:p>
          </table:table-cell>
          <table:table-cell table:style-name="ce37" table:formula="of:=AVERAGE([.G3:.G7])" office:value-type="float" office:value="46.57588" calcext:value-type="float">
            <text:p>46.58</text:p>
          </table:table-cell>
          <table:table-cell table:style-name="ce37" table:formula="of:=AVERAGE([.H3:.H7])" office:value-type="float" office:value="0.6690016" calcext:value-type="float">
            <text:p>0.67</text:p>
          </table:table-cell>
          <table:table-cell table:style-name="ce37" table:formula="of:=AVERAGE([.I3:.I7])" office:value-type="float" office:value="7.067516" calcext:value-type="float">
            <text:p>7.07</text:p>
          </table:table-cell>
          <table:table-cell table:style-name="ce37" table:formula="of:=AVERAGE([.J3:.J7])" office:value-type="float" office:value="5.13045" calcext:value-type="float">
            <text:p>5.13</text:p>
          </table:table-cell>
          <table:table-cell table:style-name="ce37" table:formula="of:=AVERAGE([.K3:.K7])" office:value-type="float" office:value="2.978036" calcext:value-type="float">
            <text:p>2.98</text:p>
          </table:table-cell>
          <table:table-cell table:style-name="ce37" table:formula="of:=AVERAGE([.L3:.L7])" office:value-type="float" office:value="42.05068" calcext:value-type="float">
            <text:p>42.05</text:p>
          </table:table-cell>
          <table:table-cell table:style-name="ce37" table:formula="of:=AVERAGE([.M3:.M7])" office:value-type="float" office:value="42.10432" calcext:value-type="float">
            <text:p>42.10</text:p>
          </table:table-cell>
          <table:table-cell table:style-name="ce37" table:formula="of:=AVERAGE([.N3:.N7])" office:value-type="float" office:value="1.1474376" calcext:value-type="float">
            <text:p>1.15</text:p>
          </table:table-cell>
          <table:table-cell table:style-name="ce37" table:formula="of:=AVERAGE([.O3:.O7])" office:value-type="float" office:value="9.946226" calcext:value-type="float">
            <text:p>9.95</text:p>
          </table:table-cell>
          <table:table-cell table:style-name="ce37" table:formula="of:=AVERAGE([.P3:.P7])" office:value-type="float" office:value="3.831186" calcext:value-type="float">
            <text:p>3.83</text:p>
          </table:table-cell>
          <table:table-cell table:style-name="ce37" table:formula="of:=AVERAGE([.Q3:.Q7])" office:value-type="float" office:value="2.122884" calcext:value-type="float">
            <text:p>2.12</text:p>
          </table:table-cell>
          <table:table-cell table:style-name="ce37" table:formula="of:=AVERAGE([.R3:.R7])" office:value-type="float" office:value="19.77496" calcext:value-type="float">
            <text:p>19.77</text:p>
          </table:table-cell>
          <table:table-cell table:style-name="ce37" table:formula="of:=AVERAGE([.S3:.S7])" office:value-type="float" office:value="63.1773" calcext:value-type="float">
            <text:p>63.18</text:p>
          </table:table-cell>
          <table:table-cell table:style-name="ce37" table:formula="of:=AVERAGE([.T3:.T7])" office:value-type="float" office:value="1.18285" calcext:value-type="float">
            <text:p>1.18</text:p>
          </table:table-cell>
          <table:table-cell table:style-name="ce37" table:formula="of:=AVERAGE([.U3:.U7])" office:value-type="float" office:value="12.96202" calcext:value-type="float">
            <text:p>12.96</text:p>
          </table:table-cell>
          <table:table-cell table:style-name="ce37" table:formula="of:=AVERAGE([.V3:.V7])" office:value-type="float" office:value="5.299636" calcext:value-type="float">
            <text:p>5.30</text:p>
          </table:table-cell>
          <table:table-cell table:style-name="ce37" table:formula="of:=AVERAGE([.W3:.W7])" office:value-type="float" office:value="2.77774" calcext:value-type="float">
            <text:p>2.78</text:p>
          </table:table-cell>
          <table:table-cell table:style-name="ce37" table:formula="of:=AVERAGE([.X3:.X7])" office:value-type="float" office:value="20.58648" calcext:value-type="float">
            <text:p>20.59</text:p>
          </table:table-cell>
          <table:table-cell table:style-name="ce37" table:formula="of:=AVERAGE([.Y3:.Y7])" office:value-type="float" office:value="57.19128" calcext:value-type="float">
            <text:p>57.19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10-10</text:p>
          </table:table-cell>
          <table:table-cell table:style-name="ce37" table:formula="of:=AVERAGE([.B8:.B12])" office:value-type="float" office:value="2.1783746" calcext:value-type="float">
            <text:p>2.18</text:p>
          </table:table-cell>
          <table:table-cell table:style-name="ce37" table:formula="of:=AVERAGE([.C8:.C12])" office:value-type="float" office:value="21.03784" calcext:value-type="float">
            <text:p>21.04</text:p>
          </table:table-cell>
          <table:table-cell table:style-name="ce37" table:formula="of:=AVERAGE([.D8:.D12])" office:value-type="float" office:value="15.833396" calcext:value-type="float">
            <text:p>15.83</text:p>
          </table:table-cell>
          <table:table-cell table:style-name="ce37" table:formula="of:=AVERAGE([.E8:.E12])" office:value-type="float" office:value="5.611498" calcext:value-type="float">
            <text:p>5.61</text:p>
          </table:table-cell>
          <table:table-cell table:style-name="ce37" table:formula="of:=AVERAGE([.F8:.F12])" office:value-type="float" office:value="12.15247175" calcext:value-type="float">
            <text:p>12.15</text:p>
          </table:table-cell>
          <table:table-cell table:style-name="ce37" table:formula="of:=AVERAGE([.G8:.G12])" office:value-type="float" office:value="57.02115" calcext:value-type="float">
            <text:p>57.02</text:p>
          </table:table-cell>
          <table:table-cell table:style-name="ce37" table:formula="of:=AVERAGE([.H8:.H12])" office:value-type="float" office:value="0.8861678" calcext:value-type="float">
            <text:p>0.89</text:p>
          </table:table-cell>
          <table:table-cell table:style-name="ce37" table:formula="of:=AVERAGE([.I8:.I12])" office:value-type="float" office:value="11.88348" calcext:value-type="float">
            <text:p>11.88</text:p>
          </table:table-cell>
          <table:table-cell table:style-name="ce37" table:formula="of:=AVERAGE([.J8:.J12])" office:value-type="float" office:value="9.946082" calcext:value-type="float">
            <text:p>9.95</text:p>
          </table:table-cell>
          <table:table-cell table:style-name="ce37" table:formula="of:=AVERAGE([.K8:.K12])" office:value-type="float" office:value="3.605076" calcext:value-type="float">
            <text:p>3.61</text:p>
          </table:table-cell>
          <table:table-cell table:style-name="ce37" table:formula="of:=AVERAGE([.L8:.L12])" office:value-type="float" office:value="11.3604398" calcext:value-type="float">
            <text:p>11.36</text:p>
          </table:table-cell>
          <table:table-cell table:style-name="ce37" table:formula="of:=AVERAGE([.M8:.M12])" office:value-type="float" office:value="62.31874" calcext:value-type="float">
            <text:p>62.32</text:p>
          </table:table-cell>
          <table:table-cell table:style-name="ce37" table:formula="of:=AVERAGE([.N8:.N12])" office:value-type="float" office:value="5.3415456" calcext:value-type="float">
            <text:p>5.34</text:p>
          </table:table-cell>
          <table:table-cell table:style-name="ce37" table:formula="of:=AVERAGE([.O8:.O12])" office:value-type="float" office:value="15.62664" calcext:value-type="float">
            <text:p>15.63</text:p>
          </table:table-cell>
          <table:table-cell table:style-name="ce37" table:formula="of:=AVERAGE([.P8:.P12])" office:value-type="float" office:value="8.456798" calcext:value-type="float">
            <text:p>8.46</text:p>
          </table:table-cell>
          <table:table-cell table:style-name="ce37" table:formula="of:=AVERAGE([.Q8:.Q12])" office:value-type="float" office:value="3.523064" calcext:value-type="float">
            <text:p>3.52</text:p>
          </table:table-cell>
          <table:table-cell table:style-name="ce37" table:formula="of:=AVERAGE([.R8:.R12])" office:value-type="float" office:value="44.16308" calcext:value-type="float">
            <text:p>44.16</text:p>
          </table:table-cell>
          <table:table-cell table:style-name="ce37" table:formula="of:=AVERAGE([.S8:.S12])" office:value-type="float" office:value="22.88888" calcext:value-type="float">
            <text:p>22.89</text:p>
          </table:table-cell>
          <table:table-cell table:style-name="ce37" table:formula="of:=AVERAGE([.T8:.T12])" office:value-type="float" office:value="1.7975166" calcext:value-type="float">
            <text:p>1.80</text:p>
          </table:table-cell>
          <table:table-cell table:style-name="ce37" table:formula="of:=AVERAGE([.U8:.U12])" office:value-type="float" office:value="13.82408" calcext:value-type="float">
            <text:p>13.82</text:p>
          </table:table-cell>
          <table:table-cell table:style-name="ce37" table:formula="of:=AVERAGE([.V8:.V12])" office:value-type="float" office:value="9.823752" calcext:value-type="float">
            <text:p>9.82</text:p>
          </table:table-cell>
          <table:table-cell table:style-name="ce37" table:formula="of:=AVERAGE([.W8:.W12])" office:value-type="float" office:value="2.369564" calcext:value-type="float">
            <text:p>2.37</text:p>
          </table:table-cell>
          <table:table-cell table:style-name="ce37" table:formula="of:=AVERAGE([.X8:.X12])" office:value-type="float" office:value="33.811088" calcext:value-type="float">
            <text:p>33.81</text:p>
          </table:table-cell>
          <table:table-cell table:style-name="ce37" table:formula="of:=AVERAGE([.Y8:.Y12])" office:value-type="float" office:value="38.374" calcext:value-type="float">
            <text:p>38.37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10-15</text:p>
          </table:table-cell>
          <table:table-cell table:style-name="ce37" table:formula="of:=AVERAGE([.B13:.B17])" office:value-type="float" office:value="1.316494" calcext:value-type="float">
            <text:p>1.32</text:p>
          </table:table-cell>
          <table:table-cell table:style-name="ce37" table:formula="of:=AVERAGE([.C13:.C17])" office:value-type="float" office:value="20.11602" calcext:value-type="float">
            <text:p>20.12</text:p>
          </table:table-cell>
          <table:table-cell table:style-name="ce37" table:formula="of:=AVERAGE([.D13:.D17])" office:value-type="float" office:value="16.27747" calcext:value-type="float">
            <text:p>16.28</text:p>
          </table:table-cell>
          <table:table-cell table:style-name="ce37" table:formula="of:=AVERAGE([.E13:.E17])" office:value-type="float" office:value="4.716382" calcext:value-type="float">
            <text:p>4.72</text:p>
          </table:table-cell>
          <table:table-cell table:style-name="ce37" table:formula="of:=AVERAGE([.F13:.F17])" office:value-type="float" office:value="14.812752" calcext:value-type="float">
            <text:p>14.81</text:p>
          </table:table-cell>
          <table:table-cell table:style-name="ce37" table:formula="of:=AVERAGE([.G13:.G17])" office:value-type="float" office:value="53.451075" calcext:value-type="float">
            <text:p>53.45</text:p>
          </table:table-cell>
          <table:table-cell table:style-name="ce37" table:formula="of:=AVERAGE([.H13:.H17])" office:value-type="float" office:value="0.48335" calcext:value-type="float">
            <text:p>0.48</text:p>
          </table:table-cell>
          <table:table-cell table:style-name="ce37" table:formula="of:=AVERAGE([.I13:.I17])" office:value-type="float" office:value="13.8854" calcext:value-type="float">
            <text:p>13.89</text:p>
          </table:table-cell>
          <table:table-cell table:style-name="ce37" table:formula="of:=AVERAGE([.J13:.J17])" office:value-type="float" office:value="10.579924" calcext:value-type="float">
            <text:p>10.58</text:p>
          </table:table-cell>
          <table:table-cell table:style-name="ce37" table:formula="of:=AVERAGE([.K13:.K17])" office:value-type="float" office:value="3.789874" calcext:value-type="float">
            <text:p>3.79</text:p>
          </table:table-cell>
          <table:table-cell table:style-name="ce37" table:formula="of:=AVERAGE([.L13:.L17])" office:value-type="float" office:value="19.08392" calcext:value-type="float">
            <text:p>19.08</text:p>
          </table:table-cell>
          <table:table-cell table:style-name="ce37" table:formula="of:=AVERAGE([.M13:.M17])" office:value-type="float" office:value="52.17756" calcext:value-type="float">
            <text:p>52.18</text:p>
          </table:table-cell>
          <table:table-cell table:style-name="ce37" table:formula="of:=AVERAGE([.N13:.N17])" office:value-type="float" office:value="6.450736" calcext:value-type="float">
            <text:p>6.45</text:p>
          </table:table-cell>
          <table:table-cell table:style-name="ce37" table:formula="of:=AVERAGE([.O13:.O17])" office:value-type="float" office:value="21.1321" calcext:value-type="float">
            <text:p>21.13</text:p>
          </table:table-cell>
          <table:table-cell table:style-name="ce37" table:formula="of:=AVERAGE([.P13:.P17])" office:value-type="float" office:value="6.198734" calcext:value-type="float">
            <text:p>6.20</text:p>
          </table:table-cell>
          <table:table-cell table:style-name="ce37" table:formula="of:=AVERAGE([.Q13:.Q17])" office:value-type="float" office:value="4.153862" calcext:value-type="float">
            <text:p>4.15</text:p>
          </table:table-cell>
          <table:table-cell table:style-name="ce37" table:formula="of:=AVERAGE([.R13:.R17])" office:value-type="float" office:value="33.83208" calcext:value-type="float">
            <text:p>33.83</text:p>
          </table:table-cell>
          <table:table-cell table:style-name="ce37" table:formula="of:=AVERAGE([.S13:.S17])" office:value-type="float" office:value="28.23248" calcext:value-type="float">
            <text:p>28.23</text:p>
          </table:table-cell>
          <table:table-cell table:style-name="ce37" table:formula="of:=AVERAGE([.T13:.T17])" office:value-type="float" office:value="1.902366" calcext:value-type="float">
            <text:p>1.90</text:p>
          </table:table-cell>
          <table:table-cell table:style-name="ce37" table:formula="of:=AVERAGE([.U13:.U17])" office:value-type="float" office:value="21.97828" calcext:value-type="float">
            <text:p>21.98</text:p>
          </table:table-cell>
          <table:table-cell table:style-name="ce37" table:formula="of:=AVERAGE([.V13:.V17])" office:value-type="float" office:value="10.476002" calcext:value-type="float">
            <text:p>10.48</text:p>
          </table:table-cell>
          <table:table-cell table:style-name="ce37" table:formula="of:=AVERAGE([.W13:.W17])" office:value-type="float" office:value="1.9708248" calcext:value-type="float">
            <text:p>1.97</text:p>
          </table:table-cell>
          <table:table-cell table:style-name="ce37" table:formula="of:=AVERAGE([.X13:.X17])" office:value-type="float" office:value="32.38894" calcext:value-type="float">
            <text:p>32.39</text:p>
          </table:table-cell>
          <table:table-cell table:style-name="ce37" table:formula="of:=AVERAGE([.Y13:.Y17])" office:value-type="float" office:value="31.283608" calcext:value-type="float">
            <text:p>31.28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15-5</text:p>
          </table:table-cell>
          <table:table-cell table:style-name="ce37" table:formula="of:=AVERAGE([.B18:.B22])" office:value-type="float" office:value="18.269232" calcext:value-type="float">
            <text:p>18.27</text:p>
          </table:table-cell>
          <table:table-cell table:style-name="ce37" table:formula="of:=AVERAGE([.C18:.C22])" office:value-type="float" office:value="7.176366" calcext:value-type="float">
            <text:p>7.18</text:p>
          </table:table-cell>
          <table:table-cell table:style-name="ce37" table:formula="of:=AVERAGE([.D18:.D22])" office:value-type="float" office:value="6.0655" calcext:value-type="float">
            <text:p>6.07</text:p>
          </table:table-cell>
          <table:table-cell table:style-name="ce37" table:formula="of:=AVERAGE([.E18:.E22])" office:value-type="float" office:value="6.837296" calcext:value-type="float">
            <text:p>6.84</text:p>
          </table:table-cell>
          <table:table-cell table:style-name="ce37" table:formula="of:=AVERAGE([.F18:.F22])" office:value-type="float" office:value="46.965075" calcext:value-type="float">
            <text:p>46.97</text:p>
          </table:table-cell>
          <table:table-cell table:style-name="ce37" table:formula="of:=AVERAGE([.G18:.G22])" office:value-type="float" office:value="30.099475" calcext:value-type="float">
            <text:p>30.10</text:p>
          </table:table-cell>
          <table:table-cell table:style-name="ce37" table:formula="of:=AVERAGE([.H18:.H22])" office:value-type="float" office:value="7.57408" calcext:value-type="float">
            <text:p>7.57</text:p>
          </table:table-cell>
          <table:table-cell table:style-name="ce37" table:formula="of:=AVERAGE([.I18:.I22])" office:value-type="float" office:value="5.192076" calcext:value-type="float">
            <text:p>5.19</text:p>
          </table:table-cell>
          <table:table-cell table:style-name="ce37" table:formula="of:=AVERAGE([.J18:.J22])" office:value-type="float" office:value="7.230824" calcext:value-type="float">
            <text:p>7.23</text:p>
          </table:table-cell>
          <table:table-cell table:style-name="ce37" table:formula="of:=AVERAGE([.K18:.K22])" office:value-type="float" office:value="3.239232" calcext:value-type="float">
            <text:p>3.24</text:p>
          </table:table-cell>
          <table:table-cell table:style-name="ce37" table:formula="of:=AVERAGE([.L18:.L22])" office:value-type="float" office:value="57.6534" calcext:value-type="float">
            <text:p>57.65</text:p>
          </table:table-cell>
          <table:table-cell table:style-name="ce37" table:formula="of:=AVERAGE([.M18:.M22])" office:value-type="float" office:value="19.110386" calcext:value-type="float">
            <text:p>19.11</text:p>
          </table:table-cell>
          <table:table-cell table:style-name="ce37" table:formula="of:=AVERAGE([.N18:.N22])" office:value-type="float" office:value="11.65554" calcext:value-type="float">
            <text:p>11.66</text:p>
          </table:table-cell>
          <table:table-cell table:style-name="ce37" table:formula="of:=AVERAGE([.O18:.O22])" office:value-type="float" office:value="4.87455" calcext:value-type="float">
            <text:p>4.87</text:p>
          </table:table-cell>
          <table:table-cell table:style-name="ce37" table:formula="of:=AVERAGE([.P18:.P22])" office:value-type="float" office:value="3.75619" calcext:value-type="float">
            <text:p>3.76</text:p>
          </table:table-cell>
          <table:table-cell table:style-name="ce37" table:formula="of:=AVERAGE([.Q18:.Q22])" office:value-type="float" office:value="3.528054" calcext:value-type="float">
            <text:p>3.53</text:p>
          </table:table-cell>
          <table:table-cell table:style-name="ce37" table:formula="of:=AVERAGE([.R18:.R22])" office:value-type="float" office:value="65.99488" calcext:value-type="float">
            <text:p>65.99</text:p>
          </table:table-cell>
          <table:table-cell table:style-name="ce37" table:formula="of:=AVERAGE([.S18:.S22])" office:value-type="float" office:value="10.190802" calcext:value-type="float">
            <text:p>10.19</text:p>
          </table:table-cell>
          <table:table-cell table:style-name="ce37" table:formula="of:=AVERAGE([.T18:.T22])" office:value-type="float" office:value="7.087768" calcext:value-type="float">
            <text:p>7.09</text:p>
          </table:table-cell>
          <table:table-cell table:style-name="ce37" table:formula="of:=AVERAGE([.U18:.U22])" office:value-type="float" office:value="4.96814" calcext:value-type="float">
            <text:p>4.97</text:p>
          </table:table-cell>
          <table:table-cell table:style-name="ce37" table:formula="of:=AVERAGE([.V18:.V22])" office:value-type="float" office:value="6.504436" calcext:value-type="float">
            <text:p>6.50</text:p>
          </table:table-cell>
          <table:table-cell table:style-name="ce37" table:formula="of:=AVERAGE([.W18:.W22])" office:value-type="float" office:value="2.781452" calcext:value-type="float">
            <text:p>2.78</text:p>
          </table:table-cell>
          <table:table-cell table:style-name="ce37" table:formula="of:=AVERAGE([.X18:.X22])" office:value-type="float" office:value="67.22206" calcext:value-type="float">
            <text:p>67.22</text:p>
          </table:table-cell>
          <table:table-cell table:style-name="ce37" table:formula="of:=AVERAGE([.Y18:.Y22])" office:value-type="float" office:value="11.436146" calcext:value-type="float">
            <text:p>11.44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15-10</text:p>
          </table:table-cell>
          <table:table-cell table:style-name="ce37" table:formula="of:=AVERAGE([.B23:.B27])" office:value-type="float" office:value="10.95707" calcext:value-type="float">
            <text:p>10.96</text:p>
          </table:table-cell>
          <table:table-cell table:style-name="ce37" table:formula="of:=AVERAGE([.C23:.C27])" office:value-type="float" office:value="16.60112" calcext:value-type="float">
            <text:p>16.60</text:p>
          </table:table-cell>
          <table:table-cell table:style-name="ce37" table:formula="of:=AVERAGE([.D23:.D27])" office:value-type="float" office:value="12.605564" calcext:value-type="float">
            <text:p>12.61</text:p>
          </table:table-cell>
          <table:table-cell table:style-name="ce37" table:formula="of:=AVERAGE([.E23:.E27])" office:value-type="float" office:value="7.47583" calcext:value-type="float">
            <text:p>7.48</text:p>
          </table:table-cell>
          <table:table-cell table:style-name="ce37" table:formula="of:=AVERAGE([.F23:.F27])" office:value-type="float" office:value="21.941125" calcext:value-type="float">
            <text:p>21.94</text:p>
          </table:table-cell>
          <table:table-cell table:style-name="ce37" table:formula="of:=AVERAGE([.G23:.G27])" office:value-type="float" office:value="43.5094" calcext:value-type="float">
            <text:p>43.51</text:p>
          </table:table-cell>
          <table:table-cell table:style-name="ce37" table:formula="of:=AVERAGE([.H23:.H27])" office:value-type="float" office:value="4.9542" calcext:value-type="float">
            <text:p>4.95</text:p>
          </table:table-cell>
          <table:table-cell table:style-name="ce37" table:formula="of:=AVERAGE([.I23:.I27])" office:value-type="float" office:value="13.2626" calcext:value-type="float">
            <text:p>13.26</text:p>
          </table:table-cell>
          <table:table-cell table:style-name="ce37" table:formula="of:=AVERAGE([.J23:.J27])" office:value-type="float" office:value="12.66678" calcext:value-type="float">
            <text:p>12.67</text:p>
          </table:table-cell>
          <table:table-cell table:style-name="ce37" table:formula="of:=AVERAGE([.K23:.K27])" office:value-type="float" office:value="5.62639" calcext:value-type="float">
            <text:p>5.63</text:p>
          </table:table-cell>
          <table:table-cell table:style-name="ce37" table:formula="of:=AVERAGE([.L23:.L27])" office:value-type="float" office:value="29.69886" calcext:value-type="float">
            <text:p>29.70</text:p>
          </table:table-cell>
          <table:table-cell table:style-name="ce37" table:formula="of:=AVERAGE([.M23:.M27])" office:value-type="float" office:value="33.79118" calcext:value-type="float">
            <text:p>33.79</text:p>
          </table:table-cell>
          <table:table-cell table:style-name="ce37" table:formula="of:=AVERAGE([.N23:.N27])" office:value-type="float" office:value="8.057684" calcext:value-type="float">
            <text:p>8.06</text:p>
          </table:table-cell>
          <table:table-cell table:style-name="ce37" table:formula="of:=AVERAGE([.O23:.O27])" office:value-type="float" office:value="13.17808" calcext:value-type="float">
            <text:p>13.18</text:p>
          </table:table-cell>
          <table:table-cell table:style-name="ce37" table:formula="of:=AVERAGE([.P23:.P27])" office:value-type="float" office:value="8.377562" calcext:value-type="float">
            <text:p>8.38</text:p>
          </table:table-cell>
          <table:table-cell table:style-name="ce37" table:formula="of:=AVERAGE([.Q23:.Q27])" office:value-type="float" office:value="4.356752" calcext:value-type="float">
            <text:p>4.36</text:p>
          </table:table-cell>
          <table:table-cell table:style-name="ce37" table:formula="of:=AVERAGE([.R23:.R27])" office:value-type="float" office:value="45.29412" calcext:value-type="float">
            <text:p>45.29</text:p>
          </table:table-cell>
          <table:table-cell table:style-name="ce37" table:formula="of:=AVERAGE([.S23:.S27])" office:value-type="float" office:value="20.735806" calcext:value-type="float">
            <text:p>20.74</text:p>
          </table:table-cell>
          <table:table-cell table:style-name="ce37" table:formula="of:=AVERAGE([.T23:.T27])" office:value-type="float" office:value="4.961966" calcext:value-type="float">
            <text:p>4.96</text:p>
          </table:table-cell>
          <table:table-cell table:style-name="ce37" table:formula="of:=AVERAGE([.U23:.U27])" office:value-type="float" office:value="15.63636" calcext:value-type="float">
            <text:p>15.64</text:p>
          </table:table-cell>
          <table:table-cell table:style-name="ce37" table:formula="of:=AVERAGE([.V23:.V27])" office:value-type="float" office:value="13.639904" calcext:value-type="float">
            <text:p>13.64</text:p>
          </table:table-cell>
          <table:table-cell table:style-name="ce37" table:formula="of:=AVERAGE([.W23:.W27])" office:value-type="float" office:value="3.405728" calcext:value-type="float">
            <text:p>3.41</text:p>
          </table:table-cell>
          <table:table-cell table:style-name="ce37" table:formula="of:=AVERAGE([.X23:.X27])" office:value-type="float" office:value="41.84722" calcext:value-type="float">
            <text:p>41.85</text:p>
          </table:table-cell>
          <table:table-cell table:style-name="ce37" table:formula="of:=AVERAGE([.Y23:.Y27])" office:value-type="float" office:value="20.50884" calcext:value-type="float">
            <text:p>20.51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15-15</text:p>
          </table:table-cell>
          <table:table-cell table:style-name="ce37" table:formula="of:=AVERAGE([.B28:.B32])" office:value-type="float" office:value="6.006982" calcext:value-type="float">
            <text:p>6.01</text:p>
          </table:table-cell>
          <table:table-cell table:style-name="ce37" table:formula="of:=AVERAGE([.C28:.C32])" office:value-type="float" office:value="19.6379" calcext:value-type="float">
            <text:p>19.64</text:p>
          </table:table-cell>
          <table:table-cell table:style-name="ce37" table:formula="of:=AVERAGE([.D28:.D32])" office:value-type="float" office:value="15.785696" calcext:value-type="float">
            <text:p>15.79</text:p>
          </table:table-cell>
          <table:table-cell table:style-name="ce37" table:formula="of:=AVERAGE([.E28:.E32])" office:value-type="float" office:value="6.93539" calcext:value-type="float">
            <text:p>6.94</text:p>
          </table:table-cell>
          <table:table-cell table:style-name="ce37" table:formula="of:=AVERAGE([.F28:.F32])" office:value-type="float" office:value="14.54141725" calcext:value-type="float">
            <text:p>14.54</text:p>
          </table:table-cell>
          <table:table-cell table:style-name="ce37" table:formula="of:=AVERAGE([.G28:.G32])" office:value-type="float" office:value="50.001125" calcext:value-type="float">
            <text:p>50.00</text:p>
          </table:table-cell>
          <table:table-cell table:style-name="ce37" table:formula="of:=AVERAGE([.H28:.H32])" office:value-type="float" office:value="1.2433054" calcext:value-type="float">
            <text:p>1.24</text:p>
          </table:table-cell>
          <table:table-cell table:style-name="ce37" table:formula="of:=AVERAGE([.I28:.I32])" office:value-type="float" office:value="14.448836" calcext:value-type="float">
            <text:p>14.45</text:p>
          </table:table-cell>
          <table:table-cell table:style-name="ce37" table:formula="of:=AVERAGE([.J28:.J32])" office:value-type="float" office:value="13.42933" calcext:value-type="float">
            <text:p>13.43</text:p>
          </table:table-cell>
          <table:table-cell table:style-name="ce37" table:formula="of:=AVERAGE([.K28:.K32])" office:value-type="float" office:value="4.029062" calcext:value-type="float">
            <text:p>4.03</text:p>
          </table:table-cell>
          <table:table-cell table:style-name="ce37" table:formula="of:=AVERAGE([.L28:.L32])" office:value-type="float" office:value="14.412148" calcext:value-type="float">
            <text:p>14.41</text:p>
          </table:table-cell>
          <table:table-cell table:style-name="ce37" table:formula="of:=AVERAGE([.M28:.M32])" office:value-type="float" office:value="52.43734" calcext:value-type="float">
            <text:p>52.44</text:p>
          </table:table-cell>
          <table:table-cell table:style-name="ce37" table:formula="of:=AVERAGE([.N28:.N32])" office:value-type="float" office:value="8.745722" calcext:value-type="float">
            <text:p>8.75</text:p>
          </table:table-cell>
          <table:table-cell table:style-name="ce37" table:formula="of:=AVERAGE([.O28:.O32])" office:value-type="float" office:value="15.40272" calcext:value-type="float">
            <text:p>15.40</text:p>
          </table:table-cell>
          <table:table-cell table:style-name="ce37" table:formula="of:=AVERAGE([.P28:.P32])" office:value-type="float" office:value="6.72984" calcext:value-type="float">
            <text:p>6.73</text:p>
          </table:table-cell>
          <table:table-cell table:style-name="ce37" table:formula="of:=AVERAGE([.Q28:.Q32])" office:value-type="float" office:value="3.76124" calcext:value-type="float">
            <text:p>3.76</text:p>
          </table:table-cell>
          <table:table-cell table:style-name="ce37" table:formula="of:=AVERAGE([.R28:.R32])" office:value-type="float" office:value="39.64414" calcext:value-type="float">
            <text:p>39.64</text:p>
          </table:table-cell>
          <table:table-cell table:style-name="ce37" table:formula="of:=AVERAGE([.S28:.S32])" office:value-type="float" office:value="25.71632" calcext:value-type="float">
            <text:p>25.72</text:p>
          </table:table-cell>
          <table:table-cell table:style-name="ce37" table:formula="of:=AVERAGE([.T28:.T32])" office:value-type="float" office:value="3.853554" calcext:value-type="float">
            <text:p>3.85</text:p>
          </table:table-cell>
          <table:table-cell table:style-name="ce37" table:formula="of:=AVERAGE([.U28:.U32])" office:value-type="float" office:value="15.82608" calcext:value-type="float">
            <text:p>15.83</text:p>
          </table:table-cell>
          <table:table-cell table:style-name="ce37" table:formula="of:=AVERAGE([.V28:.V32])" office:value-type="float" office:value="11.03491" calcext:value-type="float">
            <text:p>11.03</text:p>
          </table:table-cell>
          <table:table-cell table:style-name="ce37" table:formula="of:=AVERAGE([.W28:.W32])" office:value-type="float" office:value="2.54152" calcext:value-type="float">
            <text:p>2.54</text:p>
          </table:table-cell>
          <table:table-cell table:style-name="ce37" table:formula="of:=AVERAGE([.X28:.X32])" office:value-type="float" office:value="44.96642" calcext:value-type="float">
            <text:p>44.97</text:p>
          </table:table-cell>
          <table:table-cell table:style-name="ce37" table:formula="of:=AVERAGE([.Y28:.Y32])" office:value-type="float" office:value="21.777516" calcext:value-type="float">
            <text:p>21.78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20-5</text:p>
          </table:table-cell>
          <table:table-cell table:style-name="ce37" table:formula="of:=AVERAGE([.B33:.B37])" office:value-type="float" office:value="21.558174" calcext:value-type="float">
            <text:p>21.56</text:p>
          </table:table-cell>
          <table:table-cell table:style-name="ce37" table:formula="of:=AVERAGE([.C33:.C37])" office:value-type="float" office:value="6.106432" calcext:value-type="float">
            <text:p>6.11</text:p>
          </table:table-cell>
          <table:table-cell table:style-name="ce37" table:formula="of:=AVERAGE([.D33:.D37])" office:value-type="float" office:value="5.4" calcext:value-type="float">
            <text:p>5.40</text:p>
          </table:table-cell>
          <table:table-cell table:style-name="ce37" table:formula="of:=AVERAGE([.E33:.E37])" office:value-type="float" office:value="7.46034" calcext:value-type="float">
            <text:p>7.46</text:p>
          </table:table-cell>
          <table:table-cell table:style-name="ce37" table:formula="of:=AVERAGE([.F33:.F37])" office:value-type="float" office:value="49.60034" calcext:value-type="float">
            <text:p>49.60</text:p>
          </table:table-cell>
          <table:table-cell table:style-name="ce37" table:formula="of:=AVERAGE([.G33:.G37])" office:value-type="float" office:value="12.34343" calcext:value-type="float">
            <text:p>12.34</text:p>
          </table:table-cell>
          <table:table-cell table:style-name="ce37" table:formula="of:=AVERAGE([.H33:.H37])" office:value-type="float" office:value="10.288208" calcext:value-type="float">
            <text:p>10.29</text:p>
          </table:table-cell>
          <table:table-cell table:style-name="ce37" table:formula="of:=AVERAGE([.I33:.I37])" office:value-type="float" office:value="4.054004" calcext:value-type="float">
            <text:p>4.05</text:p>
          </table:table-cell>
          <table:table-cell table:style-name="ce37" table:formula="of:=AVERAGE([.J33:.J37])" office:value-type="float" office:value="5.93789" calcext:value-type="float">
            <text:p>5.94</text:p>
          </table:table-cell>
          <table:table-cell table:style-name="ce37" table:formula="of:=AVERAGE([.K33:.K37])" office:value-type="float" office:value="4.841768" calcext:value-type="float">
            <text:p>4.84</text:p>
          </table:table-cell>
          <table:table-cell table:style-name="ce37" table:formula="of:=AVERAGE([.L33:.L37])" office:value-type="float" office:value="56.55044" calcext:value-type="float">
            <text:p>56.55</text:p>
          </table:table-cell>
          <table:table-cell table:style-name="ce37" table:formula="of:=AVERAGE([.M33:.M37])" office:value-type="float" office:value="18.32772" calcext:value-type="float">
            <text:p>18.33</text:p>
          </table:table-cell>
          <table:table-cell table:style-name="ce37" table:formula="of:=AVERAGE([.N33:.N37])" office:value-type="float" office:value="12.462034" calcext:value-type="float">
            <text:p>12.46</text:p>
          </table:table-cell>
          <table:table-cell table:style-name="ce37" table:formula="of:=AVERAGE([.O33:.O37])" office:value-type="float" office:value="3.91579" calcext:value-type="float">
            <text:p>3.92</text:p>
          </table:table-cell>
          <table:table-cell table:style-name="ce37" table:formula="of:=AVERAGE([.P33:.P37])" office:value-type="float" office:value="3.23696" calcext:value-type="float">
            <text:p>3.24</text:p>
          </table:table-cell>
          <table:table-cell table:style-name="ce37" table:formula="of:=AVERAGE([.Q33:.Q37])" office:value-type="float" office:value="4.761788" calcext:value-type="float">
            <text:p>4.76</text:p>
          </table:table-cell>
          <table:table-cell table:style-name="ce37" table:formula="of:=AVERAGE([.R33:.R37])" office:value-type="float" office:value="60.99688" calcext:value-type="float">
            <text:p>61.00</text:p>
          </table:table-cell>
          <table:table-cell table:style-name="ce37" table:formula="of:=AVERAGE([.S33:.S37])" office:value-type="float" office:value="14.626548" calcext:value-type="float">
            <text:p>14.63</text:p>
          </table:table-cell>
          <table:table-cell table:style-name="ce37" table:formula="of:=AVERAGE([.T33:.T37])" office:value-type="float" office:value="10.035366" calcext:value-type="float">
            <text:p>10.04</text:p>
          </table:table-cell>
          <table:table-cell table:style-name="ce37" table:formula="of:=AVERAGE([.U33:.U37])" office:value-type="float" office:value="4.478166" calcext:value-type="float">
            <text:p>4.48</text:p>
          </table:table-cell>
          <table:table-cell table:style-name="ce37" table:formula="of:=AVERAGE([.V33:.V37])" office:value-type="float" office:value="6.687538" calcext:value-type="float">
            <text:p>6.69</text:p>
          </table:table-cell>
          <table:table-cell table:style-name="ce37" table:formula="of:=AVERAGE([.W33:.W37])" office:value-type="float" office:value="4.641728" calcext:value-type="float">
            <text:p>4.64</text:p>
          </table:table-cell>
          <table:table-cell table:style-name="ce37" table:formula="of:=AVERAGE([.X33:.X37])" office:value-type="float" office:value="57.96224" calcext:value-type="float">
            <text:p>57.96</text:p>
          </table:table-cell>
          <table:table-cell table:style-name="ce37" table:formula="of:=AVERAGE([.Y33:.Y37])" office:value-type="float" office:value="16.19498" calcext:value-type="float">
            <text:p>16.19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20-10</text:p>
          </table:table-cell>
          <table:table-cell table:style-name="ce37" table:formula="of:=AVERAGE([.B38:.B42])" office:value-type="float" office:value="14.050426" calcext:value-type="float">
            <text:p>14.05</text:p>
          </table:table-cell>
          <table:table-cell table:style-name="ce37" table:formula="of:=AVERAGE([.C38:.C42])" office:value-type="float" office:value="13.391654" calcext:value-type="float">
            <text:p>13.39</text:p>
          </table:table-cell>
          <table:table-cell table:style-name="ce37" table:formula="of:=AVERAGE([.D38:.D42])" office:value-type="float" office:value="10.717672" calcext:value-type="float">
            <text:p>10.72</text:p>
          </table:table-cell>
          <table:table-cell table:style-name="ce37" table:formula="of:=AVERAGE([.E38:.E42])" office:value-type="float" office:value="6.131242" calcext:value-type="float">
            <text:p>6.13</text:p>
          </table:table-cell>
          <table:table-cell table:style-name="ce37" table:formula="of:=AVERAGE([.F38:.F42])" office:value-type="float" office:value="48.826525" calcext:value-type="float">
            <text:p>48.83</text:p>
          </table:table-cell>
          <table:table-cell table:style-name="ce37" table:formula="of:=AVERAGE([.G38:.G42])" office:value-type="float" office:value="20.80975" calcext:value-type="float">
            <text:p>20.81</text:p>
          </table:table-cell>
          <table:table-cell table:style-name="ce37" table:formula="of:=AVERAGE([.H38:.H42])" office:value-type="float" office:value="5.93735" calcext:value-type="float">
            <text:p>5.94</text:p>
          </table:table-cell>
          <table:table-cell table:style-name="ce37" table:formula="of:=AVERAGE([.I38:.I42])" office:value-type="float" office:value="10.008252" calcext:value-type="float">
            <text:p>10.01</text:p>
          </table:table-cell>
          <table:table-cell table:style-name="ce37" table:formula="of:=AVERAGE([.J38:.J42])" office:value-type="float" office:value="12.460284" calcext:value-type="float">
            <text:p>12.46</text:p>
          </table:table-cell>
          <table:table-cell table:style-name="ce37" table:formula="of:=AVERAGE([.K38:.K42])" office:value-type="float" office:value="4.435504" calcext:value-type="float">
            <text:p>4.44</text:p>
          </table:table-cell>
          <table:table-cell table:style-name="ce37" table:formula="of:=AVERAGE([.L38:.L42])" office:value-type="float" office:value="46.0086" calcext:value-type="float">
            <text:p>46.01</text:p>
          </table:table-cell>
          <table:table-cell table:style-name="ce37" table:formula="of:=AVERAGE([.M38:.M42])" office:value-type="float" office:value="21.149996" calcext:value-type="float">
            <text:p>21.15</text:p>
          </table:table-cell>
          <table:table-cell table:style-name="ce37" table:formula="of:=AVERAGE([.N38:.N42])" office:value-type="float" office:value="12.246628" calcext:value-type="float">
            <text:p>12.25</text:p>
          </table:table-cell>
          <table:table-cell table:style-name="ce37" table:formula="of:=AVERAGE([.O38:.O42])" office:value-type="float" office:value="11.45847" calcext:value-type="float">
            <text:p>11.46</text:p>
          </table:table-cell>
          <table:table-cell table:style-name="ce37" table:formula="of:=AVERAGE([.P38:.P42])" office:value-type="float" office:value="7.695792" calcext:value-type="float">
            <text:p>7.70</text:p>
          </table:table-cell>
          <table:table-cell table:style-name="ce37" table:formula="of:=AVERAGE([.Q38:.Q42])" office:value-type="float" office:value="4.974162" calcext:value-type="float">
            <text:p>4.97</text:p>
          </table:table-cell>
          <table:table-cell table:style-name="ce37" table:formula="of:=AVERAGE([.R38:.R42])" office:value-type="float" office:value="50.95368" calcext:value-type="float">
            <text:p>50.95</text:p>
          </table:table-cell>
          <table:table-cell table:style-name="ce37" table:formula="of:=AVERAGE([.S38:.S42])" office:value-type="float" office:value="12.671262" calcext:value-type="float">
            <text:p>12.67</text:p>
          </table:table-cell>
          <table:table-cell table:style-name="ce37" table:formula="of:=AVERAGE([.T38:.T42])" office:value-type="float" office:value="7.999546" calcext:value-type="float">
            <text:p>8.00</text:p>
          </table:table-cell>
          <table:table-cell table:style-name="ce37" table:formula="of:=AVERAGE([.U38:.U42])" office:value-type="float" office:value="11.569376" calcext:value-type="float">
            <text:p>11.57</text:p>
          </table:table-cell>
          <table:table-cell table:style-name="ce37" table:formula="of:=AVERAGE([.V38:.V42])" office:value-type="float" office:value="10.584088" calcext:value-type="float">
            <text:p>10.58</text:p>
          </table:table-cell>
          <table:table-cell table:style-name="ce37" table:formula="of:=AVERAGE([.W38:.W42])" office:value-type="float" office:value="3.538524" calcext:value-type="float">
            <text:p>3.54</text:p>
          </table:table-cell>
          <table:table-cell table:style-name="ce37" table:formula="of:=AVERAGE([.X38:.X42])" office:value-type="float" office:value="44.51704" calcext:value-type="float">
            <text:p>44.52</text:p>
          </table:table-cell>
          <table:table-cell table:style-name="ce37" table:formula="of:=AVERAGE([.Y38:.Y42])" office:value-type="float" office:value="21.791432" calcext:value-type="float">
            <text:p>21.79</text:p>
          </table:table-cell>
          <table:table-cell table:number-columns-repeated="2"/>
        </table:table-row>
      </table:table>
      <table:table table:name="Compare Dist" table:style-name="ta5">
        <office:forms form:automatic-focus="false" form:apply-design-mode="false"/>
        <table:table-column table:style-name="co22" table:default-cell-style-name="Default"/>
        <table:table-column table:style-name="co23" table:default-cell-style-name="ce32"/>
        <table:table-column table:style-name="co28" table:default-cell-style-name="ce32"/>
        <table:table-column table:style-name="co26" table:default-cell-style-name="ce32"/>
        <table:table-column table:style-name="co23" table:number-columns-repeated="6" table:default-cell-style-name="ce32"/>
        <table:table-column table:style-name="co28" table:default-cell-style-name="ce32"/>
        <table:table-column table:style-name="co26" table:default-cell-style-name="ce32"/>
        <table:table-column table:style-name="co23" table:number-columns-repeated="5" table:default-cell-style-name="ce32"/>
        <table:table-row table:style-name="ro2">
          <table:table-cell table:style-name="ce60" office:value-type="string" calcext:value-type="string" table:number-columns-spanned="1" table:number-rows-spanned="2">
            <text:p>Instance</text:p>
          </table:table-cell>
          <table:table-cell table:style-name="ce60" office:value-type="string" calcext:value-type="string" table:number-columns-spanned="4" table:number-rows-spanned="1">
            <text:p>ScSp</text:p>
          </table:table-cell>
          <table:covered-table-cell table:number-columns-repeated="3" table:style-name="ce60"/>
          <table:table-cell table:style-name="ce69" office:value-type="string" calcext:value-type="string" table:number-columns-spanned="4" table:number-rows-spanned="1">
            <text:p>McSp</text:p>
          </table:table-cell>
          <table:covered-table-cell table:number-columns-repeated="3" table:style-name="ce69"/>
          <table:table-cell table:style-name="ce60" office:value-type="string" calcext:value-type="string" table:number-columns-spanned="4" table:number-rows-spanned="1">
            <text:p>ScMp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McMp</text:p>
          </table:table-cell>
          <table:covered-table-cell table:number-columns-repeated="3" table:style-name="ce60"/>
        </table:table-row>
        <table:table-row table:style-name="ro1">
          <table:covered-table-cell table:style-name="ce60"/>
          <table:table-cell table:style-name="ce6" office:value-type="string" calcext:value-type="string">
            <text:p>c(%)</text:p>
          </table:table-cell>
          <table:table-cell table:style-name="ce6" office:value-type="string" calcext:value-type="string">
            <text:p>p(%)</text:p>
          </table:table-cell>
          <table:table-cell table:style-name="ce6" office:value-type="string" calcext:value-type="string">
            <text:p>b(%)</text:p>
          </table:table-cell>
          <table:table-cell table:style-name="ce6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23.9826" calcext:value-type="float">
            <text:p>23.98</text:p>
          </table:table-cell>
          <table:table-cell table:formula="of:=[$'ScSp Dist'.I2]" office:value-type="float" office:value="37.4172" calcext:value-type="float">
            <text:p>37.42</text:p>
          </table:table-cell>
          <table:table-cell table:formula="of:=[$'ScSp Dist'.J2]" office:value-type="float" office:value="38.6002" calcext:value-type="float">
            <text:p>38.6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23.9826" calcext:value-type="float">
            <text:p>23.98</text:p>
          </table:table-cell>
          <table:table-cell table:formula="of:=[$'McSp Dist'.I2]" office:value-type="float" office:value="37.4172" calcext:value-type="float">
            <text:p>37.42</text:p>
          </table:table-cell>
          <table:table-cell table:formula="of:=[$'McSp Dist'.J2]" office:value-type="float" office:value="38.6002" calcext:value-type="float">
            <text:p>38.60</text:p>
          </table:table-cell>
          <table:table-cell table:formula="of:=[$'ScMp Dist'.G2]" office:value-type="float" office:value="7.03039" calcext:value-type="float">
            <text:p>7.03</text:p>
          </table:table-cell>
          <table:table-cell table:formula="of:=[$'ScMp Dist'.H2]" office:value-type="float" office:value="23.5214" calcext:value-type="float">
            <text:p>23.52</text:p>
          </table:table-cell>
          <table:table-cell table:formula="of:=[$'ScMp Dist'.I2]" office:value-type="float" office:value="33.3235" calcext:value-type="float">
            <text:p>33.32</text:p>
          </table:table-cell>
          <table:table-cell table:formula="of:=[$'ScMp Dist'.J2]" office:value-type="float" office:value="36.1247" calcext:value-type="float">
            <text:p>36.12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26.0052" calcext:value-type="float">
            <text:p>26.01</text:p>
          </table:table-cell>
          <table:table-cell table:formula="of:=[$'McMp Dist'.I2]" office:value-type="float" office:value="40.3796" calcext:value-type="float">
            <text:p>40.38</text:p>
          </table:table-cell>
          <table:table-cell table:formula="of:=[$'McMp Dist'.J2]" office:value-type="float" office:value="33.6153" calcext:value-type="float">
            <text:p>33.62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54.3857" calcext:value-type="float">
            <text:p>54.39</text:p>
          </table:table-cell>
          <table:table-cell table:formula="of:=[$'ScSp Dist'.I3]" office:value-type="float" office:value="5.79591" calcext:value-type="float">
            <text:p>5.80</text:p>
          </table:table-cell>
          <table:table-cell table:formula="of:=[$'ScSp Dist'.J3]" office:value-type="float" office:value="39.8184" calcext:value-type="float">
            <text:p>39.82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54.3857" calcext:value-type="float">
            <text:p>54.39</text:p>
          </table:table-cell>
          <table:table-cell table:formula="of:=[$'McSp Dist'.I3]" office:value-type="float" office:value="5.79591" calcext:value-type="float">
            <text:p>5.80</text:p>
          </table:table-cell>
          <table:table-cell table:formula="of:=[$'McSp Dist'.J3]" office:value-type="float" office:value="39.8184" calcext:value-type="float">
            <text:p>39.82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60.1294" calcext:value-type="float">
            <text:p>60.13</text:p>
          </table:table-cell>
          <table:table-cell table:formula="of:=[$'ScMp Dist'.I3]" office:value-type="float" office:value="5.43476" calcext:value-type="float">
            <text:p>5.43</text:p>
          </table:table-cell>
          <table:table-cell table:formula="of:=[$'ScMp Dist'.J3]" office:value-type="float" office:value="34.4359" calcext:value-type="float">
            <text:p>34.44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60.1294" calcext:value-type="float">
            <text:p>60.13</text:p>
          </table:table-cell>
          <table:table-cell table:formula="of:=[$'McMp Dist'.I3]" office:value-type="float" office:value="5.43476" calcext:value-type="float">
            <text:p>5.43</text:p>
          </table:table-cell>
          <table:table-cell table:formula="of:=[$'McMp Dist'.J3]" office:value-type="float" office:value="34.4359" calcext:value-type="float">
            <text:p>34.44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Dist'.G4]" office:value-type="float" office:value="0.446229" calcext:value-type="float">
            <text:p>0.45</text:p>
          </table:table-cell>
          <table:table-cell table:formula="of:=[$'ScSp Dist'.H4]" office:value-type="float" office:value="26.6004" calcext:value-type="float">
            <text:p>26.60</text:p>
          </table:table-cell>
          <table:table-cell table:formula="of:=[$'ScSp Dist'.I4]" office:value-type="float" office:value="11.2469" calcext:value-type="float">
            <text:p>11.25</text:p>
          </table:table-cell>
          <table:table-cell table:formula="of:=[$'ScSp Dist'.J4]" office:value-type="float" office:value="61.7065" calcext:value-type="float">
            <text:p>61.71</text:p>
          </table:table-cell>
          <table:table-cell table:formula="of:=[$'McSp Dist'.G4]" office:value-type="float" office:value="0.446229" calcext:value-type="float">
            <text:p>0.45</text:p>
          </table:table-cell>
          <table:table-cell table:formula="of:=[$'McSp Dist'.H4]" office:value-type="float" office:value="26.6004" calcext:value-type="float">
            <text:p>26.60</text:p>
          </table:table-cell>
          <table:table-cell table:formula="of:=[$'McSp Dist'.I4]" office:value-type="float" office:value="11.2469" calcext:value-type="float">
            <text:p>11.25</text:p>
          </table:table-cell>
          <table:table-cell table:formula="of:=[$'McSp Dist'.J4]" office:value-type="float" office:value="61.7065" calcext:value-type="float">
            <text:p>61.71</text:p>
          </table:table-cell>
          <table:table-cell table:formula="of:=[$'ScMp Dist'.G4]" office:value-type="float" office:value="0.35925" calcext:value-type="float">
            <text:p>0.36</text:p>
          </table:table-cell>
          <table:table-cell table:formula="of:=[$'ScMp Dist'.H4]" office:value-type="float" office:value="47.4791" calcext:value-type="float">
            <text:p>47.48</text:p>
          </table:table-cell>
          <table:table-cell table:formula="of:=[$'ScMp Dist'.I4]" office:value-type="float" office:value="9.05464" calcext:value-type="float">
            <text:p>9.05</text:p>
          </table:table-cell>
          <table:table-cell table:formula="of:=[$'ScMp Dist'.J4]" office:value-type="float" office:value="43.107" calcext:value-type="float">
            <text:p>43.11</text:p>
          </table:table-cell>
          <table:table-cell table:formula="of:=[$'McMp Dist'.G4]" office:value-type="float" office:value="0.35925" calcext:value-type="float">
            <text:p>0.36</text:p>
          </table:table-cell>
          <table:table-cell table:formula="of:=[$'McMp Dist'.H4]" office:value-type="float" office:value="47.4791" calcext:value-type="float">
            <text:p>47.48</text:p>
          </table:table-cell>
          <table:table-cell table:formula="of:=[$'McMp Dist'.I4]" office:value-type="float" office:value="9.05464" calcext:value-type="float">
            <text:p>9.05</text:p>
          </table:table-cell>
          <table:table-cell table:formula="of:=[$'McMp Dist'.J4]" office:value-type="float" office:value="43.107" calcext:value-type="float">
            <text:p>43.11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Dist'.G5]" office:value-type="float" office:value="18.5582" calcext:value-type="float">
            <text:p>18.56</text:p>
          </table:table-cell>
          <table:table-cell table:formula="of:=[$'ScSp Dist'.H5]" office:value-type="float" office:value="40.6004" calcext:value-type="float">
            <text:p>40.60</text:p>
          </table:table-cell>
          <table:table-cell table:formula="of:=[$'ScSp Dist'.I5]" office:value-type="float" office:value="3.47624" calcext:value-type="float">
            <text:p>3.48</text:p>
          </table:table-cell>
          <table:table-cell table:formula="of:=[$'ScSp Dist'.J5]" office:value-type="float" office:value="37.3652" calcext:value-type="float">
            <text:p>37.37</text:p>
          </table:table-cell>
          <table:table-cell table:formula="of:=[$'McSp Dist'.G5]" office:value-type="float" office:value="18.5582" calcext:value-type="float">
            <text:p>18.56</text:p>
          </table:table-cell>
          <table:table-cell table:formula="of:=[$'McSp Dist'.H5]" office:value-type="float" office:value="40.6004" calcext:value-type="float">
            <text:p>40.60</text:p>
          </table:table-cell>
          <table:table-cell table:formula="of:=[$'McSp Dist'.I5]" office:value-type="float" office:value="3.47624" calcext:value-type="float">
            <text:p>3.48</text:p>
          </table:table-cell>
          <table:table-cell table:formula="of:=[$'McSp Dist'.J5]" office:value-type="float" office:value="37.3652" calcext:value-type="float">
            <text:p>37.37</text:p>
          </table:table-cell>
          <table:table-cell table:formula="of:=[$'ScMp Dist'.G5]" office:value-type="float" office:value="22.6975" calcext:value-type="float">
            <text:p>22.70</text:p>
          </table:table-cell>
          <table:table-cell table:formula="of:=[$'ScMp Dist'.H5]" office:value-type="float" office:value="46.1032" calcext:value-type="float">
            <text:p>46.10</text:p>
          </table:table-cell>
          <table:table-cell table:formula="of:=[$'ScMp Dist'.I5]" office:value-type="float" office:value="4.2516" calcext:value-type="float">
            <text:p>4.25</text:p>
          </table:table-cell>
          <table:table-cell table:formula="of:=[$'ScMp Dist'.J5]" office:value-type="float" office:value="26.9477" calcext:value-type="float">
            <text:p>26.95</text:p>
          </table:table-cell>
          <table:table-cell table:formula="of:=[$'McMp Dist'.G5]" office:value-type="float" office:value="22.6975" calcext:value-type="float">
            <text:p>22.70</text:p>
          </table:table-cell>
          <table:table-cell table:formula="of:=[$'McMp Dist'.H5]" office:value-type="float" office:value="46.1032" calcext:value-type="float">
            <text:p>46.10</text:p>
          </table:table-cell>
          <table:table-cell table:formula="of:=[$'McMp Dist'.I5]" office:value-type="float" office:value="4.2516" calcext:value-type="float">
            <text:p>4.25</text:p>
          </table:table-cell>
          <table:table-cell table:formula="of:=[$'McMp Dist'.J5]" office:value-type="float" office:value="26.9477" calcext:value-type="float">
            <text:p>26.95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54.7197" calcext:value-type="float">
            <text:p>54.72</text:p>
          </table:table-cell>
          <table:table-cell table:formula="of:=[$'ScSp Dist'.I6]" office:value-type="float" office:value="22.4771" calcext:value-type="float">
            <text:p>22.48</text:p>
          </table:table-cell>
          <table:table-cell table:formula="of:=[$'ScSp Dist'.J6]" office:value-type="float" office:value="22.8032" calcext:value-type="float">
            <text:p>22.8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54.7197" calcext:value-type="float">
            <text:p>54.72</text:p>
          </table:table-cell>
          <table:table-cell table:formula="of:=[$'McSp Dist'.I6]" office:value-type="float" office:value="22.4771" calcext:value-type="float">
            <text:p>22.48</text:p>
          </table:table-cell>
          <table:table-cell table:formula="of:=[$'McSp Dist'.J6]" office:value-type="float" office:value="22.8032" calcext:value-type="float">
            <text:p>22.80</text:p>
          </table:table-cell>
          <table:table-cell table:formula="of:=[$'ScMp Dist'.G6]" office:value-type="float" office:value="6.91782" calcext:value-type="float">
            <text:p>6.92</text:p>
          </table:table-cell>
          <table:table-cell table:formula="of:=[$'ScMp Dist'.H6]" office:value-type="float" office:value="57.2936" calcext:value-type="float">
            <text:p>57.29</text:p>
          </table:table-cell>
          <table:table-cell table:formula="of:=[$'ScMp Dist'.I6]" office:value-type="float" office:value="13.9137" calcext:value-type="float">
            <text:p>13.91</text:p>
          </table:table-cell>
          <table:table-cell table:formula="of:=[$'ScMp Dist'.J6]" office:value-type="float" office:value="21.8749" calcext:value-type="float">
            <text:p>21.87</text:p>
          </table:table-cell>
          <table:table-cell table:formula="of:=[$'McMp Dist'.G6]" office:value-type="float" office:value="6.91782" calcext:value-type="float">
            <text:p>6.92</text:p>
          </table:table-cell>
          <table:table-cell table:formula="of:=[$'McMp Dist'.H6]" office:value-type="float" office:value="57.2936" calcext:value-type="float">
            <text:p>57.29</text:p>
          </table:table-cell>
          <table:table-cell table:formula="of:=[$'McMp Dist'.I6]" office:value-type="float" office:value="13.9137" calcext:value-type="float">
            <text:p>13.91</text:p>
          </table:table-cell>
          <table:table-cell table:formula="of:=[$'McMp Dist'.J6]" office:value-type="float" office:value="21.8749" calcext:value-type="float">
            <text:p>21.87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53.6374" calcext:value-type="float">
            <text:p>53.64</text:p>
          </table:table-cell>
          <table:table-cell table:formula="of:=[$'ScSp Dist'.I7]" office:value-type="float" office:value="21.3164" calcext:value-type="float">
            <text:p>21.32</text:p>
          </table:table-cell>
          <table:table-cell table:formula="of:=[$'ScSp Dist'.J7]" office:value-type="float" office:value="25.0462" calcext:value-type="float">
            <text:p>25.05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50.6596" calcext:value-type="float">
            <text:p>50.66</text:p>
          </table:table-cell>
          <table:table-cell table:formula="of:=[$'McSp Dist'.I7]" office:value-type="float" office:value="20.6266" calcext:value-type="float">
            <text:p>20.63</text:p>
          </table:table-cell>
          <table:table-cell table:formula="of:=[$'McSp Dist'.J7]" office:value-type="float" office:value="28.7138" calcext:value-type="float">
            <text:p>28.71</text:p>
          </table:table-cell>
          <table:table-cell table:formula="of:=[$'ScMp Dist'.G7]" office:value-type="float" office:value="2.72526" calcext:value-type="float">
            <text:p>2.73</text:p>
          </table:table-cell>
          <table:table-cell table:formula="of:=[$'ScMp Dist'.H7]" office:value-type="float" office:value="54.0325" calcext:value-type="float">
            <text:p>54.03</text:p>
          </table:table-cell>
          <table:table-cell table:formula="of:=[$'ScMp Dist'.I7]" office:value-type="float" office:value="19.3229" calcext:value-type="float">
            <text:p>19.32</text:p>
          </table:table-cell>
          <table:table-cell table:formula="of:=[$'ScMp Dist'.J7]" office:value-type="float" office:value="23.9194" calcext:value-type="float">
            <text:p>23.92</text:p>
          </table:table-cell>
          <table:table-cell table:formula="of:=[$'McMp Dist'.G7]" office:value-type="float" office:value="1.19581" calcext:value-type="float">
            <text:p>1.20</text:p>
          </table:table-cell>
          <table:table-cell table:formula="of:=[$'McMp Dist'.H7]" office:value-type="float" office:value="54.8078" calcext:value-type="float">
            <text:p>54.81</text:p>
          </table:table-cell>
          <table:table-cell table:formula="of:=[$'McMp Dist'.I7]" office:value-type="float" office:value="21.7364" calcext:value-type="float">
            <text:p>21.74</text:p>
          </table:table-cell>
          <table:table-cell table:formula="of:=[$'McMp Dist'.J7]" office:value-type="float" office:value="22.2599" calcext:value-type="float">
            <text:p>22.26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Dist'.G8]" office:value-type="float" office:value="27.4103" calcext:value-type="float">
            <text:p>27.41</text:p>
          </table:table-cell>
          <table:table-cell table:formula="of:=[$'ScSp Dist'.H8]" office:value-type="float" office:value="37.9495" calcext:value-type="float">
            <text:p>37.95</text:p>
          </table:table-cell>
          <table:table-cell table:formula="of:=[$'ScSp Dist'.I8]" office:value-type="float" office:value="3.03664" calcext:value-type="float">
            <text:p>3.04</text:p>
          </table:table-cell>
          <table:table-cell table:formula="of:=[$'ScSp Dist'.J8]" office:value-type="float" office:value="31.6036" calcext:value-type="float">
            <text:p>31.60</text:p>
          </table:table-cell>
          <table:table-cell table:formula="of:=[$'McSp Dist'.G8]" office:value-type="float" office:value="0.442755" calcext:value-type="float">
            <text:p>0.44</text:p>
          </table:table-cell>
          <table:table-cell table:formula="of:=[$'McSp Dist'.H8]" office:value-type="float" office:value="40.786" calcext:value-type="float">
            <text:p>40.79</text:p>
          </table:table-cell>
          <table:table-cell table:formula="of:=[$'McSp Dist'.I8]" office:value-type="float" office:value="28.9791" calcext:value-type="float">
            <text:p>28.98</text:p>
          </table:table-cell>
          <table:table-cell table:formula="of:=[$'McSp Dist'.J8]" office:value-type="float" office:value="29.7921" calcext:value-type="float">
            <text:p>29.79</text:p>
          </table:table-cell>
          <table:table-cell table:formula="of:=[$'ScMp Dist'.G8]" office:value-type="float" office:value="32.6749" calcext:value-type="float">
            <text:p>32.67</text:p>
          </table:table-cell>
          <table:table-cell table:formula="of:=[$'ScMp Dist'.H8]" office:value-type="float" office:value="40.618" calcext:value-type="float">
            <text:p>40.62</text:p>
          </table:table-cell>
          <table:table-cell table:formula="of:=[$'ScMp Dist'.I8]" office:value-type="float" office:value="3.63514" calcext:value-type="float">
            <text:p>3.64</text:p>
          </table:table-cell>
          <table:table-cell table:formula="of:=[$'ScMp Dist'.J8]" office:value-type="float" office:value="23.0719" calcext:value-type="float">
            <text:p>23.07</text:p>
          </table:table-cell>
          <table:table-cell table:formula="of:=[$'McMp Dist'.G8]" office:value-type="float" office:value="2.51584" calcext:value-type="float">
            <text:p>2.52</text:p>
          </table:table-cell>
          <table:table-cell table:formula="of:=[$'McMp Dist'.H8]" office:value-type="float" office:value="36.4873" calcext:value-type="float">
            <text:p>36.49</text:p>
          </table:table-cell>
          <table:table-cell table:formula="of:=[$'McMp Dist'.I8]" office:value-type="float" office:value="35.1138" calcext:value-type="float">
            <text:p>35.11</text:p>
          </table:table-cell>
          <table:table-cell table:formula="of:=[$'McMp Dist'.J8]" office:value-type="float" office:value="25.8831" calcext:value-type="float">
            <text:p>25.88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Dist'.G9]" office:value-type="float" office:value="2.53684" calcext:value-type="float">
            <text:p>2.54</text:p>
          </table:table-cell>
          <table:table-cell table:formula="of:=[$'ScSp Dist'.H9]" office:value-type="float" office:value="38.8792" calcext:value-type="float">
            <text:p>38.88</text:p>
          </table:table-cell>
          <table:table-cell table:formula="of:=[$'ScSp Dist'.I9]" office:value-type="float" office:value="25.6449" calcext:value-type="float">
            <text:p>25.64</text:p>
          </table:table-cell>
          <table:table-cell table:formula="of:=[$'ScSp Dist'.J9]" office:value-type="float" office:value="32.9391" calcext:value-type="float">
            <text:p>32.94</text:p>
          </table:table-cell>
          <table:table-cell table:formula="of:=[$'McSp Dist'.G9]" office:value-type="float" office:value="2.5273" calcext:value-type="float">
            <text:p>2.53</text:p>
          </table:table-cell>
          <table:table-cell table:formula="of:=[$'McSp Dist'.H9]" office:value-type="float" office:value="37.7382" calcext:value-type="float">
            <text:p>37.74</text:p>
          </table:table-cell>
          <table:table-cell table:formula="of:=[$'McSp Dist'.I9]" office:value-type="float" office:value="25.5485" calcext:value-type="float">
            <text:p>25.55</text:p>
          </table:table-cell>
          <table:table-cell table:formula="of:=[$'McSp Dist'.J9]" office:value-type="float" office:value="34.186" calcext:value-type="float">
            <text:p>34.19</text:p>
          </table:table-cell>
          <table:table-cell table:formula="of:=[$'ScMp Dist'.G9]" office:value-type="float" office:value="8.76365" calcext:value-type="float">
            <text:p>8.76</text:p>
          </table:table-cell>
          <table:table-cell table:formula="of:=[$'ScMp Dist'.H9]" office:value-type="float" office:value="58.4784" calcext:value-type="float">
            <text:p>58.48</text:p>
          </table:table-cell>
          <table:table-cell table:formula="of:=[$'ScMp Dist'.I9]" office:value-type="float" office:value="18.4215" calcext:value-type="float">
            <text:p>18.42</text:p>
          </table:table-cell>
          <table:table-cell table:formula="of:=[$'ScMp Dist'.J9]" office:value-type="float" office:value="14.3364" calcext:value-type="float">
            <text:p>14.34</text:p>
          </table:table-cell>
          <table:table-cell table:formula="of:=[$'McMp Dist'.G9]" office:value-type="float" office:value="4.87175" calcext:value-type="float">
            <text:p>4.87</text:p>
          </table:table-cell>
          <table:table-cell table:formula="of:=[$'McMp Dist'.H9]" office:value-type="float" office:value="60.0845" calcext:value-type="float">
            <text:p>60.08</text:p>
          </table:table-cell>
          <table:table-cell table:formula="of:=[$'McMp Dist'.I9]" office:value-type="float" office:value="22.4013" calcext:value-type="float">
            <text:p>22.40</text:p>
          </table:table-cell>
          <table:table-cell table:formula="of:=[$'McMp Dist'.J9]" office:value-type="float" office:value="12.6425" calcext:value-type="float">
            <text:p>12.64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Dist'.G10]" office:value-type="float" office:value="0.96967" calcext:value-type="float">
            <text:p>0.97</text:p>
          </table:table-cell>
          <table:table-cell table:formula="of:=[$'ScSp Dist'.H10]" office:value-type="float" office:value="45.7121" calcext:value-type="float">
            <text:p>45.71</text:p>
          </table:table-cell>
          <table:table-cell table:formula="of:=[$'ScSp Dist'.I10]" office:value-type="float" office:value="22.1347" calcext:value-type="float">
            <text:p>22.13</text:p>
          </table:table-cell>
          <table:table-cell table:formula="of:=[$'ScSp Dist'.J10]" office:value-type="float" office:value="31.1835" calcext:value-type="float">
            <text:p>31.18</text:p>
          </table:table-cell>
          <table:table-cell table:formula="of:=[$'McSp Dist'.G10]" office:value-type="float" office:value="0.978047" calcext:value-type="float">
            <text:p>0.98</text:p>
          </table:table-cell>
          <table:table-cell table:formula="of:=[$'McSp Dist'.H10]" office:value-type="float" office:value="47.1636" calcext:value-type="float">
            <text:p>47.16</text:p>
          </table:table-cell>
          <table:table-cell table:formula="of:=[$'McSp Dist'.I10]" office:value-type="float" office:value="22.3259" calcext:value-type="float">
            <text:p>22.33</text:p>
          </table:table-cell>
          <table:table-cell table:formula="of:=[$'McSp Dist'.J10]" office:value-type="float" office:value="29.5324" calcext:value-type="float">
            <text:p>29.53</text:p>
          </table:table-cell>
          <table:table-cell table:formula="of:=[$'ScMp Dist'.G10]" office:value-type="float" office:value="0.0919568" calcext:value-type="float">
            <text:p>0.09</text:p>
          </table:table-cell>
          <table:table-cell table:formula="of:=[$'ScMp Dist'.H10]" office:value-type="float" office:value="53.4783" calcext:value-type="float">
            <text:p>53.48</text:p>
          </table:table-cell>
          <table:table-cell table:formula="of:=[$'ScMp Dist'.I10]" office:value-type="float" office:value="28.7439" calcext:value-type="float">
            <text:p>28.74</text:p>
          </table:table-cell>
          <table:table-cell table:formula="of:=[$'ScMp Dist'.J10]" office:value-type="float" office:value="17.6859" calcext:value-type="float">
            <text:p>17.69</text:p>
          </table:table-cell>
          <table:table-cell table:formula="of:=[$'McMp Dist'.G10]" office:value-type="float" office:value="0.0921207" calcext:value-type="float">
            <text:p>0.09</text:p>
          </table:table-cell>
          <table:table-cell table:formula="of:=[$'McMp Dist'.H10]" office:value-type="float" office:value="53.3954" calcext:value-type="float">
            <text:p>53.40</text:p>
          </table:table-cell>
          <table:table-cell table:formula="of:=[$'McMp Dist'.I10]" office:value-type="float" office:value="28.7951" calcext:value-type="float">
            <text:p>28.80</text:p>
          </table:table-cell>
          <table:table-cell table:formula="of:=[$'McMp Dist'.J10]" office:value-type="float" office:value="17.7174" calcext:value-type="float">
            <text:p>17.72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Dist'.G11]" office:value-type="float" office:value="2.61535" calcext:value-type="float">
            <text:p>2.62</text:p>
          </table:table-cell>
          <table:table-cell table:formula="of:=[$'ScSp Dist'.H11]" office:value-type="float" office:value="43.5501" calcext:value-type="float">
            <text:p>43.55</text:p>
          </table:table-cell>
          <table:table-cell table:formula="of:=[$'ScSp Dist'.I11]" office:value-type="float" office:value="38.4819" calcext:value-type="float">
            <text:p>38.48</text:p>
          </table:table-cell>
          <table:table-cell table:formula="of:=[$'ScSp Dist'.J11]" office:value-type="float" office:value="15.3526" calcext:value-type="float">
            <text:p>15.35</text:p>
          </table:table-cell>
          <table:table-cell table:formula="of:=[$'McSp Dist'.G11]" office:value-type="float" office:value="2.61426" calcext:value-type="float">
            <text:p>2.61</text:p>
          </table:table-cell>
          <table:table-cell table:formula="of:=[$'McSp Dist'.H11]" office:value-type="float" office:value="43.5319" calcext:value-type="float">
            <text:p>43.53</text:p>
          </table:table-cell>
          <table:table-cell table:formula="of:=[$'McSp Dist'.I11]" office:value-type="float" office:value="38.4659" calcext:value-type="float">
            <text:p>38.47</text:p>
          </table:table-cell>
          <table:table-cell table:formula="of:=[$'McSp Dist'.J11]" office:value-type="float" office:value="15.388" calcext:value-type="float">
            <text:p>15.39</text:p>
          </table:table-cell>
          <table:table-cell table:formula="of:=[$'ScMp Dist'.G11]" office:value-type="float" office:value="20.6826" calcext:value-type="float">
            <text:p>20.68</text:p>
          </table:table-cell>
          <table:table-cell table:formula="of:=[$'ScMp Dist'.H11]" office:value-type="float" office:value="29.9898" calcext:value-type="float">
            <text:p>29.99</text:p>
          </table:table-cell>
          <table:table-cell table:formula="of:=[$'ScMp Dist'.I11]" office:value-type="float" office:value="19.071" calcext:value-type="float">
            <text:p>19.07</text:p>
          </table:table-cell>
          <table:table-cell table:formula="of:=[$'ScMp Dist'.J11]" office:value-type="float" office:value="30.2565" calcext:value-type="float">
            <text:p>30.26</text:p>
          </table:table-cell>
          <table:table-cell table:formula="of:=[$'McMp Dist'.G11]" office:value-type="float" office:value="2.45859" calcext:value-type="float">
            <text:p>2.46</text:p>
          </table:table-cell>
          <table:table-cell table:formula="of:=[$'McMp Dist'.H11]" office:value-type="float" office:value="47.9245" calcext:value-type="float">
            <text:p>47.92</text:p>
          </table:table-cell>
          <table:table-cell table:formula="of:=[$'McMp Dist'.I11]" office:value-type="float" office:value="37.5085" calcext:value-type="float">
            <text:p>37.51</text:p>
          </table:table-cell>
          <table:table-cell table:formula="of:=[$'McMp Dist'.J11]" office:value-type="float" office:value="12.1084" calcext:value-type="float">
            <text:p>12.11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Dist'.G12]" office:value-type="float" office:value="0.0184654" calcext:value-type="float">
            <text:p>0.02</text:p>
          </table:table-cell>
          <table:table-cell table:formula="of:=[$'ScSp Dist'.H12]" office:value-type="float" office:value="46.6086" calcext:value-type="float">
            <text:p>46.61</text:p>
          </table:table-cell>
          <table:table-cell table:formula="of:=[$'ScSp Dist'.I12]" office:value-type="float" office:value="38.3039" calcext:value-type="float">
            <text:p>38.30</text:p>
          </table:table-cell>
          <table:table-cell table:formula="of:=[$'ScSp Dist'.J12]" office:value-type="float" office:value="15.0691" calcext:value-type="float">
            <text:p>15.07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46.6236" calcext:value-type="float">
            <text:p>46.62</text:p>
          </table:table-cell>
          <table:table-cell table:formula="of:=[$'McSp Dist'.I12]" office:value-type="float" office:value="38.3491" calcext:value-type="float">
            <text:p>38.35</text:p>
          </table:table-cell>
          <table:table-cell table:formula="of:=[$'McSp Dist'.J12]" office:value-type="float" office:value="15.0273" calcext:value-type="float">
            <text:p>15.03</text:p>
          </table:table-cell>
          <table:table-cell table:formula="of:=[$'ScMp Dist'.G12]" office:value-type="float" office:value="21.2969" calcext:value-type="float">
            <text:p>21.30</text:p>
          </table:table-cell>
          <table:table-cell table:formula="of:=[$'ScMp Dist'.H12]" office:value-type="float" office:value="36.2069" calcext:value-type="float">
            <text:p>36.21</text:p>
          </table:table-cell>
          <table:table-cell table:formula="of:=[$'ScMp Dist'.I12]" office:value-type="float" office:value="18.8727" calcext:value-type="float">
            <text:p>18.87</text:p>
          </table:table-cell>
          <table:table-cell table:formula="of:=[$'ScMp Dist'.J12]" office:value-type="float" office:value="23.6235" calcext:value-type="float">
            <text:p>23.62</text:p>
          </table:table-cell>
          <table:table-cell table:formula="of:=[$'McMp Dist'.G12]" office:value-type="float" office:value="0.0189674" calcext:value-type="float">
            <text:p>0.02</text:p>
          </table:table-cell>
          <table:table-cell table:formula="of:=[$'McMp Dist'.H12]" office:value-type="float" office:value="55.2938" calcext:value-type="float">
            <text:p>55.29</text:p>
          </table:table-cell>
          <table:table-cell table:formula="of:=[$'McMp Dist'.I12]" office:value-type="float" office:value="39.3453" calcext:value-type="float">
            <text:p>39.35</text:p>
          </table:table-cell>
          <table:table-cell table:formula="of:=[$'McMp Dist'.J12]" office:value-type="float" office:value="5.34195" calcext:value-type="float">
            <text:p>5.34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46.7874" calcext:value-type="float">
            <text:p>46.79</text:p>
          </table:table-cell>
          <table:table-cell table:formula="of:=[$'ScSp Dist'.I13]" office:value-type="float" office:value="20.8361" calcext:value-type="float">
            <text:p>20.84</text:p>
          </table:table-cell>
          <table:table-cell table:formula="of:=[$'ScSp Dist'.J13]" office:value-type="float" office:value="32.3764" calcext:value-type="float">
            <text:p>32.38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46.7874" calcext:value-type="float">
            <text:p>46.79</text:p>
          </table:table-cell>
          <table:table-cell table:formula="of:=[$'McSp Dist'.I13]" office:value-type="float" office:value="20.8361" calcext:value-type="float">
            <text:p>20.84</text:p>
          </table:table-cell>
          <table:table-cell table:formula="of:=[$'McSp Dist'.J13]" office:value-type="float" office:value="32.3764" calcext:value-type="float">
            <text:p>32.38</text:p>
          </table:table-cell>
          <table:table-cell table:formula="of:=[$'ScMp Dist'.G13]" office:value-type="float" office:value="1.04608" calcext:value-type="float">
            <text:p>1.05</text:p>
          </table:table-cell>
          <table:table-cell table:formula="of:=[$'ScMp Dist'.H13]" office:value-type="float" office:value="63.8039" calcext:value-type="float">
            <text:p>63.80</text:p>
          </table:table-cell>
          <table:table-cell table:formula="of:=[$'ScMp Dist'.I13]" office:value-type="float" office:value="18.8169" calcext:value-type="float">
            <text:p>18.82</text:p>
          </table:table-cell>
          <table:table-cell table:formula="of:=[$'ScMp Dist'.J13]" office:value-type="float" office:value="16.3331" calcext:value-type="float">
            <text:p>16.33</text:p>
          </table:table-cell>
          <table:table-cell table:formula="of:=[$'McMp Dist'.G13]" office:value-type="float" office:value="1.01354" calcext:value-type="float">
            <text:p>1.01</text:p>
          </table:table-cell>
          <table:table-cell table:formula="of:=[$'McMp Dist'.H13]" office:value-type="float" office:value="61.7301" calcext:value-type="float">
            <text:p>61.73</text:p>
          </table:table-cell>
          <table:table-cell table:formula="of:=[$'McMp Dist'.I13]" office:value-type="float" office:value="18.2913" calcext:value-type="float">
            <text:p>18.29</text:p>
          </table:table-cell>
          <table:table-cell table:formula="of:=[$'McMp Dist'.J13]" office:value-type="float" office:value="18.9651" calcext:value-type="float">
            <text:p>18.97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46.1226" calcext:value-type="float">
            <text:p>46.12</text:p>
          </table:table-cell>
          <table:table-cell table:formula="of:=[$'ScSp Dist'.I14]" office:value-type="float" office:value="12.2531" calcext:value-type="float">
            <text:p>12.25</text:p>
          </table:table-cell>
          <table:table-cell table:formula="of:=[$'ScSp Dist'.J14]" office:value-type="float" office:value="41.6244" calcext:value-type="float">
            <text:p>41.62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46.1226" calcext:value-type="float">
            <text:p>46.12</text:p>
          </table:table-cell>
          <table:table-cell table:formula="of:=[$'McSp Dist'.I14]" office:value-type="float" office:value="12.2531" calcext:value-type="float">
            <text:p>12.25</text:p>
          </table:table-cell>
          <table:table-cell table:formula="of:=[$'McSp Dist'.J14]" office:value-type="float" office:value="41.6244" calcext:value-type="float">
            <text:p>41.62</text:p>
          </table:table-cell>
          <table:table-cell table:formula="of:=[$'ScMp Dist'.G14]" office:value-type="float" office:value="8.25887" calcext:value-type="float">
            <text:p>8.26</text:p>
          </table:table-cell>
          <table:table-cell table:formula="of:=[$'ScMp Dist'.H14]" office:value-type="float" office:value="56.787" calcext:value-type="float">
            <text:p>56.79</text:p>
          </table:table-cell>
          <table:table-cell table:formula="of:=[$'ScMp Dist'.I14]" office:value-type="float" office:value="3.78242" calcext:value-type="float">
            <text:p>3.78</text:p>
          </table:table-cell>
          <table:table-cell table:formula="of:=[$'ScMp Dist'.J14]" office:value-type="float" office:value="31.1717" calcext:value-type="float">
            <text:p>31.17</text:p>
          </table:table-cell>
          <table:table-cell table:formula="of:=[$'McMp Dist'.G14]" office:value-type="float" office:value="0.525111" calcext:value-type="float">
            <text:p>0.53</text:p>
          </table:table-cell>
          <table:table-cell table:formula="of:=[$'McMp Dist'.H14]" office:value-type="float" office:value="54.6745" calcext:value-type="float">
            <text:p>54.67</text:p>
          </table:table-cell>
          <table:table-cell table:formula="of:=[$'McMp Dist'.I14]" office:value-type="float" office:value="11.4752" calcext:value-type="float">
            <text:p>11.48</text:p>
          </table:table-cell>
          <table:table-cell table:formula="of:=[$'McMp Dist'.J14]" office:value-type="float" office:value="33.3252" calcext:value-type="float">
            <text:p>33.33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Dist'.G15]" office:value-type="float" office:value="0.453994" calcext:value-type="float">
            <text:p>0.45</text:p>
          </table:table-cell>
          <table:table-cell table:formula="of:=[$'ScSp Dist'.H15]" office:value-type="float" office:value="47.7911" calcext:value-type="float">
            <text:p>47.79</text:p>
          </table:table-cell>
          <table:table-cell table:formula="of:=[$'ScSp Dist'.I15]" office:value-type="float" office:value="7.9951" calcext:value-type="float">
            <text:p>8.00</text:p>
          </table:table-cell>
          <table:table-cell table:formula="of:=[$'ScSp Dist'.J15]" office:value-type="float" office:value="43.7598" calcext:value-type="float">
            <text:p>43.76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52.6467" calcext:value-type="float">
            <text:p>52.65</text:p>
          </table:table-cell>
          <table:table-cell table:formula="of:=[$'McSp Dist'.I15]" office:value-type="float" office:value="8.16394" calcext:value-type="float">
            <text:p>8.16</text:p>
          </table:table-cell>
          <table:table-cell table:formula="of:=[$'McSp Dist'.J15]" office:value-type="float" office:value="39.1893" calcext:value-type="float">
            <text:p>39.19</text:p>
          </table:table-cell>
          <table:table-cell table:formula="of:=[$'ScMp Dist'.G15]" office:value-type="float" office:value="3.99968" calcext:value-type="float">
            <text:p>4.00</text:p>
          </table:table-cell>
          <table:table-cell table:formula="of:=[$'ScMp Dist'.H15]" office:value-type="float" office:value="66.9517" calcext:value-type="float">
            <text:p>66.95</text:p>
          </table:table-cell>
          <table:table-cell table:formula="of:=[$'ScMp Dist'.I15]" office:value-type="float" office:value="3.64542" calcext:value-type="float">
            <text:p>3.65</text:p>
          </table:table-cell>
          <table:table-cell table:formula="of:=[$'ScMp Dist'.J15]" office:value-type="float" office:value="25.4032" calcext:value-type="float">
            <text:p>25.40</text:p>
          </table:table-cell>
          <table:table-cell table:formula="of:=[$'McMp Dist'.G15]" office:value-type="float" office:value="2.33176" calcext:value-type="float">
            <text:p>2.33</text:p>
          </table:table-cell>
          <table:table-cell table:formula="of:=[$'McMp Dist'.H15]" office:value-type="float" office:value="73.8501" calcext:value-type="float">
            <text:p>73.85</text:p>
          </table:table-cell>
          <table:table-cell table:formula="of:=[$'McMp Dist'.I15]" office:value-type="float" office:value="5.4025" calcext:value-type="float">
            <text:p>5.40</text:p>
          </table:table-cell>
          <table:table-cell table:formula="of:=[$'McMp Dist'.J15]" office:value-type="float" office:value="18.4156" calcext:value-type="float">
            <text:p>18.42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Dist'.G16]" office:value-type="float" office:value="13.6895" calcext:value-type="float">
            <text:p>13.69</text:p>
          </table:table-cell>
          <table:table-cell table:formula="of:=[$'ScSp Dist'.H16]" office:value-type="float" office:value="46.7997" calcext:value-type="float">
            <text:p>46.80</text:p>
          </table:table-cell>
          <table:table-cell table:formula="of:=[$'ScSp Dist'.I16]" office:value-type="float" office:value="12.1391" calcext:value-type="float">
            <text:p>12.14</text:p>
          </table:table-cell>
          <table:table-cell table:formula="of:=[$'ScSp Dist'.J16]" office:value-type="float" office:value="27.3718" calcext:value-type="float">
            <text:p>27.37</text:p>
          </table:table-cell>
          <table:table-cell table:formula="of:=[$'McSp Dist'.G16]" office:value-type="float" office:value="13.6895" calcext:value-type="float">
            <text:p>13.69</text:p>
          </table:table-cell>
          <table:table-cell table:formula="of:=[$'McSp Dist'.H16]" office:value-type="float" office:value="46.7997" calcext:value-type="float">
            <text:p>46.80</text:p>
          </table:table-cell>
          <table:table-cell table:formula="of:=[$'McSp Dist'.I16]" office:value-type="float" office:value="12.1391" calcext:value-type="float">
            <text:p>12.14</text:p>
          </table:table-cell>
          <table:table-cell table:formula="of:=[$'McSp Dist'.J16]" office:value-type="float" office:value="27.3718" calcext:value-type="float">
            <text:p>27.37</text:p>
          </table:table-cell>
          <table:table-cell table:formula="of:=[$'ScMp Dist'.G16]" office:value-type="float" office:value="16.8671" calcext:value-type="float">
            <text:p>16.87</text:p>
          </table:table-cell>
          <table:table-cell table:formula="of:=[$'ScMp Dist'.H16]" office:value-type="float" office:value="41.1612" calcext:value-type="float">
            <text:p>41.16</text:p>
          </table:table-cell>
          <table:table-cell table:formula="of:=[$'ScMp Dist'.I16]" office:value-type="float" office:value="6.39709" calcext:value-type="float">
            <text:p>6.40</text:p>
          </table:table-cell>
          <table:table-cell table:formula="of:=[$'ScMp Dist'.J16]" office:value-type="float" office:value="35.5746" calcext:value-type="float">
            <text:p>35.57</text:p>
          </table:table-cell>
          <table:table-cell table:formula="of:=[$'McMp Dist'.G16]" office:value-type="float" office:value="0.79861" calcext:value-type="float">
            <text:p>0.80</text:p>
          </table:table-cell>
          <table:table-cell table:formula="of:=[$'McMp Dist'.H16]" office:value-type="float" office:value="65.2849" calcext:value-type="float">
            <text:p>65.28</text:p>
          </table:table-cell>
          <table:table-cell table:formula="of:=[$'McMp Dist'.I16]" office:value-type="float" office:value="23.9666" calcext:value-type="float">
            <text:p>23.97</text:p>
          </table:table-cell>
          <table:table-cell table:formula="of:=[$'McMp Dist'.J16]" office:value-type="float" office:value="9.94988" calcext:value-type="float">
            <text:p>9.95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Dist'.G17]" office:value-type="float" office:value="46.9669" calcext:value-type="float">
            <text:p>46.97</text:p>
          </table:table-cell>
          <table:table-cell table:formula="of:=[$'ScSp Dist'.H17]" office:value-type="float" office:value="9.41442" calcext:value-type="float">
            <text:p>9.41</text:p>
          </table:table-cell>
          <table:table-cell table:formula="of:=[$'ScSp Dist'.I17]" office:value-type="float" office:value="2.56393" calcext:value-type="float">
            <text:p>2.56</text:p>
          </table:table-cell>
          <table:table-cell table:formula="of:=[$'ScSp Dist'.J17]" office:value-type="float" office:value="41.0547" calcext:value-type="float">
            <text:p>41.05</text:p>
          </table:table-cell>
          <table:table-cell table:formula="of:=[$'McSp Dist'.G17]" office:value-type="float" office:value="21.7916" calcext:value-type="float">
            <text:p>21.79</text:p>
          </table:table-cell>
          <table:table-cell table:formula="of:=[$'McSp Dist'.H17]" office:value-type="float" office:value="36.3407" calcext:value-type="float">
            <text:p>36.34</text:p>
          </table:table-cell>
          <table:table-cell table:formula="of:=[$'McSp Dist'.I17]" office:value-type="float" office:value="28.6268" calcext:value-type="float">
            <text:p>28.63</text:p>
          </table:table-cell>
          <table:table-cell table:formula="of:=[$'McSp Dist'.J17]" office:value-type="float" office:value="13.2409" calcext:value-type="float">
            <text:p>13.24</text:p>
          </table:table-cell>
          <table:table-cell table:formula="of:=[$'ScMp Dist'.G17]" office:value-type="float" office:value="49.1084" calcext:value-type="float">
            <text:p>49.11</text:p>
          </table:table-cell>
          <table:table-cell table:formula="of:=[$'ScMp Dist'.H17]" office:value-type="float" office:value="7.72778" calcext:value-type="float">
            <text:p>7.73</text:p>
          </table:table-cell>
          <table:table-cell table:formula="of:=[$'ScMp Dist'.I17]" office:value-type="float" office:value="1.44725" calcext:value-type="float">
            <text:p>1.45</text:p>
          </table:table-cell>
          <table:table-cell table:formula="of:=[$'ScMp Dist'.J17]" office:value-type="float" office:value="41.7166" calcext:value-type="float">
            <text:p>41.72</text:p>
          </table:table-cell>
          <table:table-cell table:formula="of:=[$'McMp Dist'.G17]" office:value-type="float" office:value="23.2528" calcext:value-type="float">
            <text:p>23.25</text:p>
          </table:table-cell>
          <table:table-cell table:formula="of:=[$'McMp Dist'.H17]" office:value-type="float" office:value="34.5719" calcext:value-type="float">
            <text:p>34.57</text:p>
          </table:table-cell>
          <table:table-cell table:formula="of:=[$'McMp Dist'.I17]" office:value-type="float" office:value="27.6859" calcext:value-type="float">
            <text:p>27.69</text:p>
          </table:table-cell>
          <table:table-cell table:formula="of:=[$'McMp Dist'.J17]" office:value-type="float" office:value="14.4894" calcext:value-type="float">
            <text:p>14.49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Dist'.G18]" office:value-type="float" office:value="50.8644" calcext:value-type="float">
            <text:p>50.86</text:p>
          </table:table-cell>
          <table:table-cell table:formula="of:=[$'ScSp Dist'.H18]" office:value-type="float" office:value="14.0704" calcext:value-type="float">
            <text:p>14.07</text:p>
          </table:table-cell>
          <table:table-cell table:formula="of:=[$'ScSp Dist'.I18]" office:value-type="float" office:value="6.11749" calcext:value-type="float">
            <text:p>6.12</text:p>
          </table:table-cell>
          <table:table-cell table:formula="of:=[$'ScSp Dist'.J18]" office:value-type="float" office:value="28.9477" calcext:value-type="float">
            <text:p>28.95</text:p>
          </table:table-cell>
          <table:table-cell table:formula="of:=[$'McSp Dist'.G18]" office:value-type="float" office:value="49.3943" calcext:value-type="float">
            <text:p>49.39</text:p>
          </table:table-cell>
          <table:table-cell table:formula="of:=[$'McSp Dist'.H18]" office:value-type="float" office:value="15.1992" calcext:value-type="float">
            <text:p>15.20</text:p>
          </table:table-cell>
          <table:table-cell table:formula="of:=[$'McSp Dist'.I18]" office:value-type="float" office:value="7.93779" calcext:value-type="float">
            <text:p>7.94</text:p>
          </table:table-cell>
          <table:table-cell table:formula="of:=[$'McSp Dist'.J18]" office:value-type="float" office:value="27.4687" calcext:value-type="float">
            <text:p>27.47</text:p>
          </table:table-cell>
          <table:table-cell table:formula="of:=[$'ScMp Dist'.G18]" office:value-type="float" office:value="52.3962" calcext:value-type="float">
            <text:p>52.40</text:p>
          </table:table-cell>
          <table:table-cell table:formula="of:=[$'ScMp Dist'.H18]" office:value-type="float" office:value="15.1208" calcext:value-type="float">
            <text:p>15.12</text:p>
          </table:table-cell>
          <table:table-cell table:formula="of:=[$'ScMp Dist'.I18]" office:value-type="float" office:value="5.88636" calcext:value-type="float">
            <text:p>5.89</text:p>
          </table:table-cell>
          <table:table-cell table:formula="of:=[$'ScMp Dist'.J18]" office:value-type="float" office:value="26.5967" calcext:value-type="float">
            <text:p>26.60</text:p>
          </table:table-cell>
          <table:table-cell table:formula="of:=[$'McMp Dist'.G18]" office:value-type="float" office:value="49.2481" calcext:value-type="float">
            <text:p>49.25</text:p>
          </table:table-cell>
          <table:table-cell table:formula="of:=[$'McMp Dist'.H18]" office:value-type="float" office:value="21.4092" calcext:value-type="float">
            <text:p>21.41</text:p>
          </table:table-cell>
          <table:table-cell table:formula="of:=[$'McMp Dist'.I18]" office:value-type="float" office:value="9.44959" calcext:value-type="float">
            <text:p>9.45</text:p>
          </table:table-cell>
          <table:table-cell table:formula="of:=[$'McMp Dist'.J18]" office:value-type="float" office:value="19.8931" calcext:value-type="float">
            <text:p>19.89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Dist'.G19]" office:value-type="float" office:value="24.3582" calcext:value-type="float">
            <text:p>24.36</text:p>
          </table:table-cell>
          <table:table-cell table:formula="of:=[$'ScSp Dist'.H19]" office:value-type="float" office:value="18.2798" calcext:value-type="float">
            <text:p>18.28</text:p>
          </table:table-cell>
          <table:table-cell table:formula="of:=[$'ScSp Dist'.I19]" office:value-type="float" office:value="12.1975" calcext:value-type="float">
            <text:p>12.20</text:p>
          </table:table-cell>
          <table:table-cell table:formula="of:=[$'ScSp Dist'.J19]" office:value-type="float" office:value="45.1646" calcext:value-type="float">
            <text:p>45.16</text:p>
          </table:table-cell>
          <table:table-cell table:formula="of:=[$'McSp Dist'.G19]" office:value-type="float" office:value="18.6936" calcext:value-type="float">
            <text:p>18.69</text:p>
          </table:table-cell>
          <table:table-cell table:formula="of:=[$'McSp Dist'.H19]" office:value-type="float" office:value="21.3214" calcext:value-type="float">
            <text:p>21.32</text:p>
          </table:table-cell>
          <table:table-cell table:formula="of:=[$'McSp Dist'.I19]" office:value-type="float" office:value="19.352" calcext:value-type="float">
            <text:p>19.35</text:p>
          </table:table-cell>
          <table:table-cell table:formula="of:=[$'McSp Dist'.J19]" office:value-type="float" office:value="40.633" calcext:value-type="float">
            <text:p>40.63</text:p>
          </table:table-cell>
          <table:table-cell table:formula="of:=[$'ScMp Dist'.G19]" office:value-type="float" office:value="19.19" calcext:value-type="float">
            <text:p>19.19</text:p>
          </table:table-cell>
          <table:table-cell table:formula="of:=[$'ScMp Dist'.H19]" office:value-type="float" office:value="38.0777" calcext:value-type="float">
            <text:p>38.08</text:p>
          </table:table-cell>
          <table:table-cell table:formula="of:=[$'ScMp Dist'.I19]" office:value-type="float" office:value="18.9169" calcext:value-type="float">
            <text:p>18.92</text:p>
          </table:table-cell>
          <table:table-cell table:formula="of:=[$'ScMp Dist'.J19]" office:value-type="float" office:value="23.8154" calcext:value-type="float">
            <text:p>23.82</text:p>
          </table:table-cell>
          <table:table-cell table:formula="of:=[$'McMp Dist'.G19]" office:value-type="float" office:value="13.0811" calcext:value-type="float">
            <text:p>13.08</text:p>
          </table:table-cell>
          <table:table-cell table:formula="of:=[$'McMp Dist'.H19]" office:value-type="float" office:value="28.2101" calcext:value-type="float">
            <text:p>28.21</text:p>
          </table:table-cell>
          <table:table-cell table:formula="of:=[$'McMp Dist'.I19]" office:value-type="float" office:value="24.8985" calcext:value-type="float">
            <text:p>24.90</text:p>
          </table:table-cell>
          <table:table-cell table:formula="of:=[$'McMp Dist'.J19]" office:value-type="float" office:value="33.8103" calcext:value-type="float">
            <text:p>33.81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Dist'.G20]" office:value-type="float" office:value="53.1571" calcext:value-type="float">
            <text:p>53.16</text:p>
          </table:table-cell>
          <table:table-cell table:formula="of:=[$'ScSp Dist'.H20]" office:value-type="float" office:value="7.07964" calcext:value-type="float">
            <text:p>7.08</text:p>
          </table:table-cell>
          <table:table-cell table:formula="of:=[$'ScSp Dist'.I20]" office:value-type="float" office:value="1.89856" calcext:value-type="float">
            <text:p>1.90</text:p>
          </table:table-cell>
          <table:table-cell table:formula="of:=[$'ScSp Dist'.J20]" office:value-type="float" office:value="37.8647" calcext:value-type="float">
            <text:p>37.86</text:p>
          </table:table-cell>
          <table:table-cell table:formula="of:=[$'McSp Dist'.G20]" office:value-type="float" office:value="49.174" calcext:value-type="float">
            <text:p>49.17</text:p>
          </table:table-cell>
          <table:table-cell table:formula="of:=[$'McSp Dist'.H20]" office:value-type="float" office:value="10.6807" calcext:value-type="float">
            <text:p>10.68</text:p>
          </table:table-cell>
          <table:table-cell table:formula="of:=[$'McSp Dist'.I20]" office:value-type="float" office:value="6.50431" calcext:value-type="float">
            <text:p>6.50</text:p>
          </table:table-cell>
          <table:table-cell table:formula="of:=[$'McSp Dist'.J20]" office:value-type="float" office:value="33.641" calcext:value-type="float">
            <text:p>33.64</text:p>
          </table:table-cell>
          <table:table-cell table:formula="of:=[$'ScMp Dist'.G20]" office:value-type="float" office:value="51.0913" calcext:value-type="float">
            <text:p>51.09</text:p>
          </table:table-cell>
          <table:table-cell table:formula="of:=[$'ScMp Dist'.H20]" office:value-type="float" office:value="6.98105" calcext:value-type="float">
            <text:p>6.98</text:p>
          </table:table-cell>
          <table:table-cell table:formula="of:=[$'ScMp Dist'.I20]" office:value-type="float" office:value="5.42542" calcext:value-type="float">
            <text:p>5.43</text:p>
          </table:table-cell>
          <table:table-cell table:formula="of:=[$'ScMp Dist'.J20]" office:value-type="float" office:value="36.5022" calcext:value-type="float">
            <text:p>36.50</text:p>
          </table:table-cell>
          <table:table-cell table:formula="of:=[$'McMp Dist'.G20]" office:value-type="float" office:value="51.154" calcext:value-type="float">
            <text:p>51.15</text:p>
          </table:table-cell>
          <table:table-cell table:formula="of:=[$'McMp Dist'.H20]" office:value-type="float" office:value="7.61265" calcext:value-type="float">
            <text:p>7.61</text:p>
          </table:table-cell>
          <table:table-cell table:formula="of:=[$'McMp Dist'.I20]" office:value-type="float" office:value="5.43208" calcext:value-type="float">
            <text:p>5.43</text:p>
          </table:table-cell>
          <table:table-cell table:formula="of:=[$'McMp Dist'.J20]" office:value-type="float" office:value="35.8013" calcext:value-type="float">
            <text:p>35.8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Dist'.G21]" office:value-type="float" office:value="35.533" calcext:value-type="float">
            <text:p>35.53</text:p>
          </table:table-cell>
          <table:table-cell table:formula="of:=[$'ScSp Dist'.H21]" office:value-type="float" office:value="11.0335" calcext:value-type="float">
            <text:p>11.03</text:p>
          </table:table-cell>
          <table:table-cell table:formula="of:=[$'ScSp Dist'.I21]" office:value-type="float" office:value="3.83102" calcext:value-type="float">
            <text:p>3.83</text:p>
          </table:table-cell>
          <table:table-cell table:formula="of:=[$'ScSp Dist'.J21]" office:value-type="float" office:value="49.6025" calcext:value-type="float">
            <text:p>49.60</text:p>
          </table:table-cell>
          <table:table-cell table:formula="of:=[$'McSp Dist'.G21]" office:value-type="float" office:value="30.8826" calcext:value-type="float">
            <text:p>30.88</text:p>
          </table:table-cell>
          <table:table-cell table:formula="of:=[$'McSp Dist'.H21]" office:value-type="float" office:value="16.6233" calcext:value-type="float">
            <text:p>16.62</text:p>
          </table:table-cell>
          <table:table-cell table:formula="of:=[$'McSp Dist'.I21]" office:value-type="float" office:value="10.0444" calcext:value-type="float">
            <text:p>10.04</text:p>
          </table:table-cell>
          <table:table-cell table:formula="of:=[$'McSp Dist'.J21]" office:value-type="float" office:value="42.4497" calcext:value-type="float">
            <text:p>42.45</text:p>
          </table:table-cell>
          <table:table-cell table:formula="of:=[$'ScMp Dist'.G21]" office:value-type="float" office:value="40.0552" calcext:value-type="float">
            <text:p>40.06</text:p>
          </table:table-cell>
          <table:table-cell table:formula="of:=[$'ScMp Dist'.H21]" office:value-type="float" office:value="5.01225" calcext:value-type="float">
            <text:p>5.01</text:p>
          </table:table-cell>
          <table:table-cell table:formula="of:=[$'ScMp Dist'.I21]" office:value-type="float" office:value="1.81862" calcext:value-type="float">
            <text:p>1.82</text:p>
          </table:table-cell>
          <table:table-cell table:formula="of:=[$'ScMp Dist'.J21]" office:value-type="float" office:value="53.1139" calcext:value-type="float">
            <text:p>53.11</text:p>
          </table:table-cell>
          <table:table-cell table:formula="of:=[$'McMp Dist'.G21]" office:value-type="float" office:value="30.5003" calcext:value-type="float">
            <text:p>30.50</text:p>
          </table:table-cell>
          <table:table-cell table:formula="of:=[$'McMp Dist'.H21]" office:value-type="float" office:value="16.7973" calcext:value-type="float">
            <text:p>16.80</text:p>
          </table:table-cell>
          <table:table-cell table:formula="of:=[$'McMp Dist'.I21]" office:value-type="float" office:value="8.04359" calcext:value-type="float">
            <text:p>8.04</text:p>
          </table:table-cell>
          <table:table-cell table:formula="of:=[$'McMp Dist'.J21]" office:value-type="float" office:value="44.6588" calcext:value-type="float">
            <text:p>44.66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Dist'.G22]" office:value-type="float" office:value="25.6588" calcext:value-type="float">
            <text:p>25.66</text:p>
          </table:table-cell>
          <table:table-cell table:formula="of:=[$'ScSp Dist'.H22]" office:value-type="float" office:value="25.6766" calcext:value-type="float">
            <text:p>25.68</text:p>
          </table:table-cell>
          <table:table-cell table:formula="of:=[$'ScSp Dist'.I22]" office:value-type="float" office:value="16.2372" calcext:value-type="float">
            <text:p>16.24</text:p>
          </table:table-cell>
          <table:table-cell table:formula="of:=[$'ScSp Dist'.J22]" office:value-type="float" office:value="32.4274" calcext:value-type="float">
            <text:p>32.43</text:p>
          </table:table-cell>
          <table:table-cell table:formula="of:=[$'McSp Dist'.G22]" office:value-type="float" office:value="23.5108" calcext:value-type="float">
            <text:p>23.51</text:p>
          </table:table-cell>
          <table:table-cell table:formula="of:=[$'McSp Dist'.H22]" office:value-type="float" office:value="25.5129" calcext:value-type="float">
            <text:p>25.51</text:p>
          </table:table-cell>
          <table:table-cell table:formula="of:=[$'McSp Dist'.I22]" office:value-type="float" office:value="17.36" calcext:value-type="float">
            <text:p>17.36</text:p>
          </table:table-cell>
          <table:table-cell table:formula="of:=[$'McSp Dist'.J22]" office:value-type="float" office:value="33.6164" calcext:value-type="float">
            <text:p>33.62</text:p>
          </table:table-cell>
          <table:table-cell table:formula="of:=[$'ScMp Dist'.G22]" office:value-type="float" office:value="14.3002" calcext:value-type="float">
            <text:p>14.30</text:p>
          </table:table-cell>
          <table:table-cell table:formula="of:=[$'ScMp Dist'.H22]" office:value-type="float" office:value="36.9523" calcext:value-type="float">
            <text:p>36.95</text:p>
          </table:table-cell>
          <table:table-cell table:formula="of:=[$'ScMp Dist'.I22]" office:value-type="float" office:value="27.8076" calcext:value-type="float">
            <text:p>27.81</text:p>
          </table:table-cell>
          <table:table-cell table:formula="of:=[$'ScMp Dist'.J22]" office:value-type="float" office:value="20.9399" calcext:value-type="float">
            <text:p>20.94</text:p>
          </table:table-cell>
          <table:table-cell table:formula="of:=[$'McMp Dist'.G22]" office:value-type="float" office:value="13.1401" calcext:value-type="float">
            <text:p>13.14</text:p>
          </table:table-cell>
          <table:table-cell table:formula="of:=[$'McMp Dist'.H22]" office:value-type="float" office:value="38.1579" calcext:value-type="float">
            <text:p>38.16</text:p>
          </table:table-cell>
          <table:table-cell table:formula="of:=[$'McMp Dist'.I22]" office:value-type="float" office:value="29.992" calcext:value-type="float">
            <text:p>29.99</text:p>
          </table:table-cell>
          <table:table-cell table:formula="of:=[$'McMp Dist'.J22]" office:value-type="float" office:value="18.71" calcext:value-type="float">
            <text:p>18.71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Dist'.G23]" office:value-type="float" office:value="8.32882" calcext:value-type="float">
            <text:p>8.33</text:p>
          </table:table-cell>
          <table:table-cell table:formula="of:=[$'ScSp Dist'.H23]" office:value-type="float" office:value="33.8095" calcext:value-type="float">
            <text:p>33.81</text:p>
          </table:table-cell>
          <table:table-cell table:formula="of:=[$'ScSp Dist'.I23]" office:value-type="float" office:value="22.7986" calcext:value-type="float">
            <text:p>22.80</text:p>
          </table:table-cell>
          <table:table-cell table:formula="of:=[$'ScSp Dist'.J23]" office:value-type="float" office:value="35.063" calcext:value-type="float">
            <text:p>35.06</text:p>
          </table:table-cell>
          <table:table-cell table:formula="of:=[$'McSp Dist'.G23]" office:value-type="float" office:value="2.35168" calcext:value-type="float">
            <text:p>2.35</text:p>
          </table:table-cell>
          <table:table-cell table:formula="of:=[$'McSp Dist'.H23]" office:value-type="float" office:value="38.0879" calcext:value-type="float">
            <text:p>38.09</text:p>
          </table:table-cell>
          <table:table-cell table:formula="of:=[$'McSp Dist'.I23]" office:value-type="float" office:value="29.1235" calcext:value-type="float">
            <text:p>29.12</text:p>
          </table:table-cell>
          <table:table-cell table:formula="of:=[$'McSp Dist'.J23]" office:value-type="float" office:value="30.4369" calcext:value-type="float">
            <text:p>30.44</text:p>
          </table:table-cell>
          <table:table-cell table:formula="of:=[$'ScMp Dist'.G23]" office:value-type="float" office:value="11.1044" calcext:value-type="float">
            <text:p>11.10</text:p>
          </table:table-cell>
          <table:table-cell table:formula="of:=[$'ScMp Dist'.H23]" office:value-type="float" office:value="33.1165" calcext:value-type="float">
            <text:p>33.12</text:p>
          </table:table-cell>
          <table:table-cell table:formula="of:=[$'ScMp Dist'.I23]" office:value-type="float" office:value="22.5548" calcext:value-type="float">
            <text:p>22.55</text:p>
          </table:table-cell>
          <table:table-cell table:formula="of:=[$'ScMp Dist'.J23]" office:value-type="float" office:value="33.2243" calcext:value-type="float">
            <text:p>33.22</text:p>
          </table:table-cell>
          <table:table-cell table:formula="of:=[$'McMp Dist'.G23]" office:value-type="float" office:value="9.53483" calcext:value-type="float">
            <text:p>9.53</text:p>
          </table:table-cell>
          <table:table-cell table:formula="of:=[$'McMp Dist'.H23]" office:value-type="float" office:value="48.0173" calcext:value-type="float">
            <text:p>48.02</text:p>
          </table:table-cell>
          <table:table-cell table:formula="of:=[$'McMp Dist'.I23]" office:value-type="float" office:value="24.9374" calcext:value-type="float">
            <text:p>24.94</text:p>
          </table:table-cell>
          <table:table-cell table:formula="of:=[$'McMp Dist'.J23]" office:value-type="float" office:value="17.5104" calcext:value-type="float">
            <text:p>17.51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Dist'.G24]" office:value-type="float" office:value="8.84143" calcext:value-type="float">
            <text:p>8.84</text:p>
          </table:table-cell>
          <table:table-cell table:formula="of:=[$'ScSp Dist'.H24]" office:value-type="float" office:value="40.2044" calcext:value-type="float">
            <text:p>40.20</text:p>
          </table:table-cell>
          <table:table-cell table:formula="of:=[$'ScSp Dist'.I24]" office:value-type="float" office:value="21.0275" calcext:value-type="float">
            <text:p>21.03</text:p>
          </table:table-cell>
          <table:table-cell table:formula="of:=[$'ScSp Dist'.J24]" office:value-type="float" office:value="29.9267" calcext:value-type="float">
            <text:p>29.93</text:p>
          </table:table-cell>
          <table:table-cell table:formula="of:=[$'McSp Dist'.G24]" office:value-type="float" office:value="8.01942" calcext:value-type="float">
            <text:p>8.02</text:p>
          </table:table-cell>
          <table:table-cell table:formula="of:=[$'McSp Dist'.H24]" office:value-type="float" office:value="42.6807" calcext:value-type="float">
            <text:p>42.68</text:p>
          </table:table-cell>
          <table:table-cell table:formula="of:=[$'McSp Dist'.I24]" office:value-type="float" office:value="21.6193" calcext:value-type="float">
            <text:p>21.62</text:p>
          </table:table-cell>
          <table:table-cell table:formula="of:=[$'McSp Dist'.J24]" office:value-type="float" office:value="27.6806" calcext:value-type="float">
            <text:p>27.68</text:p>
          </table:table-cell>
          <table:table-cell table:formula="of:=[$'ScMp Dist'.G24]" office:value-type="float" office:value="11.1807" calcext:value-type="float">
            <text:p>11.18</text:p>
          </table:table-cell>
          <table:table-cell table:formula="of:=[$'ScMp Dist'.H24]" office:value-type="float" office:value="28.8546" calcext:value-type="float">
            <text:p>28.85</text:p>
          </table:table-cell>
          <table:table-cell table:formula="of:=[$'ScMp Dist'.I24]" office:value-type="float" office:value="19.3915" calcext:value-type="float">
            <text:p>19.39</text:p>
          </table:table-cell>
          <table:table-cell table:formula="of:=[$'ScMp Dist'.J24]" office:value-type="float" office:value="40.5732" calcext:value-type="float">
            <text:p>40.57</text:p>
          </table:table-cell>
          <table:table-cell table:formula="of:=[$'McMp Dist'.G24]" office:value-type="float" office:value="8.5182" calcext:value-type="float">
            <text:p>8.52</text:p>
          </table:table-cell>
          <table:table-cell table:formula="of:=[$'McMp Dist'.H24]" office:value-type="float" office:value="32.732" calcext:value-type="float">
            <text:p>32.73</text:p>
          </table:table-cell>
          <table:table-cell table:formula="of:=[$'McMp Dist'.I24]" office:value-type="float" office:value="22.9321" calcext:value-type="float">
            <text:p>22.93</text:p>
          </table:table-cell>
          <table:table-cell table:formula="of:=[$'McMp Dist'.J24]" office:value-type="float" office:value="35.8177" calcext:value-type="float">
            <text:p>35.82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Dist'.G25]" office:value-type="float" office:value="27.8985" calcext:value-type="float">
            <text:p>27.90</text:p>
          </table:table-cell>
          <table:table-cell table:formula="of:=[$'ScSp Dist'.H25]" office:value-type="float" office:value="34.7476" calcext:value-type="float">
            <text:p>34.75</text:p>
          </table:table-cell>
          <table:table-cell table:formula="of:=[$'ScSp Dist'.I25]" office:value-type="float" office:value="12.3874" calcext:value-type="float">
            <text:p>12.39</text:p>
          </table:table-cell>
          <table:table-cell table:formula="of:=[$'ScSp Dist'.J25]" office:value-type="float" office:value="24.9665" calcext:value-type="float">
            <text:p>24.97</text:p>
          </table:table-cell>
          <table:table-cell table:formula="of:=[$'McSp Dist'.G25]" office:value-type="float" office:value="13.1608" calcext:value-type="float">
            <text:p>13.16</text:p>
          </table:table-cell>
          <table:table-cell table:formula="of:=[$'McSp Dist'.H25]" office:value-type="float" office:value="27.3917" calcext:value-type="float">
            <text:p>27.39</text:p>
          </table:table-cell>
          <table:table-cell table:formula="of:=[$'McSp Dist'.I25]" office:value-type="float" office:value="26.9495" calcext:value-type="float">
            <text:p>26.95</text:p>
          </table:table-cell>
          <table:table-cell table:formula="of:=[$'McSp Dist'.J25]" office:value-type="float" office:value="32.498" calcext:value-type="float">
            <text:p>32.50</text:p>
          </table:table-cell>
          <table:table-cell table:formula="of:=[$'ScMp Dist'.G25]" office:value-type="float" office:value="18.61" calcext:value-type="float">
            <text:p>18.61</text:p>
          </table:table-cell>
          <table:table-cell table:formula="of:=[$'ScMp Dist'.H25]" office:value-type="float" office:value="37.5817" calcext:value-type="float">
            <text:p>37.58</text:p>
          </table:table-cell>
          <table:table-cell table:formula="of:=[$'ScMp Dist'.I25]" office:value-type="float" office:value="23.5239" calcext:value-type="float">
            <text:p>23.52</text:p>
          </table:table-cell>
          <table:table-cell table:formula="of:=[$'ScMp Dist'.J25]" office:value-type="float" office:value="20.2844" calcext:value-type="float">
            <text:p>20.28</text:p>
          </table:table-cell>
          <table:table-cell table:formula="of:=[$'McMp Dist'.G25]" office:value-type="float" office:value="1.06362" calcext:value-type="float">
            <text:p>1.06</text:p>
          </table:table-cell>
          <table:table-cell table:formula="of:=[$'McMp Dist'.H25]" office:value-type="float" office:value="42.7498" calcext:value-type="float">
            <text:p>42.75</text:p>
          </table:table-cell>
          <table:table-cell table:formula="of:=[$'McMp Dist'.I25]" office:value-type="float" office:value="41.0767" calcext:value-type="float">
            <text:p>41.08</text:p>
          </table:table-cell>
          <table:table-cell table:formula="of:=[$'McMp Dist'.J25]" office:value-type="float" office:value="15.1099" calcext:value-type="float">
            <text:p>15.11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Dist'.G26]" office:value-type="float" office:value="15.9973" calcext:value-type="float">
            <text:p>16.00</text:p>
          </table:table-cell>
          <table:table-cell table:formula="of:=[$'ScSp Dist'.H26]" office:value-type="float" office:value="42.4002" calcext:value-type="float">
            <text:p>42.40</text:p>
          </table:table-cell>
          <table:table-cell table:formula="of:=[$'ScSp Dist'.I26]" office:value-type="float" office:value="5.08891" calcext:value-type="float">
            <text:p>5.09</text:p>
          </table:table-cell>
          <table:table-cell table:formula="of:=[$'ScSp Dist'.J26]" office:value-type="float" office:value="36.5135" calcext:value-type="float">
            <text:p>36.51</text:p>
          </table:table-cell>
          <table:table-cell table:formula="of:=[$'McSp Dist'.G26]" office:value-type="float" office:value="14.3713" calcext:value-type="float">
            <text:p>14.37</text:p>
          </table:table-cell>
          <table:table-cell table:formula="of:=[$'McSp Dist'.H26]" office:value-type="float" office:value="46.4176" calcext:value-type="float">
            <text:p>46.42</text:p>
          </table:table-cell>
          <table:table-cell table:formula="of:=[$'McSp Dist'.I26]" office:value-type="float" office:value="6.97219" calcext:value-type="float">
            <text:p>6.97</text:p>
          </table:table-cell>
          <table:table-cell table:formula="of:=[$'McSp Dist'.J26]" office:value-type="float" office:value="32.2388" calcext:value-type="float">
            <text:p>32.24</text:p>
          </table:table-cell>
          <table:table-cell table:formula="of:=[$'ScMp Dist'.G26]" office:value-type="float" office:value="4.77546" calcext:value-type="float">
            <text:p>4.78</text:p>
          </table:table-cell>
          <table:table-cell table:formula="of:=[$'ScMp Dist'.H26]" office:value-type="float" office:value="55.2247" calcext:value-type="float">
            <text:p>55.22</text:p>
          </table:table-cell>
          <table:table-cell table:formula="of:=[$'ScMp Dist'.I26]" office:value-type="float" office:value="17.8978" calcext:value-type="float">
            <text:p>17.90</text:p>
          </table:table-cell>
          <table:table-cell table:formula="of:=[$'ScMp Dist'.J26]" office:value-type="float" office:value="22.1021" calcext:value-type="float">
            <text:p>22.10</text:p>
          </table:table-cell>
          <table:table-cell table:formula="of:=[$'McMp Dist'.G26]" office:value-type="float" office:value="3.47996" calcext:value-type="float">
            <text:p>3.48</text:p>
          </table:table-cell>
          <table:table-cell table:formula="of:=[$'McMp Dist'.H26]" office:value-type="float" office:value="65.3833" calcext:value-type="float">
            <text:p>65.38</text:p>
          </table:table-cell>
          <table:table-cell table:formula="of:=[$'McMp Dist'.I26]" office:value-type="float" office:value="22.054" calcext:value-type="float">
            <text:p>22.05</text:p>
          </table:table-cell>
          <table:table-cell table:formula="of:=[$'McMp Dist'.J26]" office:value-type="float" office:value="9.08276" calcext:value-type="float">
            <text:p>9.08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Dist'.G27]" office:value-type="float" office:value="26.4897" calcext:value-type="float">
            <text:p>26.49</text:p>
          </table:table-cell>
          <table:table-cell table:formula="of:=[$'ScSp Dist'.H27]" office:value-type="float" office:value="30.8896" calcext:value-type="float">
            <text:p>30.89</text:p>
          </table:table-cell>
          <table:table-cell table:formula="of:=[$'ScSp Dist'.I27]" office:value-type="float" office:value="7.09256" calcext:value-type="float">
            <text:p>7.09</text:p>
          </table:table-cell>
          <table:table-cell table:formula="of:=[$'ScSp Dist'.J27]" office:value-type="float" office:value="35.5282" calcext:value-type="float">
            <text:p>35.53</text:p>
          </table:table-cell>
          <table:table-cell table:formula="of:=[$'McSp Dist'.G27]" office:value-type="float" office:value="26.7384" calcext:value-type="float">
            <text:p>26.74</text:p>
          </table:table-cell>
          <table:table-cell table:formula="of:=[$'McSp Dist'.H27]" office:value-type="float" office:value="28.2817" calcext:value-type="float">
            <text:p>28.28</text:p>
          </table:table-cell>
          <table:table-cell table:formula="of:=[$'McSp Dist'.I27]" office:value-type="float" office:value="7.15916" calcext:value-type="float">
            <text:p>7.16</text:p>
          </table:table-cell>
          <table:table-cell table:formula="of:=[$'McSp Dist'.J27]" office:value-type="float" office:value="37.8207" calcext:value-type="float">
            <text:p>37.82</text:p>
          </table:table-cell>
          <table:table-cell table:formula="of:=[$'ScMp Dist'.G27]" office:value-type="float" office:value="36.8448" calcext:value-type="float">
            <text:p>36.84</text:p>
          </table:table-cell>
          <table:table-cell table:formula="of:=[$'ScMp Dist'.H27]" office:value-type="float" office:value="25.8561" calcext:value-type="float">
            <text:p>25.86</text:p>
          </table:table-cell>
          <table:table-cell table:formula="of:=[$'ScMp Dist'.I27]" office:value-type="float" office:value="2.1946" calcext:value-type="float">
            <text:p>2.19</text:p>
          </table:table-cell>
          <table:table-cell table:formula="of:=[$'ScMp Dist'.J27]" office:value-type="float" office:value="35.1045" calcext:value-type="float">
            <text:p>35.10</text:p>
          </table:table-cell>
          <table:table-cell table:formula="of:=[$'McMp Dist'.G27]" office:value-type="float" office:value="5.45076" calcext:value-type="float">
            <text:p>5.45</text:p>
          </table:table-cell>
          <table:table-cell table:formula="of:=[$'McMp Dist'.H27]" office:value-type="float" office:value="46.7097" calcext:value-type="float">
            <text:p>46.71</text:p>
          </table:table-cell>
          <table:table-cell table:formula="of:=[$'McMp Dist'.I27]" office:value-type="float" office:value="30.904" calcext:value-type="float">
            <text:p>30.90</text:p>
          </table:table-cell>
          <table:table-cell table:formula="of:=[$'McMp Dist'.J27]" office:value-type="float" office:value="16.9356" calcext:value-type="float">
            <text:p>16.94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Dist'.G28]" office:value-type="float" office:value="11.3243" calcext:value-type="float">
            <text:p>11.32</text:p>
          </table:table-cell>
          <table:table-cell table:formula="of:=[$'ScSp Dist'.H28]" office:value-type="float" office:value="24.2308" calcext:value-type="float">
            <text:p>24.23</text:p>
          </table:table-cell>
          <table:table-cell table:formula="of:=[$'ScSp Dist'.I28]" office:value-type="float" office:value="17.5028" calcext:value-type="float">
            <text:p>17.50</text:p>
          </table:table-cell>
          <table:table-cell table:formula="of:=[$'ScSp Dist'.J28]" office:value-type="float" office:value="46.9422" calcext:value-type="float">
            <text:p>46.94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38.78" calcext:value-type="float">
            <text:p>38.78</text:p>
          </table:table-cell>
          <table:table-cell table:formula="of:=[$'McSp Dist'.I28]" office:value-type="float" office:value="27.6682" calcext:value-type="float">
            <text:p>27.67</text:p>
          </table:table-cell>
          <table:table-cell table:formula="of:=[$'McSp Dist'.J28]" office:value-type="float" office:value="33.5519" calcext:value-type="float">
            <text:p>33.55</text:p>
          </table:table-cell>
          <table:table-cell table:formula="of:=[$'ScMp Dist'.G28]" office:value-type="float" office:value="15.9607" calcext:value-type="float">
            <text:p>15.96</text:p>
          </table:table-cell>
          <table:table-cell table:formula="of:=[$'ScMp Dist'.H28]" office:value-type="float" office:value="48.6471" calcext:value-type="float">
            <text:p>48.65</text:p>
          </table:table-cell>
          <table:table-cell table:formula="of:=[$'ScMp Dist'.I28]" office:value-type="float" office:value="13.3797" calcext:value-type="float">
            <text:p>13.38</text:p>
          </table:table-cell>
          <table:table-cell table:formula="of:=[$'ScMp Dist'.J28]" office:value-type="float" office:value="22.0125" calcext:value-type="float">
            <text:p>22.01</text:p>
          </table:table-cell>
          <table:table-cell table:formula="of:=[$'McMp Dist'.G28]" office:value-type="float" office:value="3.79782" calcext:value-type="float">
            <text:p>3.80</text:p>
          </table:table-cell>
          <table:table-cell table:formula="of:=[$'McMp Dist'.H28]" office:value-type="float" office:value="56.55" calcext:value-type="float">
            <text:p>56.55</text:p>
          </table:table-cell>
          <table:table-cell table:formula="of:=[$'McMp Dist'.I28]" office:value-type="float" office:value="28.0223" calcext:value-type="float">
            <text:p>28.02</text:p>
          </table:table-cell>
          <table:table-cell table:formula="of:=[$'McMp Dist'.J28]" office:value-type="float" office:value="11.6299" calcext:value-type="float">
            <text:p>11.63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Dist'.G29]" office:value-type="float" office:value="11.9243" calcext:value-type="float">
            <text:p>11.92</text:p>
          </table:table-cell>
          <table:table-cell table:formula="of:=[$'ScSp Dist'.H29]" office:value-type="float" office:value="45.6915" calcext:value-type="float">
            <text:p>45.69</text:p>
          </table:table-cell>
          <table:table-cell table:formula="of:=[$'ScSp Dist'.I29]" office:value-type="float" office:value="20.7201" calcext:value-type="float">
            <text:p>20.72</text:p>
          </table:table-cell>
          <table:table-cell table:formula="of:=[$'ScSp Dist'.J29]" office:value-type="float" office:value="21.6641" calcext:value-type="float">
            <text:p>21.66</text:p>
          </table:table-cell>
          <table:table-cell table:formula="of:=[$'McSp Dist'.G29]" office:value-type="float" office:value="0.365878" calcext:value-type="float">
            <text:p>0.37</text:p>
          </table:table-cell>
          <table:table-cell table:formula="of:=[$'McSp Dist'.H29]" office:value-type="float" office:value="37.184" calcext:value-type="float">
            <text:p>37.18</text:p>
          </table:table-cell>
          <table:table-cell table:formula="of:=[$'McSp Dist'.I29]" office:value-type="float" office:value="33.3915" calcext:value-type="float">
            <text:p>33.39</text:p>
          </table:table-cell>
          <table:table-cell table:formula="of:=[$'McSp Dist'.J29]" office:value-type="float" office:value="29.0587" calcext:value-type="float">
            <text:p>29.06</text:p>
          </table:table-cell>
          <table:table-cell table:formula="of:=[$'ScMp Dist'.G29]" office:value-type="float" office:value="33.2367" calcext:value-type="float">
            <text:p>33.24</text:p>
          </table:table-cell>
          <table:table-cell table:formula="of:=[$'ScMp Dist'.H29]" office:value-type="float" office:value="32.2242" calcext:value-type="float">
            <text:p>32.22</text:p>
          </table:table-cell>
          <table:table-cell table:formula="of:=[$'ScMp Dist'.I29]" office:value-type="float" office:value="4.31733" calcext:value-type="float">
            <text:p>4.32</text:p>
          </table:table-cell>
          <table:table-cell table:formula="of:=[$'ScMp Dist'.J29]" office:value-type="float" office:value="30.2218" calcext:value-type="float">
            <text:p>30.22</text:p>
          </table:table-cell>
          <table:table-cell table:formula="of:=[$'McMp Dist'.G29]" office:value-type="float" office:value="2.58928" calcext:value-type="float">
            <text:p>2.59</text:p>
          </table:table-cell>
          <table:table-cell table:formula="of:=[$'McMp Dist'.H29]" office:value-type="float" office:value="36.943" calcext:value-type="float">
            <text:p>36.94</text:p>
          </table:table-cell>
          <table:table-cell table:formula="of:=[$'McMp Dist'.I29]" office:value-type="float" office:value="34.8506" calcext:value-type="float">
            <text:p>34.85</text:p>
          </table:table-cell>
          <table:table-cell table:formula="of:=[$'McMp Dist'.J29]" office:value-type="float" office:value="25.6172" calcext:value-type="float">
            <text:p>25.62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Dist'.G30]" office:value-type="float" office:value="2.74549" calcext:value-type="float">
            <text:p>2.75</text:p>
          </table:table-cell>
          <table:table-cell table:formula="of:=[$'ScSp Dist'.H30]" office:value-type="float" office:value="39.9567" calcext:value-type="float">
            <text:p>39.96</text:p>
          </table:table-cell>
          <table:table-cell table:formula="of:=[$'ScSp Dist'.I30]" office:value-type="float" office:value="15.553" calcext:value-type="float">
            <text:p>15.55</text:p>
          </table:table-cell>
          <table:table-cell table:formula="of:=[$'ScSp Dist'.J30]" office:value-type="float" office:value="41.7448" calcext:value-type="float">
            <text:p>41.74</text:p>
          </table:table-cell>
          <table:table-cell table:formula="of:=[$'McSp Dist'.G30]" office:value-type="float" office:value="1.68687" calcext:value-type="float">
            <text:p>1.69</text:p>
          </table:table-cell>
          <table:table-cell table:formula="of:=[$'McSp Dist'.H30]" office:value-type="float" office:value="45.0061" calcext:value-type="float">
            <text:p>45.01</text:p>
          </table:table-cell>
          <table:table-cell table:formula="of:=[$'McSp Dist'.I30]" office:value-type="float" office:value="17.1183" calcext:value-type="float">
            <text:p>17.12</text:p>
          </table:table-cell>
          <table:table-cell table:formula="of:=[$'McSp Dist'.J30]" office:value-type="float" office:value="36.1888" calcext:value-type="float">
            <text:p>36.19</text:p>
          </table:table-cell>
          <table:table-cell table:formula="of:=[$'ScMp Dist'.G30]" office:value-type="float" office:value="4.48824" calcext:value-type="float">
            <text:p>4.49</text:p>
          </table:table-cell>
          <table:table-cell table:formula="of:=[$'ScMp Dist'.H30]" office:value-type="float" office:value="60.6136" calcext:value-type="float">
            <text:p>60.61</text:p>
          </table:table-cell>
          <table:table-cell table:formula="of:=[$'ScMp Dist'.I30]" office:value-type="float" office:value="16.8152" calcext:value-type="float">
            <text:p>16.82</text:p>
          </table:table-cell>
          <table:table-cell table:formula="of:=[$'ScMp Dist'.J30]" office:value-type="float" office:value="18.0829" calcext:value-type="float">
            <text:p>18.08</text:p>
          </table:table-cell>
          <table:table-cell table:formula="of:=[$'McMp Dist'.G30]" office:value-type="float" office:value="3.71845" calcext:value-type="float">
            <text:p>3.72</text:p>
          </table:table-cell>
          <table:table-cell table:formula="of:=[$'McMp Dist'.H30]" office:value-type="float" office:value="62.9584" calcext:value-type="float">
            <text:p>62.96</text:p>
          </table:table-cell>
          <table:table-cell table:formula="of:=[$'McMp Dist'.I30]" office:value-type="float" office:value="18.3689" calcext:value-type="float">
            <text:p>18.37</text:p>
          </table:table-cell>
          <table:table-cell table:formula="of:=[$'McMp Dist'.J30]" office:value-type="float" office:value="14.9543" calcext:value-type="float">
            <text:p>14.95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Dist'.G31]" office:value-type="float" office:value="11.2506" calcext:value-type="float">
            <text:p>11.25</text:p>
          </table:table-cell>
          <table:table-cell table:formula="of:=[$'ScSp Dist'.H31]" office:value-type="float" office:value="37.4421" calcext:value-type="float">
            <text:p>37.44</text:p>
          </table:table-cell>
          <table:table-cell table:formula="of:=[$'ScSp Dist'.I31]" office:value-type="float" office:value="28.118" calcext:value-type="float">
            <text:p>28.12</text:p>
          </table:table-cell>
          <table:table-cell table:formula="of:=[$'ScSp Dist'.J31]" office:value-type="float" office:value="23.1893" calcext:value-type="float">
            <text:p>23.19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48.2694" calcext:value-type="float">
            <text:p>48.27</text:p>
          </table:table-cell>
          <table:table-cell table:formula="of:=[$'McSp Dist'.I31]" office:value-type="float" office:value="39.4961" calcext:value-type="float">
            <text:p>39.50</text:p>
          </table:table-cell>
          <table:table-cell table:formula="of:=[$'McSp Dist'.J31]" office:value-type="float" office:value="12.2346" calcext:value-type="float">
            <text:p>12.23</text:p>
          </table:table-cell>
          <table:table-cell table:formula="of:=[$'ScMp Dist'.G31]" office:value-type="float" office:value="22.6559" calcext:value-type="float">
            <text:p>22.66</text:p>
          </table:table-cell>
          <table:table-cell table:formula="of:=[$'ScMp Dist'.H31]" office:value-type="float" office:value="34.6959" calcext:value-type="float">
            <text:p>34.70</text:p>
          </table:table-cell>
          <table:table-cell table:formula="of:=[$'ScMp Dist'.I31]" office:value-type="float" office:value="13.9903" calcext:value-type="float">
            <text:p>13.99</text:p>
          </table:table-cell>
          <table:table-cell table:formula="of:=[$'ScMp Dist'.J31]" office:value-type="float" office:value="28.6579" calcext:value-type="float">
            <text:p>28.66</text:p>
          </table:table-cell>
          <table:table-cell table:formula="of:=[$'McMp Dist'.G31]" office:value-type="float" office:value="24.1813" calcext:value-type="float">
            <text:p>24.18</text:p>
          </table:table-cell>
          <table:table-cell table:formula="of:=[$'McMp Dist'.H31]" office:value-type="float" office:value="27.8342" calcext:value-type="float">
            <text:p>27.83</text:p>
          </table:table-cell>
          <table:table-cell table:formula="of:=[$'McMp Dist'.I31]" office:value-type="float" office:value="19.2031" calcext:value-type="float">
            <text:p>19.20</text:p>
          </table:table-cell>
          <table:table-cell table:formula="of:=[$'McMp Dist'.J31]" office:value-type="float" office:value="28.7814" calcext:value-type="float">
            <text:p>28.7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Dist'.G32]" office:value-type="float" office:value="56.7104" calcext:value-type="float">
            <text:p>56.71</text:p>
          </table:table-cell>
          <table:table-cell table:formula="of:=[$'ScSp Dist'.H32]" office:value-type="float" office:value="7.11423" calcext:value-type="float">
            <text:p>7.11</text:p>
          </table:table-cell>
          <table:table-cell table:formula="of:=[$'ScSp Dist'.I32]" office:value-type="float" office:value="3.40235" calcext:value-type="float">
            <text:p>3.40</text:p>
          </table:table-cell>
          <table:table-cell table:formula="of:=[$'ScSp Dist'.J32]" office:value-type="float" office:value="32.773" calcext:value-type="float">
            <text:p>32.77</text:p>
          </table:table-cell>
          <table:table-cell table:formula="of:=[$'McSp Dist'.G32]" office:value-type="float" office:value="52.8778" calcext:value-type="float">
            <text:p>52.88</text:p>
          </table:table-cell>
          <table:table-cell table:formula="of:=[$'McSp Dist'.H32]" office:value-type="float" office:value="7.91747" calcext:value-type="float">
            <text:p>7.92</text:p>
          </table:table-cell>
          <table:table-cell table:formula="of:=[$'McSp Dist'.I32]" office:value-type="float" office:value="7.38002" calcext:value-type="float">
            <text:p>7.38</text:p>
          </table:table-cell>
          <table:table-cell table:formula="of:=[$'McSp Dist'.J32]" office:value-type="float" office:value="31.8247" calcext:value-type="float">
            <text:p>31.82</text:p>
          </table:table-cell>
          <table:table-cell table:formula="of:=[$'ScMp Dist'.G32]" office:value-type="float" office:value="56.8157" calcext:value-type="float">
            <text:p>56.82</text:p>
          </table:table-cell>
          <table:table-cell table:formula="of:=[$'ScMp Dist'.H32]" office:value-type="float" office:value="9.11812" calcext:value-type="float">
            <text:p>9.12</text:p>
          </table:table-cell>
          <table:table-cell table:formula="of:=[$'ScMp Dist'.I32]" office:value-type="float" office:value="3.61135" calcext:value-type="float">
            <text:p>3.61</text:p>
          </table:table-cell>
          <table:table-cell table:formula="of:=[$'ScMp Dist'.J32]" office:value-type="float" office:value="30.4548" calcext:value-type="float">
            <text:p>30.45</text:p>
          </table:table-cell>
          <table:table-cell table:formula="of:=[$'McMp Dist'.G32]" office:value-type="float" office:value="53.9277" calcext:value-type="float">
            <text:p>53.93</text:p>
          </table:table-cell>
          <table:table-cell table:formula="of:=[$'McMp Dist'.H32]" office:value-type="float" office:value="11.7381" calcext:value-type="float">
            <text:p>11.74</text:p>
          </table:table-cell>
          <table:table-cell table:formula="of:=[$'McMp Dist'.I32]" office:value-type="float" office:value="6.54118" calcext:value-type="float">
            <text:p>6.54</text:p>
          </table:table-cell>
          <table:table-cell table:formula="of:=[$'McMp Dist'.J32]" office:value-type="float" office:value="27.7931" calcext:value-type="float">
            <text:p>27.79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Dist'.G33]" office:value-type="float" office:value="36.3424" calcext:value-type="float">
            <text:p>36.34</text:p>
          </table:table-cell>
          <table:table-cell table:formula="of:=[$'ScSp Dist'.H33]" office:value-type="float" office:value="9.06533" calcext:value-type="float">
            <text:p>9.07</text:p>
          </table:table-cell>
          <table:table-cell table:formula="of:=[$'ScSp Dist'.I33]" office:value-type="float" office:value="3.13298" calcext:value-type="float">
            <text:p>3.13</text:p>
          </table:table-cell>
          <table:table-cell table:formula="of:=[$'ScSp Dist'.J33]" office:value-type="float" office:value="51.4593" calcext:value-type="float">
            <text:p>51.46</text:p>
          </table:table-cell>
          <table:table-cell table:formula="of:=[$'McSp Dist'.G33]" office:value-type="float" office:value="34.9879" calcext:value-type="float">
            <text:p>34.99</text:p>
          </table:table-cell>
          <table:table-cell table:formula="of:=[$'McSp Dist'.H33]" office:value-type="float" office:value="7.84943" calcext:value-type="float">
            <text:p>7.85</text:p>
          </table:table-cell>
          <table:table-cell table:formula="of:=[$'McSp Dist'.I33]" office:value-type="float" office:value="4.66337" calcext:value-type="float">
            <text:p>4.66</text:p>
          </table:table-cell>
          <table:table-cell table:formula="of:=[$'McSp Dist'.J33]" office:value-type="float" office:value="52.4993" calcext:value-type="float">
            <text:p>52.50</text:p>
          </table:table-cell>
          <table:table-cell table:formula="of:=[$'ScMp Dist'.G33]" office:value-type="float" office:value="35.1052" calcext:value-type="float">
            <text:p>35.11</text:p>
          </table:table-cell>
          <table:table-cell table:formula="of:=[$'ScMp Dist'.H33]" office:value-type="float" office:value="6.98885" calcext:value-type="float">
            <text:p>6.99</text:p>
          </table:table-cell>
          <table:table-cell table:formula="of:=[$'ScMp Dist'.I33]" office:value-type="float" office:value="4.21349" calcext:value-type="float">
            <text:p>4.21</text:p>
          </table:table-cell>
          <table:table-cell table:formula="of:=[$'ScMp Dist'.J33]" office:value-type="float" office:value="53.6925" calcext:value-type="float">
            <text:p>53.69</text:p>
          </table:table-cell>
          <table:table-cell table:formula="of:=[$'McMp Dist'.G33]" office:value-type="float" office:value="34.7584" calcext:value-type="float">
            <text:p>34.76</text:p>
          </table:table-cell>
          <table:table-cell table:formula="of:=[$'McMp Dist'.H33]" office:value-type="float" office:value="15.0547" calcext:value-type="float">
            <text:p>15.05</text:p>
          </table:table-cell>
          <table:table-cell table:formula="of:=[$'McMp Dist'.I33]" office:value-type="float" office:value="4.99523" calcext:value-type="float">
            <text:p>5.00</text:p>
          </table:table-cell>
          <table:table-cell table:formula="of:=[$'McMp Dist'.J33]" office:value-type="float" office:value="45.1917" calcext:value-type="float">
            <text:p>45.19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Dist'.G34]" office:value-type="float" office:value="50.3968" calcext:value-type="float">
            <text:p>50.40</text:p>
          </table:table-cell>
          <table:table-cell table:formula="of:=[$'ScSp Dist'.H34]" office:value-type="float" office:value="8.21792" calcext:value-type="float">
            <text:p>8.22</text:p>
          </table:table-cell>
          <table:table-cell table:formula="of:=[$'ScSp Dist'.I34]" office:value-type="float" office:value="7.00231" calcext:value-type="float">
            <text:p>7.00</text:p>
          </table:table-cell>
          <table:table-cell table:formula="of:=[$'ScSp Dist'.J34]" office:value-type="float" office:value="34.383" calcext:value-type="float">
            <text:p>34.38</text:p>
          </table:table-cell>
          <table:table-cell table:formula="of:=[$'McSp Dist'.G34]" office:value-type="float" office:value="29.3043" calcext:value-type="float">
            <text:p>29.30</text:p>
          </table:table-cell>
          <table:table-cell table:formula="of:=[$'McSp Dist'.H34]" office:value-type="float" office:value="8.46967" calcext:value-type="float">
            <text:p>8.47</text:p>
          </table:table-cell>
          <table:table-cell table:formula="of:=[$'McSp Dist'.I34]" office:value-type="float" office:value="28.7528" calcext:value-type="float">
            <text:p>28.75</text:p>
          </table:table-cell>
          <table:table-cell table:formula="of:=[$'McSp Dist'.J34]" office:value-type="float" office:value="33.4732" calcext:value-type="float">
            <text:p>33.47</text:p>
          </table:table-cell>
          <table:table-cell table:formula="of:=[$'ScMp Dist'.G34]" office:value-type="float" office:value="51.9876" calcext:value-type="float">
            <text:p>51.99</text:p>
          </table:table-cell>
          <table:table-cell table:formula="of:=[$'ScMp Dist'.H34]" office:value-type="float" office:value="9.70349" calcext:value-type="float">
            <text:p>9.70</text:p>
          </table:table-cell>
          <table:table-cell table:formula="of:=[$'ScMp Dist'.I34]" office:value-type="float" office:value="5.95944" calcext:value-type="float">
            <text:p>5.96</text:p>
          </table:table-cell>
          <table:table-cell table:formula="of:=[$'ScMp Dist'.J34]" office:value-type="float" office:value="32.3494" calcext:value-type="float">
            <text:p>32.35</text:p>
          </table:table-cell>
          <table:table-cell table:formula="of:=[$'McMp Dist'.G34]" office:value-type="float" office:value="29.2393" calcext:value-type="float">
            <text:p>29.24</text:p>
          </table:table-cell>
          <table:table-cell table:formula="of:=[$'McMp Dist'.H34]" office:value-type="float" office:value="9.41026" calcext:value-type="float">
            <text:p>9.41</text:p>
          </table:table-cell>
          <table:table-cell table:formula="of:=[$'McMp Dist'.I34]" office:value-type="float" office:value="28.9585" calcext:value-type="float">
            <text:p>28.96</text:p>
          </table:table-cell>
          <table:table-cell table:formula="of:=[$'McMp Dist'.J34]" office:value-type="float" office:value="32.392" calcext:value-type="float">
            <text:p>32.39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Dist'.G35]" office:value-type="float" office:value="22.9808" calcext:value-type="float">
            <text:p>22.98</text:p>
          </table:table-cell>
          <table:table-cell table:formula="of:=[$'ScSp Dist'.H35]" office:value-type="float" office:value="22.0066" calcext:value-type="float">
            <text:p>22.01</text:p>
          </table:table-cell>
          <table:table-cell table:formula="of:=[$'ScSp Dist'.I35]" office:value-type="float" office:value="19.3076" calcext:value-type="float">
            <text:p>19.31</text:p>
          </table:table-cell>
          <table:table-cell table:formula="of:=[$'ScSp Dist'.J35]" office:value-type="float" office:value="35.705" calcext:value-type="float">
            <text:p>35.71</text:p>
          </table:table-cell>
          <table:table-cell table:formula="of:=[$'McSp Dist'.G35]" office:value-type="float" office:value="18.0483" calcext:value-type="float">
            <text:p>18.05</text:p>
          </table:table-cell>
          <table:table-cell table:formula="of:=[$'McSp Dist'.H35]" office:value-type="float" office:value="30.3474" calcext:value-type="float">
            <text:p>30.35</text:p>
          </table:table-cell>
          <table:table-cell table:formula="of:=[$'McSp Dist'.I35]" office:value-type="float" office:value="24.7877" calcext:value-type="float">
            <text:p>24.79</text:p>
          </table:table-cell>
          <table:table-cell table:formula="of:=[$'McSp Dist'.J35]" office:value-type="float" office:value="26.8165" calcext:value-type="float">
            <text:p>26.82</text:p>
          </table:table-cell>
          <table:table-cell table:formula="of:=[$'ScMp Dist'.G35]" office:value-type="float" office:value="23.9935" calcext:value-type="float">
            <text:p>23.99</text:p>
          </table:table-cell>
          <table:table-cell table:formula="of:=[$'ScMp Dist'.H35]" office:value-type="float" office:value="22.5879" calcext:value-type="float">
            <text:p>22.59</text:p>
          </table:table-cell>
          <table:table-cell table:formula="of:=[$'ScMp Dist'.I35]" office:value-type="float" office:value="18.6053" calcext:value-type="float">
            <text:p>18.61</text:p>
          </table:table-cell>
          <table:table-cell table:formula="of:=[$'ScMp Dist'.J35]" office:value-type="float" office:value="34.8133" calcext:value-type="float">
            <text:p>34.81</text:p>
          </table:table-cell>
          <table:table-cell table:formula="of:=[$'McMp Dist'.G35]" office:value-type="float" office:value="20.6986" calcext:value-type="float">
            <text:p>20.70</text:p>
          </table:table-cell>
          <table:table-cell table:formula="of:=[$'McMp Dist'.H35]" office:value-type="float" office:value="27.757" calcext:value-type="float">
            <text:p>27.76</text:p>
          </table:table-cell>
          <table:table-cell table:formula="of:=[$'McMp Dist'.I35]" office:value-type="float" office:value="22.2379" calcext:value-type="float">
            <text:p>22.24</text:p>
          </table:table-cell>
          <table:table-cell table:formula="of:=[$'McMp Dist'.J35]" office:value-type="float" office:value="29.3065" calcext:value-type="float">
            <text:p>29.31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Dist'.G36]" office:value-type="float" office:value="21.7165" calcext:value-type="float">
            <text:p>21.72</text:p>
          </table:table-cell>
          <table:table-cell table:formula="of:=[$'ScSp Dist'.H36]" office:value-type="float" office:value="7.81562" calcext:value-type="float">
            <text:p>7.82</text:p>
          </table:table-cell>
          <table:table-cell table:formula="of:=[$'ScSp Dist'.I36]" office:value-type="float" office:value="1.43705" calcext:value-type="float">
            <text:p>1.44</text:p>
          </table:table-cell>
          <table:table-cell table:formula="of:=[$'ScSp Dist'.J36]" office:value-type="float" office:value="69.0308" calcext:value-type="float">
            <text:p>69.03</text:p>
          </table:table-cell>
          <table:table-cell table:formula="of:=[$'McSp Dist'.G36]" office:value-type="float" office:value="19.1224" calcext:value-type="float">
            <text:p>19.12</text:p>
          </table:table-cell>
          <table:table-cell table:formula="of:=[$'McSp Dist'.H36]" office:value-type="float" office:value="9.60135" calcext:value-type="float">
            <text:p>9.60</text:p>
          </table:table-cell>
          <table:table-cell table:formula="of:=[$'McSp Dist'.I36]" office:value-type="float" office:value="4.47635" calcext:value-type="float">
            <text:p>4.48</text:p>
          </table:table-cell>
          <table:table-cell table:formula="of:=[$'McSp Dist'.J36]" office:value-type="float" office:value="66.7999" calcext:value-type="float">
            <text:p>66.80</text:p>
          </table:table-cell>
          <table:table-cell table:formula="of:=[$'ScMp Dist'.G36]" office:value-type="float" office:value="18.0981" calcext:value-type="float">
            <text:p>18.10</text:p>
          </table:table-cell>
          <table:table-cell table:formula="of:=[$'ScMp Dist'.H36]" office:value-type="float" office:value="12.989" calcext:value-type="float">
            <text:p>12.99</text:p>
          </table:table-cell>
          <table:table-cell table:formula="of:=[$'ScMp Dist'.I36]" office:value-type="float" office:value="5.17587" calcext:value-type="float">
            <text:p>5.18</text:p>
          </table:table-cell>
          <table:table-cell table:formula="of:=[$'ScMp Dist'.J36]" office:value-type="float" office:value="63.7371" calcext:value-type="float">
            <text:p>63.74</text:p>
          </table:table-cell>
          <table:table-cell table:formula="of:=[$'McMp Dist'.G36]" office:value-type="float" office:value="17.2234" calcext:value-type="float">
            <text:p>17.22</text:p>
          </table:table-cell>
          <table:table-cell table:formula="of:=[$'McMp Dist'.H36]" office:value-type="float" office:value="13.2245" calcext:value-type="float">
            <text:p>13.22</text:p>
          </table:table-cell>
          <table:table-cell table:formula="of:=[$'McMp Dist'.I36]" office:value-type="float" office:value="6.49491" calcext:value-type="float">
            <text:p>6.49</text:p>
          </table:table-cell>
          <table:table-cell table:formula="of:=[$'McMp Dist'.J36]" office:value-type="float" office:value="63.0572" calcext:value-type="float">
            <text:p>63.06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Dist'.G37]" office:value-type="float" office:value="32.7853" calcext:value-type="float">
            <text:p>32.79</text:p>
          </table:table-cell>
          <table:table-cell table:formula="of:=[$'ScSp Dist'.H37]" office:value-type="float" office:value="30.0777" calcext:value-type="float">
            <text:p>30.08</text:p>
          </table:table-cell>
          <table:table-cell table:formula="of:=[$'ScSp Dist'.I37]" office:value-type="float" office:value="10.8366" calcext:value-type="float">
            <text:p>10.84</text:p>
          </table:table-cell>
          <table:table-cell table:formula="of:=[$'ScSp Dist'.J37]" office:value-type="float" office:value="26.3003" calcext:value-type="float">
            <text:p>26.30</text:p>
          </table:table-cell>
          <table:table-cell table:formula="of:=[$'McSp Dist'.G37]" office:value-type="float" office:value="2.30368" calcext:value-type="float">
            <text:p>2.30</text:p>
          </table:table-cell>
          <table:table-cell table:formula="of:=[$'McSp Dist'.H37]" office:value-type="float" office:value="32.9282" calcext:value-type="float">
            <text:p>32.93</text:p>
          </table:table-cell>
          <table:table-cell table:formula="of:=[$'McSp Dist'.I37]" office:value-type="float" office:value="40.7486" calcext:value-type="float">
            <text:p>40.75</text:p>
          </table:table-cell>
          <table:table-cell table:formula="of:=[$'McSp Dist'.J37]" office:value-type="float" office:value="24.0195" calcext:value-type="float">
            <text:p>24.02</text:p>
          </table:table-cell>
          <table:table-cell table:formula="of:=[$'ScMp Dist'.G37]" office:value-type="float" office:value="41.7315" calcext:value-type="float">
            <text:p>41.73</text:p>
          </table:table-cell>
          <table:table-cell table:formula="of:=[$'ScMp Dist'.H37]" office:value-type="float" office:value="22.9962" calcext:value-type="float">
            <text:p>23.00</text:p>
          </table:table-cell>
          <table:table-cell table:formula="of:=[$'ScMp Dist'.I37]" office:value-type="float" office:value="8.36408" calcext:value-type="float">
            <text:p>8.36</text:p>
          </table:table-cell>
          <table:table-cell table:formula="of:=[$'ScMp Dist'.J37]" office:value-type="float" office:value="26.9081" calcext:value-type="float">
            <text:p>26.91</text:p>
          </table:table-cell>
          <table:table-cell table:formula="of:=[$'McMp Dist'.G37]" office:value-type="float" office:value="11.4736" calcext:value-type="float">
            <text:p>11.47</text:p>
          </table:table-cell>
          <table:table-cell table:formula="of:=[$'McMp Dist'.H37]" office:value-type="float" office:value="39.4235" calcext:value-type="float">
            <text:p>39.42</text:p>
          </table:table-cell>
          <table:table-cell table:formula="of:=[$'McMp Dist'.I37]" office:value-type="float" office:value="26.5629" calcext:value-type="float">
            <text:p>26.56</text:p>
          </table:table-cell>
          <table:table-cell table:formula="of:=[$'McMp Dist'.J37]" office:value-type="float" office:value="22.5399" calcext:value-type="float">
            <text:p>22.54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Dist'.G38]" office:value-type="float" office:value="25.4275" calcext:value-type="float">
            <text:p>25.43</text:p>
          </table:table-cell>
          <table:table-cell table:formula="of:=[$'ScSp Dist'.H38]" office:value-type="float" office:value="28.1407" calcext:value-type="float">
            <text:p>28.14</text:p>
          </table:table-cell>
          <table:table-cell table:formula="of:=[$'ScSp Dist'.I38]" office:value-type="float" office:value="6.55388" calcext:value-type="float">
            <text:p>6.55</text:p>
          </table:table-cell>
          <table:table-cell table:formula="of:=[$'ScSp Dist'.J38]" office:value-type="float" office:value="39.878" calcext:value-type="float">
            <text:p>39.88</text:p>
          </table:table-cell>
          <table:table-cell table:formula="of:=[$'McSp Dist'.G38]" office:value-type="float" office:value="19.4641" calcext:value-type="float">
            <text:p>19.46</text:p>
          </table:table-cell>
          <table:table-cell table:formula="of:=[$'McSp Dist'.H38]" office:value-type="float" office:value="38.3085" calcext:value-type="float">
            <text:p>38.31</text:p>
          </table:table-cell>
          <table:table-cell table:formula="of:=[$'McSp Dist'.I38]" office:value-type="float" office:value="15.6359" calcext:value-type="float">
            <text:p>15.64</text:p>
          </table:table-cell>
          <table:table-cell table:formula="of:=[$'McSp Dist'.J38]" office:value-type="float" office:value="26.5915" calcext:value-type="float">
            <text:p>26.59</text:p>
          </table:table-cell>
          <table:table-cell table:formula="of:=[$'ScMp Dist'.G38]" office:value-type="float" office:value="30.868" calcext:value-type="float">
            <text:p>30.87</text:p>
          </table:table-cell>
          <table:table-cell table:formula="of:=[$'ScMp Dist'.H38]" office:value-type="float" office:value="25.8643" calcext:value-type="float">
            <text:p>25.86</text:p>
          </table:table-cell>
          <table:table-cell table:formula="of:=[$'ScMp Dist'.I38]" office:value-type="float" office:value="2.79174" calcext:value-type="float">
            <text:p>2.79</text:p>
          </table:table-cell>
          <table:table-cell table:formula="of:=[$'ScMp Dist'.J38]" office:value-type="float" office:value="40.4759" calcext:value-type="float">
            <text:p>40.48</text:p>
          </table:table-cell>
          <table:table-cell table:formula="of:=[$'McMp Dist'.G38]" office:value-type="float" office:value="5.13649" calcext:value-type="float">
            <text:p>5.14</text:p>
          </table:table-cell>
          <table:table-cell table:formula="of:=[$'McMp Dist'.H38]" office:value-type="float" office:value="53.0186" calcext:value-type="float">
            <text:p>53.02</text:p>
          </table:table-cell>
          <table:table-cell table:formula="of:=[$'McMp Dist'.I38]" office:value-type="float" office:value="28.8965" calcext:value-type="float">
            <text:p>28.90</text:p>
          </table:table-cell>
          <table:table-cell table:formula="of:=[$'McMp Dist'.J38]" office:value-type="float" office:value="12.9484" calcext:value-type="float">
            <text:p>12.9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Dist'.G39]" office:value-type="float" office:value="32.9076" calcext:value-type="float">
            <text:p>32.91</text:p>
          </table:table-cell>
          <table:table-cell table:formula="of:=[$'ScSp Dist'.H39]" office:value-type="float" office:value="23.9966" calcext:value-type="float">
            <text:p>24.00</text:p>
          </table:table-cell>
          <table:table-cell table:formula="of:=[$'ScSp Dist'.I39]" office:value-type="float" office:value="12.7523" calcext:value-type="float">
            <text:p>12.75</text:p>
          </table:table-cell>
          <table:table-cell table:formula="of:=[$'ScSp Dist'.J39]" office:value-type="float" office:value="30.3434" calcext:value-type="float">
            <text:p>30.34</text:p>
          </table:table-cell>
          <table:table-cell table:formula="of:=[$'McSp Dist'.G39]" office:value-type="float" office:value="34.1114" calcext:value-type="float">
            <text:p>34.11</text:p>
          </table:table-cell>
          <table:table-cell table:formula="of:=[$'McSp Dist'.H39]" office:value-type="float" office:value="25.517" calcext:value-type="float">
            <text:p>25.52</text:p>
          </table:table-cell>
          <table:table-cell table:formula="of:=[$'McSp Dist'.I39]" office:value-type="float" office:value="13.8619" calcext:value-type="float">
            <text:p>13.86</text:p>
          </table:table-cell>
          <table:table-cell table:formula="of:=[$'McSp Dist'.J39]" office:value-type="float" office:value="26.5097" calcext:value-type="float">
            <text:p>26.51</text:p>
          </table:table-cell>
          <table:table-cell table:formula="of:=[$'ScMp Dist'.G39]" office:value-type="float" office:value="19.4548" calcext:value-type="float">
            <text:p>19.45</text:p>
          </table:table-cell>
          <table:table-cell table:formula="of:=[$'ScMp Dist'.H39]" office:value-type="float" office:value="36.8033" calcext:value-type="float">
            <text:p>36.80</text:p>
          </table:table-cell>
          <table:table-cell table:formula="of:=[$'ScMp Dist'.I39]" office:value-type="float" office:value="21.1065" calcext:value-type="float">
            <text:p>21.11</text:p>
          </table:table-cell>
          <table:table-cell table:formula="of:=[$'ScMp Dist'.J39]" office:value-type="float" office:value="22.6354" calcext:value-type="float">
            <text:p>22.64</text:p>
          </table:table-cell>
          <table:table-cell table:formula="of:=[$'McMp Dist'.G39]" office:value-type="float" office:value="31.0006" calcext:value-type="float">
            <text:p>31.00</text:p>
          </table:table-cell>
          <table:table-cell table:formula="of:=[$'McMp Dist'.H39]" office:value-type="float" office:value="29.9053" calcext:value-type="float">
            <text:p>29.91</text:p>
          </table:table-cell>
          <table:table-cell table:formula="of:=[$'McMp Dist'.I39]" office:value-type="float" office:value="16.2942" calcext:value-type="float">
            <text:p>16.29</text:p>
          </table:table-cell>
          <table:table-cell table:formula="of:=[$'McMp Dist'.J39]" office:value-type="float" office:value="22.7998" calcext:value-type="float">
            <text:p>22.8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Dist'.G40]" office:value-type="float" office:value="8.14569" calcext:value-type="float">
            <text:p>8.15</text:p>
          </table:table-cell>
          <table:table-cell table:formula="of:=[$'ScSp Dist'.H40]" office:value-type="float" office:value="25.1702" calcext:value-type="float">
            <text:p>25.17</text:p>
          </table:table-cell>
          <table:table-cell table:formula="of:=[$'ScSp Dist'.I40]" office:value-type="float" office:value="19.715" calcext:value-type="float">
            <text:p>19.72</text:p>
          </table:table-cell>
          <table:table-cell table:formula="of:=[$'ScSp Dist'.J40]" office:value-type="float" office:value="46.9691" calcext:value-type="float">
            <text:p>46.97</text:p>
          </table:table-cell>
          <table:table-cell table:formula="of:=[$'McSp Dist'.G40]" office:value-type="float" office:value="3.84217" calcext:value-type="float">
            <text:p>3.84</text:p>
          </table:table-cell>
          <table:table-cell table:formula="of:=[$'McSp Dist'.H40]" office:value-type="float" office:value="30.2346" calcext:value-type="float">
            <text:p>30.23</text:p>
          </table:table-cell>
          <table:table-cell table:formula="of:=[$'McSp Dist'.I40]" office:value-type="float" office:value="24.0829" calcext:value-type="float">
            <text:p>24.08</text:p>
          </table:table-cell>
          <table:table-cell table:formula="of:=[$'McSp Dist'.J40]" office:value-type="float" office:value="41.8404" calcext:value-type="float">
            <text:p>41.84</text:p>
          </table:table-cell>
          <table:table-cell table:formula="of:=[$'ScMp Dist'.G40]" office:value-type="float" office:value="3.82441" calcext:value-type="float">
            <text:p>3.82</text:p>
          </table:table-cell>
          <table:table-cell table:formula="of:=[$'ScMp Dist'.H40]" office:value-type="float" office:value="42.7604" calcext:value-type="float">
            <text:p>42.76</text:p>
          </table:table-cell>
          <table:table-cell table:formula="of:=[$'ScMp Dist'.I40]" office:value-type="float" office:value="22.6797" calcext:value-type="float">
            <text:p>22.68</text:p>
          </table:table-cell>
          <table:table-cell table:formula="of:=[$'ScMp Dist'.J40]" office:value-type="float" office:value="30.7354" calcext:value-type="float">
            <text:p>30.74</text:p>
          </table:table-cell>
          <table:table-cell table:formula="of:=[$'McMp Dist'.G40]" office:value-type="float" office:value="1.69279" calcext:value-type="float">
            <text:p>1.69</text:p>
          </table:table-cell>
          <table:table-cell table:formula="of:=[$'McMp Dist'.H40]" office:value-type="float" office:value="41.5224" calcext:value-type="float">
            <text:p>41.52</text:p>
          </table:table-cell>
          <table:table-cell table:formula="of:=[$'McMp Dist'.I40]" office:value-type="float" office:value="28.6061" calcext:value-type="float">
            <text:p>28.61</text:p>
          </table:table-cell>
          <table:table-cell table:formula="of:=[$'McMp Dist'.J40]" office:value-type="float" office:value="28.1787" calcext:value-type="float">
            <text:p>28.18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Dist'.G41]" office:value-type="float" office:value="17.7907" calcext:value-type="float">
            <text:p>17.79</text:p>
          </table:table-cell>
          <table:table-cell table:formula="of:=[$'ScSp Dist'.H41]" office:value-type="float" office:value="30.0947" calcext:value-type="float">
            <text:p>30.09</text:p>
          </table:table-cell>
          <table:table-cell table:formula="of:=[$'ScSp Dist'.I41]" office:value-type="float" office:value="22.1041" calcext:value-type="float">
            <text:p>22.10</text:p>
          </table:table-cell>
          <table:table-cell table:formula="of:=[$'ScSp Dist'.J41]" office:value-type="float" office:value="30.0106" calcext:value-type="float">
            <text:p>30.01</text:p>
          </table:table-cell>
          <table:table-cell table:formula="of:=[$'McSp Dist'.G41]" office:value-type="float" office:value="22.5876" calcext:value-type="float">
            <text:p>22.59</text:p>
          </table:table-cell>
          <table:table-cell table:formula="of:=[$'McSp Dist'.H41]" office:value-type="float" office:value="27.8327" calcext:value-type="float">
            <text:p>27.83</text:p>
          </table:table-cell>
          <table:table-cell table:formula="of:=[$'McSp Dist'.I41]" office:value-type="float" office:value="18.5146" calcext:value-type="float">
            <text:p>18.51</text:p>
          </table:table-cell>
          <table:table-cell table:formula="of:=[$'McSp Dist'.J41]" office:value-type="float" office:value="31.0651" calcext:value-type="float">
            <text:p>31.07</text:p>
          </table:table-cell>
          <table:table-cell table:formula="of:=[$'ScMp Dist'.G41]" office:value-type="float" office:value="26.096" calcext:value-type="float">
            <text:p>26.10</text:p>
          </table:table-cell>
          <table:table-cell table:formula="of:=[$'ScMp Dist'.H41]" office:value-type="float" office:value="22.5983" calcext:value-type="float">
            <text:p>22.60</text:p>
          </table:table-cell>
          <table:table-cell table:formula="of:=[$'ScMp Dist'.I41]" office:value-type="float" office:value="15.9127" calcext:value-type="float">
            <text:p>15.91</text:p>
          </table:table-cell>
          <table:table-cell table:formula="of:=[$'ScMp Dist'.J41]" office:value-type="float" office:value="35.3931" calcext:value-type="float">
            <text:p>35.39</text:p>
          </table:table-cell>
          <table:table-cell table:formula="of:=[$'McMp Dist'.G41]" office:value-type="float" office:value="17.7552" calcext:value-type="float">
            <text:p>17.76</text:p>
          </table:table-cell>
          <table:table-cell table:formula="of:=[$'McMp Dist'.H41]" office:value-type="float" office:value="30.9821" calcext:value-type="float">
            <text:p>30.98</text:p>
          </table:table-cell>
          <table:table-cell table:formula="of:=[$'McMp Dist'.I41]" office:value-type="float" office:value="24.1252" calcext:value-type="float">
            <text:p>24.13</text:p>
          </table:table-cell>
          <table:table-cell table:formula="of:=[$'McMp Dist'.J41]" office:value-type="float" office:value="27.1375" calcext:value-type="float">
            <text:p>27.14</text:p>
          </table:table-cell>
        </table:table-row>
        <table:table-row table:style-name="ro2">
          <table:table-cell table:style-name="ce60"/>
          <table:table-cell table:style-name="ce78" office:value-type="string" calcext:value-type="string" table:number-columns-spanned="4" table:number-rows-spanned="1">
            <text:p>ScSp</text:p>
          </table:table-cell>
          <table:covered-table-cell table:number-columns-repeated="3" table:style-name="ce82"/>
          <table:table-cell table:style-name="ce82" office:value-type="string" calcext:value-type="string" table:number-columns-spanned="4" table:number-rows-spanned="1">
            <text:p>McSp</text:p>
          </table:table-cell>
          <table:covered-table-cell table:number-columns-repeated="3" table:style-name="ce46"/>
          <table:table-cell table:style-name="ce82" office:value-type="string" calcext:value-type="string" table:number-columns-spanned="4" table:number-rows-spanned="1">
            <text:p>ScMp</text:p>
          </table:table-cell>
          <table:covered-table-cell table:number-columns-repeated="3" table:style-name="ce46"/>
          <table:table-cell table:style-name="ce84" office:value-type="string" calcext:value-type="string" table:number-columns-spanned="4" table:number-rows-spanned="1">
            <text:p>McMp</text:p>
          </table:table-cell>
          <table:covered-table-cell table:number-columns-repeated="2" table:style-name="ce46"/>
          <table:covered-table-cell table:style-name="ce48"/>
        </table:table-row>
        <table:table-row table:style-name="ro3">
          <table:table-cell table:style-name="ce61" office:value-type="string" calcext:value-type="string">
            <text:p>Size</text:p>
          </table:table-cell>
          <table:table-cell table:style-name="ce79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6" office:value-type="string" calcext:value-type="string">
            <text:p>e(%)</text:p>
          </table:table-cell>
        </table:table-row>
        <table:table-row table:style-name="ro2">
          <table:table-cell table:style-name="ce64" office:value-type="string" calcext:value-type="string">
            <text:p>5-10</text:p>
          </table:table-cell>
          <table:table-cell table:style-name="ce80" table:formula="of:=AVERAGE([.B3:.B7])" office:value-type="float" office:value="3.8008858" calcext:value-type="float">
            <text:p>3.80</text:p>
          </table:table-cell>
          <table:table-cell table:style-name="ce42" table:formula="of:=AVERAGE([.C3:.C7])" office:value-type="float" office:value="40.05776" calcext:value-type="float">
            <text:p>40.06</text:p>
          </table:table-cell>
          <table:table-cell table:style-name="ce42" table:formula="of:=AVERAGE([.D3:.D7])" office:value-type="float" office:value="16.08267" calcext:value-type="float">
            <text:p>16.08</text:p>
          </table:table-cell>
          <table:table-cell table:style-name="ce42" table:formula="of:=AVERAGE([.E3:.E7])" office:value-type="float" office:value="40.0587" calcext:value-type="float">
            <text:p>40.06</text:p>
          </table:table-cell>
          <table:table-cell table:style-name="ce42" table:formula="of:=AVERAGE([.F3:.F7])" office:value-type="float" office:value="3.8008858" calcext:value-type="float">
            <text:p>3.80</text:p>
          </table:table-cell>
          <table:table-cell table:style-name="ce42" table:formula="of:=AVERAGE([.G3:.G7])" office:value-type="float" office:value="40.05776" calcext:value-type="float">
            <text:p>40.06</text:p>
          </table:table-cell>
          <table:table-cell table:style-name="ce42" table:formula="of:=AVERAGE([.H3:.H7])" office:value-type="float" office:value="16.08267" calcext:value-type="float">
            <text:p>16.08</text:p>
          </table:table-cell>
          <table:table-cell table:style-name="ce42" table:formula="of:=AVERAGE([.I3:.I7])" office:value-type="float" office:value="40.0587" calcext:value-type="float">
            <text:p>40.06</text:p>
          </table:table-cell>
          <table:table-cell table:style-name="ce42" table:formula="of:=AVERAGE([.J3:.J7])" office:value-type="float" office:value="7.400992" calcext:value-type="float">
            <text:p>7.40</text:p>
          </table:table-cell>
          <table:table-cell table:style-name="ce42" table:formula="of:=AVERAGE([.K3:.K7])" office:value-type="float" office:value="46.90534" calcext:value-type="float">
            <text:p>46.91</text:p>
          </table:table-cell>
          <table:table-cell table:style-name="ce42" table:formula="of:=AVERAGE([.L3:.L7])" office:value-type="float" office:value="13.19564" calcext:value-type="float">
            <text:p>13.20</text:p>
          </table:table-cell>
          <table:table-cell table:style-name="ce42" table:formula="of:=AVERAGE([.M3:.M7])" office:value-type="float" office:value="32.49804" calcext:value-type="float">
            <text:p>32.50</text:p>
          </table:table-cell>
          <table:table-cell table:style-name="ce42" table:formula="of:=AVERAGE([.N3:.N7])" office:value-type="float" office:value="5.994914" calcext:value-type="float">
            <text:p>5.99</text:p>
          </table:table-cell>
          <table:table-cell table:style-name="ce42" table:formula="of:=AVERAGE([.O3:.O7])" office:value-type="float" office:value="47.4021" calcext:value-type="float">
            <text:p>47.40</text:p>
          </table:table-cell>
          <table:table-cell table:style-name="ce42" table:formula="of:=AVERAGE([.P3:.P7])" office:value-type="float" office:value="14.60686" calcext:value-type="float">
            <text:p>14.61</text:p>
          </table:table-cell>
          <table:table-cell table:style-name="ce42" table:formula="of:=AVERAGE([.Q3:.Q7])" office:value-type="float" office:value="31.99616" calcext:value-type="float">
            <text:p>32.00</text:p>
          </table:table-cell>
        </table:table-row>
        <table:table-row table:style-name="ro2">
          <table:table-cell table:style-name="ce64" office:value-type="string" calcext:value-type="string">
            <text:p>10-10</text:p>
          </table:table-cell>
          <table:table-cell table:style-name="ce42" table:formula="of:=AVERAGE([.B8:.B12])" office:value-type="float" office:value="6.706432" calcext:value-type="float">
            <text:p>6.71</text:p>
          </table:table-cell>
          <table:table-cell table:style-name="ce42" table:formula="of:=AVERAGE([.C8:.C12])" office:value-type="float" office:value="43.94566" calcext:value-type="float">
            <text:p>43.95</text:p>
          </table:table-cell>
          <table:table-cell table:style-name="ce42" table:formula="of:=AVERAGE([.D8:.D12])" office:value-type="float" office:value="22.122908" calcext:value-type="float">
            <text:p>22.12</text:p>
          </table:table-cell>
          <table:table-cell table:style-name="ce42" table:formula="of:=AVERAGE([.E8:.E12])" office:value-type="float" office:value="27.225" calcext:value-type="float">
            <text:p>27.23</text:p>
          </table:table-cell>
          <table:table-cell table:style-name="ce42" table:formula="of:=AVERAGE([.F8:.F12])" office:value-type="float" office:value="1.3124724" calcext:value-type="float">
            <text:p>1.31</text:p>
          </table:table-cell>
          <table:table-cell table:style-name="ce42" table:formula="of:=AVERAGE([.G8:.G12])" office:value-type="float" office:value="43.97586" calcext:value-type="float">
            <text:p>43.98</text:p>
          </table:table-cell>
          <table:table-cell table:style-name="ce42" table:formula="of:=AVERAGE([.H8:.H12])" office:value-type="float" office:value="27.1892" calcext:value-type="float">
            <text:p>27.19</text:p>
          </table:table-cell>
          <table:table-cell table:style-name="ce42" table:formula="of:=AVERAGE([.I8:.I12])" office:value-type="float" office:value="27.52246" calcext:value-type="float">
            <text:p>27.52</text:p>
          </table:table-cell>
          <table:table-cell table:style-name="ce42" table:formula="of:=AVERAGE([.J8:.J12])" office:value-type="float" office:value="12.98767336" calcext:value-type="float">
            <text:p>12.99</text:p>
          </table:table-cell>
          <table:table-cell table:style-name="ce42" table:formula="of:=AVERAGE([.K8:.K12])" office:value-type="float" office:value="47.3194" calcext:value-type="float">
            <text:p>47.32</text:p>
          </table:table-cell>
          <table:table-cell table:style-name="ce42" table:formula="of:=AVERAGE([.L8:.L12])" office:value-type="float" office:value="17.838888" calcext:value-type="float">
            <text:p>17.84</text:p>
          </table:table-cell>
          <table:table-cell table:style-name="ce42" table:formula="of:=AVERAGE([.M8:.M12])" office:value-type="float" office:value="21.85402" calcext:value-type="float">
            <text:p>21.85</text:p>
          </table:table-cell>
          <table:table-cell table:style-name="ce42" table:formula="of:=AVERAGE([.N8:.N12])" office:value-type="float" office:value="2.22682214" calcext:value-type="float">
            <text:p>2.23</text:p>
          </table:table-cell>
          <table:table-cell table:style-name="ce42" table:formula="of:=AVERAGE([.O8:.O12])" office:value-type="float" office:value="50.5399" calcext:value-type="float">
            <text:p>50.54</text:p>
          </table:table-cell>
          <table:table-cell table:style-name="ce42" table:formula="of:=AVERAGE([.P8:.P12])" office:value-type="float" office:value="29.11102" calcext:value-type="float">
            <text:p>29.11</text:p>
          </table:table-cell>
          <table:table-cell table:style-name="ce42" table:formula="of:=AVERAGE([.Q8:.Q12])" office:value-type="float" office:value="18.12226" calcext:value-type="float">
            <text:p>18.12</text:p>
          </table:table-cell>
        </table:table-row>
        <table:table-row table:style-name="ro2">
          <table:table-cell table:style-name="ce64" office:value-type="string" calcext:value-type="string">
            <text:p>10-15</text:p>
          </table:table-cell>
          <table:table-cell table:style-name="ce42" table:formula="of:=AVERAGE([.B13:.B17])" office:value-type="float" office:value="2.83239188" calcext:value-type="float">
            <text:p>2.83</text:p>
          </table:table-cell>
          <table:table-cell table:style-name="ce42" table:formula="of:=AVERAGE([.C13:.C17])" office:value-type="float" office:value="46.82188" calcext:value-type="float">
            <text:p>46.82</text:p>
          </table:table-cell>
          <table:table-cell table:style-name="ce42" table:formula="of:=AVERAGE([.D13:.D17])" office:value-type="float" office:value="18.30546" calcext:value-type="float">
            <text:p>18.31</text:p>
          </table:table-cell>
          <table:table-cell table:style-name="ce42" table:formula="of:=AVERAGE([.E13:.E17])" office:value-type="float" office:value="32.0403" calcext:value-type="float">
            <text:p>32.04</text:p>
          </table:table-cell>
          <table:table-cell table:style-name="ce42" table:formula="of:=AVERAGE([.F13:.F17])" office:value-type="float" office:value="2.7379" calcext:value-type="float">
            <text:p>2.74</text:p>
          </table:table-cell>
          <table:table-cell table:style-name="ce42" table:formula="of:=AVERAGE([.G13:.G17])" office:value-type="float" office:value="47.796" calcext:value-type="float">
            <text:p>47.80</text:p>
          </table:table-cell>
          <table:table-cell table:style-name="ce42" table:formula="of:=AVERAGE([.H13:.H17])" office:value-type="float" office:value="18.348268" calcext:value-type="float">
            <text:p>18.35</text:p>
          </table:table-cell>
          <table:table-cell table:style-name="ce42" table:formula="of:=AVERAGE([.I13:.I17])" office:value-type="float" office:value="31.11784" calcext:value-type="float">
            <text:p>31.12</text:p>
          </table:table-cell>
          <table:table-cell table:style-name="ce42" table:formula="of:=AVERAGE([.J13:.J17])" office:value-type="float" office:value="10.293726" calcext:value-type="float">
            <text:p>10.29</text:p>
          </table:table-cell>
          <table:table-cell table:style-name="ce42" table:formula="of:=AVERAGE([.K13:.K17])" office:value-type="float" office:value="52.98214" calcext:value-type="float">
            <text:p>52.98</text:p>
          </table:table-cell>
          <table:table-cell table:style-name="ce42" table:formula="of:=AVERAGE([.L13:.L17])" office:value-type="float" office:value="10.302906" calcext:value-type="float">
            <text:p>10.30</text:p>
          </table:table-cell>
          <table:table-cell table:style-name="ce42" table:formula="of:=AVERAGE([.M13:.M17])" office:value-type="float" office:value="26.42122" calcext:value-type="float">
            <text:p>26.42</text:p>
          </table:table-cell>
          <table:table-cell table:style-name="ce42" table:formula="of:=AVERAGE([.N13:.N17])" office:value-type="float" office:value="0.93759768" calcext:value-type="float">
            <text:p>0.94</text:p>
          </table:table-cell>
          <table:table-cell table:style-name="ce42" table:formula="of:=AVERAGE([.O13:.O17])" office:value-type="float" office:value="62.16668" calcext:value-type="float">
            <text:p>62.17</text:p>
          </table:table-cell>
          <table:table-cell table:style-name="ce42" table:formula="of:=AVERAGE([.P13:.P17])" office:value-type="float" office:value="19.69618" calcext:value-type="float">
            <text:p>19.70</text:p>
          </table:table-cell>
          <table:table-cell table:style-name="ce42" table:formula="of:=AVERAGE([.Q13:.Q17])" office:value-type="float" office:value="17.199546" calcext:value-type="float">
            <text:p>17.20</text:p>
          </table:table-cell>
        </table:table-row>
        <table:table-row table:style-name="ro2">
          <table:table-cell table:style-name="ce64" office:value-type="string" calcext:value-type="string">
            <text:p>15-5</text:p>
          </table:table-cell>
          <table:table-cell table:style-name="ce42" table:formula="of:=AVERAGE([.B18:.B22])" office:value-type="float" office:value="42.17592" calcext:value-type="float">
            <text:p>42.18</text:p>
          </table:table-cell>
          <table:table-cell table:style-name="ce42" table:formula="of:=AVERAGE([.C18:.C22])" office:value-type="float" office:value="11.975552" calcext:value-type="float">
            <text:p>11.98</text:p>
          </table:table-cell>
          <table:table-cell table:style-name="ce42" table:formula="of:=AVERAGE([.D18:.D22])" office:value-type="float" office:value="5.3217" calcext:value-type="float">
            <text:p>5.32</text:p>
          </table:table-cell>
          <table:table-cell table:style-name="ce42" table:formula="of:=AVERAGE([.E18:.E22])" office:value-type="float" office:value="40.52684" calcext:value-type="float">
            <text:p>40.53</text:p>
          </table:table-cell>
          <table:table-cell table:style-name="ce42" table:formula="of:=AVERAGE([.F18:.F22])" office:value-type="float" office:value="33.98722" calcext:value-type="float">
            <text:p>33.99</text:p>
          </table:table-cell>
          <table:table-cell table:style-name="ce42" table:formula="of:=AVERAGE([.G18:.G22])" office:value-type="float" office:value="20.03306" calcext:value-type="float">
            <text:p>20.03</text:p>
          </table:table-cell>
          <table:table-cell table:style-name="ce42" table:formula="of:=AVERAGE([.H18:.H22])" office:value-type="float" office:value="14.49306" calcext:value-type="float">
            <text:p>14.49</text:p>
          </table:table-cell>
          <table:table-cell table:style-name="ce42" table:formula="of:=AVERAGE([.I18:.I22])" office:value-type="float" office:value="31.48666" calcext:value-type="float">
            <text:p>31.49</text:p>
          </table:table-cell>
          <table:table-cell table:style-name="ce42" table:formula="of:=AVERAGE([.J18:.J22])" office:value-type="float" office:value="42.36822" calcext:value-type="float">
            <text:p>42.37</text:p>
          </table:table-cell>
          <table:table-cell table:style-name="ce42" table:formula="of:=AVERAGE([.K18:.K22])" office:value-type="float" office:value="14.583916" calcext:value-type="float">
            <text:p>14.58</text:p>
          </table:table-cell>
          <table:table-cell table:style-name="ce42" table:formula="of:=AVERAGE([.L18:.L22])" office:value-type="float" office:value="6.69891" calcext:value-type="float">
            <text:p>6.70</text:p>
          </table:table-cell>
          <table:table-cell table:style-name="ce42" table:formula="of:=AVERAGE([.M18:.M22])" office:value-type="float" office:value="36.34896" calcext:value-type="float">
            <text:p>36.35</text:p>
          </table:table-cell>
          <table:table-cell table:style-name="ce42" table:formula="of:=AVERAGE([.N18:.N22])" office:value-type="float" office:value="33.44726" calcext:value-type="float">
            <text:p>33.45</text:p>
          </table:table-cell>
          <table:table-cell table:style-name="ce42" table:formula="of:=AVERAGE([.O18:.O22])" office:value-type="float" office:value="21.72023" calcext:value-type="float">
            <text:p>21.72</text:p>
          </table:table-cell>
          <table:table-cell table:style-name="ce42" table:formula="of:=AVERAGE([.P18:.P22])" office:value-type="float" office:value="15.101932" calcext:value-type="float">
            <text:p>15.10</text:p>
          </table:table-cell>
          <table:table-cell table:style-name="ce42" table:formula="of:=AVERAGE([.Q18:.Q22])" office:value-type="float" office:value="29.73058" calcext:value-type="float">
            <text:p>29.73</text:p>
          </table:table-cell>
        </table:table-row>
        <table:table-row table:style-name="ro2">
          <table:table-cell table:style-name="ce64" office:value-type="string" calcext:value-type="string">
            <text:p>15-10</text:p>
          </table:table-cell>
          <table:table-cell table:style-name="ce42" table:formula="of:=AVERAGE([.B23:.B27])" office:value-type="float" office:value="17.34497" calcext:value-type="float">
            <text:p>17.34</text:p>
          </table:table-cell>
          <table:table-cell table:style-name="ce42" table:formula="of:=AVERAGE([.C23:.C27])" office:value-type="float" office:value="35.36766" calcext:value-type="float">
            <text:p>35.37</text:p>
          </table:table-cell>
          <table:table-cell table:style-name="ce42" table:formula="of:=AVERAGE([.D23:.D27])" office:value-type="float" office:value="15.507922" calcext:value-type="float">
            <text:p>15.51</text:p>
          </table:table-cell>
          <table:table-cell table:style-name="ce42" table:formula="of:=AVERAGE([.E23:.E27])" office:value-type="float" office:value="31.77942" calcext:value-type="float">
            <text:p>31.78</text:p>
          </table:table-cell>
          <table:table-cell table:style-name="ce42" table:formula="of:=AVERAGE([.F23:.F27])" office:value-type="float" office:value="12.2828" calcext:value-type="float">
            <text:p>12.28</text:p>
          </table:table-cell>
          <table:table-cell table:style-name="ce42" table:formula="of:=AVERAGE([.G23:.G27])" office:value-type="float" office:value="36.01816" calcext:value-type="float">
            <text:p>36.02</text:p>
          </table:table-cell>
          <table:table-cell table:style-name="ce42" table:formula="of:=AVERAGE([.H23:.H27])" office:value-type="float" office:value="20.404898" calcext:value-type="float">
            <text:p>20.40</text:p>
          </table:table-cell>
          <table:table-cell table:style-name="ce42" table:formula="of:=AVERAGE([.I23:.I27])" office:value-type="float" office:value="31.29414" calcext:value-type="float">
            <text:p>31.29</text:p>
          </table:table-cell>
          <table:table-cell table:style-name="ce42" table:formula="of:=AVERAGE([.J23:.J27])" office:value-type="float" office:value="11.994152" calcext:value-type="float">
            <text:p>11.99</text:p>
          </table:table-cell>
          <table:table-cell table:style-name="ce42" table:formula="of:=AVERAGE([.K23:.K27])" office:value-type="float" office:value="38.34596" calcext:value-type="float">
            <text:p>38.35</text:p>
          </table:table-cell>
          <table:table-cell table:style-name="ce42" table:formula="of:=AVERAGE([.L23:.L27])" office:value-type="float" office:value="22.23512" calcext:value-type="float">
            <text:p>22.24</text:p>
          </table:table-cell>
          <table:table-cell table:style-name="ce42" table:formula="of:=AVERAGE([.M23:.M27])" office:value-type="float" office:value="27.42478" calcext:value-type="float">
            <text:p>27.42</text:p>
          </table:table-cell>
          <table:table-cell table:style-name="ce42" table:formula="of:=AVERAGE([.N23:.N27])" office:value-type="float" office:value="7.147342" calcext:value-type="float">
            <text:p>7.15</text:p>
          </table:table-cell>
          <table:table-cell table:style-name="ce42" table:formula="of:=AVERAGE([.O23:.O27])" office:value-type="float" office:value="45.40806" calcext:value-type="float">
            <text:p>45.41</text:p>
          </table:table-cell>
          <table:table-cell table:style-name="ce42" table:formula="of:=AVERAGE([.P23:.P27])" office:value-type="float" office:value="28.19844" calcext:value-type="float">
            <text:p>28.20</text:p>
          </table:table-cell>
          <table:table-cell table:style-name="ce42" table:formula="of:=AVERAGE([.Q23:.Q27])" office:value-type="float" office:value="19.246152" calcext:value-type="float">
            <text:p>19.25</text:p>
          </table:table-cell>
        </table:table-row>
        <table:table-row table:style-name="ro2">
          <table:table-cell table:style-name="ce65" office:value-type="string" calcext:value-type="string">
            <text:p>15-15</text:p>
          </table:table-cell>
          <table:table-cell table:style-name="ce42" table:formula="of:=AVERAGE([.B28:.B32])" office:value-type="float" office:value="12.746878" calcext:value-type="float">
            <text:p>12.75</text:p>
          </table:table-cell>
          <table:table-cell table:style-name="ce42" table:formula="of:=AVERAGE([.C28:.C32])" office:value-type="float" office:value="35.64214" calcext:value-type="float">
            <text:p>35.64</text:p>
          </table:table-cell>
          <table:table-cell table:style-name="ce42" table:formula="of:=AVERAGE([.D28:.D32])" office:value-type="float" office:value="17.797292" calcext:value-type="float">
            <text:p>17.80</text:p>
          </table:table-cell>
          <table:table-cell table:style-name="ce42" table:formula="of:=AVERAGE([.E28:.E32])" office:value-type="float" office:value="33.81372" calcext:value-type="float">
            <text:p>33.81</text:p>
          </table:table-cell>
          <table:table-cell table:style-name="ce42" table:formula="of:=AVERAGE([.F28:.F32])" office:value-type="float" office:value="5.7582296" calcext:value-type="float">
            <text:p>5.76</text:p>
          </table:table-cell>
          <table:table-cell table:style-name="ce42" table:formula="of:=AVERAGE([.G28:.G32])" office:value-type="float" office:value="39.50424" calcext:value-type="float">
            <text:p>39.50</text:p>
          </table:table-cell>
          <table:table-cell table:style-name="ce42" table:formula="of:=AVERAGE([.H28:.H32])" office:value-type="float" office:value="24.966652" calcext:value-type="float">
            <text:p>24.97</text:p>
          </table:table-cell>
          <table:table-cell table:style-name="ce42" table:formula="of:=AVERAGE([.I28:.I32])" office:value-type="float" office:value="29.77094" calcext:value-type="float">
            <text:p>29.77</text:p>
          </table:table-cell>
          <table:table-cell table:style-name="ce42" table:formula="of:=AVERAGE([.J28:.J32])" office:value-type="float" office:value="22.637268" calcext:value-type="float">
            <text:p>22.64</text:p>
          </table:table-cell>
          <table:table-cell table:style-name="ce42" table:formula="of:=AVERAGE([.K28:.K32])" office:value-type="float" office:value="40.40738" calcext:value-type="float">
            <text:p>40.41</text:p>
          </table:table-cell>
          <table:table-cell table:style-name="ce42" table:formula="of:=AVERAGE([.L28:.L32])" office:value-type="float" office:value="10.139426" calcext:value-type="float">
            <text:p>10.14</text:p>
          </table:table-cell>
          <table:table-cell table:style-name="ce42" table:formula="of:=AVERAGE([.M28:.M32])" office:value-type="float" office:value="26.81592" calcext:value-type="float">
            <text:p>26.82</text:p>
          </table:table-cell>
          <table:table-cell table:style-name="ce42" table:formula="of:=AVERAGE([.N28:.N32])" office:value-type="float" office:value="7.947522" calcext:value-type="float">
            <text:p>7.95</text:p>
          </table:table-cell>
          <table:table-cell table:style-name="ce42" table:formula="of:=AVERAGE([.O28:.O32])" office:value-type="float" office:value="46.19906" calcext:value-type="float">
            <text:p>46.20</text:p>
          </table:table-cell>
          <table:table-cell table:style-name="ce42" table:formula="of:=AVERAGE([.P28:.P32])" office:value-type="float" office:value="26.26978" calcext:value-type="float">
            <text:p>26.27</text:p>
          </table:table-cell>
          <table:table-cell table:style-name="ce42" table:formula="of:=AVERAGE([.Q28:.Q32])" office:value-type="float" office:value="19.58368" calcext:value-type="float">
            <text:p>19.58</text:p>
          </table:table-cell>
        </table:table-row>
        <table:table-row table:style-name="ro2">
          <table:table-cell table:style-name="ce18" office:value-type="string" calcext:value-type="string">
            <text:p>20-5</text:p>
          </table:table-cell>
          <table:table-cell table:style-name="ce42" table:formula="of:=AVERAGE([.B33:.B37])" office:value-type="float" office:value="37.62938" calcext:value-type="float">
            <text:p>37.63</text:p>
          </table:table-cell>
          <table:table-cell table:style-name="ce42" table:formula="of:=AVERAGE([.C33:.C37])" office:value-type="float" office:value="10.84394" calcext:value-type="float">
            <text:p>10.84</text:p>
          </table:table-cell>
          <table:table-cell table:style-name="ce42" table:formula="of:=AVERAGE([.D33:.D37])" office:value-type="float" office:value="6.856458" calcext:value-type="float">
            <text:p>6.86</text:p>
          </table:table-cell>
          <table:table-cell table:style-name="ce42" table:formula="of:=AVERAGE([.E33:.E37])" office:value-type="float" office:value="44.67022" calcext:value-type="float">
            <text:p>44.67</text:p>
          </table:table-cell>
          <table:table-cell table:style-name="ce42" table:formula="of:=AVERAGE([.F33:.F37])" office:value-type="float" office:value="30.86814" calcext:value-type="float">
            <text:p>30.87</text:p>
          </table:table-cell>
          <table:table-cell table:style-name="ce42" table:formula="of:=AVERAGE([.G33:.G37])" office:value-type="float" office:value="12.837064" calcext:value-type="float">
            <text:p>12.84</text:p>
          </table:table-cell>
          <table:table-cell table:style-name="ce42" table:formula="of:=AVERAGE([.H33:.H37])" office:value-type="float" office:value="14.012048" calcext:value-type="float">
            <text:p>14.01</text:p>
          </table:table-cell>
          <table:table-cell table:style-name="ce42" table:formula="of:=AVERAGE([.I33:.I37])" office:value-type="float" office:value="42.28272" calcext:value-type="float">
            <text:p>42.28</text:p>
          </table:table-cell>
          <table:table-cell table:style-name="ce42" table:formula="of:=AVERAGE([.J33:.J37])" office:value-type="float" office:value="37.20002" calcext:value-type="float">
            <text:p>37.20</text:p>
          </table:table-cell>
          <table:table-cell table:style-name="ce42" table:formula="of:=AVERAGE([.K33:.K37])" office:value-type="float" office:value="12.277472" calcext:value-type="float">
            <text:p>12.28</text:p>
          </table:table-cell>
          <table:table-cell table:style-name="ce42" table:formula="of:=AVERAGE([.L33:.L37])" office:value-type="float" office:value="7.51309" calcext:value-type="float">
            <text:p>7.51</text:p>
          </table:table-cell>
          <table:table-cell table:style-name="ce42" table:formula="of:=AVERAGE([.M33:.M37])" office:value-type="float" office:value="43.00942" calcext:value-type="float">
            <text:p>43.01</text:p>
          </table:table-cell>
          <table:table-cell table:style-name="ce42" table:formula="of:=AVERAGE([.N33:.N37])" office:value-type="float" office:value="31.16948" calcext:value-type="float">
            <text:p>31.17</text:p>
          </table:table-cell>
          <table:table-cell table:style-name="ce42" table:formula="of:=AVERAGE([.O33:.O37])" office:value-type="float" office:value="15.436912" calcext:value-type="float">
            <text:p>15.44</text:p>
          </table:table-cell>
          <table:table-cell table:style-name="ce42" table:formula="of:=AVERAGE([.P33:.P37])" office:value-type="float" office:value="13.845544" calcext:value-type="float">
            <text:p>13.85</text:p>
          </table:table-cell>
          <table:table-cell table:style-name="ce42" table:formula="of:=AVERAGE([.Q33:.Q37])" office:value-type="float" office:value="39.5481" calcext:value-type="float">
            <text:p>39.55</text:p>
          </table:table-cell>
        </table:table-row>
        <table:table-row table:style-name="ro2">
          <table:table-cell table:style-name="ce18" office:value-type="string" calcext:value-type="string">
            <text:p>20-10</text:p>
          </table:table-cell>
          <table:table-cell table:style-name="ce42" table:formula="of:=AVERAGE([.B38:.B42])" office:value-type="float" office:value="23.411358" calcext:value-type="float">
            <text:p>23.41</text:p>
          </table:table-cell>
          <table:table-cell table:style-name="ce42" table:formula="of:=AVERAGE([.C38:.C42])" office:value-type="float" office:value="27.49598" calcext:value-type="float">
            <text:p>27.50</text:p>
          </table:table-cell>
          <table:table-cell table:style-name="ce42" table:formula="of:=AVERAGE([.D38:.D42])" office:value-type="float" office:value="14.392376" calcext:value-type="float">
            <text:p>14.39</text:p>
          </table:table-cell>
          <table:table-cell table:style-name="ce42" table:formula="of:=AVERAGE([.E38:.E42])" office:value-type="float" office:value="34.70028" calcext:value-type="float">
            <text:p>34.70</text:p>
          </table:table-cell>
          <table:table-cell table:style-name="ce42" table:formula="of:=AVERAGE([.F38:.F42])" office:value-type="float" office:value="16.46179" calcext:value-type="float">
            <text:p>16.46</text:p>
          </table:table-cell>
          <table:table-cell table:style-name="ce42" table:formula="of:=AVERAGE([.G38:.G42])" office:value-type="float" office:value="30.9642" calcext:value-type="float">
            <text:p>30.96</text:p>
          </table:table-cell>
          <table:table-cell table:style-name="ce42" table:formula="of:=AVERAGE([.H38:.H42])" office:value-type="float" office:value="22.56878" calcext:value-type="float">
            <text:p>22.57</text:p>
          </table:table-cell>
          <table:table-cell table:style-name="ce42" table:formula="of:=AVERAGE([.I38:.I42])" office:value-type="float" office:value="30.00524" calcext:value-type="float">
            <text:p>30.01</text:p>
          </table:table-cell>
          <table:table-cell table:style-name="ce42" table:formula="of:=AVERAGE([.J38:.J42])" office:value-type="float" office:value="24.394942" calcext:value-type="float">
            <text:p>24.39</text:p>
          </table:table-cell>
          <table:table-cell table:style-name="ce42" table:formula="of:=AVERAGE([.K38:.K42])" office:value-type="float" office:value="30.2045" calcext:value-type="float">
            <text:p>30.20</text:p>
          </table:table-cell>
          <table:table-cell table:style-name="ce42" table:formula="of:=AVERAGE([.L38:.L42])" office:value-type="float" office:value="14.170944" calcext:value-type="float">
            <text:p>14.17</text:p>
          </table:table-cell>
          <table:table-cell table:style-name="ce42" table:formula="of:=AVERAGE([.M38:.M42])" office:value-type="float" office:value="31.22958" calcext:value-type="float">
            <text:p>31.23</text:p>
          </table:table-cell>
          <table:table-cell table:style-name="ce42" table:formula="of:=AVERAGE([.N38:.N42])" office:value-type="float" office:value="13.411736" calcext:value-type="float">
            <text:p>13.41</text:p>
          </table:table-cell>
          <table:table-cell table:style-name="ce42" table:formula="of:=AVERAGE([.O38:.O42])" office:value-type="float" office:value="38.97038" calcext:value-type="float">
            <text:p>38.97</text:p>
          </table:table-cell>
          <table:table-cell table:style-name="ce42" table:formula="of:=AVERAGE([.P38:.P42])" office:value-type="float" office:value="24.89698" calcext:value-type="float">
            <text:p>24.90</text:p>
          </table:table-cell>
          <table:table-cell table:style-name="ce42" table:formula="of:=AVERAGE([.Q38:.Q42])" office:value-type="float" office:value="22.72086" calcext:value-type="float">
            <text:p>22.72</text:p>
          </table:table-cell>
        </table:table-row>
      </table:table>
      <table:table table:name="ResumedStats" table:style-name="ta6">
        <office:forms form:automatic-focus="false" form:apply-design-mode="false"/>
        <table:table-column table:style-name="co29" table:default-cell-style-name="ce6"/>
        <table:table-column table:style-name="co30" table:default-cell-style-name="ce6"/>
        <table:table-column table:style-name="co31" table:default-cell-style-name="ce41"/>
        <table:table-column table:style-name="co9" table:default-cell-style-name="ce41"/>
        <table:table-column table:style-name="co26" table:number-columns-repeated="2" table:default-cell-style-name="ce41"/>
        <table:table-column table:style-name="co20" table:default-cell-style-name="ce41"/>
        <table:table-column table:style-name="co32" table:default-cell-style-name="ce41"/>
        <table:table-column table:style-name="co9" table:default-cell-style-name="ce41"/>
        <table:table-column table:style-name="co26" table:number-columns-repeated="2" table:default-cell-style-name="ce41"/>
        <table:table-column table:style-name="co33" table:default-cell-style-name="ce41"/>
        <table:table-column table:style-name="co34" table:default-cell-style-name="ce32"/>
        <table:table-column table:style-name="co9" table:default-cell-style-name="ce32"/>
        <table:table-column table:style-name="co26" table:number-columns-repeated="2" table:default-cell-style-name="ce32"/>
        <table:table-column table:style-name="co35" table:default-cell-style-name="ce32"/>
        <table:table-column table:style-name="co36" table:default-cell-style-name="ce41"/>
        <table:table-column table:style-name="co9" table:default-cell-style-name="ce41"/>
        <table:table-column table:style-name="co26" table:number-columns-repeated="2" table:default-cell-style-name="ce41"/>
        <table:table-column table:style-name="co37" table:default-cell-style-name="ce41"/>
        <table:table-column table:style-name="co38" table:default-cell-style-name="ce32"/>
        <table:table-column table:style-name="co39" table:default-cell-style-name="ce6"/>
        <table:table-column table:style-name="co40" table:default-cell-style-name="ce106"/>
        <table:table-column table:style-name="co40" table:default-cell-style-name="ce107"/>
        <table:table-column table:style-name="co41" table:default-cell-style-name="ce6"/>
        <table:table-column table:style-name="co42" table:default-cell-style-name="ce1"/>
        <table:table-column table:style-name="co39" table:default-cell-style-name="ce32"/>
        <table:table-column table:style-name="co40" table:default-cell-style-name="ce106"/>
        <table:table-column table:style-name="co40" table:default-cell-style-name="ce107"/>
        <table:table-column table:style-name="co43" table:default-cell-style-name="ce127"/>
        <table:table-column table:style-name="co10" table:number-columns-repeated="990" table:default-cell-style-name="Default"/>
        <table:table-row table:style-name="ro1">
          <table:table-cell table:style-name="Default" table:number-columns-repeated="32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40" office:value-type="string" calcext:value-type="string" table:number-columns-spanned="5" table:number-rows-spanned="1">
            <text:p>ScSp</text:p>
          </table:table-cell>
          <table:covered-table-cell table:number-columns-repeated="4" table:style-name="ce82"/>
          <table:table-cell table:style-name="ce116" office:value-type="string" calcext:value-type="string" table:number-columns-spanned="5" table:number-rows-spanned="1">
            <text:p>McSp</text:p>
          </table:table-cell>
          <table:covered-table-cell table:number-columns-repeated="3" table:style-name="ce117"/>
          <table:covered-table-cell table:style-name="ce118"/>
          <table:table-cell table:style-name="ce82" office:value-type="string" calcext:value-type="string" table:number-columns-spanned="5" table:number-rows-spanned="1">
            <text:p>ScMp</text:p>
          </table:table-cell>
          <table:covered-table-cell table:number-columns-repeated="4" table:style-name="ce82"/>
          <table:table-cell table:style-name="ce120" office:value-type="string" calcext:value-type="string" table:number-columns-spanned="5" table:number-rows-spanned="1">
            <text:p>McMp</text:p>
          </table:table-cell>
          <table:covered-table-cell table:number-columns-repeated="3" table:style-name="ce82"/>
          <table:covered-table-cell table:style-name="ce47"/>
          <table:table-cell table:style-name="ce121" office:value-type="string" calcext:value-type="string" table:number-columns-spanned="5" table:number-rows-spanned="1">
            <text:p>Customer</text:p>
          </table:table-cell>
          <table:covered-table-cell table:number-columns-repeated="3" table:style-name="ce122"/>
          <table:covered-table-cell table:style-name="ce124"/>
          <table:table-cell table:style-name="ce125" office:value-type="string" calcext:value-type="string" table:number-columns-spanned="5" table:number-rows-spanned="1">
            <text:p>Parcel</text:p>
          </table:table-cell>
          <table:covered-table-cell table:number-columns-repeated="3" table:style-name="ce46"/>
          <table:covered-table-cell table:style-name="ce48"/>
          <table:table-cell table:number-columns-repeated="990"/>
        </table:table-row>
        <table:table-row table:style-name="ro4"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m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100"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45]" office:value-type="float" office:value="23.98676" calcext:value-type="float">
            <text:p>23.99</text:p>
          </table:table-cell>
          <table:table-cell table:formula="of:=[$'Compare stats'.C45]" office:value-type="float" office:value="32.66054" calcext:value-type="float">
            <text:p>32.66</text:p>
          </table:table-cell>
          <table:table-cell table:formula="of:=[$'Compare stats'.D45]" office:value-type="float" office:value="23.59564" calcext:value-type="float">
            <text:p>23.60</text:p>
          </table:table-cell>
          <table:table-cell table:formula="of:=[$'Compare stats'.F45]" office:value-type="float" office:value="33.05166" calcext:value-type="float">
            <text:p>33.05</text:p>
          </table:table-cell>
          <table:table-cell table:formula="of:=[$'Compare stats'.E45]" office:value-type="float" office:value="1.988" calcext:value-type="float">
            <text:p>1.99</text:p>
          </table:table-cell>
          <table:table-cell table:formula="of:=[$'Compare stats'.G45]" office:value-type="float" office:value="23.98676" calcext:value-type="float">
            <text:p>23.99</text:p>
          </table:table-cell>
          <table:table-cell table:formula="of:=[$'Compare stats'.H45]" office:value-type="float" office:value="32.66054" calcext:value-type="float">
            <text:p>32.66</text:p>
          </table:table-cell>
          <table:table-cell table:formula="of:=[$'Compare stats'.I45]" office:value-type="float" office:value="23.59564" calcext:value-type="float">
            <text:p>23.60</text:p>
          </table:table-cell>
          <table:table-cell table:formula="of:=[$'Compare stats'.K45]" office:value-type="float" office:value="33.05166" calcext:value-type="float">
            <text:p>33.05</text:p>
          </table:table-cell>
          <table:table-cell table:formula="of:=[$'Compare stats'.J45]" office:value-type="float" office:value="2.312" calcext:value-type="float">
            <text:p>2.31</text:p>
          </table:table-cell>
          <table:table-cell table:formula="of:=[$'Compare stats'.L45]" office:value-type="float" office:value="23.98676" calcext:value-type="float">
            <text:p>23.99</text:p>
          </table:table-cell>
          <table:table-cell table:formula="of:=[$'Compare stats'.M45]" office:value-type="float" office:value="48.65612" calcext:value-type="float">
            <text:p>48.66</text:p>
          </table:table-cell>
          <table:table-cell table:formula="of:=[$'Compare stats'.N45]" office:value-type="float" office:value="22.82996" calcext:value-type="float">
            <text:p>22.83</text:p>
          </table:table-cell>
          <table:table-cell table:formula="of:=[$'Compare stats'.P45]" office:value-type="float" office:value="49.8129" calcext:value-type="float">
            <text:p>49.81</text:p>
          </table:table-cell>
          <table:table-cell table:formula="of:=[$'Compare stats'.O45]" office:value-type="float" office:value="408.662" calcext:value-type="float">
            <text:p>408.66</text:p>
          </table:table-cell>
          <table:table-cell table:formula="of:=[$'Compare stats'.Q45]" office:value-type="float" office:value="23.98676" calcext:value-type="float">
            <text:p>23.99</text:p>
          </table:table-cell>
          <table:table-cell table:formula="of:=[$'Compare stats'.R45]" office:value-type="float" office:value="48.65612" calcext:value-type="float">
            <text:p>48.66</text:p>
          </table:table-cell>
          <table:table-cell table:formula="of:=[$'Compare stats'.S45]" office:value-type="float" office:value="22.82622" calcext:value-type="float">
            <text:p>22.83</text:p>
          </table:table-cell>
          <table:table-cell table:formula="of:=[$'Compare stats'.U45]" office:value-type="float" office:value="49.81664" calcext:value-type="float">
            <text:p>49.82</text:p>
          </table:table-cell>
          <table:table-cell table:formula="of:=[$'Compare stats'.T45]" office:value-type="float" office:value="236.548" calcext:value-type="float">
            <text:p>236.55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46]" office:value-type="float" office:value="53.70862" calcext:value-type="float">
            <text:p>53.71</text:p>
          </table:table-cell>
          <table:table-cell table:formula="of:=[$'Compare stats'.C46]" office:value-type="float" office:value="50.50092" calcext:value-type="float">
            <text:p>50.50</text:p>
          </table:table-cell>
          <table:table-cell table:formula="of:=[$'Compare stats'.D46]" office:value-type="float" office:value="42.10656" calcext:value-type="float">
            <text:p>42.11</text:p>
          </table:table-cell>
          <table:table-cell table:formula="of:=[$'Compare stats'.F46]" office:value-type="float" office:value="62.10296" calcext:value-type="float">
            <text:p>62.10</text:p>
          </table:table-cell>
          <table:table-cell table:formula="of:=[$'Compare stats'.E46]" office:value-type="float" office:value="7197.598" calcext:value-type="float">
            <text:p>7197.60</text:p>
          </table:table-cell>
          <table:table-cell table:formula="of:=[$'Compare stats'.G46]" office:value-type="float" office:value="53.70862" calcext:value-type="float">
            <text:p>53.71</text:p>
          </table:table-cell>
          <table:table-cell table:formula="of:=[$'Compare stats'.H46]" office:value-type="float" office:value="51.36986" calcext:value-type="float">
            <text:p>51.37</text:p>
          </table:table-cell>
          <table:table-cell table:formula="of:=[$'Compare stats'.I46]" office:value-type="float" office:value="42.85836" calcext:value-type="float">
            <text:p>42.86</text:p>
          </table:table-cell>
          <table:table-cell table:formula="of:=[$'Compare stats'.K46]" office:value-type="float" office:value="62.22008" calcext:value-type="float">
            <text:p>62.22</text:p>
          </table:table-cell>
          <table:table-cell table:formula="of:=[$'Compare stats'.J46]" office:value-type="float" office:value="7197.102" calcext:value-type="float">
            <text:p>7197.10</text:p>
          </table:table-cell>
          <table:table-cell table:formula="of:=[$'Compare stats'.L46]" office:value-type="float" office:value="53.70862" calcext:value-type="float">
            <text:p>53.71</text:p>
          </table:table-cell>
          <table:table-cell table:formula="of:=[$'Compare stats'.M46]" office:value-type="float" office:value="57.22578" calcext:value-type="float">
            <text:p>57.23</text:p>
          </table:table-cell>
          <table:table-cell table:formula="of:=[$'Compare stats'.N46]" office:value-type="float" office:value="37.8433" calcext:value-type="float">
            <text:p>37.84</text:p>
          </table:table-cell>
          <table:table-cell table:formula="of:=[$'Compare stats'.P46]" office:value-type="float" office:value="73.0911" calcext:value-type="float">
            <text:p>73.09</text:p>
          </table:table-cell>
          <table:table-cell table:formula="of:=[$'Compare stats'.O46]" office:value-type="float" office:value="7193.734" calcext:value-type="float">
            <text:p>7193.73</text:p>
          </table:table-cell>
          <table:table-cell table:formula="of:=[$'Compare stats'.Q46]" office:value-type="float" office:value="53.70862" calcext:value-type="float">
            <text:p>53.71</text:p>
          </table:table-cell>
          <table:table-cell table:formula="of:=[$'Compare stats'.R46]" office:value-type="float" office:value="57.22578" calcext:value-type="float">
            <text:p>57.23</text:p>
          </table:table-cell>
          <table:table-cell table:formula="of:=[$'Compare stats'.S46]" office:value-type="float" office:value="36.93424" calcext:value-type="float">
            <text:p>36.93</text:p>
          </table:table-cell>
          <table:table-cell table:formula="of:=[$'Compare stats'.U46]" office:value-type="float" office:value="74.00016" calcext:value-type="float">
            <text:p>74.00</text:p>
          </table:table-cell>
          <table:table-cell table:formula="of:=[$'Compare stats'.T46]" office:value-type="float" office:value="7193.512" calcext:value-type="float">
            <text:p>7193.51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47]" office:value-type="float" office:value="45.09494" calcext:value-type="float">
            <text:p>45.09</text:p>
          </table:table-cell>
          <table:table-cell table:formula="of:=[$'Compare stats'.C47]" office:value-type="float" office:value="49.21368" calcext:value-type="float">
            <text:p>49.21</text:p>
          </table:table-cell>
          <table:table-cell table:formula="of:=[$'Compare stats'.D47]" office:value-type="float" office:value="34.82506" calcext:value-type="float">
            <text:p>34.83</text:p>
          </table:table-cell>
          <table:table-cell table:formula="of:=[$'Compare stats'.F47]" office:value-type="float" office:value="59.48358" calcext:value-type="float">
            <text:p>59.48</text:p>
          </table:table-cell>
          <table:table-cell table:formula="of:=[$'Compare stats'.E47]" office:value-type="float" office:value="5846.94" calcext:value-type="float">
            <text:p>5846.94</text:p>
          </table:table-cell>
          <table:table-cell table:formula="of:=[$'Compare stats'.G47]" office:value-type="float" office:value="45.09494" calcext:value-type="float">
            <text:p>45.09</text:p>
          </table:table-cell>
          <table:table-cell table:formula="of:=[$'Compare stats'.H47]" office:value-type="float" office:value="50.09836" calcext:value-type="float">
            <text:p>50.10</text:p>
          </table:table-cell>
          <table:table-cell table:formula="of:=[$'Compare stats'.I47]" office:value-type="float" office:value="35.09674" calcext:value-type="float">
            <text:p>35.10</text:p>
          </table:table-cell>
          <table:table-cell table:formula="of:=[$'Compare stats'.K47]" office:value-type="float" office:value="60.0966" calcext:value-type="float">
            <text:p>60.10</text:p>
          </table:table-cell>
          <table:table-cell table:formula="of:=[$'Compare stats'.J47]" office:value-type="float" office:value="5977.04" calcext:value-type="float">
            <text:p>5977.04</text:p>
          </table:table-cell>
          <table:table-cell table:formula="of:=[$'Compare stats'.L47]" office:value-type="float" office:value="45.09494" calcext:value-type="float">
            <text:p>45.09</text:p>
          </table:table-cell>
          <table:table-cell table:formula="of:=[$'Compare stats'.M47]" office:value-type="float" office:value="65.36968" calcext:value-type="float">
            <text:p>65.37</text:p>
          </table:table-cell>
          <table:table-cell table:formula="of:=[$'Compare stats'.N47]" office:value-type="float" office:value="36.91232" calcext:value-type="float">
            <text:p>36.91</text:p>
          </table:table-cell>
          <table:table-cell table:formula="of:=[$'Compare stats'.P47]" office:value-type="float" office:value="73.5523" calcext:value-type="float">
            <text:p>73.55</text:p>
          </table:table-cell>
          <table:table-cell table:formula="of:=[$'Compare stats'.O47]" office:value-type="float" office:value="7194.17" calcext:value-type="float">
            <text:p>7194.17</text:p>
          </table:table-cell>
          <table:table-cell table:formula="of:=[$'Compare stats'.Q47]" office:value-type="float" office:value="45.09494" calcext:value-type="float">
            <text:p>45.09</text:p>
          </table:table-cell>
          <table:table-cell table:formula="of:=[$'Compare stats'.R47]" office:value-type="float" office:value="66.51498" calcext:value-type="float">
            <text:p>66.51</text:p>
          </table:table-cell>
          <table:table-cell table:formula="of:=[$'Compare stats'.S47]" office:value-type="float" office:value="36.41996" calcext:value-type="float">
            <text:p>36.42</text:p>
          </table:table-cell>
          <table:table-cell table:formula="of:=[$'Compare stats'.U47]" office:value-type="float" office:value="75.18998" calcext:value-type="float">
            <text:p>75.19</text:p>
          </table:table-cell>
          <table:table-cell table:formula="of:=[$'Compare stats'.T47]" office:value-type="float" office:value="7194.574" calcext:value-type="float">
            <text:p>7194.57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48]" office:value-type="float" office:value="77.1855" calcext:value-type="float">
            <text:p>77.19</text:p>
          </table:table-cell>
          <table:table-cell table:formula="of:=[$'Compare stats'.C48]" office:value-type="float" office:value="19.4411" calcext:value-type="float">
            <text:p>19.44</text:p>
          </table:table-cell>
          <table:table-cell table:formula="of:=[$'Compare stats'.D48]" office:value-type="float" office:value="26.05022" calcext:value-type="float">
            <text:p>26.05</text:p>
          </table:table-cell>
          <table:table-cell table:formula="of:=[$'Compare stats'.F48]" office:value-type="float" office:value="70.57634" calcext:value-type="float">
            <text:p>70.58</text:p>
          </table:table-cell>
          <table:table-cell table:formula="of:=[$'Compare stats'.E48]" office:value-type="float" office:value="5076.882" calcext:value-type="float">
            <text:p>5076.88</text:p>
          </table:table-cell>
          <table:table-cell table:formula="of:=[$'Compare stats'.G48]" office:value-type="float" office:value="77.1855" calcext:value-type="float">
            <text:p>77.19</text:p>
          </table:table-cell>
          <table:table-cell table:formula="of:=[$'Compare stats'.H48]" office:value-type="float" office:value="19.4411" calcext:value-type="float">
            <text:p>19.44</text:p>
          </table:table-cell>
          <table:table-cell table:formula="of:=[$'Compare stats'.I48]" office:value-type="float" office:value="24.90742" calcext:value-type="float">
            <text:p>24.91</text:p>
          </table:table-cell>
          <table:table-cell table:formula="of:=[$'Compare stats'.K48]" office:value-type="float" office:value="71.71916" calcext:value-type="float">
            <text:p>71.72</text:p>
          </table:table-cell>
          <table:table-cell table:formula="of:=[$'Compare stats'.J48]" office:value-type="float" office:value="5777.986" calcext:value-type="float">
            <text:p>5777.99</text:p>
          </table:table-cell>
          <table:table-cell table:formula="of:=[$'Compare stats'.L48]" office:value-type="float" office:value="77.1855" calcext:value-type="float">
            <text:p>77.19</text:p>
          </table:table-cell>
          <table:table-cell table:formula="of:=[$'Compare stats'.M48]" office:value-type="float" office:value="19.4411" calcext:value-type="float">
            <text:p>19.44</text:p>
          </table:table-cell>
          <table:table-cell table:formula="of:=[$'Compare stats'.N48]" office:value-type="float" office:value="24.39536" calcext:value-type="float">
            <text:p>24.40</text:p>
          </table:table-cell>
          <table:table-cell table:formula="of:=[$'Compare stats'.P48]" office:value-type="float" office:value="72.23122" calcext:value-type="float">
            <text:p>72.23</text:p>
          </table:table-cell>
          <table:table-cell table:formula="of:=[$'Compare stats'.O48]" office:value-type="float" office:value="6072.932" calcext:value-type="float">
            <text:p>6072.93</text:p>
          </table:table-cell>
          <table:table-cell table:formula="of:=[$'Compare stats'.Q48]" office:value-type="float" office:value="77.1855" calcext:value-type="float">
            <text:p>77.19</text:p>
          </table:table-cell>
          <table:table-cell table:formula="of:=[$'Compare stats'.R48]" office:value-type="float" office:value="20.20192" calcext:value-type="float">
            <text:p>20.20</text:p>
          </table:table-cell>
          <table:table-cell table:formula="of:=[$'Compare stats'.S48]" office:value-type="float" office:value="24.9667" calcext:value-type="float">
            <text:p>24.97</text:p>
          </table:table-cell>
          <table:table-cell table:formula="of:=[$'Compare stats'.U48]" office:value-type="float" office:value="72.42066" calcext:value-type="float">
            <text:p>72.42</text:p>
          </table:table-cell>
          <table:table-cell table:formula="of:=[$'Compare stats'.T48]" office:value-type="float" office:value="5868.478" calcext:value-type="float">
            <text:p>5868.48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49]" office:value-type="float" office:value="78.10898" calcext:value-type="float">
            <text:p>78.11</text:p>
          </table:table-cell>
          <table:table-cell table:formula="of:=[$'Compare stats'.C49]" office:value-type="float" office:value="45.8443" calcext:value-type="float">
            <text:p>45.84</text:p>
          </table:table-cell>
          <table:table-cell table:formula="of:=[$'Compare stats'.D49]" office:value-type="float" office:value="48.0122" calcext:value-type="float">
            <text:p>48.01</text:p>
          </table:table-cell>
          <table:table-cell table:formula="of:=[$'Compare stats'.F49]" office:value-type="float" office:value="75.94108" calcext:value-type="float">
            <text:p>75.94</text:p>
          </table:table-cell>
          <table:table-cell table:formula="of:=[$'Compare stats'.E49]" office:value-type="float" office:value="7197.422" calcext:value-type="float">
            <text:p>7197.42</text:p>
          </table:table-cell>
          <table:table-cell table:formula="of:=[$'Compare stats'.G49]" office:value-type="float" office:value="78.10898" calcext:value-type="float">
            <text:p>78.11</text:p>
          </table:table-cell>
          <table:table-cell table:formula="of:=[$'Compare stats'.H49]" office:value-type="float" office:value="46.45406" calcext:value-type="float">
            <text:p>46.45</text:p>
          </table:table-cell>
          <table:table-cell table:formula="of:=[$'Compare stats'.I49]" office:value-type="float" office:value="48.32038" calcext:value-type="float">
            <text:p>48.32</text:p>
          </table:table-cell>
          <table:table-cell table:formula="of:=[$'Compare stats'.K49]" office:value-type="float" office:value="76.24262" calcext:value-type="float">
            <text:p>76.24</text:p>
          </table:table-cell>
          <table:table-cell table:formula="of:=[$'Compare stats'.J49]" office:value-type="float" office:value="7196.732" calcext:value-type="float">
            <text:p>7196.73</text:p>
          </table:table-cell>
          <table:table-cell table:formula="of:=[$'Compare stats'.L49]" office:value-type="float" office:value="78.10898" calcext:value-type="float">
            <text:p>78.11</text:p>
          </table:table-cell>
          <table:table-cell table:formula="of:=[$'Compare stats'.M49]" office:value-type="float" office:value="48.11672" calcext:value-type="float">
            <text:p>48.12</text:p>
          </table:table-cell>
          <table:table-cell table:formula="of:=[$'Compare stats'.N49]" office:value-type="float" office:value="45.13164" calcext:value-type="float">
            <text:p>45.13</text:p>
          </table:table-cell>
          <table:table-cell table:formula="of:=[$'Compare stats'.P49]" office:value-type="float" office:value="81.09406" calcext:value-type="float">
            <text:p>81.09</text:p>
          </table:table-cell>
          <table:table-cell table:formula="of:=[$'Compare stats'.O49]" office:value-type="float" office:value="7193.844" calcext:value-type="float">
            <text:p>7193.84</text:p>
          </table:table-cell>
          <table:table-cell table:formula="of:=[$'Compare stats'.Q49]" office:value-type="float" office:value="78.10898" calcext:value-type="float">
            <text:p>78.11</text:p>
          </table:table-cell>
          <table:table-cell table:formula="of:=[$'Compare stats'.R49]" office:value-type="float" office:value="48.11672" calcext:value-type="float">
            <text:p>48.12</text:p>
          </table:table-cell>
          <table:table-cell table:formula="of:=[$'Compare stats'.S49]" office:value-type="float" office:value="42.63784" calcext:value-type="float">
            <text:p>42.64</text:p>
          </table:table-cell>
          <table:table-cell table:formula="of:=[$'Compare stats'.U49]" office:value-type="float" office:value="83.58786" calcext:value-type="float">
            <text:p>83.59</text:p>
          </table:table-cell>
          <table:table-cell table:formula="of:=[$'Compare stats'.T49]" office:value-type="float" office:value="7193.226" calcext:value-type="float">
            <text:p>7193.23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50]" office:value-type="float" office:value="73.83304" calcext:value-type="float">
            <text:p>73.83</text:p>
          </table:table-cell>
          <table:table-cell table:formula="of:=[$'Compare stats'.C50]" office:value-type="float" office:value="55.76472" calcext:value-type="float">
            <text:p>55.76</text:p>
          </table:table-cell>
          <table:table-cell table:formula="of:=[$'Compare stats'.D50]" office:value-type="float" office:value="45.24636" calcext:value-type="float">
            <text:p>45.25</text:p>
          </table:table-cell>
          <table:table-cell table:formula="of:=[$'Compare stats'.F50]" office:value-type="float" office:value="84.35136" calcext:value-type="float">
            <text:p>84.35</text:p>
          </table:table-cell>
          <table:table-cell table:formula="of:=[$'Compare stats'.E50]" office:value-type="float" office:value="7195.576" calcext:value-type="float">
            <text:p>7195.58</text:p>
          </table:table-cell>
          <table:table-cell table:formula="of:=[$'Compare stats'.G50]" office:value-type="float" office:value="73.83304" calcext:value-type="float">
            <text:p>73.83</text:p>
          </table:table-cell>
          <table:table-cell table:formula="of:=[$'Compare stats'.H50]" office:value-type="float" office:value="56.54776" calcext:value-type="float">
            <text:p>56.55</text:p>
          </table:table-cell>
          <table:table-cell table:formula="of:=[$'Compare stats'.I50]" office:value-type="float" office:value="45.07124" calcext:value-type="float">
            <text:p>45.07</text:p>
          </table:table-cell>
          <table:table-cell table:formula="of:=[$'Compare stats'.K50]" office:value-type="float" office:value="85.30958" calcext:value-type="float">
            <text:p>85.31</text:p>
          </table:table-cell>
          <table:table-cell table:formula="of:=[$'Compare stats'.J50]" office:value-type="float" office:value="7196.384" calcext:value-type="float">
            <text:p>7196.38</text:p>
          </table:table-cell>
          <table:table-cell table:formula="of:=[$'Compare stats'.L50]" office:value-type="float" office:value="73.83304" calcext:value-type="float">
            <text:p>73.83</text:p>
          </table:table-cell>
          <table:table-cell table:formula="of:=[$'Compare stats'.M50]" office:value-type="float" office:value="60.0679" calcext:value-type="float">
            <text:p>60.07</text:p>
          </table:table-cell>
          <table:table-cell table:formula="of:=[$'Compare stats'.N50]" office:value-type="float" office:value="41.43396" calcext:value-type="float">
            <text:p>41.43</text:p>
          </table:table-cell>
          <table:table-cell table:formula="of:=[$'Compare stats'.P50]" office:value-type="float" office:value="92.46694" calcext:value-type="float">
            <text:p>92.47</text:p>
          </table:table-cell>
          <table:table-cell table:formula="of:=[$'Compare stats'.O50]" office:value-type="float" office:value="7196.054" calcext:value-type="float">
            <text:p>7196.05</text:p>
          </table:table-cell>
          <table:table-cell table:formula="of:=[$'Compare stats'.Q50]" office:value-type="float" office:value="73.83304" calcext:value-type="float">
            <text:p>73.83</text:p>
          </table:table-cell>
          <table:table-cell table:formula="of:=[$'Compare stats'.R50]" office:value-type="float" office:value="61.05526" calcext:value-type="float">
            <text:p>61.06</text:p>
          </table:table-cell>
          <table:table-cell table:formula="of:=[$'Compare stats'.S50]" office:value-type="float" office:value="38.05442" calcext:value-type="float">
            <text:p>38.05</text:p>
          </table:table-cell>
          <table:table-cell table:formula="of:=[$'Compare stats'.U50]" office:value-type="float" office:value="96.8339" calcext:value-type="float">
            <text:p>96.83</text:p>
          </table:table-cell>
          <table:table-cell table:formula="of:=[$'Compare stats'.T50]" office:value-type="float" office:value="7195.208" calcext:value-type="float">
            <text:p>7195.21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51]" office:value-type="float" office:value="103.52232" calcext:value-type="float">
            <text:p>103.52</text:p>
          </table:table-cell>
          <table:table-cell table:formula="of:=[$'Compare stats'.C51]" office:value-type="float" office:value="18.6222" calcext:value-type="float">
            <text:p>18.62</text:p>
          </table:table-cell>
          <table:table-cell table:formula="of:=[$'Compare stats'.D51]" office:value-type="float" office:value="37.03784" calcext:value-type="float">
            <text:p>37.04</text:p>
          </table:table-cell>
          <table:table-cell table:formula="of:=[$'Compare stats'.F51]" office:value-type="float" office:value="85.1067" calcext:value-type="float">
            <text:p>85.11</text:p>
          </table:table-cell>
          <table:table-cell table:formula="of:=[$'Compare stats'.E51]" office:value-type="float" office:value="4432.436" calcext:value-type="float">
            <text:p>4432.44</text:p>
          </table:table-cell>
          <table:table-cell table:formula="of:=[$'Compare stats'.G51]" office:value-type="float" office:value="103.52232" calcext:value-type="float">
            <text:p>103.52</text:p>
          </table:table-cell>
          <table:table-cell table:formula="of:=[$'Compare stats'.H51]" office:value-type="float" office:value="18.6222" calcext:value-type="float">
            <text:p>18.62</text:p>
          </table:table-cell>
          <table:table-cell table:formula="of:=[$'Compare stats'.I51]" office:value-type="float" office:value="36.359" calcext:value-type="float">
            <text:p>36.36</text:p>
          </table:table-cell>
          <table:table-cell table:formula="of:=[$'Compare stats'.K51]" office:value-type="float" office:value="85.78562" calcext:value-type="float">
            <text:p>85.79</text:p>
          </table:table-cell>
          <table:table-cell table:formula="of:=[$'Compare stats'.J51]" office:value-type="float" office:value="4668.022" calcext:value-type="float">
            <text:p>4668.02</text:p>
          </table:table-cell>
          <table:table-cell table:formula="of:=[$'Compare stats'.L51]" office:value-type="float" office:value="103.52232" calcext:value-type="float">
            <text:p>103.52</text:p>
          </table:table-cell>
          <table:table-cell table:formula="of:=[$'Compare stats'.M51]" office:value-type="float" office:value="18.6222" calcext:value-type="float">
            <text:p>18.62</text:p>
          </table:table-cell>
          <table:table-cell table:formula="of:=[$'Compare stats'.N51]" office:value-type="float" office:value="36.70128" calcext:value-type="float">
            <text:p>36.70</text:p>
          </table:table-cell>
          <table:table-cell table:formula="of:=[$'Compare stats'.P51]" office:value-type="float" office:value="85.44312" calcext:value-type="float">
            <text:p>85.44</text:p>
          </table:table-cell>
          <table:table-cell table:formula="of:=[$'Compare stats'.O51]" office:value-type="float" office:value="6018.814" calcext:value-type="float">
            <text:p>6018.81</text:p>
          </table:table-cell>
          <table:table-cell table:formula="of:=[$'Compare stats'.Q51]" office:value-type="float" office:value="103.52232" calcext:value-type="float">
            <text:p>103.52</text:p>
          </table:table-cell>
          <table:table-cell table:formula="of:=[$'Compare stats'.R51]" office:value-type="float" office:value="18.6222" calcext:value-type="float">
            <text:p>18.62</text:p>
          </table:table-cell>
          <table:table-cell table:formula="of:=[$'Compare stats'.S51]" office:value-type="float" office:value="36.15376" calcext:value-type="float">
            <text:p>36.15</text:p>
          </table:table-cell>
          <table:table-cell table:formula="of:=[$'Compare stats'.U51]" office:value-type="float" office:value="85.9907" calcext:value-type="float">
            <text:p>85.99</text:p>
          </table:table-cell>
          <table:table-cell table:formula="of:=[$'Compare stats'.T51]" office:value-type="float" office:value="5477.586" calcext:value-type="float">
            <text:p>5477.59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52]" office:value-type="float" office:value="99.81246" calcext:value-type="float">
            <text:p>99.81</text:p>
          </table:table-cell>
          <table:table-cell table:formula="of:=[$'Compare stats'.C52]" office:value-type="float" office:value="46.05874" calcext:value-type="float">
            <text:p>46.06</text:p>
          </table:table-cell>
          <table:table-cell table:formula="of:=[$'Compare stats'.D52]" office:value-type="float" office:value="47.3447" calcext:value-type="float">
            <text:p>47.34</text:p>
          </table:table-cell>
          <table:table-cell table:formula="of:=[$'Compare stats'.F52]" office:value-type="float" office:value="98.52652" calcext:value-type="float">
            <text:p>98.53</text:p>
          </table:table-cell>
          <table:table-cell table:formula="of:=[$'Compare stats'.E52]" office:value-type="float" office:value="7197.634" calcext:value-type="float">
            <text:p>7197.63</text:p>
          </table:table-cell>
          <table:table-cell table:formula="of:=[$'Compare stats'.G52]" office:value-type="float" office:value="99.81246" calcext:value-type="float">
            <text:p>99.81</text:p>
          </table:table-cell>
          <table:table-cell table:formula="of:=[$'Compare stats'.H52]" office:value-type="float" office:value="45.1898" calcext:value-type="float">
            <text:p>45.19</text:p>
          </table:table-cell>
          <table:table-cell table:formula="of:=[$'Compare stats'.I52]" office:value-type="float" office:value="45.1795" calcext:value-type="float">
            <text:p>45.18</text:p>
          </table:table-cell>
          <table:table-cell table:formula="of:=[$'Compare stats'.K52]" office:value-type="float" office:value="99.82274" calcext:value-type="float">
            <text:p>99.82</text:p>
          </table:table-cell>
          <table:table-cell table:formula="of:=[$'Compare stats'.J52]" office:value-type="float" office:value="7197.466" calcext:value-type="float">
            <text:p>7197.47</text:p>
          </table:table-cell>
          <table:table-cell table:formula="of:=[$'Compare stats'.L52]" office:value-type="float" office:value="99.81246" calcext:value-type="float">
            <text:p>99.81</text:p>
          </table:table-cell>
          <table:table-cell table:formula="of:=[$'Compare stats'.M52]" office:value-type="float" office:value="46.58278" calcext:value-type="float">
            <text:p>46.58</text:p>
          </table:table-cell>
          <table:table-cell table:formula="of:=[$'Compare stats'.N52]" office:value-type="float" office:value="46.9583" calcext:value-type="float">
            <text:p>46.96</text:p>
          </table:table-cell>
          <table:table-cell table:formula="of:=[$'Compare stats'.P52]" office:value-type="float" office:value="99.43702" calcext:value-type="float">
            <text:p>99.44</text:p>
          </table:table-cell>
          <table:table-cell table:formula="of:=[$'Compare stats'.O52]" office:value-type="float" office:value="7196.974" calcext:value-type="float">
            <text:p>7196.97</text:p>
          </table:table-cell>
          <table:table-cell table:formula="of:=[$'Compare stats'.Q52]" office:value-type="float" office:value="99.81246" calcext:value-type="float">
            <text:p>99.81</text:p>
          </table:table-cell>
          <table:table-cell table:formula="of:=[$'Compare stats'.R52]" office:value-type="float" office:value="46.81956" calcext:value-type="float">
            <text:p>46.82</text:p>
          </table:table-cell>
          <table:table-cell table:formula="of:=[$'Compare stats'.S52]" office:value-type="float" office:value="45.46832" calcext:value-type="float">
            <text:p>45.47</text:p>
          </table:table-cell>
          <table:table-cell table:formula="of:=[$'Compare stats'.U52]" office:value-type="float" office:value="101.1638" calcext:value-type="float">
            <text:p>101.16</text:p>
          </table:table-cell>
          <table:table-cell table:formula="of:=[$'Compare stats'.T52]" office:value-type="float" office:value="7196.174" calcext:value-type="float">
            <text:p>7196.17</text:p>
          </table:table-cell>
          <table:table-cell table:number-columns-repeated="1000"/>
        </table:table-row>
      </table:table>
      <table:table table:name="ResumedTime" table:style-name="ta6">
        <office:forms form:automatic-focus="false" form:apply-design-mode="false"/>
        <table:table-column table:style-name="co10" table:number-columns-repeated="2" table:default-cell-style-name="Default"/>
        <table:table-column table:style-name="co44" table:default-cell-style-name="ce6"/>
        <table:table-column table:style-name="co45" table:default-cell-style-name="ce6"/>
        <table:table-column table:style-name="co40" table:default-cell-style-name="ce79"/>
        <table:table-column table:style-name="co40" table:number-columns-repeated="2" table:default-cell-style-name="ce32"/>
        <table:table-column table:style-name="co46" table:default-cell-style-name="ce32"/>
        <table:table-column table:style-name="co47" table:number-columns-repeated="2" table:default-cell-style-name="ce32"/>
        <table:table-column table:style-name="co40" table:default-cell-style-name="ce79"/>
        <table:table-column table:style-name="co40" table:number-columns-repeated="2" table:default-cell-style-name="ce32"/>
        <table:table-column table:style-name="co46" table:default-cell-style-name="ce32"/>
        <table:table-column table:style-name="co47" table:default-cell-style-name="ce32"/>
        <table:table-column table:style-name="co47" table:default-cell-style-name="ce49"/>
        <table:table-column table:style-name="co40" table:number-columns-repeated="3" table:default-cell-style-name="ce32"/>
        <table:table-column table:style-name="co46" table:default-cell-style-name="ce32"/>
        <table:table-column table:style-name="co47" table:number-columns-repeated="2" table:default-cell-style-name="ce32"/>
        <table:table-column table:style-name="co40" table:default-cell-style-name="ce79"/>
        <table:table-column table:style-name="co40" table:number-columns-repeated="2" table:default-cell-style-name="ce32"/>
        <table:table-column table:style-name="co46" table:default-cell-style-name="ce32"/>
        <table:table-column table:style-name="co47" table:default-cell-style-name="ce32"/>
        <table:table-column table:style-name="co47" table:default-cell-style-name="ce49"/>
        <table:table-column table:style-name="co40" table:default-cell-style-name="ce32"/>
        <table:table-column table:style-name="co46" table:number-columns-repeated="2" table:default-cell-style-name="ce32"/>
        <table:table-column table:style-name="co40" table:default-cell-style-name="ce32"/>
        <table:table-column table:style-name="co47" table:number-columns-repeated="2" table:default-cell-style-name="ce32"/>
        <table:table-column table:style-name="co46" table:default-cell-style-name="ce79"/>
        <table:table-column table:style-name="co40" table:default-cell-style-name="ce32"/>
        <table:table-column table:style-name="co46" table:default-cell-style-name="ce6"/>
        <table:table-column table:style-name="co40" table:default-cell-style-name="ce32"/>
        <table:table-column table:style-name="co47" table:default-cell-style-name="ce32"/>
        <table:table-column table:style-name="co47" table:default-cell-style-name="ce49"/>
        <table:table-row table:style-name="ro1">
          <table:table-cell table:number-columns-repeated="2"/>
          <table:table-cell table:style-name="Default" table:number-columns-repeated="3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78" office:value-type="string" calcext:value-type="string" table:number-columns-spanned="6" table:number-rows-spanned="1">
            <text:p>ScSp</text:p>
          </table:table-cell>
          <table:covered-table-cell table:number-columns-repeated="4" table:style-name="ce82"/>
          <table:covered-table-cell table:style-name="ce46"/>
          <table:table-cell table:style-name="ce120" office:value-type="string" calcext:value-type="string" table:number-columns-spanned="6" table:number-rows-spanned="1">
            <text:p>McSp</text:p>
          </table:table-cell>
          <table:covered-table-cell table:number-columns-repeated="4" table:style-name="ce46"/>
          <table:covered-table-cell table:style-name="ce48"/>
          <table:table-cell table:style-name="ce82" office:value-type="string" calcext:value-type="string" table:number-columns-spanned="6" table:number-rows-spanned="1">
            <text:p>ScMp</text:p>
          </table:table-cell>
          <table:covered-table-cell table:number-columns-repeated="5" table:style-name="ce46"/>
          <table:table-cell table:style-name="ce120" office:value-type="string" calcext:value-type="string" table:number-columns-spanned="6" table:number-rows-spanned="1">
            <text:p>McMp</text:p>
          </table:table-cell>
          <table:covered-table-cell table:number-columns-repeated="4" table:style-name="ce46"/>
          <table:covered-table-cell table:style-name="ce48"/>
          <table:table-cell table:style-name="ce82" office:value-type="string" calcext:value-type="string" table:number-columns-spanned="6" table:number-rows-spanned="1">
            <text:p>Customer</text:p>
          </table:table-cell>
          <table:covered-table-cell table:number-columns-repeated="4" table:style-name="ce82"/>
          <table:covered-table-cell table:style-name="ce122"/>
          <table:table-cell table:style-name="ce120" office:value-type="string" calcext:value-type="string" table:number-columns-spanned="6" table:number-rows-spanned="1">
            <text:p>Parcel</text:p>
          </table:table-cell>
          <table:covered-table-cell table:number-columns-repeated="4" table:style-name="ce82"/>
          <table:covered-table-cell table:style-name="ce48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table:style-name="ce32"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5.765035" calcext:value-type="float">
            <text:p>15.7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3654" calcext:value-type="float">
            <text:p>14.37</text:p>
          </table:table-cell>
          <table:table-cell office:value-type="float" office:value="69.86958" calcext:value-type="float">
            <text:p>6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2.79709" calcext:value-type="float">
            <text:p>52.80</text:p>
          </table:table-cell>
          <table:table-cell office:value-type="float" office:value="0" calcext:value-type="float">
            <text:p>0</text:p>
          </table:table-cell>
          <table:table-cell office:value-type="float" office:value="19.502919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27.6999799999999" calcext:value-type="float">
            <text:p>27.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4.230564" calcext:value-type="float">
            <text:p>14.2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2.321562" calcext:value-type="float">
            <text:p>12.32</text:p>
          </table:table-cell>
          <table:table-cell office:value-type="float" office:value="73.44788" calcext:value-type="float">
            <text:p>73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5.10393" calcext:value-type="float">
            <text:p>45.10</text:p>
          </table:table-cell>
          <table:table-cell office:value-type="float" office:value="0" calcext:value-type="float">
            <text:p>0</text:p>
          </table:table-cell>
          <table:table-cell office:value-type="float" office:value="19.338796" calcext:value-type="float">
            <text:p>19.34</text:p>
          </table:table-cell>
          <table:table-cell office:value-type="float" office:value="0" calcext:value-type="float">
            <text:p>0.00</text:p>
          </table:table-cell>
          <table:table-cell office:value-type="float" office:value="35.5572699999999" calcext:value-type="float">
            <text:p>35.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8.09143" calcext:value-type="float">
            <text:p>18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253012" calcext:value-type="float">
            <text:p>14.25</text:p>
          </table:table-cell>
          <table:table-cell office:value-type="float" office:value="67.65553" calcext:value-type="float">
            <text:p>67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7.752959" calcext:value-type="float">
            <text:p>37.75</text:p>
          </table:table-cell>
          <table:table-cell office:value-type="float" office:value="0" calcext:value-type="float">
            <text:p>0</text:p>
          </table:table-cell>
          <table:table-cell office:value-type="float" office:value="14.176055" calcext:value-type="float">
            <text:p>14.18</text:p>
          </table:table-cell>
          <table:table-cell office:value-type="float" office:value="0" calcext:value-type="float">
            <text:p>0.00</text:p>
          </table:table-cell>
          <table:table-cell office:value-type="float" office:value="48.0709800000001" calcext:value-type="float">
            <text:p>48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2.525424" calcext:value-type="float">
            <text:p>12.5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052169" calcext:value-type="float">
            <text:p>11.05</text:p>
          </table:table-cell>
          <table:table-cell office:value-type="float" office:value="76.42239" calcext:value-type="float">
            <text:p>76.4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45972" calcext:value-type="float">
            <text:p>61.46</text:p>
          </table:table-cell>
          <table:table-cell office:value-type="float" office:value="0" calcext:value-type="float">
            <text:p>0</text:p>
          </table:table-cell>
          <table:table-cell office:value-type="float" office:value="17.84139" calcext:value-type="float">
            <text:p>17.84</text:p>
          </table:table-cell>
          <table:table-cell office:value-type="float" office:value="0" calcext:value-type="float">
            <text:p>0.00</text:p>
          </table:table-cell>
          <table:table-cell office:value-type="float" office:value="20.6988900000001" calcext:value-type="float">
            <text:p>20.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4.85588" calcext:value-type="float">
            <text:p>14.8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184868" calcext:value-type="float">
            <text:p>13.18</text:p>
          </table:table-cell>
          <table:table-cell office:value-type="float" office:value="71.95924" calcext:value-type="float">
            <text:p>71.9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3.90116" calcext:value-type="float">
            <text:p>43.90</text:p>
          </table:table-cell>
          <table:table-cell office:value-type="float" office:value="0" calcext:value-type="float">
            <text:p>0</text:p>
          </table:table-cell>
          <table:table-cell office:value-type="float" office:value="26.09884" calcext:value-type="float">
            <text:p>26.10</text:p>
          </table:table-cell>
          <table:table-cell office:value-type="float" office:value="0" calcext:value-type="float">
            <text:p>0.00</text:p>
          </table:table-cell>
          <table:table-cell office:value-type="float" office:value="19.9999999999999" calcext:value-type="float">
            <text:p>2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6.82911" calcext:value-type="float">
            <text:p>16.8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076545" calcext:value-type="float">
            <text:p>13.08</text:p>
          </table:table-cell>
          <table:table-cell office:value-type="float" office:value="70.09434" calcext:value-type="float">
            <text:p>70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37972" calcext:value-type="float">
            <text:p>55.84</text:p>
          </table:table-cell>
          <table:table-cell office:value-type="float" office:value="0" calcext:value-type="float">
            <text:p>0</text:p>
          </table:table-cell>
          <table:table-cell office:value-type="float" office:value="27.932109" calcext:value-type="float">
            <text:p>27.93</text:p>
          </table:table-cell>
          <table:table-cell office:value-type="float" office:value="0" calcext:value-type="float">
            <text:p>0.00</text:p>
          </table:table-cell>
          <table:table-cell office:value-type="float" office:value="16.2299099999998" calcext:value-type="float">
            <text:p>16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5.763895" calcext:value-type="float">
            <text:p>15.7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363029" calcext:value-type="float">
            <text:p>14.36</text:p>
          </table:table-cell>
          <table:table-cell office:value-type="float" office:value="69.87308" calcext:value-type="float">
            <text:p>6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1.1962" calcext:value-type="float">
            <text:p>51.20</text:p>
          </table:table-cell>
          <table:table-cell office:value-type="float" office:value="0" calcext:value-type="float">
            <text:p>0</text:p>
          </table:table-cell>
          <table:table-cell office:value-type="float" office:value="16.460433" calcext:value-type="float">
            <text:p>16.46</text:p>
          </table:table-cell>
          <table:table-cell office:value-type="float" office:value="0" calcext:value-type="float">
            <text:p>0.00</text:p>
          </table:table-cell>
          <table:table-cell office:value-type="float" office:value="32.34337" calcext:value-type="float">
            <text:p>32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5.46876" calcext:value-type="float">
            <text:p>15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477056" calcext:value-type="float">
            <text:p>13.48</text:p>
          </table:table-cell>
          <table:table-cell office:value-type="float" office:value="71.05417" calcext:value-type="float">
            <text:p>71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6.679493" calcext:value-type="float">
            <text:p>36.68</text:p>
          </table:table-cell>
          <table:table-cell office:value-type="float" office:value="0" calcext:value-type="float">
            <text:p>0</text:p>
          </table:table-cell>
          <table:table-cell office:value-type="float" office:value="8.041868" calcext:value-type="float">
            <text:p>8.04</text:p>
          </table:table-cell>
          <table:table-cell office:value-type="float" office:value="0" calcext:value-type="float">
            <text:p>0.00</text:p>
          </table:table-cell>
          <table:table-cell office:value-type="float" office:value="55.27864" calcext:value-type="float">
            <text:p>55.2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Time'.B45]" office:value-type="float" office:value="0.941496" calcext:value-type="float">
            <text:p>0.94</text:p>
          </table:table-cell>
          <table:table-cell table:formula="of:=[$'Compare Time'.C45]" office:value-type="float" office:value="6.980444" calcext:value-type="float">
            <text:p>6.98</text:p>
          </table:table-cell>
          <table:table-cell table:formula="of:=[$'Compare Time'.D45]" office:value-type="float" office:value="5.028094" calcext:value-type="float">
            <text:p>5.03</text:p>
          </table:table-cell>
          <table:table-cell table:formula="of:=[$'Compare Time'.E45]" office:value-type="float" office:value="3.225752" calcext:value-type="float">
            <text:p>3.23</text:p>
          </table:table-cell>
          <table:table-cell table:formula="of:=[$'Compare Time'.F45]" office:value-type="float" office:value="37.24833" calcext:value-type="float">
            <text:p>37.25</text:p>
          </table:table-cell>
          <table:table-cell table:formula="of:=[$'Compare Time'.G45]" office:value-type="float" office:value="46.57588" calcext:value-type="float">
            <text:p>46.58</text:p>
          </table:table-cell>
          <table:table-cell table:formula="of:=[$'Compare Time'.H45]" office:value-type="float" office:value="0.6690016" calcext:value-type="float">
            <text:p>0.67</text:p>
          </table:table-cell>
          <table:table-cell table:formula="of:=[$'Compare Time'.I45]" office:value-type="float" office:value="7.067516" calcext:value-type="float">
            <text:p>7.07</text:p>
          </table:table-cell>
          <table:table-cell table:formula="of:=[$'Compare Time'.J45]" office:value-type="float" office:value="5.13045" calcext:value-type="float">
            <text:p>5.13</text:p>
          </table:table-cell>
          <table:table-cell table:formula="of:=[$'Compare Time'.K45]" office:value-type="float" office:value="2.978036" calcext:value-type="float">
            <text:p>2.98</text:p>
          </table:table-cell>
          <table:table-cell table:formula="of:=[$'Compare Time'.L45]" office:value-type="float" office:value="42.05068" calcext:value-type="float">
            <text:p>42.05</text:p>
          </table:table-cell>
          <table:table-cell table:formula="of:=[$'Compare Time'.M45]" office:value-type="float" office:value="42.10432" calcext:value-type="float">
            <text:p>42.10</text:p>
          </table:table-cell>
          <table:table-cell table:formula="of:=[$'Compare Time'.N45]" office:value-type="float" office:value="1.1474376" calcext:value-type="float">
            <text:p>1.15</text:p>
          </table:table-cell>
          <table:table-cell table:formula="of:=[$'Compare Time'.O45]" office:value-type="float" office:value="9.946226" calcext:value-type="float">
            <text:p>9.95</text:p>
          </table:table-cell>
          <table:table-cell table:formula="of:=[$'Compare Time'.P45]" office:value-type="float" office:value="3.831186" calcext:value-type="float">
            <text:p>3.83</text:p>
          </table:table-cell>
          <table:table-cell table:formula="of:=[$'Compare Time'.Q45]" office:value-type="float" office:value="2.122884" calcext:value-type="float">
            <text:p>2.12</text:p>
          </table:table-cell>
          <table:table-cell table:formula="of:=[$'Compare Time'.R45]" office:value-type="float" office:value="19.77496" calcext:value-type="float">
            <text:p>19.77</text:p>
          </table:table-cell>
          <table:table-cell table:formula="of:=[$'Compare Time'.S45]" office:value-type="float" office:value="63.1773" calcext:value-type="float">
            <text:p>63.18</text:p>
          </table:table-cell>
          <table:table-cell table:formula="of:=[$'Compare Time'.T45]" office:value-type="float" office:value="1.18285" calcext:value-type="float">
            <text:p>1.18</text:p>
          </table:table-cell>
          <table:table-cell table:formula="of:=[$'Compare Time'.U45]" office:value-type="float" office:value="12.96202" calcext:value-type="float">
            <text:p>12.96</text:p>
          </table:table-cell>
          <table:table-cell table:formula="of:=[$'Compare Time'.V45]" office:value-type="float" office:value="5.299636" calcext:value-type="float">
            <text:p>5.30</text:p>
          </table:table-cell>
          <table:table-cell table:formula="of:=[$'Compare Time'.W45]" office:value-type="float" office:value="2.77774" calcext:value-type="float">
            <text:p>2.78</text:p>
          </table:table-cell>
          <table:table-cell table:formula="of:=[$'Compare Time'.X45]" office:value-type="float" office:value="20.58648" calcext:value-type="float">
            <text:p>20.59</text:p>
          </table:table-cell>
          <table:table-cell table:formula="of:=[$'Compare Time'.Y45]" office:value-type="float" office:value="57.19128" calcext:value-type="float">
            <text:p>57.19</text:p>
          </table:table-cell>
          <table:table-cell office:value-type="float" office:value="20.66453" calcext:value-type="float">
            <text:p>2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8.860597" calcext:value-type="float">
            <text:p>18.86</text:p>
          </table:table-cell>
          <table:table-cell office:value-type="float" office:value="67.1943222222222" calcext:value-type="float">
            <text:p>67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5.5233" calcext:value-type="float">
            <text:p>25.52</text:p>
          </table:table-cell>
          <table:table-cell office:value-type="float" office:value="0" calcext:value-type="float">
            <text:p>0</text:p>
          </table:table-cell>
          <table:table-cell office:value-type="float" office:value="14.4767" calcext:value-type="float">
            <text:p>14.48</text:p>
          </table:table-cell>
          <table:table-cell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5.75306" calcext:value-type="float">
            <text:p>15.7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2.26815" calcext:value-type="float">
            <text:p>12.27</text:p>
          </table:table-cell>
          <table:table-cell office:value-type="float" office:value="71.97879" calcext:value-type="float">
            <text:p>71.9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0.64903" calcext:value-type="float">
            <text:p>50.65</text:p>
          </table:table-cell>
          <table:table-cell office:value-type="float" office:value="0" calcext:value-type="float">
            <text:p>0</text:p>
          </table:table-cell>
          <table:table-cell office:value-type="float" office:value="29.35097" calcext:value-type="float">
            <text:p>29.35</text:p>
          </table:table-cell>
          <table:table-cell office:value-type="float" office:value="0" calcext:value-type="float">
            <text:p>0.00</text:p>
          </table:table-cell>
          <table:table-cell office:value-type="float" office:value="19.9999999999998" calcext:value-type="float">
            <text:p>2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3.78892" calcext:value-type="float">
            <text:p>13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814406" calcext:value-type="float">
            <text:p>11.81</text:p>
          </table:table-cell>
          <table:table-cell office:value-type="float" office:value="74.39667" calcext:value-type="float">
            <text:p>74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3.10398" calcext:value-type="float">
            <text:p>53.10</text:p>
          </table:table-cell>
          <table:table-cell office:value-type="float" office:value="0" calcext:value-type="float">
            <text:p>0</text:p>
          </table:table-cell>
          <table:table-cell office:value-type="float" office:value="21.210594" calcext:value-type="float">
            <text:p>21.21</text:p>
          </table:table-cell>
          <table:table-cell office:value-type="float" office:value="0" calcext:value-type="float">
            <text:p>0.00</text:p>
          </table:table-cell>
          <table:table-cell office:value-type="float" office:value="25.6854300000001" calcext:value-type="float">
            <text:p>25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4.792264" calcext:value-type="float">
            <text:p>14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385265" calcext:value-type="float">
            <text:p>13.39</text:p>
          </table:table-cell>
          <table:table-cell office:value-type="float" office:value="71.82249" calcext:value-type="float">
            <text:p>71.8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2.33394" calcext:value-type="float">
            <text:p>62.33</text:p>
          </table:table-cell>
          <table:table-cell office:value-type="float" office:value="0" calcext:value-type="float">
            <text:p>0</text:p>
          </table:table-cell>
          <table:table-cell office:value-type="float" office:value="23.493544" calcext:value-type="float">
            <text:p>23.49</text:p>
          </table:table-cell>
          <table:table-cell office:value-type="float" office:value="0" calcext:value-type="float">
            <text:p>0.00</text:p>
          </table:table-cell>
          <table:table-cell office:value-type="float" office:value="14.17251" calcext:value-type="float">
            <text:p>14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4.86919" calcext:value-type="float">
            <text:p>14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185002" calcext:value-type="float">
            <text:p>13.19</text:p>
          </table:table-cell>
          <table:table-cell office:value-type="float" office:value="71.94581" calcext:value-type="float">
            <text:p>71.9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5.80931" calcext:value-type="float">
            <text:p>45.81</text:p>
          </table:table-cell>
          <table:table-cell office:value-type="float" office:value="0" calcext:value-type="float">
            <text:p>0</text:p>
          </table:table-cell>
          <table:table-cell office:value-type="float" office:value="11.681327" calcext:value-type="float">
            <text:p>11.68</text:p>
          </table:table-cell>
          <table:table-cell office:value-type="float" office:value="0" calcext:value-type="float">
            <text:p>0.00</text:p>
          </table:table-cell>
          <table:table-cell office:value-type="float" office:value="42.50936" calcext:value-type="float">
            <text:p>42.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Time'.B46]" office:value-type="float" office:value="2.1783746" calcext:value-type="float">
            <text:p>2.18</text:p>
          </table:table-cell>
          <table:table-cell table:formula="of:=[$'Compare Time'.C46]" office:value-type="float" office:value="21.03784" calcext:value-type="float">
            <text:p>21.04</text:p>
          </table:table-cell>
          <table:table-cell table:formula="of:=[$'Compare Time'.D46]" office:value-type="float" office:value="15.833396" calcext:value-type="float">
            <text:p>15.83</text:p>
          </table:table-cell>
          <table:table-cell table:formula="of:=[$'Compare Time'.E46]" office:value-type="float" office:value="5.611498" calcext:value-type="float">
            <text:p>5.61</text:p>
          </table:table-cell>
          <table:table-cell table:formula="of:=[$'Compare Time'.F46]" office:value-type="float" office:value="12.15247175" calcext:value-type="float">
            <text:p>12.15</text:p>
          </table:table-cell>
          <table:table-cell table:formula="of:=[$'Compare Time'.G46]" office:value-type="float" office:value="57.02115" calcext:value-type="float">
            <text:p>57.02</text:p>
          </table:table-cell>
          <table:table-cell table:formula="of:=[$'Compare Time'.H46]" office:value-type="float" office:value="0.8861678" calcext:value-type="float">
            <text:p>0.89</text:p>
          </table:table-cell>
          <table:table-cell table:formula="of:=[$'Compare Time'.I46]" office:value-type="float" office:value="11.88348" calcext:value-type="float">
            <text:p>11.88</text:p>
          </table:table-cell>
          <table:table-cell table:formula="of:=[$'Compare Time'.J46]" office:value-type="float" office:value="9.946082" calcext:value-type="float">
            <text:p>9.95</text:p>
          </table:table-cell>
          <table:table-cell table:formula="of:=[$'Compare Time'.K46]" office:value-type="float" office:value="3.605076" calcext:value-type="float">
            <text:p>3.61</text:p>
          </table:table-cell>
          <table:table-cell table:formula="of:=[$'Compare Time'.L46]" office:value-type="float" office:value="11.3604398" calcext:value-type="float">
            <text:p>11.36</text:p>
          </table:table-cell>
          <table:table-cell table:formula="of:=[$'Compare Time'.M46]" office:value-type="float" office:value="62.31874" calcext:value-type="float">
            <text:p>62.32</text:p>
          </table:table-cell>
          <table:table-cell table:formula="of:=[$'Compare Time'.N46]" office:value-type="float" office:value="5.3415456" calcext:value-type="float">
            <text:p>5.34</text:p>
          </table:table-cell>
          <table:table-cell table:formula="of:=[$'Compare Time'.O46]" office:value-type="float" office:value="15.62664" calcext:value-type="float">
            <text:p>15.63</text:p>
          </table:table-cell>
          <table:table-cell table:formula="of:=[$'Compare Time'.P46]" office:value-type="float" office:value="8.456798" calcext:value-type="float">
            <text:p>8.46</text:p>
          </table:table-cell>
          <table:table-cell table:formula="of:=[$'Compare Time'.Q46]" office:value-type="float" office:value="3.523064" calcext:value-type="float">
            <text:p>3.52</text:p>
          </table:table-cell>
          <table:table-cell table:formula="of:=[$'Compare Time'.R46]" office:value-type="float" office:value="44.16308" calcext:value-type="float">
            <text:p>44.16</text:p>
          </table:table-cell>
          <table:table-cell table:formula="of:=[$'Compare Time'.S46]" office:value-type="float" office:value="22.88888" calcext:value-type="float">
            <text:p>22.89</text:p>
          </table:table-cell>
          <table:table-cell table:formula="of:=[$'Compare Time'.T46]" office:value-type="float" office:value="1.7975166" calcext:value-type="float">
            <text:p>1.80</text:p>
          </table:table-cell>
          <table:table-cell table:formula="of:=[$'Compare Time'.U46]" office:value-type="float" office:value="13.82408" calcext:value-type="float">
            <text:p>13.82</text:p>
          </table:table-cell>
          <table:table-cell table:formula="of:=[$'Compare Time'.V46]" office:value-type="float" office:value="9.823752" calcext:value-type="float">
            <text:p>9.82</text:p>
          </table:table-cell>
          <table:table-cell table:formula="of:=[$'Compare Time'.W46]" office:value-type="float" office:value="2.369564" calcext:value-type="float">
            <text:p>2.37</text:p>
          </table:table-cell>
          <table:table-cell table:formula="of:=[$'Compare Time'.X46]" office:value-type="float" office:value="33.811088" calcext:value-type="float">
            <text:p>33.81</text:p>
          </table:table-cell>
          <table:table-cell table:formula="of:=[$'Compare Time'.Y46]" office:value-type="float" office:value="38.374" calcext:value-type="float">
            <text:p>38.37</text:p>
          </table:table-cell>
          <table:table-cell office:value-type="float" office:value="16.76769" calcext:value-type="float">
            <text:p>16.7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07667" calcext:value-type="float">
            <text:p>13.08</text:p>
          </table:table-cell>
          <table:table-cell office:value-type="float" office:value="70.15564" calcext:value-type="float">
            <text:p>7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5.25675" calcext:value-type="float">
            <text:p>25.26</text:p>
          </table:table-cell>
          <table:table-cell office:value-type="float" office:value="0" calcext:value-type="float">
            <text:p>0</text:p>
          </table:table-cell>
          <table:table-cell office:value-type="float" office:value="14.74325" calcext:value-type="float">
            <text:p>14.74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4.05712" calcext:value-type="float">
            <text:p>14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408572" calcext:value-type="float">
            <text:p>11.41</text:p>
          </table:table-cell>
          <table:table-cell office:value-type="float" office:value="74.5343" calcext:value-type="float">
            <text:p>74.5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2.66694" calcext:value-type="float">
            <text:p>42.67</text:p>
          </table:table-cell>
          <table:table-cell office:value-type="float" office:value="0" calcext:value-type="float">
            <text:p>0</text:p>
          </table:table-cell>
          <table:table-cell office:value-type="float" office:value="17.33306" calcext:value-type="float">
            <text:p>17.33</text:p>
          </table:table-cell>
          <table:table-cell office:value-type="float" office:value="0" calcext:value-type="float">
            <text:p>0.00</text:p>
          </table:table-cell>
          <table:table-cell office:value-type="float" office:value="20.0000000000001" calcext:value-type="float">
            <text:p>2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6.45394" calcext:value-type="float">
            <text:p>16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033084" calcext:value-type="float">
            <text:p>14.03</text:p>
          </table:table-cell>
          <table:table-cell office:value-type="float" office:value="69.51296" calcext:value-type="float">
            <text:p>69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2.38934" calcext:value-type="float">
            <text:p>62.39</text:p>
          </table:table-cell>
          <table:table-cell office:value-type="float" office:value="0" calcext:value-type="float">
            <text:p>0</text:p>
          </table:table-cell>
          <table:table-cell office:value-type="float" office:value="24.051778" calcext:value-type="float">
            <text:p>24.05</text:p>
          </table:table-cell>
          <table:table-cell office:value-type="float" office:value="0" calcext:value-type="float">
            <text:p>0.00</text:p>
          </table:table-cell>
          <table:table-cell office:value-type="float" office:value="13.5588800000001" calcext:value-type="float">
            <text:p>13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Time'.B47]" office:value-type="float" office:value="1.316494" calcext:value-type="float">
            <text:p>1.32</text:p>
          </table:table-cell>
          <table:table-cell table:formula="of:=[$'Compare Time'.C47]" office:value-type="float" office:value="20.11602" calcext:value-type="float">
            <text:p>20.12</text:p>
          </table:table-cell>
          <table:table-cell table:formula="of:=[$'Compare Time'.D47]" office:value-type="float" office:value="16.27747" calcext:value-type="float">
            <text:p>16.28</text:p>
          </table:table-cell>
          <table:table-cell table:formula="of:=[$'Compare Time'.E47]" office:value-type="float" office:value="4.716382" calcext:value-type="float">
            <text:p>4.72</text:p>
          </table:table-cell>
          <table:table-cell table:formula="of:=[$'Compare Time'.F47]" office:value-type="float" office:value="14.812752" calcext:value-type="float">
            <text:p>14.81</text:p>
          </table:table-cell>
          <table:table-cell table:formula="of:=[$'Compare Time'.G47]" office:value-type="float" office:value="53.451075" calcext:value-type="float">
            <text:p>53.45</text:p>
          </table:table-cell>
          <table:table-cell table:formula="of:=[$'Compare Time'.H47]" office:value-type="float" office:value="0.48335" calcext:value-type="float">
            <text:p>0.48</text:p>
          </table:table-cell>
          <table:table-cell table:formula="of:=[$'Compare Time'.I47]" office:value-type="float" office:value="13.8854" calcext:value-type="float">
            <text:p>13.89</text:p>
          </table:table-cell>
          <table:table-cell table:formula="of:=[$'Compare Time'.J47]" office:value-type="float" office:value="10.579924" calcext:value-type="float">
            <text:p>10.58</text:p>
          </table:table-cell>
          <table:table-cell table:formula="of:=[$'Compare Time'.K47]" office:value-type="float" office:value="3.789874" calcext:value-type="float">
            <text:p>3.79</text:p>
          </table:table-cell>
          <table:table-cell table:formula="of:=[$'Compare Time'.L47]" office:value-type="float" office:value="19.08392" calcext:value-type="float">
            <text:p>19.08</text:p>
          </table:table-cell>
          <table:table-cell table:formula="of:=[$'Compare Time'.M47]" office:value-type="float" office:value="52.17756" calcext:value-type="float">
            <text:p>52.18</text:p>
          </table:table-cell>
          <table:table-cell table:formula="of:=[$'Compare Time'.N47]" office:value-type="float" office:value="6.450736" calcext:value-type="float">
            <text:p>6.45</text:p>
          </table:table-cell>
          <table:table-cell table:formula="of:=[$'Compare Time'.O47]" office:value-type="float" office:value="21.1321" calcext:value-type="float">
            <text:p>21.13</text:p>
          </table:table-cell>
          <table:table-cell table:formula="of:=[$'Compare Time'.P47]" office:value-type="float" office:value="6.198734" calcext:value-type="float">
            <text:p>6.20</text:p>
          </table:table-cell>
          <table:table-cell table:formula="of:=[$'Compare Time'.Q47]" office:value-type="float" office:value="4.153862" calcext:value-type="float">
            <text:p>4.15</text:p>
          </table:table-cell>
          <table:table-cell table:formula="of:=[$'Compare Time'.R47]" office:value-type="float" office:value="33.83208" calcext:value-type="float">
            <text:p>33.83</text:p>
          </table:table-cell>
          <table:table-cell table:formula="of:=[$'Compare Time'.S47]" office:value-type="float" office:value="28.23248" calcext:value-type="float">
            <text:p>28.23</text:p>
          </table:table-cell>
          <table:table-cell table:formula="of:=[$'Compare Time'.T47]" office:value-type="float" office:value="1.902366" calcext:value-type="float">
            <text:p>1.90</text:p>
          </table:table-cell>
          <table:table-cell table:formula="of:=[$'Compare Time'.U47]" office:value-type="float" office:value="21.97828" calcext:value-type="float">
            <text:p>21.98</text:p>
          </table:table-cell>
          <table:table-cell table:formula="of:=[$'Compare Time'.V47]" office:value-type="float" office:value="10.476002" calcext:value-type="float">
            <text:p>10.48</text:p>
          </table:table-cell>
          <table:table-cell table:formula="of:=[$'Compare Time'.W47]" office:value-type="float" office:value="1.9708248" calcext:value-type="float">
            <text:p>1.97</text:p>
          </table:table-cell>
          <table:table-cell table:formula="of:=[$'Compare Time'.X47]" office:value-type="float" office:value="32.38894" calcext:value-type="float">
            <text:p>32.39</text:p>
          </table:table-cell>
          <table:table-cell table:formula="of:=[$'Compare Time'.Y47]" office:value-type="float" office:value="31.283608" calcext:value-type="float">
            <text:p>31.28</text:p>
          </table:table-cell>
          <table:table-cell office:value-type="float" office:value="15.30792" calcext:value-type="float">
            <text:p>15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901136" calcext:value-type="float">
            <text:p>11.90</text:p>
          </table:table-cell>
          <table:table-cell office:value-type="float" office:value="72.79094" calcext:value-type="float">
            <text:p>72.79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5.81097" calcext:value-type="float">
            <text:p>15.8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147707" calcext:value-type="float">
            <text:p>14.15</text:p>
          </table:table-cell>
          <table:table-cell office:value-type="float" office:value="70.04132" calcext:value-type="float">
            <text:p>70.0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5.763462" calcext:value-type="float">
            <text:p>35.76</text:p>
          </table:table-cell>
          <table:table-cell office:value-type="float" office:value="0" calcext:value-type="float">
            <text:p>0</text:p>
          </table:table-cell>
          <table:table-cell office:value-type="float" office:value="16.006038" calcext:value-type="float">
            <text:p>16.01</text:p>
          </table:table-cell>
          <table:table-cell office:value-type="float" office:value="0" calcext:value-type="float">
            <text:p>0.00</text:p>
          </table:table-cell>
          <table:table-cell office:value-type="float" office:value="38.2305" calcext:value-type="float">
            <text:p>38.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5.81488" calcext:value-type="float">
            <text:p>15.8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724376" calcext:value-type="float">
            <text:p>13.72</text:p>
          </table:table-cell>
          <table:table-cell office:value-type="float" office:value="70.46076" calcext:value-type="float">
            <text:p>70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2.285987" calcext:value-type="float">
            <text:p>62.29</text:p>
          </table:table-cell>
          <table:table-cell office:value-type="float" office:value="0" calcext:value-type="float">
            <text:p>0</text:p>
          </table:table-cell>
          <table:table-cell office:value-type="float" office:value="21.167533" calcext:value-type="float">
            <text:p>21.17</text:p>
          </table:table-cell>
          <table:table-cell office:value-type="float" office:value="0" calcext:value-type="float">
            <text:p>0.00</text:p>
          </table:table-cell>
          <table:table-cell office:value-type="float" office:value="16.5464799999998" calcext:value-type="float">
            <text:p>16.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8.04876" calcext:value-type="float">
            <text:p>18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5.82126" calcext:value-type="float">
            <text:p>15.82</text:p>
          </table:table-cell>
          <table:table-cell office:value-type="float" office:value="66.12997" calcext:value-type="float">
            <text:p>66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4.47287" calcext:value-type="float">
            <text:p>54.47</text:p>
          </table:table-cell>
          <table:table-cell office:value-type="float" office:value="0" calcext:value-type="float">
            <text:p>0</text:p>
          </table:table-cell>
          <table:table-cell office:value-type="float" office:value="17.108287" calcext:value-type="float">
            <text:p>17.11</text:p>
          </table:table-cell>
          <table:table-cell office:value-type="float" office:value="0" calcext:value-type="float">
            <text:p>0.00</text:p>
          </table:table-cell>
          <table:table-cell office:value-type="float" office:value="28.4188300000001" calcext:value-type="float">
            <text:p>28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Time'.B48]" office:value-type="float" office:value="18.269232" calcext:value-type="float">
            <text:p>18.27</text:p>
          </table:table-cell>
          <table:table-cell table:formula="of:=[$'Compare Time'.C48]" office:value-type="float" office:value="7.176366" calcext:value-type="float">
            <text:p>7.18</text:p>
          </table:table-cell>
          <table:table-cell table:formula="of:=[$'Compare Time'.D48]" office:value-type="float" office:value="6.0655" calcext:value-type="float">
            <text:p>6.07</text:p>
          </table:table-cell>
          <table:table-cell table:formula="of:=[$'Compare Time'.E48]" office:value-type="float" office:value="6.837296" calcext:value-type="float">
            <text:p>6.84</text:p>
          </table:table-cell>
          <table:table-cell table:formula="of:=[$'Compare Time'.F48]" office:value-type="float" office:value="46.965075" calcext:value-type="float">
            <text:p>46.97</text:p>
          </table:table-cell>
          <table:table-cell table:formula="of:=[$'Compare Time'.G48]" office:value-type="float" office:value="30.099475" calcext:value-type="float">
            <text:p>30.10</text:p>
          </table:table-cell>
          <table:table-cell table:formula="of:=[$'Compare Time'.H48]" office:value-type="float" office:value="7.57408" calcext:value-type="float">
            <text:p>7.57</text:p>
          </table:table-cell>
          <table:table-cell table:formula="of:=[$'Compare Time'.I48]" office:value-type="float" office:value="5.192076" calcext:value-type="float">
            <text:p>5.19</text:p>
          </table:table-cell>
          <table:table-cell table:formula="of:=[$'Compare Time'.J48]" office:value-type="float" office:value="7.230824" calcext:value-type="float">
            <text:p>7.23</text:p>
          </table:table-cell>
          <table:table-cell table:formula="of:=[$'Compare Time'.K48]" office:value-type="float" office:value="3.239232" calcext:value-type="float">
            <text:p>3.24</text:p>
          </table:table-cell>
          <table:table-cell table:formula="of:=[$'Compare Time'.L48]" office:value-type="float" office:value="57.6534" calcext:value-type="float">
            <text:p>57.65</text:p>
          </table:table-cell>
          <table:table-cell table:formula="of:=[$'Compare Time'.M48]" office:value-type="float" office:value="19.110386" calcext:value-type="float">
            <text:p>19.11</text:p>
          </table:table-cell>
          <table:table-cell table:formula="of:=[$'Compare Time'.N48]" office:value-type="float" office:value="11.65554" calcext:value-type="float">
            <text:p>11.66</text:p>
          </table:table-cell>
          <table:table-cell table:formula="of:=[$'Compare Time'.O48]" office:value-type="float" office:value="4.87455" calcext:value-type="float">
            <text:p>4.87</text:p>
          </table:table-cell>
          <table:table-cell table:formula="of:=[$'Compare Time'.P48]" office:value-type="float" office:value="3.75619" calcext:value-type="float">
            <text:p>3.76</text:p>
          </table:table-cell>
          <table:table-cell table:formula="of:=[$'Compare Time'.Q48]" office:value-type="float" office:value="3.528054" calcext:value-type="float">
            <text:p>3.53</text:p>
          </table:table-cell>
          <table:table-cell table:formula="of:=[$'Compare Time'.R48]" office:value-type="float" office:value="65.99488" calcext:value-type="float">
            <text:p>65.99</text:p>
          </table:table-cell>
          <table:table-cell table:formula="of:=[$'Compare Time'.S48]" office:value-type="float" office:value="10.190802" calcext:value-type="float">
            <text:p>10.19</text:p>
          </table:table-cell>
          <table:table-cell table:formula="of:=[$'Compare Time'.T48]" office:value-type="float" office:value="7.087768" calcext:value-type="float">
            <text:p>7.09</text:p>
          </table:table-cell>
          <table:table-cell table:formula="of:=[$'Compare Time'.U48]" office:value-type="float" office:value="4.96814" calcext:value-type="float">
            <text:p>4.97</text:p>
          </table:table-cell>
          <table:table-cell table:formula="of:=[$'Compare Time'.V48]" office:value-type="float" office:value="6.504436" calcext:value-type="float">
            <text:p>6.50</text:p>
          </table:table-cell>
          <table:table-cell table:formula="of:=[$'Compare Time'.W48]" office:value-type="float" office:value="2.781452" calcext:value-type="float">
            <text:p>2.78</text:p>
          </table:table-cell>
          <table:table-cell table:formula="of:=[$'Compare Time'.X48]" office:value-type="float" office:value="67.22206" calcext:value-type="float">
            <text:p>67.22</text:p>
          </table:table-cell>
          <table:table-cell table:formula="of:=[$'Compare Time'.Y48]" office:value-type="float" office:value="11.436146" calcext:value-type="float">
            <text:p>11.44</text:p>
          </table:table-cell>
          <table:table-cell office:value-type="float" office:value="15.542113" calcext:value-type="float">
            <text:p>15.5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846606" calcext:value-type="float">
            <text:p>13.85</text:p>
          </table:table-cell>
          <table:table-cell office:value-type="float" office:value="70.61127" calcext:value-type="float">
            <text:p>70.6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3.54098" calcext:value-type="float">
            <text:p>23.54</text:p>
          </table:table-cell>
          <table:table-cell office:value-type="float" office:value="0" calcext:value-type="float">
            <text:p>0</text:p>
          </table:table-cell>
          <table:table-cell office:value-type="float" office:value="16.45902" calcext:value-type="float">
            <text:p>16.46</text:p>
          </table:table-cell>
          <table:table-cell office:value-type="float" office:value="0" calcext:value-type="float">
            <text:p>0.00</text:p>
          </table:table-cell>
          <table:table-cell office:value-type="float" office:value="9.99999999999991" calcext:value-type="float">
            <text:p>1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18.05966" calcext:value-type="float">
            <text:p>18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6.07364" calcext:value-type="float">
            <text:p>16.07</text:p>
          </table:table-cell>
          <table:table-cell office:value-type="float" office:value="65.86668" calcext:value-type="float">
            <text:p>65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9.07143" calcext:value-type="float">
            <text:p>49.07</text:p>
          </table:table-cell>
          <table:table-cell office:value-type="float" office:value="0" calcext:value-type="float">
            <text:p>0</text:p>
          </table:table-cell>
          <table:table-cell office:value-type="float" office:value="18.439517" calcext:value-type="float">
            <text:p>18.44</text:p>
          </table:table-cell>
          <table:table-cell office:value-type="float" office:value="0" calcext:value-type="float">
            <text:p>0.00</text:p>
          </table:table-cell>
          <table:table-cell office:value-type="float" office:value="32.4890499999999" calcext:value-type="float">
            <text:p>32.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Time'.B49]" office:value-type="float" office:value="10.95707" calcext:value-type="float">
            <text:p>10.96</text:p>
          </table:table-cell>
          <table:table-cell table:formula="of:=[$'Compare Time'.C49]" office:value-type="float" office:value="16.60112" calcext:value-type="float">
            <text:p>16.60</text:p>
          </table:table-cell>
          <table:table-cell table:formula="of:=[$'Compare Time'.D49]" office:value-type="float" office:value="12.605564" calcext:value-type="float">
            <text:p>12.61</text:p>
          </table:table-cell>
          <table:table-cell table:formula="of:=[$'Compare Time'.E49]" office:value-type="float" office:value="7.47583" calcext:value-type="float">
            <text:p>7.48</text:p>
          </table:table-cell>
          <table:table-cell table:formula="of:=[$'Compare Time'.F49]" office:value-type="float" office:value="21.941125" calcext:value-type="float">
            <text:p>21.94</text:p>
          </table:table-cell>
          <table:table-cell table:formula="of:=[$'Compare Time'.G49]" office:value-type="float" office:value="43.5094" calcext:value-type="float">
            <text:p>43.51</text:p>
          </table:table-cell>
          <table:table-cell table:formula="of:=[$'Compare Time'.H49]" office:value-type="float" office:value="4.9542" calcext:value-type="float">
            <text:p>4.95</text:p>
          </table:table-cell>
          <table:table-cell table:formula="of:=[$'Compare Time'.I49]" office:value-type="float" office:value="13.2626" calcext:value-type="float">
            <text:p>13.26</text:p>
          </table:table-cell>
          <table:table-cell table:formula="of:=[$'Compare Time'.J49]" office:value-type="float" office:value="12.66678" calcext:value-type="float">
            <text:p>12.67</text:p>
          </table:table-cell>
          <table:table-cell table:formula="of:=[$'Compare Time'.K49]" office:value-type="float" office:value="5.62639" calcext:value-type="float">
            <text:p>5.63</text:p>
          </table:table-cell>
          <table:table-cell table:formula="of:=[$'Compare Time'.L49]" office:value-type="float" office:value="29.69886" calcext:value-type="float">
            <text:p>29.70</text:p>
          </table:table-cell>
          <table:table-cell table:formula="of:=[$'Compare Time'.M49]" office:value-type="float" office:value="33.79118" calcext:value-type="float">
            <text:p>33.79</text:p>
          </table:table-cell>
          <table:table-cell table:formula="of:=[$'Compare Time'.N49]" office:value-type="float" office:value="8.057684" calcext:value-type="float">
            <text:p>8.06</text:p>
          </table:table-cell>
          <table:table-cell table:formula="of:=[$'Compare Time'.O49]" office:value-type="float" office:value="13.17808" calcext:value-type="float">
            <text:p>13.18</text:p>
          </table:table-cell>
          <table:table-cell table:formula="of:=[$'Compare Time'.P49]" office:value-type="float" office:value="8.377562" calcext:value-type="float">
            <text:p>8.38</text:p>
          </table:table-cell>
          <table:table-cell table:formula="of:=[$'Compare Time'.Q49]" office:value-type="float" office:value="4.356752" calcext:value-type="float">
            <text:p>4.36</text:p>
          </table:table-cell>
          <table:table-cell table:formula="of:=[$'Compare Time'.R49]" office:value-type="float" office:value="45.29412" calcext:value-type="float">
            <text:p>45.29</text:p>
          </table:table-cell>
          <table:table-cell table:formula="of:=[$'Compare Time'.S49]" office:value-type="float" office:value="20.735806" calcext:value-type="float">
            <text:p>20.74</text:p>
          </table:table-cell>
          <table:table-cell table:formula="of:=[$'Compare Time'.T49]" office:value-type="float" office:value="4.961966" calcext:value-type="float">
            <text:p>4.96</text:p>
          </table:table-cell>
          <table:table-cell table:formula="of:=[$'Compare Time'.U49]" office:value-type="float" office:value="15.63636" calcext:value-type="float">
            <text:p>15.64</text:p>
          </table:table-cell>
          <table:table-cell table:formula="of:=[$'Compare Time'.V49]" office:value-type="float" office:value="13.639904" calcext:value-type="float">
            <text:p>13.64</text:p>
          </table:table-cell>
          <table:table-cell table:formula="of:=[$'Compare Time'.W49]" office:value-type="float" office:value="3.405728" calcext:value-type="float">
            <text:p>3.41</text:p>
          </table:table-cell>
          <table:table-cell table:formula="of:=[$'Compare Time'.X49]" office:value-type="float" office:value="41.84722" calcext:value-type="float">
            <text:p>41.85</text:p>
          </table:table-cell>
          <table:table-cell table:formula="of:=[$'Compare Time'.Y49]" office:value-type="float" office:value="20.50884" calcext:value-type="float">
            <text:p>20.51</text:p>
          </table:table-cell>
          <table:table-cell office:value-type="float" office:value="17.93493" calcext:value-type="float">
            <text:p>17.9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633678" calcext:value-type="float">
            <text:p>14.63</text:p>
          </table:table-cell>
          <table:table-cell office:value-type="float" office:value="67.4314" calcext:value-type="float">
            <text:p>67.4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4.65353" calcext:value-type="float">
            <text:p>24.65</text:p>
          </table:table-cell>
          <table:table-cell office:value-type="float" office:value="0" calcext:value-type="float">
            <text:p>0</text:p>
          </table:table-cell>
          <table:table-cell office:value-type="float" office:value="15.34647" calcext:value-type="float">
            <text:p>15.35</text:p>
          </table:table-cell>
          <table:table-cell office:value-type="float" office:value="0" calcext:value-type="float">
            <text:p>0.00</text:p>
          </table:table-cell>
          <table:table-cell office:value-type="float" office:value="8.04932E-015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9" table:formula="of:=[$'Compare Time'.B50]" office:value-type="float" office:value="6.006982" calcext:value-type="float">
            <text:p>6.01</text:p>
          </table:table-cell>
          <table:table-cell table:style-name="ce110" table:formula="of:=[$'Compare Time'.C50]" office:value-type="float" office:value="19.6379" calcext:value-type="float">
            <text:p>19.64</text:p>
          </table:table-cell>
          <table:table-cell table:style-name="ce110" table:formula="of:=[$'Compare Time'.D50]" office:value-type="float" office:value="15.785696" calcext:value-type="float">
            <text:p>15.79</text:p>
          </table:table-cell>
          <table:table-cell table:style-name="ce110" table:formula="of:=[$'Compare Time'.E50]" office:value-type="float" office:value="6.93539" calcext:value-type="float">
            <text:p>6.94</text:p>
          </table:table-cell>
          <table:table-cell table:style-name="ce110" table:formula="of:=[$'Compare Time'.F50]" office:value-type="float" office:value="14.54141725" calcext:value-type="float">
            <text:p>14.54</text:p>
          </table:table-cell>
          <table:table-cell table:style-name="ce110" table:formula="of:=[$'Compare Time'.G50]" office:value-type="float" office:value="50.001125" calcext:value-type="float">
            <text:p>50.00</text:p>
          </table:table-cell>
          <table:table-cell table:style-name="ce109" table:formula="of:=[$'Compare Time'.H50]" office:value-type="float" office:value="1.2433054" calcext:value-type="float">
            <text:p>1.24</text:p>
          </table:table-cell>
          <table:table-cell table:style-name="ce110" table:formula="of:=[$'Compare Time'.I50]" office:value-type="float" office:value="14.448836" calcext:value-type="float">
            <text:p>14.45</text:p>
          </table:table-cell>
          <table:table-cell table:style-name="ce110" table:formula="of:=[$'Compare Time'.J50]" office:value-type="float" office:value="13.42933" calcext:value-type="float">
            <text:p>13.43</text:p>
          </table:table-cell>
          <table:table-cell table:style-name="ce110" table:formula="of:=[$'Compare Time'.K50]" office:value-type="float" office:value="4.029062" calcext:value-type="float">
            <text:p>4.03</text:p>
          </table:table-cell>
          <table:table-cell table:style-name="ce110" table:formula="of:=[$'Compare Time'.L50]" office:value-type="float" office:value="14.412148" calcext:value-type="float">
            <text:p>14.41</text:p>
          </table:table-cell>
          <table:table-cell table:style-name="ce119" table:formula="of:=[$'Compare Time'.M50]" office:value-type="float" office:value="52.43734" calcext:value-type="float">
            <text:p>52.44</text:p>
          </table:table-cell>
          <table:table-cell table:style-name="ce110" table:formula="of:=[$'Compare Time'.N50]" office:value-type="float" office:value="8.745722" calcext:value-type="float">
            <text:p>8.75</text:p>
          </table:table-cell>
          <table:table-cell table:style-name="ce110" table:formula="of:=[$'Compare Time'.O50]" office:value-type="float" office:value="15.40272" calcext:value-type="float">
            <text:p>15.40</text:p>
          </table:table-cell>
          <table:table-cell table:style-name="ce110" table:formula="of:=[$'Compare Time'.P50]" office:value-type="float" office:value="6.72984" calcext:value-type="float">
            <text:p>6.73</text:p>
          </table:table-cell>
          <table:table-cell table:style-name="ce110" table:formula="of:=[$'Compare Time'.Q50]" office:value-type="float" office:value="3.76124" calcext:value-type="float">
            <text:p>3.76</text:p>
          </table:table-cell>
          <table:table-cell table:style-name="ce110" table:formula="of:=[$'Compare Time'.R50]" office:value-type="float" office:value="39.64414" calcext:value-type="float">
            <text:p>39.64</text:p>
          </table:table-cell>
          <table:table-cell table:style-name="ce110" table:formula="of:=[$'Compare Time'.S50]" office:value-type="float" office:value="25.71632" calcext:value-type="float">
            <text:p>25.72</text:p>
          </table:table-cell>
          <table:table-cell table:style-name="ce109" table:formula="of:=[$'Compare Time'.T50]" office:value-type="float" office:value="3.853554" calcext:value-type="float">
            <text:p>3.85</text:p>
          </table:table-cell>
          <table:table-cell table:style-name="ce110" table:formula="of:=[$'Compare Time'.U50]" office:value-type="float" office:value="15.82608" calcext:value-type="float">
            <text:p>15.83</text:p>
          </table:table-cell>
          <table:table-cell table:style-name="ce110" table:formula="of:=[$'Compare Time'.V50]" office:value-type="float" office:value="11.03491" calcext:value-type="float">
            <text:p>11.03</text:p>
          </table:table-cell>
          <table:table-cell table:style-name="ce110" table:formula="of:=[$'Compare Time'.W50]" office:value-type="float" office:value="2.54152" calcext:value-type="float">
            <text:p>2.54</text:p>
          </table:table-cell>
          <table:table-cell table:style-name="ce110" table:formula="of:=[$'Compare Time'.X50]" office:value-type="float" office:value="44.96642" calcext:value-type="float">
            <text:p>44.97</text:p>
          </table:table-cell>
          <table:table-cell table:style-name="ce119" table:formula="of:=[$'Compare Time'.Y50]" office:value-type="float" office:value="21.777516" calcext:value-type="float">
            <text:p>21.78</text:p>
          </table:table-cell>
          <table:table-cell table:style-name="ce110" office:value-type="float" office:value="18.59379" calcext:value-type="float">
            <text:p>18.59</text:p>
          </table:table-cell>
          <table:table-cell table:number-columns-repeated="2" table:style-name="ce110" office:value-type="float" office:value="0" calcext:value-type="float">
            <text:p>0.00</text:p>
          </table:table-cell>
          <table:table-cell table:style-name="ce110" office:value-type="float" office:value="15.82703" calcext:value-type="float">
            <text:p>15.83</text:p>
          </table:table-cell>
          <table:table-cell table:style-name="ce110" office:value-type="float" office:value="65.57919" calcext:value-type="float">
            <text:p>65.58</text:p>
          </table:table-cell>
          <table:table-cell table:style-name="ce110" office:value-type="float" office:value="0" calcext:value-type="float">
            <text:p>0.00</text:p>
          </table:table-cell>
          <table:table-cell table:style-name="ce109" office:value-type="float" office:value="0" calcext:value-type="float">
            <text:p>0.00</text:p>
          </table:table-cell>
          <table:table-cell table:style-name="ce110" office:value-type="float" office:value="31.86712" calcext:value-type="float">
            <text:p>31.87</text:p>
          </table:table-cell>
          <table:table-cell table:style-name="ce123" office:value-type="float" office:value="0" calcext:value-type="float">
            <text:p>0</text:p>
          </table:table-cell>
          <table:table-cell table:style-name="ce110" office:value-type="float" office:value="18.13288" calcext:value-type="float">
            <text:p>18.13</text:p>
          </table:table-cell>
          <table:table-cell table:style-name="ce110" office:value-type="float" office:value="0" calcext:value-type="float">
            <text:p>0.00</text:p>
          </table:table-cell>
          <table:table-cell table:style-name="ce119" office:value-type="float" office:value="30" calcext:value-type="float">
            <text:p>30.00</text:p>
          </table:table-cell>
        </table:table-row>
      </table:table>
      <table:table table:name="ResumedDist" table:style-name="ta6">
        <office:forms form:automatic-focus="false" form:apply-design-mode="false"/>
        <table:table-column table:style-name="co10" table:number-columns-repeated="2" table:default-cell-style-name="Default"/>
        <table:table-column table:style-name="co44" table:default-cell-style-name="ce6"/>
        <table:table-column table:style-name="co45" table:default-cell-style-name="ce6"/>
        <table:table-column table:style-name="co40" table:default-cell-style-name="ce79"/>
        <table:table-column table:style-name="co40" table:number-columns-repeated="3" table:default-cell-style-name="ce32"/>
        <table:table-column table:style-name="co40" table:default-cell-style-name="ce79"/>
        <table:table-column table:style-name="co40" table:number-columns-repeated="2" table:default-cell-style-name="ce32"/>
        <table:table-column table:style-name="co40" table:default-cell-style-name="ce86"/>
        <table:table-column table:style-name="co40" table:number-columns-repeated="4" table:default-cell-style-name="ce32"/>
        <table:table-column table:style-name="co40" table:default-cell-style-name="ce79"/>
        <table:table-column table:style-name="co40" table:number-columns-repeated="2" table:default-cell-style-name="ce32"/>
        <table:table-column table:style-name="co40" table:default-cell-style-name="ce86"/>
        <table:table-column table:style-name="co40" table:default-cell-style-name="ce79"/>
        <table:table-column table:style-name="co46" table:number-columns-repeated="2" table:default-cell-style-name="ce32"/>
        <table:table-column table:style-name="co40" table:default-cell-style-name="ce86"/>
        <table:table-column table:style-name="co46" table:default-cell-style-name="ce79"/>
        <table:table-column table:style-name="co40" table:default-cell-style-name="ce32"/>
        <table:table-column table:style-name="co46" table:default-cell-style-name="ce32"/>
        <table:table-column table:style-name="co40" table:default-cell-style-name="ce86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78" office:value-type="string" calcext:value-type="string" table:number-columns-spanned="4" table:number-rows-spanned="1">
            <text:p>ScSp</text:p>
          </table:table-cell>
          <table:covered-table-cell table:number-columns-repeated="3" table:style-name="ce82"/>
          <table:table-cell table:style-name="ce120" office:value-type="string" calcext:value-type="string" table:number-columns-spanned="4" table:number-rows-spanned="1">
            <text:p>McSp</text:p>
          </table:table-cell>
          <table:covered-table-cell table:number-columns-repeated="2" table:style-name="ce46"/>
          <table:covered-table-cell table:style-name="ce48"/>
          <table:table-cell table:style-name="ce82" office:value-type="string" calcext:value-type="string" table:number-columns-spanned="4" table:number-rows-spanned="1">
            <text:p>ScMp</text:p>
          </table:table-cell>
          <table:covered-table-cell table:number-columns-repeated="3" table:style-name="ce46"/>
          <table:table-cell table:style-name="ce120" office:value-type="string" calcext:value-type="string" table:number-columns-spanned="4" table:number-rows-spanned="1">
            <text:p>McMp</text:p>
          </table:table-cell>
          <table:covered-table-cell table:number-columns-repeated="2" table:style-name="ce46"/>
          <table:covered-table-cell table:style-name="ce48"/>
          <table:table-cell table:style-name="ce120" office:value-type="string" calcext:value-type="string" table:number-columns-spanned="4" table:number-rows-spanned="1">
            <text:p>Customer</text:p>
          </table:table-cell>
          <table:covered-table-cell table:number-columns-repeated="2" table:style-name="ce82"/>
          <table:covered-table-cell table:style-name="ce84"/>
          <table:table-cell table:style-name="ce120" office:value-type="string" calcext:value-type="string" table:number-columns-spanned="4" table:number-rows-spanned="1">
            <text:p>Parcel</text:p>
          </table:table-cell>
          <table:covered-table-cell table:number-columns-repeated="2" table:style-name="ce82"/>
          <table:covered-table-cell table:style-name="ce84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3.8008858" calcext:value-type="float">
            <text:p>3.80</text:p>
          </table:table-cell>
          <table:table-cell table:formula="of:=[$'Compare Dist'.C45]" office:value-type="float" office:value="40.05776" calcext:value-type="float">
            <text:p>40.06</text:p>
          </table:table-cell>
          <table:table-cell table:formula="of:=[$'Compare Dist'.D45]" office:value-type="float" office:value="16.08267" calcext:value-type="float">
            <text:p>16.08</text:p>
          </table:table-cell>
          <table:table-cell table:formula="of:=[$'Compare Dist'.E45]" office:value-type="float" office:value="40.0587" calcext:value-type="float">
            <text:p>40.06</text:p>
          </table:table-cell>
          <table:table-cell table:formula="of:=[$'Compare Dist'.F45]" office:value-type="float" office:value="3.8008858" calcext:value-type="float">
            <text:p>3.80</text:p>
          </table:table-cell>
          <table:table-cell table:formula="of:=[$'Compare Dist'.G45]" office:value-type="float" office:value="40.05776" calcext:value-type="float">
            <text:p>40.06</text:p>
          </table:table-cell>
          <table:table-cell table:formula="of:=[$'Compare Dist'.H45]" office:value-type="float" office:value="16.08267" calcext:value-type="float">
            <text:p>16.08</text:p>
          </table:table-cell>
          <table:table-cell table:formula="of:=[$'Compare Dist'.I45]" office:value-type="float" office:value="40.0587" calcext:value-type="float">
            <text:p>40.06</text:p>
          </table:table-cell>
          <table:table-cell table:formula="of:=[$'Compare Dist'.J45]" office:value-type="float" office:value="7.400992" calcext:value-type="float">
            <text:p>7.40</text:p>
          </table:table-cell>
          <table:table-cell table:formula="of:=[$'Compare Dist'.K45]" office:value-type="float" office:value="46.90534" calcext:value-type="float">
            <text:p>46.91</text:p>
          </table:table-cell>
          <table:table-cell table:formula="of:=[$'Compare Dist'.L45]" office:value-type="float" office:value="13.19564" calcext:value-type="float">
            <text:p>13.20</text:p>
          </table:table-cell>
          <table:table-cell table:formula="of:=[$'Compare Dist'.M45]" office:value-type="float" office:value="32.49804" calcext:value-type="float">
            <text:p>32.50</text:p>
          </table:table-cell>
          <table:table-cell table:formula="of:=[$'Compare Dist'.N45]" office:value-type="float" office:value="5.994914" calcext:value-type="float">
            <text:p>5.99</text:p>
          </table:table-cell>
          <table:table-cell table:formula="of:=[$'Compare Dist'.O45]" office:value-type="float" office:value="47.4021" calcext:value-type="float">
            <text:p>47.40</text:p>
          </table:table-cell>
          <table:table-cell table:formula="of:=[$'Compare Dist'.P45]" office:value-type="float" office:value="14.60686" calcext:value-type="float">
            <text:p>14.61</text:p>
          </table:table-cell>
          <table:table-cell table:formula="of:=[$'Compare Dist'.Q45]" office:value-type="float" office:value="31.99616" calcext:value-type="float">
            <text:p>32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6.706432" calcext:value-type="float">
            <text:p>6.71</text:p>
          </table:table-cell>
          <table:table-cell table:formula="of:=[$'Compare Dist'.C46]" office:value-type="float" office:value="43.94566" calcext:value-type="float">
            <text:p>43.95</text:p>
          </table:table-cell>
          <table:table-cell table:formula="of:=[$'Compare Dist'.D46]" office:value-type="float" office:value="22.122908" calcext:value-type="float">
            <text:p>22.12</text:p>
          </table:table-cell>
          <table:table-cell table:formula="of:=[$'Compare Dist'.E46]" office:value-type="float" office:value="27.225" calcext:value-type="float">
            <text:p>27.23</text:p>
          </table:table-cell>
          <table:table-cell table:formula="of:=[$'Compare Dist'.F46]" office:value-type="float" office:value="1.3124724" calcext:value-type="float">
            <text:p>1.31</text:p>
          </table:table-cell>
          <table:table-cell table:formula="of:=[$'Compare Dist'.G46]" office:value-type="float" office:value="43.97586" calcext:value-type="float">
            <text:p>43.98</text:p>
          </table:table-cell>
          <table:table-cell table:formula="of:=[$'Compare Dist'.H46]" office:value-type="float" office:value="27.1892" calcext:value-type="float">
            <text:p>27.19</text:p>
          </table:table-cell>
          <table:table-cell table:formula="of:=[$'Compare Dist'.I46]" office:value-type="float" office:value="27.52246" calcext:value-type="float">
            <text:p>27.52</text:p>
          </table:table-cell>
          <table:table-cell table:formula="of:=[$'Compare Dist'.J46]" office:value-type="float" office:value="12.98767336" calcext:value-type="float">
            <text:p>12.99</text:p>
          </table:table-cell>
          <table:table-cell table:formula="of:=[$'Compare Dist'.K46]" office:value-type="float" office:value="47.3194" calcext:value-type="float">
            <text:p>47.32</text:p>
          </table:table-cell>
          <table:table-cell table:formula="of:=[$'Compare Dist'.L46]" office:value-type="float" office:value="17.838888" calcext:value-type="float">
            <text:p>17.84</text:p>
          </table:table-cell>
          <table:table-cell table:formula="of:=[$'Compare Dist'.M46]" office:value-type="float" office:value="21.85402" calcext:value-type="float">
            <text:p>21.85</text:p>
          </table:table-cell>
          <table:table-cell table:formula="of:=[$'Compare Dist'.N46]" office:value-type="float" office:value="2.22682214" calcext:value-type="float">
            <text:p>2.23</text:p>
          </table:table-cell>
          <table:table-cell table:formula="of:=[$'Compare Dist'.O46]" office:value-type="float" office:value="50.5399" calcext:value-type="float">
            <text:p>50.54</text:p>
          </table:table-cell>
          <table:table-cell table:formula="of:=[$'Compare Dist'.P46]" office:value-type="float" office:value="29.11102" calcext:value-type="float">
            <text:p>29.11</text:p>
          </table:table-cell>
          <table:table-cell table:formula="of:=[$'Compare Dist'.Q46]" office:value-type="float" office:value="18.12226" calcext:value-type="float">
            <text:p>18.12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2.83239188" calcext:value-type="float">
            <text:p>2.83</text:p>
          </table:table-cell>
          <table:table-cell table:formula="of:=[$'Compare Dist'.C47]" office:value-type="float" office:value="46.82188" calcext:value-type="float">
            <text:p>46.82</text:p>
          </table:table-cell>
          <table:table-cell table:formula="of:=[$'Compare Dist'.D47]" office:value-type="float" office:value="18.30546" calcext:value-type="float">
            <text:p>18.31</text:p>
          </table:table-cell>
          <table:table-cell table:formula="of:=[$'Compare Dist'.E47]" office:value-type="float" office:value="32.0403" calcext:value-type="float">
            <text:p>32.04</text:p>
          </table:table-cell>
          <table:table-cell table:formula="of:=[$'Compare Dist'.F47]" office:value-type="float" office:value="2.7379" calcext:value-type="float">
            <text:p>2.74</text:p>
          </table:table-cell>
          <table:table-cell table:formula="of:=[$'Compare Dist'.G47]" office:value-type="float" office:value="47.796" calcext:value-type="float">
            <text:p>47.80</text:p>
          </table:table-cell>
          <table:table-cell table:formula="of:=[$'Compare Dist'.H47]" office:value-type="float" office:value="18.348268" calcext:value-type="float">
            <text:p>18.35</text:p>
          </table:table-cell>
          <table:table-cell table:formula="of:=[$'Compare Dist'.I47]" office:value-type="float" office:value="31.11784" calcext:value-type="float">
            <text:p>31.12</text:p>
          </table:table-cell>
          <table:table-cell table:formula="of:=[$'Compare Dist'.J47]" office:value-type="float" office:value="10.293726" calcext:value-type="float">
            <text:p>10.29</text:p>
          </table:table-cell>
          <table:table-cell table:formula="of:=[$'Compare Dist'.K47]" office:value-type="float" office:value="52.98214" calcext:value-type="float">
            <text:p>52.98</text:p>
          </table:table-cell>
          <table:table-cell table:formula="of:=[$'Compare Dist'.L47]" office:value-type="float" office:value="10.302906" calcext:value-type="float">
            <text:p>10.30</text:p>
          </table:table-cell>
          <table:table-cell table:formula="of:=[$'Compare Dist'.M47]" office:value-type="float" office:value="26.42122" calcext:value-type="float">
            <text:p>26.42</text:p>
          </table:table-cell>
          <table:table-cell table:formula="of:=[$'Compare Dist'.N47]" office:value-type="float" office:value="0.93759768" calcext:value-type="float">
            <text:p>0.94</text:p>
          </table:table-cell>
          <table:table-cell table:formula="of:=[$'Compare Dist'.O47]" office:value-type="float" office:value="62.16668" calcext:value-type="float">
            <text:p>62.17</text:p>
          </table:table-cell>
          <table:table-cell table:formula="of:=[$'Compare Dist'.P47]" office:value-type="float" office:value="19.69618" calcext:value-type="float">
            <text:p>19.70</text:p>
          </table:table-cell>
          <table:table-cell table:formula="of:=[$'Compare Dist'.Q47]" office:value-type="float" office:value="17.199546" calcext:value-type="float">
            <text:p>17.2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42.17592" calcext:value-type="float">
            <text:p>42.18</text:p>
          </table:table-cell>
          <table:table-cell table:formula="of:=[$'Compare Dist'.C48]" office:value-type="float" office:value="11.975552" calcext:value-type="float">
            <text:p>11.98</text:p>
          </table:table-cell>
          <table:table-cell table:formula="of:=[$'Compare Dist'.D48]" office:value-type="float" office:value="5.3217" calcext:value-type="float">
            <text:p>5.32</text:p>
          </table:table-cell>
          <table:table-cell table:formula="of:=[$'Compare Dist'.E48]" office:value-type="float" office:value="40.52684" calcext:value-type="float">
            <text:p>40.53</text:p>
          </table:table-cell>
          <table:table-cell table:formula="of:=[$'Compare Dist'.F48]" office:value-type="float" office:value="33.98722" calcext:value-type="float">
            <text:p>33.99</text:p>
          </table:table-cell>
          <table:table-cell table:formula="of:=[$'Compare Dist'.G48]" office:value-type="float" office:value="20.03306" calcext:value-type="float">
            <text:p>20.03</text:p>
          </table:table-cell>
          <table:table-cell table:formula="of:=[$'Compare Dist'.H48]" office:value-type="float" office:value="14.49306" calcext:value-type="float">
            <text:p>14.49</text:p>
          </table:table-cell>
          <table:table-cell table:formula="of:=[$'Compare Dist'.I48]" office:value-type="float" office:value="31.48666" calcext:value-type="float">
            <text:p>31.49</text:p>
          </table:table-cell>
          <table:table-cell table:formula="of:=[$'Compare Dist'.J48]" office:value-type="float" office:value="42.36822" calcext:value-type="float">
            <text:p>42.37</text:p>
          </table:table-cell>
          <table:table-cell table:formula="of:=[$'Compare Dist'.K48]" office:value-type="float" office:value="14.583916" calcext:value-type="float">
            <text:p>14.58</text:p>
          </table:table-cell>
          <table:table-cell table:formula="of:=[$'Compare Dist'.L48]" office:value-type="float" office:value="6.69891" calcext:value-type="float">
            <text:p>6.70</text:p>
          </table:table-cell>
          <table:table-cell table:formula="of:=[$'Compare Dist'.M48]" office:value-type="float" office:value="36.34896" calcext:value-type="float">
            <text:p>36.35</text:p>
          </table:table-cell>
          <table:table-cell table:formula="of:=[$'Compare Dist'.N48]" office:value-type="float" office:value="33.44726" calcext:value-type="float">
            <text:p>33.45</text:p>
          </table:table-cell>
          <table:table-cell table:formula="of:=[$'Compare Dist'.O48]" office:value-type="float" office:value="21.72023" calcext:value-type="float">
            <text:p>21.72</text:p>
          </table:table-cell>
          <table:table-cell table:formula="of:=[$'Compare Dist'.P48]" office:value-type="float" office:value="15.101932" calcext:value-type="float">
            <text:p>15.10</text:p>
          </table:table-cell>
          <table:table-cell table:formula="of:=[$'Compare Dist'.Q48]" office:value-type="float" office:value="29.73058" calcext:value-type="float">
            <text:p>29.73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17.34497" calcext:value-type="float">
            <text:p>17.34</text:p>
          </table:table-cell>
          <table:table-cell table:formula="of:=[$'Compare Dist'.C49]" office:value-type="float" office:value="35.36766" calcext:value-type="float">
            <text:p>35.37</text:p>
          </table:table-cell>
          <table:table-cell table:formula="of:=[$'Compare Dist'.D49]" office:value-type="float" office:value="15.507922" calcext:value-type="float">
            <text:p>15.51</text:p>
          </table:table-cell>
          <table:table-cell table:formula="of:=[$'Compare Dist'.E49]" office:value-type="float" office:value="31.77942" calcext:value-type="float">
            <text:p>31.78</text:p>
          </table:table-cell>
          <table:table-cell table:formula="of:=[$'Compare Dist'.F49]" office:value-type="float" office:value="12.2828" calcext:value-type="float">
            <text:p>12.28</text:p>
          </table:table-cell>
          <table:table-cell table:formula="of:=[$'Compare Dist'.G49]" office:value-type="float" office:value="36.01816" calcext:value-type="float">
            <text:p>36.02</text:p>
          </table:table-cell>
          <table:table-cell table:formula="of:=[$'Compare Dist'.H49]" office:value-type="float" office:value="20.404898" calcext:value-type="float">
            <text:p>20.40</text:p>
          </table:table-cell>
          <table:table-cell table:formula="of:=[$'Compare Dist'.I49]" office:value-type="float" office:value="31.29414" calcext:value-type="float">
            <text:p>31.29</text:p>
          </table:table-cell>
          <table:table-cell table:formula="of:=[$'Compare Dist'.J49]" office:value-type="float" office:value="11.994152" calcext:value-type="float">
            <text:p>11.99</text:p>
          </table:table-cell>
          <table:table-cell table:formula="of:=[$'Compare Dist'.K49]" office:value-type="float" office:value="38.34596" calcext:value-type="float">
            <text:p>38.35</text:p>
          </table:table-cell>
          <table:table-cell table:formula="of:=[$'Compare Dist'.L49]" office:value-type="float" office:value="22.23512" calcext:value-type="float">
            <text:p>22.24</text:p>
          </table:table-cell>
          <table:table-cell table:formula="of:=[$'Compare Dist'.M49]" office:value-type="float" office:value="27.42478" calcext:value-type="float">
            <text:p>27.42</text:p>
          </table:table-cell>
          <table:table-cell table:formula="of:=[$'Compare Dist'.N49]" office:value-type="float" office:value="7.147342" calcext:value-type="float">
            <text:p>7.15</text:p>
          </table:table-cell>
          <table:table-cell table:formula="of:=[$'Compare Dist'.O49]" office:value-type="float" office:value="45.40806" calcext:value-type="float">
            <text:p>45.41</text:p>
          </table:table-cell>
          <table:table-cell table:formula="of:=[$'Compare Dist'.P49]" office:value-type="float" office:value="28.19844" calcext:value-type="float">
            <text:p>28.20</text:p>
          </table:table-cell>
          <table:table-cell table:formula="of:=[$'Compare Dist'.Q49]" office:value-type="float" office:value="19.246152" calcext:value-type="float">
            <text:p>19.25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9" table:formula="of:=[$'Compare Dist'.B50]" office:value-type="float" office:value="12.746878" calcext:value-type="float">
            <text:p>12.75</text:p>
          </table:table-cell>
          <table:table-cell table:style-name="ce110" table:formula="of:=[$'Compare Dist'.C50]" office:value-type="float" office:value="35.64214" calcext:value-type="float">
            <text:p>35.64</text:p>
          </table:table-cell>
          <table:table-cell table:style-name="ce110" table:formula="of:=[$'Compare Dist'.D50]" office:value-type="float" office:value="17.797292" calcext:value-type="float">
            <text:p>17.80</text:p>
          </table:table-cell>
          <table:table-cell table:style-name="ce110" table:formula="of:=[$'Compare Dist'.E50]" office:value-type="float" office:value="33.81372" calcext:value-type="float">
            <text:p>33.81</text:p>
          </table:table-cell>
          <table:table-cell table:style-name="ce109" table:formula="of:=[$'Compare Dist'.F50]" office:value-type="float" office:value="5.7582296" calcext:value-type="float">
            <text:p>5.76</text:p>
          </table:table-cell>
          <table:table-cell table:style-name="ce110" table:formula="of:=[$'Compare Dist'.G50]" office:value-type="float" office:value="39.50424" calcext:value-type="float">
            <text:p>39.50</text:p>
          </table:table-cell>
          <table:table-cell table:style-name="ce110" table:formula="of:=[$'Compare Dist'.H50]" office:value-type="float" office:value="24.966652" calcext:value-type="float">
            <text:p>24.97</text:p>
          </table:table-cell>
          <table:table-cell table:style-name="ce119" table:formula="of:=[$'Compare Dist'.I50]" office:value-type="float" office:value="29.77094" calcext:value-type="float">
            <text:p>29.77</text:p>
          </table:table-cell>
          <table:table-cell table:style-name="ce110" table:formula="of:=[$'Compare Dist'.J50]" office:value-type="float" office:value="22.637268" calcext:value-type="float">
            <text:p>22.64</text:p>
          </table:table-cell>
          <table:table-cell table:style-name="ce110" table:formula="of:=[$'Compare Dist'.K50]" office:value-type="float" office:value="40.40738" calcext:value-type="float">
            <text:p>40.41</text:p>
          </table:table-cell>
          <table:table-cell table:style-name="ce110" table:formula="of:=[$'Compare Dist'.L50]" office:value-type="float" office:value="10.139426" calcext:value-type="float">
            <text:p>10.14</text:p>
          </table:table-cell>
          <table:table-cell table:style-name="ce110" table:formula="of:=[$'Compare Dist'.M50]" office:value-type="float" office:value="26.81592" calcext:value-type="float">
            <text:p>26.82</text:p>
          </table:table-cell>
          <table:table-cell table:style-name="ce109" table:formula="of:=[$'Compare Dist'.N50]" office:value-type="float" office:value="7.947522" calcext:value-type="float">
            <text:p>7.95</text:p>
          </table:table-cell>
          <table:table-cell table:style-name="ce110" table:formula="of:=[$'Compare Dist'.O50]" office:value-type="float" office:value="46.19906" calcext:value-type="float">
            <text:p>46.20</text:p>
          </table:table-cell>
          <table:table-cell table:style-name="ce110" table:formula="of:=[$'Compare Dist'.P50]" office:value-type="float" office:value="26.26978" calcext:value-type="float">
            <text:p>26.27</text:p>
          </table:table-cell>
          <table:table-cell table:style-name="ce119" table:formula="of:=[$'Compare Dist'.Q50]" office:value-type="float" office:value="19.58368" calcext:value-type="float">
            <text:p>19.58</text:p>
          </table:table-cell>
          <table:table-cell table:style-name="ce109" office:value-type="float" office:value="41.71283" calcext:value-type="float">
            <text:p>41.71</text:p>
          </table:table-cell>
          <table:table-cell table:number-columns-repeated="2" table:style-name="ce110" office:value-type="float" office:value="0" calcext:value-type="float">
            <text:p>0.00</text:p>
          </table:table-cell>
          <table:table-cell table:style-name="ce119" office:value-type="float" office:value="58.28717" calcext:value-type="float">
            <text:p>58.29</text:p>
          </table:table-cell>
          <table:table-cell table:style-name="ce109" office:value-type="float" office:value="0" calcext:value-type="float">
            <text:p>0.00</text:p>
          </table:table-cell>
          <table:table-cell table:style-name="ce110" office:value-type="float" office:value="26.90789" calcext:value-type="float">
            <text:p>26.91</text:p>
          </table:table-cell>
          <table:table-cell table:style-name="ce110" office:value-type="float" office:value="0" calcext:value-type="float">
            <text:p>0.00</text:p>
          </table:table-cell>
          <table:table-cell table:style-name="ce119" office:value-type="float" office:value="23.09211" calcext:value-type="float">
            <text:p>23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4:22:18.747934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0-12-28T16:15:28.117082025</dc:date>
    <meta:editing-duration>P10DT6H56M18S</meta:editing-duration>
    <meta:editing-cycles>176</meta:editing-cycles>
    <meta:generator>LibreOffice/6.4.6.2$Linux_X86_64 LibreOffice_project/40$Build-2</meta:generator>
    <meta:document-statistic meta:table-count="18" meta:cell-count="11298" meta:object-count="0"/>
  </office:meta>
</office:document-meta>
</file>